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T11" style:parent-style-name="Domyślnaczcionkaakapitu" style:family="text">
      <style:text-properties fo:background-color="#80FFFF"/>
    </style:style>
    <style:style style:name="T12" style:parent-style-name="Domyślnaczcionkaakapitu" style:family="text">
      <style:text-properties fo:background-color="#80FFFF"/>
    </style:style>
    <style:style style:name="P13" style:parent-style-name="Normalny" style:family="paragraph">
      <style:paragraph-properties fo:text-align="justify" fo:line-height="150%"/>
    </style:style>
    <style:style style:name="T14" style:parent-style-name="Domyślnaczcionkaakapitu" style:family="text">
      <style:text-properties fo:background-color="#80FFFF"/>
    </style:style>
    <style:style style:name="T15" style:parent-style-name="Domyślnaczcionkaakapitu" style:family="text">
      <style:text-properties fo:background-color="#80FFFF"/>
    </style:style>
    <style:style style:name="T16" style:parent-style-name="Domyślnaczcionkaakapitu" style:family="text">
      <style:text-properties style:text-underline-type="single" style:text-underline-style="solid" style:text-underline-width="auto" style:text-underline-mode="continuous"/>
    </style:style>
    <style:style style:name="T17" style:parent-style-name="Domyślnaczcionkaakapitu" style:family="text">
      <style:text-properties style:text-underline-type="single" style:text-underline-style="solid" style:text-underline-width="auto" style:text-underline-mode="continuous"/>
    </style:style>
    <style:style style:name="T18" style:parent-style-name="Domyślnaczcionkaakapitu" style:family="text">
      <style:text-properties fo:background-color="#80FFFF"/>
    </style:style>
    <style:style style:name="T19" style:parent-style-name="Domyślnaczcionkaakapitu" style:family="text">
      <style:text-properties fo:background-color="#80FFFF"/>
    </style:style>
    <style:style style:name="P20" style:parent-style-name="Normalny" style:family="paragraph">
      <style:paragraph-properties fo:text-align="justify" fo:line-height="150%"/>
    </style:style>
    <style:style style:name="T21" style:parent-style-name="Domyślnaczcionkaakapitu" style:family="text">
      <style:text-properties style:text-underline-type="single" style:text-underline-style="solid" style:text-underline-width="auto" style:text-underline-mode="continuous"/>
    </style:style>
    <style:style style:name="P22" style:parent-style-name="Normalny" style:family="paragraph">
      <style:paragraph-properties fo:text-align="justify" fo:line-height="150%" fo:text-indent="0.2479in"/>
    </style:style>
    <style:style style:name="P23" style:parent-style-name="Normalny" style:family="paragraph">
      <style:paragraph-properties fo:text-align="justify" fo:line-height="150%" fo:text-indent="0.2479in"/>
    </style:style>
    <style:style style:name="P24" style:parent-style-name="Normalny" style:family="paragraph">
      <style:paragraph-properties fo:text-align="justify" fo:line-height="150%" fo:text-indent="0.2479in"/>
    </style:style>
    <style:style style:name="P25" style:parent-style-name="Normalny" style:family="paragraph">
      <style:paragraph-properties fo:text-align="justify" fo:line-height="150%" fo:text-indent="0.2479in"/>
    </style:style>
    <style:style style:name="P26" style:parent-style-name="Normalny" style:family="paragraph">
      <style:paragraph-properties fo:text-align="justify" fo:line-height="150%"/>
    </style:style>
    <style:style style:name="T27" style:parent-style-name="Domyślnaczcionkaakapitu" style:family="text">
      <style:text-properties fo:background-color="#80FFFF" style:text-underline-type="single" style:text-underline-style="solid" style:text-underline-width="auto" style:text-underline-mode="continuous"/>
    </style:style>
    <style:style style:name="T28" style:parent-style-name="Domyślnaczcionkaakapitu" style:family="text">
      <style:text-properties style:text-underline-type="single" style:text-underline-style="solid" style:text-underline-width="auto" style:text-underline-mode="continuous"/>
    </style:style>
    <style:style style:name="T29" style:parent-style-name="Domyślnaczcionkaakapitu" style:family="text">
      <style:text-properties fo:background-color="#80FFFF" style:text-underline-type="single" style:text-underline-style="solid" style:text-underline-width="auto" style:text-underline-mode="continuous"/>
    </style:style>
    <style:style style:name="T30" style:parent-style-name="Domyślnaczcionkaakapitu" style:family="text">
      <style:text-properties style:text-underline-type="single" style:text-underline-style="solid" style:text-underline-width="auto" style:text-underline-mode="continuous"/>
    </style:style>
    <style:style style:name="P31" style:parent-style-name="Normalny" style:family="paragraph">
      <style:paragraph-properties fo:text-align="justify" fo:line-height="150%" fo:text-indent="0.2479in"/>
    </style:style>
    <style:style style:name="T32" style:parent-style-name="Domyślnaczcionkaakapitu" style:family="text">
      <style:text-properties fo:background-color="#80FFFF"/>
    </style:style>
    <style:style style:name="P33" style:parent-style-name="Normalny" style:family="paragraph">
      <style:paragraph-properties fo:text-align="justify" fo:line-height="150%" fo:text-indent="0.2479in"/>
    </style:style>
    <style:style style:name="T34" style:parent-style-name="Domyślnaczcionkaakapitu" style:family="text">
      <style:text-properties fo:background-color="#80FFFF"/>
    </style:style>
    <style:style style:name="P35" style:parent-style-name="Normalny" style:family="paragraph">
      <style:paragraph-properties fo:text-align="justify" fo:line-height="150%" fo:text-indent="0.2479in"/>
    </style:style>
    <style:style style:name="T36" style:parent-style-name="Domyślnaczcionkaakapitu" style:family="text">
      <style:text-properties fo:background-color="#80FFFF"/>
    </style:style>
    <style:style style:name="T37" style:parent-style-name="Domyślnaczcionkaakapitu" style:family="text">
      <style:text-properties fo:background-color="#80FFFF"/>
    </style:style>
    <style:style style:name="P38" style:parent-style-name="Normalny" style:family="paragraph">
      <style:paragraph-properties fo:text-align="justify" fo:line-height="150%" fo:text-indent="0.2479in"/>
    </style:style>
    <style:style style:name="T39" style:parent-style-name="Domyślnaczcionkaakapitu" style:family="text">
      <style:text-properties fo:background-color="#80FFFF"/>
    </style:style>
    <style:style style:name="T40" style:parent-style-name="Domyślnaczcionkaakapitu" style:family="text">
      <style:text-properties fo:background-color="#80FFFF"/>
    </style:style>
    <style:style style:name="T41" style:parent-style-name="Domyślnaczcionkaakapitu" style:family="text">
      <style:text-properties fo:background-color="#80FFFF"/>
    </style:style>
    <style:style style:name="P42" style:parent-style-name="Normalny" style:family="paragraph">
      <style:paragraph-properties fo:text-align="justify" fo:line-height="150%" fo:text-indent="0.2479in"/>
    </style:style>
    <style:style style:name="P43" style:parent-style-name="Normalny" style:family="paragraph">
      <style:paragraph-properties fo:text-align="justify" fo:line-height="150%"/>
    </style:style>
    <style:style style:name="T44" style:parent-style-name="Domyślnaczcionkaakapitu" style:family="text">
      <style:text-properties style:text-underline-type="single" style:text-underline-style="solid" style:text-underline-width="auto" style:text-underline-mode="continuous"/>
    </style:style>
    <style:style style:name="T45" style:parent-style-name="Domyślnaczcionkaakapitu" style:family="text">
      <style:text-properties fo:background-color="#80FFFF" style:text-underline-type="single" style:text-underline-style="solid" style:text-underline-width="auto" style:text-underline-mode="continuous"/>
    </style:style>
    <style:style style:name="P46" style:parent-style-name="Normalny" style:family="paragraph">
      <style:paragraph-properties fo:text-align="justify" fo:line-height="150%" fo:text-indent="0.2479in"/>
    </style:style>
    <style:style style:name="T47" style:parent-style-name="Domyślnaczcionkaakapitu" style:family="text">
      <style:text-properties fo:background-color="#80FFFF"/>
    </style:style>
    <style:style style:name="P48" style:parent-style-name="Normalny" style:family="paragraph">
      <style:paragraph-properties fo:text-align="justify" fo:line-height="150%" fo:text-indent="0.2479in"/>
    </style:style>
    <style:style style:name="P49" style:parent-style-name="Normalny" style:family="paragraph">
      <style:paragraph-properties fo:text-align="justify" fo:line-height="150%"/>
    </style:style>
    <style:style style:name="T50" style:parent-style-name="Domyślnaczcionkaakapitu" style:family="text">
      <style:text-properties fo:background-color="#80FFFF" style:text-underline-type="single" style:text-underline-style="solid" style:text-underline-width="auto" style:text-underline-mode="continuous"/>
    </style:style>
    <style:style style:name="T51" style:parent-style-name="Domyślnaczcionkaakapitu" style:family="text">
      <style:text-properties style:text-underline-type="single" style:text-underline-style="solid" style:text-underline-width="auto" style:text-underline-mode="continuous"/>
    </style:style>
    <style:style style:name="P52" style:parent-style-name="Normalny" style:family="paragraph">
      <style:paragraph-properties fo:text-align="justify" fo:line-height="150%" fo:text-indent="0.2479in"/>
    </style:style>
    <style:style style:name="T53" style:parent-style-name="Domyślnaczcionkaakapitu" style:family="text">
      <style:text-properties fo:background-color="#80FFFF"/>
    </style:style>
    <style:style style:name="T54" style:parent-style-name="Domyślnaczcionkaakapitu" style:family="text">
      <style:text-properties fo:background-color="#80FFFF"/>
    </style:style>
    <style:style style:name="T55" style:parent-style-name="Domyślnaczcionkaakapitu" style:family="text">
      <style:text-properties fo:background-color="#80FFFF"/>
    </style:style>
    <style:style style:name="T56" style:parent-style-name="Domyślnaczcionkaakapitu" style:family="text">
      <style:text-properties fo:background-color="#80FFFF"/>
    </style:style>
    <style:style style:name="P57" style:parent-style-name="Normalny" style:family="paragraph">
      <style:paragraph-properties fo:text-align="justify" fo:line-height="150%" fo:text-indent="0.2479in"/>
    </style:style>
    <style:style style:name="T58" style:parent-style-name="Domyślnaczcionkaakapitu" style:family="text">
      <style:text-properties fo:background-color="#80FFFF"/>
    </style:style>
    <style:style style:name="P59" style:parent-style-name="Normalny" style:family="paragraph">
      <style:paragraph-properties fo:text-align="justify" fo:line-height="150%"/>
    </style:style>
    <style:style style:name="T60" style:parent-style-name="Domyślnaczcionkaakapitu" style:family="text">
      <style:text-properties style:text-underline-type="single" style:text-underline-style="solid" style:text-underline-width="auto" style:text-underline-mode="continuous"/>
    </style:style>
    <style:style style:name="P61" style:parent-style-name="Normalny" style:family="paragraph">
      <style:paragraph-properties fo:text-align="justify" fo:line-height="150%" fo:text-indent="0.2479in"/>
    </style:style>
    <style:style style:name="P62" style:parent-style-name="Normalny" style:family="paragraph">
      <style:paragraph-properties fo:text-align="justify" fo:line-height="150%" fo:text-indent="0.2479in"/>
    </style:style>
    <style:style style:name="T63" style:parent-style-name="Domyślnaczcionkaakapitu" style:family="text">
      <style:text-properties fo:background-color="#80FFFF"/>
    </style:style>
    <style:style style:name="T64" style:parent-style-name="Domyślnaczcionkaakapitu" style:family="text">
      <style:text-properties fo:background-color="#80FFFF"/>
    </style:style>
    <style:style style:name="P65" style:parent-style-name="Normalny" style:family="paragraph">
      <style:paragraph-properties fo:text-align="justify" fo:line-height="150%" fo:text-indent="0.2479in"/>
    </style:style>
    <style:style style:name="P66" style:parent-style-name="Normalny" style:family="paragraph">
      <style:paragraph-properties fo:text-align="justify" fo:line-height="150%"/>
    </style:style>
    <style:style style:name="T67" style:parent-style-name="Domyślnaczcionkaakapitu" style:family="text">
      <style:text-properties fo:background-color="#80FFFF" style:text-underline-type="single" style:text-underline-style="solid" style:text-underline-width="auto" style:text-underline-mode="continuous"/>
    </style:style>
    <style:style style:name="T68" style:parent-style-name="Domyślnaczcionkaakapitu" style:family="text">
      <style:text-properties style:text-underline-type="single" style:text-underline-style="solid" style:text-underline-width="auto" style:text-underline-mode="continuous"/>
    </style:style>
    <style:style style:name="P69" style:parent-style-name="Normalny" style:family="paragraph">
      <style:paragraph-properties fo:text-align="justify" fo:line-height="150%" fo:text-indent="0.2479in"/>
    </style:style>
    <style:style style:name="P70" style:parent-style-name="Normalny" style:family="paragraph">
      <style:paragraph-properties fo:text-align="justify" fo:line-height="150%">
        <style:tab-stops>
          <style:tab-stop style:type="left" style:position="2.6236in"/>
        </style:tab-stops>
      </style:paragraph-properties>
    </style:style>
    <style:style style:name="T71" style:parent-style-name="Domyślnaczcionkaakapitu" style:family="text">
      <style:text-properties style:text-underline-type="single" style:text-underline-style="solid" style:text-underline-width="auto" style:text-underline-mode="continuous"/>
    </style:style>
    <style:style style:name="P72" style:parent-style-name="Normalny" style:family="paragraph">
      <style:paragraph-properties fo:text-align="justify" fo:line-height="150%" fo:text-indent="0.2479in">
        <style:tab-stops>
          <style:tab-stop style:type="left" style:position="2.6236in"/>
        </style:tab-stops>
      </style:paragraph-properties>
    </style:style>
    <style:style style:name="P73" style:parent-style-name="Normalny" style:family="paragraph">
      <style:paragraph-properties fo:text-align="justify" fo:line-height="150%" fo:text-indent="0.2479in"/>
    </style:style>
    <style:style style:name="T74" style:parent-style-name="Domyślnaczcionkaakapitu" style:family="text">
      <style:text-properties fo:background-color="#80FFFF"/>
    </style:style>
    <style:style style:name="P75" style:parent-style-name="Normalny" style:family="paragraph">
      <style:paragraph-properties fo:text-align="justify" fo:line-height="150%" fo:text-indent="0.2479in"/>
    </style:style>
    <style:style style:name="P76" style:parent-style-name="Normalny" style:family="paragraph">
      <style:paragraph-properties fo:text-align="justify" fo:line-height="150%" fo:text-indent="0.2479in"/>
    </style:style>
    <style:style style:name="P77" style:parent-style-name="Normalny" style:family="paragraph">
      <style:paragraph-properties fo:text-align="justify" fo:line-height="150%"/>
    </style:style>
    <style:style style:name="T78" style:parent-style-name="Domyślnaczcionkaakapitu" style:family="text">
      <style:text-properties style:text-underline-type="single" style:text-underline-style="solid" style:text-underline-width="auto" style:text-underline-mode="continuous"/>
    </style:style>
    <style:style style:name="P79" style:parent-style-name="Normalny" style:family="paragraph">
      <style:paragraph-properties fo:text-align="justify" fo:line-height="150%" fo:text-indent="0.2479in"/>
    </style:style>
    <style:style style:name="T80" style:parent-style-name="Domyślnaczcionkaakapitu" style:family="text">
      <style:text-properties fo:background-color="#80FFFF"/>
    </style:style>
    <style:style style:name="T81" style:parent-style-name="Domyślnaczcionkaakapitu" style:family="text">
      <style:text-properties fo:background-color="#80FFFF"/>
    </style:style>
    <style:style style:name="T82" style:parent-style-name="Domyślnaczcionkaakapitu" style:family="text">
      <style:text-properties fo:background-color="#80FFFF"/>
    </style:style>
    <style:style style:name="T83" style:parent-style-name="Domyślnaczcionkaakapitu" style:family="text">
      <style:text-properties fo:background-color="#80FFFF"/>
    </style:style>
    <style:style style:name="P84" style:parent-style-name="Normalny" style:family="paragraph">
      <style:paragraph-properties fo:text-align="justify" fo:line-height="150%"/>
    </style:style>
    <style:style style:name="T85" style:parent-style-name="Domyślnaczcionkaakapitu" style:family="text">
      <style:text-properties style:text-underline-type="single" style:text-underline-style="solid" style:text-underline-width="auto" style:text-underline-mode="continuous"/>
    </style:style>
    <style:style style:name="P86" style:parent-style-name="Normalny" style:family="paragraph">
      <style:paragraph-properties fo:text-align="justify" fo:line-height="150%" fo:text-indent="0.2479in"/>
    </style:style>
    <style:style style:name="T87" style:parent-style-name="Domyślnaczcionkaakapitu" style:family="text">
      <style:text-properties fo:background-color="#80FFFF"/>
    </style:style>
    <style:style style:name="P88" style:parent-style-name="Normalny" style:family="paragraph">
      <style:paragraph-properties fo:text-align="justify" fo:line-height="150%"/>
    </style:style>
    <style:style style:name="T89" style:parent-style-name="Domyślnaczcionkaakapitu" style:family="text">
      <style:text-properties style:text-underline-type="single" style:text-underline-style="solid" style:text-underline-width="auto" style:text-underline-mode="continuous"/>
    </style:style>
    <style:style style:name="T90" style:parent-style-name="Domyślnaczcionkaakapitu" style:family="text">
      <style:text-properties fo:background-color="#80FFFF" style:text-underline-type="single" style:text-underline-style="solid" style:text-underline-width="auto" style:text-underline-mode="continuous"/>
    </style:style>
    <style:style style:name="T91" style:parent-style-name="Domyślnaczcionkaakapitu" style:family="text">
      <style:text-properties fo:background-color="#80FFFF"/>
    </style:style>
    <style:style style:name="P92" style:parent-style-name="Normalny" style:family="paragraph">
      <style:paragraph-properties fo:text-align="justify" fo:line-height="150%" fo:text-indent="0.2479in"/>
    </style:style>
    <style:style style:name="T93" style:parent-style-name="Domyślnaczcionkaakapitu" style:family="text">
      <style:text-properties fo:background-color="#80FFFF"/>
    </style:style>
    <style:style style:name="P94" style:parent-style-name="Normalny" style:family="paragraph">
      <style:paragraph-properties fo:text-align="justify" fo:line-height="150%"/>
    </style:style>
    <style:style style:name="T95" style:parent-style-name="Domyślnaczcionkaakapitu" style:family="text">
      <style:text-properties style:text-underline-type="single" style:text-underline-style="solid" style:text-underline-width="auto" style:text-underline-mode="continuous"/>
    </style:style>
    <style:style style:name="T96" style:parent-style-name="Domyślnaczcionkaakapitu" style:family="text">
      <style:text-properties fo:background-color="#80FFFF" style:text-underline-type="single" style:text-underline-style="solid" style:text-underline-width="auto" style:text-underline-mode="continuous"/>
    </style:style>
    <style:style style:name="T97" style:parent-style-name="Domyślnaczcionkaakapitu" style:family="text">
      <style:text-properties style:text-underline-type="single" style:text-underline-style="solid" style:text-underline-width="auto" style:text-underline-mode="continuous"/>
    </style:style>
    <style:style style:name="T98" style:parent-style-name="Domyślnaczcionkaakapitu" style:family="text">
      <style:text-properties fo:background-color="#80FFFF" style:text-underline-type="single" style:text-underline-style="solid" style:text-underline-width="auto" style:text-underline-mode="continuous"/>
    </style:style>
    <style:style style:name="T99" style:parent-style-name="Domyślnaczcionkaakapitu" style:family="text">
      <style:text-properties style:text-underline-type="single" style:text-underline-style="solid" style:text-underline-width="auto" style:text-underline-mode="continuous"/>
    </style:style>
    <style:style style:name="P100" style:parent-style-name="Normalny" style:family="paragraph">
      <style:paragraph-properties fo:text-align="justify" fo:line-height="150%" fo:text-indent="0.2479in"/>
    </style:style>
    <style:style style:name="T101" style:parent-style-name="Domyślnaczcionkaakapitu" style:family="text">
      <style:text-properties fo:background-color="#80FFFF"/>
    </style:style>
    <style:style style:name="P102" style:parent-style-name="Normalny" style:family="paragraph">
      <style:paragraph-properties fo:text-align="justify" fo:line-height="150%" fo:text-indent="0.2479in"/>
    </style:style>
    <style:style style:name="T103" style:parent-style-name="Domyślnaczcionkaakapitu" style:family="text">
      <style:text-properties fo:background-color="#80FFFF"/>
    </style:style>
    <style:style style:name="P104" style:parent-style-name="Normalny" style:family="paragraph">
      <style:paragraph-properties fo:text-align="justify" fo:line-height="150%"/>
    </style:style>
    <style:style style:name="T105" style:parent-style-name="Domyślnaczcionkaakapitu" style:family="text">
      <style:text-properties fo:background-color="#80FFFF" style:text-underline-type="single" style:text-underline-style="solid" style:text-underline-width="auto" style:text-underline-mode="continuous"/>
    </style:style>
    <style:style style:name="T106" style:parent-style-name="Domyślnaczcionkaakapitu" style:family="text">
      <style:text-properties style:text-underline-type="single" style:text-underline-style="solid" style:text-underline-width="auto" style:text-underline-mode="continuous"/>
    </style:style>
    <style:style style:name="T107" style:parent-style-name="Domyślnaczcionkaakapitu" style:family="text">
      <style:text-properties fo:background-color="#80FFFF" style:text-underline-type="single" style:text-underline-style="solid" style:text-underline-width="auto" style:text-underline-mode="continuous"/>
    </style:style>
    <style:style style:name="T108" style:parent-style-name="Domyślnaczcionkaakapitu" style:family="text">
      <style:text-properties style:text-underline-type="single" style:text-underline-style="solid" style:text-underline-width="auto" style:text-underline-mode="continuous"/>
    </style:style>
    <style:style style:name="P109" style:parent-style-name="Normalny" style:family="paragraph">
      <style:paragraph-properties fo:text-align="justify" fo:line-height="150%" fo:text-indent="0.2479in"/>
    </style:style>
    <style:style style:name="T110" style:parent-style-name="Domyślnaczcionkaakapitu" style:family="text">
      <style:text-properties fo:background-color="#80FFFF"/>
    </style:style>
    <style:style style:name="T111" style:parent-style-name="Domyślnaczcionkaakapitu" style:family="text">
      <style:text-properties fo:background-color="#80FFFF"/>
    </style:style>
    <style:style style:name="T112" style:parent-style-name="Domyślnaczcionkaakapitu" style:family="text">
      <style:text-properties fo:background-color="#80FFFF"/>
    </style:style>
    <style:style style:name="T113" style:parent-style-name="Domyślnaczcionkaakapitu" style:family="text">
      <style:text-properties fo:background-color="#80FFFF"/>
    </style:style>
    <style:style style:name="P114" style:parent-style-name="Normalny" style:family="paragraph">
      <style:paragraph-properties fo:text-align="justify" fo:line-height="150%"/>
    </style:style>
    <style:style style:name="T115" style:parent-style-name="Domyślnaczcionkaakapitu" style:family="text">
      <style:text-properties style:text-underline-type="single" style:text-underline-style="solid" style:text-underline-width="auto" style:text-underline-mode="continuous"/>
    </style:style>
    <style:style style:name="P116" style:parent-style-name="Normalny" style:family="paragraph">
      <style:paragraph-properties fo:text-align="justify" fo:line-height="150%" fo:text-indent="0.2479in"/>
    </style:style>
    <style:style style:name="T117" style:parent-style-name="Domyślnaczcionkaakapitu" style:family="text">
      <style:text-properties fo:background-color="#80FFFF"/>
    </style:style>
    <style:style style:name="T118" style:parent-style-name="Domyślnaczcionkaakapitu" style:family="text">
      <style:text-properties fo:background-color="#80FFFF"/>
    </style:style>
    <style:style style:name="T119" style:parent-style-name="Domyślnaczcionkaakapitu" style:family="text">
      <style:text-properties fo:background-color="#80FFFF"/>
    </style:style>
    <style:style style:name="T120" style:parent-style-name="Domyślnaczcionkaakapitu" style:family="text">
      <style:text-properties fo:background-color="#80FFFF"/>
    </style:style>
    <style:style style:name="T121" style:parent-style-name="Domyślnaczcionkaakapitu" style:family="text">
      <style:text-properties fo:background-color="#80FFFF"/>
    </style:style>
    <style:style style:name="T122" style:parent-style-name="Domyślnaczcionkaakapitu" style:family="text">
      <style:text-properties fo:background-color="#80FFFF"/>
    </style:style>
    <style:style style:name="T123" style:parent-style-name="Domyślnaczcionkaakapitu" style:family="text">
      <style:text-properties fo:background-color="#80FFFF"/>
    </style:style>
    <style:style style:name="P124" style:parent-style-name="Normalny" style:family="paragraph">
      <style:paragraph-properties fo:text-align="justify" fo:line-height="150%">
        <style:tab-stops>
          <style:tab-stop style:type="left" style:position="2.9263in"/>
        </style:tab-stops>
      </style:paragraph-properties>
    </style:style>
    <style:style style:name="T125" style:parent-style-name="Domyślnaczcionkaakapitu" style:family="text">
      <style:text-properties style:text-underline-type="single" style:text-underline-style="solid" style:text-underline-width="auto" style:text-underline-mode="continuous"/>
    </style:style>
    <style:style style:name="P126" style:parent-style-name="Normalny" style:family="paragraph">
      <style:paragraph-properties fo:text-align="justify" fo:line-height="150%" fo:text-indent="0.2479in">
        <style:tab-stops>
          <style:tab-stop style:type="left" style:position="2.9263in"/>
        </style:tab-stops>
      </style:paragraph-properties>
    </style:style>
    <style:style style:name="T127" style:parent-style-name="Domyślnaczcionkaakapitu" style:family="text">
      <style:text-properties fo:background-color="#80FFFF"/>
    </style:style>
    <style:style style:name="T128" style:parent-style-name="Domyślnaczcionkaakapitu" style:family="text">
      <style:text-properties fo:background-color="#80FFFF"/>
    </style:style>
    <style:style style:name="P129" style:parent-style-name="Normalny" style:family="paragraph">
      <style:paragraph-properties fo:text-align="justify" fo:line-height="150%"/>
    </style:style>
    <style:style style:name="T130" style:parent-style-name="Domyślnaczcionkaakapitu" style:family="text">
      <style:text-properties style:text-underline-type="single" style:text-underline-style="solid" style:text-underline-width="auto" style:text-underline-mode="continuous"/>
    </style:style>
    <style:style style:name="P131" style:parent-style-name="Normalny" style:family="paragraph">
      <style:paragraph-properties fo:text-align="justify" fo:line-height="150%" fo:text-indent="0.2479in"/>
    </style:style>
    <style:style style:name="T132" style:parent-style-name="Domyślnaczcionkaakapitu" style:family="text">
      <style:text-properties fo:background-color="#80FFFF"/>
    </style:style>
    <style:style style:name="T133" style:parent-style-name="Domyślnaczcionkaakapitu" style:family="text">
      <style:text-properties fo:background-color="#80FFFF"/>
    </style:style>
    <style:style style:name="T134" style:parent-style-name="Domyślnaczcionkaakapitu" style:family="text">
      <style:text-properties fo:background-color="#80FFFF"/>
    </style:style>
    <style:style style:name="T135" style:parent-style-name="Domyślnaczcionkaakapitu" style:family="text">
      <style:text-properties fo:background-color="#80FFFF"/>
    </style:style>
    <style:style style:name="T136" style:parent-style-name="Domyślnaczcionkaakapitu" style:family="text">
      <style:text-properties fo:background-color="#80FFFF"/>
    </style:style>
    <style:style style:name="T137" style:parent-style-name="Domyślnaczcionkaakapitu" style:family="text">
      <style:text-properties fo:background-color="#80FFFF"/>
    </style:style>
    <style:style style:name="T138" style:parent-style-name="Domyślnaczcionkaakapitu" style:family="text">
      <style:text-properties fo:background-color="#80FFFF"/>
    </style:style>
    <style:style style:name="T139" style:parent-style-name="Domyślnaczcionkaakapitu" style:family="text">
      <style:text-properties fo:background-color="#80FFFF"/>
    </style:style>
    <style:style style:name="T140" style:parent-style-name="Domyślnaczcionkaakapitu" style:family="text">
      <style:text-properties fo:background-color="#80FFFF"/>
    </style:style>
    <style:style style:name="T141" style:parent-style-name="Domyślnaczcionkaakapitu" style:family="text">
      <style:text-properties fo:background-color="#80FFFF"/>
    </style:style>
    <style:style style:name="T142" style:parent-style-name="Domyślnaczcionkaakapitu" style:family="text">
      <style:text-properties fo:background-color="#80FFFF"/>
    </style:style>
    <style:style style:name="T143" style:parent-style-name="Domyślnaczcionkaakapitu" style:family="text">
      <style:text-properties fo:background-color="#80FFFF"/>
    </style:style>
    <style:style style:name="T144" style:parent-style-name="Domyślnaczcionkaakapitu" style:family="text">
      <style:text-properties fo:background-color="#80FFFF"/>
    </style:style>
    <style:style style:name="T145" style:parent-style-name="Domyślnaczcionkaakapitu" style:family="text">
      <style:text-properties fo:background-color="#80FFFF"/>
    </style:style>
    <style:style style:name="T146" style:parent-style-name="Domyślnaczcionkaakapitu" style:family="text">
      <style:text-properties fo:background-color="#80FFFF"/>
    </style:style>
    <style:style style:name="T147" style:parent-style-name="Domyślnaczcionkaakapitu" style:family="text">
      <style:text-properties fo:background-color="#80FFFF"/>
    </style:style>
    <style:style style:name="T148" style:parent-style-name="Domyślnaczcionkaakapitu" style:family="text">
      <style:text-properties fo:background-color="#80FFFF"/>
    </style:style>
    <style:style style:name="T149" style:parent-style-name="Domyślnaczcionkaakapitu" style:family="text">
      <style:text-properties fo:background-color="#80FFFF"/>
    </style:style>
    <style:style style:name="T150" style:parent-style-name="Domyślnaczcionkaakapitu" style:family="text">
      <style:text-properties fo:background-color="#80FFFF"/>
    </style:style>
    <style:style style:name="T151" style:parent-style-name="Domyślnaczcionkaakapitu" style:family="text">
      <style:text-properties fo:background-color="#80FFFF"/>
    </style:style>
    <style:style style:name="T152" style:parent-style-name="Domyślnaczcionkaakapitu" style:family="text">
      <style:text-properties fo:background-color="#80FFFF"/>
    </style:style>
    <style:style style:name="T153" style:parent-style-name="Domyślnaczcionkaakapitu" style:family="text">
      <style:text-properties fo:background-color="#80FFFF"/>
    </style:style>
    <style:style style:name="P154" style:parent-style-name="Normalny" style:family="paragraph">
      <style:paragraph-properties fo:text-align="justify" fo:line-height="150%"/>
    </style:style>
    <style:style style:name="T155" style:parent-style-name="Domyślnaczcionkaakapitu" style:family="text">
      <style:text-properties style:text-underline-type="single" style:text-underline-style="solid" style:text-underline-width="auto" style:text-underline-mode="continuous"/>
    </style:style>
    <style:style style:name="P156" style:parent-style-name="Normalny" style:family="paragraph">
      <style:paragraph-properties fo:text-align="justify" fo:line-height="150%" fo:text-indent="0.2479in"/>
    </style:style>
    <style:style style:name="T157" style:parent-style-name="Domyślnaczcionkaakapitu" style:family="text">
      <style:text-properties fo:background-color="#80FFFF"/>
    </style:style>
    <style:style style:name="P158" style:parent-style-name="Normalny" style:family="paragraph">
      <style:paragraph-properties fo:text-align="justify" fo:line-height="150%"/>
    </style:style>
    <style:style style:name="T159" style:parent-style-name="Domyślnaczcionkaakapitu" style:family="text">
      <style:text-properties fo:background-color="#80FFFF" style:text-underline-type="single" style:text-underline-style="solid" style:text-underline-width="auto" style:text-underline-mode="continuous"/>
    </style:style>
    <style:style style:name="T160" style:parent-style-name="Domyślnaczcionkaakapitu" style:family="text">
      <style:text-properties style:text-underline-type="single" style:text-underline-style="solid" style:text-underline-width="auto" style:text-underline-mode="continuous"/>
    </style:style>
    <style:style style:name="P161" style:parent-style-name="Normalny" style:family="paragraph">
      <style:paragraph-properties fo:text-align="justify" fo:line-height="150%" fo:text-indent="0.2479in"/>
    </style:style>
    <style:style style:name="T162" style:parent-style-name="Domyślnaczcionkaakapitu" style:family="text">
      <style:text-properties fo:background-color="#80FFFF"/>
    </style:style>
    <style:style style:name="T163" style:parent-style-name="Domyślnaczcionkaakapitu" style:family="text">
      <style:text-properties fo:background-color="#80FFFF"/>
    </style:style>
    <style:style style:name="T164" style:parent-style-name="Domyślnaczcionkaakapitu" style:family="text">
      <style:text-properties fo:background-color="#80FFFF"/>
    </style:style>
    <style:style style:name="P165" style:parent-style-name="Normalny" style:family="paragraph">
      <style:paragraph-properties fo:text-align="justify" fo:line-height="150%">
        <style:tab-stops>
          <style:tab-stop style:type="left" style:leader-style="dotted" style:leader-text="." style:position="0.8569in"/>
        </style:tab-stops>
      </style:paragraph-properties>
    </style:style>
    <style:style style:name="T166" style:parent-style-name="Domyślnaczcionkaakapitu" style:family="text">
      <style:text-properties style:text-underline-type="single" style:text-underline-style="solid" style:text-underline-width="auto" style:text-underline-mode="continuous"/>
    </style:style>
    <style:style style:name="P167" style:parent-style-name="Normalny" style:family="paragraph">
      <style:paragraph-properties fo:text-align="justify" fo:line-height="150%" fo:text-indent="0.2479in">
        <style:tab-stops>
          <style:tab-stop style:type="left" style:leader-style="dotted" style:leader-text="." style:position="0.8569in"/>
        </style:tab-stops>
      </style:paragraph-properties>
    </style:style>
    <style:style style:name="T168" style:parent-style-name="Domyślnaczcionkaakapitu" style:family="text">
      <style:text-properties fo:background-color="#80FFFF"/>
    </style:style>
    <style:style style:name="T169" style:parent-style-name="Domyślnaczcionkaakapitu" style:family="text">
      <style:text-properties fo:background-color="#80FFFF"/>
    </style:style>
    <style:style style:name="T170" style:parent-style-name="Domyślnaczcionkaakapitu" style:family="text">
      <style:text-properties fo:background-color="#80FFFF"/>
    </style:style>
    <style:style style:name="T171" style:parent-style-name="Domyślnaczcionkaakapitu" style:family="text">
      <style:text-properties fo:background-color="#80FFFF"/>
    </style:style>
    <style:style style:name="P172" style:parent-style-name="Normalny" style:family="paragraph">
      <style:paragraph-properties fo:text-align="justify" fo:line-height="150%"/>
    </style:style>
    <style:style style:name="T173" style:parent-style-name="Domyślnaczcionkaakapitu" style:family="text">
      <style:text-properties style:text-underline-type="single" style:text-underline-style="solid" style:text-underline-width="auto" style:text-underline-mode="continuous"/>
    </style:style>
    <style:style style:name="T174" style:parent-style-name="Domyślnaczcionkaakapitu" style:family="text">
      <style:text-properties fo:background-color="#80FFFF" style:text-underline-type="single" style:text-underline-style="solid" style:text-underline-width="auto" style:text-underline-mode="continuous"/>
    </style:style>
    <style:style style:name="T175" style:parent-style-name="Domyślnaczcionkaakapitu" style:family="text">
      <style:text-properties style:text-underline-type="single" style:text-underline-style="solid" style:text-underline-width="auto" style:text-underline-mode="continuous"/>
    </style:style>
    <style:style style:name="T176" style:parent-style-name="Domyślnaczcionkaakapitu" style:family="text">
      <style:text-properties fo:background-color="#80FFFF" style:text-underline-type="single" style:text-underline-style="solid" style:text-underline-width="auto" style:text-underline-mode="continuous"/>
    </style:style>
    <style:style style:name="T177" style:parent-style-name="Domyślnaczcionkaakapitu" style:family="text">
      <style:text-properties style:text-underline-type="single" style:text-underline-style="solid" style:text-underline-width="auto" style:text-underline-mode="continuous"/>
    </style:style>
    <style:style style:name="T178" style:parent-style-name="Domyślnaczcionkaakapitu" style:family="text">
      <style:text-properties fo:background-color="#80FFFF" style:text-underline-type="single" style:text-underline-style="solid" style:text-underline-width="auto" style:text-underline-mode="continuous"/>
    </style:style>
    <style:style style:name="T179" style:parent-style-name="Domyślnaczcionkaakapitu" style:family="text">
      <style:text-properties style:text-underline-type="single" style:text-underline-style="solid" style:text-underline-width="auto" style:text-underline-mode="continuous"/>
    </style:style>
    <style:style style:name="P180" style:parent-style-name="Normalny" style:family="paragraph">
      <style:paragraph-properties fo:text-align="justify" fo:line-height="150%" fo:text-indent="0.2479in"/>
    </style:style>
    <style:style style:name="T181" style:parent-style-name="Domyślnaczcionkaakapitu" style:family="text">
      <style:text-properties fo:background-color="#80FFFF"/>
    </style:style>
    <style:style style:name="T182" style:parent-style-name="Domyślnaczcionkaakapitu" style:family="text">
      <style:text-properties fo:background-color="#80FFFF"/>
    </style:style>
    <style:style style:name="P183" style:parent-style-name="Normalny" style:family="paragraph">
      <style:paragraph-properties fo:text-align="justify" fo:line-height="150%" fo:text-indent="0.2479in"/>
    </style:style>
    <style:style style:name="T184" style:parent-style-name="Domyślnaczcionkaakapitu" style:family="text">
      <style:text-properties fo:background-color="#80FFFF"/>
    </style:style>
    <style:style style:name="T185" style:parent-style-name="Domyślnaczcionkaakapitu" style:family="text">
      <style:text-properties fo:background-color="#80FFFF"/>
    </style:style>
    <style:style style:name="T186" style:parent-style-name="Domyślnaczcionkaakapitu" style:family="text">
      <style:text-properties fo:background-color="#80FFFF"/>
    </style:style>
    <style:style style:name="T187" style:parent-style-name="Domyślnaczcionkaakapitu" style:family="text">
      <style:text-properties fo:background-color="#80FFFF"/>
    </style:style>
    <style:style style:name="P188" style:parent-style-name="Normalny" style:family="paragraph">
      <style:paragraph-properties fo:text-align="justify" fo:line-height="150%" fo:text-indent="0.2479in"/>
    </style:style>
    <style:style style:name="T189" style:parent-style-name="Domyślnaczcionkaakapitu" style:family="text">
      <style:text-properties fo:background-color="#80FFFF"/>
    </style:style>
    <style:style style:name="T190" style:parent-style-name="Domyślnaczcionkaakapitu" style:family="text">
      <style:text-properties fo:background-color="#80FFFF"/>
    </style:style>
    <style:style style:name="T191" style:parent-style-name="Domyślnaczcionkaakapitu" style:family="text">
      <style:text-properties fo:background-color="#80FFFF"/>
    </style:style>
    <style:style style:name="P192" style:parent-style-name="Normalny" style:family="paragraph">
      <style:paragraph-properties fo:text-align="justify" fo:line-height="150%" fo:text-indent="0.2479in"/>
    </style:style>
    <style:style style:name="T193" style:parent-style-name="Domyślnaczcionkaakapitu" style:family="text">
      <style:text-properties fo:background-color="#80FFFF"/>
    </style:style>
    <style:style style:name="T194" style:parent-style-name="Domyślnaczcionkaakapitu" style:family="text">
      <style:text-properties fo:background-color="#80FFFF"/>
    </style:style>
    <style:style style:name="T195" style:parent-style-name="Domyślnaczcionkaakapitu" style:family="text">
      <style:text-properties fo:background-color="#80FFFF"/>
    </style:style>
    <style:style style:name="T196" style:parent-style-name="Domyślnaczcionkaakapitu" style:family="text">
      <style:text-properties fo:background-color="#80FFFF"/>
    </style:style>
    <style:style style:name="T197" style:parent-style-name="Domyślnaczcionkaakapitu" style:family="text">
      <style:text-properties fo:background-color="#80FFFF"/>
    </style:style>
    <style:style style:name="T198" style:parent-style-name="Domyślnaczcionkaakapitu" style:family="text">
      <style:text-properties fo:background-color="#80FFFF"/>
    </style:style>
    <style:style style:name="P199" style:parent-style-name="Normalny" style:family="paragraph">
      <style:paragraph-properties fo:text-align="justify" fo:line-height="150%" fo:text-indent="0.2479in"/>
    </style:style>
    <style:style style:name="T200" style:parent-style-name="Domyślnaczcionkaakapitu" style:family="text">
      <style:text-properties fo:background-color="#80FFFF"/>
    </style:style>
    <style:style style:name="P201" style:parent-style-name="Normalny" style:family="paragraph">
      <style:paragraph-properties fo:text-align="justify" fo:line-height="150%"/>
    </style:style>
    <style:style style:name="T202" style:parent-style-name="Domyślnaczcionkaakapitu" style:family="text">
      <style:text-properties style:text-underline-type="single" style:text-underline-style="solid" style:text-underline-width="auto" style:text-underline-mode="continuous"/>
    </style:style>
    <style:style style:name="P203" style:parent-style-name="Normalny" style:family="paragraph">
      <style:paragraph-properties fo:text-align="justify" fo:line-height="150%" fo:text-indent="0.2479in"/>
    </style:style>
    <style:style style:name="T204" style:parent-style-name="Domyślnaczcionkaakapitu" style:family="text">
      <style:text-properties fo:background-color="#80FFFF"/>
    </style:style>
    <style:style style:name="P205" style:parent-style-name="Normalny" style:family="paragraph">
      <style:paragraph-properties fo:text-align="justify" fo:line-height="150%" fo:text-indent="0.2479in"/>
    </style:style>
    <style:style style:name="P206" style:parent-style-name="Normalny" style:family="paragraph">
      <style:paragraph-properties fo:text-align="justify" fo:line-height="150%"/>
    </style:style>
    <style:style style:name="T207" style:parent-style-name="Domyślnaczcionkaakapitu" style:family="text">
      <style:text-properties fo:background-color="#80FFFF" style:text-underline-type="single" style:text-underline-style="solid" style:text-underline-width="auto" style:text-underline-mode="continuous"/>
    </style:style>
    <style:style style:name="T208" style:parent-style-name="Domyślnaczcionkaakapitu" style:family="text">
      <style:text-properties style:text-underline-type="single" style:text-underline-style="solid" style:text-underline-width="auto" style:text-underline-mode="continuous"/>
    </style:style>
    <style:style style:name="T209" style:parent-style-name="Domyślnaczcionkaakapitu" style:family="text">
      <style:text-properties fo:background-color="#80FFFF" style:text-underline-type="single" style:text-underline-style="solid" style:text-underline-width="auto" style:text-underline-mode="continuous"/>
    </style:style>
    <style:style style:name="T210" style:parent-style-name="Domyślnaczcionkaakapitu" style:family="text">
      <style:text-properties style:text-underline-type="single" style:text-underline-style="solid" style:text-underline-width="auto" style:text-underline-mode="continuous"/>
    </style:style>
    <style:style style:name="T211" style:parent-style-name="Domyślnaczcionkaakapitu" style:family="text">
      <style:text-properties fo:background-color="#80FFFF" style:text-underline-type="single" style:text-underline-style="solid" style:text-underline-width="auto" style:text-underline-mode="continuous"/>
    </style:style>
    <style:style style:name="T212" style:parent-style-name="Domyślnaczcionkaakapitu" style:family="text">
      <style:text-properties style:text-underline-type="single" style:text-underline-style="solid" style:text-underline-width="auto" style:text-underline-mode="continuous"/>
    </style:style>
    <style:style style:name="T213" style:parent-style-name="Domyślnaczcionkaakapitu" style:family="text">
      <style:text-properties fo:background-color="#80FFFF" style:text-underline-type="single" style:text-underline-style="solid" style:text-underline-width="auto" style:text-underline-mode="continuous"/>
    </style:style>
    <style:style style:name="T214" style:parent-style-name="Domyślnaczcionkaakapitu" style:family="text">
      <style:text-properties style:text-underline-type="single" style:text-underline-style="solid" style:text-underline-width="auto" style:text-underline-mode="continuous"/>
    </style:style>
    <style:style style:name="P215" style:parent-style-name="Normalny" style:family="paragraph">
      <style:paragraph-properties fo:text-align="justify" fo:line-height="150%" fo:text-indent="0.2479in"/>
    </style:style>
    <style:style style:name="T216" style:parent-style-name="Domyślnaczcionkaakapitu" style:family="text">
      <style:text-properties fo:background-color="#80FFFF"/>
    </style:style>
    <style:style style:name="T217" style:parent-style-name="Domyślnaczcionkaakapitu" style:family="text">
      <style:text-properties fo:background-color="#80FFFF"/>
    </style:style>
    <style:style style:name="T218" style:parent-style-name="Domyślnaczcionkaakapitu" style:family="text">
      <style:text-properties fo:background-color="#80FFFF"/>
    </style:style>
    <style:style style:name="P219" style:parent-style-name="Normalny" style:family="paragraph">
      <style:paragraph-properties fo:text-align="justify" fo:line-height="150%"/>
    </style:style>
    <style:style style:name="T220" style:parent-style-name="Domyślnaczcionkaakapitu" style:family="text">
      <style:text-properties style:text-underline-type="single" style:text-underline-style="solid" style:text-underline-width="auto" style:text-underline-mode="continuous"/>
    </style:style>
    <style:style style:name="T221" style:parent-style-name="Domyślnaczcionkaakapitu" style:family="text">
      <style:text-properties fo:background-color="#80FFFF" style:text-underline-type="single" style:text-underline-style="solid" style:text-underline-width="auto" style:text-underline-mode="continuous"/>
    </style:style>
    <style:style style:name="T222" style:parent-style-name="Domyślnaczcionkaakapitu" style:family="text">
      <style:text-properties style:text-underline-type="single" style:text-underline-style="solid" style:text-underline-width="auto" style:text-underline-mode="continuous"/>
    </style:style>
    <style:style style:name="P223" style:parent-style-name="Normalny" style:family="paragraph">
      <style:paragraph-properties fo:text-align="justify" fo:line-height="150%" fo:text-indent="0.2479in"/>
    </style:style>
    <style:style style:name="T224" style:parent-style-name="Domyślnaczcionkaakapitu" style:family="text">
      <style:text-properties fo:background-color="#80FFFF"/>
    </style:style>
    <style:style style:name="T225" style:parent-style-name="Domyślnaczcionkaakapitu" style:family="text">
      <style:text-properties fo:background-color="#80FFFF"/>
    </style:style>
    <style:style style:name="T226" style:parent-style-name="Domyślnaczcionkaakapitu" style:family="text">
      <style:text-properties fo:background-color="#80FFFF"/>
    </style:style>
    <style:style style:name="T227" style:parent-style-name="Domyślnaczcionkaakapitu" style:family="text">
      <style:text-properties fo:background-color="#80FFFF"/>
    </style:style>
    <style:style style:name="T228" style:parent-style-name="Domyślnaczcionkaakapitu" style:family="text">
      <style:text-properties fo:background-color="#80FFFF"/>
    </style:style>
    <style:style style:name="P229" style:parent-style-name="Normalny" style:family="paragraph">
      <style:paragraph-properties fo:text-align="justify" fo:line-height="150%" fo:text-indent="0.2479in"/>
    </style:style>
    <style:style style:name="T230" style:parent-style-name="Domyślnaczcionkaakapitu" style:family="text">
      <style:text-properties fo:background-color="#80FFFF"/>
    </style:style>
    <style:style style:name="T231" style:parent-style-name="Domyślnaczcionkaakapitu" style:family="text">
      <style:text-properties fo:background-color="#80FFFF"/>
    </style:style>
    <style:style style:name="P232" style:parent-style-name="Normalny" style:family="paragraph">
      <style:paragraph-properties fo:text-align="justify" fo:line-height="150%"/>
    </style:style>
    <style:style style:name="T233" style:parent-style-name="Domyślnaczcionkaakapitu" style:family="text">
      <style:text-properties style:text-underline-type="single" style:text-underline-style="solid" style:text-underline-width="auto" style:text-underline-mode="continuous"/>
    </style:style>
    <style:style style:name="P234" style:parent-style-name="Normalny" style:family="paragraph">
      <style:paragraph-properties fo:text-align="justify" fo:line-height="150%" fo:text-indent="0.2479in"/>
    </style:style>
    <style:style style:name="T235" style:parent-style-name="Domyślnaczcionkaakapitu" style:family="text">
      <style:text-properties fo:background-color="#80FFFF"/>
    </style:style>
    <style:style style:name="P236" style:parent-style-name="Normalny" style:family="paragraph">
      <style:paragraph-properties fo:text-align="justify" fo:line-height="150%"/>
    </style:style>
    <style:style style:name="T237" style:parent-style-name="Domyślnaczcionkaakapitu" style:family="text">
      <style:text-properties style:text-underline-type="single" style:text-underline-style="solid" style:text-underline-width="auto" style:text-underline-mode="continuous"/>
    </style:style>
    <style:style style:name="P238" style:parent-style-name="Normalny" style:family="paragraph">
      <style:paragraph-properties fo:text-align="justify" fo:line-height="150%" fo:text-indent="0.2479in"/>
    </style:style>
    <style:style style:name="P239" style:parent-style-name="Normalny" style:family="paragraph">
      <style:paragraph-properties fo:text-align="justify" fo:line-height="150%" fo:text-indent="0.2479in"/>
    </style:style>
    <style:style style:name="T240" style:parent-style-name="Domyślnaczcionkaakapitu" style:family="text">
      <style:text-properties fo:background-color="#80FFFF"/>
    </style:style>
    <style:style style:name="P241" style:parent-style-name="Normalny" style:family="paragraph">
      <style:paragraph-properties fo:text-align="justify" fo:line-height="150%" fo:text-indent="0.2479in"/>
    </style:style>
    <style:style style:name="T242" style:parent-style-name="Domyślnaczcionkaakapitu" style:family="text">
      <style:text-properties fo:background-color="#80FFFF"/>
    </style:style>
    <style:style style:name="P243" style:parent-style-name="Normalny" style:family="paragraph">
      <style:paragraph-properties fo:text-align="justify" fo:line-height="150%" fo:text-indent="0.2479in"/>
    </style:style>
    <style:style style:name="T244" style:parent-style-name="Domyślnaczcionkaakapitu" style:family="text">
      <style:text-properties fo:background-color="#80FFFF"/>
    </style:style>
    <style:style style:name="T245" style:parent-style-name="Domyślnaczcionkaakapitu" style:family="text">
      <style:text-properties fo:background-color="#80FFFF"/>
    </style:style>
    <style:style style:name="T246" style:parent-style-name="Domyślnaczcionkaakapitu" style:family="text">
      <style:text-properties fo:background-color="#80FFFF"/>
    </style:style>
    <style:style style:name="P247" style:parent-style-name="Normalny" style:family="paragraph">
      <style:paragraph-properties fo:text-align="justify" fo:line-height="150%"/>
    </style:style>
    <style:style style:name="T248" style:parent-style-name="Domyślnaczcionkaakapitu" style:family="text">
      <style:text-properties fo:background-color="#80FFFF" style:text-underline-type="single" style:text-underline-style="solid" style:text-underline-width="auto" style:text-underline-mode="continuous"/>
    </style:style>
    <style:style style:name="T249" style:parent-style-name="Domyślnaczcionkaakapitu" style:family="text">
      <style:text-properties style:text-underline-type="single" style:text-underline-style="solid" style:text-underline-width="auto" style:text-underline-mode="continuous"/>
    </style:style>
    <style:style style:name="T250" style:parent-style-name="Domyślnaczcionkaakapitu" style:family="text">
      <style:text-properties fo:background-color="#80FFFF" style:text-underline-type="single" style:text-underline-style="solid" style:text-underline-width="auto" style:text-underline-mode="continuous"/>
    </style:style>
    <style:style style:name="T251" style:parent-style-name="Domyślnaczcionkaakapitu" style:family="text">
      <style:text-properties style:text-underline-type="single" style:text-underline-style="solid" style:text-underline-width="auto" style:text-underline-mode="continuous"/>
    </style:style>
    <style:style style:name="T252" style:parent-style-name="Domyślnaczcionkaakapitu" style:family="text">
      <style:text-properties fo:background-color="#80FFFF" style:text-underline-type="single" style:text-underline-style="solid" style:text-underline-width="auto" style:text-underline-mode="continuous"/>
    </style:style>
    <style:style style:name="T253" style:parent-style-name="Domyślnaczcionkaakapitu" style:family="text">
      <style:text-properties style:text-underline-type="single" style:text-underline-style="solid" style:text-underline-width="auto" style:text-underline-mode="continuous"/>
    </style:style>
    <style:style style:name="T254" style:parent-style-name="Domyślnaczcionkaakapitu" style:family="text">
      <style:text-properties fo:background-color="#80FFFF" style:text-underline-type="single" style:text-underline-style="solid" style:text-underline-width="auto" style:text-underline-mode="continuous"/>
    </style:style>
    <style:style style:name="P255" style:parent-style-name="Normalny" style:family="paragraph">
      <style:paragraph-properties fo:text-align="justify" fo:line-height="150%" fo:text-indent="0.2479in"/>
    </style:style>
    <style:style style:name="P256" style:parent-style-name="Normalny" style:family="paragraph">
      <style:paragraph-properties fo:text-align="justify" fo:line-height="150%" fo:text-indent="0.2479in"/>
    </style:style>
    <style:style style:name="P257" style:parent-style-name="Normalny" style:family="paragraph">
      <style:paragraph-properties fo:text-align="justify" fo:line-height="150%" fo:text-indent="0.2479in"/>
    </style:style>
    <style:style style:name="P258" style:parent-style-name="Normalny" style:family="paragraph">
      <style:paragraph-properties fo:text-align="justify" fo:line-height="150%"/>
    </style:style>
    <style:style style:name="T259" style:parent-style-name="Domyślnaczcionkaakapitu" style:family="text">
      <style:text-properties style:text-underline-type="single" style:text-underline-style="solid" style:text-underline-width="auto" style:text-underline-mode="continuous"/>
    </style:style>
    <style:style style:name="P260" style:parent-style-name="Normalny" style:family="paragraph">
      <style:paragraph-properties fo:text-align="justify" fo:line-height="150%"/>
    </style:style>
    <style:style style:name="T261" style:parent-style-name="Domyślnaczcionkaakapitu" style:family="text">
      <style:text-properties style:text-underline-type="single" style:text-underline-style="solid" style:text-underline-width="auto" style:text-underline-mode="continuous"/>
    </style:style>
    <style:style style:name="P262" style:parent-style-name="Normalny" style:family="paragraph">
      <style:paragraph-properties fo:text-align="justify" fo:line-height="150%" fo:text-indent="0.2479in"/>
    </style:style>
    <style:style style:name="T263" style:parent-style-name="Domyślnaczcionkaakapitu" style:family="text">
      <style:text-properties fo:background-color="#80FFFF"/>
    </style:style>
    <style:style style:name="T264" style:parent-style-name="Domyślnaczcionkaakapitu" style:family="text">
      <style:text-properties fo:background-color="#80FFFF"/>
    </style:style>
    <style:style style:name="T265" style:parent-style-name="Domyślnaczcionkaakapitu" style:family="text">
      <style:text-properties fo:background-color="#80FFFF"/>
    </style:style>
    <style:style style:name="T266" style:parent-style-name="Domyślnaczcionkaakapitu" style:family="text">
      <style:text-properties fo:background-color="#80FFFF"/>
    </style:style>
    <style:style style:name="P267" style:parent-style-name="Normalny" style:family="paragraph">
      <style:paragraph-properties fo:text-align="justify" fo:line-height="150%"/>
    </style:style>
    <style:style style:name="T268" style:parent-style-name="Domyślnaczcionkaakapitu" style:family="text">
      <style:text-properties style:text-underline-type="single" style:text-underline-style="solid" style:text-underline-width="auto" style:text-underline-mode="continuous"/>
    </style:style>
    <style:style style:name="T269" style:parent-style-name="Domyślnaczcionkaakapitu" style:family="text">
      <style:text-properties fo:background-color="#80FFFF" style:text-underline-type="single" style:text-underline-style="solid" style:text-underline-width="auto" style:text-underline-mode="continuous"/>
    </style:style>
    <style:style style:name="T270" style:parent-style-name="Domyślnaczcionkaakapitu" style:family="text">
      <style:text-properties style:text-underline-type="single" style:text-underline-style="solid" style:text-underline-width="auto" style:text-underline-mode="continuous"/>
    </style:style>
    <style:style style:name="T271" style:parent-style-name="Domyślnaczcionkaakapitu" style:family="text">
      <style:text-properties fo:background-color="#80FFFF" style:text-underline-type="single" style:text-underline-style="solid" style:text-underline-width="auto" style:text-underline-mode="continuous"/>
    </style:style>
    <style:style style:name="T272" style:parent-style-name="Domyślnaczcionkaakapitu" style:family="text">
      <style:text-properties style:text-underline-type="single" style:text-underline-style="solid" style:text-underline-width="auto" style:text-underline-mode="continuous"/>
    </style:style>
    <style:style style:name="P273" style:parent-style-name="Normalny" style:family="paragraph">
      <style:paragraph-properties fo:text-align="justify" fo:line-height="150%" fo:text-indent="0.2479in"/>
    </style:style>
    <style:style style:name="T274" style:parent-style-name="Domyślnaczcionkaakapitu" style:family="text">
      <style:text-properties fo:background-color="#80FFFF"/>
    </style:style>
    <style:style style:name="T275" style:parent-style-name="Domyślnaczcionkaakapitu" style:family="text">
      <style:text-properties fo:background-color="#80FFFF"/>
    </style:style>
    <style:style style:name="T276" style:parent-style-name="Domyślnaczcionkaakapitu" style:family="text">
      <style:text-properties fo:background-color="#80FFFF"/>
    </style:style>
    <style:style style:name="T277" style:parent-style-name="Domyślnaczcionkaakapitu" style:family="text">
      <style:text-properties fo:background-color="#80FFFF"/>
    </style:style>
    <style:style style:name="T278" style:parent-style-name="Domyślnaczcionkaakapitu" style:family="text">
      <style:text-properties fo:background-color="#80FFFF"/>
    </style:style>
    <style:style style:name="T279" style:parent-style-name="Domyślnaczcionkaakapitu" style:family="text">
      <style:text-properties fo:background-color="#80FFFF"/>
    </style:style>
    <style:style style:name="T280" style:parent-style-name="Domyślnaczcionkaakapitu" style:family="text">
      <style:text-properties fo:background-color="#80FFFF"/>
    </style:style>
    <style:style style:name="T281" style:parent-style-name="Domyślnaczcionkaakapitu" style:family="text">
      <style:text-properties fo:background-color="#80FFFF"/>
    </style:style>
    <style:style style:name="T282" style:parent-style-name="Domyślnaczcionkaakapitu" style:family="text">
      <style:text-properties fo:background-color="#80FFFF"/>
    </style:style>
    <style:style style:name="T283" style:parent-style-name="Domyślnaczcionkaakapitu" style:family="text">
      <style:text-properties fo:background-color="#80FFFF"/>
    </style:style>
    <style:style style:name="P284" style:parent-style-name="Normalny" style:family="paragraph">
      <style:paragraph-properties fo:text-align="justify" fo:line-height="150%"/>
    </style:style>
    <style:style style:name="T285" style:parent-style-name="Domyślnaczcionkaakapitu" style:family="text">
      <style:text-properties style:text-underline-type="single" style:text-underline-style="solid" style:text-underline-width="auto" style:text-underline-mode="continuous"/>
    </style:style>
    <style:style style:name="P286" style:parent-style-name="Normalny" style:family="paragraph">
      <style:paragraph-properties fo:text-align="justify" fo:line-height="150%" fo:text-indent="0.2479in"/>
    </style:style>
    <style:style style:name="T287" style:parent-style-name="Domyślnaczcionkaakapitu" style:family="text">
      <style:text-properties fo:background-color="#80FFFF"/>
    </style:style>
    <style:style style:name="P288" style:parent-style-name="Normalny" style:family="paragraph">
      <style:paragraph-properties fo:text-align="justify" fo:line-height="150%"/>
    </style:style>
    <style:style style:name="T289" style:parent-style-name="Domyślnaczcionkaakapitu" style:family="text">
      <style:text-properties style:text-underline-type="single" style:text-underline-style="solid" style:text-underline-width="auto" style:text-underline-mode="continuous"/>
    </style:style>
    <style:style style:name="P290" style:parent-style-name="Normalny" style:family="paragraph">
      <style:paragraph-properties fo:text-align="justify" fo:line-height="150%" fo:text-indent="0.2479in"/>
    </style:style>
    <style:style style:name="P291" style:parent-style-name="Normalny" style:family="paragraph">
      <style:paragraph-properties fo:text-align="justify" fo:line-height="150%"/>
    </style:style>
    <style:style style:name="T292" style:parent-style-name="Domyślnaczcionkaakapitu" style:family="text">
      <style:text-properties style:text-underline-type="single" style:text-underline-style="solid" style:text-underline-width="auto" style:text-underline-mode="continuous"/>
    </style:style>
    <style:style style:name="P293" style:parent-style-name="Normalny" style:family="paragraph">
      <style:paragraph-properties fo:text-align="justify" fo:line-height="150%" fo:text-indent="0.2479in"/>
    </style:style>
    <style:style style:name="P294" style:parent-style-name="Normalny" style:family="paragraph">
      <style:paragraph-properties fo:text-align="justify" fo:line-height="150%"/>
    </style:style>
    <style:style style:name="T295" style:parent-style-name="Domyślnaczcionkaakapitu" style:family="text">
      <style:text-properties style:text-underline-type="single" style:text-underline-style="solid" style:text-underline-width="auto" style:text-underline-mode="continuous"/>
    </style:style>
    <style:style style:name="T296" style:parent-style-name="Domyślnaczcionkaakapitu" style:family="text">
      <style:text-properties fo:background-color="#80FFFF" style:text-underline-type="single" style:text-underline-style="solid" style:text-underline-width="auto" style:text-underline-mode="continuous"/>
    </style:style>
    <style:style style:name="T297" style:parent-style-name="Domyślnaczcionkaakapitu" style:family="text">
      <style:text-properties style:text-underline-type="single" style:text-underline-style="solid" style:text-underline-width="auto" style:text-underline-mode="continuous"/>
    </style:style>
    <style:style style:name="T298" style:parent-style-name="Domyślnaczcionkaakapitu" style:family="text">
      <style:text-properties fo:background-color="#80FFFF" style:text-underline-type="single" style:text-underline-style="solid" style:text-underline-width="auto" style:text-underline-mode="continuous"/>
    </style:style>
    <style:style style:name="P299" style:parent-style-name="Normalny" style:family="paragraph">
      <style:paragraph-properties fo:text-align="justify" fo:line-height="150%" fo:text-indent="0.2479in"/>
    </style:style>
    <style:style style:name="P300" style:parent-style-name="Normalny" style:family="paragraph">
      <style:paragraph-properties fo:text-align="justify" fo:line-height="150%">
        <style:tab-stops>
          <style:tab-stop style:type="left" style:position="3.268in"/>
        </style:tab-stops>
      </style:paragraph-properties>
    </style:style>
    <style:style style:name="T301" style:parent-style-name="Domyślnaczcionkaakapitu" style:family="text">
      <style:text-properties style:text-underline-type="single" style:text-underline-style="solid" style:text-underline-width="auto" style:text-underline-mode="continuous"/>
    </style:style>
    <style:style style:name="P302" style:parent-style-name="Normalny" style:family="paragraph">
      <style:paragraph-properties fo:text-align="justify" fo:line-height="150%" fo:text-indent="0.2479in">
        <style:tab-stops>
          <style:tab-stop style:type="left" style:position="3.268in"/>
        </style:tab-stops>
      </style:paragraph-properties>
    </style:style>
    <style:style style:name="P303" style:parent-style-name="Normalny" style:family="paragraph">
      <style:paragraph-properties fo:text-align="justify" fo:line-height="150%"/>
    </style:style>
    <style:style style:name="T304" style:parent-style-name="Domyślnaczcionkaakapitu" style:family="text">
      <style:text-properties style:text-underline-type="single" style:text-underline-style="solid" style:text-underline-width="auto" style:text-underline-mode="continuous"/>
    </style:style>
    <style:style style:name="T305" style:parent-style-name="Domyślnaczcionkaakapitu" style:family="text">
      <style:text-properties fo:background-color="#80FFFF" style:text-underline-type="single" style:text-underline-style="solid" style:text-underline-width="auto" style:text-underline-mode="continuous"/>
    </style:style>
    <style:style style:name="T306" style:parent-style-name="Domyślnaczcionkaakapitu" style:family="text">
      <style:text-properties style:text-underline-type="single" style:text-underline-style="solid" style:text-underline-width="auto" style:text-underline-mode="continuous"/>
    </style:style>
    <style:style style:name="T307" style:parent-style-name="Domyślnaczcionkaakapitu" style:family="text">
      <style:text-properties fo:background-color="#80FFFF" style:text-underline-type="single" style:text-underline-style="solid" style:text-underline-width="auto" style:text-underline-mode="continuous"/>
    </style:style>
    <style:style style:name="T308" style:parent-style-name="Domyślnaczcionkaakapitu" style:family="text">
      <style:text-properties fo:background-color="#80FFFF"/>
    </style:style>
    <style:style style:name="P309" style:parent-style-name="Normalny" style:family="paragraph">
      <style:paragraph-properties fo:text-align="justify" fo:line-height="150%" fo:text-indent="0.2479in"/>
    </style:style>
    <style:style style:name="T310" style:parent-style-name="Domyślnaczcionkaakapitu" style:family="text">
      <style:text-properties fo:background-color="#80FFFF"/>
    </style:style>
    <style:style style:name="P311" style:parent-style-name="Normalny" style:family="paragraph">
      <style:paragraph-properties fo:text-align="justify" fo:line-height="150%"/>
    </style:style>
    <style:style style:name="T312" style:parent-style-name="Domyślnaczcionkaakapitu" style:family="text">
      <style:text-properties style:text-underline-type="single" style:text-underline-style="solid" style:text-underline-width="auto" style:text-underline-mode="continuous"/>
    </style:style>
    <style:style style:name="P313" style:parent-style-name="Normalny" style:family="paragraph">
      <style:paragraph-properties fo:text-align="justify" fo:line-height="150%" fo:text-indent="0.2479in"/>
    </style:style>
    <style:style style:name="P314" style:parent-style-name="Normalny" style:family="paragraph">
      <style:paragraph-properties fo:text-align="justify" fo:line-height="150%"/>
    </style:style>
    <style:style style:name="T315" style:parent-style-name="Domyślnaczcionkaakapitu" style:family="text">
      <style:text-properties style:text-underline-type="single" style:text-underline-style="solid" style:text-underline-width="auto" style:text-underline-mode="continuous"/>
    </style:style>
    <style:style style:name="P316" style:parent-style-name="Normalny" style:family="paragraph">
      <style:paragraph-properties fo:text-align="justify" fo:line-height="150%" fo:text-indent="0.2479in"/>
    </style:style>
    <style:style style:name="P317" style:parent-style-name="Normalny" style:family="paragraph">
      <style:paragraph-properties fo:text-align="justify" fo:line-height="150%"/>
    </style:style>
    <style:style style:name="T318" style:parent-style-name="Domyślnaczcionkaakapitu" style:family="text">
      <style:text-properties style:text-underline-type="single" style:text-underline-style="solid" style:text-underline-width="auto" style:text-underline-mode="continuous"/>
    </style:style>
    <style:style style:name="P319" style:parent-style-name="Normalny" style:family="paragraph">
      <style:paragraph-properties fo:text-align="justify" fo:line-height="150%" fo:text-indent="0.2479in"/>
    </style:style>
    <style:style style:name="P320" style:parent-style-name="Normalny" style:family="paragraph">
      <style:paragraph-properties fo:text-align="justify" fo:line-height="150%"/>
    </style:style>
    <style:style style:name="T321" style:parent-style-name="Domyślnaczcionkaakapitu" style:family="text">
      <style:text-properties style:text-underline-type="single" style:text-underline-style="solid" style:text-underline-width="auto" style:text-underline-mode="continuous"/>
    </style:style>
    <style:style style:name="P322" style:parent-style-name="Normalny" style:family="paragraph">
      <style:paragraph-properties fo:text-align="justify" fo:line-height="150%" fo:text-indent="0.2479in"/>
    </style:style>
    <style:style style:name="T323" style:parent-style-name="Domyślnaczcionkaakapitu" style:family="text">
      <style:text-properties fo:background-color="#80FFFF"/>
    </style:style>
    <style:style style:name="P324" style:parent-style-name="Normalny" style:family="paragraph">
      <style:paragraph-properties fo:text-align="justify" fo:line-height="150%"/>
    </style:style>
    <style:style style:name="T325" style:parent-style-name="Domyślnaczcionkaakapitu" style:family="text">
      <style:text-properties style:text-underline-type="single" style:text-underline-style="solid" style:text-underline-width="auto" style:text-underline-mode="continuous"/>
    </style:style>
    <style:style style:name="P326" style:parent-style-name="Normalny" style:family="paragraph">
      <style:paragraph-properties fo:text-align="justify" fo:line-height="150%" fo:text-indent="0.2479in"/>
    </style:style>
    <style:style style:name="P327" style:parent-style-name="Normalny" style:family="paragraph">
      <style:paragraph-properties fo:text-align="justify" fo:line-height="150%" fo:text-indent="0.2479in"/>
    </style:style>
    <style:style style:name="T328" style:parent-style-name="Domyślnaczcionkaakapitu" style:family="text">
      <style:text-properties fo:background-color="#80FFFF"/>
    </style:style>
    <style:style style:name="T329" style:parent-style-name="Domyślnaczcionkaakapitu" style:family="text">
      <style:text-properties fo:background-color="#80FFFF"/>
    </style:style>
    <style:style style:name="T330" style:parent-style-name="Domyślnaczcionkaakapitu" style:family="text">
      <style:text-properties fo:background-color="#80FFFF"/>
    </style:style>
    <style:style style:name="T331" style:parent-style-name="Domyślnaczcionkaakapitu" style:family="text">
      <style:text-properties fo:background-color="#80FFFF"/>
    </style:style>
    <style:style style:name="T332" style:parent-style-name="Domyślnaczcionkaakapitu" style:family="text">
      <style:text-properties fo:background-color="#80FFFF"/>
    </style:style>
    <style:style style:name="T333" style:parent-style-name="Domyślnaczcionkaakapitu" style:family="text">
      <style:text-properties fo:background-color="#80FFFF"/>
    </style:style>
    <style:style style:name="T334" style:parent-style-name="Domyślnaczcionkaakapitu" style:family="text">
      <style:text-properties fo:background-color="#80FFFF"/>
    </style:style>
    <style:style style:name="P335" style:parent-style-name="Normalny" style:family="paragraph">
      <style:paragraph-properties fo:text-align="justify" fo:line-height="150%" fo:text-indent="0.2479in"/>
    </style:style>
    <style:style style:name="T336" style:parent-style-name="Domyślnaczcionkaakapitu" style:family="text">
      <style:text-properties fo:background-color="#80FFFF"/>
    </style:style>
    <style:style style:name="T337" style:parent-style-name="Domyślnaczcionkaakapitu" style:family="text">
      <style:text-properties fo:background-color="#80FFFF"/>
    </style:style>
    <style:style style:name="T338" style:parent-style-name="Domyślnaczcionkaakapitu" style:family="text">
      <style:text-properties fo:background-color="#80FFFF"/>
    </style:style>
    <style:style style:name="T339" style:parent-style-name="Domyślnaczcionkaakapitu" style:family="text">
      <style:text-properties fo:background-color="#80FFFF"/>
    </style:style>
    <style:style style:name="P340" style:parent-style-name="Normalny" style:family="paragraph">
      <style:paragraph-properties fo:text-align="justify" fo:line-height="150%" fo:text-indent="0.2479in"/>
    </style:style>
    <style:style style:name="T341" style:parent-style-name="Domyślnaczcionkaakapitu" style:family="text">
      <style:text-properties fo:background-color="#80FFFF"/>
    </style:style>
    <style:style style:name="P342" style:parent-style-name="Normalny" style:family="paragraph">
      <style:paragraph-properties fo:text-align="justify" fo:line-height="150%"/>
    </style:style>
    <style:style style:name="T343" style:parent-style-name="Domyślnaczcionkaakapitu" style:family="text">
      <style:text-properties style:text-underline-type="single" style:text-underline-style="solid" style:text-underline-width="auto" style:text-underline-mode="continuous"/>
    </style:style>
    <style:style style:name="P344" style:parent-style-name="Normalny" style:family="paragraph">
      <style:paragraph-properties fo:text-align="justify" fo:line-height="150%" fo:text-indent="0.2479in"/>
    </style:style>
    <style:style style:name="P345" style:parent-style-name="Normalny" style:family="paragraph">
      <style:paragraph-properties fo:text-align="justify" fo:line-height="150%"/>
    </style:style>
    <style:style style:name="T346" style:parent-style-name="Domyślnaczcionkaakapitu" style:family="text">
      <style:text-properties style:text-underline-type="single" style:text-underline-style="solid" style:text-underline-width="auto" style:text-underline-mode="continuous"/>
    </style:style>
    <style:style style:name="P347" style:parent-style-name="Normalny" style:family="paragraph">
      <style:paragraph-properties fo:text-align="justify" fo:line-height="150%" fo:text-indent="0.2479in"/>
    </style:style>
    <style:style style:name="P348" style:parent-style-name="Normalny" style:family="paragraph">
      <style:paragraph-properties fo:text-align="justify" fo:line-height="150%"/>
    </style:style>
    <style:style style:name="T349" style:parent-style-name="Domyślnaczcionkaakapitu" style:family="text">
      <style:text-properties style:text-underline-type="single" style:text-underline-style="solid" style:text-underline-width="auto" style:text-underline-mode="continuous"/>
    </style:style>
    <style:style style:name="P350" style:parent-style-name="Normalny" style:family="paragraph">
      <style:paragraph-properties fo:text-align="justify" fo:line-height="150%" fo:text-indent="0.2479in"/>
    </style:style>
    <style:style style:name="T351" style:parent-style-name="Domyślnaczcionkaakapitu" style:family="text">
      <style:text-properties fo:background-color="#80FFFF"/>
    </style:style>
    <style:style style:name="T352" style:parent-style-name="Domyślnaczcionkaakapitu" style:family="text">
      <style:text-properties fo:background-color="#80FFFF"/>
    </style:style>
    <style:style style:name="T353" style:parent-style-name="Domyślnaczcionkaakapitu" style:family="text">
      <style:text-properties fo:background-color="#80FFFF"/>
    </style:style>
    <style:style style:name="T354" style:parent-style-name="Domyślnaczcionkaakapitu" style:family="text">
      <style:text-properties fo:background-color="#80FFFF"/>
    </style:style>
    <style:style style:name="P355" style:parent-style-name="Normalny" style:family="paragraph">
      <style:paragraph-properties fo:text-align="justify" fo:line-height="150%" fo:text-indent="0.2479in"/>
    </style:style>
    <style:style style:name="T356" style:parent-style-name="Domyślnaczcionkaakapitu" style:family="text">
      <style:text-properties fo:background-color="#80FFFF"/>
    </style:style>
    <style:style style:name="P357" style:parent-style-name="Normalny" style:family="paragraph">
      <style:paragraph-properties fo:text-align="justify" fo:line-height="150%"/>
    </style:style>
    <style:style style:name="T358" style:parent-style-name="Domyślnaczcionkaakapitu" style:family="text">
      <style:text-properties style:text-underline-type="single" style:text-underline-style="solid" style:text-underline-width="auto" style:text-underline-mode="continuous"/>
    </style:style>
    <style:style style:name="P359" style:parent-style-name="Normalny" style:family="paragraph">
      <style:paragraph-properties fo:text-align="justify" fo:line-height="150%" fo:text-indent="0.2479in"/>
    </style:style>
    <style:style style:name="P360" style:parent-style-name="Normalny" style:family="paragraph">
      <style:paragraph-properties fo:text-align="justify" fo:line-height="150%"/>
    </style:style>
    <style:style style:name="T361" style:parent-style-name="Domyślnaczcionkaakapitu" style:family="text">
      <style:text-properties style:text-underline-type="single" style:text-underline-style="solid" style:text-underline-width="auto" style:text-underline-mode="continuous"/>
    </style:style>
    <style:style style:name="P362" style:parent-style-name="Normalny" style:family="paragraph">
      <style:paragraph-properties fo:text-align="justify" fo:line-height="150%" fo:text-indent="0.2479in"/>
    </style:style>
    <style:style style:name="T363" style:parent-style-name="Domyślnaczcionkaakapitu" style:family="text">
      <style:text-properties fo:background-color="#80FFFF"/>
    </style:style>
    <style:style style:name="T364" style:parent-style-name="Domyślnaczcionkaakapitu" style:family="text">
      <style:text-properties fo:background-color="#80FFFF"/>
    </style:style>
    <style:style style:name="T365" style:parent-style-name="Domyślnaczcionkaakapitu" style:family="text">
      <style:text-properties fo:background-color="#80FFFF"/>
    </style:style>
    <style:style style:name="T366" style:parent-style-name="Domyślnaczcionkaakapitu" style:family="text">
      <style:text-properties fo:background-color="#80FFFF"/>
    </style:style>
    <style:style style:name="T367" style:parent-style-name="Domyślnaczcionkaakapitu" style:family="text">
      <style:text-properties fo:background-color="#80FFFF"/>
    </style:style>
    <style:style style:name="T368" style:parent-style-name="Domyślnaczcionkaakapitu" style:family="text">
      <style:text-properties fo:background-color="#80FFFF"/>
    </style:style>
    <style:style style:name="P369" style:parent-style-name="Normalny" style:family="paragraph">
      <style:paragraph-properties fo:text-align="justify" fo:line-height="150%" fo:text-indent="0.2479in"/>
    </style:style>
    <style:style style:name="T370" style:parent-style-name="Domyślnaczcionkaakapitu" style:family="text">
      <style:text-properties fo:background-color="#80FFFF"/>
    </style:style>
    <style:style style:name="P371" style:parent-style-name="Normalny" style:family="paragraph">
      <style:paragraph-properties fo:text-align="justify" fo:line-height="150%"/>
    </style:style>
    <style:style style:name="T372" style:parent-style-name="Domyślnaczcionkaakapitu" style:family="text">
      <style:text-properties style:text-underline-type="single" style:text-underline-style="solid" style:text-underline-width="auto" style:text-underline-mode="continuous"/>
    </style:style>
    <style:style style:name="P373" style:parent-style-name="Normalny" style:family="paragraph">
      <style:paragraph-properties fo:text-align="justify" fo:line-height="150%" fo:text-indent="0.2479in"/>
    </style:style>
    <style:style style:name="T374" style:parent-style-name="Domyślnaczcionkaakapitu" style:family="text">
      <style:text-properties fo:background-color="#80FFFF"/>
    </style:style>
    <style:style style:name="T375" style:parent-style-name="Domyślnaczcionkaakapitu" style:family="text">
      <style:text-properties fo:background-color="#80FFFF"/>
    </style:style>
    <style:style style:name="P376" style:parent-style-name="Normalny" style:family="paragraph">
      <style:paragraph-properties fo:text-align="justify" fo:line-height="150%" fo:text-indent="0.2479in"/>
    </style:style>
    <style:style style:name="T377" style:parent-style-name="Domyślnaczcionkaakapitu" style:family="text">
      <style:text-properties fo:background-color="#80FFFF"/>
    </style:style>
    <style:style style:name="T378" style:parent-style-name="Domyślnaczcionkaakapitu" style:family="text">
      <style:text-properties fo:background-color="#80FFFF"/>
    </style:style>
    <style:style style:name="P379" style:parent-style-name="Normalny" style:family="paragraph">
      <style:paragraph-properties fo:text-align="justify" fo:line-height="150%"/>
    </style:style>
    <style:style style:name="T380" style:parent-style-name="Domyślnaczcionkaakapitu" style:family="text">
      <style:text-properties style:text-underline-type="single" style:text-underline-style="solid" style:text-underline-width="auto" style:text-underline-mode="continuous"/>
    </style:style>
    <style:style style:name="P381" style:parent-style-name="Normalny" style:family="paragraph">
      <style:paragraph-properties fo:text-align="justify" fo:line-height="150%" fo:text-indent="0.2479in"/>
    </style:style>
    <style:style style:name="P382" style:parent-style-name="Normalny" style:family="paragraph">
      <style:paragraph-properties fo:text-align="justify" fo:line-height="150%"/>
    </style:style>
    <style:style style:name="T383" style:parent-style-name="Domyślnaczcionkaakapitu" style:family="text">
      <style:text-properties style:text-underline-type="single" style:text-underline-style="solid" style:text-underline-width="auto" style:text-underline-mode="continuous"/>
    </style:style>
    <style:style style:name="T384" style:parent-style-name="Domyślnaczcionkaakapitu" style:family="text">
      <style:text-properties fo:background-color="#80FFFF" style:text-underline-type="single" style:text-underline-style="solid" style:text-underline-width="auto" style:text-underline-mode="continuous"/>
    </style:style>
    <style:style style:name="T385" style:parent-style-name="Domyślnaczcionkaakapitu" style:family="text">
      <style:text-properties style:text-underline-type="single" style:text-underline-style="solid" style:text-underline-width="auto" style:text-underline-mode="continuous"/>
    </style:style>
    <style:style style:name="T386" style:parent-style-name="Domyślnaczcionkaakapitu" style:family="text">
      <style:text-properties fo:background-color="#80FFFF" style:text-underline-type="single" style:text-underline-style="solid" style:text-underline-width="auto" style:text-underline-mode="continuous"/>
    </style:style>
    <style:style style:name="T387" style:parent-style-name="Domyślnaczcionkaakapitu" style:family="text">
      <style:text-properties style:text-underline-type="single" style:text-underline-style="solid" style:text-underline-width="auto" style:text-underline-mode="continuous"/>
    </style:style>
    <style:style style:name="P388" style:parent-style-name="Normalny" style:family="paragraph">
      <style:paragraph-properties fo:text-align="justify" fo:line-height="150%" fo:text-indent="0.2479in"/>
    </style:style>
    <style:style style:name="P389" style:parent-style-name="Normalny" style:family="paragraph">
      <style:paragraph-properties fo:text-align="justify" fo:line-height="150%"/>
    </style:style>
    <style:style style:name="T390" style:parent-style-name="Domyślnaczcionkaakapitu" style:family="text">
      <style:text-properties style:text-underline-type="single" style:text-underline-style="solid" style:text-underline-width="auto" style:text-underline-mode="continuous"/>
    </style:style>
    <style:style style:name="T391" style:parent-style-name="Domyślnaczcionkaakapitu" style:family="text">
      <style:text-properties fo:background-color="#80FFFF" style:text-underline-type="single" style:text-underline-style="solid" style:text-underline-width="auto" style:text-underline-mode="continuous"/>
    </style:style>
    <style:style style:name="P392" style:parent-style-name="Normalny" style:family="paragraph">
      <style:paragraph-properties fo:text-align="justify" fo:line-height="150%" fo:text-indent="0.2479in"/>
    </style:style>
    <style:style style:name="P393" style:parent-style-name="Normalny" style:family="paragraph">
      <style:paragraph-properties fo:text-align="justify" fo:line-height="150%"/>
    </style:style>
    <style:style style:name="T394" style:parent-style-name="Domyślnaczcionkaakapitu" style:family="text">
      <style:text-properties style:text-underline-type="single" style:text-underline-style="solid" style:text-underline-width="auto" style:text-underline-mode="continuous"/>
    </style:style>
    <style:style style:name="P395" style:parent-style-name="Normalny" style:family="paragraph">
      <style:paragraph-properties fo:text-align="justify" fo:line-height="150%" fo:text-indent="0.2479in"/>
    </style:style>
    <style:style style:name="T396" style:parent-style-name="Domyślnaczcionkaakapitu" style:family="text">
      <style:text-properties fo:background-color="#80FFFF"/>
    </style:style>
    <style:style style:name="P397" style:parent-style-name="Normalny" style:family="paragraph">
      <style:paragraph-properties fo:text-align="justify" fo:line-height="150%"/>
    </style:style>
    <style:style style:name="T398" style:parent-style-name="Domyślnaczcionkaakapitu" style:family="text">
      <style:text-properties style:text-underline-type="single" style:text-underline-style="solid" style:text-underline-width="auto" style:text-underline-mode="continuous"/>
    </style:style>
    <style:style style:name="T399" style:parent-style-name="Domyślnaczcionkaakapitu" style:family="text">
      <style:text-properties fo:background-color="#80FFFF" style:text-underline-type="single" style:text-underline-style="solid" style:text-underline-width="auto" style:text-underline-mode="continuous"/>
    </style:style>
    <style:style style:name="T400" style:parent-style-name="Domyślnaczcionkaakapitu" style:family="text">
      <style:text-properties fo:background-color="#80FFFF"/>
    </style:style>
    <style:style style:name="P401" style:parent-style-name="Normalny" style:family="paragraph">
      <style:paragraph-properties fo:text-align="justify" fo:line-height="150%" fo:text-indent="0.2479in"/>
    </style:style>
    <style:style style:name="P402" style:parent-style-name="Normalny" style:family="paragraph">
      <style:paragraph-properties fo:text-align="justify" fo:line-height="150%" fo:text-indent="0.2479in"/>
    </style:style>
    <style:style style:name="T403" style:parent-style-name="Domyślnaczcionkaakapitu" style:family="text">
      <style:text-properties fo:background-color="#80FFFF"/>
    </style:style>
    <style:style style:name="P404" style:parent-style-name="Normalny" style:family="paragraph">
      <style:paragraph-properties fo:text-align="justify" fo:line-height="150%" fo:text-indent="0.2479in"/>
    </style:style>
    <style:style style:name="P405" style:parent-style-name="Normalny" style:family="paragraph">
      <style:paragraph-properties fo:text-align="justify" fo:line-height="150%" fo:text-indent="0.2479in"/>
    </style:style>
    <style:style style:name="P406" style:parent-style-name="Normalny" style:family="paragraph">
      <style:paragraph-properties fo:text-align="justify" fo:line-height="150%"/>
    </style:style>
    <style:style style:name="T407" style:parent-style-name="Domyślnaczcionkaakapitu" style:family="text">
      <style:text-properties style:text-underline-type="single" style:text-underline-style="solid" style:text-underline-width="auto" style:text-underline-mode="continuous"/>
    </style:style>
    <style:style style:name="P408" style:parent-style-name="Normalny" style:family="paragraph">
      <style:paragraph-properties fo:text-align="justify" fo:line-height="150%" fo:text-indent="0.2479in"/>
    </style:style>
    <style:style style:name="T409" style:parent-style-name="Domyślnaczcionkaakapitu" style:family="text">
      <style:text-properties fo:background-color="#80FFFF"/>
    </style:style>
    <style:style style:name="P410" style:parent-style-name="Normalny" style:family="paragraph">
      <style:paragraph-properties fo:text-align="justify" fo:line-height="150%"/>
    </style:style>
    <style:style style:name="T411" style:parent-style-name="Domyślnaczcionkaakapitu" style:family="text">
      <style:text-properties style:text-underline-type="single" style:text-underline-style="solid" style:text-underline-width="auto" style:text-underline-mode="continuous"/>
    </style:style>
    <style:style style:name="T412" style:parent-style-name="Domyślnaczcionkaakapitu" style:family="text">
      <style:text-properties fo:background-color="#80FFFF" style:text-underline-type="single" style:text-underline-style="solid" style:text-underline-width="auto" style:text-underline-mode="continuous"/>
    </style:style>
    <style:style style:name="T413" style:parent-style-name="Domyślnaczcionkaakapitu" style:family="text">
      <style:text-properties fo:background-color="#80FFFF"/>
    </style:style>
    <style:style style:name="P414" style:parent-style-name="Normalny" style:family="paragraph">
      <style:paragraph-properties fo:text-align="justify" fo:line-height="150%" fo:text-indent="0.2479in"/>
    </style:style>
    <style:style style:name="P415" style:parent-style-name="Normalny" style:family="paragraph">
      <style:paragraph-properties fo:text-align="justify" fo:line-height="150%"/>
    </style:style>
    <style:style style:name="T416" style:parent-style-name="Domyślnaczcionkaakapitu" style:family="text">
      <style:text-properties style:text-underline-type="single" style:text-underline-style="solid" style:text-underline-width="auto" style:text-underline-mode="continuous"/>
    </style:style>
    <style:style style:name="T417" style:parent-style-name="Domyślnaczcionkaakapitu" style:family="text">
      <style:text-properties fo:background-color="#80FFFF" style:text-underline-type="single" style:text-underline-style="solid" style:text-underline-width="auto" style:text-underline-mode="continuous"/>
    </style:style>
    <style:style style:name="T418" style:parent-style-name="Domyślnaczcionkaakapitu" style:family="text">
      <style:text-properties style:text-underline-type="single" style:text-underline-style="solid" style:text-underline-width="auto" style:text-underline-mode="continuous"/>
    </style:style>
    <style:style style:name="T419" style:parent-style-name="Domyślnaczcionkaakapitu" style:family="text">
      <style:text-properties style:text-underline-type="single" style:text-underline-style="solid" style:text-underline-width="auto" style:text-underline-mode="continuous"/>
    </style:style>
    <style:style style:name="T420" style:parent-style-name="Domyślnaczcionkaakapitu" style:family="text">
      <style:text-properties style:text-underline-type="single" style:text-underline-style="solid" style:text-underline-width="auto" style:text-underline-mode="continuous"/>
    </style:style>
    <style:style style:name="P421" style:parent-style-name="Normalny" style:family="paragraph">
      <style:paragraph-properties fo:text-align="justify" fo:line-height="150%" fo:text-indent="0.2479in"/>
    </style:style>
    <style:style style:name="P422" style:parent-style-name="Normalny" style:family="paragraph">
      <style:paragraph-properties fo:text-align="justify" fo:line-height="150%"/>
    </style:style>
    <style:style style:name="T423" style:parent-style-name="Domyślnaczcionkaakapitu" style:family="text">
      <style:text-properties style:text-underline-type="single" style:text-underline-style="solid" style:text-underline-width="auto" style:text-underline-mode="continuous"/>
    </style:style>
    <style:style style:name="T424" style:parent-style-name="Domyślnaczcionkaakapitu" style:family="text">
      <style:text-properties fo:background-color="#80FFFF" style:text-underline-type="single" style:text-underline-style="solid" style:text-underline-width="auto" style:text-underline-mode="continuous"/>
    </style:style>
    <style:style style:name="P425" style:parent-style-name="Normalny" style:family="paragraph">
      <style:paragraph-properties fo:text-align="justify" fo:line-height="150%" fo:text-indent="0.2479in"/>
    </style:style>
    <style:style style:name="T426" style:parent-style-name="Domyślnaczcionkaakapitu" style:family="text">
      <style:text-properties fo:background-color="#80FFFF"/>
    </style:style>
    <style:style style:name="P427" style:parent-style-name="Normalny" style:family="paragraph">
      <style:paragraph-properties fo:text-align="justify" fo:line-height="150%" fo:text-indent="0.2479in"/>
    </style:style>
    <style:style style:name="P428" style:parent-style-name="Normalny" style:family="paragraph">
      <style:paragraph-properties fo:text-align="justify" fo:line-height="150%" fo:text-indent="0.2479in"/>
    </style:style>
    <style:style style:name="P429" style:parent-style-name="Normalny" style:family="paragraph">
      <style:paragraph-properties fo:text-align="justify" fo:line-height="150%" fo:text-indent="0.2479in"/>
    </style:style>
    <style:style style:name="P430" style:parent-style-name="Normalny" style:family="paragraph">
      <style:paragraph-properties fo:text-align="justify" fo:line-height="150%"/>
    </style:style>
    <style:style style:name="T431" style:parent-style-name="Domyślnaczcionkaakapitu" style:family="text">
      <style:text-properties style:text-underline-type="single" style:text-underline-style="solid" style:text-underline-width="auto" style:text-underline-mode="continuous"/>
    </style:style>
    <style:style style:name="T432" style:parent-style-name="Domyślnaczcionkaakapitu" style:family="text">
      <style:text-properties fo:background-color="#80FFFF" style:text-underline-type="single" style:text-underline-style="solid" style:text-underline-width="auto" style:text-underline-mode="continuous"/>
    </style:style>
    <style:style style:name="T433" style:parent-style-name="Domyślnaczcionkaakapitu" style:family="text">
      <style:text-properties style:text-underline-type="single" style:text-underline-style="solid" style:text-underline-width="auto" style:text-underline-mode="continuous"/>
    </style:style>
    <style:style style:name="P434" style:parent-style-name="Normalny" style:family="paragraph">
      <style:paragraph-properties fo:text-align="justify" fo:line-height="150%" fo:text-indent="0.2479in"/>
    </style:style>
    <style:style style:name="T435" style:parent-style-name="Domyślnaczcionkaakapitu" style:family="text">
      <style:text-properties fo:background-color="#80FFFF"/>
    </style:style>
    <style:style style:name="P436" style:parent-style-name="Normalny" style:family="paragraph">
      <style:paragraph-properties fo:text-align="justify" fo:line-height="150%" fo:text-indent="0.2479in"/>
    </style:style>
    <style:style style:name="T437" style:parent-style-name="Domyślnaczcionkaakapitu" style:family="text">
      <style:text-properties fo:background-color="#80FFFF"/>
    </style:style>
    <style:style style:name="T438" style:parent-style-name="Domyślnaczcionkaakapitu" style:family="text">
      <style:text-properties fo:background-color="#80FFFF"/>
    </style:style>
    <style:style style:name="T439" style:parent-style-name="Domyślnaczcionkaakapitu" style:family="text">
      <style:text-properties fo:background-color="#80FFFF"/>
    </style:style>
    <style:style style:name="T440" style:parent-style-name="Domyślnaczcionkaakapitu" style:family="text">
      <style:text-properties fo:background-color="#80FFFF"/>
    </style:style>
    <style:style style:name="P441" style:parent-style-name="Normalny" style:family="paragraph">
      <style:paragraph-properties fo:text-align="justify" fo:line-height="150%" fo:text-indent="0.2479in"/>
    </style:style>
    <style:style style:name="T442" style:parent-style-name="Domyślnaczcionkaakapitu" style:family="text">
      <style:text-properties fo:background-color="#80FFFF"/>
    </style:style>
    <style:style style:name="P443" style:parent-style-name="Normalny" style:family="paragraph">
      <style:paragraph-properties fo:text-align="justify" fo:line-height="150%" fo:text-indent="0.2479in"/>
    </style:style>
    <style:style style:name="T444" style:parent-style-name="Domyślnaczcionkaakapitu" style:family="text">
      <style:text-properties fo:background-color="#80FFFF"/>
    </style:style>
    <style:style style:name="P445" style:parent-style-name="Normalny" style:family="paragraph">
      <style:paragraph-properties fo:text-align="justify" fo:line-height="150%"/>
    </style:style>
    <style:style style:name="T446" style:parent-style-name="Domyślnaczcionkaakapitu" style:family="text">
      <style:text-properties style:text-underline-type="single" style:text-underline-style="solid" style:text-underline-width="auto" style:text-underline-mode="continuous"/>
    </style:style>
    <style:style style:name="T447" style:parent-style-name="Domyślnaczcionkaakapitu" style:family="text">
      <style:text-properties fo:background-color="#80FFFF" style:text-underline-type="single" style:text-underline-style="solid" style:text-underline-width="auto" style:text-underline-mode="continuous"/>
    </style:style>
    <style:style style:name="T448" style:parent-style-name="Domyślnaczcionkaakapitu" style:family="text">
      <style:text-properties fo:background-color="#80FFFF"/>
    </style:style>
    <style:style style:name="P449" style:parent-style-name="Normalny" style:family="paragraph">
      <style:paragraph-properties fo:text-align="justify" fo:line-height="150%" fo:text-indent="0.2479in"/>
    </style:style>
    <style:style style:name="P450" style:parent-style-name="Normalny" style:family="paragraph">
      <style:paragraph-properties fo:text-align="justify" fo:line-height="150%"/>
    </style:style>
    <style:style style:name="T451" style:parent-style-name="Domyślnaczcionkaakapitu" style:family="text">
      <style:text-properties style:text-underline-type="single" style:text-underline-style="solid" style:text-underline-width="auto" style:text-underline-mode="continuous"/>
    </style:style>
    <style:style style:name="P452" style:parent-style-name="Normalny" style:family="paragraph">
      <style:paragraph-properties fo:text-align="justify" fo:line-height="150%" fo:text-indent="0.2479in"/>
    </style:style>
    <style:style style:name="P453" style:parent-style-name="Normalny" style:family="paragraph">
      <style:paragraph-properties fo:text-align="justify" fo:line-height="150%"/>
    </style:style>
    <style:style style:name="T454" style:parent-style-name="Domyślnaczcionkaakapitu" style:family="text">
      <style:text-properties style:text-underline-type="single" style:text-underline-style="solid" style:text-underline-width="auto" style:text-underline-mode="continuous"/>
    </style:style>
    <style:style style:name="T455" style:parent-style-name="Domyślnaczcionkaakapitu" style:family="text">
      <style:text-properties fo:background-color="#80FFFF" style:text-underline-type="single" style:text-underline-style="solid" style:text-underline-width="auto" style:text-underline-mode="continuous"/>
    </style:style>
    <style:style style:name="P456" style:parent-style-name="Normalny" style:family="paragraph">
      <style:paragraph-properties fo:text-align="justify" fo:line-height="150%" fo:text-indent="0.2479in"/>
    </style:style>
    <style:style style:name="P457" style:parent-style-name="Normalny" style:family="paragraph">
      <style:paragraph-properties fo:text-align="justify" fo:line-height="150%"/>
    </style:style>
    <style:style style:name="T458" style:parent-style-name="Domyślnaczcionkaakapitu" style:family="text">
      <style:text-properties style:text-underline-type="single" style:text-underline-style="solid" style:text-underline-width="auto" style:text-underline-mode="continuous"/>
    </style:style>
    <style:style style:name="P459" style:parent-style-name="Normalny" style:family="paragraph">
      <style:paragraph-properties fo:text-align="justify" fo:line-height="150%" fo:text-indent="0.2479in"/>
    </style:style>
    <style:style style:name="T460" style:parent-style-name="Domyślnaczcionkaakapitu" style:family="text">
      <style:text-properties fo:background-color="#80FFFF"/>
    </style:style>
    <style:style style:name="T461" style:parent-style-name="Domyślnaczcionkaakapitu" style:family="text">
      <style:text-properties fo:background-color="#80FFFF"/>
    </style:style>
    <style:style style:name="T462" style:parent-style-name="Domyślnaczcionkaakapitu" style:family="text">
      <style:text-properties fo:background-color="#80FFFF"/>
    </style:style>
    <style:style style:name="T463" style:parent-style-name="Domyślnaczcionkaakapitu" style:family="text">
      <style:text-properties fo:background-color="#80FFFF"/>
    </style:style>
    <style:style style:name="T464" style:parent-style-name="Domyślnaczcionkaakapitu" style:family="text">
      <style:text-properties fo:background-color="#80FFFF"/>
    </style:style>
    <style:style style:name="T465" style:parent-style-name="Domyślnaczcionkaakapitu" style:family="text">
      <style:text-properties fo:background-color="#80FFFF"/>
    </style:style>
    <style:style style:name="P466" style:parent-style-name="Normalny" style:family="paragraph">
      <style:paragraph-properties fo:text-align="justify" fo:line-height="150%" fo:text-indent="0.2479in"/>
    </style:style>
    <style:style style:name="P467" style:parent-style-name="Normalny" style:family="paragraph">
      <style:paragraph-properties fo:text-align="justify" fo:line-height="150%" fo:text-indent="0.2479in"/>
    </style:style>
    <style:style style:name="P468" style:parent-style-name="Normalny" style:family="paragraph">
      <style:paragraph-properties fo:text-align="justify" fo:line-height="150%"/>
    </style:style>
    <style:style style:name="T469" style:parent-style-name="Domyślnaczcionkaakapitu" style:family="text">
      <style:text-properties style:text-underline-type="single" style:text-underline-style="solid" style:text-underline-width="auto" style:text-underline-mode="continuous"/>
    </style:style>
    <style:style style:name="P470" style:parent-style-name="Normalny" style:family="paragraph">
      <style:paragraph-properties fo:text-align="justify" fo:line-height="150%" fo:text-indent="0.2479in"/>
    </style:style>
    <style:style style:name="P471" style:parent-style-name="Normalny" style:family="paragraph">
      <style:paragraph-properties fo:text-align="justify" fo:line-height="150%" fo:text-indent="0.2479in"/>
    </style:style>
    <style:style style:name="P472" style:parent-style-name="Normalny" style:family="paragraph">
      <style:paragraph-properties fo:text-align="justify" fo:line-height="150%" fo:text-indent="0.2479in"/>
    </style:style>
    <style:style style:name="P473" style:parent-style-name="Normalny" style:family="paragraph">
      <style:paragraph-properties fo:text-align="justify" fo:line-height="150%" fo:text-indent="0.2479in"/>
    </style:style>
    <style:style style:name="P474" style:parent-style-name="Normalny" style:family="paragraph">
      <style:paragraph-properties fo:text-align="justify" fo:line-height="150%"/>
    </style:style>
    <style:style style:name="T475" style:parent-style-name="Domyślnaczcionkaakapitu" style:family="text">
      <style:text-properties style:text-underline-type="single" style:text-underline-style="solid" style:text-underline-width="auto" style:text-underline-mode="continuous"/>
    </style:style>
    <style:style style:name="P476" style:parent-style-name="Normalny" style:family="paragraph">
      <style:paragraph-properties fo:text-align="justify" fo:line-height="150%" fo:text-indent="0.2479in"/>
    </style:style>
    <style:style style:name="P477" style:parent-style-name="Normalny" style:family="paragraph">
      <style:paragraph-properties fo:text-align="justify" fo:line-height="150%" fo:text-indent="0.2479in"/>
    </style:style>
    <style:style style:name="P478" style:parent-style-name="Normalny" style:family="paragraph">
      <style:paragraph-properties fo:text-align="justify" fo:line-height="150%" fo:text-indent="0.2479in"/>
    </style:style>
    <style:style style:name="P479" style:parent-style-name="Normalny" style:family="paragraph">
      <style:paragraph-properties fo:text-align="justify" fo:line-height="150%" fo:text-indent="0.2479in"/>
    </style:style>
    <style:style style:name="T480" style:parent-style-name="Domyślnaczcionkaakapitu" style:family="text">
      <style:text-properties fo:background-color="#80FFFF"/>
    </style:style>
    <style:style style:name="P481" style:parent-style-name="Normalny" style:family="paragraph">
      <style:paragraph-properties fo:text-align="justify" fo:line-height="150%" fo:text-indent="0.2479in"/>
    </style:style>
    <style:style style:name="P482" style:parent-style-name="Normalny" style:family="paragraph">
      <style:paragraph-properties fo:text-align="justify" fo:line-height="150%"/>
    </style:style>
    <style:style style:name="T483" style:parent-style-name="Domyślnaczcionkaakapitu" style:family="text">
      <style:text-properties style:text-underline-type="single" style:text-underline-style="solid" style:text-underline-width="auto" style:text-underline-mode="continuous"/>
    </style:style>
    <style:style style:name="T484" style:parent-style-name="Domyślnaczcionkaakapitu" style:family="text">
      <style:text-properties fo:background-color="#80FFFF" style:text-underline-type="single" style:text-underline-style="solid" style:text-underline-width="auto" style:text-underline-mode="continuous"/>
    </style:style>
    <style:style style:name="T485" style:parent-style-name="Domyślnaczcionkaakapitu" style:family="text">
      <style:text-properties fo:background-color="#80FFFF"/>
    </style:style>
    <style:style style:name="P486" style:parent-style-name="Normalny" style:family="paragraph">
      <style:paragraph-properties fo:text-align="justify" fo:line-height="150%" fo:text-indent="0.2479in"/>
    </style:style>
    <style:style style:name="T487" style:parent-style-name="Domyślnaczcionkaakapitu" style:family="text">
      <style:text-properties fo:background-color="#80FFFF"/>
    </style:style>
    <style:style style:name="P488" style:parent-style-name="Normalny" style:family="paragraph">
      <style:paragraph-properties fo:text-align="justify" fo:line-height="150%" fo:text-indent="0.2479in"/>
    </style:style>
    <style:style style:name="P489" style:parent-style-name="Normalny" style:family="paragraph">
      <style:paragraph-properties fo:text-align="justify" fo:line-height="150%" fo:text-indent="0.2479in"/>
    </style:style>
    <style:style style:name="P490" style:parent-style-name="Normalny" style:family="paragraph">
      <style:paragraph-properties fo:text-align="justify" fo:line-height="150%" fo:text-indent="0.2479in"/>
    </style:style>
    <style:style style:name="P491" style:parent-style-name="Normalny" style:family="paragraph">
      <style:paragraph-properties fo:text-align="justify" fo:line-height="150%"/>
    </style:style>
    <style:style style:name="T492" style:parent-style-name="Domyślnaczcionkaakapitu" style:family="text">
      <style:text-properties style:text-underline-type="single" style:text-underline-style="solid" style:text-underline-width="auto" style:text-underline-mode="continuous"/>
    </style:style>
    <style:style style:name="P493" style:parent-style-name="Normalny" style:family="paragraph">
      <style:paragraph-properties fo:text-align="justify" fo:line-height="150%" fo:text-indent="0.2479in"/>
    </style:style>
    <style:style style:name="T494" style:parent-style-name="Domyślnaczcionkaakapitu" style:family="text">
      <style:text-properties fo:background-color="#80FFFF"/>
    </style:style>
    <style:style style:name="T495" style:parent-style-name="Domyślnaczcionkaakapitu" style:family="text">
      <style:text-properties fo:background-color="#80FFFF"/>
    </style:style>
    <style:style style:name="P496" style:parent-style-name="Normalny" style:family="paragraph">
      <style:paragraph-properties fo:text-align="justify" fo:line-height="150%"/>
    </style:style>
    <style:style style:name="T497" style:parent-style-name="Domyślnaczcionkaakapitu" style:family="text">
      <style:text-properties style:text-underline-type="single" style:text-underline-style="solid" style:text-underline-width="auto" style:text-underline-mode="continuous"/>
    </style:style>
    <style:style style:name="P498" style:parent-style-name="Normalny" style:family="paragraph">
      <style:paragraph-properties fo:text-align="justify" fo:line-height="150%" fo:text-indent="0.2479in"/>
    </style:style>
    <style:style style:name="P499" style:parent-style-name="Normalny" style:family="paragraph">
      <style:paragraph-properties fo:text-align="justify" fo:line-height="150%" fo:text-indent="0.2479in"/>
    </style:style>
    <style:style style:name="P500" style:parent-style-name="Normalny" style:family="paragraph">
      <style:paragraph-properties fo:text-align="justify" fo:line-height="150%" fo:text-indent="0.2479in"/>
    </style:style>
    <style:style style:name="P501" style:parent-style-name="Normalny" style:family="paragraph">
      <style:paragraph-properties fo:text-align="justify" fo:line-height="150%" fo:text-indent="0.2479in"/>
    </style:style>
    <style:style style:name="T502" style:parent-style-name="Domyślnaczcionkaakapitu" style:family="text">
      <style:text-properties fo:background-color="#80FFFF"/>
    </style:style>
    <style:style style:name="P503" style:parent-style-name="Normalny" style:family="paragraph">
      <style:paragraph-properties fo:text-align="justify" fo:line-height="150%" fo:text-indent="0.2479in"/>
    </style:style>
    <style:style style:name="P504" style:parent-style-name="Normalny" style:family="paragraph">
      <style:paragraph-properties fo:text-align="justify" fo:line-height="150%"/>
    </style:style>
    <style:style style:name="T505" style:parent-style-name="Domyślnaczcionkaakapitu" style:family="text">
      <style:text-properties style:text-underline-type="single" style:text-underline-style="solid" style:text-underline-width="auto" style:text-underline-mode="continuous"/>
    </style:style>
    <style:style style:name="T506" style:parent-style-name="Domyślnaczcionkaakapitu" style:family="text">
      <style:text-properties fo:background-color="#80FFFF" style:text-underline-type="single" style:text-underline-style="solid" style:text-underline-width="auto" style:text-underline-mode="continuous"/>
    </style:style>
    <style:style style:name="P507" style:parent-style-name="Normalny" style:family="paragraph">
      <style:paragraph-properties fo:text-align="justify" fo:line-height="150%" fo:text-indent="0.2479in"/>
    </style:style>
    <style:style style:name="T508" style:parent-style-name="Domyślnaczcionkaakapitu" style:family="text">
      <style:text-properties fo:background-color="#80FFFF"/>
    </style:style>
    <style:style style:name="T509" style:parent-style-name="Domyślnaczcionkaakapitu" style:family="text">
      <style:text-properties fo:background-color="#80FFFF"/>
    </style:style>
    <style:style style:name="P510" style:parent-style-name="Normalny" style:family="paragraph">
      <style:paragraph-properties fo:text-align="justify" fo:line-height="150%" fo:text-indent="0.2479in"/>
    </style:style>
    <style:style style:name="T511" style:parent-style-name="Domyślnaczcionkaakapitu" style:family="text">
      <style:text-properties fo:background-color="#80FFFF"/>
    </style:style>
    <style:style style:name="T512" style:parent-style-name="Domyślnaczcionkaakapitu" style:family="text">
      <style:text-properties fo:background-color="#80FFFF"/>
    </style:style>
    <style:style style:name="T513" style:parent-style-name="Domyślnaczcionkaakapitu" style:family="text">
      <style:text-properties fo:background-color="#80FFFF"/>
    </style:style>
    <style:style style:name="T514" style:parent-style-name="Domyślnaczcionkaakapitu" style:family="text">
      <style:text-properties fo:background-color="#80FFFF"/>
    </style:style>
    <style:style style:name="P515" style:parent-style-name="Normalny" style:family="paragraph">
      <style:paragraph-properties fo:text-align="justify" fo:line-height="150%" fo:text-indent="0.2479in"/>
    </style:style>
    <style:style style:name="T516" style:parent-style-name="Domyślnaczcionkaakapitu" style:family="text">
      <style:text-properties fo:background-color="#80FFFF"/>
    </style:style>
    <style:style style:name="T517" style:parent-style-name="Domyślnaczcionkaakapitu" style:family="text">
      <style:text-properties fo:background-color="#80FFFF"/>
    </style:style>
    <style:style style:name="T518" style:parent-style-name="Domyślnaczcionkaakapitu" style:family="text">
      <style:text-properties fo:background-color="#80FFFF"/>
    </style:style>
    <style:style style:name="P519" style:parent-style-name="Normalny" style:family="paragraph">
      <style:paragraph-properties fo:text-align="justify" fo:line-height="150%"/>
    </style:style>
    <style:style style:name="T520" style:parent-style-name="Domyślnaczcionkaakapitu" style:family="text">
      <style:text-properties style:text-underline-type="single" style:text-underline-style="solid" style:text-underline-width="auto" style:text-underline-mode="continuous"/>
    </style:style>
    <style:style style:name="T521" style:parent-style-name="Domyślnaczcionkaakapitu" style:family="text">
      <style:text-properties fo:background-color="#80FFFF" style:text-underline-type="single" style:text-underline-style="solid" style:text-underline-width="auto" style:text-underline-mode="continuous"/>
    </style:style>
    <style:style style:name="P522" style:parent-style-name="Normalny" style:family="paragraph">
      <style:paragraph-properties fo:text-align="justify" fo:line-height="150%" fo:text-indent="0.2479in"/>
    </style:style>
    <style:style style:name="P523" style:parent-style-name="Normalny" style:family="paragraph">
      <style:paragraph-properties fo:text-align="justify" fo:line-height="150%"/>
    </style:style>
    <style:style style:name="T524" style:parent-style-name="Domyślnaczcionkaakapitu" style:family="text">
      <style:text-properties style:text-underline-type="single" style:text-underline-style="solid" style:text-underline-width="auto" style:text-underline-mode="continuous"/>
    </style:style>
    <style:style style:name="T525" style:parent-style-name="Domyślnaczcionkaakapitu" style:family="text">
      <style:text-properties fo:background-color="#80FFFF" style:text-underline-type="single" style:text-underline-style="solid" style:text-underline-width="auto" style:text-underline-mode="continuous"/>
    </style:style>
    <style:style style:name="T526" style:parent-style-name="Domyślnaczcionkaakapitu" style:family="text">
      <style:text-properties style:text-underline-type="single" style:text-underline-style="solid" style:text-underline-width="auto" style:text-underline-mode="continuous"/>
    </style:style>
    <style:style style:name="T527" style:parent-style-name="Domyślnaczcionkaakapitu" style:family="text">
      <style:text-properties fo:background-color="#80FFFF" style:text-underline-type="single" style:text-underline-style="solid" style:text-underline-width="auto" style:text-underline-mode="continuous"/>
    </style:style>
    <style:style style:name="T528" style:parent-style-name="Domyślnaczcionkaakapitu" style:family="text">
      <style:text-properties style:text-underline-type="single" style:text-underline-style="solid" style:text-underline-width="auto" style:text-underline-mode="continuous"/>
    </style:style>
    <style:style style:name="P529" style:parent-style-name="Normalny" style:family="paragraph">
      <style:paragraph-properties fo:text-align="justify" fo:line-height="150%" fo:text-indent="0.2479in"/>
    </style:style>
    <style:style style:name="T530" style:parent-style-name="Domyślnaczcionkaakapitu" style:family="text">
      <style:text-properties fo:background-color="#80FFFF"/>
    </style:style>
    <style:style style:name="T531" style:parent-style-name="Domyślnaczcionkaakapitu" style:family="text">
      <style:text-properties fo:background-color="#80FFFF"/>
    </style:style>
    <style:style style:name="T532" style:parent-style-name="Domyślnaczcionkaakapitu" style:family="text">
      <style:text-properties fo:background-color="#80FFFF"/>
    </style:style>
    <style:style style:name="T533" style:parent-style-name="Domyślnaczcionkaakapitu" style:family="text">
      <style:text-properties fo:background-color="#80FFFF"/>
    </style:style>
    <style:style style:name="P534" style:parent-style-name="Normalny" style:family="paragraph">
      <style:paragraph-properties fo:text-align="justify" fo:line-height="150%"/>
    </style:style>
    <style:style style:name="T535" style:parent-style-name="Domyślnaczcionkaakapitu" style:family="text">
      <style:text-properties style:text-underline-type="single" style:text-underline-style="solid" style:text-underline-width="auto" style:text-underline-mode="continuous"/>
    </style:style>
    <style:style style:name="T536" style:parent-style-name="Domyślnaczcionkaakapitu" style:family="text">
      <style:text-properties fo:background-color="#80FFFF" style:text-underline-type="single" style:text-underline-style="solid" style:text-underline-width="auto" style:text-underline-mode="continuous"/>
    </style:style>
    <style:style style:name="P537" style:parent-style-name="Normalny" style:family="paragraph">
      <style:paragraph-properties fo:text-align="justify" fo:line-height="150%" fo:text-indent="0.2479in"/>
    </style:style>
    <style:style style:name="T538" style:parent-style-name="Domyślnaczcionkaakapitu" style:family="text">
      <style:text-properties fo:background-color="#80FFFF"/>
    </style:style>
    <style:style style:name="P539" style:parent-style-name="Normalny" style:family="paragraph">
      <style:paragraph-properties fo:text-align="justify" fo:line-height="150%"/>
    </style:style>
    <style:style style:name="T540" style:parent-style-name="Domyślnaczcionkaakapitu" style:family="text">
      <style:text-properties style:text-underline-type="single" style:text-underline-style="solid" style:text-underline-width="auto" style:text-underline-mode="continuous"/>
    </style:style>
    <style:style style:name="P541" style:parent-style-name="Normalny" style:family="paragraph">
      <style:paragraph-properties fo:text-align="justify" fo:line-height="150%" fo:text-indent="0.2479in"/>
    </style:style>
    <style:style style:name="T542" style:parent-style-name="Domyślnaczcionkaakapitu" style:family="text">
      <style:text-properties fo:background-color="#80FFFF"/>
    </style:style>
    <style:style style:name="T543" style:parent-style-name="Domyślnaczcionkaakapitu" style:family="text">
      <style:text-properties fo:background-color="#80FFFF"/>
    </style:style>
    <style:style style:name="T544" style:parent-style-name="Domyślnaczcionkaakapitu" style:family="text">
      <style:text-properties fo:background-color="#80FFFF"/>
    </style:style>
    <style:style style:name="P545" style:parent-style-name="Normalny" style:family="paragraph">
      <style:paragraph-properties fo:text-align="justify" fo:line-height="150%"/>
    </style:style>
    <style:style style:name="T546" style:parent-style-name="Domyślnaczcionkaakapitu" style:family="text">
      <style:text-properties style:text-underline-type="single" style:text-underline-style="solid" style:text-underline-width="auto" style:text-underline-mode="continuous"/>
    </style:style>
    <style:style style:name="P547" style:parent-style-name="Normalny" style:family="paragraph">
      <style:paragraph-properties fo:text-align="justify" fo:line-height="150%" fo:text-indent="0.2479in"/>
    </style:style>
    <style:style style:name="T548" style:parent-style-name="Domyślnaczcionkaakapitu" style:family="text">
      <style:text-properties fo:background-color="#80FFFF"/>
    </style:style>
    <style:style style:name="T549" style:parent-style-name="Domyślnaczcionkaakapitu" style:family="text">
      <style:text-properties fo:background-color="#80FFFF"/>
    </style:style>
    <style:style style:name="P550" style:parent-style-name="Normalny" style:family="paragraph">
      <style:paragraph-properties fo:text-align="justify" fo:line-height="150%"/>
    </style:style>
    <style:style style:name="T551" style:parent-style-name="Domyślnaczcionkaakapitu" style:family="text">
      <style:text-properties style:text-underline-type="single" style:text-underline-style="solid" style:text-underline-width="auto" style:text-underline-mode="continuous"/>
    </style:style>
    <style:style style:name="P552" style:parent-style-name="Normalny" style:family="paragraph">
      <style:paragraph-properties fo:text-align="justify" fo:line-height="150%" fo:text-indent="0.2479in"/>
    </style:style>
    <style:style style:name="T553" style:parent-style-name="Domyślnaczcionkaakapitu" style:family="text">
      <style:text-properties fo:background-color="#80FFFF"/>
    </style:style>
    <style:style style:name="P554" style:parent-style-name="Normalny" style:family="paragraph">
      <style:paragraph-properties fo:text-align="justify" fo:line-height="150%" fo:text-indent="0.2479in"/>
    </style:style>
    <style:style style:name="P555" style:parent-style-name="Normalny" style:family="paragraph">
      <style:paragraph-properties fo:text-align="justify" fo:line-height="150%"/>
    </style:style>
    <style:style style:name="T556" style:parent-style-name="Domyślnaczcionkaakapitu" style:family="text">
      <style:text-properties style:text-underline-type="single" style:text-underline-style="solid" style:text-underline-width="auto" style:text-underline-mode="continuous"/>
    </style:style>
    <style:style style:name="T557" style:parent-style-name="Domyślnaczcionkaakapitu" style:family="text">
      <style:text-properties fo:background-color="#80FFFF" style:text-underline-type="single" style:text-underline-style="solid" style:text-underline-width="auto" style:text-underline-mode="continuous"/>
    </style:style>
    <style:style style:name="T558" style:parent-style-name="Domyślnaczcionkaakapitu" style:family="text">
      <style:text-properties style:text-underline-type="single" style:text-underline-style="solid" style:text-underline-width="auto" style:text-underline-mode="continuous"/>
    </style:style>
    <style:style style:name="T559" style:parent-style-name="Domyślnaczcionkaakapitu" style:family="text">
      <style:text-properties fo:background-color="#80FFFF" style:text-underline-type="single" style:text-underline-style="solid" style:text-underline-width="auto" style:text-underline-mode="continuous"/>
    </style:style>
    <style:style style:name="T560" style:parent-style-name="Domyślnaczcionkaakapitu" style:family="text">
      <style:text-properties style:text-underline-type="single" style:text-underline-style="solid" style:text-underline-width="auto" style:text-underline-mode="continuous"/>
    </style:style>
    <style:style style:name="T561" style:parent-style-name="Domyślnaczcionkaakapitu" style:family="text">
      <style:text-properties fo:background-color="#80FFFF" style:text-underline-type="single" style:text-underline-style="solid" style:text-underline-width="auto" style:text-underline-mode="continuous"/>
    </style:style>
    <style:style style:name="T562" style:parent-style-name="Domyślnaczcionkaakapitu" style:family="text">
      <style:text-properties style:text-underline-type="single" style:text-underline-style="solid" style:text-underline-width="auto" style:text-underline-mode="continuous"/>
    </style:style>
    <style:style style:name="P563" style:parent-style-name="Normalny" style:family="paragraph">
      <style:paragraph-properties fo:text-align="justify" fo:line-height="150%" fo:text-indent="0.2479in"/>
    </style:style>
    <style:style style:name="T564" style:parent-style-name="Domyślnaczcionkaakapitu" style:family="text">
      <style:text-properties fo:background-color="#80FFFF"/>
    </style:style>
    <style:style style:name="P565" style:parent-style-name="Normalny" style:family="paragraph">
      <style:paragraph-properties fo:text-align="justify" fo:line-height="150%"/>
    </style:style>
    <style:style style:name="T566" style:parent-style-name="Domyślnaczcionkaakapitu" style:family="text">
      <style:text-properties style:text-underline-type="single" style:text-underline-style="solid" style:text-underline-width="auto" style:text-underline-mode="continuous"/>
    </style:style>
    <style:style style:name="P567" style:parent-style-name="Normalny" style:family="paragraph">
      <style:paragraph-properties fo:text-align="justify" fo:line-height="150%" fo:text-indent="0.2479in"/>
    </style:style>
    <style:style style:name="T568" style:parent-style-name="Domyślnaczcionkaakapitu" style:family="text">
      <style:text-properties fo:background-color="#80FFFF"/>
    </style:style>
    <style:style style:name="T569" style:parent-style-name="Domyślnaczcionkaakapitu" style:family="text">
      <style:text-properties style:text-underline-type="single" style:text-underline-style="solid" style:text-underline-width="auto" style:text-underline-mode="continuous"/>
    </style:style>
    <style:style style:name="P570" style:parent-style-name="Normalny" style:family="paragraph">
      <style:paragraph-properties fo:text-align="justify" fo:line-height="150%" fo:text-indent="0.2479in"/>
    </style:style>
    <style:style style:name="P571" style:parent-style-name="Normalny" style:family="paragraph">
      <style:paragraph-properties fo:text-align="justify" fo:line-height="150%" fo:text-indent="0.2479in"/>
    </style:style>
    <style:style style:name="T572" style:parent-style-name="Domyślnaczcionkaakapitu" style:family="text">
      <style:text-properties fo:background-color="#80FFFF"/>
    </style:style>
    <style:style style:name="P573" style:parent-style-name="Normalny" style:family="paragraph">
      <style:paragraph-properties fo:text-align="justify" fo:line-height="150%" fo:text-indent="0.2479in"/>
    </style:style>
    <style:style style:name="T574" style:parent-style-name="Domyślnaczcionkaakapitu" style:family="text">
      <style:text-properties fo:background-color="#80FFFF"/>
    </style:style>
    <style:style style:name="T575" style:parent-style-name="Domyślnaczcionkaakapitu" style:family="text">
      <style:text-properties fo:background-color="#80FFFF"/>
    </style:style>
    <style:style style:name="P576" style:parent-style-name="Normalny" style:family="paragraph">
      <style:paragraph-properties fo:text-align="justify" fo:line-height="150%"/>
    </style:style>
    <style:style style:name="T577" style:parent-style-name="Domyślnaczcionkaakapitu" style:family="text">
      <style:text-properties style:text-underline-type="single" style:text-underline-style="solid" style:text-underline-width="auto" style:text-underline-mode="continuous"/>
    </style:style>
    <style:style style:name="P578" style:parent-style-name="Normalny" style:family="paragraph">
      <style:paragraph-properties fo:text-align="justify" fo:line-height="150%" fo:text-indent="0.2479in"/>
    </style:style>
    <style:style style:name="T579" style:parent-style-name="Domyślnaczcionkaakapitu" style:family="text">
      <style:text-properties fo:background-color="#80FFFF"/>
    </style:style>
    <style:style style:name="P580" style:parent-style-name="Normalny" style:family="paragraph">
      <style:paragraph-properties fo:text-align="justify" fo:line-height="150%"/>
    </style:style>
    <style:style style:name="T581" style:parent-style-name="Domyślnaczcionkaakapitu" style:family="text">
      <style:text-properties style:text-underline-type="single" style:text-underline-style="solid" style:text-underline-width="auto" style:text-underline-mode="continuous"/>
    </style:style>
    <style:style style:name="P582" style:parent-style-name="Normalny" style:family="paragraph">
      <style:paragraph-properties fo:text-align="justify" fo:line-height="150%" fo:text-indent="0.2479in"/>
    </style:style>
    <style:style style:name="T583" style:parent-style-name="Domyślnaczcionkaakapitu" style:family="text">
      <style:text-properties fo:background-color="#80FFFF"/>
    </style:style>
    <style:style style:name="P584" style:parent-style-name="Normalny" style:family="paragraph">
      <style:paragraph-properties fo:text-align="justify" fo:line-height="150%"/>
    </style:style>
    <style:style style:name="T585" style:parent-style-name="Domyślnaczcionkaakapitu" style:family="text">
      <style:text-properties style:text-underline-type="single" style:text-underline-style="solid" style:text-underline-width="auto" style:text-underline-mode="continuous"/>
    </style:style>
    <style:style style:name="P586" style:parent-style-name="Normalny" style:family="paragraph">
      <style:paragraph-properties fo:text-align="justify" fo:line-height="150%" fo:text-indent="0.2479in"/>
    </style:style>
    <style:style style:name="T587" style:parent-style-name="Domyślnaczcionkaakapitu" style:family="text">
      <style:text-properties fo:background-color="#80FFFF"/>
    </style:style>
    <style:style style:name="P588" style:parent-style-name="Normalny" style:family="paragraph">
      <style:paragraph-properties fo:text-align="justify" fo:line-height="150%"/>
    </style:style>
    <style:style style:name="T589" style:parent-style-name="Domyślnaczcionkaakapitu" style:family="text">
      <style:text-properties style:text-underline-type="single" style:text-underline-style="solid" style:text-underline-width="auto" style:text-underline-mode="continuous"/>
    </style:style>
    <style:style style:name="T590" style:parent-style-name="Domyślnaczcionkaakapitu" style:family="text">
      <style:text-properties fo:background-color="#80FFFF" style:text-underline-type="single" style:text-underline-style="solid" style:text-underline-width="auto" style:text-underline-mode="continuous"/>
    </style:style>
    <style:style style:name="T591" style:parent-style-name="Domyślnaczcionkaakapitu" style:family="text">
      <style:text-properties style:text-underline-type="single" style:text-underline-style="solid" style:text-underline-width="auto" style:text-underline-mode="continuous"/>
    </style:style>
    <style:style style:name="T592" style:parent-style-name="Domyślnaczcionkaakapitu" style:family="text">
      <style:text-properties fo:background-color="#80FFFF" style:text-underline-type="single" style:text-underline-style="solid" style:text-underline-width="auto" style:text-underline-mode="continuous"/>
    </style:style>
    <style:style style:name="P593" style:parent-style-name="Normalny" style:family="paragraph">
      <style:paragraph-properties fo:text-align="justify" fo:line-height="150%" fo:text-indent="0.2479in"/>
    </style:style>
    <style:style style:name="T594" style:parent-style-name="Domyślnaczcionkaakapitu" style:family="text">
      <style:text-properties fo:background-color="#80FFFF"/>
    </style:style>
    <style:style style:name="T595" style:parent-style-name="Domyślnaczcionkaakapitu" style:family="text">
      <style:text-properties fo:background-color="#80FFFF"/>
    </style:style>
    <style:style style:name="T596" style:parent-style-name="Domyślnaczcionkaakapitu" style:family="text">
      <style:text-properties fo:background-color="#80FFFF"/>
    </style:style>
    <style:style style:name="T597" style:parent-style-name="Domyślnaczcionkaakapitu" style:family="text">
      <style:text-properties fo:background-color="#80FFFF"/>
    </style:style>
    <style:style style:name="T598" style:parent-style-name="Domyślnaczcionkaakapitu" style:family="text">
      <style:text-properties fo:background-color="#80FFFF"/>
    </style:style>
    <style:style style:name="T599" style:parent-style-name="Domyślnaczcionkaakapitu" style:family="text">
      <style:text-properties fo:background-color="#80FFFF"/>
    </style:style>
    <style:style style:name="T600" style:parent-style-name="Domyślnaczcionkaakapitu" style:family="text">
      <style:text-properties fo:background-color="#80FFFF"/>
    </style:style>
    <style:style style:name="T601" style:parent-style-name="Domyślnaczcionkaakapitu" style:family="text">
      <style:text-properties fo:background-color="#80FFFF"/>
    </style:style>
    <style:style style:name="P602" style:parent-style-name="Normalny" style:family="paragraph">
      <style:paragraph-properties fo:text-align="justify" fo:line-height="150%" fo:text-indent="0.2479in"/>
    </style:style>
    <style:style style:name="T603" style:parent-style-name="Domyślnaczcionkaakapitu" style:family="text">
      <style:text-properties fo:background-color="#80FFFF"/>
    </style:style>
    <style:style style:name="P604" style:parent-style-name="Normalny" style:family="paragraph">
      <style:paragraph-properties fo:text-align="justify" fo:line-height="150%" fo:text-indent="0.2479in"/>
    </style:style>
    <style:style style:name="T605" style:parent-style-name="Domyślnaczcionkaakapitu" style:family="text">
      <style:text-properties fo:background-color="#80FFFF"/>
    </style:style>
    <style:style style:name="T606" style:parent-style-name="Domyślnaczcionkaakapitu" style:family="text">
      <style:text-properties fo:background-color="#80FFFF"/>
    </style:style>
    <style:style style:name="T607" style:parent-style-name="Domyślnaczcionkaakapitu" style:family="text">
      <style:text-properties fo:background-color="#80FFFF"/>
    </style:style>
    <style:style style:name="T608" style:parent-style-name="Domyślnaczcionkaakapitu" style:family="text">
      <style:text-properties fo:background-color="#80FFFF"/>
    </style:style>
    <style:style style:name="P609" style:parent-style-name="Normalny" style:family="paragraph">
      <style:paragraph-properties fo:text-align="justify" fo:line-height="150%" fo:text-indent="0.2479in"/>
    </style:style>
    <style:style style:name="P610" style:parent-style-name="Normalny" style:family="paragraph">
      <style:paragraph-properties fo:text-align="justify" fo:line-height="150%"/>
    </style:style>
    <style:style style:name="T611" style:parent-style-name="Domyślnaczcionkaakapitu" style:family="text">
      <style:text-properties style:text-underline-type="single" style:text-underline-style="solid" style:text-underline-width="auto" style:text-underline-mode="continuous"/>
    </style:style>
    <style:style style:name="P612" style:parent-style-name="Normalny" style:family="paragraph">
      <style:paragraph-properties fo:text-align="justify" fo:line-height="150%" fo:text-indent="0.2479in"/>
    </style:style>
    <style:style style:name="P613" style:parent-style-name="Normalny" style:family="paragraph">
      <style:paragraph-properties fo:text-align="justify" fo:line-height="150%" fo:text-indent="0.2479in"/>
    </style:style>
    <style:style style:name="T614" style:parent-style-name="Domyślnaczcionkaakapitu" style:family="text">
      <style:text-properties fo:background-color="#80FFFF"/>
    </style:style>
    <style:style style:name="T615" style:parent-style-name="Domyślnaczcionkaakapitu" style:family="text">
      <style:text-properties fo:background-color="#80FFFF"/>
    </style:style>
    <style:style style:name="T616" style:parent-style-name="Domyślnaczcionkaakapitu" style:family="text">
      <style:text-properties fo:background-color="#80FFFF"/>
    </style:style>
    <style:style style:name="T617" style:parent-style-name="Domyślnaczcionkaakapitu" style:family="text">
      <style:text-properties fo:background-color="#80FFFF"/>
    </style:style>
    <style:style style:name="P618" style:parent-style-name="Normalny" style:family="paragraph">
      <style:paragraph-properties fo:text-align="justify" fo:line-height="150%" fo:text-indent="0.2479in"/>
    </style:style>
    <style:style style:name="P619" style:parent-style-name="Normalny" style:family="paragraph">
      <style:paragraph-properties fo:text-align="justify" fo:line-height="150%" fo:text-indent="0.2479in"/>
    </style:style>
    <style:style style:name="T620" style:parent-style-name="Domyślnaczcionkaakapitu" style:family="text">
      <style:text-properties fo:background-color="#80FFFF"/>
    </style:style>
    <style:style style:name="P621" style:parent-style-name="Normalny" style:family="paragraph">
      <style:paragraph-properties fo:text-align="justify" fo:line-height="150%" fo:text-indent="0.2479in"/>
    </style:style>
    <style:style style:name="P622" style:parent-style-name="Normalny" style:family="paragraph">
      <style:paragraph-properties fo:text-align="justify" fo:line-height="150%" fo:text-indent="0.2479in"/>
    </style:style>
    <style:style style:name="P623" style:parent-style-name="Normalny" style:family="paragraph">
      <style:paragraph-properties fo:text-align="justify" fo:line-height="150%" fo:text-indent="0.2479in"/>
    </style:style>
    <style:style style:name="T624" style:parent-style-name="Domyślnaczcionkaakapitu" style:family="text">
      <style:text-properties fo:background-color="#80FFFF"/>
    </style:style>
    <style:style style:name="P625" style:parent-style-name="Normalny" style:family="paragraph">
      <style:paragraph-properties fo:text-align="justify" fo:line-height="150%" fo:text-indent="0.2479in"/>
    </style:style>
    <style:style style:name="P626" style:parent-style-name="Normalny" style:family="paragraph">
      <style:paragraph-properties fo:text-align="justify" fo:line-height="150%" fo:text-indent="0.2479in"/>
    </style:style>
    <style:style style:name="P627" style:parent-style-name="Normalny" style:family="paragraph">
      <style:paragraph-properties fo:text-align="justify" fo:line-height="150%">
        <style:tab-stops>
          <style:tab-stop style:type="left" style:position="0.8986in"/>
        </style:tab-stops>
      </style:paragraph-properties>
    </style:style>
    <style:style style:name="T628" style:parent-style-name="Domyślnaczcionkaakapitu" style:family="text">
      <style:text-properties style:text-underline-type="single" style:text-underline-style="solid" style:text-underline-width="auto" style:text-underline-mode="continuous"/>
    </style:style>
    <style:style style:name="P629" style:parent-style-name="Normalny" style:family="paragraph">
      <style:paragraph-properties fo:text-align="justify" fo:line-height="150%" fo:text-indent="0.2479in">
        <style:tab-stops>
          <style:tab-stop style:type="left" style:position="0.8986in"/>
        </style:tab-stops>
      </style:paragraph-properties>
    </style:style>
    <style:style style:name="T630" style:parent-style-name="Domyślnaczcionkaakapitu" style:family="text">
      <style:text-properties fo:background-color="#80FFFF"/>
    </style:style>
    <style:style style:name="P631" style:parent-style-name="Normalny" style:family="paragraph">
      <style:paragraph-properties fo:text-align="justify" fo:line-height="150%">
        <style:tab-stops>
          <style:tab-stop style:type="left" style:position="0.8986in"/>
        </style:tab-stops>
      </style:paragraph-properties>
    </style:style>
    <style:style style:name="T632" style:parent-style-name="Domyślnaczcionkaakapitu" style:family="text">
      <style:text-properties style:text-underline-type="single" style:text-underline-style="solid" style:text-underline-width="auto" style:text-underline-mode="continuous"/>
    </style:style>
    <style:style style:name="P633" style:parent-style-name="Normalny" style:family="paragraph">
      <style:paragraph-properties fo:text-align="justify" fo:line-height="150%" fo:text-indent="0.2479in">
        <style:tab-stops>
          <style:tab-stop style:type="left" style:position="0.8986in"/>
        </style:tab-stops>
      </style:paragraph-properties>
    </style:style>
    <style:style style:name="P634" style:parent-style-name="Normalny" style:family="paragraph">
      <style:paragraph-properties fo:text-align="justify" fo:line-height="150%"/>
    </style:style>
    <style:style style:name="T635" style:parent-style-name="Domyślnaczcionkaakapitu" style:family="text">
      <style:text-properties style:text-underline-type="single" style:text-underline-style="solid" style:text-underline-width="auto" style:text-underline-mode="continuous"/>
    </style:style>
    <style:style style:name="P636" style:parent-style-name="Normalny" style:family="paragraph">
      <style:paragraph-properties fo:text-align="justify" fo:line-height="150%" fo:text-indent="0.2479in"/>
    </style:style>
    <style:style style:name="P637" style:parent-style-name="Normalny" style:family="paragraph">
      <style:paragraph-properties fo:text-align="justify" fo:line-height="150%"/>
    </style:style>
    <style:style style:name="T638" style:parent-style-name="Domyślnaczcionkaakapitu" style:family="text">
      <style:text-properties style:text-underline-type="single" style:text-underline-style="solid" style:text-underline-width="auto" style:text-underline-mode="continuous"/>
    </style:style>
    <style:style style:name="T639" style:parent-style-name="Domyślnaczcionkaakapitu" style:family="text">
      <style:text-properties fo:background-color="#80FFFF" style:text-underline-type="single" style:text-underline-style="solid" style:text-underline-width="auto" style:text-underline-mode="continuous"/>
    </style:style>
    <style:style style:name="P640" style:parent-style-name="Normalny" style:family="paragraph">
      <style:paragraph-properties fo:text-align="justify" fo:line-height="150%" fo:text-indent="0.2479in"/>
    </style:style>
    <style:style style:name="P641" style:parent-style-name="Normalny" style:family="paragraph">
      <style:paragraph-properties fo:text-align="justify" fo:line-height="150%" fo:text-indent="0.2479in"/>
    </style:style>
    <style:style style:name="P642" style:parent-style-name="Normalny" style:family="paragraph">
      <style:paragraph-properties fo:text-align="justify" fo:line-height="150%" fo:text-indent="0.2479in"/>
    </style:style>
    <style:style style:name="P643" style:parent-style-name="Normalny" style:family="paragraph">
      <style:paragraph-properties fo:text-align="justify" fo:line-height="150%"/>
    </style:style>
    <style:style style:name="T644" style:parent-style-name="Domyślnaczcionkaakapitu" style:family="text">
      <style:text-properties fo:background-color="#80FFFF" style:text-underline-type="single" style:text-underline-style="solid" style:text-underline-width="auto" style:text-underline-mode="continuous"/>
    </style:style>
    <style:style style:name="T645" style:parent-style-name="Domyślnaczcionkaakapitu" style:family="text">
      <style:text-properties style:text-underline-type="single" style:text-underline-style="solid" style:text-underline-width="auto" style:text-underline-mode="continuous"/>
    </style:style>
    <style:style style:name="P646" style:parent-style-name="Normalny" style:family="paragraph">
      <style:paragraph-properties fo:text-align="justify" fo:line-height="150%" fo:text-indent="0.2479in"/>
    </style:style>
    <style:style style:name="P647" style:parent-style-name="Normalny" style:family="paragraph">
      <style:paragraph-properties fo:text-align="justify" fo:line-height="150%"/>
    </style:style>
    <style:style style:name="T648" style:parent-style-name="Domyślnaczcionkaakapitu" style:family="text">
      <style:text-properties style:text-underline-type="single" style:text-underline-style="solid" style:text-underline-width="auto" style:text-underline-mode="continuous"/>
    </style:style>
    <style:style style:name="P649" style:parent-style-name="Normalny" style:family="paragraph">
      <style:paragraph-properties fo:text-align="justify" fo:line-height="150%" fo:text-indent="0.2479in"/>
    </style:style>
    <style:style style:name="T650" style:parent-style-name="Domyślnaczcionkaakapitu" style:family="text">
      <style:text-properties fo:background-color="#80FFFF"/>
    </style:style>
    <style:style style:name="P651" style:parent-style-name="Normalny" style:family="paragraph">
      <style:paragraph-properties fo:text-align="justify" fo:line-height="150%" fo:text-indent="0.2479in"/>
    </style:style>
    <style:style style:name="P652" style:parent-style-name="Normalny" style:family="paragraph">
      <style:paragraph-properties fo:text-align="justify" fo:line-height="150%"/>
    </style:style>
    <style:style style:name="T653" style:parent-style-name="Domyślnaczcionkaakapitu" style:family="text">
      <style:text-properties style:text-underline-type="single" style:text-underline-style="solid" style:text-underline-width="auto" style:text-underline-mode="continuous"/>
    </style:style>
    <style:style style:name="T654" style:parent-style-name="Domyślnaczcionkaakapitu" style:family="text">
      <style:text-properties fo:background-color="#80FFFF" style:text-underline-type="single" style:text-underline-style="solid" style:text-underline-width="auto" style:text-underline-mode="continuous"/>
    </style:style>
    <style:style style:name="T655" style:parent-style-name="Domyślnaczcionkaakapitu" style:family="text">
      <style:text-properties style:text-underline-type="single" style:text-underline-style="solid" style:text-underline-width="auto" style:text-underline-mode="continuous"/>
    </style:style>
    <style:style style:name="P656" style:parent-style-name="Normalny" style:family="paragraph">
      <style:paragraph-properties fo:text-align="justify" fo:line-height="150%" fo:text-indent="0.2479in"/>
    </style:style>
    <style:style style:name="T657" style:parent-style-name="Domyślnaczcionkaakapitu" style:family="text">
      <style:text-properties fo:background-color="#80FFFF"/>
    </style:style>
    <style:style style:name="T658" style:parent-style-name="Domyślnaczcionkaakapitu" style:family="text">
      <style:text-properties fo:background-color="#80FFFF"/>
    </style:style>
    <style:style style:name="T659" style:parent-style-name="Domyślnaczcionkaakapitu" style:family="text">
      <style:text-properties fo:background-color="#80FFFF"/>
    </style:style>
    <style:style style:name="T660" style:parent-style-name="Domyślnaczcionkaakapitu" style:family="text">
      <style:text-properties fo:background-color="#80FFFF"/>
    </style:style>
    <style:style style:name="P661" style:parent-style-name="Normalny" style:family="paragraph">
      <style:paragraph-properties fo:text-align="justify" fo:line-height="150%" fo:text-indent="0.2479in"/>
    </style:style>
    <style:style style:name="T662" style:parent-style-name="Domyślnaczcionkaakapitu" style:family="text">
      <style:text-properties fo:background-color="#80FFFF"/>
    </style:style>
    <style:style style:name="T663" style:parent-style-name="Domyślnaczcionkaakapitu" style:family="text">
      <style:text-properties fo:background-color="#80FFFF"/>
    </style:style>
    <style:style style:name="T664" style:parent-style-name="Domyślnaczcionkaakapitu" style:family="text">
      <style:text-properties fo:background-color="#80FFFF"/>
    </style:style>
    <style:style style:name="T665" style:parent-style-name="Domyślnaczcionkaakapitu" style:family="text">
      <style:text-properties fo:background-color="#80FFFF"/>
    </style:style>
    <style:style style:name="P666" style:parent-style-name="Normalny" style:family="paragraph">
      <style:paragraph-properties fo:text-align="justify" fo:line-height="150%" fo:text-indent="0.2479in"/>
    </style:style>
    <style:style style:name="T667" style:parent-style-name="Domyślnaczcionkaakapitu" style:family="text">
      <style:text-properties fo:background-color="#80FFFF"/>
    </style:style>
    <style:style style:name="T668" style:parent-style-name="Domyślnaczcionkaakapitu" style:family="text">
      <style:text-properties fo:background-color="#80FFFF"/>
    </style:style>
    <style:style style:name="T669" style:parent-style-name="Domyślnaczcionkaakapitu" style:family="text">
      <style:text-properties fo:background-color="#80FFFF"/>
    </style:style>
    <style:style style:name="T670" style:parent-style-name="Domyślnaczcionkaakapitu" style:family="text">
      <style:text-properties fo:background-color="#80FFFF"/>
    </style:style>
    <style:style style:name="P671" style:parent-style-name="Normalny" style:family="paragraph">
      <style:paragraph-properties fo:text-align="justify" fo:line-height="150%" fo:text-indent="0.2479in"/>
    </style:style>
    <style:style style:name="P672" style:parent-style-name="Normalny" style:family="paragraph">
      <style:paragraph-properties fo:text-align="justify" fo:line-height="150%"/>
    </style:style>
    <style:style style:name="T673" style:parent-style-name="Domyślnaczcionkaakapitu" style:family="text">
      <style:text-properties style:text-underline-type="single" style:text-underline-style="solid" style:text-underline-width="auto" style:text-underline-mode="continuous"/>
    </style:style>
    <style:style style:name="T674" style:parent-style-name="Domyślnaczcionkaakapitu" style:family="text">
      <style:text-properties fo:background-color="#80FFFF"/>
    </style:style>
    <style:style style:name="P675" style:parent-style-name="Normalny" style:family="paragraph">
      <style:paragraph-properties fo:text-align="justify" fo:line-height="150%" fo:text-indent="0.2479in"/>
    </style:style>
    <style:style style:name="T676" style:parent-style-name="Domyślnaczcionkaakapitu" style:family="text">
      <style:text-properties fo:background-color="#80FFFF"/>
    </style:style>
    <style:style style:name="T677" style:parent-style-name="Domyślnaczcionkaakapitu" style:family="text">
      <style:text-properties fo:background-color="#80FFFF"/>
    </style:style>
    <style:style style:name="T678" style:parent-style-name="Domyślnaczcionkaakapitu" style:family="text">
      <style:text-properties fo:background-color="#80FFFF"/>
    </style:style>
    <style:style style:name="T679" style:parent-style-name="Domyślnaczcionkaakapitu" style:family="text">
      <style:text-properties fo:background-color="#80FFFF"/>
    </style:style>
    <style:style style:name="P680" style:parent-style-name="Normalny" style:family="paragraph">
      <style:paragraph-properties fo:text-align="justify" fo:line-height="150%"/>
    </style:style>
    <style:style style:name="T681" style:parent-style-name="Domyślnaczcionkaakapitu" style:family="text">
      <style:text-properties style:text-underline-type="single" style:text-underline-style="solid" style:text-underline-width="auto" style:text-underline-mode="continuous"/>
    </style:style>
    <style:style style:name="P682" style:parent-style-name="Normalny" style:family="paragraph">
      <style:paragraph-properties fo:text-align="justify" fo:line-height="150%" fo:text-indent="0.2479in"/>
    </style:style>
    <style:style style:name="T683" style:parent-style-name="Domyślnaczcionkaakapitu" style:family="text">
      <style:text-properties fo:background-color="#80FFFF"/>
    </style:style>
    <style:style style:name="T684" style:parent-style-name="Domyślnaczcionkaakapitu" style:family="text">
      <style:text-properties fo:background-color="#80FFFF"/>
    </style:style>
    <style:style style:name="T685" style:parent-style-name="Domyślnaczcionkaakapitu" style:family="text">
      <style:text-properties fo:background-color="#80FFFF"/>
    </style:style>
    <style:style style:name="P686" style:parent-style-name="Normalny" style:family="paragraph">
      <style:paragraph-properties fo:text-align="justify" fo:line-height="150%" fo:text-indent="0.2479in"/>
    </style:style>
    <style:style style:name="P687" style:parent-style-name="Normalny" style:family="paragraph">
      <style:paragraph-properties fo:text-align="justify" fo:line-height="150%"/>
    </style:style>
    <style:style style:name="T688" style:parent-style-name="Domyślnaczcionkaakapitu" style:family="text">
      <style:text-properties style:text-underline-type="single" style:text-underline-style="solid" style:text-underline-width="auto" style:text-underline-mode="continuous"/>
    </style:style>
    <style:style style:name="T689" style:parent-style-name="Domyślnaczcionkaakapitu" style:family="text">
      <style:text-properties fo:background-color="#80FFFF" style:text-underline-type="single" style:text-underline-style="solid" style:text-underline-width="auto" style:text-underline-mode="continuous"/>
    </style:style>
    <style:style style:name="P690" style:parent-style-name="Normalny" style:family="paragraph">
      <style:paragraph-properties fo:text-align="justify" fo:line-height="150%" fo:text-indent="0.2479in"/>
    </style:style>
    <style:style style:name="T691" style:parent-style-name="Domyślnaczcionkaakapitu" style:family="text">
      <style:text-properties fo:background-color="#80FFFF"/>
    </style:style>
    <style:style style:name="P692" style:parent-style-name="Normalny" style:family="paragraph">
      <style:paragraph-properties fo:text-align="justify" fo:line-height="150%"/>
    </style:style>
    <style:style style:name="T693" style:parent-style-name="Domyślnaczcionkaakapitu" style:family="text">
      <style:text-properties style:text-underline-type="single" style:text-underline-style="solid" style:text-underline-width="auto" style:text-underline-mode="continuous"/>
    </style:style>
    <style:style style:name="T694" style:parent-style-name="Domyślnaczcionkaakapitu" style:family="text">
      <style:text-properties fo:background-color="#80FFFF" style:text-underline-type="single" style:text-underline-style="solid" style:text-underline-width="auto" style:text-underline-mode="continuous"/>
    </style:style>
    <style:style style:name="T695" style:parent-style-name="Domyślnaczcionkaakapitu" style:family="text">
      <style:text-properties style:text-underline-type="single" style:text-underline-style="solid" style:text-underline-width="auto" style:text-underline-mode="continuous"/>
    </style:style>
    <style:style style:name="P696" style:parent-style-name="Normalny" style:family="paragraph">
      <style:paragraph-properties fo:text-align="justify" fo:line-height="150%" fo:text-indent="0.2479in"/>
    </style:style>
    <style:style style:name="T697" style:parent-style-name="Domyślnaczcionkaakapitu" style:family="text">
      <style:text-properties fo:background-color="#80FFFF"/>
    </style:style>
    <style:style style:name="P698" style:parent-style-name="Normalny" style:family="paragraph">
      <style:paragraph-properties fo:text-align="justify" fo:line-height="150%" fo:text-indent="0.2479in"/>
    </style:style>
    <style:style style:name="P699" style:parent-style-name="Normalny" style:family="paragraph">
      <style:paragraph-properties fo:text-align="justify" fo:line-height="150%" fo:text-indent="0.2479in"/>
    </style:style>
    <style:style style:name="T700" style:parent-style-name="Domyślnaczcionkaakapitu" style:family="text">
      <style:text-properties fo:background-color="#80FFFF"/>
    </style:style>
    <style:style style:name="T701" style:parent-style-name="Domyślnaczcionkaakapitu" style:family="text">
      <style:text-properties fo:background-color="#80FFFF"/>
    </style:style>
    <style:style style:name="T702" style:parent-style-name="Domyślnaczcionkaakapitu" style:family="text">
      <style:text-properties fo:background-color="#80FFFF"/>
    </style:style>
    <style:style style:name="P703" style:parent-style-name="Normalny" style:family="paragraph">
      <style:paragraph-properties fo:text-align="justify" fo:line-height="150%"/>
    </style:style>
    <style:style style:name="T704" style:parent-style-name="Domyślnaczcionkaakapitu" style:family="text">
      <style:text-properties style:text-underline-type="single" style:text-underline-style="solid" style:text-underline-width="auto" style:text-underline-mode="continuous"/>
    </style:style>
    <style:style style:name="T705" style:parent-style-name="Domyślnaczcionkaakapitu" style:family="text">
      <style:text-properties fo:background-color="#80FFFF" style:text-underline-type="single" style:text-underline-style="solid" style:text-underline-width="auto" style:text-underline-mode="continuous"/>
    </style:style>
    <style:style style:name="T706" style:parent-style-name="Domyślnaczcionkaakapitu" style:family="text">
      <style:text-properties style:text-underline-type="single" style:text-underline-style="solid" style:text-underline-width="auto" style:text-underline-mode="continuous"/>
    </style:style>
    <style:style style:name="T707" style:parent-style-name="Domyślnaczcionkaakapitu" style:family="text">
      <style:text-properties fo:background-color="#80FFFF" style:text-underline-type="single" style:text-underline-style="solid" style:text-underline-width="auto" style:text-underline-mode="continuous"/>
    </style:style>
    <style:style style:name="T708" style:parent-style-name="Domyślnaczcionkaakapitu" style:family="text">
      <style:text-properties style:text-underline-type="single" style:text-underline-style="solid" style:text-underline-width="auto" style:text-underline-mode="continuous"/>
    </style:style>
    <style:style style:name="T709" style:parent-style-name="Domyślnaczcionkaakapitu" style:family="text">
      <style:text-properties fo:background-color="#80FFFF" style:text-underline-type="single" style:text-underline-style="solid" style:text-underline-width="auto" style:text-underline-mode="continuous"/>
    </style:style>
    <style:style style:name="T710" style:parent-style-name="Domyślnaczcionkaakapitu" style:family="text">
      <style:text-properties style:text-underline-type="single" style:text-underline-style="solid" style:text-underline-width="auto" style:text-underline-mode="continuous"/>
    </style:style>
    <style:style style:name="T711" style:parent-style-name="Domyślnaczcionkaakapitu" style:family="text">
      <style:text-properties fo:background-color="#80FFFF" style:text-underline-type="single" style:text-underline-style="solid" style:text-underline-width="auto" style:text-underline-mode="continuous"/>
    </style:style>
    <style:style style:name="T712" style:parent-style-name="Domyślnaczcionkaakapitu" style:family="text">
      <style:text-properties style:text-underline-type="single" style:text-underline-style="solid" style:text-underline-width="auto" style:text-underline-mode="continuous"/>
    </style:style>
    <style:style style:name="P713" style:parent-style-name="Normalny" style:family="paragraph">
      <style:paragraph-properties fo:text-align="justify" fo:line-height="150%" fo:text-indent="0.2479in"/>
    </style:style>
    <style:style style:name="P714" style:parent-style-name="Normalny" style:family="paragraph">
      <style:paragraph-properties fo:text-align="justify" fo:line-height="150%"/>
    </style:style>
    <style:style style:name="T715" style:parent-style-name="Domyślnaczcionkaakapitu" style:family="text">
      <style:text-properties style:text-underline-type="single" style:text-underline-style="solid" style:text-underline-width="auto" style:text-underline-mode="continuous"/>
    </style:style>
    <style:style style:name="T716" style:parent-style-name="Domyślnaczcionkaakapitu" style:family="text">
      <style:text-properties fo:background-color="#80FFFF" style:text-underline-type="single" style:text-underline-style="solid" style:text-underline-width="auto" style:text-underline-mode="continuous"/>
    </style:style>
    <style:style style:name="T717" style:parent-style-name="Domyślnaczcionkaakapitu" style:family="text">
      <style:text-properties style:text-underline-type="single" style:text-underline-style="solid" style:text-underline-width="auto" style:text-underline-mode="continuous"/>
    </style:style>
    <style:style style:name="P718" style:parent-style-name="Normalny" style:family="paragraph">
      <style:paragraph-properties fo:text-align="justify" fo:line-height="150%" fo:text-indent="0.2479in"/>
    </style:style>
    <style:style style:name="P719" style:parent-style-name="Normalny" style:family="paragraph">
      <style:paragraph-properties fo:text-align="justify" fo:line-height="150%" fo:text-indent="0.2479in"/>
    </style:style>
    <style:style style:name="T720" style:parent-style-name="Domyślnaczcionkaakapitu" style:family="text">
      <style:text-properties fo:background-color="#80FFFF"/>
    </style:style>
    <style:style style:name="P721" style:parent-style-name="Normalny" style:family="paragraph">
      <style:paragraph-properties fo:text-align="justify" fo:line-height="150%"/>
    </style:style>
    <style:style style:name="T722" style:parent-style-name="Domyślnaczcionkaakapitu" style:family="text">
      <style:text-properties style:text-underline-type="single" style:text-underline-style="solid" style:text-underline-width="auto" style:text-underline-mode="continuous"/>
    </style:style>
    <style:style style:name="T723" style:parent-style-name="Domyślnaczcionkaakapitu" style:family="text">
      <style:text-properties fo:background-color="#80FFFF" style:text-underline-type="single" style:text-underline-style="solid" style:text-underline-width="auto" style:text-underline-mode="continuous"/>
    </style:style>
    <style:style style:name="T724" style:parent-style-name="Domyślnaczcionkaakapitu" style:family="text">
      <style:text-properties fo:background-color="#80FFFF"/>
    </style:style>
    <style:style style:name="P725" style:parent-style-name="Normalny" style:family="paragraph">
      <style:paragraph-properties fo:text-align="justify" fo:line-height="150%" fo:text-indent="0.2479in"/>
    </style:style>
    <style:style style:name="P726" style:parent-style-name="Normalny" style:family="paragraph">
      <style:paragraph-properties fo:text-align="justify" fo:line-height="150%"/>
    </style:style>
    <style:style style:name="T727" style:parent-style-name="Domyślnaczcionkaakapitu" style:family="text">
      <style:text-properties style:text-underline-type="single" style:text-underline-style="solid" style:text-underline-width="auto" style:text-underline-mode="continuous"/>
    </style:style>
    <style:style style:name="P728" style:parent-style-name="Normalny" style:family="paragraph">
      <style:paragraph-properties fo:text-align="justify" fo:line-height="150%" fo:text-indent="0.2479in"/>
    </style:style>
    <style:style style:name="T729" style:parent-style-name="Domyślnaczcionkaakapitu" style:family="text">
      <style:text-properties fo:background-color="#80FFFF"/>
    </style:style>
    <style:style style:name="P730" style:parent-style-name="Normalny" style:family="paragraph">
      <style:paragraph-properties fo:text-align="justify" fo:line-height="150%"/>
    </style:style>
    <style:style style:name="T731" style:parent-style-name="Domyślnaczcionkaakapitu" style:family="text">
      <style:text-properties style:text-underline-type="single" style:text-underline-style="solid" style:text-underline-width="auto" style:text-underline-mode="continuous"/>
    </style:style>
    <style:style style:name="T732" style:parent-style-name="Domyślnaczcionkaakapitu" style:family="text">
      <style:text-properties fo:background-color="#80FFFF" style:text-underline-type="single" style:text-underline-style="solid" style:text-underline-width="auto" style:text-underline-mode="continuous"/>
    </style:style>
    <style:style style:name="T733" style:parent-style-name="Domyślnaczcionkaakapitu" style:family="text">
      <style:text-properties fo:background-color="#80FFFF"/>
    </style:style>
    <style:style style:name="P734" style:parent-style-name="Normalny" style:family="paragraph">
      <style:paragraph-properties fo:text-align="justify" fo:line-height="150%" fo:text-indent="0.2479in"/>
    </style:style>
    <style:style style:name="P735" style:parent-style-name="Normalny" style:family="paragraph">
      <style:paragraph-properties fo:text-align="justify" fo:line-height="150%"/>
    </style:style>
    <style:style style:name="T736" style:parent-style-name="Domyślnaczcionkaakapitu" style:family="text">
      <style:text-properties style:text-underline-type="single" style:text-underline-style="solid" style:text-underline-width="auto" style:text-underline-mode="continuous"/>
    </style:style>
    <style:style style:name="P737" style:parent-style-name="Normalny" style:family="paragraph">
      <style:paragraph-properties fo:text-align="justify" fo:line-height="150%" fo:text-indent="0.2479in"/>
    </style:style>
    <style:style style:name="T738" style:parent-style-name="Domyślnaczcionkaakapitu" style:family="text">
      <style:text-properties fo:background-color="#80FFFF"/>
    </style:style>
    <style:style style:name="T739" style:parent-style-name="Domyślnaczcionkaakapitu" style:family="text">
      <style:text-properties fo:background-color="#80FFFF"/>
    </style:style>
    <style:style style:name="T740" style:parent-style-name="Domyślnaczcionkaakapitu" style:family="text">
      <style:text-properties fo:background-color="#80FFFF"/>
    </style:style>
    <style:style style:name="P741" style:parent-style-name="Normalny" style:family="paragraph">
      <style:paragraph-properties fo:text-align="justify" fo:line-height="150%"/>
    </style:style>
    <style:style style:name="T742" style:parent-style-name="Domyślnaczcionkaakapitu" style:family="text">
      <style:text-properties style:text-underline-type="single" style:text-underline-style="solid" style:text-underline-width="auto" style:text-underline-mode="continuous"/>
    </style:style>
    <style:style style:name="P743" style:parent-style-name="Normalny" style:family="paragraph">
      <style:paragraph-properties fo:text-align="justify" fo:line-height="150%" fo:text-indent="0.2479in"/>
    </style:style>
    <style:style style:name="P744" style:parent-style-name="Normalny" style:family="paragraph">
      <style:paragraph-properties fo:text-align="justify" fo:line-height="150%"/>
    </style:style>
    <style:style style:name="T745" style:parent-style-name="Domyślnaczcionkaakapitu" style:family="text">
      <style:text-properties style:text-underline-type="single" style:text-underline-style="solid" style:text-underline-width="auto" style:text-underline-mode="continuous"/>
    </style:style>
    <style:style style:name="P746" style:parent-style-name="Normalny" style:family="paragraph">
      <style:paragraph-properties fo:text-align="justify" fo:line-height="150%" fo:text-indent="0.2479in"/>
    </style:style>
    <style:style style:name="P747" style:parent-style-name="Normalny" style:family="paragraph">
      <style:paragraph-properties fo:text-align="justify" fo:line-height="150%"/>
    </style:style>
    <style:style style:name="T748" style:parent-style-name="Domyślnaczcionkaakapitu" style:family="text">
      <style:text-properties style:text-underline-type="single" style:text-underline-style="solid" style:text-underline-width="auto" style:text-underline-mode="continuous"/>
    </style:style>
    <style:style style:name="P749" style:parent-style-name="Normalny" style:family="paragraph">
      <style:paragraph-properties fo:text-align="justify" fo:line-height="150%" fo:text-indent="0.2479in"/>
    </style:style>
    <style:style style:name="T750" style:parent-style-name="Domyślnaczcionkaakapitu" style:family="text">
      <style:text-properties fo:background-color="#80FFFF"/>
    </style:style>
    <style:style style:name="P751" style:parent-style-name="Normalny" style:family="paragraph">
      <style:paragraph-properties fo:text-align="justify" fo:line-height="150%" fo:text-indent="0.2479in"/>
    </style:style>
    <style:style style:name="P752" style:parent-style-name="Normalny" style:family="paragraph">
      <style:paragraph-properties fo:text-align="justify" fo:line-height="150%"/>
    </style:style>
    <style:style style:name="T753" style:parent-style-name="Domyślnaczcionkaakapitu" style:family="text">
      <style:text-properties style:text-underline-type="single" style:text-underline-style="solid" style:text-underline-width="auto" style:text-underline-mode="continuous"/>
    </style:style>
    <style:style style:name="P754" style:parent-style-name="Normalny" style:family="paragraph">
      <style:paragraph-properties fo:text-align="justify" fo:line-height="150%"/>
    </style:style>
    <style:style style:name="T755" style:parent-style-name="Domyślnaczcionkaakapitu" style:family="text">
      <style:text-properties fo:background-color="#80FFFF"/>
    </style:style>
    <style:style style:name="P756" style:parent-style-name="Normalny" style:family="paragraph">
      <style:paragraph-properties fo:text-align="justify" fo:line-height="150%"/>
    </style:style>
    <style:style style:name="T757" style:parent-style-name="Domyślnaczcionkaakapitu" style:family="text">
      <style:text-properties style:text-underline-type="single" style:text-underline-style="solid" style:text-underline-width="auto" style:text-underline-mode="continuous"/>
    </style:style>
    <style:style style:name="T758" style:parent-style-name="Domyślnaczcionkaakapitu" style:family="text">
      <style:text-properties fo:background-color="#80FFFF" style:text-underline-type="single" style:text-underline-style="solid" style:text-underline-width="auto" style:text-underline-mode="continuous"/>
    </style:style>
    <style:style style:name="T759" style:parent-style-name="Domyślnaczcionkaakapitu" style:family="text">
      <style:text-properties style:text-underline-type="single" style:text-underline-style="solid" style:text-underline-width="auto" style:text-underline-mode="continuous"/>
    </style:style>
    <style:style style:name="P760" style:parent-style-name="Normalny" style:family="paragraph">
      <style:paragraph-properties fo:text-align="justify" fo:line-height="150%"/>
    </style:style>
    <style:style style:name="T761" style:parent-style-name="Domyślnaczcionkaakapitu" style:family="text">
      <style:text-properties fo:background-color="#80FFFF"/>
    </style:style>
    <style:style style:name="P762" style:parent-style-name="Normalny" style:family="paragraph">
      <style:paragraph-properties fo:text-align="justify" fo:line-height="150%"/>
    </style:style>
    <style:style style:name="T763" style:parent-style-name="Domyślnaczcionkaakapitu" style:family="text">
      <style:text-properties style:text-underline-type="single" style:text-underline-style="solid" style:text-underline-width="auto" style:text-underline-mode="continuous"/>
    </style:style>
    <style:style style:name="P764" style:parent-style-name="Normalny" style:family="paragraph">
      <style:paragraph-properties fo:text-align="justify" fo:line-height="150%" fo:text-indent="0.2479in"/>
    </style:style>
    <style:style style:name="P765" style:parent-style-name="Normalny" style:family="paragraph">
      <style:paragraph-properties fo:text-align="justify" fo:line-height="150%" fo:text-indent="0.2479in"/>
    </style:style>
    <style:style style:name="P766" style:parent-style-name="Normalny" style:family="paragraph">
      <style:paragraph-properties fo:text-align="justify" fo:line-height="150%" fo:text-indent="0.2479in"/>
    </style:style>
    <style:style style:name="P767" style:parent-style-name="Normalny" style:family="paragraph">
      <style:paragraph-properties fo:text-align="justify" fo:line-height="150%">
        <style:tab-stops>
          <style:tab-stop style:type="left" style:position="0.6965in"/>
        </style:tab-stops>
      </style:paragraph-properties>
    </style:style>
    <style:style style:name="T768" style:parent-style-name="Domyślnaczcionkaakapitu" style:family="text">
      <style:text-properties fo:background-color="#80FFFF"/>
    </style:style>
    <style:style style:name="T769" style:parent-style-name="Domyślnaczcionkaakapitu" style:family="text">
      <style:text-properties fo:background-color="#80FFFF"/>
    </style:style>
    <style:style style:name="P770" style:parent-style-name="Normalny" style:family="paragraph">
      <style:paragraph-properties fo:text-align="justify" fo:line-height="150%">
        <style:tab-stops>
          <style:tab-stop style:type="left" style:position="0.6965in"/>
        </style:tab-stops>
      </style:paragraph-properties>
    </style:style>
    <style:style style:name="T771" style:parent-style-name="Domyślnaczcionkaakapitu" style:family="text">
      <style:text-properties fo:background-color="#80FFFF"/>
    </style:style>
    <style:style style:name="P772" style:parent-style-name="Normalny" style:family="paragraph">
      <style:paragraph-properties fo:text-align="justify" fo:line-height="150%"/>
    </style:style>
    <style:style style:name="T773" style:parent-style-name="Domyślnaczcionkaakapitu" style:family="text">
      <style:text-properties fo:background-color="#80FFFF"/>
    </style:style>
    <style:style style:name="T774" style:parent-style-name="Domyślnaczcionkaakapitu" style:family="text">
      <style:text-properties fo:background-color="#80FFFF"/>
    </style:style>
    <style:style style:name="P775" style:parent-style-name="Normalny" style:family="paragraph">
      <style:paragraph-properties fo:text-align="justify" fo:line-height="150%">
        <style:tab-stops>
          <style:tab-stop style:type="left" style:position="0.6965in"/>
        </style:tab-stops>
      </style:paragraph-properties>
    </style:style>
    <style:style style:name="P776" style:parent-style-name="Normalny" style:family="paragraph">
      <style:paragraph-properties fo:text-align="justify" fo:line-height="150%"/>
    </style:style>
    <style:style style:name="T777" style:parent-style-name="Domyślnaczcionkaakapitu" style:family="text">
      <style:text-properties fo:background-color="#80FFFF"/>
    </style:style>
    <style:style style:name="P778" style:parent-style-name="Normalny" style:family="paragraph">
      <style:paragraph-properties fo:text-align="justify" fo:line-height="150%"/>
    </style:style>
    <style:style style:name="T779" style:parent-style-name="Domyślnaczcionkaakapitu" style:family="text">
      <style:text-properties style:text-underline-type="single" style:text-underline-style="solid" style:text-underline-width="auto" style:text-underline-mode="continuous"/>
    </style:style>
    <style:style style:name="P780" style:parent-style-name="Normalny" style:family="paragraph">
      <style:paragraph-properties fo:text-align="justify" fo:line-height="150%" fo:text-indent="0.2479in"/>
    </style:style>
    <style:style style:name="P781" style:parent-style-name="Normalny" style:family="paragraph">
      <style:paragraph-properties fo:text-align="justify" fo:line-height="150%"/>
    </style:style>
    <style:style style:name="T782" style:parent-style-name="Domyślnaczcionkaakapitu" style:family="text">
      <style:text-properties style:text-underline-type="single" style:text-underline-style="solid" style:text-underline-width="auto" style:text-underline-mode="continuous"/>
    </style:style>
    <style:style style:name="P783" style:parent-style-name="Normalny" style:family="paragraph">
      <style:paragraph-properties fo:text-align="justify" fo:line-height="150%" fo:text-indent="0.2479in"/>
    </style:style>
    <style:style style:name="T784" style:parent-style-name="Domyślnaczcionkaakapitu" style:family="text">
      <style:text-properties fo:background-color="#80FFFF"/>
    </style:style>
    <style:style style:name="P785" style:parent-style-name="Normalny" style:family="paragraph">
      <style:paragraph-properties fo:text-align="justify" fo:line-height="150%" fo:text-indent="0.2479in"/>
    </style:style>
    <style:style style:name="T786" style:parent-style-name="Domyślnaczcionkaakapitu" style:family="text">
      <style:text-properties fo:background-color="#80FFFF"/>
    </style:style>
    <style:style style:name="T787" style:parent-style-name="Domyślnaczcionkaakapitu" style:family="text">
      <style:text-properties fo:background-color="#80FFFF"/>
    </style:style>
    <style:style style:name="T788" style:parent-style-name="Domyślnaczcionkaakapitu" style:family="text">
      <style:text-properties fo:background-color="#80FFFF"/>
    </style:style>
    <style:style style:name="P789" style:parent-style-name="Normalny" style:family="paragraph">
      <style:paragraph-properties fo:text-align="justify" fo:line-height="150%" fo:text-indent="0.2479in"/>
    </style:style>
    <style:style style:name="T790" style:parent-style-name="Domyślnaczcionkaakapitu" style:family="text">
      <style:text-properties fo:background-color="#80FFFF"/>
    </style:style>
    <style:style style:name="P791" style:parent-style-name="Normalny" style:family="paragraph">
      <style:paragraph-properties fo:text-align="justify" fo:line-height="150%"/>
    </style:style>
    <style:style style:name="T792" style:parent-style-name="Domyślnaczcionkaakapitu" style:family="text">
      <style:text-properties style:text-underline-type="single" style:text-underline-style="solid" style:text-underline-width="auto" style:text-underline-mode="continuous"/>
    </style:style>
    <style:style style:name="T793" style:parent-style-name="Domyślnaczcionkaakapitu" style:family="text">
      <style:text-properties fo:background-color="#80FFFF" style:text-underline-type="single" style:text-underline-style="solid" style:text-underline-width="auto" style:text-underline-mode="continuous"/>
    </style:style>
    <style:style style:name="T794" style:parent-style-name="Domyślnaczcionkaakapitu" style:family="text">
      <style:text-properties style:text-underline-type="single" style:text-underline-style="solid" style:text-underline-width="auto" style:text-underline-mode="continuous"/>
    </style:style>
    <style:style style:name="P795" style:parent-style-name="Normalny" style:family="paragraph">
      <style:paragraph-properties fo:text-align="justify" fo:line-height="150%" fo:text-indent="0.2479in"/>
    </style:style>
    <style:style style:name="P796" style:parent-style-name="Normalny" style:family="paragraph">
      <style:paragraph-properties fo:text-align="justify" fo:line-height="150%"/>
    </style:style>
    <style:style style:name="T797" style:parent-style-name="Domyślnaczcionkaakapitu" style:family="text">
      <style:text-properties style:text-underline-type="single" style:text-underline-style="solid" style:text-underline-width="auto" style:text-underline-mode="continuous"/>
    </style:style>
    <style:style style:name="T798" style:parent-style-name="Domyślnaczcionkaakapitu" style:family="text">
      <style:text-properties fo:background-color="#80FFFF" style:text-underline-type="single" style:text-underline-style="solid" style:text-underline-width="auto" style:text-underline-mode="continuous"/>
    </style:style>
    <style:style style:name="T799" style:parent-style-name="Domyślnaczcionkaakapitu" style:family="text">
      <style:text-properties style:text-underline-type="single" style:text-underline-style="solid" style:text-underline-width="auto" style:text-underline-mode="continuous"/>
    </style:style>
    <style:style style:name="T800" style:parent-style-name="Domyślnaczcionkaakapitu" style:family="text">
      <style:text-properties fo:background-color="#80FFFF" style:text-underline-type="single" style:text-underline-style="solid" style:text-underline-width="auto" style:text-underline-mode="continuous"/>
    </style:style>
    <style:style style:name="T801" style:parent-style-name="Domyślnaczcionkaakapitu" style:family="text">
      <style:text-properties style:text-underline-type="single" style:text-underline-style="solid" style:text-underline-width="auto" style:text-underline-mode="continuous"/>
    </style:style>
    <style:style style:name="T802" style:parent-style-name="Domyślnaczcionkaakapitu" style:family="text">
      <style:text-properties fo:background-color="#80FFFF" style:text-underline-type="single" style:text-underline-style="solid" style:text-underline-width="auto" style:text-underline-mode="continuous"/>
    </style:style>
    <style:style style:name="P803" style:parent-style-name="Normalny" style:family="paragraph">
      <style:paragraph-properties fo:text-align="justify" fo:line-height="150%" fo:text-indent="0.2479in"/>
    </style:style>
    <style:style style:name="T804" style:parent-style-name="Domyślnaczcionkaakapitu" style:family="text">
      <style:text-properties fo:background-color="#80FFFF"/>
    </style:style>
    <style:style style:name="T805" style:parent-style-name="Domyślnaczcionkaakapitu" style:family="text">
      <style:text-properties fo:background-color="#80FFFF"/>
    </style:style>
    <style:style style:name="P806" style:parent-style-name="Normalny" style:family="paragraph">
      <style:paragraph-properties fo:text-align="justify" fo:line-height="150%"/>
    </style:style>
    <style:style style:name="T807" style:parent-style-name="Domyślnaczcionkaakapitu" style:family="text">
      <style:text-properties style:text-underline-type="single" style:text-underline-style="solid" style:text-underline-width="auto" style:text-underline-mode="continuous"/>
    </style:style>
    <style:style style:name="T808" style:parent-style-name="Domyślnaczcionkaakapitu" style:family="text">
      <style:text-properties fo:background-color="#80FFFF" style:text-underline-type="single" style:text-underline-style="solid" style:text-underline-width="auto" style:text-underline-mode="continuous"/>
    </style:style>
    <style:style style:name="T809" style:parent-style-name="Domyślnaczcionkaakapitu" style:family="text">
      <style:text-properties style:text-underline-type="single" style:text-underline-style="solid" style:text-underline-width="auto" style:text-underline-mode="continuous"/>
    </style:style>
    <style:style style:name="T810" style:parent-style-name="Domyślnaczcionkaakapitu" style:family="text">
      <style:text-properties fo:background-color="#80FFFF" style:text-underline-type="single" style:text-underline-style="solid" style:text-underline-width="auto" style:text-underline-mode="continuous"/>
    </style:style>
    <style:style style:name="T811" style:parent-style-name="Domyślnaczcionkaakapitu" style:family="text">
      <style:text-properties style:text-underline-type="single" style:text-underline-style="solid" style:text-underline-width="auto" style:text-underline-mode="continuous"/>
    </style:style>
    <style:style style:name="P812" style:parent-style-name="Normalny" style:family="paragraph">
      <style:paragraph-properties fo:text-align="justify" fo:line-height="150%" fo:text-indent="0.2479in"/>
    </style:style>
    <style:style style:name="P813" style:parent-style-name="Normalny" style:family="paragraph">
      <style:paragraph-properties fo:text-align="justify" fo:line-height="150%" fo:text-indent="0.2479in"/>
    </style:style>
    <style:style style:name="T814" style:parent-style-name="Domyślnaczcionkaakapitu" style:family="text">
      <style:text-properties fo:background-color="#80FFFF"/>
    </style:style>
    <style:style style:name="P815" style:parent-style-name="Normalny" style:family="paragraph">
      <style:paragraph-properties fo:text-align="justify" fo:line-height="150%"/>
    </style:style>
    <style:style style:name="T816" style:parent-style-name="Domyślnaczcionkaakapitu" style:family="text">
      <style:text-properties style:text-underline-type="single" style:text-underline-style="solid" style:text-underline-width="auto" style:text-underline-mode="continuous"/>
    </style:style>
    <style:style style:name="P817" style:parent-style-name="Normalny" style:family="paragraph">
      <style:paragraph-properties fo:text-align="justify" fo:line-height="150%" fo:text-indent="0.2479in"/>
    </style:style>
    <style:style style:name="P818" style:parent-style-name="Normalny" style:family="paragraph">
      <style:paragraph-properties fo:text-align="justify" fo:line-height="150%" fo:text-indent="0.2479in"/>
    </style:style>
    <style:style style:name="P819" style:parent-style-name="Normalny" style:family="paragraph">
      <style:paragraph-properties fo:text-align="justify" fo:line-height="150%"/>
    </style:style>
    <style:style style:name="T820" style:parent-style-name="Domyślnaczcionkaakapitu" style:family="text">
      <style:text-properties style:text-underline-type="single" style:text-underline-style="solid" style:text-underline-width="auto" style:text-underline-mode="continuous"/>
    </style:style>
    <style:style style:name="T821" style:parent-style-name="Domyślnaczcionkaakapitu" style:family="text">
      <style:text-properties fo:background-color="#80FFFF" style:text-underline-type="single" style:text-underline-style="solid" style:text-underline-width="auto" style:text-underline-mode="continuous"/>
    </style:style>
    <style:style style:name="P822" style:parent-style-name="Normalny" style:family="paragraph">
      <style:paragraph-properties fo:text-align="justify" fo:line-height="150%" fo:text-indent="0.2479in"/>
    </style:style>
    <style:style style:name="P823" style:parent-style-name="Normalny" style:family="paragraph">
      <style:paragraph-properties fo:text-align="justify" fo:line-height="150%"/>
    </style:style>
    <style:style style:name="T824" style:parent-style-name="Domyślnaczcionkaakapitu" style:family="text">
      <style:text-properties style:text-underline-type="single" style:text-underline-style="solid" style:text-underline-width="auto" style:text-underline-mode="continuous"/>
    </style:style>
    <style:style style:name="P825" style:parent-style-name="Normalny" style:family="paragraph">
      <style:paragraph-properties fo:text-align="justify" fo:line-height="150%" fo:text-indent="0.2479in"/>
    </style:style>
    <style:style style:name="T826" style:parent-style-name="Domyślnaczcionkaakapitu" style:family="text">
      <style:text-properties fo:background-color="#80FFFF"/>
    </style:style>
    <style:style style:name="P827" style:parent-style-name="Normalny" style:family="paragraph">
      <style:paragraph-properties fo:text-align="justify" fo:line-height="150%"/>
    </style:style>
    <style:style style:name="T828" style:parent-style-name="Domyślnaczcionkaakapitu" style:family="text">
      <style:text-properties style:text-underline-type="single" style:text-underline-style="solid" style:text-underline-width="auto" style:text-underline-mode="continuous"/>
    </style:style>
    <style:style style:name="P829" style:parent-style-name="Normalny" style:family="paragraph">
      <style:paragraph-properties fo:text-align="justify" fo:line-height="150%" fo:text-indent="0.2479in"/>
    </style:style>
    <style:style style:name="T830" style:parent-style-name="Domyślnaczcionkaakapitu" style:family="text">
      <style:text-properties fo:background-color="#80FFFF"/>
    </style:style>
    <style:style style:name="T831" style:parent-style-name="Domyślnaczcionkaakapitu" style:family="text">
      <style:text-properties fo:background-color="#80FFFF"/>
    </style:style>
    <style:style style:name="P832" style:parent-style-name="Normalny" style:family="paragraph">
      <style:paragraph-properties fo:text-align="justify" fo:line-height="150%"/>
    </style:style>
    <style:style style:name="T833" style:parent-style-name="Domyślnaczcionkaakapitu" style:family="text">
      <style:text-properties style:text-underline-type="single" style:text-underline-style="solid" style:text-underline-width="auto" style:text-underline-mode="continuous"/>
    </style:style>
    <style:style style:name="P834" style:parent-style-name="Normalny" style:family="paragraph">
      <style:paragraph-properties fo:text-align="justify" fo:line-height="150%" fo:text-indent="0.2479in"/>
    </style:style>
    <style:style style:name="T835" style:parent-style-name="Domyślnaczcionkaakapitu" style:family="text">
      <style:text-properties fo:background-color="#80FFFF"/>
    </style:style>
    <style:style style:name="T836" style:parent-style-name="Domyślnaczcionkaakapitu" style:family="text">
      <style:text-properties fo:background-color="#80FFFF"/>
    </style:style>
    <style:style style:name="T837" style:parent-style-name="Domyślnaczcionkaakapitu" style:family="text">
      <style:text-properties fo:background-color="#80FFFF"/>
    </style:style>
    <style:style style:name="T838" style:parent-style-name="Domyślnaczcionkaakapitu" style:family="text">
      <style:text-properties fo:background-color="#80FFFF"/>
    </style:style>
    <style:style style:name="P839" style:parent-style-name="Normalny" style:family="paragraph">
      <style:paragraph-properties fo:text-align="justify" fo:line-height="150%"/>
    </style:style>
    <style:style style:name="T840" style:parent-style-name="Domyślnaczcionkaakapitu" style:family="text">
      <style:text-properties style:text-underline-type="single" style:text-underline-style="solid" style:text-underline-width="auto" style:text-underline-mode="continuous"/>
    </style:style>
    <style:style style:name="P841" style:parent-style-name="Normalny" style:family="paragraph">
      <style:paragraph-properties fo:text-align="justify" fo:line-height="150%" fo:text-indent="0.2479in"/>
    </style:style>
    <style:style style:name="P842" style:parent-style-name="Normalny" style:family="paragraph">
      <style:paragraph-properties fo:text-align="justify" fo:line-height="150%"/>
    </style:style>
    <style:style style:name="T843" style:parent-style-name="Domyślnaczcionkaakapitu" style:family="text">
      <style:text-properties style:text-underline-type="single" style:text-underline-style="solid" style:text-underline-width="auto" style:text-underline-mode="continuous"/>
    </style:style>
    <style:style style:name="P844" style:parent-style-name="Normalny" style:family="paragraph">
      <style:paragraph-properties fo:text-align="justify" fo:line-height="150%" fo:text-indent="0.2479in"/>
    </style:style>
    <style:style style:name="P845" style:parent-style-name="Normalny" style:family="paragraph">
      <style:paragraph-properties fo:text-align="justify" fo:line-height="150%" fo:text-indent="0.2479in"/>
    </style:style>
    <style:style style:name="P846" style:parent-style-name="Normalny" style:family="paragraph">
      <style:paragraph-properties fo:text-align="justify" fo:line-height="150%"/>
    </style:style>
    <style:style style:name="T847" style:parent-style-name="Domyślnaczcionkaakapitu" style:family="text">
      <style:text-properties style:text-underline-type="single" style:text-underline-style="solid" style:text-underline-width="auto" style:text-underline-mode="continuous"/>
    </style:style>
    <style:style style:name="P848" style:parent-style-name="Normalny" style:family="paragraph">
      <style:paragraph-properties fo:text-align="justify" fo:line-height="150%" fo:text-indent="0.2479in"/>
    </style:style>
    <style:style style:name="T849" style:parent-style-name="Domyślnaczcionkaakapitu" style:family="text">
      <style:text-properties fo:background-color="#80FFFF"/>
    </style:style>
    <style:style style:name="P850" style:parent-style-name="Normalny" style:family="paragraph">
      <style:paragraph-properties fo:text-align="justify" fo:line-height="150%"/>
    </style:style>
    <style:style style:name="T851" style:parent-style-name="Domyślnaczcionkaakapitu" style:family="text">
      <style:text-properties style:text-underline-type="single" style:text-underline-style="solid" style:text-underline-width="auto" style:text-underline-mode="continuous"/>
    </style:style>
    <style:style style:name="P852" style:parent-style-name="Normalny" style:family="paragraph">
      <style:paragraph-properties fo:text-align="justify" fo:line-height="150%" fo:text-indent="0.2479in"/>
    </style:style>
    <style:style style:name="T853" style:parent-style-name="Domyślnaczcionkaakapitu" style:family="text">
      <style:text-properties fo:background-color="#80FFFF"/>
    </style:style>
    <style:style style:name="T854" style:parent-style-name="Domyślnaczcionkaakapitu" style:family="text">
      <style:text-properties fo:background-color="#80FFFF"/>
    </style:style>
    <style:style style:name="P855" style:parent-style-name="Normalny" style:family="paragraph">
      <style:paragraph-properties fo:text-align="justify" fo:line-height="150%"/>
    </style:style>
    <style:style style:name="T856" style:parent-style-name="Domyślnaczcionkaakapitu" style:family="text">
      <style:text-properties style:text-underline-type="single" style:text-underline-style="solid" style:text-underline-width="auto" style:text-underline-mode="continuous"/>
    </style:style>
    <style:style style:name="T857" style:parent-style-name="Domyślnaczcionkaakapitu" style:family="text">
      <style:text-properties fo:background-color="#80FFFF" style:text-underline-type="single" style:text-underline-style="solid" style:text-underline-width="auto" style:text-underline-mode="continuous"/>
    </style:style>
    <style:style style:name="T858" style:parent-style-name="Domyślnaczcionkaakapitu" style:family="text">
      <style:text-properties style:text-underline-type="single" style:text-underline-style="solid" style:text-underline-width="auto" style:text-underline-mode="continuous"/>
    </style:style>
    <style:style style:name="T859" style:parent-style-name="Domyślnaczcionkaakapitu" style:family="text">
      <style:text-properties fo:background-color="#80FFFF" style:text-underline-type="single" style:text-underline-style="solid" style:text-underline-width="auto" style:text-underline-mode="continuous"/>
    </style:style>
    <style:style style:name="T860" style:parent-style-name="Domyślnaczcionkaakapitu" style:family="text">
      <style:text-properties style:text-underline-type="single" style:text-underline-style="solid" style:text-underline-width="auto" style:text-underline-mode="continuous"/>
    </style:style>
    <style:style style:name="T861" style:parent-style-name="Domyślnaczcionkaakapitu" style:family="text">
      <style:text-properties fo:background-color="#80FFFF" style:text-underline-type="single" style:text-underline-style="solid" style:text-underline-width="auto" style:text-underline-mode="continuous"/>
    </style:style>
    <style:style style:name="P862" style:parent-style-name="Normalny" style:family="paragraph">
      <style:paragraph-properties fo:text-align="justify" fo:line-height="150%" fo:text-indent="0.2479in"/>
    </style:style>
    <style:style style:name="P863" style:parent-style-name="Normalny" style:family="paragraph">
      <style:paragraph-properties fo:text-align="justify" fo:line-height="150%"/>
    </style:style>
    <style:style style:name="T864" style:parent-style-name="Domyślnaczcionkaakapitu" style:family="text">
      <style:text-properties style:text-underline-type="single" style:text-underline-style="solid" style:text-underline-width="auto" style:text-underline-mode="continuous"/>
    </style:style>
    <style:style style:name="P865" style:parent-style-name="Normalny" style:family="paragraph">
      <style:paragraph-properties fo:text-align="justify" fo:line-height="150%" fo:text-indent="0.2479in"/>
    </style:style>
    <style:style style:name="T866" style:parent-style-name="Domyślnaczcionkaakapitu" style:family="text">
      <style:text-properties fo:background-color="#80FFFF"/>
    </style:style>
    <style:style style:name="P867" style:parent-style-name="Normalny" style:family="paragraph">
      <style:paragraph-properties fo:text-align="justify" fo:line-height="150%"/>
    </style:style>
    <style:style style:name="T868" style:parent-style-name="Domyślnaczcionkaakapitu" style:family="text">
      <style:text-properties style:text-underline-type="single" style:text-underline-style="solid" style:text-underline-width="auto" style:text-underline-mode="continuous"/>
    </style:style>
    <style:style style:name="P869" style:parent-style-name="Normalny" style:family="paragraph">
      <style:paragraph-properties fo:text-align="justify" fo:line-height="150%"/>
    </style:style>
    <style:style style:name="P870" style:parent-style-name="Normalny" style:family="paragraph">
      <style:paragraph-properties fo:text-align="justify" fo:line-height="150%"/>
    </style:style>
    <style:style style:name="T871" style:parent-style-name="Domyślnaczcionkaakapitu" style:family="text">
      <style:text-properties style:text-underline-type="single" style:text-underline-style="solid" style:text-underline-width="auto" style:text-underline-mode="continuous"/>
    </style:style>
    <style:style style:name="P872" style:parent-style-name="Normalny" style:family="paragraph">
      <style:paragraph-properties fo:text-align="justify" fo:line-height="150%" fo:text-indent="0.2479in"/>
    </style:style>
    <style:style style:name="P873" style:parent-style-name="Normalny" style:family="paragraph">
      <style:paragraph-properties fo:text-align="justify" fo:line-height="150%" fo:text-indent="0.2479in"/>
    </style:style>
    <style:style style:name="P874" style:parent-style-name="Normalny" style:family="paragraph">
      <style:paragraph-properties fo:text-align="justify" fo:line-height="150%" fo:text-indent="0.2479in"/>
    </style:style>
    <style:style style:name="T875" style:parent-style-name="Domyślnaczcionkaakapitu" style:family="text">
      <style:text-properties fo:background-color="#80FFFF"/>
    </style:style>
    <style:style style:name="P876" style:parent-style-name="Normalny" style:family="paragraph">
      <style:paragraph-properties fo:text-align="justify" fo:line-height="150%" fo:text-indent="0.2479in"/>
    </style:style>
    <style:style style:name="P877" style:parent-style-name="Normalny" style:family="paragraph">
      <style:paragraph-properties fo:text-align="justify" fo:line-height="150%"/>
    </style:style>
    <style:style style:name="T878" style:parent-style-name="Domyślnaczcionkaakapitu" style:family="text">
      <style:text-properties style:text-underline-type="single" style:text-underline-style="solid" style:text-underline-width="auto" style:text-underline-mode="continuous"/>
    </style:style>
    <style:style style:name="T879" style:parent-style-name="Domyślnaczcionkaakapitu" style:family="text">
      <style:text-properties fo:background-color="#80FFFF" style:text-underline-type="single" style:text-underline-style="solid" style:text-underline-width="auto" style:text-underline-mode="continuous"/>
    </style:style>
    <style:style style:name="P880" style:parent-style-name="Normalny" style:family="paragraph">
      <style:paragraph-properties fo:text-align="justify" fo:line-height="150%" fo:text-indent="0.2479in"/>
    </style:style>
    <style:style style:name="T881" style:parent-style-name="Domyślnaczcionkaakapitu" style:family="text">
      <style:text-properties fo:background-color="#80FFFF"/>
    </style:style>
    <style:style style:name="P882" style:parent-style-name="Normalny" style:family="paragraph">
      <style:paragraph-properties fo:text-align="justify" fo:line-height="150%" fo:text-indent="0.2479in"/>
    </style:style>
    <style:style style:name="T883" style:parent-style-name="Domyślnaczcionkaakapitu" style:family="text">
      <style:text-properties fo:background-color="#80FFFF"/>
    </style:style>
    <style:style style:name="P884" style:parent-style-name="Normalny" style:family="paragraph">
      <style:paragraph-properties fo:text-align="justify" fo:line-height="150%"/>
    </style:style>
    <style:style style:name="T885" style:parent-style-name="Domyślnaczcionkaakapitu" style:family="text">
      <style:text-properties fo:background-color="#80FFFF" style:text-underline-type="single" style:text-underline-style="solid" style:text-underline-width="auto" style:text-underline-mode="continuous"/>
    </style:style>
    <style:style style:name="T886" style:parent-style-name="Domyślnaczcionkaakapitu" style:family="text">
      <style:text-properties style:text-underline-type="single" style:text-underline-style="solid" style:text-underline-width="auto" style:text-underline-mode="continuous"/>
    </style:style>
    <style:style style:name="P887" style:parent-style-name="Normalny" style:family="paragraph">
      <style:paragraph-properties fo:text-align="justify" fo:line-height="150%" fo:text-indent="0.2479in"/>
    </style:style>
    <style:style style:name="T888" style:parent-style-name="Domyślnaczcionkaakapitu" style:family="text">
      <style:text-properties fo:background-color="#80FFFF"/>
    </style:style>
    <style:style style:name="P889" style:parent-style-name="Normalny" style:family="paragraph">
      <style:paragraph-properties fo:text-align="justify" fo:line-height="150%"/>
    </style:style>
    <style:style style:name="T890" style:parent-style-name="Domyślnaczcionkaakapitu" style:family="text">
      <style:text-properties style:text-underline-type="single" style:text-underline-style="solid" style:text-underline-width="auto" style:text-underline-mode="continuous"/>
    </style:style>
    <style:style style:name="T891" style:parent-style-name="Domyślnaczcionkaakapitu" style:family="text">
      <style:text-properties fo:background-color="#80FFFF" style:text-underline-type="single" style:text-underline-style="solid" style:text-underline-width="auto" style:text-underline-mode="continuous"/>
    </style:style>
    <style:style style:name="T892" style:parent-style-name="Domyślnaczcionkaakapitu" style:family="text">
      <style:text-properties style:text-underline-type="single" style:text-underline-style="solid" style:text-underline-width="auto" style:text-underline-mode="continuous"/>
    </style:style>
    <style:style style:name="T893" style:parent-style-name="Domyślnaczcionkaakapitu" style:family="text">
      <style:text-properties fo:background-color="#80FFFF" style:text-underline-type="single" style:text-underline-style="solid" style:text-underline-width="auto" style:text-underline-mode="continuous"/>
    </style:style>
    <style:style style:name="P894" style:parent-style-name="Normalny" style:family="paragraph">
      <style:paragraph-properties fo:text-align="justify" fo:line-height="150%" fo:text-indent="0.2479in"/>
    </style:style>
    <style:style style:name="P895" style:parent-style-name="Normalny" style:family="paragraph">
      <style:paragraph-properties fo:text-align="justify" fo:line-height="150%"/>
    </style:style>
    <style:style style:name="T896" style:parent-style-name="Domyślnaczcionkaakapitu" style:family="text">
      <style:text-properties style:text-underline-type="single" style:text-underline-style="solid" style:text-underline-width="auto" style:text-underline-mode="continuous"/>
    </style:style>
    <style:style style:name="P897" style:parent-style-name="Normalny" style:family="paragraph">
      <style:paragraph-properties fo:text-align="justify" fo:line-height="150%" fo:text-indent="0.2479in"/>
    </style:style>
    <style:style style:name="T898" style:parent-style-name="Domyślnaczcionkaakapitu" style:family="text">
      <style:text-properties fo:background-color="#80FFFF"/>
    </style:style>
    <style:style style:name="P899" style:parent-style-name="Normalny" style:family="paragraph">
      <style:paragraph-properties fo:text-align="justify" fo:line-height="150%">
        <style:tab-stops>
          <style:tab-stop style:type="left" style:position="3.3618in"/>
        </style:tab-stops>
      </style:paragraph-properties>
    </style:style>
    <style:style style:name="T900" style:parent-style-name="Domyślnaczcionkaakapitu" style:family="text">
      <style:text-properties fo:background-color="#80FFFF" style:text-underline-type="single" style:text-underline-style="solid" style:text-underline-width="auto" style:text-underline-mode="continuous"/>
    </style:style>
    <style:style style:name="T901" style:parent-style-name="Domyślnaczcionkaakapitu" style:family="text">
      <style:text-properties style:text-underline-type="single" style:text-underline-style="solid" style:text-underline-width="auto" style:text-underline-mode="continuous"/>
    </style:style>
    <style:style style:name="P902" style:parent-style-name="Normalny" style:family="paragraph">
      <style:paragraph-properties fo:text-align="justify" fo:line-height="150%" fo:text-indent="0.2479in"/>
    </style:style>
    <style:style style:name="T903" style:parent-style-name="Domyślnaczcionkaakapitu" style:family="text">
      <style:text-properties fo:background-color="#80FFFF"/>
    </style:style>
    <style:style style:name="T904" style:parent-style-name="Domyślnaczcionkaakapitu" style:family="text">
      <style:text-properties fo:background-color="#80FFFF"/>
    </style:style>
    <style:style style:name="T905" style:parent-style-name="Domyślnaczcionkaakapitu" style:family="text">
      <style:text-properties fo:background-color="#80FFFF"/>
    </style:style>
    <style:style style:name="P906" style:parent-style-name="Normalny" style:family="paragraph">
      <style:paragraph-properties fo:text-align="justify" fo:line-height="150%"/>
    </style:style>
    <style:style style:name="T907" style:parent-style-name="Domyślnaczcionkaakapitu" style:family="text">
      <style:text-properties style:text-underline-type="single" style:text-underline-style="solid" style:text-underline-width="auto" style:text-underline-mode="continuous"/>
    </style:style>
    <style:style style:name="T908" style:parent-style-name="Domyślnaczcionkaakapitu" style:family="text">
      <style:text-properties fo:background-color="#80FFFF" style:text-underline-type="single" style:text-underline-style="solid" style:text-underline-width="auto" style:text-underline-mode="continuous"/>
    </style:style>
    <style:style style:name="P909" style:parent-style-name="Normalny" style:family="paragraph">
      <style:paragraph-properties fo:text-align="justify" fo:line-height="150%" fo:text-indent="0.2479in"/>
    </style:style>
    <style:style style:name="P910" style:parent-style-name="Normalny" style:family="paragraph">
      <style:paragraph-properties fo:text-align="justify" fo:line-height="150%" fo:text-indent="0.2479in"/>
    </style:style>
    <style:style style:name="P911" style:parent-style-name="Normalny" style:family="paragraph">
      <style:paragraph-properties fo:text-align="justify" fo:line-height="150%" fo:text-indent="0.2479in"/>
    </style:style>
    <style:style style:name="P912" style:parent-style-name="Normalny" style:family="paragraph">
      <style:paragraph-properties fo:text-align="justify" fo:line-height="150%"/>
    </style:style>
    <style:style style:name="T913" style:parent-style-name="Domyślnaczcionkaakapitu" style:family="text">
      <style:text-properties style:text-underline-type="single" style:text-underline-style="solid" style:text-underline-width="auto" style:text-underline-mode="continuous"/>
    </style:style>
    <style:style style:name="P914" style:parent-style-name="Normalny" style:family="paragraph">
      <style:paragraph-properties fo:text-align="justify" fo:line-height="150%" fo:text-indent="0.2479in"/>
    </style:style>
    <style:style style:name="T915" style:parent-style-name="Domyślnaczcionkaakapitu" style:family="text">
      <style:text-properties fo:background-color="#80FFFF"/>
    </style:style>
    <style:style style:name="P916" style:parent-style-name="Normalny" style:family="paragraph">
      <style:paragraph-properties fo:text-align="justify" fo:line-height="150%"/>
    </style:style>
    <style:style style:name="T917" style:parent-style-name="Domyślnaczcionkaakapitu" style:family="text">
      <style:text-properties style:text-underline-type="single" style:text-underline-style="solid" style:text-underline-width="auto" style:text-underline-mode="continuous"/>
    </style:style>
    <style:style style:name="T918" style:parent-style-name="Domyślnaczcionkaakapitu" style:family="text">
      <style:text-properties fo:background-color="#80FFFF" style:text-underline-type="single" style:text-underline-style="solid" style:text-underline-width="auto" style:text-underline-mode="continuous"/>
    </style:style>
    <style:style style:name="P919" style:parent-style-name="Normalny" style:family="paragraph">
      <style:paragraph-properties fo:text-align="justify" fo:line-height="150%" fo:text-indent="0.2479in"/>
    </style:style>
    <style:style style:name="P920" style:parent-style-name="Normalny" style:family="paragraph">
      <style:paragraph-properties fo:text-align="justify" fo:line-height="150%"/>
    </style:style>
    <style:style style:name="T921" style:parent-style-name="Domyślnaczcionkaakapitu" style:family="text">
      <style:text-properties style:text-underline-type="single" style:text-underline-style="solid" style:text-underline-width="auto" style:text-underline-mode="continuous"/>
    </style:style>
    <style:style style:name="T922" style:parent-style-name="Domyślnaczcionkaakapitu" style:family="text">
      <style:text-properties fo:background-color="#80FFFF" style:text-underline-type="single" style:text-underline-style="solid" style:text-underline-width="auto" style:text-underline-mode="continuous"/>
    </style:style>
    <style:style style:name="T923" style:parent-style-name="Domyślnaczcionkaakapitu" style:family="text">
      <style:text-properties style:text-underline-type="single" style:text-underline-style="solid" style:text-underline-width="auto" style:text-underline-mode="continuous"/>
    </style:style>
    <style:style style:name="T924" style:parent-style-name="Domyślnaczcionkaakapitu" style:family="text">
      <style:text-properties style:text-underline-type="single" style:text-underline-style="solid" style:text-underline-width="auto" style:text-underline-mode="continuous"/>
    </style:style>
    <style:style style:name="T925" style:parent-style-name="Domyślnaczcionkaakapitu" style:family="text">
      <style:text-properties fo:background-color="#80FFFF" style:text-underline-type="single" style:text-underline-style="solid" style:text-underline-width="auto" style:text-underline-mode="continuous"/>
    </style:style>
    <style:style style:name="T926" style:parent-style-name="Domyślnaczcionkaakapitu" style:family="text">
      <style:text-properties style:text-underline-type="single" style:text-underline-style="solid" style:text-underline-width="auto" style:text-underline-mode="continuous"/>
    </style:style>
    <style:style style:name="P927" style:parent-style-name="Normalny" style:family="paragraph">
      <style:paragraph-properties fo:text-align="justify" fo:line-height="150%" fo:text-indent="0.2479in"/>
    </style:style>
    <style:style style:name="T928" style:parent-style-name="Domyślnaczcionkaakapitu" style:family="text">
      <style:text-properties fo:background-color="#80FFFF"/>
    </style:style>
    <style:style style:name="P929" style:parent-style-name="Normalny" style:family="paragraph">
      <style:paragraph-properties fo:text-align="justify" fo:line-height="150%"/>
    </style:style>
    <style:style style:name="T930" style:parent-style-name="Domyślnaczcionkaakapitu" style:family="text">
      <style:text-properties style:text-underline-type="single" style:text-underline-style="solid" style:text-underline-width="auto" style:text-underline-mode="continuous"/>
    </style:style>
    <style:style style:name="P931" style:parent-style-name="Normalny" style:family="paragraph">
      <style:paragraph-properties fo:text-align="justify" fo:line-height="150%" fo:text-indent="0.2479in"/>
    </style:style>
    <style:style style:name="P932" style:parent-style-name="Normalny" style:family="paragraph">
      <style:paragraph-properties fo:text-align="justify" fo:line-height="150%"/>
    </style:style>
    <style:style style:name="T933" style:parent-style-name="Domyślnaczcionkaakapitu" style:family="text">
      <style:text-properties style:text-underline-type="single" style:text-underline-style="solid" style:text-underline-width="auto" style:text-underline-mode="continuous"/>
    </style:style>
    <style:style style:name="T934" style:parent-style-name="Domyślnaczcionkaakapitu" style:family="text">
      <style:text-properties fo:background-color="#80FFFF" style:text-underline-type="single" style:text-underline-style="solid" style:text-underline-width="auto" style:text-underline-mode="continuous"/>
    </style:style>
    <style:style style:name="T935" style:parent-style-name="Domyślnaczcionkaakapitu" style:family="text">
      <style:text-properties style:text-underline-type="single" style:text-underline-style="solid" style:text-underline-width="auto" style:text-underline-mode="continuous"/>
    </style:style>
    <style:style style:name="P936" style:parent-style-name="Normalny" style:family="paragraph">
      <style:paragraph-properties fo:text-align="justify" fo:line-height="150%" fo:text-indent="0.2479in"/>
    </style:style>
    <style:style style:name="P937" style:parent-style-name="Normalny" style:family="paragraph">
      <style:paragraph-properties fo:text-align="justify" fo:line-height="150%" fo:text-indent="0.2479in"/>
    </style:style>
    <style:style style:name="T938" style:parent-style-name="Domyślnaczcionkaakapitu" style:family="text">
      <style:text-properties fo:background-color="#80FFFF"/>
    </style:style>
    <style:style style:name="P939" style:parent-style-name="Normalny" style:family="paragraph">
      <style:paragraph-properties fo:text-align="justify" fo:line-height="150%"/>
    </style:style>
    <style:style style:name="T940" style:parent-style-name="Domyślnaczcionkaakapitu" style:family="text">
      <style:text-properties style:text-underline-type="single" style:text-underline-style="solid" style:text-underline-width="auto" style:text-underline-mode="continuous"/>
    </style:style>
    <style:style style:name="P941" style:parent-style-name="Normalny" style:family="paragraph">
      <style:paragraph-properties fo:text-align="justify" fo:line-height="150%" fo:text-indent="0.2479in"/>
    </style:style>
    <style:style style:name="P942" style:parent-style-name="Normalny" style:family="paragraph">
      <style:paragraph-properties fo:text-align="justify" fo:line-height="150%"/>
    </style:style>
    <style:style style:name="T943" style:parent-style-name="Domyślnaczcionkaakapitu" style:family="text">
      <style:text-properties style:text-underline-type="single" style:text-underline-style="solid" style:text-underline-width="auto" style:text-underline-mode="continuous"/>
    </style:style>
    <style:style style:name="P944" style:parent-style-name="Normalny" style:family="paragraph">
      <style:paragraph-properties fo:text-align="justify" fo:line-height="150%" fo:text-indent="0.2479in"/>
    </style:style>
    <style:style style:name="P945" style:parent-style-name="Normalny" style:family="paragraph">
      <style:paragraph-properties fo:text-align="justify" fo:line-height="150%"/>
    </style:style>
    <style:style style:name="T946" style:parent-style-name="Domyślnaczcionkaakapitu" style:family="text">
      <style:text-properties style:text-underline-type="single" style:text-underline-style="solid" style:text-underline-width="auto" style:text-underline-mode="continuous"/>
    </style:style>
    <style:style style:name="P947" style:parent-style-name="Normalny" style:family="paragraph">
      <style:paragraph-properties fo:text-align="justify" fo:line-height="150%" fo:text-indent="0.2479in"/>
    </style:style>
    <style:style style:name="T948" style:parent-style-name="Domyślnaczcionkaakapitu" style:family="text">
      <style:text-properties fo:background-color="#80FFFF"/>
    </style:style>
    <style:style style:name="P949" style:parent-style-name="Normalny" style:family="paragraph">
      <style:paragraph-properties fo:text-align="justify" fo:line-height="150%"/>
    </style:style>
    <style:style style:name="T950" style:parent-style-name="Domyślnaczcionkaakapitu" style:family="text">
      <style:text-properties style:text-underline-type="single" style:text-underline-style="solid" style:text-underline-width="auto" style:text-underline-mode="continuous"/>
    </style:style>
    <style:style style:name="P951" style:parent-style-name="Normalny" style:family="paragraph">
      <style:paragraph-properties fo:text-align="justify" fo:line-height="150%" fo:text-indent="0.2479in"/>
    </style:style>
    <style:style style:name="P952" style:parent-style-name="Normalny" style:family="paragraph">
      <style:paragraph-properties fo:text-align="justify" fo:line-height="150%"/>
    </style:style>
    <style:style style:name="T953" style:parent-style-name="Domyślnaczcionkaakapitu" style:family="text">
      <style:text-properties style:text-underline-type="single" style:text-underline-style="solid" style:text-underline-width="auto" style:text-underline-mode="continuous"/>
    </style:style>
    <style:style style:name="P954" style:parent-style-name="Normalny" style:family="paragraph">
      <style:paragraph-properties fo:text-align="justify" fo:line-height="150%" fo:text-indent="0.2479in"/>
    </style:style>
    <style:style style:name="P955" style:parent-style-name="Normalny" style:family="paragraph">
      <style:paragraph-properties fo:text-align="justify" fo:line-height="150%"/>
    </style:style>
    <style:style style:name="T956" style:parent-style-name="Domyślnaczcionkaakapitu" style:family="text">
      <style:text-properties style:text-underline-type="single" style:text-underline-style="solid" style:text-underline-width="auto" style:text-underline-mode="continuous"/>
    </style:style>
    <style:style style:name="P957" style:parent-style-name="Normalny" style:family="paragraph">
      <style:paragraph-properties fo:text-align="justify" fo:line-height="150%" fo:text-indent="0.2479in"/>
    </style:style>
    <style:style style:name="P958" style:parent-style-name="Normalny" style:family="paragraph">
      <style:paragraph-properties fo:text-align="justify" fo:line-height="150%"/>
    </style:style>
    <style:style style:name="T959" style:parent-style-name="Domyślnaczcionkaakapitu" style:family="text">
      <style:text-properties style:text-underline-type="single" style:text-underline-style="solid" style:text-underline-width="auto" style:text-underline-mode="continuous"/>
    </style:style>
    <style:style style:name="P960" style:parent-style-name="Normalny" style:family="paragraph">
      <style:paragraph-properties fo:text-align="justify" fo:line-height="150%" fo:text-indent="0.2479in"/>
    </style:style>
    <style:style style:name="T961" style:parent-style-name="Domyślnaczcionkaakapitu" style:family="text">
      <style:text-properties fo:background-color="#80FFFF"/>
    </style:style>
    <style:style style:name="T962" style:parent-style-name="Domyślnaczcionkaakapitu" style:family="text">
      <style:text-properties fo:background-color="#80FFFF"/>
    </style:style>
    <style:style style:name="P963" style:parent-style-name="Normalny" style:family="paragraph">
      <style:paragraph-properties fo:text-align="justify" fo:line-height="150%"/>
    </style:style>
    <style:style style:name="T964" style:parent-style-name="Domyślnaczcionkaakapitu" style:family="text">
      <style:text-properties style:text-underline-type="single" style:text-underline-style="solid" style:text-underline-width="auto" style:text-underline-mode="continuous"/>
    </style:style>
    <style:style style:name="P965" style:parent-style-name="Normalny" style:family="paragraph">
      <style:paragraph-properties fo:text-align="justify" fo:line-height="150%" fo:text-indent="0.2479in"/>
    </style:style>
    <style:style style:name="P966" style:parent-style-name="Normalny" style:family="paragraph">
      <style:paragraph-properties fo:text-align="justify" fo:line-height="150%"/>
    </style:style>
    <style:style style:name="P967" style:parent-style-name="Normalny" style:family="paragraph">
      <style:paragraph-properties fo:text-align="justify" fo:line-height="150%" fo:text-indent="0.2479in"/>
    </style:style>
    <style:style style:name="T968" style:parent-style-name="Domyślnaczcionkaakapitu" style:family="text">
      <style:text-properties fo:background-color="#80FFFF"/>
    </style:style>
    <style:style style:name="T969" style:parent-style-name="Domyślnaczcionkaakapitu" style:family="text">
      <style:text-properties fo:background-color="#80FFFF"/>
    </style:style>
    <style:style style:name="P970" style:parent-style-name="Normalny" style:family="paragraph">
      <style:paragraph-properties fo:text-align="justify" fo:line-height="150%" fo:text-indent="0.2479in"/>
    </style:style>
    <style:style style:name="T971" style:parent-style-name="Domyślnaczcionkaakapitu" style:family="text">
      <style:text-properties fo:background-color="#80FFFF"/>
    </style:style>
    <style:style style:name="T972" style:parent-style-name="Domyślnaczcionkaakapitu" style:family="text">
      <style:text-properties fo:background-color="#80FFFF"/>
    </style:style>
    <style:style style:name="P973" style:parent-style-name="Normalny" style:family="paragraph">
      <style:paragraph-properties fo:text-align="justify" fo:line-height="150%" fo:text-indent="0.2479in"/>
    </style:style>
    <style:style style:name="P974" style:parent-style-name="Normalny" style:family="paragraph">
      <style:paragraph-properties fo:text-align="justify" fo:line-height="150%" fo:text-indent="0.2479in"/>
    </style:style>
    <style:style style:name="T975" style:parent-style-name="Domyślnaczcionkaakapitu" style:family="text">
      <style:text-properties fo:background-color="#80FFFF"/>
    </style:style>
    <style:style style:name="T976" style:parent-style-name="Domyślnaczcionkaakapitu" style:family="text">
      <style:text-properties fo:background-color="#80FFFF"/>
    </style:style>
    <style:style style:name="T977" style:parent-style-name="Domyślnaczcionkaakapitu" style:family="text">
      <style:text-properties fo:background-color="#80FFFF"/>
    </style:style>
    <style:style style:name="P978" style:parent-style-name="Normalny" style:family="paragraph">
      <style:paragraph-properties fo:text-align="justify" fo:line-height="150%" fo:text-indent="0.2479in"/>
    </style:style>
    <style:style style:name="P979" style:parent-style-name="Normalny" style:family="paragraph">
      <style:paragraph-properties fo:text-align="justify" fo:line-height="150%"/>
    </style:style>
    <style:style style:name="T980" style:parent-style-name="Domyślnaczcionkaakapitu" style:family="text">
      <style:text-properties fo:background-color="#80FFFF" style:text-underline-type="single" style:text-underline-style="solid" style:text-underline-width="auto" style:text-underline-mode="continuous"/>
    </style:style>
    <style:style style:name="T981" style:parent-style-name="Domyślnaczcionkaakapitu" style:family="text">
      <style:text-properties style:text-underline-type="single" style:text-underline-style="solid" style:text-underline-width="auto" style:text-underline-mode="continuous"/>
    </style:style>
    <style:style style:name="P982" style:parent-style-name="Normalny" style:family="paragraph">
      <style:paragraph-properties fo:text-align="justify" fo:line-height="150%" fo:text-indent="0.2479in"/>
    </style:style>
    <style:style style:name="P983" style:parent-style-name="Normalny" style:family="paragraph">
      <style:paragraph-properties fo:text-align="justify" fo:line-height="150%"/>
    </style:style>
    <style:style style:name="P984" style:parent-style-name="Normalny" style:family="paragraph">
      <style:paragraph-properties fo:text-align="justify" fo:line-height="150%" fo:text-indent="0.2479in"/>
    </style:style>
    <style:style style:name="T985" style:parent-style-name="Domyślnaczcionkaakapitu" style:family="text">
      <style:text-properties fo:background-color="#80FFFF"/>
    </style:style>
    <style:style style:name="P986" style:parent-style-name="Normalny" style:family="paragraph">
      <style:paragraph-properties fo:text-align="justify" fo:line-height="150%"/>
    </style:style>
    <style:style style:name="T987" style:parent-style-name="Domyślnaczcionkaakapitu" style:family="text">
      <style:text-properties style:text-underline-type="single" style:text-underline-style="solid" style:text-underline-width="auto" style:text-underline-mode="continuous"/>
    </style:style>
    <style:style style:name="T988" style:parent-style-name="Domyślnaczcionkaakapitu" style:family="text">
      <style:text-properties fo:background-color="#80FFFF" style:text-underline-type="single" style:text-underline-style="solid" style:text-underline-width="auto" style:text-underline-mode="continuous"/>
    </style:style>
    <style:style style:name="P989" style:parent-style-name="Normalny" style:family="paragraph">
      <style:paragraph-properties fo:text-align="justify" fo:line-height="150%" fo:text-indent="0.2479in"/>
    </style:style>
    <style:style style:name="P990" style:parent-style-name="Normalny" style:family="paragraph">
      <style:paragraph-properties fo:text-align="justify" fo:line-height="150%"/>
    </style:style>
    <style:style style:name="T991" style:parent-style-name="Domyślnaczcionkaakapitu" style:family="text">
      <style:text-properties style:text-underline-type="single" style:text-underline-style="solid" style:text-underline-width="auto" style:text-underline-mode="continuous"/>
    </style:style>
    <style:style style:name="T992" style:parent-style-name="Domyślnaczcionkaakapitu" style:family="text">
      <style:text-properties fo:background-color="#80FFFF" style:text-underline-type="single" style:text-underline-style="solid" style:text-underline-width="auto" style:text-underline-mode="continuous"/>
    </style:style>
    <style:style style:name="T993" style:parent-style-name="Domyślnaczcionkaakapitu" style:family="text">
      <style:text-properties style:text-underline-type="single" style:text-underline-style="solid" style:text-underline-width="auto" style:text-underline-mode="continuous"/>
    </style:style>
    <style:style style:name="P994" style:parent-style-name="Normalny" style:family="paragraph">
      <style:paragraph-properties fo:text-align="justify" fo:line-height="150%" fo:text-indent="0.2479in"/>
    </style:style>
    <style:style style:name="T995" style:parent-style-name="Domyślnaczcionkaakapitu" style:family="text">
      <style:text-properties fo:background-color="#80FFFF"/>
    </style:style>
    <style:style style:name="T996" style:parent-style-name="Domyślnaczcionkaakapitu" style:family="text">
      <style:text-properties fo:background-color="#80FFFF"/>
    </style:style>
    <style:style style:name="P997" style:parent-style-name="Normalny" style:family="paragraph">
      <style:paragraph-properties fo:text-align="justify" fo:line-height="150%"/>
    </style:style>
    <style:style style:name="T998" style:parent-style-name="Domyślnaczcionkaakapitu" style:family="text">
      <style:text-properties style:text-underline-type="single" style:text-underline-style="solid" style:text-underline-width="auto" style:text-underline-mode="continuous"/>
    </style:style>
    <style:style style:name="P999" style:parent-style-name="Normalny" style:family="paragraph">
      <style:paragraph-properties fo:text-align="justify" fo:line-height="150%" fo:text-indent="0.2479in"/>
    </style:style>
    <style:style style:name="P1000" style:parent-style-name="Normalny" style:family="paragraph">
      <style:paragraph-properties fo:text-align="justify" fo:line-height="150%"/>
    </style:style>
    <style:style style:name="T1001" style:parent-style-name="Domyślnaczcionkaakapitu" style:family="text">
      <style:text-properties style:text-underline-type="single" style:text-underline-style="solid" style:text-underline-width="auto" style:text-underline-mode="continuous"/>
    </style:style>
    <style:style style:name="P1002" style:parent-style-name="Normalny" style:family="paragraph">
      <style:paragraph-properties fo:text-align="justify" fo:line-height="150%" fo:text-indent="0.2479in"/>
    </style:style>
    <style:style style:name="P1003" style:parent-style-name="Normalny" style:family="paragraph">
      <style:paragraph-properties fo:text-align="justify" fo:line-height="150%"/>
    </style:style>
    <style:style style:name="T1004" style:parent-style-name="Domyślnaczcionkaakapitu" style:family="text">
      <style:text-properties style:text-underline-type="single" style:text-underline-style="solid" style:text-underline-width="auto" style:text-underline-mode="continuous"/>
    </style:style>
    <style:style style:name="P1005" style:parent-style-name="Normalny" style:family="paragraph">
      <style:paragraph-properties fo:text-align="justify" fo:line-height="150%" fo:text-indent="0.2479in"/>
    </style:style>
    <style:style style:name="P1006" style:parent-style-name="Normalny" style:family="paragraph">
      <style:paragraph-properties fo:text-align="justify" fo:line-height="150%"/>
    </style:style>
    <style:style style:name="T1007" style:parent-style-name="Domyślnaczcionkaakapitu" style:family="text">
      <style:text-properties style:text-underline-type="single" style:text-underline-style="solid" style:text-underline-width="auto" style:text-underline-mode="continuous"/>
    </style:style>
    <style:style style:name="P1008" style:parent-style-name="Normalny" style:family="paragraph">
      <style:paragraph-properties fo:text-align="justify" fo:line-height="150%" fo:text-indent="0.2479in"/>
    </style:style>
    <style:style style:name="P1009" style:parent-style-name="Normalny" style:family="paragraph">
      <style:paragraph-properties fo:text-align="justify" fo:line-height="150%"/>
    </style:style>
    <style:style style:name="T1010" style:parent-style-name="Domyślnaczcionkaakapitu" style:family="text">
      <style:text-properties style:text-underline-type="single" style:text-underline-style="solid" style:text-underline-width="auto" style:text-underline-mode="continuous"/>
    </style:style>
    <style:style style:name="P1011" style:parent-style-name="Normalny" style:family="paragraph">
      <style:paragraph-properties fo:text-align="justify" fo:line-height="150%" fo:text-indent="0.2479in"/>
    </style:style>
    <style:style style:name="T1012" style:parent-style-name="Domyślnaczcionkaakapitu" style:family="text">
      <style:text-properties fo:background-color="#80FFFF"/>
    </style:style>
    <style:style style:name="P1013" style:parent-style-name="Normalny" style:family="paragraph">
      <style:paragraph-properties fo:text-align="justify" fo:line-height="150%"/>
    </style:style>
    <style:style style:name="T1014" style:parent-style-name="Domyślnaczcionkaakapitu" style:family="text">
      <style:text-properties style:text-underline-type="single" style:text-underline-style="solid" style:text-underline-width="auto" style:text-underline-mode="continuous"/>
    </style:style>
    <style:style style:name="T1015" style:parent-style-name="Domyślnaczcionkaakapitu" style:family="text">
      <style:text-properties fo:background-color="#80FFFF" style:text-underline-type="single" style:text-underline-style="solid" style:text-underline-width="auto" style:text-underline-mode="continuous"/>
    </style:style>
    <style:style style:name="T1016" style:parent-style-name="Domyślnaczcionkaakapitu" style:family="text">
      <style:text-properties style:text-underline-type="single" style:text-underline-style="solid" style:text-underline-width="auto" style:text-underline-mode="continuous"/>
    </style:style>
    <style:style style:name="T1017" style:parent-style-name="Domyślnaczcionkaakapitu" style:family="text">
      <style:text-properties fo:background-color="#80FFFF" style:text-underline-type="single" style:text-underline-style="solid" style:text-underline-width="auto" style:text-underline-mode="continuous"/>
    </style:style>
    <style:style style:name="P1018" style:parent-style-name="Normalny" style:family="paragraph">
      <style:paragraph-properties fo:text-align="justify" fo:line-height="150%" fo:text-indent="0.2479in"/>
    </style:style>
    <style:style style:name="P1019" style:parent-style-name="Normalny" style:family="paragraph">
      <style:paragraph-properties fo:text-align="justify" fo:line-height="150%" fo:text-indent="0.2479in"/>
    </style:style>
    <style:style style:name="T1020" style:parent-style-name="Domyślnaczcionkaakapitu" style:family="text">
      <style:text-properties fo:background-color="#80FFFF"/>
    </style:style>
    <style:style style:name="P1021" style:parent-style-name="Normalny" style:family="paragraph">
      <style:paragraph-properties fo:text-align="justify" fo:line-height="150%"/>
    </style:style>
    <style:style style:name="T1022" style:parent-style-name="Domyślnaczcionkaakapitu" style:family="text">
      <style:text-properties fo:background-color="#80FFFF"/>
    </style:style>
    <style:style style:name="P1023" style:parent-style-name="Normalny" style:family="paragraph">
      <style:paragraph-properties fo:text-align="justify" fo:line-height="150%"/>
    </style:style>
    <style:style style:name="P1024" style:parent-style-name="Normalny" style:family="paragraph">
      <style:paragraph-properties fo:text-align="justify" fo:line-height="150%"/>
    </style:style>
    <style:style style:name="T1025" style:parent-style-name="Domyślnaczcionkaakapitu" style:family="text">
      <style:text-properties fo:background-color="#80FFFF"/>
    </style:style>
    <style:style style:name="P1026" style:parent-style-name="Normalny" style:family="paragraph">
      <style:paragraph-properties fo:text-align="justify" fo:line-height="150%"/>
    </style:style>
    <style:style style:name="T1027" style:parent-style-name="Domyślnaczcionkaakapitu" style:family="text">
      <style:text-properties style:text-underline-type="single" style:text-underline-style="solid" style:text-underline-width="auto" style:text-underline-mode="continuous"/>
    </style:style>
    <style:style style:name="T1028" style:parent-style-name="Domyślnaczcionkaakapitu" style:family="text">
      <style:text-properties fo:background-color="#80FFFF" style:text-underline-type="single" style:text-underline-style="solid" style:text-underline-width="auto" style:text-underline-mode="continuous"/>
    </style:style>
    <style:style style:name="T1029" style:parent-style-name="Domyślnaczcionkaakapitu" style:family="text">
      <style:text-properties style:text-underline-type="single" style:text-underline-style="solid" style:text-underline-width="auto" style:text-underline-mode="continuous"/>
    </style:style>
    <style:style style:name="P1030" style:parent-style-name="Normalny" style:family="paragraph">
      <style:paragraph-properties fo:text-align="justify" fo:line-height="150%"/>
    </style:style>
    <style:style style:name="T1031" style:parent-style-name="Domyślnaczcionkaakapitu" style:family="text">
      <style:text-properties style:text-underline-type="single" style:text-underline-style="solid" style:text-underline-width="auto" style:text-underline-mode="continuous"/>
    </style:style>
    <style:style style:name="T1032" style:parent-style-name="Domyślnaczcionkaakapitu" style:family="text">
      <style:text-properties fo:background-color="#80FFFF"/>
    </style:style>
    <style:style style:name="P1033" style:parent-style-name="Normalny" style:family="paragraph">
      <style:paragraph-properties fo:text-align="justify" fo:line-height="150%" fo:text-indent="0.2479in"/>
    </style:style>
    <style:style style:name="T1034" style:parent-style-name="Domyślnaczcionkaakapitu" style:family="text">
      <style:text-properties fo:background-color="#80FFFF"/>
    </style:style>
    <style:style style:name="P1035" style:parent-style-name="Normalny" style:family="paragraph">
      <style:paragraph-properties fo:text-align="justify" fo:line-height="150%" fo:text-indent="0.2479in"/>
    </style:style>
    <style:style style:name="T1036" style:parent-style-name="Domyślnaczcionkaakapitu" style:family="text">
      <style:text-properties fo:background-color="#80FFFF"/>
    </style:style>
    <style:style style:name="P1037" style:parent-style-name="Normalny" style:family="paragraph">
      <style:paragraph-properties fo:text-align="justify" fo:line-height="150%"/>
    </style:style>
    <style:style style:name="T1038" style:parent-style-name="Domyślnaczcionkaakapitu" style:family="text">
      <style:text-properties style:text-underline-type="single" style:text-underline-style="solid" style:text-underline-width="auto" style:text-underline-mode="continuous"/>
    </style:style>
    <style:style style:name="P1039" style:parent-style-name="Normalny" style:family="paragraph">
      <style:paragraph-properties fo:text-align="justify" fo:line-height="150%" fo:text-indent="0.2479in"/>
    </style:style>
    <style:style style:name="T1040" style:parent-style-name="Domyślnaczcionkaakapitu" style:family="text">
      <style:text-properties fo:background-color="#80FFFF"/>
    </style:style>
    <style:style style:name="T1041" style:parent-style-name="Domyślnaczcionkaakapitu" style:family="text">
      <style:text-properties fo:background-color="#80FFFF"/>
    </style:style>
    <style:style style:name="T1042" style:parent-style-name="Domyślnaczcionkaakapitu" style:family="text">
      <style:text-properties fo:background-color="#80FFFF"/>
    </style:style>
    <style:style style:name="T1043" style:parent-style-name="Domyślnaczcionkaakapitu" style:family="text">
      <style:text-properties fo:background-color="#80FFFF"/>
    </style:style>
    <style:style style:name="P1044" style:parent-style-name="Normalny" style:family="paragraph">
      <style:paragraph-properties fo:text-align="justify" fo:line-height="150%"/>
    </style:style>
    <style:style style:name="T1045" style:parent-style-name="Domyślnaczcionkaakapitu" style:family="text">
      <style:text-properties style:text-underline-type="single" style:text-underline-style="solid" style:text-underline-width="auto" style:text-underline-mode="continuous"/>
    </style:style>
    <style:style style:name="P1046" style:parent-style-name="Normalny" style:family="paragraph">
      <style:paragraph-properties fo:text-align="justify" fo:line-height="150%" fo:text-indent="0.2479in"/>
    </style:style>
    <style:style style:name="T1047" style:parent-style-name="Domyślnaczcionkaakapitu" style:family="text">
      <style:text-properties fo:background-color="#80FFFF"/>
    </style:style>
    <style:style style:name="T1048" style:parent-style-name="Domyślnaczcionkaakapitu" style:family="text">
      <style:text-properties fo:background-color="#80FFFF"/>
    </style:style>
    <style:style style:name="P1049" style:parent-style-name="Normalny" style:family="paragraph">
      <style:paragraph-properties fo:text-align="justify" fo:line-height="150%" fo:text-indent="0.2479in"/>
    </style:style>
    <style:style style:name="P1050" style:parent-style-name="Normalny" style:family="paragraph">
      <style:paragraph-properties fo:text-align="justify" fo:line-height="150%" fo:text-indent="0.2479in"/>
    </style:style>
    <style:style style:name="P1051" style:parent-style-name="Normalny" style:family="paragraph">
      <style:paragraph-properties fo:text-align="justify" fo:line-height="150%" fo:text-indent="0.2479in"/>
    </style:style>
    <style:style style:name="T1052" style:parent-style-name="Domyślnaczcionkaakapitu" style:family="text">
      <style:text-properties fo:background-color="#80FFFF"/>
    </style:style>
    <style:style style:name="P1053" style:parent-style-name="Normalny" style:family="paragraph">
      <style:paragraph-properties fo:text-align="justify" fo:line-height="150%">
        <style:tab-stops>
          <style:tab-stop style:type="left" style:leader-style="dotted" style:leader-text="." style:position="4.3097in"/>
        </style:tab-stops>
      </style:paragraph-properties>
    </style:style>
    <style:style style:name="T1054" style:parent-style-name="Domyślnaczcionkaakapitu" style:family="text">
      <style:text-properties fo:background-color="#80FFFF" style:text-underline-type="single" style:text-underline-style="solid" style:text-underline-width="auto" style:text-underline-mode="continuous"/>
    </style:style>
    <style:style style:name="T1055" style:parent-style-name="Domyślnaczcionkaakapitu" style:family="text">
      <style:text-properties style:text-underline-type="single" style:text-underline-style="solid" style:text-underline-width="auto" style:text-underline-mode="continuous"/>
    </style:style>
    <style:style style:name="T1056" style:parent-style-name="Domyślnaczcionkaakapitu" style:family="text">
      <style:text-properties fo:background-color="#80FFFF" style:text-underline-type="single" style:text-underline-style="solid" style:text-underline-width="auto" style:text-underline-mode="continuous"/>
    </style:style>
    <style:style style:name="T1057" style:parent-style-name="Domyślnaczcionkaakapitu" style:family="text">
      <style:text-properties fo:background-color="#80FFFF" style:text-underline-type="single" style:text-underline-style="solid" style:text-underline-width="auto" style:text-underline-mode="continuous"/>
    </style:style>
    <style:style style:name="T1058" style:parent-style-name="Domyślnaczcionkaakapitu" style:family="text">
      <style:text-properties style:text-underline-type="single" style:text-underline-style="solid" style:text-underline-width="auto" style:text-underline-mode="continuous"/>
    </style:style>
    <style:style style:name="T1059" style:parent-style-name="Domyślnaczcionkaakapitu" style:family="text">
      <style:text-properties fo:background-color="#80FFFF" style:text-underline-type="single" style:text-underline-style="solid" style:text-underline-width="auto" style:text-underline-mode="continuous"/>
    </style:style>
    <style:style style:name="T1060" style:parent-style-name="Domyślnaczcionkaakapitu" style:family="text">
      <style:text-properties fo:background-color="#80FFFF"/>
    </style:style>
    <style:style style:name="P1061" style:parent-style-name="Normalny" style:family="paragraph">
      <style:paragraph-properties fo:text-align="justify" fo:line-height="150%" fo:text-indent="0.2479in">
        <style:tab-stops>
          <style:tab-stop style:type="left" style:leader-style="dotted" style:leader-text="." style:position="4.3097in"/>
        </style:tab-stops>
      </style:paragraph-properties>
    </style:style>
    <style:style style:name="T1062" style:parent-style-name="Domyślnaczcionkaakapitu" style:family="text">
      <style:text-properties fo:background-color="#80FFFF"/>
    </style:style>
    <style:style style:name="P1063" style:parent-style-name="Normalny" style:family="paragraph">
      <style:paragraph-properties fo:text-align="justify" fo:line-height="150%" fo:text-indent="0.2479in"/>
    </style:style>
    <style:style style:name="P1064" style:parent-style-name="Normalny" style:family="paragraph">
      <style:paragraph-properties fo:text-align="justify" fo:line-height="150%"/>
    </style:style>
    <style:style style:name="T1065" style:parent-style-name="Domyślnaczcionkaakapitu" style:family="text">
      <style:text-properties style:text-underline-type="single" style:text-underline-style="solid" style:text-underline-width="auto" style:text-underline-mode="continuous"/>
    </style:style>
    <style:style style:name="T1066" style:parent-style-name="Domyślnaczcionkaakapitu" style:family="text">
      <style:text-properties fo:background-color="#80FFFF" style:text-underline-type="single" style:text-underline-style="solid" style:text-underline-width="auto" style:text-underline-mode="continuous"/>
    </style:style>
    <style:style style:name="T1067" style:parent-style-name="Domyślnaczcionkaakapitu" style:family="text">
      <style:text-properties style:text-underline-type="single" style:text-underline-style="solid" style:text-underline-width="auto" style:text-underline-mode="continuous"/>
    </style:style>
    <style:style style:name="P1068" style:parent-style-name="Normalny" style:family="paragraph">
      <style:paragraph-properties fo:text-align="justify" fo:line-height="150%" fo:text-indent="0.2479in"/>
    </style:style>
    <style:style style:name="P1069" style:parent-style-name="Normalny" style:family="paragraph">
      <style:paragraph-properties fo:text-align="justify" fo:line-height="150%" fo:text-indent="0.2479in"/>
    </style:style>
    <style:style style:name="T1070" style:parent-style-name="Domyślnaczcionkaakapitu" style:family="text">
      <style:text-properties fo:background-color="#80FFFF"/>
    </style:style>
    <style:style style:name="T1071" style:parent-style-name="Domyślnaczcionkaakapitu" style:family="text">
      <style:text-properties fo:background-color="#80FFFF"/>
    </style:style>
    <style:style style:name="T1072" style:parent-style-name="Domyślnaczcionkaakapitu" style:family="text">
      <style:text-properties fo:background-color="#80FFFF"/>
    </style:style>
    <style:style style:name="P1073" style:parent-style-name="Normalny" style:family="paragraph">
      <style:paragraph-properties fo:text-align="justify" fo:line-height="150%"/>
    </style:style>
    <style:style style:name="T1074" style:parent-style-name="Domyślnaczcionkaakapitu" style:family="text">
      <style:text-properties fo:background-color="#80FFFF" style:text-underline-type="single" style:text-underline-style="solid" style:text-underline-width="auto" style:text-underline-mode="continuous"/>
    </style:style>
    <style:style style:name="T1075" style:parent-style-name="Domyślnaczcionkaakapitu" style:family="text">
      <style:text-properties style:text-underline-type="single" style:text-underline-style="solid" style:text-underline-width="auto" style:text-underline-mode="continuous"/>
    </style:style>
    <style:style style:name="P1076" style:parent-style-name="Normalny" style:family="paragraph">
      <style:paragraph-properties fo:text-align="justify" fo:line-height="150%" fo:text-indent="0.2479in"/>
    </style:style>
    <style:style style:name="P1077" style:parent-style-name="Normalny" style:family="paragraph">
      <style:paragraph-properties fo:text-align="justify" fo:line-height="150%" fo:text-indent="0.2479in"/>
    </style:style>
    <style:style style:name="T1078" style:parent-style-name="Domyślnaczcionkaakapitu" style:family="text">
      <style:text-properties fo:background-color="#80FFFF"/>
    </style:style>
    <style:style style:name="P1079" style:parent-style-name="Normalny" style:family="paragraph">
      <style:paragraph-properties fo:text-align="justify" fo:line-height="150%"/>
    </style:style>
    <style:style style:name="T1080" style:parent-style-name="Domyślnaczcionkaakapitu" style:family="text">
      <style:text-properties style:text-underline-type="single" style:text-underline-style="solid" style:text-underline-width="auto" style:text-underline-mode="continuous"/>
    </style:style>
    <style:style style:name="P1081" style:parent-style-name="Normalny" style:family="paragraph">
      <style:paragraph-properties fo:text-align="justify" fo:line-height="150%" fo:text-indent="0.2479in"/>
    </style:style>
    <style:style style:name="T1082" style:parent-style-name="Domyślnaczcionkaakapitu" style:family="text">
      <style:text-properties fo:background-color="#80FFFF"/>
    </style:style>
    <style:style style:name="T1083" style:parent-style-name="Domyślnaczcionkaakapitu" style:family="text">
      <style:text-properties fo:background-color="#80FFFF"/>
    </style:style>
    <style:style style:name="P1084" style:parent-style-name="Normalny" style:family="paragraph">
      <style:paragraph-properties fo:text-align="justify" fo:line-height="150%"/>
    </style:style>
    <style:style style:name="T1085" style:parent-style-name="Domyślnaczcionkaakapitu" style:family="text">
      <style:text-properties style:text-underline-type="single" style:text-underline-style="solid" style:text-underline-width="auto" style:text-underline-mode="continuous"/>
    </style:style>
    <style:style style:name="P1086" style:parent-style-name="Normalny" style:family="paragraph">
      <style:paragraph-properties fo:text-align="justify" fo:line-height="150%" fo:text-indent="0.2479in"/>
    </style:style>
    <style:style style:name="T1087" style:parent-style-name="Domyślnaczcionkaakapitu" style:family="text">
      <style:text-properties fo:background-color="#80FFFF"/>
    </style:style>
    <style:style style:name="P1088" style:parent-style-name="Normalny" style:family="paragraph">
      <style:paragraph-properties fo:text-align="justify" fo:line-height="150%"/>
    </style:style>
    <style:style style:name="T1089" style:parent-style-name="Domyślnaczcionkaakapitu" style:family="text">
      <style:text-properties style:text-underline-type="single" style:text-underline-style="solid" style:text-underline-width="auto" style:text-underline-mode="continuous"/>
    </style:style>
    <style:style style:name="T1090" style:parent-style-name="Domyślnaczcionkaakapitu" style:family="text">
      <style:text-properties fo:background-color="#80FFFF" style:text-underline-type="single" style:text-underline-style="solid" style:text-underline-width="auto" style:text-underline-mode="continuous"/>
    </style:style>
    <style:style style:name="T1091" style:parent-style-name="Domyślnaczcionkaakapitu" style:family="text">
      <style:text-properties style:text-underline-type="single" style:text-underline-style="solid" style:text-underline-width="auto" style:text-underline-mode="continuous"/>
    </style:style>
    <style:style style:name="T1092" style:parent-style-name="Domyślnaczcionkaakapitu" style:family="text">
      <style:text-properties fo:background-color="#80FFFF" style:text-underline-type="single" style:text-underline-style="solid" style:text-underline-width="auto" style:text-underline-mode="continuous"/>
    </style:style>
    <style:style style:name="P1093" style:parent-style-name="Normalny" style:family="paragraph">
      <style:paragraph-properties fo:text-align="justify" fo:line-height="150%" fo:text-indent="0.2479in"/>
    </style:style>
    <style:style style:name="T1094" style:parent-style-name="Domyślnaczcionkaakapitu" style:family="text">
      <style:text-properties fo:background-color="#80FFFF"/>
    </style:style>
    <style:style style:name="T1095" style:parent-style-name="Domyślnaczcionkaakapitu" style:family="text">
      <style:text-properties fo:background-color="#80FFFF"/>
    </style:style>
    <style:style style:name="T1096" style:parent-style-name="Domyślnaczcionkaakapitu" style:family="text">
      <style:text-properties fo:background-color="#80FFFF"/>
    </style:style>
    <style:style style:name="T1097" style:parent-style-name="Domyślnaczcionkaakapitu" style:family="text">
      <style:text-properties fo:background-color="#80FFFF"/>
    </style:style>
    <style:style style:name="T1098" style:parent-style-name="Domyślnaczcionkaakapitu" style:family="text">
      <style:text-properties fo:background-color="#80FFFF"/>
    </style:style>
    <style:style style:name="P1099" style:parent-style-name="Normalny" style:family="paragraph">
      <style:paragraph-properties fo:text-align="justify" fo:line-height="150%"/>
    </style:style>
    <style:style style:name="T1100" style:parent-style-name="Domyślnaczcionkaakapitu" style:family="text">
      <style:text-properties style:text-underline-type="single" style:text-underline-style="solid" style:text-underline-width="auto" style:text-underline-mode="continuous"/>
    </style:style>
    <style:style style:name="P1101" style:parent-style-name="Normalny" style:family="paragraph">
      <style:paragraph-properties fo:text-align="justify" fo:line-height="150%" fo:text-indent="0.2479in"/>
    </style:style>
    <style:style style:name="P1102" style:parent-style-name="Normalny" style:family="paragraph">
      <style:paragraph-properties fo:text-align="justify" fo:line-height="150%"/>
    </style:style>
    <style:style style:name="T1103" style:parent-style-name="Domyślnaczcionkaakapitu" style:family="text">
      <style:text-properties style:text-underline-type="single" style:text-underline-style="solid" style:text-underline-width="auto" style:text-underline-mode="continuous"/>
    </style:style>
    <style:style style:name="T1104" style:parent-style-name="Domyślnaczcionkaakapitu" style:family="text">
      <style:text-properties fo:background-color="#80FFFF" style:text-underline-type="single" style:text-underline-style="solid" style:text-underline-width="auto" style:text-underline-mode="continuous"/>
    </style:style>
    <style:style style:name="T1105" style:parent-style-name="Domyślnaczcionkaakapitu" style:family="text">
      <style:text-properties style:text-underline-type="single" style:text-underline-style="solid" style:text-underline-width="auto" style:text-underline-mode="continuous"/>
    </style:style>
    <style:style style:name="P1106" style:parent-style-name="Normalny" style:family="paragraph">
      <style:paragraph-properties fo:text-align="justify" fo:line-height="150%" fo:text-indent="0.2479in"/>
    </style:style>
    <style:style style:name="T1107" style:parent-style-name="Domyślnaczcionkaakapitu" style:family="text">
      <style:text-properties fo:background-color="#80FFFF"/>
    </style:style>
    <style:style style:name="T1108" style:parent-style-name="Domyślnaczcionkaakapitu" style:family="text">
      <style:text-properties fo:background-color="#80FFFF"/>
    </style:style>
    <style:style style:name="T1109" style:parent-style-name="Domyślnaczcionkaakapitu" style:family="text">
      <style:text-properties fo:background-color="#80FFFF"/>
    </style:style>
    <style:style style:name="T1110" style:parent-style-name="Domyślnaczcionkaakapitu" style:family="text">
      <style:text-properties fo:background-color="#80FFFF"/>
    </style:style>
    <style:style style:name="P1111" style:parent-style-name="Normalny" style:family="paragraph">
      <style:paragraph-properties fo:text-align="justify" fo:line-height="150%"/>
    </style:style>
    <style:style style:name="T1112" style:parent-style-name="Domyślnaczcionkaakapitu" style:family="text">
      <style:text-properties style:text-underline-type="single" style:text-underline-style="solid" style:text-underline-width="auto" style:text-underline-mode="continuous"/>
    </style:style>
    <style:style style:name="T1113" style:parent-style-name="Domyślnaczcionkaakapitu" style:family="text">
      <style:text-properties fo:background-color="#80FFFF" style:text-underline-type="single" style:text-underline-style="solid" style:text-underline-width="auto" style:text-underline-mode="continuous"/>
    </style:style>
    <style:style style:name="T1114" style:parent-style-name="Domyślnaczcionkaakapitu" style:family="text">
      <style:text-properties style:text-underline-type="single" style:text-underline-style="solid" style:text-underline-width="auto" style:text-underline-mode="continuous"/>
    </style:style>
    <style:style style:name="P1115" style:parent-style-name="Normalny" style:family="paragraph">
      <style:paragraph-properties fo:text-align="justify" fo:line-height="150%" fo:text-indent="0.2479in"/>
    </style:style>
    <style:style style:name="T1116" style:parent-style-name="Domyślnaczcionkaakapitu" style:family="text">
      <style:text-properties fo:background-color="#80FFFF"/>
    </style:style>
    <style:style style:name="P1117" style:parent-style-name="Normalny" style:family="paragraph">
      <style:paragraph-properties fo:text-align="justify" fo:line-height="150%"/>
    </style:style>
    <style:style style:name="T1118" style:parent-style-name="Domyślnaczcionkaakapitu" style:family="text">
      <style:text-properties style:text-underline-type="single" style:text-underline-style="solid" style:text-underline-width="auto" style:text-underline-mode="continuous"/>
    </style:style>
    <style:style style:name="T1119" style:parent-style-name="Domyślnaczcionkaakapitu" style:family="text">
      <style:text-properties fo:background-color="#80FFFF" style:text-underline-type="single" style:text-underline-style="solid" style:text-underline-width="auto" style:text-underline-mode="continuous"/>
    </style:style>
    <style:style style:name="P1120" style:parent-style-name="Normalny" style:family="paragraph">
      <style:paragraph-properties fo:text-align="justify" fo:line-height="150%" fo:text-indent="0.2479in"/>
    </style:style>
    <style:style style:name="P1121" style:parent-style-name="Normalny" style:family="paragraph">
      <style:paragraph-properties fo:text-align="justify" fo:line-height="150%" fo:text-indent="0.2479in"/>
    </style:style>
    <style:style style:name="T1122" style:parent-style-name="Domyślnaczcionkaakapitu" style:family="text">
      <style:text-properties fo:background-color="#80FFFF"/>
    </style:style>
    <style:style style:name="T1123" style:parent-style-name="Domyślnaczcionkaakapitu" style:family="text">
      <style:text-properties fo:background-color="#80FFFF"/>
    </style:style>
    <style:style style:name="P1124" style:parent-style-name="Normalny" style:family="paragraph">
      <style:paragraph-properties fo:text-align="justify" fo:line-height="150%" fo:text-indent="0.2479in"/>
    </style:style>
    <style:style style:name="T1125" style:parent-style-name="Domyślnaczcionkaakapitu" style:family="text">
      <style:text-properties fo:background-color="#80FFFF"/>
    </style:style>
    <style:style style:name="P1126" style:parent-style-name="Normalny" style:family="paragraph">
      <style:paragraph-properties fo:text-align="justify" fo:line-height="150%" fo:text-indent="0.2479in"/>
    </style:style>
    <style:style style:name="P1127" style:parent-style-name="Normalny" style:family="paragraph">
      <style:paragraph-properties fo:text-align="justify" fo:line-height="150%"/>
    </style:style>
    <style:style style:name="T1128" style:parent-style-name="Domyślnaczcionkaakapitu" style:family="text">
      <style:text-properties style:text-underline-type="single" style:text-underline-style="solid" style:text-underline-width="auto" style:text-underline-mode="continuous"/>
    </style:style>
    <style:style style:name="T1129" style:parent-style-name="Domyślnaczcionkaakapitu" style:family="text">
      <style:text-properties style:text-underline-type="single" style:text-underline-style="solid" style:text-underline-width="auto" style:text-underline-mode="continuous"/>
    </style:style>
    <style:style style:name="T1130" style:parent-style-name="Domyślnaczcionkaakapitu" style:family="text">
      <style:text-properties style:text-underline-type="single" style:text-underline-style="solid" style:text-underline-width="auto" style:text-underline-mode="continuous"/>
    </style:style>
    <style:style style:name="P1131" style:parent-style-name="Normalny" style:family="paragraph">
      <style:paragraph-properties fo:text-align="justify" fo:line-height="150%" fo:text-indent="0.2479in"/>
    </style:style>
    <style:style style:name="T1132" style:parent-style-name="Domyślnaczcionkaakapitu" style:family="text">
      <style:text-properties fo:background-color="#80FFFF"/>
    </style:style>
    <style:style style:name="T1133" style:parent-style-name="Domyślnaczcionkaakapitu" style:family="text">
      <style:text-properties fo:background-color="#80FFFF"/>
    </style:style>
    <style:style style:name="P1134" style:parent-style-name="Normalny" style:family="paragraph">
      <style:paragraph-properties fo:text-align="justify" fo:line-height="150%" fo:text-indent="0.2479in"/>
    </style:style>
    <style:style style:name="T1135" style:parent-style-name="Domyślnaczcionkaakapitu" style:family="text">
      <style:text-properties fo:background-color="#80FFFF"/>
    </style:style>
    <style:style style:name="T1136" style:parent-style-name="Domyślnaczcionkaakapitu" style:family="text">
      <style:text-properties fo:background-color="#80FFFF"/>
    </style:style>
    <style:style style:name="T1137" style:parent-style-name="Domyślnaczcionkaakapitu" style:family="text">
      <style:text-properties fo:background-color="#80FFFF"/>
    </style:style>
    <style:style style:name="T1138" style:parent-style-name="Domyślnaczcionkaakapitu" style:family="text">
      <style:text-properties fo:background-color="#80FFFF"/>
    </style:style>
    <style:style style:name="T1139" style:parent-style-name="Domyślnaczcionkaakapitu" style:family="text">
      <style:text-properties fo:background-color="#80FFFF"/>
    </style:style>
    <style:style style:name="T1140" style:parent-style-name="Domyślnaczcionkaakapitu" style:family="text">
      <style:text-properties fo:background-color="#80FFFF"/>
    </style:style>
    <style:style style:name="P1141" style:parent-style-name="Normalny" style:family="paragraph">
      <style:paragraph-properties fo:text-align="justify" fo:line-height="150%" fo:text-indent="0.2479in"/>
    </style:style>
    <style:style style:name="T1142" style:parent-style-name="Domyślnaczcionkaakapitu" style:family="text">
      <style:text-properties fo:background-color="#80FFFF"/>
    </style:style>
    <style:style style:name="P1143" style:parent-style-name="Normalny" style:family="paragraph">
      <style:paragraph-properties fo:text-align="justify" fo:line-height="150%" fo:text-indent="0.2479in"/>
    </style:style>
    <style:style style:name="P1144" style:parent-style-name="Normalny" style:family="paragraph">
      <style:paragraph-properties fo:text-align="justify" fo:line-height="150%"/>
    </style:style>
    <style:style style:name="T1145" style:parent-style-name="Domyślnaczcionkaakapitu" style:family="text">
      <style:text-properties style:text-underline-type="single" style:text-underline-style="solid" style:text-underline-width="auto" style:text-underline-mode="continuous"/>
    </style:style>
    <style:style style:name="T1146" style:parent-style-name="Domyślnaczcionkaakapitu" style:family="text">
      <style:text-properties fo:background-color="#80FFFF" style:text-underline-type="single" style:text-underline-style="solid" style:text-underline-width="auto" style:text-underline-mode="continuous"/>
    </style:style>
    <style:style style:name="T1147" style:parent-style-name="Domyślnaczcionkaakapitu" style:family="text">
      <style:text-properties style:text-underline-type="single" style:text-underline-style="solid" style:text-underline-width="auto" style:text-underline-mode="continuous"/>
    </style:style>
    <style:style style:name="P1148" style:parent-style-name="Normalny" style:family="paragraph">
      <style:paragraph-properties fo:text-align="justify" fo:line-height="150%" fo:text-indent="0.2479in"/>
    </style:style>
    <style:style style:name="P1149" style:parent-style-name="Normalny" style:family="paragraph">
      <style:paragraph-properties fo:text-align="justify" fo:line-height="150%"/>
    </style:style>
    <style:style style:name="T1150" style:parent-style-name="Domyślnaczcionkaakapitu" style:family="text">
      <style:text-properties style:text-underline-type="single" style:text-underline-style="solid" style:text-underline-width="auto" style:text-underline-mode="continuous"/>
    </style:style>
    <style:style style:name="T1151" style:parent-style-name="Domyślnaczcionkaakapitu" style:family="text">
      <style:text-properties style:text-underline-type="single" style:text-underline-style="solid" style:text-underline-width="auto" style:text-underline-mode="continuous"/>
    </style:style>
    <style:style style:name="T1152" style:parent-style-name="Domyślnaczcionkaakapitu" style:family="text">
      <style:text-properties style:text-underline-type="single" style:text-underline-style="solid" style:text-underline-width="auto" style:text-underline-mode="continuous"/>
    </style:style>
    <style:style style:name="P1153" style:parent-style-name="Normalny" style:family="paragraph">
      <style:paragraph-properties fo:text-align="justify" fo:line-height="150%" fo:text-indent="0.2479in"/>
    </style:style>
    <style:style style:name="T1154" style:parent-style-name="Domyślnaczcionkaakapitu" style:family="text">
      <style:text-properties fo:background-color="#80FFFF"/>
    </style:style>
    <style:style style:name="P1155" style:parent-style-name="Normalny" style:family="paragraph">
      <style:paragraph-properties fo:text-align="justify" fo:line-height="150%"/>
    </style:style>
    <style:style style:name="T1156" style:parent-style-name="Domyślnaczcionkaakapitu" style:family="text">
      <style:text-properties style:text-underline-type="single" style:text-underline-style="solid" style:text-underline-width="auto" style:text-underline-mode="continuous"/>
    </style:style>
    <style:style style:name="P1157" style:parent-style-name="Normalny" style:family="paragraph">
      <style:paragraph-properties fo:text-align="justify" fo:line-height="150%" fo:text-indent="0.2479in"/>
    </style:style>
    <style:style style:name="T1158" style:parent-style-name="Domyślnaczcionkaakapitu" style:family="text">
      <style:text-properties fo:background-color="#80FFFF"/>
    </style:style>
    <style:style style:name="T1159" style:parent-style-name="Domyślnaczcionkaakapitu" style:family="text">
      <style:text-properties fo:background-color="#80FFFF"/>
    </style:style>
    <style:style style:name="T1160" style:parent-style-name="Domyślnaczcionkaakapitu" style:family="text">
      <style:text-properties fo:background-color="#80FFFF"/>
    </style:style>
    <style:style style:name="P1161" style:parent-style-name="Normalny" style:family="paragraph">
      <style:paragraph-properties fo:text-align="justify" fo:line-height="150%" fo:text-indent="0.2479in"/>
    </style:style>
    <style:style style:name="P1162" style:parent-style-name="Normalny" style:family="paragraph">
      <style:paragraph-properties fo:text-align="justify" fo:line-height="150%" fo:text-indent="0.2479in"/>
    </style:style>
    <style:style style:name="P1163" style:parent-style-name="Normalny" style:family="paragraph">
      <style:paragraph-properties fo:text-align="justify" fo:line-height="150%" fo:text-indent="0.2479in"/>
    </style:style>
    <style:style style:name="P1164" style:parent-style-name="Normalny" style:family="paragraph">
      <style:paragraph-properties fo:text-align="justify" fo:line-height="150%"/>
    </style:style>
    <style:style style:name="T1165" style:parent-style-name="Domyślnaczcionkaakapitu" style:family="text">
      <style:text-properties style:text-underline-type="single" style:text-underline-style="solid" style:text-underline-width="auto" style:text-underline-mode="continuous"/>
    </style:style>
    <style:style style:name="P1166" style:parent-style-name="Normalny" style:family="paragraph">
      <style:paragraph-properties fo:text-align="justify" fo:line-height="150%" fo:text-indent="0.2479in"/>
    </style:style>
    <style:style style:name="T1167" style:parent-style-name="Domyślnaczcionkaakapitu" style:family="text">
      <style:text-properties fo:background-color="#80FFFF"/>
    </style:style>
    <style:style style:name="P1168" style:parent-style-name="Normalny" style:family="paragraph">
      <style:paragraph-properties fo:text-align="justify" fo:line-height="150%" fo:text-indent="0.2479in"/>
    </style:style>
    <style:style style:name="T1169" style:parent-style-name="Domyślnaczcionkaakapitu" style:family="text">
      <style:text-properties fo:background-color="#80FFFF"/>
    </style:style>
    <style:style style:name="T1170" style:parent-style-name="Domyślnaczcionkaakapitu" style:family="text">
      <style:text-properties fo:background-color="#80FFFF"/>
    </style:style>
    <style:style style:name="T1171" style:parent-style-name="Domyślnaczcionkaakapitu" style:family="text">
      <style:text-properties fo:background-color="#80FFFF"/>
    </style:style>
    <style:style style:name="T1172" style:parent-style-name="Domyślnaczcionkaakapitu" style:family="text">
      <style:text-properties fo:background-color="#80FFFF"/>
    </style:style>
    <style:style style:name="P1173" style:parent-style-name="Normalny" style:family="paragraph">
      <style:paragraph-properties fo:text-align="justify" fo:line-height="150%"/>
    </style:style>
    <style:style style:name="T1174" style:parent-style-name="Domyślnaczcionkaakapitu" style:family="text">
      <style:text-properties style:text-underline-type="single" style:text-underline-style="solid" style:text-underline-width="auto" style:text-underline-mode="continuous"/>
    </style:style>
    <style:style style:name="P1175" style:parent-style-name="Normalny" style:family="paragraph">
      <style:paragraph-properties fo:text-align="justify" fo:line-height="150%" fo:text-indent="0.2479in"/>
    </style:style>
    <style:style style:name="T1176" style:parent-style-name="Domyślnaczcionkaakapitu" style:family="text">
      <style:text-properties fo:background-color="#80FFFF"/>
    </style:style>
    <style:style style:name="T1177" style:parent-style-name="Domyślnaczcionkaakapitu" style:family="text">
      <style:text-properties fo:background-color="#80FFFF"/>
    </style:style>
    <style:style style:name="T1178" style:parent-style-name="Domyślnaczcionkaakapitu" style:family="text">
      <style:text-properties fo:background-color="#80FFFF"/>
    </style:style>
    <style:style style:name="P1179" style:parent-style-name="Normalny" style:family="paragraph">
      <style:paragraph-properties fo:text-align="justify" fo:line-height="150%" fo:text-indent="0.2479in"/>
    </style:style>
    <style:style style:name="P1180" style:parent-style-name="Normalny" style:family="paragraph">
      <style:paragraph-properties fo:text-align="justify" fo:line-height="150%"/>
    </style:style>
    <style:style style:name="T1181" style:parent-style-name="Domyślnaczcionkaakapitu" style:family="text">
      <style:text-properties style:text-underline-type="single" style:text-underline-style="solid" style:text-underline-width="auto" style:text-underline-mode="continuous"/>
    </style:style>
    <style:style style:name="P1182" style:parent-style-name="Normalny" style:family="paragraph">
      <style:paragraph-properties fo:text-align="justify" fo:line-height="150%" fo:text-indent="0.2479in"/>
    </style:style>
    <style:style style:name="T1183" style:parent-style-name="Domyślnaczcionkaakapitu" style:family="text">
      <style:text-properties fo:background-color="#80FFFF"/>
    </style:style>
    <style:style style:name="T1184" style:parent-style-name="Domyślnaczcionkaakapitu" style:family="text">
      <style:text-properties fo:background-color="#80FFFF"/>
    </style:style>
    <style:style style:name="T1185" style:parent-style-name="Domyślnaczcionkaakapitu" style:family="text">
      <style:text-properties fo:background-color="#80FFFF"/>
    </style:style>
    <style:style style:name="T1186" style:parent-style-name="Domyślnaczcionkaakapitu" style:family="text">
      <style:text-properties fo:background-color="#80FFFF"/>
    </style:style>
    <style:style style:name="T1187" style:parent-style-name="Domyślnaczcionkaakapitu" style:family="text">
      <style:text-properties fo:background-color="#80FFFF"/>
    </style:style>
    <style:style style:name="T1188" style:parent-style-name="Domyślnaczcionkaakapitu" style:family="text">
      <style:text-properties fo:background-color="#80FFFF"/>
    </style:style>
    <style:style style:name="T1189" style:parent-style-name="Domyślnaczcionkaakapitu" style:family="text">
      <style:text-properties fo:background-color="#80FFFF"/>
    </style:style>
    <style:style style:name="T1190" style:parent-style-name="Domyślnaczcionkaakapitu" style:family="text">
      <style:text-properties fo:background-color="#80FFFF"/>
    </style:style>
    <style:style style:name="P1191" style:parent-style-name="Normalny" style:family="paragraph">
      <style:paragraph-properties fo:text-align="justify" fo:line-height="150%" fo:text-indent="0.2479in"/>
    </style:style>
    <style:style style:name="P1192" style:parent-style-name="Normalny" style:family="paragraph">
      <style:paragraph-properties fo:text-align="justify" fo:line-height="150%" fo:text-indent="0.2479in"/>
    </style:style>
    <style:style style:name="T1193" style:parent-style-name="Domyślnaczcionkaakapitu" style:family="text">
      <style:text-properties fo:background-color="#80FFFF"/>
    </style:style>
    <style:style style:name="P1194" style:parent-style-name="Normalny" style:family="paragraph">
      <style:paragraph-properties fo:text-align="justify" fo:line-height="150%"/>
    </style:style>
    <style:style style:name="T1195" style:parent-style-name="Domyślnaczcionkaakapitu" style:family="text">
      <style:text-properties fo:background-color="#80FFFF"/>
    </style:style>
    <style:style style:name="T1196" style:parent-style-name="Domyślnaczcionkaakapitu" style:family="text">
      <style:text-properties fo:background-color="#80FFFF"/>
    </style:style>
    <style:style style:name="P1197" style:parent-style-name="Normalny" style:family="paragraph">
      <style:paragraph-properties fo:text-align="justify" fo:line-height="150%"/>
    </style:style>
    <style:style style:name="T1198" style:parent-style-name="Domyślnaczcionkaakapitu" style:family="text">
      <style:text-properties fo:background-color="#80FFFF"/>
    </style:style>
    <style:style style:name="T1199" style:parent-style-name="Domyślnaczcionkaakapitu" style:family="text">
      <style:text-properties fo:background-color="#80FFFF"/>
    </style:style>
    <style:style style:name="P1200" style:parent-style-name="Normalny" style:family="paragraph">
      <style:paragraph-properties fo:text-align="justify" fo:line-height="150%"/>
    </style:style>
    <style:style style:name="P1201" style:parent-style-name="Normalny" style:family="paragraph">
      <style:paragraph-properties fo:text-align="justify" fo:line-height="150%" fo:text-indent="0.2479in"/>
    </style:style>
    <style:style style:name="P1202" style:parent-style-name="Normalny" style:family="paragraph">
      <style:paragraph-properties fo:text-align="justify" fo:line-height="150%" fo:text-indent="0.2479in"/>
    </style:style>
    <style:style style:name="T1203" style:parent-style-name="Domyślnaczcionkaakapitu" style:family="text">
      <style:text-properties fo:background-color="#80FFFF"/>
    </style:style>
    <style:style style:name="T1204" style:parent-style-name="Domyślnaczcionkaakapitu" style:family="text">
      <style:text-properties fo:background-color="#80FFFF"/>
    </style:style>
    <style:style style:name="T1205" style:parent-style-name="Domyślnaczcionkaakapitu" style:family="text">
      <style:text-properties fo:background-color="#80FFFF"/>
    </style:style>
    <style:style style:name="T1206" style:parent-style-name="Domyślnaczcionkaakapitu" style:family="text">
      <style:text-properties fo:background-color="#80FFFF"/>
    </style:style>
    <style:style style:name="T1207" style:parent-style-name="Domyślnaczcionkaakapitu" style:family="text">
      <style:text-properties fo:background-color="#80FFFF"/>
    </style:style>
    <style:style style:name="P1208" style:parent-style-name="Normalny" style:family="paragraph">
      <style:paragraph-properties fo:text-align="justify" fo:line-height="150%" fo:text-indent="0.2479in"/>
    </style:style>
    <style:style style:name="T1209" style:parent-style-name="Domyślnaczcionkaakapitu" style:family="text">
      <style:text-properties fo:background-color="#80FFFF"/>
    </style:style>
    <style:style style:name="T1210" style:parent-style-name="Domyślnaczcionkaakapitu" style:family="text">
      <style:text-properties fo:background-color="#80FFFF"/>
    </style:style>
    <style:style style:name="T1211" style:parent-style-name="Domyślnaczcionkaakapitu" style:family="text">
      <style:text-properties fo:background-color="#80FFFF"/>
    </style:style>
    <style:style style:name="T1212" style:parent-style-name="Domyślnaczcionkaakapitu" style:family="text">
      <style:text-properties fo:background-color="#80FFFF"/>
    </style:style>
    <style:style style:name="T1213" style:parent-style-name="Domyślnaczcionkaakapitu" style:family="text">
      <style:text-properties fo:background-color="#80FFFF"/>
    </style:style>
    <style:style style:name="T1214" style:parent-style-name="Domyślnaczcionkaakapitu" style:family="text">
      <style:text-properties fo:background-color="#80FFFF"/>
    </style:style>
    <style:style style:name="T1215" style:parent-style-name="Domyślnaczcionkaakapitu" style:family="text">
      <style:text-properties fo:background-color="#80FFFF"/>
    </style:style>
    <style:style style:name="T1216" style:parent-style-name="Domyślnaczcionkaakapitu" style:family="text">
      <style:text-properties fo:background-color="#80FFFF"/>
    </style:style>
    <style:style style:name="T1217" style:parent-style-name="Domyślnaczcionkaakapitu" style:family="text">
      <style:text-properties fo:background-color="#80FFFF"/>
    </style:style>
    <style:style style:name="P1218" style:parent-style-name="Normalny" style:family="paragraph">
      <style:paragraph-properties fo:text-align="justify" fo:line-height="150%" fo:text-indent="0.2479in"/>
    </style:style>
    <style:style style:name="T1219" style:parent-style-name="Domyślnaczcionkaakapitu" style:family="text">
      <style:text-properties fo:background-color="#80FFFF"/>
    </style:style>
    <style:style style:name="P1220" style:parent-style-name="Normalny" style:family="paragraph">
      <style:paragraph-properties fo:text-align="justify" fo:line-height="150%"/>
    </style:style>
    <style:style style:name="T1221" style:parent-style-name="Domyślnaczcionkaakapitu" style:family="text">
      <style:text-properties style:text-underline-type="single" style:text-underline-style="solid" style:text-underline-width="auto" style:text-underline-mode="continuous"/>
    </style:style>
    <style:style style:name="P1222" style:parent-style-name="Normalny" style:family="paragraph">
      <style:paragraph-properties fo:text-align="justify" fo:line-height="150%" fo:text-indent="0.2479in"/>
    </style:style>
    <style:style style:name="T1223" style:parent-style-name="Domyślnaczcionkaakapitu" style:family="text">
      <style:text-properties fo:background-color="#80FFFF"/>
    </style:style>
    <style:style style:name="T1224" style:parent-style-name="Domyślnaczcionkaakapitu" style:family="text">
      <style:text-properties fo:background-color="#80FFFF"/>
    </style:style>
    <style:style style:name="T1225" style:parent-style-name="Domyślnaczcionkaakapitu" style:family="text">
      <style:text-properties fo:background-color="#80FFFF"/>
    </style:style>
    <style:style style:name="T1226" style:parent-style-name="Domyślnaczcionkaakapitu" style:family="text">
      <style:text-properties fo:background-color="#80FFFF"/>
    </style:style>
    <style:style style:name="T1227" style:parent-style-name="Domyślnaczcionkaakapitu" style:family="text">
      <style:text-properties fo:background-color="#80FFFF"/>
    </style:style>
    <style:style style:name="P1228" style:parent-style-name="Normalny" style:family="paragraph">
      <style:paragraph-properties fo:text-align="justify" fo:line-height="150%" fo:text-indent="0.2479in"/>
    </style:style>
    <style:style style:name="T1229" style:parent-style-name="Domyślnaczcionkaakapitu" style:family="text">
      <style:text-properties fo:background-color="#80FFFF"/>
    </style:style>
    <style:style style:name="P1230" style:parent-style-name="Normalny" style:family="paragraph">
      <style:paragraph-properties fo:text-align="justify" fo:line-height="150%" fo:text-indent="0.2479in"/>
    </style:style>
    <style:style style:name="P1231" style:parent-style-name="Normalny" style:family="paragraph">
      <style:paragraph-properties fo:text-align="justify" fo:line-height="150%" fo:text-indent="0.2479in"/>
    </style:style>
    <style:style style:name="T1232" style:parent-style-name="Domyślnaczcionkaakapitu" style:family="text">
      <style:text-properties fo:background-color="#80FFFF"/>
    </style:style>
    <style:style style:name="T1233" style:parent-style-name="Domyślnaczcionkaakapitu" style:family="text">
      <style:text-properties fo:background-color="#80FFFF"/>
    </style:style>
    <style:style style:name="P1234" style:parent-style-name="Normalny" style:family="paragraph">
      <style:paragraph-properties fo:text-align="justify" fo:line-height="150%"/>
    </style:style>
    <style:style style:name="T1235" style:parent-style-name="Domyślnaczcionkaakapitu" style:family="text">
      <style:text-properties style:text-underline-type="single" style:text-underline-style="solid" style:text-underline-width="auto" style:text-underline-mode="continuous"/>
    </style:style>
    <style:style style:name="P1236" style:parent-style-name="Normalny" style:family="paragraph">
      <style:paragraph-properties fo:text-align="justify" fo:line-height="150%" fo:text-indent="0.2479in"/>
    </style:style>
    <style:style style:name="T1237" style:parent-style-name="Domyślnaczcionkaakapitu" style:family="text">
      <style:text-properties fo:background-color="#80FFFF"/>
    </style:style>
    <style:style style:name="P1238" style:parent-style-name="Normalny" style:family="paragraph">
      <style:paragraph-properties fo:text-align="justify" fo:line-height="150%" fo:text-indent="0.2479in"/>
    </style:style>
    <style:style style:name="T1239" style:parent-style-name="Domyślnaczcionkaakapitu" style:family="text">
      <style:text-properties fo:background-color="#80FFFF"/>
    </style:style>
    <style:style style:name="T1240" style:parent-style-name="Domyślnaczcionkaakapitu" style:family="text">
      <style:text-properties fo:background-color="#80FFFF"/>
    </style:style>
    <style:style style:name="T1241" style:parent-style-name="Domyślnaczcionkaakapitu" style:family="text">
      <style:text-properties fo:background-color="#80FFFF"/>
    </style:style>
    <style:style style:name="T1242" style:parent-style-name="Domyślnaczcionkaakapitu" style:family="text">
      <style:text-properties fo:background-color="#80FFFF"/>
    </style:style>
    <style:style style:name="T1243" style:parent-style-name="Domyślnaczcionkaakapitu" style:family="text">
      <style:text-properties fo:background-color="#80FFFF"/>
    </style:style>
    <style:style style:name="T1244" style:parent-style-name="Domyślnaczcionkaakapitu" style:family="text">
      <style:text-properties fo:background-color="#80FFFF"/>
    </style:style>
    <style:style style:name="P1245" style:parent-style-name="Normalny" style:family="paragraph">
      <style:paragraph-properties fo:text-align="justify" fo:line-height="150%" fo:text-indent="0.2479in"/>
    </style:style>
    <style:style style:name="P1246" style:parent-style-name="Normalny" style:family="paragraph">
      <style:paragraph-properties fo:text-align="justify" fo:line-height="150%"/>
    </style:style>
    <style:style style:name="T1247" style:parent-style-name="Domyślnaczcionkaakapitu" style:family="text">
      <style:text-properties style:text-underline-type="single" style:text-underline-style="solid" style:text-underline-width="auto" style:text-underline-mode="continuous"/>
    </style:style>
    <style:style style:name="T1248" style:parent-style-name="Domyślnaczcionkaakapitu" style:family="text">
      <style:text-properties fo:background-color="#80FFFF" style:text-underline-type="single" style:text-underline-style="solid" style:text-underline-width="auto" style:text-underline-mode="continuous"/>
    </style:style>
    <style:style style:name="T1249" style:parent-style-name="Domyślnaczcionkaakapitu" style:family="text">
      <style:text-properties style:text-underline-type="single" style:text-underline-style="solid" style:text-underline-width="auto" style:text-underline-mode="continuous"/>
    </style:style>
    <style:style style:name="P1250" style:parent-style-name="Normalny" style:family="paragraph">
      <style:paragraph-properties fo:text-align="justify" fo:line-height="150%" fo:text-indent="0.2479in"/>
    </style:style>
    <style:style style:name="T1251" style:parent-style-name="Domyślnaczcionkaakapitu" style:family="text">
      <style:text-properties fo:background-color="#80FFFF"/>
    </style:style>
    <style:style style:name="T1252" style:parent-style-name="Domyślnaczcionkaakapitu" style:family="text">
      <style:text-properties fo:background-color="#80FFFF"/>
    </style:style>
    <style:style style:name="T1253" style:parent-style-name="Domyślnaczcionkaakapitu" style:family="text">
      <style:text-properties fo:background-color="#80FFFF"/>
    </style:style>
    <style:style style:name="T1254" style:parent-style-name="Domyślnaczcionkaakapitu" style:family="text">
      <style:text-properties fo:background-color="#80FFFF"/>
    </style:style>
    <style:style style:name="T1255" style:parent-style-name="Domyślnaczcionkaakapitu" style:family="text">
      <style:text-properties fo:background-color="#80FFFF"/>
    </style:style>
    <style:style style:name="T1256" style:parent-style-name="Domyślnaczcionkaakapitu" style:family="text">
      <style:text-properties fo:background-color="#80FFFF"/>
    </style:style>
    <style:style style:name="T1257" style:parent-style-name="Domyślnaczcionkaakapitu" style:family="text">
      <style:text-properties fo:background-color="#80FFFF"/>
    </style:style>
    <style:style style:name="P1258" style:parent-style-name="Normalny" style:family="paragraph">
      <style:paragraph-properties fo:text-align="justify" fo:line-height="150%" fo:text-indent="0.2479in"/>
    </style:style>
    <style:style style:name="T1259" style:parent-style-name="Domyślnaczcionkaakapitu" style:family="text">
      <style:text-properties fo:background-color="#80FFFF"/>
    </style:style>
    <style:style style:name="T1260" style:parent-style-name="Domyślnaczcionkaakapitu" style:family="text">
      <style:text-properties fo:background-color="#80FFFF"/>
    </style:style>
    <style:style style:name="T1261" style:parent-style-name="Domyślnaczcionkaakapitu" style:family="text">
      <style:text-properties fo:background-color="#80FFFF"/>
    </style:style>
    <style:style style:name="T1262" style:parent-style-name="Domyślnaczcionkaakapitu" style:family="text">
      <style:text-properties fo:background-color="#80FFFF"/>
    </style:style>
    <style:style style:name="T1263" style:parent-style-name="Domyślnaczcionkaakapitu" style:family="text">
      <style:text-properties fo:background-color="#80FFFF"/>
    </style:style>
    <style:style style:name="T1264" style:parent-style-name="Domyślnaczcionkaakapitu" style:family="text">
      <style:text-properties fo:background-color="#80FFFF"/>
    </style:style>
    <style:style style:name="T1265" style:parent-style-name="Domyślnaczcionkaakapitu" style:family="text">
      <style:text-properties fo:background-color="#80FFFF"/>
    </style:style>
    <style:style style:name="P1266" style:parent-style-name="Normalny" style:family="paragraph">
      <style:paragraph-properties fo:text-align="justify" fo:line-height="150%" fo:text-indent="0.2479in"/>
    </style:style>
    <style:style style:name="P1267" style:parent-style-name="Normalny" style:family="paragraph">
      <style:paragraph-properties fo:text-align="justify" fo:line-height="150%"/>
    </style:style>
    <style:style style:name="T1268" style:parent-style-name="Domyślnaczcionkaakapitu" style:family="text">
      <style:text-properties fo:background-color="#80FFFF" style:text-underline-type="single" style:text-underline-style="solid" style:text-underline-width="auto" style:text-underline-mode="continuous"/>
    </style:style>
    <style:style style:name="T1269" style:parent-style-name="Domyślnaczcionkaakapitu" style:family="text">
      <style:text-properties style:text-underline-type="single" style:text-underline-style="solid" style:text-underline-width="auto" style:text-underline-mode="continuous"/>
    </style:style>
    <style:style style:name="P1270" style:parent-style-name="Normalny" style:family="paragraph">
      <style:paragraph-properties fo:text-align="justify" fo:line-height="150%" fo:text-indent="0.2479in"/>
    </style:style>
    <style:style style:name="T1271" style:parent-style-name="Domyślnaczcionkaakapitu" style:family="text">
      <style:text-properties fo:background-color="#80FFFF"/>
    </style:style>
    <style:style style:name="P1272" style:parent-style-name="Normalny" style:family="paragraph">
      <style:paragraph-properties fo:text-align="justify" fo:line-height="150%" fo:text-indent="0.2479in"/>
    </style:style>
    <style:style style:name="P1273" style:parent-style-name="Normalny" style:family="paragraph">
      <style:paragraph-properties fo:text-align="justify" fo:line-height="150%" fo:text-indent="0.2479in"/>
    </style:style>
    <style:style style:name="T1274" style:parent-style-name="Domyślnaczcionkaakapitu" style:family="text">
      <style:text-properties fo:background-color="#80FFFF"/>
    </style:style>
    <style:style style:name="T1275" style:parent-style-name="Domyślnaczcionkaakapitu" style:family="text">
      <style:text-properties fo:background-color="#80FFFF"/>
    </style:style>
    <style:style style:name="P1276" style:parent-style-name="Normalny" style:family="paragraph">
      <style:paragraph-properties fo:text-align="justify" fo:line-height="150%" fo:text-indent="0.2479in"/>
    </style:style>
    <style:style style:name="T1277" style:parent-style-name="Domyślnaczcionkaakapitu" style:family="text">
      <style:text-properties fo:background-color="#80FFFF"/>
    </style:style>
    <style:style style:name="T1278" style:parent-style-name="Domyślnaczcionkaakapitu" style:family="text">
      <style:text-properties fo:background-color="#80FFFF"/>
    </style:style>
    <style:style style:name="P1279" style:parent-style-name="Normalny" style:family="paragraph">
      <style:paragraph-properties fo:text-align="justify" fo:line-height="150%"/>
    </style:style>
    <style:style style:name="T1280" style:parent-style-name="Domyślnaczcionkaakapitu" style:family="text">
      <style:text-properties style:text-underline-type="single" style:text-underline-style="solid" style:text-underline-width="auto" style:text-underline-mode="continuous"/>
    </style:style>
    <style:style style:name="P1281" style:parent-style-name="Normalny" style:family="paragraph">
      <style:paragraph-properties fo:text-align="justify" fo:line-height="150%" fo:text-indent="0.2479in"/>
    </style:style>
    <style:style style:name="P1282" style:parent-style-name="Normalny" style:family="paragraph">
      <style:paragraph-properties fo:text-align="justify" fo:line-height="150%"/>
    </style:style>
    <style:style style:name="P1283" style:parent-style-name="Normalny" style:family="paragraph">
      <style:paragraph-properties fo:text-align="justify" fo:line-height="150%" fo:text-indent="0.2479in"/>
    </style:style>
    <style:style style:name="P1284" style:parent-style-name="Normalny" style:family="paragraph">
      <style:paragraph-properties fo:text-align="justify" fo:line-height="150%" fo:text-indent="0.2479in"/>
    </style:style>
    <style:style style:name="T1285" style:parent-style-name="Domyślnaczcionkaakapitu" style:family="text">
      <style:text-properties fo:background-color="#80FFFF"/>
    </style:style>
    <style:style style:name="P1286" style:parent-style-name="Normalny" style:family="paragraph">
      <style:paragraph-properties fo:text-align="justify" fo:line-height="150%"/>
    </style:style>
    <style:style style:name="T1287" style:parent-style-name="Domyślnaczcionkaakapitu" style:family="text">
      <style:text-properties style:text-underline-type="single" style:text-underline-style="solid" style:text-underline-width="auto" style:text-underline-mode="continuous"/>
    </style:style>
    <style:style style:name="P1288" style:parent-style-name="Normalny" style:family="paragraph">
      <style:paragraph-properties fo:text-align="justify" fo:line-height="150%" fo:text-indent="0.2479in"/>
    </style:style>
    <style:style style:name="T1289" style:parent-style-name="Domyślnaczcionkaakapitu" style:family="text">
      <style:text-properties fo:background-color="#80FFFF"/>
    </style:style>
    <style:style style:name="T1290" style:parent-style-name="Domyślnaczcionkaakapitu" style:family="text">
      <style:text-properties fo:background-color="#80FFFF"/>
    </style:style>
    <style:style style:name="P1291" style:parent-style-name="Normalny" style:family="paragraph">
      <style:paragraph-properties fo:text-align="justify" fo:line-height="150%"/>
    </style:style>
    <style:style style:name="T1292" style:parent-style-name="Domyślnaczcionkaakapitu" style:family="text">
      <style:text-properties style:text-underline-type="single" style:text-underline-style="solid" style:text-underline-width="auto" style:text-underline-mode="continuous"/>
    </style:style>
    <style:style style:name="P1293" style:parent-style-name="Normalny" style:family="paragraph">
      <style:paragraph-properties fo:text-align="justify" fo:line-height="150%" fo:text-indent="0.2479in"/>
    </style:style>
    <style:style style:name="P1294" style:parent-style-name="Normalny" style:family="paragraph">
      <style:paragraph-properties fo:text-align="justify" fo:line-height="150%" fo:text-indent="0.2479in"/>
    </style:style>
    <style:style style:name="P1295" style:parent-style-name="Normalny" style:family="paragraph">
      <style:paragraph-properties fo:text-align="justify" fo:line-height="150%" fo:text-indent="0.2479in"/>
    </style:style>
    <style:style style:name="T1296" style:parent-style-name="Domyślnaczcionkaakapitu" style:family="text">
      <style:text-properties fo:background-color="#80FFFF"/>
    </style:style>
    <style:style style:name="T1297" style:parent-style-name="Domyślnaczcionkaakapitu" style:family="text">
      <style:text-properties fo:background-color="#80FFFF"/>
    </style:style>
    <style:style style:name="T1298" style:parent-style-name="Domyślnaczcionkaakapitu" style:family="text">
      <style:text-properties fo:background-color="#80FFFF"/>
    </style:style>
    <style:style style:name="T1299" style:parent-style-name="Domyślnaczcionkaakapitu" style:family="text">
      <style:text-properties fo:background-color="#80FFFF"/>
    </style:style>
    <style:style style:name="T1300" style:parent-style-name="Domyślnaczcionkaakapitu" style:family="text">
      <style:text-properties fo:background-color="#80FFFF"/>
    </style:style>
    <style:style style:name="P1301" style:parent-style-name="Normalny" style:family="paragraph">
      <style:paragraph-properties fo:text-align="justify" fo:line-height="150%" fo:text-indent="0.2479in"/>
    </style:style>
    <style:style style:name="P1302" style:parent-style-name="Normalny" style:family="paragraph">
      <style:paragraph-properties fo:text-align="justify" fo:line-height="150%"/>
    </style:style>
    <style:style style:name="T1303" style:parent-style-name="Domyślnaczcionkaakapitu" style:family="text">
      <style:text-properties style:text-underline-type="single" style:text-underline-style="solid" style:text-underline-width="auto" style:text-underline-mode="continuous"/>
    </style:style>
    <style:style style:name="P1304" style:parent-style-name="Normalny" style:family="paragraph">
      <style:paragraph-properties fo:text-align="justify" fo:line-height="150%" fo:text-indent="0.2479in"/>
    </style:style>
    <style:style style:name="P1305" style:parent-style-name="Normalny" style:family="paragraph">
      <style:paragraph-properties fo:text-align="justify" fo:line-height="150%"/>
    </style:style>
    <style:style style:name="T1306" style:parent-style-name="Domyślnaczcionkaakapitu" style:family="text">
      <style:text-properties fo:background-color="#80FFFF" style:text-underline-type="single" style:text-underline-style="solid" style:text-underline-width="auto" style:text-underline-mode="continuous"/>
    </style:style>
    <style:style style:name="T1307" style:parent-style-name="Domyślnaczcionkaakapitu" style:family="text">
      <style:text-properties style:text-underline-type="single" style:text-underline-style="solid" style:text-underline-width="auto" style:text-underline-mode="continuous"/>
    </style:style>
    <style:style style:name="P1308" style:parent-style-name="Normalny" style:family="paragraph">
      <style:paragraph-properties fo:text-align="justify" fo:line-height="150%" fo:text-indent="0.2479in"/>
    </style:style>
    <style:style style:name="P1309" style:parent-style-name="Normalny" style:family="paragraph">
      <style:paragraph-properties fo:text-align="justify" fo:line-height="150%" fo:text-indent="0.2479in"/>
    </style:style>
    <style:style style:name="T1310" style:parent-style-name="Domyślnaczcionkaakapitu" style:family="text">
      <style:text-properties fo:background-color="#80FFFF"/>
    </style:style>
    <style:style style:name="T1311" style:parent-style-name="Domyślnaczcionkaakapitu" style:family="text">
      <style:text-properties fo:background-color="#80FFFF"/>
    </style:style>
    <style:style style:name="T1312" style:parent-style-name="Domyślnaczcionkaakapitu" style:family="text">
      <style:text-properties fo:background-color="#80FFFF"/>
    </style:style>
    <style:style style:name="P1313" style:parent-style-name="Normalny" style:family="paragraph">
      <style:paragraph-properties fo:text-align="justify" fo:line-height="150%" fo:text-indent="0.2479in">
        <style:tab-stops>
          <style:tab-stop style:type="left" style:position="3.9152in"/>
        </style:tab-stops>
      </style:paragraph-properties>
    </style:style>
    <style:style style:name="P1314" style:parent-style-name="Normalny" style:family="paragraph">
      <style:paragraph-properties fo:text-align="justify" fo:line-height="150%" fo:text-indent="0.2479in"/>
    </style:style>
    <style:style style:name="T1315" style:parent-style-name="Domyślnaczcionkaakapitu" style:family="text">
      <style:text-properties fo:background-color="#80FFFF"/>
    </style:style>
    <style:style style:name="T1316" style:parent-style-name="Domyślnaczcionkaakapitu" style:family="text">
      <style:text-properties fo:background-color="#80FFFF"/>
    </style:style>
    <style:style style:name="T1317" style:parent-style-name="Domyślnaczcionkaakapitu" style:family="text">
      <style:text-properties fo:background-color="#80FFFF"/>
    </style:style>
    <style:style style:name="T1318" style:parent-style-name="Domyślnaczcionkaakapitu" style:family="text">
      <style:text-properties fo:background-color="#80FFFF"/>
    </style:style>
    <style:style style:name="T1319" style:parent-style-name="Domyślnaczcionkaakapitu" style:family="text">
      <style:text-properties fo:background-color="#80FFFF"/>
    </style:style>
    <style:style style:name="P1320" style:parent-style-name="Normalny" style:family="paragraph">
      <style:paragraph-properties fo:text-align="justify" fo:line-height="150%"/>
    </style:style>
    <style:style style:name="T1321" style:parent-style-name="Domyślnaczcionkaakapitu" style:family="text">
      <style:text-properties style:text-underline-type="single" style:text-underline-style="solid" style:text-underline-width="auto" style:text-underline-mode="continuous"/>
    </style:style>
    <style:style style:name="P1322" style:parent-style-name="Normalny" style:family="paragraph">
      <style:paragraph-properties fo:text-align="justify" fo:line-height="150%" fo:text-indent="0.2479in"/>
    </style:style>
    <style:style style:name="P1323" style:parent-style-name="Normalny" style:family="paragraph">
      <style:paragraph-properties fo:text-align="justify" fo:line-height="150%"/>
    </style:style>
    <style:style style:name="T1324" style:parent-style-name="Domyślnaczcionkaakapitu" style:family="text">
      <style:text-properties style:text-underline-type="single" style:text-underline-style="solid" style:text-underline-width="auto" style:text-underline-mode="continuous"/>
    </style:style>
    <style:style style:name="P1325" style:parent-style-name="Normalny" style:family="paragraph">
      <style:paragraph-properties fo:text-align="justify" fo:line-height="150%" fo:text-indent="0.2479in"/>
    </style:style>
    <style:style style:name="T1326" style:parent-style-name="Domyślnaczcionkaakapitu" style:family="text">
      <style:text-properties fo:background-color="#80FFFF"/>
    </style:style>
    <style:style style:name="T1327" style:parent-style-name="Domyślnaczcionkaakapitu" style:family="text">
      <style:text-properties fo:background-color="#80FFFF"/>
    </style:style>
    <style:style style:name="P1328" style:parent-style-name="Normalny" style:family="paragraph">
      <style:paragraph-properties fo:text-align="justify" fo:line-height="150%"/>
    </style:style>
    <style:style style:name="T1329" style:parent-style-name="Domyślnaczcionkaakapitu" style:family="text">
      <style:text-properties style:text-underline-type="single" style:text-underline-style="solid" style:text-underline-width="auto" style:text-underline-mode="continuous"/>
    </style:style>
    <style:style style:name="T1330" style:parent-style-name="Domyślnaczcionkaakapitu" style:family="text">
      <style:text-properties fo:background-color="#80FFFF" style:text-underline-type="single" style:text-underline-style="solid" style:text-underline-width="auto" style:text-underline-mode="continuous"/>
    </style:style>
    <style:style style:name="P1331" style:parent-style-name="Normalny" style:family="paragraph">
      <style:paragraph-properties fo:text-align="justify" fo:line-height="150%" fo:text-indent="0.2479in"/>
    </style:style>
    <style:style style:name="P1332" style:parent-style-name="Normalny" style:family="paragraph">
      <style:paragraph-properties fo:text-align="justify" fo:line-height="150%" fo:text-indent="0.2479in"/>
    </style:style>
    <style:style style:name="P1333" style:parent-style-name="Normalny" style:family="paragraph">
      <style:paragraph-properties fo:text-align="justify" fo:line-height="150%" fo:text-indent="0.2479in"/>
    </style:style>
    <style:style style:name="T1334" style:parent-style-name="Domyślnaczcionkaakapitu" style:family="text">
      <style:text-properties fo:background-color="#80FFFF"/>
    </style:style>
    <style:style style:name="T1335" style:parent-style-name="Domyślnaczcionkaakapitu" style:family="text">
      <style:text-properties fo:background-color="#80FFFF"/>
    </style:style>
    <style:style style:name="T1336" style:parent-style-name="Domyślnaczcionkaakapitu" style:family="text">
      <style:text-properties fo:background-color="#80FFFF"/>
    </style:style>
    <style:style style:name="T1337" style:parent-style-name="Domyślnaczcionkaakapitu" style:family="text">
      <style:text-properties fo:background-color="#80FFFF"/>
    </style:style>
    <style:style style:name="P1338" style:parent-style-name="Normalny" style:family="paragraph">
      <style:paragraph-properties fo:text-align="justify" fo:line-height="150%"/>
    </style:style>
    <style:style style:name="T1339" style:parent-style-name="Domyślnaczcionkaakapitu" style:family="text">
      <style:text-properties style:text-underline-type="single" style:text-underline-style="solid" style:text-underline-width="auto" style:text-underline-mode="continuous"/>
    </style:style>
    <style:style style:name="P1340" style:parent-style-name="Normalny" style:family="paragraph">
      <style:paragraph-properties fo:text-align="justify" fo:line-height="150%" fo:text-indent="0.2479in"/>
    </style:style>
    <style:style style:name="T1341" style:parent-style-name="Domyślnaczcionkaakapitu" style:family="text">
      <style:text-properties fo:background-color="#80FFFF"/>
    </style:style>
    <style:style style:name="P1342" style:parent-style-name="Normalny" style:family="paragraph">
      <style:paragraph-properties fo:text-align="justify" fo:line-height="150%"/>
    </style:style>
    <style:style style:name="T1343" style:parent-style-name="Domyślnaczcionkaakapitu" style:family="text">
      <style:text-properties style:text-underline-type="single" style:text-underline-style="solid" style:text-underline-width="auto" style:text-underline-mode="continuous"/>
    </style:style>
    <style:style style:name="P1344" style:parent-style-name="Normalny" style:family="paragraph">
      <style:paragraph-properties fo:text-align="justify" fo:line-height="150%" fo:text-indent="0.2479in"/>
    </style:style>
    <style:style style:name="T1345" style:parent-style-name="Domyślnaczcionkaakapitu" style:family="text">
      <style:text-properties fo:background-color="#80FFFF"/>
    </style:style>
    <style:style style:name="T1346" style:parent-style-name="Domyślnaczcionkaakapitu" style:family="text">
      <style:text-properties fo:background-color="#80FFFF"/>
    </style:style>
    <style:style style:name="P1347" style:parent-style-name="Normalny" style:family="paragraph">
      <style:paragraph-properties fo:text-align="justify" fo:line-height="150%" fo:text-indent="0.2479in"/>
    </style:style>
    <style:style style:name="P1348" style:parent-style-name="Normalny" style:family="paragraph">
      <style:paragraph-properties fo:text-align="justify" fo:line-height="150%" fo:text-indent="0.2479in"/>
    </style:style>
    <style:style style:name="T1349" style:parent-style-name="Domyślnaczcionkaakapitu" style:family="text">
      <style:text-properties fo:background-color="#80FFFF"/>
    </style:style>
    <style:style style:name="T1350" style:parent-style-name="Domyślnaczcionkaakapitu" style:family="text">
      <style:text-properties fo:background-color="#80FFFF"/>
    </style:style>
    <style:style style:name="P1351" style:parent-style-name="Normalny" style:family="paragraph">
      <style:paragraph-properties fo:text-align="justify" fo:line-height="150%" fo:text-indent="0.2479in"/>
    </style:style>
    <style:style style:name="T1352" style:parent-style-name="Domyślnaczcionkaakapitu" style:family="text">
      <style:text-properties fo:background-color="#80FFFF"/>
    </style:style>
    <style:style style:name="T1353" style:parent-style-name="Domyślnaczcionkaakapitu" style:family="text">
      <style:text-properties fo:background-color="#80FFFF"/>
    </style:style>
    <style:style style:name="T1354" style:parent-style-name="Domyślnaczcionkaakapitu" style:family="text">
      <style:text-properties fo:background-color="#80FFFF"/>
    </style:style>
    <style:style style:name="T1355" style:parent-style-name="Domyślnaczcionkaakapitu" style:family="text">
      <style:text-properties fo:background-color="#80FFFF"/>
    </style:style>
    <style:style style:name="P1356" style:parent-style-name="Normalny" style:family="paragraph">
      <style:paragraph-properties fo:text-align="justify" fo:line-height="150%" fo:text-indent="0.2479in"/>
    </style:style>
    <style:style style:name="P1357" style:parent-style-name="Normalny" style:family="paragraph">
      <style:paragraph-properties fo:text-align="justify" fo:line-height="150%" fo:text-indent="0.2479in"/>
    </style:style>
    <style:style style:name="P1358" style:parent-style-name="Normalny" style:family="paragraph">
      <style:paragraph-properties fo:text-align="justify" fo:line-height="150%"/>
    </style:style>
    <style:style style:name="T1359" style:parent-style-name="Domyślnaczcionkaakapitu" style:family="text">
      <style:text-properties style:text-underline-type="single" style:text-underline-style="solid" style:text-underline-width="auto" style:text-underline-mode="continuous"/>
    </style:style>
    <style:style style:name="P1360" style:parent-style-name="Normalny" style:family="paragraph">
      <style:paragraph-properties fo:text-align="justify" fo:line-height="150%" fo:text-indent="0.2479in"/>
    </style:style>
    <style:style style:name="T1361" style:parent-style-name="Domyślnaczcionkaakapitu" style:family="text">
      <style:text-properties fo:background-color="#80FFFF"/>
    </style:style>
    <style:style style:name="P1362" style:parent-style-name="Normalny" style:family="paragraph">
      <style:paragraph-properties fo:text-align="justify" fo:line-height="150%"/>
    </style:style>
    <style:style style:name="T1363" style:parent-style-name="Domyślnaczcionkaakapitu" style:family="text">
      <style:text-properties style:text-underline-type="single" style:text-underline-style="solid" style:text-underline-width="auto" style:text-underline-mode="continuous"/>
    </style:style>
    <style:style style:name="T1364" style:parent-style-name="Domyślnaczcionkaakapitu" style:family="text">
      <style:text-properties fo:background-color="#80FFFF" style:text-underline-type="single" style:text-underline-style="solid" style:text-underline-width="auto" style:text-underline-mode="continuous"/>
    </style:style>
    <style:style style:name="P1365" style:parent-style-name="Normalny" style:family="paragraph">
      <style:paragraph-properties fo:text-align="justify" fo:line-height="150%" fo:text-indent="0.2479in"/>
    </style:style>
    <style:style style:name="T1366" style:parent-style-name="Domyślnaczcionkaakapitu" style:family="text">
      <style:text-properties fo:background-color="#80FFFF"/>
    </style:style>
    <style:style style:name="T1367" style:parent-style-name="Domyślnaczcionkaakapitu" style:family="text">
      <style:text-properties fo:background-color="#80FFFF"/>
    </style:style>
    <style:style style:name="P1368" style:parent-style-name="Normalny" style:family="paragraph">
      <style:paragraph-properties fo:text-align="justify" fo:line-height="150%" fo:text-indent="0.2479in"/>
    </style:style>
    <style:style style:name="T1369" style:parent-style-name="Domyślnaczcionkaakapitu" style:family="text">
      <style:text-properties fo:background-color="#80FFFF"/>
    </style:style>
    <style:style style:name="P1370" style:parent-style-name="Normalny" style:family="paragraph">
      <style:paragraph-properties fo:text-align="justify" fo:line-height="150%" fo:text-indent="0.2479in"/>
    </style:style>
    <style:style style:name="T1371" style:parent-style-name="Domyślnaczcionkaakapitu" style:family="text">
      <style:text-properties fo:background-color="#80FFFF"/>
    </style:style>
    <style:style style:name="T1372" style:parent-style-name="Domyślnaczcionkaakapitu" style:family="text">
      <style:text-properties fo:background-color="#80FFFF"/>
    </style:style>
    <style:style style:name="T1373" style:parent-style-name="Domyślnaczcionkaakapitu" style:family="text">
      <style:text-properties fo:background-color="#80FFFF"/>
    </style:style>
    <style:style style:name="T1374" style:parent-style-name="Domyślnaczcionkaakapitu" style:family="text">
      <style:text-properties fo:background-color="#80FFFF"/>
    </style:style>
    <style:style style:name="P1375" style:parent-style-name="Normalny" style:family="paragraph">
      <style:paragraph-properties fo:text-align="justify" fo:line-height="150%" fo:text-indent="0.2479in"/>
    </style:style>
    <style:style style:name="T1376" style:parent-style-name="Domyślnaczcionkaakapitu" style:family="text">
      <style:text-properties fo:background-color="#80FFFF"/>
    </style:style>
    <style:style style:name="P1377" style:parent-style-name="Normalny" style:family="paragraph">
      <style:paragraph-properties fo:text-align="justify" fo:line-height="150%" fo:text-indent="0.2479in"/>
    </style:style>
    <style:style style:name="P1378" style:parent-style-name="Normalny" style:family="paragraph">
      <style:paragraph-properties fo:text-align="justify" fo:line-height="150%" fo:text-indent="0.2479in"/>
    </style:style>
    <style:style style:name="P1379" style:parent-style-name="Normalny" style:family="paragraph">
      <style:paragraph-properties fo:text-align="justify" fo:line-height="150%"/>
    </style:style>
    <style:style style:name="T1380" style:parent-style-name="Domyślnaczcionkaakapitu" style:family="text">
      <style:text-properties style:text-underline-type="single" style:text-underline-style="solid" style:text-underline-width="auto" style:text-underline-mode="continuous"/>
    </style:style>
    <style:style style:name="P1381" style:parent-style-name="Normalny" style:family="paragraph">
      <style:paragraph-properties fo:text-align="justify" fo:line-height="150%" fo:text-indent="0.2479in"/>
    </style:style>
    <style:style style:name="T1382" style:parent-style-name="Domyślnaczcionkaakapitu" style:family="text">
      <style:text-properties fo:background-color="#80FFFF"/>
    </style:style>
    <style:style style:name="T1383" style:parent-style-name="Domyślnaczcionkaakapitu" style:family="text">
      <style:text-properties fo:background-color="#80FFFF"/>
    </style:style>
    <style:style style:name="T1384" style:parent-style-name="Domyślnaczcionkaakapitu" style:family="text">
      <style:text-properties fo:background-color="#80FFFF"/>
    </style:style>
    <style:style style:name="P1385" style:parent-style-name="Normalny" style:family="paragraph">
      <style:paragraph-properties fo:text-align="justify" fo:line-height="150%"/>
    </style:style>
    <style:style style:name="T1386" style:parent-style-name="Domyślnaczcionkaakapitu" style:family="text">
      <style:text-properties style:text-underline-type="single" style:text-underline-style="solid" style:text-underline-width="auto" style:text-underline-mode="continuous"/>
    </style:style>
    <style:style style:name="T1387" style:parent-style-name="Domyślnaczcionkaakapitu" style:family="text">
      <style:text-properties fo:background-color="#80FFFF" style:text-underline-type="single" style:text-underline-style="solid" style:text-underline-width="auto" style:text-underline-mode="continuous"/>
    </style:style>
    <style:style style:name="P1388" style:parent-style-name="Normalny" style:family="paragraph">
      <style:paragraph-properties fo:text-align="justify" fo:line-height="150%" fo:text-indent="0.2479in"/>
    </style:style>
    <style:style style:name="P1389" style:parent-style-name="Normalny" style:family="paragraph">
      <style:paragraph-properties fo:text-align="justify" fo:line-height="150%"/>
    </style:style>
    <style:style style:name="T1390" style:parent-style-name="Domyślnaczcionkaakapitu" style:family="text">
      <style:text-properties style:text-underline-type="single" style:text-underline-style="solid" style:text-underline-width="auto" style:text-underline-mode="continuous"/>
    </style:style>
    <style:style style:name="P1391" style:parent-style-name="Normalny" style:family="paragraph">
      <style:paragraph-properties fo:text-align="justify" fo:line-height="150%" fo:text-indent="0.2479in">
        <style:tab-stops>
          <style:tab-stop style:type="left" style:position="2.7416in"/>
        </style:tab-stops>
      </style:paragraph-properties>
    </style:style>
    <style:style style:name="P1392" style:parent-style-name="Normalny" style:family="paragraph">
      <style:paragraph-properties fo:text-align="justify" fo:line-height="150%"/>
    </style:style>
    <style:style style:name="T1393" style:parent-style-name="Domyślnaczcionkaakapitu" style:family="text">
      <style:text-properties style:text-underline-type="single" style:text-underline-style="solid" style:text-underline-width="auto" style:text-underline-mode="continuous"/>
    </style:style>
    <style:style style:name="P1394" style:parent-style-name="Normalny" style:family="paragraph">
      <style:paragraph-properties fo:text-align="justify" fo:line-height="150%" fo:text-indent="0.2479in"/>
    </style:style>
    <style:style style:name="T1395" style:parent-style-name="Domyślnaczcionkaakapitu" style:family="text">
      <style:text-properties fo:background-color="#80FFFF"/>
    </style:style>
    <style:style style:name="T1396" style:parent-style-name="Domyślnaczcionkaakapitu" style:family="text">
      <style:text-properties fo:background-color="#80FFFF"/>
    </style:style>
    <style:style style:name="T1397" style:parent-style-name="Domyślnaczcionkaakapitu" style:family="text">
      <style:text-properties fo:background-color="#80FFFF"/>
    </style:style>
    <style:style style:name="P1398" style:parent-style-name="Normalny" style:family="paragraph">
      <style:paragraph-properties fo:text-align="justify" fo:line-height="150%" fo:text-indent="0.2479in"/>
    </style:style>
    <style:style style:name="T1399" style:parent-style-name="Domyślnaczcionkaakapitu" style:family="text">
      <style:text-properties fo:background-color="#80FFFF"/>
    </style:style>
    <style:style style:name="T1400" style:parent-style-name="Domyślnaczcionkaakapitu" style:family="text">
      <style:text-properties fo:background-color="#80FFFF"/>
    </style:style>
    <style:style style:name="T1401" style:parent-style-name="Domyślnaczcionkaakapitu" style:family="text">
      <style:text-properties fo:background-color="#80FFFF"/>
    </style:style>
    <style:style style:name="P1402" style:parent-style-name="Normalny" style:family="paragraph">
      <style:paragraph-properties fo:text-align="justify" fo:line-height="150%">
        <style:tab-stops>
          <style:tab-stop style:type="left" style:position="4.5805in"/>
        </style:tab-stops>
      </style:paragraph-properties>
    </style:style>
    <style:style style:name="T1403" style:parent-style-name="Domyślnaczcionkaakapitu" style:family="text">
      <style:text-properties style:text-underline-type="single" style:text-underline-style="solid" style:text-underline-width="auto" style:text-underline-mode="continuous"/>
    </style:style>
    <style:style style:name="T1404" style:parent-style-name="Domyślnaczcionkaakapitu" style:family="text">
      <style:text-properties fo:background-color="#80FFFF" style:text-underline-type="single" style:text-underline-style="solid" style:text-underline-width="auto" style:text-underline-mode="continuous"/>
    </style:style>
    <style:style style:name="T1405" style:parent-style-name="Domyślnaczcionkaakapitu" style:family="text">
      <style:text-properties style:text-underline-type="single" style:text-underline-style="solid" style:text-underline-width="auto" style:text-underline-mode="continuous"/>
    </style:style>
    <style:style style:name="T1406" style:parent-style-name="Domyślnaczcionkaakapitu" style:family="text">
      <style:text-properties fo:background-color="#80FFFF" style:text-underline-type="single" style:text-underline-style="solid" style:text-underline-width="auto" style:text-underline-mode="continuous"/>
    </style:style>
    <style:style style:name="P1407" style:parent-style-name="Normalny" style:family="paragraph">
      <style:paragraph-properties fo:text-align="justify" fo:line-height="150%" fo:text-indent="0.2479in"/>
    </style:style>
    <style:style style:name="T1408" style:parent-style-name="Domyślnaczcionkaakapitu" style:family="text">
      <style:text-properties fo:background-color="#80FFFF"/>
    </style:style>
    <style:style style:name="P1409" style:parent-style-name="Normalny" style:family="paragraph">
      <style:paragraph-properties fo:text-align="justify" fo:line-height="150%" fo:text-indent="0.2479in"/>
    </style:style>
    <style:style style:name="P1410" style:parent-style-name="Normalny" style:family="paragraph">
      <style:paragraph-properties fo:text-align="justify" fo:line-height="150%" fo:text-indent="0.2479in"/>
    </style:style>
    <style:style style:name="T1411" style:parent-style-name="Domyślnaczcionkaakapitu" style:family="text">
      <style:text-properties fo:background-color="#80FFFF"/>
    </style:style>
    <style:style style:name="T1412" style:parent-style-name="Domyślnaczcionkaakapitu" style:family="text">
      <style:text-properties fo:background-color="#80FFFF"/>
    </style:style>
    <style:style style:name="T1413" style:parent-style-name="Domyślnaczcionkaakapitu" style:family="text">
      <style:text-properties fo:background-color="#80FFFF"/>
    </style:style>
    <style:style style:name="T1414" style:parent-style-name="Domyślnaczcionkaakapitu" style:family="text">
      <style:text-properties fo:background-color="#80FFFF"/>
    </style:style>
    <style:style style:name="P1415" style:parent-style-name="Normalny" style:family="paragraph">
      <style:paragraph-properties fo:text-align="justify" fo:line-height="150%" fo:text-indent="0.2479in"/>
    </style:style>
    <style:style style:name="P1416" style:parent-style-name="Normalny" style:family="paragraph">
      <style:paragraph-properties fo:text-align="justify" fo:line-height="150%"/>
    </style:style>
    <style:style style:name="T1417" style:parent-style-name="Domyślnaczcionkaakapitu" style:family="text">
      <style:text-properties style:text-underline-type="single" style:text-underline-style="solid" style:text-underline-width="auto" style:text-underline-mode="continuous"/>
    </style:style>
    <style:style style:name="T1418" style:parent-style-name="Domyślnaczcionkaakapitu" style:family="text">
      <style:text-properties fo:background-color="#80FFFF" style:text-underline-type="single" style:text-underline-style="solid" style:text-underline-width="auto" style:text-underline-mode="continuous"/>
    </style:style>
    <style:style style:name="T1419" style:parent-style-name="Domyślnaczcionkaakapitu" style:family="text">
      <style:text-properties style:text-underline-type="single" style:text-underline-style="solid" style:text-underline-width="auto" style:text-underline-mode="continuous"/>
    </style:style>
    <style:style style:name="P1420" style:parent-style-name="Normalny" style:family="paragraph">
      <style:paragraph-properties fo:text-align="justify" fo:line-height="150%" fo:text-indent="0.2479in"/>
    </style:style>
    <style:style style:name="T1421" style:parent-style-name="Domyślnaczcionkaakapitu" style:family="text">
      <style:text-properties fo:background-color="#80FFFF"/>
    </style:style>
    <style:style style:name="T1422" style:parent-style-name="Domyślnaczcionkaakapitu" style:family="text">
      <style:text-properties fo:background-color="#80FFFF"/>
    </style:style>
    <style:style style:name="T1423" style:parent-style-name="Domyślnaczcionkaakapitu" style:family="text">
      <style:text-properties fo:background-color="#80FFFF"/>
    </style:style>
    <style:style style:name="T1424" style:parent-style-name="Domyślnaczcionkaakapitu" style:family="text">
      <style:text-properties fo:background-color="#80FFFF"/>
    </style:style>
    <style:style style:name="T1425" style:parent-style-name="Domyślnaczcionkaakapitu" style:family="text">
      <style:text-properties fo:background-color="#80FFFF"/>
    </style:style>
    <style:style style:name="T1426" style:parent-style-name="Domyślnaczcionkaakapitu" style:family="text">
      <style:text-properties fo:background-color="#80FFFF"/>
    </style:style>
    <style:style style:name="T1427" style:parent-style-name="Domyślnaczcionkaakapitu" style:family="text">
      <style:text-properties fo:background-color="#80FFFF"/>
    </style:style>
    <style:style style:name="P1428" style:parent-style-name="Normalny" style:family="paragraph">
      <style:paragraph-properties fo:text-align="justify" fo:line-height="150%"/>
    </style:style>
    <style:style style:name="T1429" style:parent-style-name="Domyślnaczcionkaakapitu" style:family="text">
      <style:text-properties style:text-underline-type="single" style:text-underline-style="solid" style:text-underline-width="auto" style:text-underline-mode="continuous"/>
    </style:style>
    <style:style style:name="T1430" style:parent-style-name="Domyślnaczcionkaakapitu" style:family="text">
      <style:text-properties fo:background-color="#80FFFF"/>
    </style:style>
    <style:style style:name="P1431" style:parent-style-name="Normalny" style:family="paragraph">
      <style:paragraph-properties fo:text-align="justify" fo:line-height="150%" fo:text-indent="0.2479in"/>
    </style:style>
    <style:style style:name="T1432" style:parent-style-name="Domyślnaczcionkaakapitu" style:family="text">
      <style:text-properties fo:background-color="#80FFFF"/>
    </style:style>
    <style:style style:name="T1433" style:parent-style-name="Domyślnaczcionkaakapitu" style:family="text">
      <style:text-properties fo:background-color="#80FFFF"/>
    </style:style>
    <style:style style:name="P1434" style:parent-style-name="Normalny" style:family="paragraph">
      <style:paragraph-properties fo:text-align="justify" fo:line-height="150%" fo:text-indent="0.2479in"/>
    </style:style>
    <style:style style:name="T1435" style:parent-style-name="Domyślnaczcionkaakapitu" style:family="text">
      <style:text-properties fo:background-color="#80FFFF"/>
    </style:style>
    <style:style style:name="T1436" style:parent-style-name="Domyślnaczcionkaakapitu" style:family="text">
      <style:text-properties fo:background-color="#80FFFF"/>
    </style:style>
    <style:style style:name="T1437" style:parent-style-name="Domyślnaczcionkaakapitu" style:family="text">
      <style:text-properties fo:background-color="#80FFFF"/>
    </style:style>
    <style:style style:name="P1438" style:parent-style-name="Normalny" style:family="paragraph">
      <style:paragraph-properties fo:text-align="justify" fo:line-height="150%" fo:text-indent="0.2479in"/>
    </style:style>
    <style:style style:name="P1439" style:parent-style-name="Normalny" style:family="paragraph">
      <style:paragraph-properties fo:text-align="justify" fo:line-height="150%"/>
    </style:style>
    <style:style style:name="T1440" style:parent-style-name="Domyślnaczcionkaakapitu" style:family="text">
      <style:text-properties style:text-underline-type="single" style:text-underline-style="solid" style:text-underline-width="auto" style:text-underline-mode="continuous"/>
    </style:style>
    <style:style style:name="P1441" style:parent-style-name="Normalny" style:family="paragraph">
      <style:paragraph-properties fo:text-align="justify" fo:line-height="150%" fo:text-indent="0.2479in"/>
    </style:style>
    <style:style style:name="P1442" style:parent-style-name="Normalny" style:family="paragraph">
      <style:paragraph-properties fo:text-align="justify" fo:line-height="150%"/>
    </style:style>
    <style:style style:name="T1443" style:parent-style-name="Domyślnaczcionkaakapitu" style:family="text">
      <style:text-properties style:text-underline-type="single" style:text-underline-style="solid" style:text-underline-width="auto" style:text-underline-mode="continuous"/>
    </style:style>
    <style:style style:name="P1444" style:parent-style-name="Normalny" style:family="paragraph">
      <style:paragraph-properties fo:text-align="justify" fo:line-height="150%" fo:text-indent="0.2479in"/>
    </style:style>
    <style:style style:name="T1445" style:parent-style-name="Domyślnaczcionkaakapitu" style:family="text">
      <style:text-properties fo:background-color="#80FFFF"/>
    </style:style>
    <style:style style:name="T1446" style:parent-style-name="Domyślnaczcionkaakapitu" style:family="text">
      <style:text-properties fo:background-color="#80FFFF"/>
    </style:style>
    <style:style style:name="T1447" style:parent-style-name="Domyślnaczcionkaakapitu" style:family="text">
      <style:text-properties fo:background-color="#80FFFF"/>
    </style:style>
    <style:style style:name="T1448" style:parent-style-name="Domyślnaczcionkaakapitu" style:family="text">
      <style:text-properties fo:background-color="#80FFFF"/>
    </style:style>
    <style:style style:name="T1449" style:parent-style-name="Domyślnaczcionkaakapitu" style:family="text">
      <style:text-properties fo:background-color="#80FFFF"/>
    </style:style>
    <style:style style:name="T1450" style:parent-style-name="Domyślnaczcionkaakapitu" style:family="text">
      <style:text-properties fo:background-color="#80FFFF"/>
    </style:style>
    <style:style style:name="T1451" style:parent-style-name="Domyślnaczcionkaakapitu" style:family="text">
      <style:text-properties fo:background-color="#80FFFF"/>
    </style:style>
    <style:style style:name="T1452" style:parent-style-name="Domyślnaczcionkaakapitu" style:family="text">
      <style:text-properties fo:background-color="#80FFFF"/>
    </style:style>
    <style:style style:name="T1453" style:parent-style-name="Domyślnaczcionkaakapitu" style:family="text">
      <style:text-properties fo:background-color="#80FFFF"/>
    </style:style>
    <style:style style:name="T1454" style:parent-style-name="Domyślnaczcionkaakapitu" style:family="text">
      <style:text-properties fo:background-color="#80FFFF"/>
    </style:style>
    <style:style style:name="P1455" style:parent-style-name="Normalny" style:family="paragraph">
      <style:paragraph-properties fo:text-align="justify" fo:line-height="150%" fo:text-indent="0.2479in"/>
    </style:style>
    <style:style style:name="P1456" style:parent-style-name="Normalny" style:family="paragraph">
      <style:paragraph-properties fo:text-align="justify" fo:line-height="150%"/>
    </style:style>
    <style:style style:name="T1457" style:parent-style-name="Domyślnaczcionkaakapitu" style:family="text">
      <style:text-properties style:text-underline-type="single" style:text-underline-style="solid" style:text-underline-width="auto" style:text-underline-mode="continuous"/>
    </style:style>
    <style:style style:name="P1458" style:parent-style-name="Normalny" style:family="paragraph">
      <style:paragraph-properties fo:text-align="justify" fo:line-height="150%" fo:text-indent="0.2479in"/>
    </style:style>
    <style:style style:name="T1459" style:parent-style-name="Domyślnaczcionkaakapitu" style:family="text">
      <style:text-properties fo:background-color="#80FFFF"/>
    </style:style>
    <style:style style:name="T1460" style:parent-style-name="Domyślnaczcionkaakapitu" style:family="text">
      <style:text-properties fo:background-color="#80FFFF"/>
    </style:style>
    <style:style style:name="P1461" style:parent-style-name="Normalny" style:family="paragraph">
      <style:paragraph-properties fo:text-align="justify" fo:line-height="150%" fo:text-indent="0.2479in"/>
    </style:style>
    <style:style style:name="T1462" style:parent-style-name="Domyślnaczcionkaakapitu" style:family="text">
      <style:text-properties fo:background-color="#80FFFF"/>
    </style:style>
    <style:style style:name="P1463" style:parent-style-name="Normalny" style:family="paragraph">
      <style:paragraph-properties fo:text-align="justify" fo:line-height="150%" fo:text-indent="0.2479in"/>
    </style:style>
    <style:style style:name="P1464" style:parent-style-name="Normalny" style:family="paragraph">
      <style:paragraph-properties fo:text-align="justify" fo:line-height="150%"/>
    </style:style>
    <style:style style:name="T1465" style:parent-style-name="Domyślnaczcionkaakapitu" style:family="text">
      <style:text-properties style:text-underline-type="single" style:text-underline-style="solid" style:text-underline-width="auto" style:text-underline-mode="continuous"/>
    </style:style>
    <style:style style:name="P1466" style:parent-style-name="Normalny" style:family="paragraph">
      <style:paragraph-properties fo:text-align="justify" fo:line-height="150%" fo:text-indent="0.2479in"/>
    </style:style>
    <style:style style:name="T1467" style:parent-style-name="Domyślnaczcionkaakapitu" style:family="text">
      <style:text-properties fo:background-color="#80FFFF"/>
    </style:style>
    <style:style style:name="P1468" style:parent-style-name="Normalny" style:family="paragraph">
      <style:paragraph-properties fo:text-align="justify" fo:line-height="150%" fo:text-indent="0.2479in"/>
    </style:style>
    <style:style style:name="T1469" style:parent-style-name="Domyślnaczcionkaakapitu" style:family="text">
      <style:text-properties fo:background-color="#80FFFF"/>
    </style:style>
    <style:style style:name="P1470" style:parent-style-name="Normalny" style:family="paragraph">
      <style:paragraph-properties fo:text-align="justify" fo:line-height="150%"/>
    </style:style>
    <style:style style:name="T1471" style:parent-style-name="Domyślnaczcionkaakapitu" style:family="text">
      <style:text-properties style:text-underline-type="single" style:text-underline-style="solid" style:text-underline-width="auto" style:text-underline-mode="continuous"/>
    </style:style>
    <style:style style:name="P1472" style:parent-style-name="Normalny" style:family="paragraph">
      <style:paragraph-properties fo:text-align="justify" fo:line-height="150%" fo:text-indent="0.2479in"/>
    </style:style>
    <style:style style:name="T1473" style:parent-style-name="Domyślnaczcionkaakapitu" style:family="text">
      <style:text-properties fo:background-color="#80FFFF"/>
    </style:style>
    <style:style style:name="T1474" style:parent-style-name="Domyślnaczcionkaakapitu" style:family="text">
      <style:text-properties fo:background-color="#80FFFF"/>
    </style:style>
    <style:style style:name="P1475" style:parent-style-name="Normalny" style:family="paragraph">
      <style:paragraph-properties fo:text-align="justify" fo:line-height="150%" fo:text-indent="0.2479in"/>
    </style:style>
    <style:style style:name="T1476" style:parent-style-name="Domyślnaczcionkaakapitu" style:family="text">
      <style:text-properties fo:background-color="#80FFFF"/>
    </style:style>
    <style:style style:name="P1477" style:parent-style-name="Normalny" style:family="paragraph">
      <style:paragraph-properties fo:text-align="justify" fo:line-height="150%"/>
    </style:style>
    <style:style style:name="T1478" style:parent-style-name="Domyślnaczcionkaakapitu" style:family="text">
      <style:text-properties style:text-underline-type="single" style:text-underline-style="solid" style:text-underline-width="auto" style:text-underline-mode="continuous"/>
    </style:style>
    <style:style style:name="T1479" style:parent-style-name="Domyślnaczcionkaakapitu" style:family="text">
      <style:text-properties fo:background-color="#80FFFF" style:text-underline-type="single" style:text-underline-style="solid" style:text-underline-width="auto" style:text-underline-mode="continuous"/>
    </style:style>
    <style:style style:name="T1480" style:parent-style-name="Domyślnaczcionkaakapitu" style:family="text">
      <style:text-properties style:text-underline-type="single" style:text-underline-style="solid" style:text-underline-width="auto" style:text-underline-mode="continuous"/>
    </style:style>
    <style:style style:name="T1481" style:parent-style-name="Domyślnaczcionkaakapitu" style:family="text">
      <style:text-properties fo:background-color="#80FFFF" style:text-underline-type="single" style:text-underline-style="solid" style:text-underline-width="auto" style:text-underline-mode="continuous"/>
    </style:style>
    <style:style style:name="T1482" style:parent-style-name="Domyślnaczcionkaakapitu" style:family="text">
      <style:text-properties style:text-underline-type="single" style:text-underline-style="solid" style:text-underline-width="auto" style:text-underline-mode="continuous"/>
    </style:style>
    <style:style style:name="T1483" style:parent-style-name="Domyślnaczcionkaakapitu" style:family="text">
      <style:text-properties fo:background-color="#80FFFF" style:text-underline-type="single" style:text-underline-style="solid" style:text-underline-width="auto" style:text-underline-mode="continuous"/>
    </style:style>
    <style:style style:name="T1484" style:parent-style-name="Domyślnaczcionkaakapitu" style:family="text">
      <style:text-properties style:text-underline-type="single" style:text-underline-style="solid" style:text-underline-width="auto" style:text-underline-mode="continuous"/>
    </style:style>
    <style:style style:name="P1485" style:parent-style-name="Normalny" style:family="paragraph">
      <style:paragraph-properties fo:text-align="justify" fo:line-height="150%" fo:text-indent="0.2479in"/>
    </style:style>
    <style:style style:name="T1486" style:parent-style-name="Domyślnaczcionkaakapitu" style:family="text">
      <style:text-properties fo:background-color="#80FFFF"/>
    </style:style>
    <style:style style:name="P1487" style:parent-style-name="Normalny" style:family="paragraph">
      <style:paragraph-properties fo:text-align="justify" fo:line-height="150%" fo:text-indent="0.2479in"/>
    </style:style>
    <style:style style:name="T1488" style:parent-style-name="Domyślnaczcionkaakapitu" style:family="text">
      <style:text-properties fo:background-color="#80FFFF"/>
    </style:style>
    <style:style style:name="T1489" style:parent-style-name="Domyślnaczcionkaakapitu" style:family="text">
      <style:text-properties fo:background-color="#80FFFF"/>
    </style:style>
    <style:style style:name="T1490" style:parent-style-name="Domyślnaczcionkaakapitu" style:family="text">
      <style:text-properties fo:background-color="#80FFFF"/>
    </style:style>
    <style:style style:name="P1491" style:parent-style-name="Normalny" style:family="paragraph">
      <style:paragraph-properties fo:text-align="justify" fo:line-height="150%"/>
    </style:style>
    <style:style style:name="T1492" style:parent-style-name="Domyślnaczcionkaakapitu" style:family="text">
      <style:text-properties style:text-underline-type="single" style:text-underline-style="solid" style:text-underline-width="auto" style:text-underline-mode="continuous"/>
    </style:style>
    <style:style style:name="P1493" style:parent-style-name="Normalny" style:family="paragraph">
      <style:paragraph-properties fo:text-align="justify" fo:line-height="150%" fo:text-indent="0.2479in"/>
    </style:style>
    <style:style style:name="P1494" style:parent-style-name="Normalny" style:family="paragraph">
      <style:paragraph-properties fo:text-align="justify" fo:line-height="150%"/>
    </style:style>
    <style:style style:name="T1495" style:parent-style-name="Domyślnaczcionkaakapitu" style:family="text">
      <style:text-properties style:text-underline-type="single" style:text-underline-style="solid" style:text-underline-width="auto" style:text-underline-mode="continuous"/>
    </style:style>
    <style:style style:name="T1496" style:parent-style-name="Domyślnaczcionkaakapitu" style:family="text">
      <style:text-properties fo:background-color="#80FFFF" style:text-underline-type="single" style:text-underline-style="solid" style:text-underline-width="auto" style:text-underline-mode="continuous"/>
    </style:style>
    <style:style style:name="T1497" style:parent-style-name="Domyślnaczcionkaakapitu" style:family="text">
      <style:text-properties style:text-underline-type="single" style:text-underline-style="solid" style:text-underline-width="auto" style:text-underline-mode="continuous"/>
    </style:style>
    <style:style style:name="P1498" style:parent-style-name="Normalny" style:family="paragraph">
      <style:paragraph-properties fo:text-align="justify" fo:line-height="150%" fo:text-indent="0.2479in"/>
    </style:style>
    <style:style style:name="T1499" style:parent-style-name="Domyślnaczcionkaakapitu" style:family="text">
      <style:text-properties fo:background-color="#80FFFF"/>
    </style:style>
    <style:style style:name="P1500" style:parent-style-name="Normalny" style:family="paragraph">
      <style:paragraph-properties fo:text-align="justify" fo:line-height="150%"/>
    </style:style>
    <style:style style:name="T1501" style:parent-style-name="Domyślnaczcionkaakapitu" style:family="text">
      <style:text-properties style:text-underline-type="single" style:text-underline-style="solid" style:text-underline-width="auto" style:text-underline-mode="continuous"/>
    </style:style>
    <style:style style:name="T1502" style:parent-style-name="Domyślnaczcionkaakapitu" style:family="text">
      <style:text-properties fo:background-color="#80FFFF" style:text-underline-type="single" style:text-underline-style="solid" style:text-underline-width="auto" style:text-underline-mode="continuous"/>
    </style:style>
    <style:style style:name="P1503" style:parent-style-name="Normalny" style:family="paragraph">
      <style:paragraph-properties fo:text-align="justify" fo:line-height="150%" fo:text-indent="0.2479in"/>
    </style:style>
    <style:style style:name="T1504" style:parent-style-name="Domyślnaczcionkaakapitu" style:family="text">
      <style:text-properties fo:background-color="#80FFFF"/>
    </style:style>
    <style:style style:name="T1505" style:parent-style-name="Domyślnaczcionkaakapitu" style:family="text">
      <style:text-properties fo:background-color="#80FFFF"/>
    </style:style>
    <style:style style:name="T1506" style:parent-style-name="Domyślnaczcionkaakapitu" style:family="text">
      <style:text-properties fo:background-color="#80FFFF"/>
    </style:style>
    <style:style style:name="T1507" style:parent-style-name="Domyślnaczcionkaakapitu" style:family="text">
      <style:text-properties fo:background-color="#80FFFF"/>
    </style:style>
    <style:style style:name="P1508" style:parent-style-name="Normalny" style:family="paragraph">
      <style:paragraph-properties fo:text-align="justify" fo:line-height="150%" fo:text-indent="0.2479in"/>
    </style:style>
    <style:style style:name="T1509" style:parent-style-name="Domyślnaczcionkaakapitu" style:family="text">
      <style:text-properties fo:background-color="#80FFFF"/>
    </style:style>
    <style:style style:name="T1510" style:parent-style-name="Domyślnaczcionkaakapitu" style:family="text">
      <style:text-properties fo:background-color="#80FFFF"/>
    </style:style>
    <style:style style:name="T1511" style:parent-style-name="Domyślnaczcionkaakapitu" style:family="text">
      <style:text-properties fo:background-color="#80FFFF"/>
    </style:style>
    <style:style style:name="P1512" style:parent-style-name="Normalny" style:family="paragraph">
      <style:paragraph-properties fo:text-align="justify" fo:line-height="150%"/>
    </style:style>
    <style:style style:name="T1513" style:parent-style-name="Domyślnaczcionkaakapitu" style:family="text">
      <style:text-properties style:text-underline-type="single" style:text-underline-style="solid" style:text-underline-width="auto" style:text-underline-mode="continuous"/>
    </style:style>
    <style:style style:name="P1514" style:parent-style-name="Normalny" style:family="paragraph">
      <style:paragraph-properties fo:text-align="justify" fo:line-height="150%" fo:text-indent="0.2479in"/>
    </style:style>
    <style:style style:name="T1515" style:parent-style-name="Domyślnaczcionkaakapitu" style:family="text">
      <style:text-properties fo:background-color="#80FFFF"/>
    </style:style>
    <style:style style:name="T1516" style:parent-style-name="Domyślnaczcionkaakapitu" style:family="text">
      <style:text-properties fo:background-color="#80FFFF"/>
    </style:style>
    <style:style style:name="T1517" style:parent-style-name="Domyślnaczcionkaakapitu" style:family="text">
      <style:text-properties fo:background-color="#80FFFF"/>
    </style:style>
    <style:style style:name="T1518" style:parent-style-name="Domyślnaczcionkaakapitu" style:family="text">
      <style:text-properties fo:background-color="#80FFFF"/>
    </style:style>
    <style:style style:name="P1519" style:parent-style-name="Normalny" style:family="paragraph">
      <style:paragraph-properties fo:text-align="justify" fo:line-height="150%"/>
    </style:style>
    <style:style style:name="T1520" style:parent-style-name="Domyślnaczcionkaakapitu" style:family="text">
      <style:text-properties style:text-underline-type="single" style:text-underline-style="solid" style:text-underline-width="auto" style:text-underline-mode="continuous"/>
    </style:style>
    <style:style style:name="P1521" style:parent-style-name="Normalny" style:family="paragraph">
      <style:paragraph-properties fo:text-align="justify" fo:line-height="150%" fo:text-indent="0.2479in"/>
    </style:style>
    <style:style style:name="P1522" style:parent-style-name="Normalny" style:family="paragraph">
      <style:paragraph-properties fo:text-align="justify" fo:line-height="150%" fo:text-indent="0.2479in"/>
    </style:style>
    <style:style style:name="T1523" style:parent-style-name="Domyślnaczcionkaakapitu" style:family="text">
      <style:text-properties fo:background-color="#80FFFF"/>
    </style:style>
    <style:style style:name="P1524" style:parent-style-name="Normalny" style:family="paragraph">
      <style:paragraph-properties fo:text-align="justify" fo:line-height="150%"/>
    </style:style>
    <style:style style:name="T1525" style:parent-style-name="Domyślnaczcionkaakapitu" style:family="text">
      <style:text-properties style:text-underline-type="single" style:text-underline-style="solid" style:text-underline-width="auto" style:text-underline-mode="continuous"/>
    </style:style>
    <style:style style:name="P1526" style:parent-style-name="Normalny" style:family="paragraph">
      <style:paragraph-properties fo:text-align="justify" fo:line-height="150%" fo:text-indent="0.2479in"/>
    </style:style>
    <style:style style:name="T1527" style:parent-style-name="Domyślnaczcionkaakapitu" style:family="text">
      <style:text-properties fo:background-color="#80FFFF"/>
    </style:style>
    <style:style style:name="T1528" style:parent-style-name="Domyślnaczcionkaakapitu" style:family="text">
      <style:text-properties fo:background-color="#80FFFF"/>
    </style:style>
    <style:style style:name="T1529" style:parent-style-name="Domyślnaczcionkaakapitu" style:family="text">
      <style:text-properties fo:background-color="#80FFFF"/>
    </style:style>
    <style:style style:name="P1530" style:parent-style-name="Normalny" style:family="paragraph">
      <style:paragraph-properties fo:text-align="justify" fo:line-height="150%"/>
    </style:style>
    <style:style style:name="T1531" style:parent-style-name="Domyślnaczcionkaakapitu" style:family="text">
      <style:text-properties style:text-underline-type="single" style:text-underline-style="solid" style:text-underline-width="auto" style:text-underline-mode="continuous"/>
    </style:style>
    <style:style style:name="T1532" style:parent-style-name="Domyślnaczcionkaakapitu" style:family="text">
      <style:text-properties fo:background-color="#80FFFF" style:text-underline-type="single" style:text-underline-style="solid" style:text-underline-width="auto" style:text-underline-mode="continuous"/>
    </style:style>
    <style:style style:name="T1533" style:parent-style-name="Domyślnaczcionkaakapitu" style:family="text">
      <style:text-properties style:text-underline-type="single" style:text-underline-style="solid" style:text-underline-width="auto" style:text-underline-mode="continuous"/>
    </style:style>
    <style:style style:name="T1534" style:parent-style-name="Domyślnaczcionkaakapitu" style:family="text">
      <style:text-properties fo:background-color="#80FFFF" style:text-underline-type="single" style:text-underline-style="solid" style:text-underline-width="auto" style:text-underline-mode="continuous"/>
    </style:style>
    <style:style style:name="P1535" style:parent-style-name="Normalny" style:family="paragraph">
      <style:paragraph-properties fo:text-align="justify" fo:line-height="150%" fo:text-indent="0.2479in"/>
    </style:style>
    <style:style style:name="T1536" style:parent-style-name="Domyślnaczcionkaakapitu" style:family="text">
      <style:text-properties fo:background-color="#80FFFF"/>
    </style:style>
    <style:style style:name="P1537" style:parent-style-name="Normalny" style:family="paragraph">
      <style:paragraph-properties fo:text-align="justify" fo:line-height="150%" fo:text-indent="0.2479in"/>
    </style:style>
    <style:style style:name="T1538" style:parent-style-name="Domyślnaczcionkaakapitu" style:family="text">
      <style:text-properties fo:background-color="#80FFFF"/>
    </style:style>
    <style:style style:name="T1539" style:parent-style-name="Domyślnaczcionkaakapitu" style:family="text">
      <style:text-properties fo:background-color="#80FFFF"/>
    </style:style>
    <style:style style:name="P1540" style:parent-style-name="Normalny" style:family="paragraph">
      <style:paragraph-properties fo:text-align="justify" fo:line-height="150%" fo:text-indent="0.2479in"/>
    </style:style>
    <style:style style:name="P1541" style:parent-style-name="Normalny" style:family="paragraph">
      <style:paragraph-properties fo:text-align="justify" fo:line-height="150%"/>
    </style:style>
    <style:style style:name="T1542" style:parent-style-name="Domyślnaczcionkaakapitu" style:family="text">
      <style:text-properties style:text-underline-type="single" style:text-underline-style="solid" style:text-underline-width="auto" style:text-underline-mode="continuous"/>
    </style:style>
    <style:style style:name="P1543" style:parent-style-name="Normalny" style:family="paragraph">
      <style:paragraph-properties fo:text-align="justify" fo:line-height="150%" fo:text-indent="0.2479in"/>
    </style:style>
    <style:style style:name="P1544" style:parent-style-name="Normalny" style:family="paragraph">
      <style:paragraph-properties fo:text-align="justify" fo:line-height="150%" fo:text-indent="0.2479in"/>
    </style:style>
    <style:style style:name="T1545" style:parent-style-name="Domyślnaczcionkaakapitu" style:family="text">
      <style:text-properties fo:background-color="#80FFFF"/>
    </style:style>
    <style:style style:name="T1546" style:parent-style-name="Domyślnaczcionkaakapitu" style:family="text">
      <style:text-properties fo:background-color="#80FFFF"/>
    </style:style>
    <style:style style:name="T1547" style:parent-style-name="Domyślnaczcionkaakapitu" style:family="text">
      <style:text-properties fo:background-color="#80FFFF"/>
    </style:style>
    <style:style style:name="P1548" style:parent-style-name="Normalny" style:family="paragraph">
      <style:paragraph-properties fo:text-align="justify" fo:line-height="150%"/>
    </style:style>
    <style:style style:name="T1549" style:parent-style-name="Domyślnaczcionkaakapitu" style:family="text">
      <style:text-properties style:text-underline-type="single" style:text-underline-style="solid" style:text-underline-width="auto" style:text-underline-mode="continuous"/>
    </style:style>
    <style:style style:name="P1550" style:parent-style-name="Normalny" style:family="paragraph">
      <style:paragraph-properties fo:text-align="justify" fo:line-height="150%" fo:text-indent="0.2479in"/>
    </style:style>
    <style:style style:name="T1551" style:parent-style-name="Domyślnaczcionkaakapitu" style:family="text">
      <style:text-properties fo:background-color="#80FFFF"/>
    </style:style>
    <style:style style:name="T1552" style:parent-style-name="Domyślnaczcionkaakapitu" style:family="text">
      <style:text-properties fo:background-color="#80FFFF"/>
    </style:style>
    <style:style style:name="T1553" style:parent-style-name="Domyślnaczcionkaakapitu" style:family="text">
      <style:text-properties fo:background-color="#80FFFF"/>
    </style:style>
    <style:style style:name="T1554" style:parent-style-name="Domyślnaczcionkaakapitu" style:family="text">
      <style:text-properties fo:background-color="#80FFFF"/>
    </style:style>
    <style:style style:name="P1555" style:parent-style-name="Normalny" style:family="paragraph">
      <style:paragraph-properties fo:text-align="justify" fo:line-height="150%" fo:text-indent="0.2479in"/>
    </style:style>
    <style:style style:name="T1556" style:parent-style-name="Domyślnaczcionkaakapitu" style:family="text">
      <style:text-properties fo:background-color="#80FFFF"/>
    </style:style>
    <style:style style:name="P1557" style:parent-style-name="Normalny" style:family="paragraph">
      <style:paragraph-properties fo:text-align="justify" fo:line-height="150%"/>
    </style:style>
    <style:style style:name="T1558" style:parent-style-name="Domyślnaczcionkaakapitu" style:family="text">
      <style:text-properties style:text-underline-type="single" style:text-underline-style="solid" style:text-underline-width="auto" style:text-underline-mode="continuous"/>
    </style:style>
    <style:style style:name="T1559" style:parent-style-name="Domyślnaczcionkaakapitu" style:family="text">
      <style:text-properties fo:background-color="#80FFFF" style:text-underline-type="single" style:text-underline-style="solid" style:text-underline-width="auto" style:text-underline-mode="continuous"/>
    </style:style>
    <style:style style:name="T1560" style:parent-style-name="Domyślnaczcionkaakapitu" style:family="text">
      <style:text-properties style:text-underline-type="single" style:text-underline-style="solid" style:text-underline-width="auto" style:text-underline-mode="continuous"/>
    </style:style>
    <style:style style:name="T1561" style:parent-style-name="Domyślnaczcionkaakapitu" style:family="text">
      <style:text-properties fo:background-color="#80FFFF" style:text-underline-type="single" style:text-underline-style="solid" style:text-underline-width="auto" style:text-underline-mode="continuous"/>
    </style:style>
    <style:style style:name="T1562" style:parent-style-name="Domyślnaczcionkaakapitu" style:family="text">
      <style:text-properties style:text-underline-type="single" style:text-underline-style="solid" style:text-underline-width="auto" style:text-underline-mode="continuous"/>
    </style:style>
    <style:style style:name="P1563" style:parent-style-name="Normalny" style:family="paragraph">
      <style:paragraph-properties fo:text-align="justify" fo:line-height="150%" fo:text-indent="0.2479in"/>
    </style:style>
    <style:style style:name="T1564" style:parent-style-name="Domyślnaczcionkaakapitu" style:family="text">
      <style:text-properties fo:background-color="#80FFFF"/>
    </style:style>
    <style:style style:name="T1565" style:parent-style-name="Domyślnaczcionkaakapitu" style:family="text">
      <style:text-properties fo:background-color="#80FFFF"/>
    </style:style>
    <style:style style:name="P1566" style:parent-style-name="Normalny" style:family="paragraph">
      <style:paragraph-properties fo:text-align="justify" fo:line-height="150%" fo:text-indent="0.2479in"/>
    </style:style>
    <style:style style:name="P1567" style:parent-style-name="Normalny" style:family="paragraph">
      <style:paragraph-properties fo:text-align="justify" fo:line-height="150%" fo:text-indent="0.2479in"/>
    </style:style>
    <style:style style:name="P1568" style:parent-style-name="Normalny" style:family="paragraph">
      <style:paragraph-properties fo:text-align="justify" fo:line-height="150%"/>
    </style:style>
    <style:style style:name="T1569" style:parent-style-name="Domyślnaczcionkaakapitu" style:family="text">
      <style:text-properties style:text-underline-type="single" style:text-underline-style="solid" style:text-underline-width="auto" style:text-underline-mode="continuous"/>
    </style:style>
    <style:style style:name="P1570" style:parent-style-name="Normalny" style:family="paragraph">
      <style:paragraph-properties fo:text-align="justify" fo:line-height="150%" fo:text-indent="0.2479in"/>
    </style:style>
    <style:style style:name="T1571" style:parent-style-name="Domyślnaczcionkaakapitu" style:family="text">
      <style:text-properties fo:background-color="#80FFFF"/>
    </style:style>
    <style:style style:name="T1572" style:parent-style-name="Domyślnaczcionkaakapitu" style:family="text">
      <style:text-properties fo:background-color="#80FFFF"/>
    </style:style>
    <style:style style:name="T1573" style:parent-style-name="Domyślnaczcionkaakapitu" style:family="text">
      <style:text-properties fo:background-color="#80FFFF"/>
    </style:style>
    <style:style style:name="P1574" style:parent-style-name="Normalny" style:family="paragraph">
      <style:paragraph-properties fo:text-align="justify" fo:line-height="150%"/>
    </style:style>
    <style:style style:name="T1575" style:parent-style-name="Domyślnaczcionkaakapitu" style:family="text">
      <style:text-properties style:text-underline-type="single" style:text-underline-style="solid" style:text-underline-width="auto" style:text-underline-mode="continuous"/>
    </style:style>
    <style:style style:name="T1576" style:parent-style-name="Domyślnaczcionkaakapitu" style:family="text">
      <style:text-properties fo:background-color="#80FFFF" style:text-underline-type="single" style:text-underline-style="solid" style:text-underline-width="auto" style:text-underline-mode="continuous"/>
    </style:style>
    <style:style style:name="T1577" style:parent-style-name="Domyślnaczcionkaakapitu" style:family="text">
      <style:text-properties style:text-underline-type="single" style:text-underline-style="solid" style:text-underline-width="auto" style:text-underline-mode="continuous"/>
    </style:style>
    <style:style style:name="P1578" style:parent-style-name="Normalny" style:family="paragraph">
      <style:paragraph-properties fo:text-align="justify" fo:line-height="150%" fo:text-indent="0.2479in"/>
    </style:style>
    <style:style style:name="T1579" style:parent-style-name="Domyślnaczcionkaakapitu" style:family="text">
      <style:text-properties fo:background-color="#80FFFF"/>
    </style:style>
    <style:style style:name="P1580" style:parent-style-name="Normalny" style:family="paragraph">
      <style:paragraph-properties fo:text-align="justify" fo:line-height="150%"/>
    </style:style>
    <style:style style:name="T1581" style:parent-style-name="Domyślnaczcionkaakapitu" style:family="text">
      <style:text-properties style:text-underline-type="single" style:text-underline-style="solid" style:text-underline-width="auto" style:text-underline-mode="continuous"/>
    </style:style>
    <style:style style:name="T1582" style:parent-style-name="Domyślnaczcionkaakapitu" style:family="text">
      <style:text-properties fo:background-color="#80FFFF" style:text-underline-type="single" style:text-underline-style="solid" style:text-underline-width="auto" style:text-underline-mode="continuous"/>
    </style:style>
    <style:style style:name="P1583" style:parent-style-name="Normalny" style:family="paragraph">
      <style:paragraph-properties fo:text-align="justify" fo:line-height="150%" fo:text-indent="0.2479in"/>
    </style:style>
    <style:style style:name="T1584" style:parent-style-name="Domyślnaczcionkaakapitu" style:family="text">
      <style:text-properties fo:background-color="#80FFFF"/>
    </style:style>
    <style:style style:name="T1585" style:parent-style-name="Domyślnaczcionkaakapitu" style:family="text">
      <style:text-properties fo:background-color="#80FFFF"/>
    </style:style>
    <style:style style:name="P1586" style:parent-style-name="Normalny" style:family="paragraph">
      <style:paragraph-properties fo:text-align="justify" fo:line-height="150%"/>
    </style:style>
    <style:style style:name="T1587" style:parent-style-name="Domyślnaczcionkaakapitu" style:family="text">
      <style:text-properties style:text-underline-type="single" style:text-underline-style="solid" style:text-underline-width="auto" style:text-underline-mode="continuous"/>
    </style:style>
    <style:style style:name="T1588" style:parent-style-name="Domyślnaczcionkaakapitu" style:family="text">
      <style:text-properties fo:background-color="#80FFFF" style:text-underline-type="single" style:text-underline-style="solid" style:text-underline-width="auto" style:text-underline-mode="continuous"/>
    </style:style>
    <style:style style:name="T1589" style:parent-style-name="Domyślnaczcionkaakapitu" style:family="text">
      <style:text-properties style:text-underline-type="single" style:text-underline-style="solid" style:text-underline-width="auto" style:text-underline-mode="continuous"/>
    </style:style>
    <style:style style:name="P1590" style:parent-style-name="Normalny" style:family="paragraph">
      <style:paragraph-properties fo:text-align="justify" fo:line-height="150%" fo:text-indent="0.2479in"/>
    </style:style>
    <style:style style:name="P1591" style:parent-style-name="Normalny" style:family="paragraph">
      <style:paragraph-properties fo:text-align="justify" fo:line-height="150%"/>
    </style:style>
    <style:style style:name="T1592" style:parent-style-name="Domyślnaczcionkaakapitu" style:family="text">
      <style:text-properties style:text-underline-type="single" style:text-underline-style="solid" style:text-underline-width="auto" style:text-underline-mode="continuous"/>
    </style:style>
    <style:style style:name="P1593" style:parent-style-name="Normalny" style:family="paragraph">
      <style:paragraph-properties fo:text-align="justify" fo:line-height="150%" fo:text-indent="0.2479in"/>
    </style:style>
    <style:style style:name="T1594" style:parent-style-name="Domyślnaczcionkaakapitu" style:family="text">
      <style:text-properties fo:background-color="#80FFFF"/>
    </style:style>
    <style:style style:name="T1595" style:parent-style-name="Domyślnaczcionkaakapitu" style:family="text">
      <style:text-properties fo:background-color="#80FFFF"/>
    </style:style>
    <style:style style:name="T1596" style:parent-style-name="Domyślnaczcionkaakapitu" style:family="text">
      <style:text-properties fo:background-color="#80FFFF"/>
    </style:style>
    <style:style style:name="P1597" style:parent-style-name="Normalny" style:family="paragraph">
      <style:paragraph-properties fo:text-align="justify" fo:line-height="150%"/>
    </style:style>
    <style:style style:name="T1598" style:parent-style-name="Domyślnaczcionkaakapitu" style:family="text">
      <style:text-properties style:text-underline-type="single" style:text-underline-style="solid" style:text-underline-width="auto" style:text-underline-mode="continuous"/>
    </style:style>
    <style:style style:name="P1599" style:parent-style-name="Normalny" style:family="paragraph">
      <style:paragraph-properties fo:text-align="justify" fo:line-height="150%" fo:text-indent="0.2479in"/>
    </style:style>
    <style:style style:name="T1600" style:parent-style-name="Domyślnaczcionkaakapitu" style:family="text">
      <style:text-properties fo:background-color="#80FFFF"/>
    </style:style>
    <style:style style:name="T1601" style:parent-style-name="Domyślnaczcionkaakapitu" style:family="text">
      <style:text-properties fo:background-color="#80FFFF"/>
    </style:style>
    <style:style style:name="T1602" style:parent-style-name="Domyślnaczcionkaakapitu" style:family="text">
      <style:text-properties fo:background-color="#80FFFF"/>
    </style:style>
    <style:style style:name="P1603" style:parent-style-name="Normalny" style:family="paragraph">
      <style:paragraph-properties fo:text-align="justify" fo:line-height="150%"/>
    </style:style>
    <style:style style:name="T1604" style:parent-style-name="Domyślnaczcionkaakapitu" style:family="text">
      <style:text-properties style:text-underline-type="single" style:text-underline-style="solid" style:text-underline-width="auto" style:text-underline-mode="continuous"/>
    </style:style>
    <style:style style:name="T1605" style:parent-style-name="Domyślnaczcionkaakapitu" style:family="text">
      <style:text-properties fo:background-color="#80FFFF" style:text-underline-type="single" style:text-underline-style="solid" style:text-underline-width="auto" style:text-underline-mode="continuous"/>
    </style:style>
    <style:style style:name="T1606" style:parent-style-name="Domyślnaczcionkaakapitu" style:family="text">
      <style:text-properties style:text-underline-type="single" style:text-underline-style="solid" style:text-underline-width="auto" style:text-underline-mode="continuous"/>
    </style:style>
    <style:style style:name="P1607" style:parent-style-name="Normalny" style:family="paragraph">
      <style:paragraph-properties fo:text-align="justify" fo:line-height="150%" fo:text-indent="0.2479in"/>
    </style:style>
    <style:style style:name="T1608" style:parent-style-name="Domyślnaczcionkaakapitu" style:family="text">
      <style:text-properties fo:background-color="#80FFFF"/>
    </style:style>
    <style:style style:name="T1609" style:parent-style-name="Domyślnaczcionkaakapitu" style:family="text">
      <style:text-properties fo:background-color="#80FFFF"/>
    </style:style>
    <style:style style:name="T1610" style:parent-style-name="Domyślnaczcionkaakapitu" style:family="text">
      <style:text-properties fo:background-color="#80FFFF"/>
    </style:style>
    <style:style style:name="T1611" style:parent-style-name="Domyślnaczcionkaakapitu" style:family="text">
      <style:text-properties fo:background-color="#80FFFF"/>
    </style:style>
    <style:style style:name="P1612" style:parent-style-name="Normalny" style:family="paragraph">
      <style:paragraph-properties fo:text-align="justify" fo:line-height="150%"/>
    </style:style>
    <style:style style:name="T1613" style:parent-style-name="Domyślnaczcionkaakapitu" style:family="text">
      <style:text-properties style:text-underline-type="single" style:text-underline-style="solid" style:text-underline-width="auto" style:text-underline-mode="continuous"/>
    </style:style>
    <style:style style:name="T1614" style:parent-style-name="Domyślnaczcionkaakapitu" style:family="text">
      <style:text-properties fo:background-color="#80FFFF"/>
    </style:style>
    <style:style style:name="P1615" style:parent-style-name="Normalny" style:family="paragraph">
      <style:paragraph-properties fo:text-align="justify" fo:line-height="150%" fo:text-indent="0.2479in"/>
    </style:style>
    <style:style style:name="T1616" style:parent-style-name="Domyślnaczcionkaakapitu" style:family="text">
      <style:text-properties fo:background-color="#80FFFF"/>
    </style:style>
    <style:style style:name="T1617" style:parent-style-name="Domyślnaczcionkaakapitu" style:family="text">
      <style:text-properties fo:background-color="#80FFFF"/>
    </style:style>
    <style:style style:name="T1618" style:parent-style-name="Domyślnaczcionkaakapitu" style:family="text">
      <style:text-properties fo:background-color="#80FFFF"/>
    </style:style>
    <style:style style:name="T1619" style:parent-style-name="Domyślnaczcionkaakapitu" style:family="text">
      <style:text-properties fo:background-color="#80FFFF"/>
    </style:style>
    <style:style style:name="T1620" style:parent-style-name="Domyślnaczcionkaakapitu" style:family="text">
      <style:text-properties fo:background-color="#80FFFF"/>
    </style:style>
    <style:style style:name="T1621" style:parent-style-name="Domyślnaczcionkaakapitu" style:family="text">
      <style:text-properties fo:background-color="#80FFFF"/>
    </style:style>
    <style:style style:name="P1622" style:parent-style-name="Normalny" style:family="paragraph">
      <style:paragraph-properties fo:text-align="justify" fo:line-height="150%" fo:text-indent="0.2479in"/>
    </style:style>
    <style:style style:name="T1623" style:parent-style-name="Domyślnaczcionkaakapitu" style:family="text">
      <style:text-properties fo:background-color="#80FFFF"/>
    </style:style>
    <style:style style:name="T1624" style:parent-style-name="Domyślnaczcionkaakapitu" style:family="text">
      <style:text-properties fo:background-color="#80FFFF"/>
    </style:style>
    <style:style style:name="P1625" style:parent-style-name="Normalny" style:family="paragraph">
      <style:paragraph-properties fo:text-align="justify" fo:line-height="150%"/>
    </style:style>
    <style:style style:name="T1626" style:parent-style-name="Domyślnaczcionkaakapitu" style:family="text">
      <style:text-properties style:text-underline-type="single" style:text-underline-style="solid" style:text-underline-width="auto" style:text-underline-mode="continuous"/>
    </style:style>
    <style:style style:name="P1627" style:parent-style-name="Normalny" style:family="paragraph">
      <style:paragraph-properties fo:text-align="justify" fo:line-height="150%" fo:text-indent="0.2479in"/>
    </style:style>
    <style:style style:name="T1628" style:parent-style-name="Domyślnaczcionkaakapitu" style:family="text">
      <style:text-properties fo:background-color="#80FFFF"/>
    </style:style>
    <style:style style:name="T1629" style:parent-style-name="Domyślnaczcionkaakapitu" style:family="text">
      <style:text-properties fo:background-color="#80FFFF"/>
    </style:style>
    <style:style style:name="T1630" style:parent-style-name="Domyślnaczcionkaakapitu" style:family="text">
      <style:text-properties fo:background-color="#80FFFF"/>
    </style:style>
    <style:style style:name="P1631" style:parent-style-name="Normalny" style:family="paragraph">
      <style:paragraph-properties fo:text-align="justify" fo:line-height="150%" fo:text-indent="0.2479in"/>
    </style:style>
    <style:style style:name="P1632" style:parent-style-name="Normalny" style:family="paragraph">
      <style:paragraph-properties fo:text-align="justify" fo:line-height="150%" fo:text-indent="0.2479in"/>
    </style:style>
    <style:style style:name="T1633" style:parent-style-name="Domyślnaczcionkaakapitu" style:family="text">
      <style:text-properties fo:background-color="#80FFFF"/>
    </style:style>
    <style:style style:name="T1634" style:parent-style-name="Domyślnaczcionkaakapitu" style:family="text">
      <style:text-properties fo:background-color="#80FFFF"/>
    </style:style>
    <style:style style:name="P1635" style:parent-style-name="Normalny" style:family="paragraph">
      <style:paragraph-properties fo:text-align="justify" fo:line-height="150%" fo:text-indent="0.2479in"/>
    </style:style>
    <style:style style:name="P1636" style:parent-style-name="Normalny" style:family="paragraph">
      <style:paragraph-properties fo:text-align="justify" fo:line-height="150%"/>
    </style:style>
    <style:style style:name="T1637" style:parent-style-name="Domyślnaczcionkaakapitu" style:family="text">
      <style:text-properties style:text-underline-type="single" style:text-underline-style="solid" style:text-underline-width="auto" style:text-underline-mode="continuous"/>
    </style:style>
    <style:style style:name="T1638" style:parent-style-name="Domyślnaczcionkaakapitu" style:family="text">
      <style:text-properties fo:background-color="#80FFFF" style:text-underline-type="single" style:text-underline-style="solid" style:text-underline-width="auto" style:text-underline-mode="continuous"/>
    </style:style>
    <style:style style:name="T1639" style:parent-style-name="Domyślnaczcionkaakapitu" style:family="text">
      <style:text-properties fo:background-color="#80FFFF"/>
    </style:style>
    <style:style style:name="P1640" style:parent-style-name="Normalny" style:family="paragraph">
      <style:paragraph-properties fo:text-align="justify" fo:line-height="150%" fo:text-indent="0.2479in"/>
    </style:style>
    <style:style style:name="T1641" style:parent-style-name="Domyślnaczcionkaakapitu" style:family="text">
      <style:text-properties fo:background-color="#80FFFF"/>
    </style:style>
    <style:style style:name="T1642" style:parent-style-name="Domyślnaczcionkaakapitu" style:family="text">
      <style:text-properties fo:background-color="#80FFFF"/>
    </style:style>
    <style:style style:name="T1643" style:parent-style-name="Domyślnaczcionkaakapitu" style:family="text">
      <style:text-properties fo:background-color="#80FFFF"/>
    </style:style>
    <style:style style:name="T1644" style:parent-style-name="Domyślnaczcionkaakapitu" style:family="text">
      <style:text-properties fo:background-color="#80FFFF"/>
    </style:style>
    <style:style style:name="T1645" style:parent-style-name="Domyślnaczcionkaakapitu" style:family="text">
      <style:text-properties fo:background-color="#80FFFF"/>
    </style:style>
    <style:style style:name="T1646" style:parent-style-name="Domyślnaczcionkaakapitu" style:family="text">
      <style:text-properties fo:background-color="#80FFFF"/>
    </style:style>
    <style:style style:name="P1647" style:parent-style-name="Normalny" style:family="paragraph">
      <style:paragraph-properties fo:text-align="justify" fo:line-height="150%" fo:text-indent="0.2479in"/>
    </style:style>
    <style:style style:name="P1648" style:parent-style-name="Normalny" style:family="paragraph">
      <style:paragraph-properties fo:text-align="justify" fo:line-height="150%" fo:text-indent="0.2479in"/>
    </style:style>
    <style:style style:name="P1649" style:parent-style-name="Normalny" style:family="paragraph">
      <style:paragraph-properties fo:text-align="justify" fo:line-height="150%"/>
    </style:style>
    <style:style style:name="T1650" style:parent-style-name="Domyślnaczcionkaakapitu" style:family="text">
      <style:text-properties fo:background-color="#80FFFF" style:text-underline-type="single" style:text-underline-style="solid" style:text-underline-width="auto" style:text-underline-mode="continuous"/>
    </style:style>
    <style:style style:name="T1651" style:parent-style-name="Domyślnaczcionkaakapitu" style:family="text">
      <style:text-properties style:text-underline-type="single" style:text-underline-style="solid" style:text-underline-width="auto" style:text-underline-mode="continuous"/>
    </style:style>
    <style:style style:name="P1652" style:parent-style-name="Normalny" style:family="paragraph">
      <style:paragraph-properties fo:text-align="justify" fo:line-height="150%" fo:text-indent="0.2479in"/>
    </style:style>
    <style:style style:name="T1653" style:parent-style-name="Domyślnaczcionkaakapitu" style:family="text">
      <style:text-properties fo:background-color="#80FFFF"/>
    </style:style>
    <style:style style:name="T1654" style:parent-style-name="Domyślnaczcionkaakapitu" style:family="text">
      <style:text-properties fo:background-color="#80FFFF"/>
    </style:style>
    <style:style style:name="T1655" style:parent-style-name="Domyślnaczcionkaakapitu" style:family="text">
      <style:text-properties fo:background-color="#80FFFF"/>
    </style:style>
    <style:style style:name="T1656" style:parent-style-name="Domyślnaczcionkaakapitu" style:family="text">
      <style:text-properties fo:background-color="#80FFFF"/>
    </style:style>
    <style:style style:name="T1657" style:parent-style-name="Domyślnaczcionkaakapitu" style:family="text">
      <style:text-properties fo:background-color="#80FFFF"/>
    </style:style>
    <style:style style:name="T1658" style:parent-style-name="Domyślnaczcionkaakapitu" style:family="text">
      <style:text-properties fo:background-color="#80FFFF"/>
    </style:style>
    <style:style style:name="T1659" style:parent-style-name="Domyślnaczcionkaakapitu" style:family="text">
      <style:text-properties fo:background-color="#80FFFF"/>
    </style:style>
    <style:style style:name="T1660" style:parent-style-name="Domyślnaczcionkaakapitu" style:family="text">
      <style:text-properties fo:background-color="#80FFFF"/>
    </style:style>
    <style:style style:name="T1661" style:parent-style-name="Domyślnaczcionkaakapitu" style:family="text">
      <style:text-properties fo:background-color="#80FFFF"/>
    </style:style>
    <style:style style:name="P1662" style:parent-style-name="Normalny" style:family="paragraph">
      <style:paragraph-properties fo:text-align="justify" fo:line-height="150%"/>
    </style:style>
    <style:style style:name="T1663" style:parent-style-name="Domyślnaczcionkaakapitu" style:family="text">
      <style:text-properties style:text-underline-type="single" style:text-underline-style="solid" style:text-underline-width="auto" style:text-underline-mode="continuous"/>
    </style:style>
    <style:style style:name="P1664" style:parent-style-name="Normalny" style:family="paragraph">
      <style:paragraph-properties fo:text-align="justify" fo:line-height="150%" fo:text-indent="0.2479in"/>
    </style:style>
    <style:style style:name="T1665" style:parent-style-name="Domyślnaczcionkaakapitu" style:family="text">
      <style:text-properties fo:background-color="#80FFFF"/>
    </style:style>
    <style:style style:name="P1666" style:parent-style-name="Normalny" style:family="paragraph">
      <style:paragraph-properties fo:text-align="justify" fo:line-height="150%"/>
    </style:style>
    <style:style style:name="T1667" style:parent-style-name="Domyślnaczcionkaakapitu" style:family="text">
      <style:text-properties style:text-underline-type="single" style:text-underline-style="solid" style:text-underline-width="auto" style:text-underline-mode="continuous"/>
    </style:style>
    <style:style style:name="P1668" style:parent-style-name="Normalny" style:family="paragraph">
      <style:paragraph-properties fo:text-align="justify" fo:line-height="150%" fo:text-indent="0.2479in"/>
    </style:style>
    <style:style style:name="P1669" style:parent-style-name="Normalny" style:family="paragraph">
      <style:paragraph-properties fo:text-align="justify" fo:line-height="150%"/>
    </style:style>
    <style:style style:name="T1670" style:parent-style-name="Domyślnaczcionkaakapitu" style:family="text">
      <style:text-properties style:text-underline-type="single" style:text-underline-style="solid" style:text-underline-width="auto" style:text-underline-mode="continuous"/>
    </style:style>
    <style:style style:name="T1671" style:parent-style-name="Domyślnaczcionkaakapitu" style:family="text">
      <style:text-properties fo:background-color="#80FFFF" style:text-underline-type="single" style:text-underline-style="solid" style:text-underline-width="auto" style:text-underline-mode="continuous"/>
    </style:style>
    <style:style style:name="P1672" style:parent-style-name="Normalny" style:family="paragraph">
      <style:paragraph-properties fo:text-align="justify" fo:line-height="150%" fo:text-indent="0.2479in"/>
    </style:style>
    <style:style style:name="T1673" style:parent-style-name="Domyślnaczcionkaakapitu" style:family="text">
      <style:text-properties fo:background-color="#80FFFF"/>
    </style:style>
    <style:style style:name="T1674" style:parent-style-name="Domyślnaczcionkaakapitu" style:family="text">
      <style:text-properties fo:background-color="#80FFFF"/>
    </style:style>
    <style:style style:name="P1675" style:parent-style-name="Normalny" style:family="paragraph">
      <style:paragraph-properties fo:text-align="justify" fo:line-height="150%"/>
    </style:style>
    <style:style style:name="T1676" style:parent-style-name="Domyślnaczcionkaakapitu" style:family="text">
      <style:text-properties style:text-underline-type="single" style:text-underline-style="solid" style:text-underline-width="auto" style:text-underline-mode="continuous"/>
    </style:style>
    <style:style style:name="P1677" style:parent-style-name="Normalny" style:family="paragraph">
      <style:paragraph-properties fo:text-align="justify" fo:line-height="150%" fo:text-indent="0.2479in"/>
    </style:style>
    <style:style style:name="P1678" style:parent-style-name="Normalny" style:family="paragraph">
      <style:paragraph-properties fo:text-align="justify" fo:line-height="150%" fo:text-indent="0.2479in"/>
    </style:style>
    <style:style style:name="T1679" style:parent-style-name="Domyślnaczcionkaakapitu" style:family="text">
      <style:text-properties fo:background-color="#80FFFF"/>
    </style:style>
    <style:style style:name="P1680" style:parent-style-name="Normalny" style:family="paragraph">
      <style:paragraph-properties fo:text-align="justify" fo:line-height="150%"/>
    </style:style>
    <style:style style:name="T1681" style:parent-style-name="Domyślnaczcionkaakapitu" style:family="text">
      <style:text-properties style:text-underline-type="single" style:text-underline-style="solid" style:text-underline-width="auto" style:text-underline-mode="continuous"/>
    </style:style>
    <style:style style:name="T1682" style:parent-style-name="Domyślnaczcionkaakapitu" style:family="text">
      <style:text-properties fo:background-color="#80FFFF" style:text-underline-type="single" style:text-underline-style="solid" style:text-underline-width="auto" style:text-underline-mode="continuous"/>
    </style:style>
    <style:style style:name="P1683" style:parent-style-name="Normalny" style:family="paragraph">
      <style:paragraph-properties fo:text-align="justify" fo:line-height="150%" fo:text-indent="0.2479in"/>
    </style:style>
    <style:style style:name="T1684" style:parent-style-name="Domyślnaczcionkaakapitu" style:family="text">
      <style:text-properties fo:background-color="#80FFFF"/>
    </style:style>
    <style:style style:name="T1685" style:parent-style-name="Domyślnaczcionkaakapitu" style:family="text">
      <style:text-properties fo:background-color="#80FFFF"/>
    </style:style>
    <style:style style:name="P1686" style:parent-style-name="Normalny" style:family="paragraph">
      <style:paragraph-properties fo:text-align="justify" fo:line-height="150%" fo:text-indent="0.2479in"/>
    </style:style>
    <style:style style:name="P1687" style:parent-style-name="Normalny" style:family="paragraph">
      <style:paragraph-properties fo:text-align="justify" fo:line-height="150%" fo:text-indent="0.2479in"/>
    </style:style>
    <style:style style:name="P1688" style:parent-style-name="Normalny" style:family="paragraph">
      <style:paragraph-properties fo:text-align="justify" fo:line-height="150%"/>
    </style:style>
    <style:style style:name="T1689" style:parent-style-name="Domyślnaczcionkaakapitu" style:family="text">
      <style:text-properties style:text-underline-type="single" style:text-underline-style="solid" style:text-underline-width="auto" style:text-underline-mode="continuous"/>
    </style:style>
    <style:style style:name="P1690" style:parent-style-name="Normalny" style:family="paragraph">
      <style:paragraph-properties fo:text-align="justify" fo:line-height="150%" fo:text-indent="0.2479in"/>
    </style:style>
    <style:style style:name="T1691" style:parent-style-name="Domyślnaczcionkaakapitu" style:family="text">
      <style:text-properties fo:background-color="#80FFFF"/>
    </style:style>
    <style:style style:name="T1692" style:parent-style-name="Domyślnaczcionkaakapitu" style:family="text">
      <style:text-properties fo:background-color="#80FFFF"/>
    </style:style>
    <style:style style:name="P1693" style:parent-style-name="Normalny" style:family="paragraph">
      <style:paragraph-properties fo:text-align="justify" fo:line-height="150%">
        <style:tab-stops>
          <style:tab-stop style:type="left" style:leader-style="solid" style:leader-text="_" style:position="3.5423in"/>
        </style:tab-stops>
      </style:paragraph-properties>
    </style:style>
    <style:style style:name="T1694" style:parent-style-name="Domyślnaczcionkaakapitu" style:family="text">
      <style:text-properties style:text-underline-type="single" style:text-underline-style="solid" style:text-underline-width="auto" style:text-underline-mode="continuous"/>
    </style:style>
    <style:style style:name="P1695" style:parent-style-name="Normalny" style:family="paragraph">
      <style:paragraph-properties fo:text-align="justify" fo:line-height="150%" fo:text-indent="0.2479in"/>
    </style:style>
    <style:style style:name="T1696" style:parent-style-name="Domyślnaczcionkaakapitu" style:family="text">
      <style:text-properties fo:background-color="#80FFFF"/>
    </style:style>
    <style:style style:name="T1697" style:parent-style-name="Domyślnaczcionkaakapitu" style:family="text">
      <style:text-properties fo:background-color="#80FFFF"/>
    </style:style>
    <style:style style:name="T1698" style:parent-style-name="Domyślnaczcionkaakapitu" style:family="text">
      <style:text-properties fo:background-color="#80FFFF"/>
    </style:style>
    <style:style style:name="T1699" style:parent-style-name="Domyślnaczcionkaakapitu" style:family="text">
      <style:text-properties fo:background-color="#80FFFF"/>
    </style:style>
    <style:style style:name="T1700" style:parent-style-name="Domyślnaczcionkaakapitu" style:family="text">
      <style:text-properties fo:background-color="#80FFFF"/>
    </style:style>
    <style:style style:name="T1701" style:parent-style-name="Domyślnaczcionkaakapitu" style:family="text">
      <style:text-properties fo:background-color="#80FFFF"/>
    </style:style>
    <style:style style:name="T1702" style:parent-style-name="Domyślnaczcionkaakapitu" style:family="text">
      <style:text-properties fo:background-color="#80FFFF"/>
    </style:style>
    <style:style style:name="P1703" style:parent-style-name="Normalny" style:family="paragraph">
      <style:paragraph-properties fo:text-align="justify" fo:line-height="150%"/>
    </style:style>
    <style:style style:name="T1704" style:parent-style-name="Domyślnaczcionkaakapitu" style:family="text">
      <style:text-properties style:text-underline-type="single" style:text-underline-style="solid" style:text-underline-width="auto" style:text-underline-mode="continuous"/>
    </style:style>
    <style:style style:name="P1705" style:parent-style-name="Normalny" style:family="paragraph">
      <style:paragraph-properties fo:text-align="justify" fo:line-height="150%" fo:text-indent="0.2479in"/>
    </style:style>
    <style:style style:name="P1706" style:parent-style-name="Normalny" style:family="paragraph">
      <style:paragraph-properties fo:text-align="justify" fo:line-height="150%" fo:text-indent="0.2479in"/>
    </style:style>
    <style:style style:name="P1707" style:parent-style-name="Normalny" style:family="paragraph">
      <style:paragraph-properties fo:text-align="justify" fo:line-height="150%" fo:text-indent="0.2479in"/>
    </style:style>
    <style:style style:name="P1708" style:parent-style-name="Normalny" style:family="paragraph">
      <style:paragraph-properties fo:text-align="justify" fo:line-height="150%"/>
    </style:style>
    <style:style style:name="T1709" style:parent-style-name="Domyślnaczcionkaakapitu" style:family="text">
      <style:text-properties style:text-underline-type="single" style:text-underline-style="solid" style:text-underline-width="auto" style:text-underline-mode="continuous"/>
    </style:style>
    <style:style style:name="T1710" style:parent-style-name="Domyślnaczcionkaakapitu" style:family="text">
      <style:text-properties fo:background-color="#80FFFF" style:text-underline-type="single" style:text-underline-style="solid" style:text-underline-width="auto" style:text-underline-mode="continuous"/>
    </style:style>
    <style:style style:name="T1711" style:parent-style-name="Domyślnaczcionkaakapitu" style:family="text">
      <style:text-properties fo:background-color="#80FFFF"/>
    </style:style>
    <style:style style:name="P1712" style:parent-style-name="Normalny" style:family="paragraph">
      <style:paragraph-properties fo:text-align="justify" fo:line-height="150%" fo:text-indent="0.2479in"/>
    </style:style>
    <style:style style:name="P1713" style:parent-style-name="Normalny" style:family="paragraph">
      <style:paragraph-properties fo:text-align="justify" fo:line-height="150%"/>
    </style:style>
    <style:style style:name="T1714" style:parent-style-name="Domyślnaczcionkaakapitu" style:family="text">
      <style:text-properties style:text-underline-type="single" style:text-underline-style="solid" style:text-underline-width="auto" style:text-underline-mode="continuous"/>
    </style:style>
    <style:style style:name="P1715" style:parent-style-name="Normalny" style:family="paragraph">
      <style:paragraph-properties fo:text-align="justify" fo:line-height="150%" fo:text-indent="0.2479in"/>
    </style:style>
    <style:style style:name="T1716" style:parent-style-name="Domyślnaczcionkaakapitu" style:family="text">
      <style:text-properties fo:background-color="#80FFFF"/>
    </style:style>
    <style:style style:name="T1717" style:parent-style-name="Domyślnaczcionkaakapitu" style:family="text">
      <style:text-properties fo:background-color="#80FFFF"/>
    </style:style>
    <style:style style:name="P1718" style:parent-style-name="Normalny" style:family="paragraph">
      <style:paragraph-properties fo:text-align="justify" fo:line-height="150%"/>
    </style:style>
    <style:style style:name="T1719" style:parent-style-name="Domyślnaczcionkaakapitu" style:family="text">
      <style:text-properties style:text-underline-type="single" style:text-underline-style="solid" style:text-underline-width="auto" style:text-underline-mode="continuous"/>
    </style:style>
    <style:style style:name="P1720" style:parent-style-name="Normalny" style:family="paragraph">
      <style:paragraph-properties fo:text-align="justify" fo:line-height="150%" fo:text-indent="0.2479in"/>
    </style:style>
    <style:style style:name="P1721" style:parent-style-name="Normalny" style:family="paragraph">
      <style:paragraph-properties fo:text-align="justify" fo:line-height="150%" fo:text-indent="0.2479in"/>
    </style:style>
    <style:style style:name="P1722" style:parent-style-name="Normalny" style:family="paragraph">
      <style:paragraph-properties fo:text-align="justify" fo:line-height="150%"/>
    </style:style>
    <style:style style:name="T1723" style:parent-style-name="Domyślnaczcionkaakapitu" style:family="text">
      <style:text-properties style:text-underline-type="single" style:text-underline-style="solid" style:text-underline-width="auto" style:text-underline-mode="continuous"/>
    </style:style>
    <style:style style:name="P1724" style:parent-style-name="Normalny" style:family="paragraph">
      <style:paragraph-properties fo:text-align="justify" fo:line-height="150%" fo:text-indent="0.2479in"/>
    </style:style>
    <style:style style:name="P1725" style:parent-style-name="Normalny" style:family="paragraph">
      <style:paragraph-properties fo:text-align="justify" fo:line-height="150%"/>
    </style:style>
    <style:style style:name="T1726" style:parent-style-name="Domyślnaczcionkaakapitu" style:family="text">
      <style:text-properties style:text-underline-type="single" style:text-underline-style="solid" style:text-underline-width="auto" style:text-underline-mode="continuous"/>
    </style:style>
    <style:style style:name="T1727" style:parent-style-name="Domyślnaczcionkaakapitu" style:family="text">
      <style:text-properties fo:background-color="#80FFFF" style:text-underline-type="single" style:text-underline-style="solid" style:text-underline-width="auto" style:text-underline-mode="continuous"/>
    </style:style>
    <style:style style:name="P1728" style:parent-style-name="Normalny" style:family="paragraph">
      <style:paragraph-properties fo:text-align="justify" fo:line-height="150%" fo:text-indent="0.2479in"/>
    </style:style>
    <style:style style:name="T1729" style:parent-style-name="Domyślnaczcionkaakapitu" style:family="text">
      <style:text-properties fo:background-color="#80FFFF"/>
    </style:style>
    <style:style style:name="P1730" style:parent-style-name="Normalny" style:family="paragraph">
      <style:paragraph-properties fo:text-align="justify" fo:line-height="150%"/>
    </style:style>
    <style:style style:name="T1731" style:parent-style-name="Domyślnaczcionkaakapitu" style:family="text">
      <style:text-properties style:text-underline-type="single" style:text-underline-style="solid" style:text-underline-width="auto" style:text-underline-mode="continuous"/>
    </style:style>
    <style:style style:name="P1732" style:parent-style-name="Normalny" style:family="paragraph">
      <style:paragraph-properties fo:text-align="justify" fo:line-height="150%" fo:text-indent="0.2479in"/>
    </style:style>
    <style:style style:name="T1733" style:parent-style-name="Domyślnaczcionkaakapitu" style:family="text">
      <style:text-properties fo:background-color="#80FFFF"/>
    </style:style>
    <style:style style:name="T1734" style:parent-style-name="Domyślnaczcionkaakapitu" style:family="text">
      <style:text-properties fo:background-color="#80FFFF"/>
    </style:style>
    <style:style style:name="T1735" style:parent-style-name="Domyślnaczcionkaakapitu" style:family="text">
      <style:text-properties fo:background-color="#80FFFF"/>
    </style:style>
    <style:style style:name="P1736" style:parent-style-name="Normalny" style:family="paragraph">
      <style:paragraph-properties fo:text-align="justify" fo:line-height="150%"/>
    </style:style>
    <style:style style:name="T1737" style:parent-style-name="Domyślnaczcionkaakapitu" style:family="text">
      <style:text-properties style:text-underline-type="single" style:text-underline-style="solid" style:text-underline-width="auto" style:text-underline-mode="continuous"/>
    </style:style>
    <style:style style:name="P1738" style:parent-style-name="Normalny" style:family="paragraph">
      <style:paragraph-properties fo:text-align="justify" fo:line-height="150%" fo:text-indent="0.2479in"/>
    </style:style>
    <style:style style:name="T1739" style:parent-style-name="Domyślnaczcionkaakapitu" style:family="text">
      <style:text-properties fo:background-color="#80FFFF"/>
    </style:style>
    <style:style style:name="T1740" style:parent-style-name="Domyślnaczcionkaakapitu" style:family="text">
      <style:text-properties fo:background-color="#80FFFF"/>
    </style:style>
    <style:style style:name="P1741" style:parent-style-name="Normalny" style:family="paragraph">
      <style:paragraph-properties fo:text-align="justify" fo:line-height="150%" fo:text-indent="0.2479in"/>
    </style:style>
    <style:style style:name="T1742" style:parent-style-name="Domyślnaczcionkaakapitu" style:family="text">
      <style:text-properties fo:background-color="#80FFFF"/>
    </style:style>
    <style:style style:name="T1743" style:parent-style-name="Domyślnaczcionkaakapitu" style:family="text">
      <style:text-properties fo:background-color="#80FFFF"/>
    </style:style>
    <style:style style:name="T1744" style:parent-style-name="Domyślnaczcionkaakapitu" style:family="text">
      <style:text-properties fo:background-color="#80FFFF"/>
    </style:style>
    <style:style style:name="P1745" style:parent-style-name="Normalny" style:family="paragraph">
      <style:paragraph-properties fo:text-align="justify" fo:line-height="150%" fo:text-indent="0.2479in"/>
    </style:style>
    <style:style style:name="T1746" style:parent-style-name="Domyślnaczcionkaakapitu" style:family="text">
      <style:text-properties fo:background-color="#80FFFF"/>
    </style:style>
    <style:style style:name="P1747" style:parent-style-name="Normalny" style:family="paragraph">
      <style:paragraph-properties fo:text-align="justify" fo:line-height="150%" fo:text-indent="0.2479in"/>
    </style:style>
    <style:style style:name="P1748" style:parent-style-name="Normalny" style:family="paragraph">
      <style:paragraph-properties fo:text-align="justify" fo:line-height="150%"/>
    </style:style>
    <style:style style:name="T1749" style:parent-style-name="Domyślnaczcionkaakapitu" style:family="text">
      <style:text-properties style:text-underline-type="single" style:text-underline-style="solid" style:text-underline-width="auto" style:text-underline-mode="continuous"/>
    </style:style>
    <style:style style:name="P1750" style:parent-style-name="Normalny" style:family="paragraph">
      <style:paragraph-properties fo:text-align="justify" fo:line-height="150%" fo:text-indent="0.2479in"/>
    </style:style>
    <style:style style:name="T1751" style:parent-style-name="Domyślnaczcionkaakapitu" style:family="text">
      <style:text-properties fo:background-color="#80FFFF"/>
    </style:style>
    <style:style style:name="T1752" style:parent-style-name="Domyślnaczcionkaakapitu" style:family="text">
      <style:text-properties fo:background-color="#80FFFF"/>
    </style:style>
    <style:style style:name="T1753" style:parent-style-name="Domyślnaczcionkaakapitu" style:family="text">
      <style:text-properties fo:background-color="#80FFFF"/>
    </style:style>
    <style:style style:name="T1754" style:parent-style-name="Domyślnaczcionkaakapitu" style:family="text">
      <style:text-properties fo:background-color="#80FFFF"/>
    </style:style>
    <style:style style:name="P1755" style:parent-style-name="Normalny" style:family="paragraph">
      <style:paragraph-properties fo:text-align="justify" fo:line-height="150%" fo:text-indent="0.2479in"/>
    </style:style>
    <style:style style:name="P1756" style:parent-style-name="Normalny" style:family="paragraph">
      <style:paragraph-properties fo:text-align="justify" fo:line-height="150%" fo:text-indent="0.2479in"/>
    </style:style>
    <style:style style:name="T1757" style:parent-style-name="Domyślnaczcionkaakapitu" style:family="text">
      <style:text-properties fo:background-color="#80FFFF"/>
    </style:style>
    <style:style style:name="T1758" style:parent-style-name="Domyślnaczcionkaakapitu" style:family="text">
      <style:text-properties fo:background-color="#80FFFF"/>
    </style:style>
    <style:style style:name="P1759" style:parent-style-name="Normalny" style:family="paragraph">
      <style:paragraph-properties fo:text-align="justify" fo:line-height="150%" fo:text-indent="0.2479in"/>
    </style:style>
    <style:style style:name="P1760" style:parent-style-name="Normalny" style:family="paragraph">
      <style:paragraph-properties fo:text-align="justify" fo:line-height="150%"/>
    </style:style>
    <style:style style:name="T1761" style:parent-style-name="Domyślnaczcionkaakapitu" style:family="text">
      <style:text-properties style:text-underline-type="single" style:text-underline-style="solid" style:text-underline-width="auto" style:text-underline-mode="continuous"/>
    </style:style>
    <style:style style:name="T1762" style:parent-style-name="Domyślnaczcionkaakapitu" style:family="text">
      <style:text-properties fo:background-color="#80FFFF" style:text-underline-type="single" style:text-underline-style="solid" style:text-underline-width="auto" style:text-underline-mode="continuous"/>
    </style:style>
    <style:style style:name="T1763" style:parent-style-name="Domyślnaczcionkaakapitu" style:family="text">
      <style:text-properties style:text-underline-type="single" style:text-underline-style="solid" style:text-underline-width="auto" style:text-underline-mode="continuous"/>
    </style:style>
    <style:style style:name="T1764" style:parent-style-name="Domyślnaczcionkaakapitu" style:family="text">
      <style:text-properties fo:background-color="#80FFFF" style:text-underline-type="single" style:text-underline-style="solid" style:text-underline-width="auto" style:text-underline-mode="continuous"/>
    </style:style>
    <style:style style:name="P1765" style:parent-style-name="Normalny" style:family="paragraph">
      <style:paragraph-properties fo:text-align="justify" fo:line-height="150%" fo:text-indent="0.2479in"/>
    </style:style>
    <style:style style:name="T1766" style:parent-style-name="Domyślnaczcionkaakapitu" style:family="text">
      <style:text-properties fo:background-color="#80FFFF"/>
    </style:style>
    <style:style style:name="T1767" style:parent-style-name="Domyślnaczcionkaakapitu" style:family="text">
      <style:text-properties fo:background-color="#80FFFF"/>
    </style:style>
    <style:style style:name="T1768" style:parent-style-name="Domyślnaczcionkaakapitu" style:family="text">
      <style:text-properties fo:background-color="#80FFFF"/>
    </style:style>
    <style:style style:name="T1769" style:parent-style-name="Domyślnaczcionkaakapitu" style:family="text">
      <style:text-properties fo:background-color="#80FFFF"/>
    </style:style>
    <style:style style:name="T1770" style:parent-style-name="Domyślnaczcionkaakapitu" style:family="text">
      <style:text-properties fo:background-color="#80FFFF"/>
    </style:style>
    <style:style style:name="P1771" style:parent-style-name="Normalny" style:family="paragraph">
      <style:paragraph-properties fo:text-align="justify" fo:line-height="150%"/>
    </style:style>
    <style:style style:name="T1772" style:parent-style-name="Domyślnaczcionkaakapitu" style:family="text">
      <style:text-properties style:text-underline-type="single" style:text-underline-style="solid" style:text-underline-width="auto" style:text-underline-mode="continuous"/>
    </style:style>
    <style:style style:name="P1773" style:parent-style-name="Normalny" style:family="paragraph">
      <style:paragraph-properties fo:text-align="justify" fo:line-height="150%" fo:text-indent="0.2479in"/>
    </style:style>
    <style:style style:name="P1774" style:parent-style-name="Normalny" style:family="paragraph">
      <style:paragraph-properties fo:text-align="justify" fo:line-height="150%"/>
    </style:style>
    <style:style style:name="T1775" style:parent-style-name="Domyślnaczcionkaakapitu" style:family="text">
      <style:text-properties style:text-underline-type="single" style:text-underline-style="solid" style:text-underline-width="auto" style:text-underline-mode="continuous"/>
    </style:style>
    <style:style style:name="P1776" style:parent-style-name="Normalny" style:family="paragraph">
      <style:paragraph-properties fo:text-align="justify" fo:line-height="150%" fo:text-indent="0.2479in"/>
    </style:style>
    <style:style style:name="P1777" style:parent-style-name="Normalny" style:family="paragraph">
      <style:paragraph-properties fo:text-align="justify" fo:line-height="150%"/>
    </style:style>
    <style:style style:name="T1778" style:parent-style-name="Domyślnaczcionkaakapitu" style:family="text">
      <style:text-properties style:text-underline-type="single" style:text-underline-style="solid" style:text-underline-width="auto" style:text-underline-mode="continuous"/>
    </style:style>
    <style:style style:name="T1779" style:parent-style-name="Domyślnaczcionkaakapitu" style:family="text">
      <style:text-properties fo:background-color="#80FFFF" style:text-underline-type="single" style:text-underline-style="solid" style:text-underline-width="auto" style:text-underline-mode="continuous"/>
    </style:style>
    <style:style style:name="T1780" style:parent-style-name="Domyślnaczcionkaakapitu" style:family="text">
      <style:text-properties style:text-underline-type="single" style:text-underline-style="solid" style:text-underline-width="auto" style:text-underline-mode="continuous"/>
    </style:style>
    <style:style style:name="T1781" style:parent-style-name="Domyślnaczcionkaakapitu" style:family="text">
      <style:text-properties fo:background-color="#80FFFF" style:text-underline-type="single" style:text-underline-style="solid" style:text-underline-width="auto" style:text-underline-mode="continuous"/>
    </style:style>
    <style:style style:name="T1782" style:parent-style-name="Domyślnaczcionkaakapitu" style:family="text">
      <style:text-properties style:text-underline-type="single" style:text-underline-style="solid" style:text-underline-width="auto" style:text-underline-mode="continuous"/>
    </style:style>
    <style:style style:name="T1783" style:parent-style-name="Domyślnaczcionkaakapitu" style:family="text">
      <style:text-properties fo:background-color="#80FFFF" style:text-underline-type="single" style:text-underline-style="solid" style:text-underline-width="auto" style:text-underline-mode="continuous"/>
    </style:style>
    <style:style style:name="P1784" style:parent-style-name="Normalny" style:family="paragraph">
      <style:paragraph-properties fo:text-align="justify" fo:line-height="150%" fo:text-indent="0.2479in"/>
    </style:style>
    <style:style style:name="T1785" style:parent-style-name="Domyślnaczcionkaakapitu" style:family="text">
      <style:text-properties fo:background-color="#80FFFF"/>
    </style:style>
    <style:style style:name="T1786" style:parent-style-name="Domyślnaczcionkaakapitu" style:family="text">
      <style:text-properties fo:background-color="#80FFFF"/>
    </style:style>
    <style:style style:name="T1787" style:parent-style-name="Domyślnaczcionkaakapitu" style:family="text">
      <style:text-properties fo:background-color="#80FFFF"/>
    </style:style>
    <style:style style:name="P1788" style:parent-style-name="Normalny" style:family="paragraph">
      <style:paragraph-properties fo:text-align="justify" fo:line-height="150%" fo:text-indent="0.2479in"/>
    </style:style>
    <style:style style:name="P1789" style:parent-style-name="Normalny" style:family="paragraph">
      <style:paragraph-properties fo:text-align="justify" fo:line-height="150%"/>
    </style:style>
    <style:style style:name="T1790" style:parent-style-name="Domyślnaczcionkaakapitu" style:family="text">
      <style:text-properties style:text-underline-type="single" style:text-underline-style="solid" style:text-underline-width="auto" style:text-underline-mode="continuous"/>
    </style:style>
    <style:style style:name="T1791" style:parent-style-name="Domyślnaczcionkaakapitu" style:family="text">
      <style:text-properties fo:background-color="#80FFFF" style:text-underline-type="single" style:text-underline-style="solid" style:text-underline-width="auto" style:text-underline-mode="continuous"/>
    </style:style>
    <style:style style:name="P1792" style:parent-style-name="Normalny" style:family="paragraph">
      <style:paragraph-properties fo:text-align="justify" fo:line-height="150%" fo:text-indent="0.2479in"/>
    </style:style>
    <style:style style:name="T1793" style:parent-style-name="Domyślnaczcionkaakapitu" style:family="text">
      <style:text-properties fo:background-color="#80FFFF"/>
    </style:style>
    <style:style style:name="T1794" style:parent-style-name="Domyślnaczcionkaakapitu" style:family="text">
      <style:text-properties fo:background-color="#80FFFF"/>
    </style:style>
    <style:style style:name="T1795" style:parent-style-name="Domyślnaczcionkaakapitu" style:family="text">
      <style:text-properties fo:background-color="#80FFFF"/>
    </style:style>
    <style:style style:name="T1796" style:parent-style-name="Domyślnaczcionkaakapitu" style:family="text">
      <style:text-properties fo:background-color="#80FFFF"/>
    </style:style>
    <style:style style:name="P1797" style:parent-style-name="Normalny" style:family="paragraph">
      <style:paragraph-properties fo:text-align="justify" fo:line-height="150%" fo:text-indent="0.2479in"/>
    </style:style>
    <style:style style:name="T1798" style:parent-style-name="Domyślnaczcionkaakapitu" style:family="text">
      <style:text-properties fo:background-color="#80FFFF"/>
    </style:style>
    <style:style style:name="P1799" style:parent-style-name="Normalny" style:family="paragraph">
      <style:paragraph-properties fo:text-align="justify" fo:line-height="150%" fo:text-indent="0.2479in"/>
    </style:style>
    <style:style style:name="P1800" style:parent-style-name="Normalny" style:family="paragraph">
      <style:paragraph-properties fo:text-align="justify" fo:line-height="150%">
        <style:tab-stops>
          <style:tab-stop style:type="left" style:position="3.2541in"/>
        </style:tab-stops>
      </style:paragraph-properties>
    </style:style>
    <style:style style:name="T1801" style:parent-style-name="Domyślnaczcionkaakapitu" style:family="text">
      <style:text-properties style:text-underline-type="single" style:text-underline-style="solid" style:text-underline-width="auto" style:text-underline-mode="continuous"/>
    </style:style>
    <style:style style:name="P1802" style:parent-style-name="Normalny" style:family="paragraph">
      <style:paragraph-properties fo:text-align="justify" fo:line-height="150%" fo:text-indent="0.2479in"/>
    </style:style>
    <style:style style:name="T1803" style:parent-style-name="Domyślnaczcionkaakapitu" style:family="text">
      <style:text-properties fo:background-color="#80FFFF"/>
    </style:style>
    <style:style style:name="T1804" style:parent-style-name="Domyślnaczcionkaakapitu" style:family="text">
      <style:text-properties fo:background-color="#80FFFF"/>
    </style:style>
    <style:style style:name="T1805" style:parent-style-name="Domyślnaczcionkaakapitu" style:family="text">
      <style:text-properties fo:background-color="#80FFFF"/>
    </style:style>
    <style:style style:name="T1806" style:parent-style-name="Domyślnaczcionkaakapitu" style:family="text">
      <style:text-properties fo:background-color="#80FFFF"/>
    </style:style>
    <style:style style:name="T1807" style:parent-style-name="Domyślnaczcionkaakapitu" style:family="text">
      <style:text-properties fo:background-color="#80FFFF"/>
    </style:style>
    <style:style style:name="P1808" style:parent-style-name="Normalny" style:family="paragraph">
      <style:paragraph-properties fo:text-align="justify" fo:line-height="150%" fo:text-indent="0.2479in"/>
    </style:style>
    <style:style style:name="P1809" style:parent-style-name="Normalny" style:family="paragraph">
      <style:paragraph-properties fo:text-align="justify" fo:line-height="150%"/>
    </style:style>
    <style:style style:name="T1810" style:parent-style-name="Domyślnaczcionkaakapitu" style:family="text">
      <style:text-properties style:text-underline-type="single" style:text-underline-style="solid" style:text-underline-width="auto" style:text-underline-mode="continuous"/>
    </style:style>
    <style:style style:name="P1811" style:parent-style-name="Normalny" style:family="paragraph">
      <style:paragraph-properties fo:text-align="justify" fo:line-height="150%" fo:text-indent="0.2479in"/>
    </style:style>
    <style:style style:name="P1812" style:parent-style-name="Normalny" style:family="paragraph">
      <style:paragraph-properties fo:text-align="justify" fo:line-height="150%" fo:text-indent="0.2479in"/>
    </style:style>
    <style:style style:name="T1813" style:parent-style-name="Domyślnaczcionkaakapitu" style:family="text">
      <style:text-properties fo:background-color="#80FFFF"/>
    </style:style>
    <style:style style:name="P1814" style:parent-style-name="Normalny" style:family="paragraph">
      <style:paragraph-properties fo:text-align="justify" fo:line-height="150%" fo:text-indent="0.2479in"/>
    </style:style>
    <style:style style:name="P1815" style:parent-style-name="Normalny" style:family="paragraph">
      <style:paragraph-properties fo:text-align="justify" fo:line-height="150%">
        <style:tab-stops>
          <style:tab-stop style:type="left" style:position="3.8375in"/>
        </style:tab-stops>
      </style:paragraph-properties>
    </style:style>
    <style:style style:name="T1816" style:parent-style-name="Domyślnaczcionkaakapitu" style:family="text">
      <style:text-properties style:text-underline-type="single" style:text-underline-style="solid" style:text-underline-width="auto" style:text-underline-mode="continuous"/>
    </style:style>
    <style:style style:name="P1817" style:parent-style-name="Normalny" style:family="paragraph">
      <style:paragraph-properties fo:text-align="justify" fo:line-height="150%" fo:text-indent="0.2479in"/>
    </style:style>
    <style:style style:name="P1818" style:parent-style-name="Normalny" style:family="paragraph">
      <style:paragraph-properties fo:text-align="justify" fo:line-height="150%" fo:text-indent="0.2479in"/>
    </style:style>
    <style:style style:name="P1819" style:parent-style-name="Normalny" style:family="paragraph">
      <style:paragraph-properties fo:text-align="justify" fo:line-height="150%"/>
    </style:style>
    <style:style style:name="T1820" style:parent-style-name="Domyślnaczcionkaakapitu" style:family="text">
      <style:text-properties style:text-underline-type="single" style:text-underline-style="solid" style:text-underline-width="auto" style:text-underline-mode="continuous"/>
    </style:style>
    <style:style style:name="P1821" style:parent-style-name="Normalny" style:family="paragraph">
      <style:paragraph-properties fo:text-align="justify" fo:line-height="150%" fo:text-indent="0.2479in"/>
    </style:style>
    <style:style style:name="P1822" style:parent-style-name="Normalny" style:family="paragraph">
      <style:paragraph-properties fo:text-align="justify" fo:line-height="150%"/>
    </style:style>
    <style:style style:name="T1823" style:parent-style-name="Domyślnaczcionkaakapitu" style:family="text">
      <style:text-properties style:text-underline-type="single" style:text-underline-style="solid" style:text-underline-width="auto" style:text-underline-mode="continuous"/>
    </style:style>
    <style:style style:name="T1824" style:parent-style-name="Domyślnaczcionkaakapitu" style:family="text">
      <style:text-properties fo:background-color="#80FFFF"/>
    </style:style>
    <style:style style:name="P1825" style:parent-style-name="Normalny" style:family="paragraph">
      <style:paragraph-properties fo:text-align="justify" fo:line-height="150%"/>
    </style:style>
    <style:style style:name="T1826" style:parent-style-name="Domyślnaczcionkaakapitu" style:family="text">
      <style:text-properties fo:background-color="#80FFFF"/>
    </style:style>
    <style:style style:name="P1827" style:parent-style-name="Normalny" style:family="paragraph">
      <style:paragraph-properties fo:text-align="justify" fo:line-height="150%"/>
    </style:style>
    <style:style style:name="T1828" style:parent-style-name="Domyślnaczcionkaakapitu" style:family="text">
      <style:text-properties style:text-underline-type="single" style:text-underline-style="solid" style:text-underline-width="auto" style:text-underline-mode="continuous"/>
    </style:style>
    <style:style style:name="T1829" style:parent-style-name="Domyślnaczcionkaakapitu" style:family="text">
      <style:text-properties fo:background-color="#80FFFF" style:text-underline-type="single" style:text-underline-style="solid" style:text-underline-width="auto" style:text-underline-mode="continuous"/>
    </style:style>
    <style:style style:name="P1830" style:parent-style-name="Normalny" style:family="paragraph">
      <style:paragraph-properties fo:text-align="justify" fo:line-height="150%" fo:text-indent="0.2479in"/>
    </style:style>
    <style:style style:name="P1831" style:parent-style-name="Normalny" style:family="paragraph">
      <style:paragraph-properties fo:text-align="justify" fo:line-height="150%" fo:text-indent="0.2479in"/>
    </style:style>
    <style:style style:name="T1832" style:parent-style-name="Domyślnaczcionkaakapitu" style:family="text">
      <style:text-properties fo:background-color="#80FFFF"/>
    </style:style>
    <style:style style:name="T1833" style:parent-style-name="Domyślnaczcionkaakapitu" style:family="text">
      <style:text-properties fo:background-color="#80FFFF"/>
    </style:style>
    <style:style style:name="P1834" style:parent-style-name="Normalny" style:family="paragraph">
      <style:paragraph-properties fo:text-align="justify" fo:line-height="150%" fo:text-indent="0.2479in"/>
    </style:style>
    <style:style style:name="P1835" style:parent-style-name="Normalny" style:family="paragraph">
      <style:paragraph-properties fo:text-align="justify" fo:line-height="150%"/>
    </style:style>
    <style:style style:name="T1836" style:parent-style-name="Domyślnaczcionkaakapitu" style:family="text">
      <style:text-properties fo:background-color="#80FFFF" style:text-underline-type="single" style:text-underline-style="solid" style:text-underline-width="auto" style:text-underline-mode="continuous"/>
    </style:style>
    <style:style style:name="T1837" style:parent-style-name="Domyślnaczcionkaakapitu" style:family="text">
      <style:text-properties style:text-underline-type="single" style:text-underline-style="solid" style:text-underline-width="auto" style:text-underline-mode="continuous"/>
    </style:style>
    <style:style style:name="P1838" style:parent-style-name="Normalny" style:family="paragraph">
      <style:paragraph-properties fo:text-align="justify" fo:line-height="150%" fo:text-indent="0.2479in"/>
    </style:style>
    <style:style style:name="T1839" style:parent-style-name="Domyślnaczcionkaakapitu" style:family="text">
      <style:text-properties fo:background-color="#80FFFF"/>
    </style:style>
    <style:style style:name="T1840" style:parent-style-name="Domyślnaczcionkaakapitu" style:family="text">
      <style:text-properties fo:background-color="#80FFFF"/>
    </style:style>
    <style:style style:name="T1841" style:parent-style-name="Domyślnaczcionkaakapitu" style:family="text">
      <style:text-properties fo:background-color="#80FFFF"/>
    </style:style>
    <style:style style:name="T1842" style:parent-style-name="Domyślnaczcionkaakapitu" style:family="text">
      <style:text-properties fo:background-color="#80FFFF"/>
    </style:style>
    <style:style style:name="T1843" style:parent-style-name="Domyślnaczcionkaakapitu" style:family="text">
      <style:text-properties fo:background-color="#80FFFF"/>
    </style:style>
    <style:style style:name="T1844" style:parent-style-name="Domyślnaczcionkaakapitu" style:family="text">
      <style:text-properties fo:background-color="#80FFFF"/>
    </style:style>
    <style:style style:name="T1845" style:parent-style-name="Domyślnaczcionkaakapitu" style:family="text">
      <style:text-properties fo:background-color="#80FFFF"/>
    </style:style>
    <style:style style:name="T1846" style:parent-style-name="Domyślnaczcionkaakapitu" style:family="text">
      <style:text-properties fo:background-color="#80FFFF"/>
    </style:style>
    <style:style style:name="P1847" style:parent-style-name="Normalny" style:family="paragraph">
      <style:paragraph-properties fo:text-align="justify" fo:line-height="150%"/>
    </style:style>
    <style:style style:name="T1848" style:parent-style-name="Domyślnaczcionkaakapitu" style:family="text">
      <style:text-properties style:text-underline-type="single" style:text-underline-style="solid" style:text-underline-width="auto" style:text-underline-mode="continuous"/>
    </style:style>
    <style:style style:name="T1849" style:parent-style-name="Domyślnaczcionkaakapitu" style:family="text">
      <style:text-properties fo:background-color="#80FFFF" style:text-underline-type="single" style:text-underline-style="solid" style:text-underline-width="auto" style:text-underline-mode="continuous"/>
    </style:style>
    <style:style style:name="T1850" style:parent-style-name="Domyślnaczcionkaakapitu" style:family="text">
      <style:text-properties style:text-underline-type="single" style:text-underline-style="solid" style:text-underline-width="auto" style:text-underline-mode="continuous"/>
    </style:style>
    <style:style style:name="P1851" style:parent-style-name="Normalny" style:family="paragraph">
      <style:paragraph-properties fo:text-align="justify" fo:line-height="150%" fo:text-indent="0.2479in"/>
    </style:style>
    <style:style style:name="T1852" style:parent-style-name="Domyślnaczcionkaakapitu" style:family="text">
      <style:text-properties fo:background-color="#80FFFF"/>
    </style:style>
    <style:style style:name="P1853" style:parent-style-name="Normalny" style:family="paragraph">
      <style:paragraph-properties fo:text-align="justify" fo:line-height="150%">
        <style:tab-stops>
          <style:tab-stop style:type="left" style:leader-style="dotted" style:leader-text="." style:position="1.893in"/>
          <style:tab-stop style:type="left" style:leader-style="dotted" style:leader-text="." style:position="2.0416in"/>
          <style:tab-stop style:type="left" style:leader-style="dotted" style:leader-text="." style:position="2.1375in"/>
        </style:tab-stops>
      </style:paragraph-properties>
    </style:style>
    <style:style style:name="T1854" style:parent-style-name="Domyślnaczcionkaakapitu" style:family="text">
      <style:text-properties style:text-underline-type="single" style:text-underline-style="solid" style:text-underline-width="auto" style:text-underline-mode="continuous"/>
    </style:style>
    <style:style style:name="P1855" style:parent-style-name="Normalny" style:family="paragraph">
      <style:paragraph-properties fo:text-align="justify" fo:line-height="150%" fo:text-indent="0.2479in">
        <style:tab-stops>
          <style:tab-stop style:type="left" style:leader-style="dotted" style:leader-text="." style:position="1.893in"/>
          <style:tab-stop style:type="left" style:leader-style="dotted" style:leader-text="." style:position="2.0416in"/>
          <style:tab-stop style:type="left" style:leader-style="dotted" style:leader-text="." style:position="2.1375in"/>
        </style:tab-stops>
      </style:paragraph-properties>
    </style:style>
    <style:style style:name="T1856" style:parent-style-name="Domyślnaczcionkaakapitu" style:family="text">
      <style:text-properties fo:background-color="#80FFFF"/>
    </style:style>
    <style:style style:name="T1857" style:parent-style-name="Domyślnaczcionkaakapitu" style:family="text">
      <style:text-properties fo:background-color="#80FFFF"/>
    </style:style>
    <style:style style:name="T1858" style:parent-style-name="Domyślnaczcionkaakapitu" style:family="text">
      <style:text-properties fo:background-color="#80FFFF"/>
    </style:style>
    <style:style style:name="P1859" style:parent-style-name="Normalny" style:family="paragraph">
      <style:paragraph-properties fo:text-align="justify" fo:line-height="150%" fo:text-indent="0.2479in"/>
    </style:style>
    <style:style style:name="P1860" style:parent-style-name="Normalny" style:family="paragraph">
      <style:paragraph-properties fo:text-align="justify" fo:line-height="150%"/>
    </style:style>
    <style:style style:name="T1861" style:parent-style-name="Domyślnaczcionkaakapitu" style:family="text">
      <style:text-properties style:text-underline-type="single" style:text-underline-style="solid" style:text-underline-width="auto" style:text-underline-mode="continuous"/>
    </style:style>
    <style:style style:name="P1862" style:parent-style-name="Normalny" style:family="paragraph">
      <style:paragraph-properties fo:text-align="justify" fo:line-height="150%" fo:text-indent="0.2479in"/>
    </style:style>
    <style:style style:name="P1863" style:parent-style-name="Normalny" style:family="paragraph">
      <style:paragraph-properties fo:text-align="justify" fo:line-height="150%"/>
    </style:style>
    <style:style style:name="T1864" style:parent-style-name="Domyślnaczcionkaakapitu" style:family="text">
      <style:text-properties style:text-underline-type="single" style:text-underline-style="solid" style:text-underline-width="auto" style:text-underline-mode="continuous"/>
    </style:style>
    <style:style style:name="T1865" style:parent-style-name="Domyślnaczcionkaakapitu" style:family="text">
      <style:text-properties fo:background-color="#80FFFF" style:text-underline-type="single" style:text-underline-style="solid" style:text-underline-width="auto" style:text-underline-mode="continuous"/>
    </style:style>
    <style:style style:name="T1866" style:parent-style-name="Domyślnaczcionkaakapitu" style:family="text">
      <style:text-properties style:text-underline-type="single" style:text-underline-style="solid" style:text-underline-width="auto" style:text-underline-mode="continuous"/>
    </style:style>
    <style:style style:name="P1867" style:parent-style-name="Normalny" style:family="paragraph">
      <style:paragraph-properties fo:text-align="justify" fo:line-height="150%" fo:text-indent="0.2479in"/>
    </style:style>
    <style:style style:name="P1868" style:parent-style-name="Normalny" style:family="paragraph">
      <style:paragraph-properties fo:text-align="justify" fo:line-height="150%" fo:text-indent="0.2479in"/>
    </style:style>
    <style:style style:name="T1869" style:parent-style-name="Domyślnaczcionkaakapitu" style:family="text">
      <style:text-properties fo:background-color="#80FFFF"/>
    </style:style>
    <style:style style:name="T1870" style:parent-style-name="Domyślnaczcionkaakapitu" style:family="text">
      <style:text-properties fo:background-color="#80FFFF"/>
    </style:style>
    <style:style style:name="T1871" style:parent-style-name="Domyślnaczcionkaakapitu" style:family="text">
      <style:text-properties fo:background-color="#80FFFF"/>
    </style:style>
    <style:style style:name="T1872" style:parent-style-name="Domyślnaczcionkaakapitu" style:family="text">
      <style:text-properties fo:background-color="#80FFFF"/>
    </style:style>
    <style:style style:name="P1873" style:parent-style-name="Normalny" style:family="paragraph">
      <style:paragraph-properties fo:text-align="justify" fo:line-height="150%" fo:text-indent="0.2479in"/>
    </style:style>
    <style:style style:name="T1874" style:parent-style-name="Domyślnaczcionkaakapitu" style:family="text">
      <style:text-properties fo:background-color="#80FFFF"/>
    </style:style>
    <style:style style:name="P1875" style:parent-style-name="Normalny" style:family="paragraph">
      <style:paragraph-properties fo:text-align="justify" fo:line-height="150%"/>
    </style:style>
    <style:style style:name="T1876" style:parent-style-name="Domyślnaczcionkaakapitu" style:family="text">
      <style:text-properties style:text-underline-type="single" style:text-underline-style="solid" style:text-underline-width="auto" style:text-underline-mode="continuous"/>
    </style:style>
    <style:style style:name="P1877" style:parent-style-name="Normalny" style:family="paragraph">
      <style:paragraph-properties fo:text-align="justify" fo:line-height="150%" fo:text-indent="0.2479in"/>
    </style:style>
    <style:style style:name="T1878" style:parent-style-name="Domyślnaczcionkaakapitu" style:family="text">
      <style:text-properties fo:background-color="#80FFFF"/>
    </style:style>
    <style:style style:name="T1879" style:parent-style-name="Domyślnaczcionkaakapitu" style:family="text">
      <style:text-properties fo:background-color="#80FFFF"/>
    </style:style>
    <style:style style:name="T1880" style:parent-style-name="Domyślnaczcionkaakapitu" style:family="text">
      <style:text-properties fo:background-color="#80FFFF"/>
    </style:style>
    <style:style style:name="T1881" style:parent-style-name="Domyślnaczcionkaakapitu" style:family="text">
      <style:text-properties fo:background-color="#80FFFF"/>
    </style:style>
    <style:style style:name="T1882" style:parent-style-name="Domyślnaczcionkaakapitu" style:family="text">
      <style:text-properties fo:background-color="#80FFFF"/>
    </style:style>
    <style:style style:name="T1883" style:parent-style-name="Domyślnaczcionkaakapitu" style:family="text">
      <style:text-properties fo:background-color="#80FFFF"/>
    </style:style>
    <style:style style:name="T1884" style:parent-style-name="Domyślnaczcionkaakapitu" style:family="text">
      <style:text-properties fo:background-color="#80FFFF"/>
    </style:style>
    <style:style style:name="T1885" style:parent-style-name="Domyślnaczcionkaakapitu" style:family="text">
      <style:text-properties fo:background-color="#80FFFF"/>
    </style:style>
    <style:style style:name="T1886" style:parent-style-name="Domyślnaczcionkaakapitu" style:family="text">
      <style:text-properties fo:background-color="#80FFFF"/>
    </style:style>
    <style:style style:name="T1887" style:parent-style-name="Domyślnaczcionkaakapitu" style:family="text">
      <style:text-properties fo:background-color="#80FFFF"/>
    </style:style>
    <style:style style:name="P1888" style:parent-style-name="Normalny" style:family="paragraph">
      <style:paragraph-properties fo:text-align="justify" fo:line-height="150%" fo:text-indent="0.2479in"/>
    </style:style>
    <style:style style:name="T1889" style:parent-style-name="Domyślnaczcionkaakapitu" style:family="text">
      <style:text-properties fo:background-color="#80FFFF"/>
    </style:style>
    <style:style style:name="P1890" style:parent-style-name="Normalny" style:family="paragraph">
      <style:paragraph-properties fo:text-align="justify" fo:line-height="150%"/>
    </style:style>
    <style:style style:name="T1891" style:parent-style-name="Domyślnaczcionkaakapitu" style:family="text">
      <style:text-properties style:text-underline-type="single" style:text-underline-style="solid" style:text-underline-width="auto" style:text-underline-mode="continuous"/>
    </style:style>
    <style:style style:name="P1892" style:parent-style-name="Normalny" style:family="paragraph">
      <style:paragraph-properties fo:text-align="justify" fo:line-height="150%" fo:text-indent="0.2479in"/>
    </style:style>
    <style:style style:name="T1893" style:parent-style-name="Domyślnaczcionkaakapitu" style:family="text">
      <style:text-properties fo:background-color="#80FFFF"/>
    </style:style>
    <style:style style:name="T1894" style:parent-style-name="Domyślnaczcionkaakapitu" style:family="text">
      <style:text-properties fo:background-color="#80FFFF"/>
    </style:style>
    <style:style style:name="T1895" style:parent-style-name="Domyślnaczcionkaakapitu" style:family="text">
      <style:text-properties fo:background-color="#80FFFF"/>
    </style:style>
    <style:style style:name="T1896" style:parent-style-name="Domyślnaczcionkaakapitu" style:family="text">
      <style:text-properties fo:background-color="#80FFFF"/>
    </style:style>
    <style:style style:name="P1897" style:parent-style-name="Normalny" style:family="paragraph">
      <style:paragraph-properties fo:text-align="justify" fo:line-height="150%" fo:text-indent="0.2479in"/>
    </style:style>
    <style:style style:name="P1898" style:parent-style-name="Normalny" style:family="paragraph">
      <style:paragraph-properties fo:text-align="justify" fo:line-height="150%"/>
    </style:style>
    <style:style style:name="T1899" style:parent-style-name="Domyślnaczcionkaakapitu" style:family="text">
      <style:text-properties style:text-underline-type="single" style:text-underline-style="solid" style:text-underline-width="auto" style:text-underline-mode="continuous"/>
    </style:style>
    <style:style style:name="P1900" style:parent-style-name="Normalny" style:family="paragraph">
      <style:paragraph-properties fo:text-align="justify" fo:line-height="150%" fo:text-indent="0.2479in"/>
    </style:style>
    <style:style style:name="P1901" style:parent-style-name="Normalny" style:family="paragraph">
      <style:paragraph-properties fo:text-align="justify" fo:line-height="150%" fo:text-indent="0.2479in"/>
    </style:style>
    <style:style style:name="P1902" style:parent-style-name="Normalny" style:family="paragraph">
      <style:paragraph-properties fo:text-align="justify" fo:line-height="150%"/>
    </style:style>
    <style:style style:name="T1903" style:parent-style-name="Domyślnaczcionkaakapitu" style:family="text">
      <style:text-properties style:text-underline-type="single" style:text-underline-style="solid" style:text-underline-width="auto" style:text-underline-mode="continuous"/>
    </style:style>
    <style:style style:name="P1904" style:parent-style-name="Normalny" style:family="paragraph">
      <style:paragraph-properties fo:text-align="justify" fo:line-height="150%" fo:text-indent="0.2479in"/>
    </style:style>
    <style:style style:name="T1905" style:parent-style-name="Domyślnaczcionkaakapitu" style:family="text">
      <style:text-properties fo:background-color="#80FFFF"/>
    </style:style>
    <style:style style:name="T1906" style:parent-style-name="Domyślnaczcionkaakapitu" style:family="text">
      <style:text-properties fo:background-color="#80FFFF"/>
    </style:style>
    <style:style style:name="T1907" style:parent-style-name="Domyślnaczcionkaakapitu" style:family="text">
      <style:text-properties fo:background-color="#80FFFF"/>
    </style:style>
    <style:style style:name="P1908" style:parent-style-name="Normalny" style:family="paragraph">
      <style:paragraph-properties fo:text-align="justify" fo:line-height="150%" fo:text-indent="0.2479in"/>
    </style:style>
    <style:style style:name="T1909" style:parent-style-name="Domyślnaczcionkaakapitu" style:family="text">
      <style:text-properties fo:background-color="#80FFFF"/>
    </style:style>
    <style:style style:name="T1910" style:parent-style-name="Domyślnaczcionkaakapitu" style:family="text">
      <style:text-properties fo:background-color="#80FFFF"/>
    </style:style>
    <style:style style:name="T1911" style:parent-style-name="Domyślnaczcionkaakapitu" style:family="text">
      <style:text-properties fo:background-color="#80FFFF"/>
    </style:style>
    <style:style style:name="T1912" style:parent-style-name="Domyślnaczcionkaakapitu" style:family="text">
      <style:text-properties fo:background-color="#80FFFF"/>
    </style:style>
    <style:style style:name="T1913" style:parent-style-name="Domyślnaczcionkaakapitu" style:family="text">
      <style:text-properties fo:background-color="#80FFFF"/>
    </style:style>
    <style:style style:name="T1914" style:parent-style-name="Domyślnaczcionkaakapitu" style:family="text">
      <style:text-properties fo:background-color="#80FFFF"/>
    </style:style>
    <style:style style:name="T1915" style:parent-style-name="Domyślnaczcionkaakapitu" style:family="text">
      <style:text-properties fo:background-color="#80FFFF"/>
    </style:style>
    <style:style style:name="T1916" style:parent-style-name="Domyślnaczcionkaakapitu" style:family="text">
      <style:text-properties fo:background-color="#80FFFF"/>
    </style:style>
    <style:style style:name="P1917" style:parent-style-name="Normalny" style:family="paragraph">
      <style:paragraph-properties fo:text-align="justify" fo:line-height="150%" fo:text-indent="0.2479in"/>
    </style:style>
    <style:style style:name="T1918" style:parent-style-name="Domyślnaczcionkaakapitu" style:family="text">
      <style:text-properties fo:background-color="#80FFFF"/>
    </style:style>
    <style:style style:name="P1919" style:parent-style-name="Normalny" style:family="paragraph">
      <style:paragraph-properties fo:text-align="justify" fo:line-height="150%" fo:text-indent="0.2479in"/>
    </style:style>
    <style:style style:name="T1920" style:parent-style-name="Domyślnaczcionkaakapitu" style:family="text">
      <style:text-properties fo:background-color="#80FFFF"/>
    </style:style>
    <style:style style:name="T1921" style:parent-style-name="Domyślnaczcionkaakapitu" style:family="text">
      <style:text-properties fo:background-color="#80FFFF"/>
    </style:style>
    <style:style style:name="P1922" style:parent-style-name="Normalny" style:family="paragraph">
      <style:paragraph-properties fo:text-align="justify" fo:line-height="150%"/>
    </style:style>
    <style:style style:name="T1923" style:parent-style-name="Domyślnaczcionkaakapitu" style:family="text">
      <style:text-properties style:text-underline-type="single" style:text-underline-style="solid" style:text-underline-width="auto" style:text-underline-mode="continuous"/>
    </style:style>
    <style:style style:name="T1924" style:parent-style-name="Domyślnaczcionkaakapitu" style:family="text">
      <style:text-properties fo:background-color="#80FFFF" style:text-underline-type="single" style:text-underline-style="solid" style:text-underline-width="auto" style:text-underline-mode="continuous"/>
    </style:style>
    <style:style style:name="T1925" style:parent-style-name="Domyślnaczcionkaakapitu" style:family="text">
      <style:text-properties style:text-underline-type="single" style:text-underline-style="solid" style:text-underline-width="auto" style:text-underline-mode="continuous"/>
    </style:style>
    <style:style style:name="P1926" style:parent-style-name="Normalny" style:family="paragraph">
      <style:paragraph-properties fo:text-align="justify" fo:line-height="150%" fo:text-indent="0.2479in"/>
    </style:style>
    <style:style style:name="P1927" style:parent-style-name="Normalny" style:family="paragraph">
      <style:paragraph-properties fo:text-align="justify" fo:line-height="150%"/>
    </style:style>
    <style:style style:name="T1928" style:parent-style-name="Domyślnaczcionkaakapitu" style:family="text">
      <style:text-properties style:text-underline-type="single" style:text-underline-style="solid" style:text-underline-width="auto" style:text-underline-mode="continuous"/>
    </style:style>
    <style:style style:name="P1929" style:parent-style-name="Normalny" style:family="paragraph">
      <style:paragraph-properties fo:text-align="justify" fo:line-height="150%" fo:text-indent="0.2479in"/>
    </style:style>
    <style:style style:name="T1930" style:parent-style-name="Domyślnaczcionkaakapitu" style:family="text">
      <style:text-properties fo:background-color="#80FFFF"/>
    </style:style>
    <style:style style:name="T1931" style:parent-style-name="Domyślnaczcionkaakapitu" style:family="text">
      <style:text-properties fo:background-color="#80FFFF"/>
    </style:style>
    <style:style style:name="T1932" style:parent-style-name="Domyślnaczcionkaakapitu" style:family="text">
      <style:text-properties fo:background-color="#80FFFF"/>
    </style:style>
    <style:style style:name="P1933" style:parent-style-name="Normalny" style:family="paragraph">
      <style:paragraph-properties fo:text-align="justify" fo:line-height="150%"/>
    </style:style>
    <style:style style:name="T1934" style:parent-style-name="Domyślnaczcionkaakapitu" style:family="text">
      <style:text-properties style:text-underline-type="single" style:text-underline-style="solid" style:text-underline-width="auto" style:text-underline-mode="continuous"/>
    </style:style>
    <style:style style:name="P1935" style:parent-style-name="Normalny" style:family="paragraph">
      <style:paragraph-properties fo:text-align="justify" fo:line-height="150%" fo:text-indent="0.2479in"/>
    </style:style>
    <style:style style:name="P1936" style:parent-style-name="Normalny" style:family="paragraph">
      <style:paragraph-properties fo:text-align="justify" fo:line-height="150%" fo:text-indent="0.2479in"/>
    </style:style>
    <style:style style:name="T1937" style:parent-style-name="Domyślnaczcionkaakapitu" style:family="text">
      <style:text-properties fo:background-color="#80FFFF"/>
    </style:style>
    <style:style style:name="T1938" style:parent-style-name="Domyślnaczcionkaakapitu" style:family="text">
      <style:text-properties fo:background-color="#80FFFF"/>
    </style:style>
    <style:style style:name="P1939" style:parent-style-name="Normalny" style:family="paragraph">
      <style:paragraph-properties fo:text-align="justify" fo:line-height="150%" fo:text-indent="0.2479in"/>
    </style:style>
    <style:style style:name="T1940" style:parent-style-name="Domyślnaczcionkaakapitu" style:family="text">
      <style:text-properties fo:background-color="#80FFFF"/>
    </style:style>
    <style:style style:name="P1941" style:parent-style-name="Normalny" style:family="paragraph">
      <style:paragraph-properties fo:text-align="justify" fo:line-height="150%"/>
    </style:style>
    <style:style style:name="T1942" style:parent-style-name="Domyślnaczcionkaakapitu" style:family="text">
      <style:text-properties style:text-underline-type="single" style:text-underline-style="solid" style:text-underline-width="auto" style:text-underline-mode="continuous"/>
    </style:style>
    <style:style style:name="T1943" style:parent-style-name="Domyślnaczcionkaakapitu" style:family="text">
      <style:text-properties fo:background-color="#80FFFF" style:text-underline-type="single" style:text-underline-style="solid" style:text-underline-width="auto" style:text-underline-mode="continuous"/>
    </style:style>
    <style:style style:name="T1944" style:parent-style-name="Domyślnaczcionkaakapitu" style:family="text">
      <style:text-properties style:text-underline-type="single" style:text-underline-style="solid" style:text-underline-width="auto" style:text-underline-mode="continuous"/>
    </style:style>
    <style:style style:name="P1945" style:parent-style-name="Normalny" style:family="paragraph">
      <style:paragraph-properties fo:text-align="justify" fo:line-height="150%" fo:text-indent="0.2479in"/>
    </style:style>
    <style:style style:name="P1946" style:parent-style-name="Normalny" style:family="paragraph">
      <style:paragraph-properties fo:text-align="justify" fo:line-height="150%"/>
    </style:style>
    <style:style style:name="T1947" style:parent-style-name="Domyślnaczcionkaakapitu" style:family="text">
      <style:text-properties style:text-underline-type="single" style:text-underline-style="solid" style:text-underline-width="auto" style:text-underline-mode="continuous"/>
    </style:style>
    <style:style style:name="P1948" style:parent-style-name="Normalny" style:family="paragraph">
      <style:paragraph-properties fo:text-align="justify" fo:line-height="150%" fo:text-indent="0.2479in"/>
    </style:style>
    <style:style style:name="T1949" style:parent-style-name="Domyślnaczcionkaakapitu" style:family="text">
      <style:text-properties fo:background-color="#80FFFF"/>
    </style:style>
    <style:style style:name="P1950" style:parent-style-name="Normalny" style:family="paragraph">
      <style:paragraph-properties fo:text-align="justify" fo:line-height="150%" fo:text-indent="0.2479in"/>
    </style:style>
    <style:style style:name="T1951" style:parent-style-name="Domyślnaczcionkaakapitu" style:family="text">
      <style:text-properties fo:background-color="#80FFFF"/>
    </style:style>
    <style:style style:name="T1952" style:parent-style-name="Domyślnaczcionkaakapitu" style:family="text">
      <style:text-properties fo:background-color="#80FFFF"/>
    </style:style>
    <style:style style:name="P1953" style:parent-style-name="Normalny" style:family="paragraph">
      <style:paragraph-properties fo:text-align="justify" fo:line-height="150%" fo:text-indent="0.2479in"/>
    </style:style>
    <style:style style:name="P1954" style:parent-style-name="Normalny" style:family="paragraph">
      <style:paragraph-properties fo:text-align="justify" fo:line-height="150%"/>
    </style:style>
    <style:style style:name="T1955" style:parent-style-name="Domyślnaczcionkaakapitu" style:family="text">
      <style:text-properties style:text-underline-type="single" style:text-underline-style="solid" style:text-underline-width="auto" style:text-underline-mode="continuous"/>
    </style:style>
    <style:style style:name="P1956" style:parent-style-name="Normalny" style:family="paragraph">
      <style:paragraph-properties fo:text-align="justify" fo:line-height="150%" fo:text-indent="0.2479in"/>
    </style:style>
    <style:style style:name="T1957" style:parent-style-name="Domyślnaczcionkaakapitu" style:family="text">
      <style:text-properties fo:background-color="#80FFFF"/>
    </style:style>
    <style:style style:name="T1958" style:parent-style-name="Domyślnaczcionkaakapitu" style:family="text">
      <style:text-properties fo:background-color="#80FFFF"/>
    </style:style>
    <style:style style:name="P1959" style:parent-style-name="Normalny" style:family="paragraph">
      <style:paragraph-properties fo:text-align="justify" fo:line-height="150%"/>
    </style:style>
    <style:style style:name="T1960" style:parent-style-name="Domyślnaczcionkaakapitu" style:family="text">
      <style:text-properties style:text-underline-type="single" style:text-underline-style="solid" style:text-underline-width="auto" style:text-underline-mode="continuous"/>
    </style:style>
    <style:style style:name="P1961" style:parent-style-name="Normalny" style:family="paragraph">
      <style:paragraph-properties fo:text-align="justify" fo:line-height="150%" fo:text-indent="0.2479in"/>
    </style:style>
    <style:style style:name="T1962" style:parent-style-name="Domyślnaczcionkaakapitu" style:family="text">
      <style:text-properties fo:background-color="#80FFFF"/>
    </style:style>
    <style:style style:name="P1963" style:parent-style-name="Normalny" style:family="paragraph">
      <style:paragraph-properties fo:text-align="justify" fo:line-height="150%" fo:text-indent="0.2479in"/>
    </style:style>
    <style:style style:name="T1964" style:parent-style-name="Domyślnaczcionkaakapitu" style:family="text">
      <style:text-properties fo:background-color="#80FFFF"/>
    </style:style>
    <style:style style:name="T1965" style:parent-style-name="Domyślnaczcionkaakapitu" style:family="text">
      <style:text-properties fo:background-color="#80FFFF"/>
    </style:style>
    <style:style style:name="T1966" style:parent-style-name="Domyślnaczcionkaakapitu" style:family="text">
      <style:text-properties fo:background-color="#80FFFF"/>
    </style:style>
    <style:style style:name="T1967" style:parent-style-name="Domyślnaczcionkaakapitu" style:family="text">
      <style:text-properties fo:background-color="#80FFFF"/>
    </style:style>
    <style:style style:name="T1968" style:parent-style-name="Domyślnaczcionkaakapitu" style:family="text">
      <style:text-properties fo:background-color="#80FFFF"/>
    </style:style>
    <style:style style:name="T1969" style:parent-style-name="Domyślnaczcionkaakapitu" style:family="text">
      <style:text-properties fo:background-color="#80FFFF"/>
    </style:style>
    <style:style style:name="T1970" style:parent-style-name="Domyślnaczcionkaakapitu" style:family="text">
      <style:text-properties fo:background-color="#80FFFF"/>
    </style:style>
    <style:style style:name="P1971" style:parent-style-name="Normalny" style:family="paragraph">
      <style:paragraph-properties fo:text-align="justify" fo:line-height="150%" fo:text-indent="0.2479in"/>
    </style:style>
    <style:style style:name="T1972" style:parent-style-name="Domyślnaczcionkaakapitu" style:family="text">
      <style:text-properties fo:background-color="#80FFFF"/>
    </style:style>
    <style:style style:name="T1973" style:parent-style-name="Domyślnaczcionkaakapitu" style:family="text">
      <style:text-properties fo:background-color="#80FFFF"/>
    </style:style>
    <style:style style:name="P1974" style:parent-style-name="Normalny" style:family="paragraph">
      <style:paragraph-properties fo:text-align="justify" fo:line-height="150%" fo:text-indent="0.2479in"/>
    </style:style>
    <style:style style:name="P1975" style:parent-style-name="Normalny" style:family="paragraph">
      <style:paragraph-properties fo:text-align="justify" fo:line-height="150%"/>
    </style:style>
    <style:style style:name="T1976" style:parent-style-name="Domyślnaczcionkaakapitu" style:family="text">
      <style:text-properties style:text-underline-type="single" style:text-underline-style="solid" style:text-underline-width="auto" style:text-underline-mode="continuous"/>
    </style:style>
    <style:style style:name="T1977" style:parent-style-name="Domyślnaczcionkaakapitu" style:family="text">
      <style:text-properties fo:background-color="#80FFFF" style:text-underline-type="single" style:text-underline-style="solid" style:text-underline-width="auto" style:text-underline-mode="continuous"/>
    </style:style>
    <style:style style:name="T1978" style:parent-style-name="Domyślnaczcionkaakapitu" style:family="text">
      <style:text-properties style:text-underline-type="single" style:text-underline-style="solid" style:text-underline-width="auto" style:text-underline-mode="continuous"/>
    </style:style>
    <style:style style:name="T1979" style:parent-style-name="Domyślnaczcionkaakapitu" style:family="text">
      <style:text-properties fo:background-color="#80FFFF" style:text-underline-type="single" style:text-underline-style="solid" style:text-underline-width="auto" style:text-underline-mode="continuous"/>
    </style:style>
    <style:style style:name="T1980" style:parent-style-name="Domyślnaczcionkaakapitu" style:family="text">
      <style:text-properties style:text-underline-type="single" style:text-underline-style="solid" style:text-underline-width="auto" style:text-underline-mode="continuous"/>
    </style:style>
    <style:style style:name="P1981" style:parent-style-name="Normalny" style:family="paragraph">
      <style:paragraph-properties fo:text-align="justify" fo:line-height="150%" fo:text-indent="0.2479in"/>
    </style:style>
    <style:style style:name="T1982" style:parent-style-name="Domyślnaczcionkaakapitu" style:family="text">
      <style:text-properties fo:background-color="#80FFFF"/>
    </style:style>
    <style:style style:name="T1983" style:parent-style-name="Domyślnaczcionkaakapitu" style:family="text">
      <style:text-properties fo:background-color="#80FFFF"/>
    </style:style>
    <style:style style:name="T1984" style:parent-style-name="Domyślnaczcionkaakapitu" style:family="text">
      <style:text-properties fo:background-color="#80FFFF"/>
    </style:style>
    <style:style style:name="P1985" style:parent-style-name="Normalny" style:family="paragraph">
      <style:paragraph-properties fo:text-align="justify" fo:line-height="150%" fo:text-indent="0.2479in"/>
    </style:style>
    <style:style style:name="T1986" style:parent-style-name="Domyślnaczcionkaakapitu" style:family="text">
      <style:text-properties fo:background-color="#80FFFF"/>
    </style:style>
    <style:style style:name="P1987" style:parent-style-name="Normalny" style:family="paragraph">
      <style:paragraph-properties fo:text-align="justify" fo:line-height="150%" fo:text-indent="0.2479in"/>
    </style:style>
    <style:style style:name="T1988" style:parent-style-name="Domyślnaczcionkaakapitu" style:family="text">
      <style:text-properties fo:background-color="#80FFFF"/>
    </style:style>
    <style:style style:name="P1989" style:parent-style-name="Normalny" style:family="paragraph">
      <style:paragraph-properties fo:text-align="justify" fo:line-height="150%" fo:text-indent="0.2479in"/>
    </style:style>
    <style:style style:name="T1990" style:parent-style-name="Domyślnaczcionkaakapitu" style:family="text">
      <style:text-properties fo:background-color="#80FFFF"/>
    </style:style>
    <style:style style:name="P1991" style:parent-style-name="Normalny" style:family="paragraph">
      <style:paragraph-properties fo:text-align="justify" fo:line-height="150%" fo:text-indent="0.2479in"/>
    </style:style>
    <style:style style:name="T1992" style:parent-style-name="Domyślnaczcionkaakapitu" style:family="text">
      <style:text-properties fo:background-color="#80FFFF"/>
    </style:style>
    <style:style style:name="T1993" style:parent-style-name="Domyślnaczcionkaakapitu" style:family="text">
      <style:text-properties fo:background-color="#80FFFF"/>
    </style:style>
    <style:style style:name="P1994" style:parent-style-name="Normalny" style:family="paragraph">
      <style:paragraph-properties fo:text-align="justify" fo:line-height="150%">
        <style:tab-stops>
          <style:tab-stop style:type="left" style:leader-style="dotted" style:leader-text="." style:position="2.3479in"/>
        </style:tab-stops>
      </style:paragraph-properties>
    </style:style>
    <style:style style:name="T1995" style:parent-style-name="Domyślnaczcionkaakapitu" style:family="text">
      <style:text-properties style:text-underline-type="single" style:text-underline-style="solid" style:text-underline-width="auto" style:text-underline-mode="continuous"/>
    </style:style>
    <style:style style:name="P1996" style:parent-style-name="Normalny" style:family="paragraph">
      <style:paragraph-properties fo:text-align="justify" fo:line-height="150%" fo:text-indent="0.2479in">
        <style:tab-stops>
          <style:tab-stop style:type="left" style:leader-style="dotted" style:leader-text="." style:position="2.3479in"/>
        </style:tab-stops>
      </style:paragraph-properties>
    </style:style>
    <style:style style:name="P1997" style:parent-style-name="Normalny" style:family="paragraph">
      <style:paragraph-properties fo:text-align="justify" fo:line-height="150%"/>
    </style:style>
    <style:style style:name="T1998" style:parent-style-name="Domyślnaczcionkaakapitu" style:family="text">
      <style:text-properties style:text-underline-type="single" style:text-underline-style="solid" style:text-underline-width="auto" style:text-underline-mode="continuous"/>
    </style:style>
    <style:style style:name="T1999" style:parent-style-name="Domyślnaczcionkaakapitu" style:family="text">
      <style:text-properties fo:background-color="#80FFFF" style:text-underline-type="single" style:text-underline-style="solid" style:text-underline-width="auto" style:text-underline-mode="continuous"/>
    </style:style>
    <style:style style:name="T2000" style:parent-style-name="Domyślnaczcionkaakapitu" style:family="text">
      <style:text-properties fo:background-color="#80FFFF"/>
    </style:style>
    <style:style style:name="P2001" style:parent-style-name="Normalny" style:family="paragraph">
      <style:paragraph-properties fo:text-align="justify" fo:line-height="150%" fo:text-indent="0.2479in"/>
    </style:style>
    <style:style style:name="T2002" style:parent-style-name="Domyślnaczcionkaakapitu" style:family="text">
      <style:text-properties fo:background-color="#80FFFF"/>
    </style:style>
    <style:style style:name="P2003" style:parent-style-name="Normalny" style:family="paragraph">
      <style:paragraph-properties fo:text-align="justify" fo:line-height="150%"/>
    </style:style>
    <style:style style:name="T2004" style:parent-style-name="Domyślnaczcionkaakapitu" style:family="text">
      <style:text-properties style:text-underline-type="single" style:text-underline-style="solid" style:text-underline-width="auto" style:text-underline-mode="continuous"/>
    </style:style>
    <style:style style:name="P2005" style:parent-style-name="Normalny" style:family="paragraph">
      <style:paragraph-properties fo:text-align="justify" fo:line-height="150%" fo:text-indent="0.2479in"/>
    </style:style>
    <style:style style:name="T2006" style:parent-style-name="Domyślnaczcionkaakapitu" style:family="text">
      <style:text-properties fo:background-color="#80FFFF"/>
    </style:style>
    <style:style style:name="T2007" style:parent-style-name="Domyślnaczcionkaakapitu" style:family="text">
      <style:text-properties fo:background-color="#80FFFF"/>
    </style:style>
    <style:style style:name="T2008" style:parent-style-name="Domyślnaczcionkaakapitu" style:family="text">
      <style:text-properties fo:background-color="#80FFFF"/>
    </style:style>
    <style:style style:name="P2009" style:parent-style-name="Normalny" style:family="paragraph">
      <style:paragraph-properties fo:text-align="justify" fo:line-height="150%" fo:text-indent="0.2479in"/>
    </style:style>
    <style:style style:name="P2010" style:parent-style-name="Normalny" style:family="paragraph">
      <style:paragraph-properties fo:text-align="justify" fo:line-height="150%"/>
    </style:style>
    <style:style style:name="T2011" style:parent-style-name="Domyślnaczcionkaakapitu" style:family="text">
      <style:text-properties fo:background-color="#80FFFF" style:text-underline-type="single" style:text-underline-style="solid" style:text-underline-width="auto" style:text-underline-mode="continuous"/>
    </style:style>
    <style:style style:name="T2012" style:parent-style-name="Domyślnaczcionkaakapitu" style:family="text">
      <style:text-properties style:text-underline-type="single" style:text-underline-style="solid" style:text-underline-width="auto" style:text-underline-mode="continuous"/>
    </style:style>
    <style:style style:name="P2013" style:parent-style-name="Normalny" style:family="paragraph">
      <style:paragraph-properties fo:text-align="justify" fo:line-height="150%" fo:text-indent="0.2479in"/>
    </style:style>
    <style:style style:name="T2014" style:parent-style-name="Domyślnaczcionkaakapitu" style:family="text">
      <style:text-properties fo:background-color="#80FFFF"/>
    </style:style>
    <style:style style:name="P2015" style:parent-style-name="Normalny" style:family="paragraph">
      <style:paragraph-properties fo:text-align="justify" fo:line-height="150%" fo:text-indent="0.2479in"/>
    </style:style>
    <style:style style:name="T2016" style:parent-style-name="Domyślnaczcionkaakapitu" style:family="text">
      <style:text-properties fo:background-color="#80FFFF"/>
    </style:style>
    <style:style style:name="P2017" style:parent-style-name="Normalny" style:family="paragraph">
      <style:paragraph-properties fo:text-align="justify" fo:line-height="150%"/>
    </style:style>
    <style:style style:name="T2018" style:parent-style-name="Domyślnaczcionkaakapitu" style:family="text">
      <style:text-properties style:text-underline-type="single" style:text-underline-style="solid" style:text-underline-width="auto" style:text-underline-mode="continuous"/>
    </style:style>
    <style:style style:name="P2019" style:parent-style-name="Normalny" style:family="paragraph">
      <style:paragraph-properties fo:text-align="justify" fo:line-height="150%" fo:text-indent="0.2479in"/>
    </style:style>
    <style:style style:name="T2020" style:parent-style-name="Domyślnaczcionkaakapitu" style:family="text">
      <style:text-properties fo:background-color="#80FFFF"/>
    </style:style>
    <style:style style:name="P2021" style:parent-style-name="Normalny" style:family="paragraph">
      <style:paragraph-properties fo:text-align="justify" fo:line-height="150%"/>
    </style:style>
    <style:style style:name="T2022" style:parent-style-name="Domyślnaczcionkaakapitu" style:family="text">
      <style:text-properties style:text-underline-type="single" style:text-underline-style="solid" style:text-underline-width="auto" style:text-underline-mode="continuous"/>
    </style:style>
    <style:style style:name="P2023" style:parent-style-name="Normalny" style:family="paragraph">
      <style:paragraph-properties fo:text-align="justify" fo:line-height="150%" fo:text-indent="0.2479in"/>
    </style:style>
    <style:style style:name="T2024" style:parent-style-name="Domyślnaczcionkaakapitu" style:family="text">
      <style:text-properties fo:background-color="#80FFFF"/>
    </style:style>
    <style:style style:name="P2025" style:parent-style-name="Normalny" style:family="paragraph">
      <style:paragraph-properties fo:text-align="justify" fo:line-height="150%"/>
    </style:style>
    <style:style style:name="T2026" style:parent-style-name="Domyślnaczcionkaakapitu" style:family="text">
      <style:text-properties style:text-underline-type="single" style:text-underline-style="solid" style:text-underline-width="auto" style:text-underline-mode="continuous"/>
    </style:style>
    <style:style style:name="T2027" style:parent-style-name="Domyślnaczcionkaakapitu" style:family="text">
      <style:text-properties fo:background-color="#80FFFF" style:text-underline-type="single" style:text-underline-style="solid" style:text-underline-width="auto" style:text-underline-mode="continuous"/>
    </style:style>
    <style:style style:name="T2028" style:parent-style-name="Domyślnaczcionkaakapitu" style:family="text">
      <style:text-properties style:text-underline-type="single" style:text-underline-style="solid" style:text-underline-width="auto" style:text-underline-mode="continuous"/>
    </style:style>
    <style:style style:name="P2029" style:parent-style-name="Normalny" style:family="paragraph">
      <style:paragraph-properties fo:text-align="justify" fo:line-height="150%" fo:text-indent="0.2479in"/>
    </style:style>
    <style:style style:name="P2030" style:parent-style-name="Normalny" style:family="paragraph">
      <style:paragraph-properties fo:text-align="justify" fo:line-height="150%" fo:text-indent="0.2479in"/>
    </style:style>
    <style:style style:name="T2031" style:parent-style-name="Domyślnaczcionkaakapitu" style:family="text">
      <style:text-properties fo:background-color="#80FFFF"/>
    </style:style>
    <style:style style:name="P2032" style:parent-style-name="Normalny" style:family="paragraph">
      <style:paragraph-properties fo:text-align="justify" fo:line-height="150%" fo:text-indent="0.2479in"/>
    </style:style>
    <style:style style:name="T2033" style:parent-style-name="Domyślnaczcionkaakapitu" style:family="text">
      <style:text-properties fo:background-color="#80FFFF"/>
    </style:style>
    <style:style style:name="T2034" style:parent-style-name="Domyślnaczcionkaakapitu" style:family="text">
      <style:text-properties fo:background-color="#80FFFF"/>
    </style:style>
    <style:style style:name="T2035" style:parent-style-name="Domyślnaczcionkaakapitu" style:family="text">
      <style:text-properties fo:background-color="#80FFFF"/>
    </style:style>
    <style:style style:name="T2036" style:parent-style-name="Domyślnaczcionkaakapitu" style:family="text">
      <style:text-properties fo:background-color="#80FFFF"/>
    </style:style>
    <style:style style:name="P2037" style:parent-style-name="Normalny" style:family="paragraph">
      <style:paragraph-properties fo:text-align="justify" fo:line-height="150%" fo:text-indent="0.2479in"/>
    </style:style>
    <style:style style:name="T2038" style:parent-style-name="Domyślnaczcionkaakapitu" style:family="text">
      <style:text-properties fo:background-color="#80FFFF"/>
    </style:style>
    <style:style style:name="P2039" style:parent-style-name="Normalny" style:family="paragraph">
      <style:paragraph-properties fo:text-align="justify" fo:line-height="150%" fo:text-indent="0.2479in"/>
    </style:style>
    <style:style style:name="P2040" style:parent-style-name="Normalny" style:family="paragraph">
      <style:paragraph-properties fo:text-align="justify" fo:line-height="150%"/>
    </style:style>
    <style:style style:name="T2041" style:parent-style-name="Domyślnaczcionkaakapitu" style:family="text">
      <style:text-properties style:text-underline-type="single" style:text-underline-style="solid" style:text-underline-width="auto" style:text-underline-mode="continuous"/>
    </style:style>
    <style:style style:name="T2042" style:parent-style-name="Domyślnaczcionkaakapitu" style:family="text">
      <style:text-properties style:text-underline-type="single" style:text-underline-style="solid" style:text-underline-width="auto" style:text-underline-mode="continuous"/>
    </style:style>
    <style:style style:name="P2043" style:parent-style-name="Normalny" style:family="paragraph">
      <style:paragraph-properties fo:text-align="justify" fo:line-height="150%" fo:text-indent="0.2479in"/>
    </style:style>
    <style:style style:name="T2044" style:parent-style-name="Domyślnaczcionkaakapitu" style:family="text">
      <style:text-properties fo:background-color="#80FFFF"/>
    </style:style>
    <style:style style:name="T2045" style:parent-style-name="Domyślnaczcionkaakapitu" style:family="text">
      <style:text-properties fo:background-color="#80FFFF"/>
    </style:style>
    <style:style style:name="T2046" style:parent-style-name="Domyślnaczcionkaakapitu" style:family="text">
      <style:text-properties fo:background-color="#80FFFF"/>
    </style:style>
    <style:style style:name="T2047" style:parent-style-name="Domyślnaczcionkaakapitu" style:family="text">
      <style:text-properties fo:background-color="#80FFFF"/>
    </style:style>
    <style:style style:name="P2048" style:parent-style-name="Normalny" style:family="paragraph">
      <style:paragraph-properties fo:text-align="justify" fo:line-height="150%" fo:text-indent="0.2479in"/>
    </style:style>
    <style:style style:name="T2049" style:parent-style-name="Domyślnaczcionkaakapitu" style:family="text">
      <style:text-properties fo:background-color="#80FFFF"/>
    </style:style>
    <style:style style:name="P2050" style:parent-style-name="Normalny" style:family="paragraph">
      <style:paragraph-properties fo:text-align="justify" fo:line-height="150%" fo:text-indent="0.2479in"/>
    </style:style>
    <style:style style:name="P2051" style:parent-style-name="Normalny" style:family="paragraph">
      <style:paragraph-properties fo:text-align="justify" fo:line-height="150%">
        <style:tab-stops>
          <style:tab-stop style:type="left" style:position="3.1569in"/>
        </style:tab-stops>
      </style:paragraph-properties>
    </style:style>
    <style:style style:name="T2052" style:parent-style-name="Domyślnaczcionkaakapitu" style:family="text">
      <style:text-properties style:text-underline-type="single" style:text-underline-style="solid" style:text-underline-width="auto" style:text-underline-mode="continuous"/>
    </style:style>
    <style:style style:name="P2053" style:parent-style-name="Normalny" style:family="paragraph">
      <style:paragraph-properties fo:text-align="justify" fo:line-height="150%" fo:text-indent="0.2479in"/>
    </style:style>
    <style:style style:name="T2054" style:parent-style-name="Domyślnaczcionkaakapitu" style:family="text">
      <style:text-properties fo:background-color="#80FFFF"/>
    </style:style>
    <style:style style:name="P2055" style:parent-style-name="Normalny" style:family="paragraph">
      <style:paragraph-properties fo:text-align="justify" fo:line-height="150%"/>
    </style:style>
    <style:style style:name="T2056" style:parent-style-name="Domyślnaczcionkaakapitu" style:family="text">
      <style:text-properties style:text-underline-type="single" style:text-underline-style="solid" style:text-underline-width="auto" style:text-underline-mode="continuous"/>
    </style:style>
    <style:style style:name="T2057" style:parent-style-name="Domyślnaczcionkaakapitu" style:family="text">
      <style:text-properties fo:background-color="#80FFFF"/>
    </style:style>
    <style:style style:name="P2058" style:parent-style-name="Normalny" style:family="paragraph">
      <style:paragraph-properties fo:text-align="justify" fo:line-height="150%" fo:text-indent="0.2479in"/>
    </style:style>
    <style:style style:name="P2059" style:parent-style-name="Normalny" style:family="paragraph">
      <style:paragraph-properties fo:text-align="justify" fo:line-height="150%" fo:text-indent="0.2479in"/>
    </style:style>
    <style:style style:name="T2060" style:parent-style-name="Domyślnaczcionkaakapitu" style:family="text">
      <style:text-properties fo:background-color="#80FFFF"/>
    </style:style>
    <style:style style:name="P2061" style:parent-style-name="Normalny" style:family="paragraph">
      <style:paragraph-properties fo:text-align="justify" fo:line-height="150%" fo:text-indent="0.2479in"/>
    </style:style>
    <style:style style:name="P2062" style:parent-style-name="Normalny" style:family="paragraph">
      <style:paragraph-properties fo:text-align="justify" fo:line-height="150%"/>
    </style:style>
    <style:style style:name="T2063" style:parent-style-name="Domyślnaczcionkaakapitu" style:family="text">
      <style:text-properties style:text-underline-type="single" style:text-underline-style="solid" style:text-underline-width="auto" style:text-underline-mode="continuous"/>
    </style:style>
    <style:style style:name="P2064" style:parent-style-name="Normalny" style:family="paragraph">
      <style:paragraph-properties fo:text-align="justify" fo:line-height="150%" fo:text-indent="0.2479in"/>
    </style:style>
    <style:style style:name="T2065" style:parent-style-name="Domyślnaczcionkaakapitu" style:family="text">
      <style:text-properties fo:background-color="#80FFFF"/>
    </style:style>
    <style:style style:name="T2066" style:parent-style-name="Domyślnaczcionkaakapitu" style:family="text">
      <style:text-properties fo:background-color="#80FFFF"/>
    </style:style>
    <style:style style:name="T2067" style:parent-style-name="Domyślnaczcionkaakapitu" style:family="text">
      <style:text-properties fo:background-color="#80FFFF"/>
    </style:style>
    <style:style style:name="T2068" style:parent-style-name="Domyślnaczcionkaakapitu" style:family="text">
      <style:text-properties fo:background-color="#80FFFF"/>
    </style:style>
    <style:style style:name="P2069" style:parent-style-name="Normalny" style:family="paragraph">
      <style:paragraph-properties fo:text-align="justify" fo:line-height="150%"/>
    </style:style>
    <style:style style:name="T2070" style:parent-style-name="Domyślnaczcionkaakapitu" style:family="text">
      <style:text-properties style:text-underline-type="single" style:text-underline-style="solid" style:text-underline-width="auto" style:text-underline-mode="continuous"/>
    </style:style>
    <style:style style:name="T2071" style:parent-style-name="Domyślnaczcionkaakapitu" style:family="text">
      <style:text-properties fo:background-color="#80FFFF" style:text-underline-type="single" style:text-underline-style="solid" style:text-underline-width="auto" style:text-underline-mode="continuous"/>
    </style:style>
    <style:style style:name="P2072" style:parent-style-name="Normalny" style:family="paragraph">
      <style:paragraph-properties fo:text-align="justify" fo:line-height="150%" fo:text-indent="0.2479in"/>
    </style:style>
    <style:style style:name="P2073" style:parent-style-name="Normalny" style:family="paragraph">
      <style:paragraph-properties fo:text-align="justify" fo:line-height="150%"/>
    </style:style>
    <style:style style:name="T2074" style:parent-style-name="Domyślnaczcionkaakapitu" style:family="text">
      <style:text-properties style:text-underline-type="single" style:text-underline-style="solid" style:text-underline-width="auto" style:text-underline-mode="continuous"/>
    </style:style>
    <style:style style:name="P2075" style:parent-style-name="Normalny" style:family="paragraph">
      <style:paragraph-properties fo:text-align="justify" fo:line-height="150%" fo:text-indent="0.2479in"/>
    </style:style>
    <style:style style:name="T2076" style:parent-style-name="Domyślnaczcionkaakapitu" style:family="text">
      <style:text-properties fo:background-color="#80FFFF"/>
    </style:style>
    <style:style style:name="P2077" style:parent-style-name="Normalny" style:family="paragraph">
      <style:paragraph-properties fo:text-align="justify" fo:line-height="150%"/>
    </style:style>
    <style:style style:name="T2078" style:parent-style-name="Domyślnaczcionkaakapitu" style:family="text">
      <style:text-properties style:text-underline-type="single" style:text-underline-style="solid" style:text-underline-width="auto" style:text-underline-mode="continuous"/>
    </style:style>
    <style:style style:name="T2079" style:parent-style-name="Domyślnaczcionkaakapitu" style:family="text">
      <style:text-properties fo:background-color="#80FFFF" style:text-underline-type="single" style:text-underline-style="solid" style:text-underline-width="auto" style:text-underline-mode="continuous"/>
    </style:style>
    <style:style style:name="T2080" style:parent-style-name="Domyślnaczcionkaakapitu" style:family="text">
      <style:text-properties style:text-underline-type="single" style:text-underline-style="solid" style:text-underline-width="auto" style:text-underline-mode="continuous"/>
    </style:style>
    <style:style style:name="T2081" style:parent-style-name="Domyślnaczcionkaakapitu" style:family="text">
      <style:text-properties fo:background-color="#80FFFF" style:text-underline-type="single" style:text-underline-style="solid" style:text-underline-width="auto" style:text-underline-mode="continuous"/>
    </style:style>
    <style:style style:name="P2082" style:parent-style-name="Normalny" style:family="paragraph">
      <style:paragraph-properties fo:text-align="justify" fo:line-height="150%" fo:text-indent="0.2479in"/>
    </style:style>
    <style:style style:name="P2083" style:parent-style-name="Normalny" style:family="paragraph">
      <style:paragraph-properties fo:text-align="justify" fo:line-height="150%"/>
    </style:style>
    <style:style style:name="T2084" style:parent-style-name="Domyślnaczcionkaakapitu" style:family="text">
      <style:text-properties style:text-underline-type="single" style:text-underline-style="solid" style:text-underline-width="auto" style:text-underline-mode="continuous"/>
    </style:style>
    <style:style style:name="P2085" style:parent-style-name="Normalny" style:family="paragraph">
      <style:paragraph-properties fo:text-align="justify" fo:line-height="150%" fo:text-indent="0.2479in"/>
    </style:style>
    <style:style style:name="P2086" style:parent-style-name="Normalny" style:family="paragraph">
      <style:paragraph-properties fo:text-align="justify" fo:line-height="150%"/>
    </style:style>
    <style:style style:name="T2087" style:parent-style-name="Domyślnaczcionkaakapitu" style:family="text">
      <style:text-properties style:text-underline-type="single" style:text-underline-style="solid" style:text-underline-width="auto" style:text-underline-mode="continuous"/>
    </style:style>
    <style:style style:name="T2088" style:parent-style-name="Domyślnaczcionkaakapitu" style:family="text">
      <style:text-properties fo:background-color="#80FFFF" style:text-underline-type="single" style:text-underline-style="solid" style:text-underline-width="auto" style:text-underline-mode="continuous"/>
    </style:style>
    <style:style style:name="T2089" style:parent-style-name="Domyślnaczcionkaakapitu" style:family="text">
      <style:text-properties style:text-underline-type="single" style:text-underline-style="solid" style:text-underline-width="auto" style:text-underline-mode="continuous"/>
    </style:style>
    <style:style style:name="T2090" style:parent-style-name="Domyślnaczcionkaakapitu" style:family="text">
      <style:text-properties fo:background-color="#80FFFF" style:text-underline-type="single" style:text-underline-style="solid" style:text-underline-width="auto" style:text-underline-mode="continuous"/>
    </style:style>
    <style:style style:name="P2091" style:parent-style-name="Normalny" style:family="paragraph">
      <style:paragraph-properties fo:text-align="justify" fo:line-height="150%" fo:text-indent="0.2479in"/>
    </style:style>
    <style:style style:name="P2092" style:parent-style-name="Normalny" style:family="paragraph">
      <style:paragraph-properties fo:text-align="justify" fo:line-height="150%"/>
    </style:style>
    <style:style style:name="T2093" style:parent-style-name="Domyślnaczcionkaakapitu" style:family="text">
      <style:text-properties style:text-underline-type="single" style:text-underline-style="solid" style:text-underline-width="auto" style:text-underline-mode="continuous"/>
    </style:style>
    <style:style style:name="P2094" style:parent-style-name="Normalny" style:family="paragraph">
      <style:paragraph-properties fo:text-align="justify" fo:line-height="150%" fo:text-indent="0.2479in"/>
    </style:style>
    <style:style style:name="T2095" style:parent-style-name="Domyślnaczcionkaakapitu" style:family="text">
      <style:text-properties fo:background-color="#80FFFF"/>
    </style:style>
    <style:style style:name="T2096" style:parent-style-name="Domyślnaczcionkaakapitu" style:family="text">
      <style:text-properties fo:background-color="#80FFFF"/>
    </style:style>
    <style:style style:name="T2097" style:parent-style-name="Domyślnaczcionkaakapitu" style:family="text">
      <style:text-properties fo:background-color="#80FFFF"/>
    </style:style>
    <style:style style:name="T2098" style:parent-style-name="Domyślnaczcionkaakapitu" style:family="text">
      <style:text-properties fo:background-color="#80FFFF"/>
    </style:style>
    <style:style style:name="T2099" style:parent-style-name="Domyślnaczcionkaakapitu" style:family="text">
      <style:text-properties fo:background-color="#80FFFF"/>
    </style:style>
    <style:style style:name="P2100" style:parent-style-name="Normalny" style:family="paragraph">
      <style:paragraph-properties fo:text-align="justify" fo:line-height="150%" fo:text-indent="0.2479in"/>
    </style:style>
    <style:style style:name="T2101" style:parent-style-name="Domyślnaczcionkaakapitu" style:family="text">
      <style:text-properties fo:background-color="#80FFFF"/>
    </style:style>
    <style:style style:name="T2102" style:parent-style-name="Domyślnaczcionkaakapitu" style:family="text">
      <style:text-properties fo:background-color="#80FFFF"/>
    </style:style>
    <style:style style:name="P2103" style:parent-style-name="Normalny" style:family="paragraph">
      <style:paragraph-properties fo:text-align="justify" fo:line-height="150%" fo:text-indent="0.2479in"/>
    </style:style>
    <style:style style:name="T2104" style:parent-style-name="Domyślnaczcionkaakapitu" style:family="text">
      <style:text-properties fo:background-color="#80FFFF"/>
    </style:style>
    <style:style style:name="T2105" style:parent-style-name="Domyślnaczcionkaakapitu" style:family="text">
      <style:text-properties fo:background-color="#80FFFF"/>
    </style:style>
    <style:style style:name="T2106" style:parent-style-name="Domyślnaczcionkaakapitu" style:family="text">
      <style:text-properties fo:background-color="#80FFFF"/>
    </style:style>
    <style:style style:name="T2107" style:parent-style-name="Domyślnaczcionkaakapitu" style:family="text">
      <style:text-properties fo:background-color="#80FFFF"/>
    </style:style>
    <style:style style:name="T2108" style:parent-style-name="Domyślnaczcionkaakapitu" style:family="text">
      <style:text-properties fo:background-color="#80FFFF"/>
    </style:style>
    <style:style style:name="T2109" style:parent-style-name="Domyślnaczcionkaakapitu" style:family="text">
      <style:text-properties fo:background-color="#80FFFF"/>
    </style:style>
    <style:style style:name="T2110" style:parent-style-name="Domyślnaczcionkaakapitu" style:family="text">
      <style:text-properties fo:background-color="#80FFFF"/>
    </style:style>
    <style:style style:name="T2111" style:parent-style-name="Domyślnaczcionkaakapitu" style:family="text">
      <style:text-properties fo:background-color="#80FFFF"/>
    </style:style>
    <style:style style:name="P2112" style:parent-style-name="Normalny" style:family="paragraph">
      <style:paragraph-properties fo:text-align="justify" fo:line-height="150%"/>
    </style:style>
    <style:style style:name="T2113" style:parent-style-name="Domyślnaczcionkaakapitu" style:family="text">
      <style:text-properties style:text-underline-type="single" style:text-underline-style="solid" style:text-underline-width="auto" style:text-underline-mode="continuous"/>
    </style:style>
    <style:style style:name="P2114" style:parent-style-name="Normalny" style:family="paragraph">
      <style:paragraph-properties fo:text-align="justify" fo:line-height="150%" fo:text-indent="0.2479in"/>
    </style:style>
    <style:style style:name="P2115" style:parent-style-name="Normalny" style:family="paragraph">
      <style:paragraph-properties fo:text-align="justify" fo:line-height="150%"/>
    </style:style>
    <style:style style:name="T2116" style:parent-style-name="Domyślnaczcionkaakapitu" style:family="text">
      <style:text-properties style:text-underline-type="single" style:text-underline-style="solid" style:text-underline-width="auto" style:text-underline-mode="continuous"/>
    </style:style>
    <style:style style:name="P2117" style:parent-style-name="Normalny" style:family="paragraph">
      <style:paragraph-properties fo:text-align="justify" fo:line-height="150%" fo:text-indent="0.2479in"/>
    </style:style>
    <style:style style:name="T2118" style:parent-style-name="Domyślnaczcionkaakapitu" style:family="text">
      <style:text-properties fo:background-color="#80FFFF"/>
    </style:style>
    <style:style style:name="T2119" style:parent-style-name="Domyślnaczcionkaakapitu" style:family="text">
      <style:text-properties fo:background-color="#80FFFF"/>
    </style:style>
    <style:style style:name="T2120" style:parent-style-name="Domyślnaczcionkaakapitu" style:family="text">
      <style:text-properties fo:background-color="#80FFFF"/>
    </style:style>
    <style:style style:name="P2121" style:parent-style-name="Normalny" style:family="paragraph">
      <style:paragraph-properties fo:text-align="justify" fo:line-height="150%"/>
    </style:style>
    <style:style style:name="T2122" style:parent-style-name="Domyślnaczcionkaakapitu" style:family="text">
      <style:text-properties style:text-underline-type="single" style:text-underline-style="solid" style:text-underline-width="auto" style:text-underline-mode="continuous"/>
    </style:style>
    <style:style style:name="P2123" style:parent-style-name="Normalny" style:family="paragraph">
      <style:paragraph-properties fo:text-align="justify" fo:line-height="150%" fo:text-indent="0.2479in"/>
    </style:style>
    <style:style style:name="P2124" style:parent-style-name="Normalny" style:family="paragraph">
      <style:paragraph-properties fo:text-align="justify" fo:line-height="150%"/>
    </style:style>
    <style:style style:name="P2125" style:parent-style-name="Normalny" style:family="paragraph">
      <style:paragraph-properties fo:text-align="justify" fo:line-height="150%" fo:text-indent="0.2479in"/>
    </style:style>
    <style:style style:name="T2126" style:parent-style-name="Domyślnaczcionkaakapitu" style:family="text">
      <style:text-properties fo:background-color="#80FFFF"/>
    </style:style>
    <style:style style:name="T2127" style:parent-style-name="Domyślnaczcionkaakapitu" style:family="text">
      <style:text-properties fo:background-color="#80FFFF"/>
    </style:style>
    <style:style style:name="P2128" style:parent-style-name="Normalny" style:family="paragraph">
      <style:paragraph-properties fo:text-align="justify" fo:line-height="150%" fo:text-indent="0.2479in"/>
    </style:style>
    <style:style style:name="T2129" style:parent-style-name="Domyślnaczcionkaakapitu" style:family="text">
      <style:text-properties fo:background-color="#80FFFF"/>
    </style:style>
    <style:style style:name="T2130" style:parent-style-name="Domyślnaczcionkaakapitu" style:family="text">
      <style:text-properties fo:background-color="#80FFFF"/>
    </style:style>
    <style:style style:name="T2131" style:parent-style-name="Domyślnaczcionkaakapitu" style:family="text">
      <style:text-properties fo:background-color="#80FFFF"/>
    </style:style>
    <style:style style:name="P2132" style:parent-style-name="Normalny" style:family="paragraph">
      <style:paragraph-properties fo:text-align="justify" fo:line-height="150%" fo:text-indent="0.2479in"/>
    </style:style>
    <style:style style:name="P2133" style:parent-style-name="Normalny" style:family="paragraph">
      <style:paragraph-properties fo:text-align="justify" fo:line-height="150%" fo:text-indent="0.2479in"/>
    </style:style>
    <style:style style:name="T2134" style:parent-style-name="Domyślnaczcionkaakapitu" style:family="text">
      <style:text-properties fo:background-color="#80FFFF"/>
    </style:style>
    <style:style style:name="T2135" style:parent-style-name="Domyślnaczcionkaakapitu" style:family="text">
      <style:text-properties fo:background-color="#80FFFF"/>
    </style:style>
    <style:style style:name="P2136" style:parent-style-name="Normalny" style:family="paragraph">
      <style:paragraph-properties fo:text-align="justify" fo:line-height="150%"/>
    </style:style>
    <style:style style:name="T2137" style:parent-style-name="Domyślnaczcionkaakapitu" style:family="text">
      <style:text-properties style:text-underline-type="single" style:text-underline-style="solid" style:text-underline-width="auto" style:text-underline-mode="continuous"/>
    </style:style>
    <style:style style:name="T2138" style:parent-style-name="Domyślnaczcionkaakapitu" style:family="text">
      <style:text-properties fo:background-color="#80FFFF" style:text-underline-type="single" style:text-underline-style="solid" style:text-underline-width="auto" style:text-underline-mode="continuous"/>
    </style:style>
    <style:style style:name="T2139" style:parent-style-name="Domyślnaczcionkaakapitu" style:family="text">
      <style:text-properties style:text-underline-type="single" style:text-underline-style="solid" style:text-underline-width="auto" style:text-underline-mode="continuous"/>
    </style:style>
    <style:style style:name="T2140" style:parent-style-name="Domyślnaczcionkaakapitu" style:family="text">
      <style:text-properties fo:background-color="#80FFFF" style:text-underline-type="single" style:text-underline-style="solid" style:text-underline-width="auto" style:text-underline-mode="continuous"/>
    </style:style>
    <style:style style:name="P2141" style:parent-style-name="Normalny" style:family="paragraph">
      <style:paragraph-properties fo:text-align="justify" fo:line-height="150%" fo:text-indent="0.2479in"/>
    </style:style>
    <style:style style:name="P2142" style:parent-style-name="Normalny" style:family="paragraph">
      <style:paragraph-properties fo:text-align="justify" fo:line-height="150%"/>
    </style:style>
    <style:style style:name="T2143" style:parent-style-name="Domyślnaczcionkaakapitu" style:family="text">
      <style:text-properties fo:background-color="#80FFFF" style:text-underline-type="single" style:text-underline-style="solid" style:text-underline-width="auto" style:text-underline-mode="continuous"/>
    </style:style>
    <style:style style:name="T2144" style:parent-style-name="Domyślnaczcionkaakapitu" style:family="text">
      <style:text-properties style:text-underline-type="single" style:text-underline-style="solid" style:text-underline-width="auto" style:text-underline-mode="continuous"/>
    </style:style>
    <style:style style:name="P2145" style:parent-style-name="Normalny" style:family="paragraph">
      <style:paragraph-properties fo:text-align="justify" fo:line-height="150%" fo:text-indent="0.2479in"/>
    </style:style>
    <style:style style:name="T2146" style:parent-style-name="Domyślnaczcionkaakapitu" style:family="text">
      <style:text-properties fo:background-color="#80FFFF"/>
    </style:style>
    <style:style style:name="P2147" style:parent-style-name="Normalny" style:family="paragraph">
      <style:paragraph-properties fo:text-align="justify" fo:line-height="150%"/>
    </style:style>
    <style:style style:name="T2148" style:parent-style-name="Domyślnaczcionkaakapitu" style:family="text">
      <style:text-properties fo:background-color="#80FFFF" style:text-underline-type="single" style:text-underline-style="solid" style:text-underline-width="auto" style:text-underline-mode="continuous"/>
    </style:style>
    <style:style style:name="T2149" style:parent-style-name="Domyślnaczcionkaakapitu" style:family="text">
      <style:text-properties style:text-underline-type="single" style:text-underline-style="solid" style:text-underline-width="auto" style:text-underline-mode="continuous"/>
    </style:style>
    <style:style style:name="P2150" style:parent-style-name="Normalny" style:family="paragraph">
      <style:paragraph-properties fo:text-align="justify" fo:line-height="150%" fo:text-indent="0.2479in"/>
    </style:style>
    <style:style style:name="T2151" style:parent-style-name="Domyślnaczcionkaakapitu" style:family="text">
      <style:text-properties fo:background-color="#80FFFF"/>
    </style:style>
    <style:style style:name="P2152" style:parent-style-name="Normalny" style:family="paragraph">
      <style:paragraph-properties fo:text-align="justify" fo:line-height="150%" fo:text-indent="0.2479in"/>
    </style:style>
    <style:style style:name="T2153" style:parent-style-name="Domyślnaczcionkaakapitu" style:family="text">
      <style:text-properties fo:background-color="#80FFFF"/>
    </style:style>
    <style:style style:name="T2154" style:parent-style-name="Domyślnaczcionkaakapitu" style:family="text">
      <style:text-properties fo:background-color="#80FFFF"/>
    </style:style>
    <style:style style:name="T2155" style:parent-style-name="Domyślnaczcionkaakapitu" style:family="text">
      <style:text-properties fo:background-color="#80FFFF"/>
    </style:style>
    <style:style style:name="P2156" style:parent-style-name="Normalny" style:family="paragraph">
      <style:paragraph-properties fo:text-align="justify" fo:line-height="150%" fo:text-indent="0.2479in"/>
    </style:style>
    <style:style style:name="T2157" style:parent-style-name="Domyślnaczcionkaakapitu" style:family="text">
      <style:text-properties fo:background-color="#80FFFF"/>
    </style:style>
    <style:style style:name="T2158" style:parent-style-name="Domyślnaczcionkaakapitu" style:family="text">
      <style:text-properties fo:background-color="#80FFFF"/>
    </style:style>
    <style:style style:name="T2159" style:parent-style-name="Domyślnaczcionkaakapitu" style:family="text">
      <style:text-properties fo:background-color="#80FFFF"/>
    </style:style>
    <style:style style:name="T2160" style:parent-style-name="Domyślnaczcionkaakapitu" style:family="text">
      <style:text-properties fo:background-color="#80FFFF"/>
    </style:style>
    <style:style style:name="T2161" style:parent-style-name="Domyślnaczcionkaakapitu" style:family="text">
      <style:text-properties fo:background-color="#80FFFF"/>
    </style:style>
    <style:style style:name="T2162" style:parent-style-name="Domyślnaczcionkaakapitu" style:family="text">
      <style:text-properties fo:background-color="#80FFFF"/>
    </style:style>
    <style:style style:name="T2163" style:parent-style-name="Domyślnaczcionkaakapitu" style:family="text">
      <style:text-properties fo:background-color="#80FFFF"/>
    </style:style>
    <style:style style:name="T2164" style:parent-style-name="Domyślnaczcionkaakapitu" style:family="text">
      <style:text-properties fo:background-color="#80FFFF"/>
    </style:style>
    <style:style style:name="T2165" style:parent-style-name="Domyślnaczcionkaakapitu" style:family="text">
      <style:text-properties fo:background-color="#80FFFF"/>
    </style:style>
    <style:style style:name="P2166" style:parent-style-name="Normalny" style:family="paragraph">
      <style:paragraph-properties fo:text-align="justify" fo:line-height="150%"/>
    </style:style>
    <style:style style:name="T2167" style:parent-style-name="Domyślnaczcionkaakapitu" style:family="text">
      <style:text-properties style:text-underline-type="single" style:text-underline-style="solid" style:text-underline-width="auto" style:text-underline-mode="continuous"/>
    </style:style>
    <style:style style:name="P2168" style:parent-style-name="Normalny" style:family="paragraph">
      <style:paragraph-properties fo:text-align="justify" fo:line-height="150%" fo:text-indent="0.2479in"/>
    </style:style>
    <style:style style:name="P2169" style:parent-style-name="Normalny" style:family="paragraph">
      <style:paragraph-properties fo:text-align="justify" fo:line-height="150%"/>
    </style:style>
    <style:style style:name="T2170" style:parent-style-name="Domyślnaczcionkaakapitu" style:family="text">
      <style:text-properties style:text-underline-type="single" style:text-underline-style="solid" style:text-underline-width="auto" style:text-underline-mode="continuous"/>
    </style:style>
    <style:style style:name="T2171" style:parent-style-name="Domyślnaczcionkaakapitu" style:family="text">
      <style:text-properties fo:background-color="#80FFFF" style:text-underline-type="single" style:text-underline-style="solid" style:text-underline-width="auto" style:text-underline-mode="continuous"/>
    </style:style>
    <style:style style:name="T2172" style:parent-style-name="Domyślnaczcionkaakapitu" style:family="text">
      <style:text-properties style:text-underline-type="single" style:text-underline-style="solid" style:text-underline-width="auto" style:text-underline-mode="continuous"/>
    </style:style>
    <style:style style:name="P2173" style:parent-style-name="Normalny" style:family="paragraph">
      <style:paragraph-properties fo:text-align="justify" fo:line-height="150%" fo:text-indent="0.2479in"/>
    </style:style>
    <style:style style:name="T2174" style:parent-style-name="Domyślnaczcionkaakapitu" style:family="text">
      <style:text-properties fo:background-color="#80FFFF"/>
    </style:style>
    <style:style style:name="T2175" style:parent-style-name="Domyślnaczcionkaakapitu" style:family="text">
      <style:text-properties fo:background-color="#80FFFF"/>
    </style:style>
    <style:style style:name="T2176" style:parent-style-name="Domyślnaczcionkaakapitu" style:family="text">
      <style:text-properties fo:background-color="#80FFFF"/>
    </style:style>
    <style:style style:name="T2177" style:parent-style-name="Domyślnaczcionkaakapitu" style:family="text">
      <style:text-properties fo:background-color="#80FFFF"/>
    </style:style>
    <style:style style:name="P2178" style:parent-style-name="Normalny" style:family="paragraph">
      <style:paragraph-properties fo:text-align="justify" fo:line-height="150%" fo:text-indent="0.2479in"/>
    </style:style>
    <style:style style:name="T2179" style:parent-style-name="Domyślnaczcionkaakapitu" style:family="text">
      <style:text-properties fo:background-color="#80FFFF"/>
    </style:style>
    <style:style style:name="P2180" style:parent-style-name="Normalny" style:family="paragraph">
      <style:paragraph-properties fo:text-align="justify" fo:line-height="150%" fo:text-indent="0.2479in"/>
    </style:style>
    <style:style style:name="T2181" style:parent-style-name="Domyślnaczcionkaakapitu" style:family="text">
      <style:text-properties fo:background-color="#80FFFF"/>
    </style:style>
    <style:style style:name="T2182" style:parent-style-name="Domyślnaczcionkaakapitu" style:family="text">
      <style:text-properties fo:background-color="#80FFFF"/>
    </style:style>
    <style:style style:name="T2183" style:parent-style-name="Domyślnaczcionkaakapitu" style:family="text">
      <style:text-properties fo:background-color="#80FFFF"/>
    </style:style>
    <style:style style:name="T2184" style:parent-style-name="Domyślnaczcionkaakapitu" style:family="text">
      <style:text-properties fo:background-color="#80FFFF"/>
    </style:style>
    <style:style style:name="T2185" style:parent-style-name="Domyślnaczcionkaakapitu" style:family="text">
      <style:text-properties fo:background-color="#80FFFF"/>
    </style:style>
    <style:style style:name="T2186" style:parent-style-name="Domyślnaczcionkaakapitu" style:family="text">
      <style:text-properties fo:background-color="#80FFFF"/>
    </style:style>
    <style:style style:name="T2187" style:parent-style-name="Domyślnaczcionkaakapitu" style:family="text">
      <style:text-properties fo:background-color="#80FFFF"/>
    </style:style>
    <style:style style:name="P2188" style:parent-style-name="Normalny" style:family="paragraph">
      <style:paragraph-properties fo:text-align="justify" fo:line-height="150%"/>
    </style:style>
    <style:style style:name="T2189" style:parent-style-name="Domyślnaczcionkaakapitu" style:family="text">
      <style:text-properties style:text-underline-type="single" style:text-underline-style="solid" style:text-underline-width="auto" style:text-underline-mode="continuous"/>
    </style:style>
    <style:style style:name="P2190" style:parent-style-name="Normalny" style:family="paragraph">
      <style:paragraph-properties fo:text-align="justify" fo:line-height="150%" fo:text-indent="0.2479in"/>
    </style:style>
    <style:style style:name="T2191" style:parent-style-name="Domyślnaczcionkaakapitu" style:family="text">
      <style:text-properties fo:background-color="#80FFFF"/>
    </style:style>
    <style:style style:name="T2192" style:parent-style-name="Domyślnaczcionkaakapitu" style:family="text">
      <style:text-properties fo:background-color="#80FFFF"/>
    </style:style>
    <style:style style:name="P2193" style:parent-style-name="Normalny" style:family="paragraph">
      <style:paragraph-properties fo:text-align="justify" fo:line-height="150%"/>
    </style:style>
    <style:style style:name="T2194" style:parent-style-name="Domyślnaczcionkaakapitu" style:family="text">
      <style:text-properties style:text-underline-type="single" style:text-underline-style="solid" style:text-underline-width="auto" style:text-underline-mode="continuous"/>
    </style:style>
    <style:style style:name="T2195" style:parent-style-name="Domyślnaczcionkaakapitu" style:family="text">
      <style:text-properties fo:background-color="#80FFFF" style:text-underline-type="single" style:text-underline-style="solid" style:text-underline-width="auto" style:text-underline-mode="continuous"/>
    </style:style>
    <style:style style:name="T2196" style:parent-style-name="Domyślnaczcionkaakapitu" style:family="text">
      <style:text-properties style:text-underline-type="single" style:text-underline-style="solid" style:text-underline-width="auto" style:text-underline-mode="continuous"/>
    </style:style>
    <style:style style:name="P2197" style:parent-style-name="Normalny" style:family="paragraph">
      <style:paragraph-properties fo:text-align="justify" fo:line-height="150%" fo:text-indent="0.2479in"/>
    </style:style>
    <style:style style:name="P2198" style:parent-style-name="Normalny" style:family="paragraph">
      <style:paragraph-properties fo:text-align="justify" fo:line-height="150%"/>
    </style:style>
    <style:style style:name="T2199" style:parent-style-name="Domyślnaczcionkaakapitu" style:family="text">
      <style:text-properties fo:background-color="#80FFFF"/>
    </style:style>
    <style:style style:name="P2200" style:parent-style-name="Normalny" style:family="paragraph">
      <style:paragraph-properties fo:text-align="justify" fo:line-height="150%" fo:text-indent="0.2479in"/>
    </style:style>
    <style:style style:name="T2201" style:parent-style-name="Domyślnaczcionkaakapitu" style:family="text">
      <style:text-properties fo:background-color="#80FFFF"/>
    </style:style>
    <style:style style:name="T2202" style:parent-style-name="Domyślnaczcionkaakapitu" style:family="text">
      <style:text-properties fo:background-color="#80FFFF"/>
    </style:style>
    <style:style style:name="T2203" style:parent-style-name="Domyślnaczcionkaakapitu" style:family="text">
      <style:text-properties fo:background-color="#80FFFF"/>
    </style:style>
    <style:style style:name="T2204" style:parent-style-name="Domyślnaczcionkaakapitu" style:family="text">
      <style:text-properties fo:background-color="#80FFFF"/>
    </style:style>
    <style:style style:name="P2205" style:parent-style-name="Normalny" style:family="paragraph">
      <style:paragraph-properties fo:text-align="justify" fo:line-height="150%"/>
    </style:style>
    <style:style style:name="T2206" style:parent-style-name="Domyślnaczcionkaakapitu" style:family="text">
      <style:text-properties style:text-underline-type="single" style:text-underline-style="solid" style:text-underline-width="auto" style:text-underline-mode="continuous"/>
    </style:style>
    <style:style style:name="T2207" style:parent-style-name="Domyślnaczcionkaakapitu" style:family="text">
      <style:text-properties fo:background-color="#80FFFF" style:text-underline-type="single" style:text-underline-style="solid" style:text-underline-width="auto" style:text-underline-mode="continuous"/>
    </style:style>
    <style:style style:name="P2208" style:parent-style-name="Normalny" style:family="paragraph">
      <style:paragraph-properties fo:text-align="justify" fo:line-height="150%" fo:text-indent="0.2479in"/>
    </style:style>
    <style:style style:name="P2209" style:parent-style-name="Normalny" style:family="paragraph">
      <style:paragraph-properties fo:text-align="justify" fo:line-height="150%"/>
    </style:style>
    <style:style style:name="T2210" style:parent-style-name="Domyślnaczcionkaakapitu" style:family="text">
      <style:text-properties style:text-underline-type="single" style:text-underline-style="solid" style:text-underline-width="auto" style:text-underline-mode="continuous"/>
    </style:style>
    <style:style style:name="P2211" style:parent-style-name="Normalny" style:family="paragraph">
      <style:paragraph-properties fo:text-align="justify" fo:line-height="150%" fo:text-indent="0.2479in"/>
    </style:style>
    <style:style style:name="T2212" style:parent-style-name="Domyślnaczcionkaakapitu" style:family="text">
      <style:text-properties fo:background-color="#80FFFF"/>
    </style:style>
    <style:style style:name="T2213" style:parent-style-name="Domyślnaczcionkaakapitu" style:family="text">
      <style:text-properties fo:background-color="#80FFFF"/>
    </style:style>
    <style:style style:name="P2214" style:parent-style-name="Normalny" style:family="paragraph">
      <style:paragraph-properties fo:text-align="justify" fo:line-height="150%" fo:text-indent="0.2479in"/>
    </style:style>
    <style:style style:name="T2215" style:parent-style-name="Domyślnaczcionkaakapitu" style:family="text">
      <style:text-properties fo:background-color="#80FFFF"/>
    </style:style>
    <style:style style:name="T2216" style:parent-style-name="Domyślnaczcionkaakapitu" style:family="text">
      <style:text-properties fo:background-color="#80FFFF"/>
    </style:style>
    <style:style style:name="P2217" style:parent-style-name="Normalny" style:family="paragraph">
      <style:paragraph-properties fo:text-align="justify" fo:line-height="150%" fo:text-indent="0.2479in"/>
    </style:style>
    <style:style style:name="T2218" style:parent-style-name="Domyślnaczcionkaakapitu" style:family="text">
      <style:text-properties fo:background-color="#80FFFF"/>
    </style:style>
    <style:style style:name="T2219" style:parent-style-name="Domyślnaczcionkaakapitu" style:family="text">
      <style:text-properties fo:background-color="#80FFFF"/>
    </style:style>
    <style:style style:name="T2220" style:parent-style-name="Domyślnaczcionkaakapitu" style:family="text">
      <style:text-properties fo:background-color="#80FFFF"/>
    </style:style>
    <style:style style:name="P2221" style:parent-style-name="Normalny" style:family="paragraph">
      <style:paragraph-properties fo:text-align="justify" fo:line-height="150%" fo:text-indent="0.2479in"/>
    </style:style>
    <style:style style:name="P2222" style:parent-style-name="Normalny" style:family="paragraph">
      <style:paragraph-properties fo:text-align="justify" fo:line-height="150%"/>
    </style:style>
    <style:style style:name="T2223" style:parent-style-name="Domyślnaczcionkaakapitu" style:family="text">
      <style:text-properties style:text-underline-type="single" style:text-underline-style="solid" style:text-underline-width="auto" style:text-underline-mode="continuous"/>
    </style:style>
    <style:style style:name="T2224" style:parent-style-name="Domyślnaczcionkaakapitu" style:family="text">
      <style:text-properties fo:background-color="#80FFFF" style:text-underline-type="single" style:text-underline-style="solid" style:text-underline-width="auto" style:text-underline-mode="continuous"/>
    </style:style>
    <style:style style:name="T2225" style:parent-style-name="Domyślnaczcionkaakapitu" style:family="text">
      <style:text-properties style:text-underline-type="single" style:text-underline-style="solid" style:text-underline-width="auto" style:text-underline-mode="continuous"/>
    </style:style>
    <style:style style:name="T2226" style:parent-style-name="Domyślnaczcionkaakapitu" style:family="text">
      <style:text-properties fo:background-color="#80FFFF" style:text-underline-type="single" style:text-underline-style="solid" style:text-underline-width="auto" style:text-underline-mode="continuous"/>
    </style:style>
    <style:style style:name="P2227" style:parent-style-name="Normalny" style:family="paragraph">
      <style:paragraph-properties fo:text-align="justify" fo:line-height="150%" fo:text-indent="0.2479in"/>
    </style:style>
    <style:style style:name="P2228" style:parent-style-name="Normalny" style:family="paragraph">
      <style:paragraph-properties fo:text-align="justify" fo:line-height="150%" fo:text-indent="0.2479in"/>
    </style:style>
    <style:style style:name="T2229" style:parent-style-name="Domyślnaczcionkaakapitu" style:family="text">
      <style:text-properties fo:background-color="#80FFFF"/>
    </style:style>
    <style:style style:name="T2230" style:parent-style-name="Domyślnaczcionkaakapitu" style:family="text">
      <style:text-properties fo:background-color="#80FFFF"/>
    </style:style>
    <style:style style:name="T2231" style:parent-style-name="Domyślnaczcionkaakapitu" style:family="text">
      <style:text-properties fo:background-color="#80FFFF"/>
    </style:style>
    <style:style style:name="T2232" style:parent-style-name="Domyślnaczcionkaakapitu" style:family="text">
      <style:text-properties fo:background-color="#80FFFF"/>
    </style:style>
    <style:style style:name="P2233" style:parent-style-name="Normalny" style:family="paragraph">
      <style:paragraph-properties fo:text-align="justify" fo:line-height="150%" fo:text-indent="0.2479in"/>
    </style:style>
    <style:style style:name="T2234" style:parent-style-name="Domyślnaczcionkaakapitu" style:family="text">
      <style:text-properties fo:background-color="#80FFFF"/>
    </style:style>
    <style:style style:name="T2235" style:parent-style-name="Domyślnaczcionkaakapitu" style:family="text">
      <style:text-properties fo:background-color="#80FFFF"/>
    </style:style>
    <style:style style:name="P2236" style:parent-style-name="Normalny" style:family="paragraph">
      <style:paragraph-properties fo:text-align="justify" fo:line-height="150%"/>
    </style:style>
    <style:style style:name="T2237" style:parent-style-name="Domyślnaczcionkaakapitu" style:family="text">
      <style:text-properties style:text-underline-type="single" style:text-underline-style="solid" style:text-underline-width="auto" style:text-underline-mode="continuous"/>
    </style:style>
    <style:style style:name="T2238" style:parent-style-name="Domyślnaczcionkaakapitu" style:family="text">
      <style:text-properties fo:background-color="#80FFFF" style:text-underline-type="single" style:text-underline-style="solid" style:text-underline-width="auto" style:text-underline-mode="continuous"/>
    </style:style>
    <style:style style:name="T2239" style:parent-style-name="Domyślnaczcionkaakapitu" style:family="text">
      <style:text-properties style:text-underline-type="single" style:text-underline-style="solid" style:text-underline-width="auto" style:text-underline-mode="continuous"/>
    </style:style>
    <style:style style:name="P2240" style:parent-style-name="Normalny" style:family="paragraph">
      <style:paragraph-properties fo:text-align="justify" fo:line-height="150%" fo:text-indent="0.2479in"/>
    </style:style>
    <style:style style:name="T2241" style:parent-style-name="Domyślnaczcionkaakapitu" style:family="text">
      <style:text-properties fo:background-color="#80FFFF"/>
    </style:style>
    <style:style style:name="P2242" style:parent-style-name="Normalny" style:family="paragraph">
      <style:paragraph-properties fo:text-align="justify" fo:line-height="150%"/>
    </style:style>
    <style:style style:name="T2243" style:parent-style-name="Domyślnaczcionkaakapitu" style:family="text">
      <style:text-properties style:text-underline-type="single" style:text-underline-style="solid" style:text-underline-width="auto" style:text-underline-mode="continuous"/>
    </style:style>
    <style:style style:name="P2244" style:parent-style-name="Normalny" style:family="paragraph">
      <style:paragraph-properties fo:text-align="justify" fo:line-height="150%" fo:text-indent="0.2479in"/>
    </style:style>
    <style:style style:name="T2245" style:parent-style-name="Domyślnaczcionkaakapitu" style:family="text">
      <style:text-properties fo:background-color="#80FFFF"/>
    </style:style>
    <style:style style:name="P2246" style:parent-style-name="Normalny" style:family="paragraph">
      <style:paragraph-properties fo:text-align="justify" fo:line-height="150%"/>
    </style:style>
    <style:style style:name="T2247" style:parent-style-name="Domyślnaczcionkaakapitu" style:family="text">
      <style:text-properties fo:background-color="#80FFFF"/>
    </style:style>
    <style:style style:name="P2248" style:parent-style-name="Normalny" style:family="paragraph">
      <style:paragraph-properties fo:text-align="justify" fo:line-height="150%"/>
    </style:style>
    <style:style style:name="P2249" style:parent-style-name="Normalny" style:family="paragraph">
      <style:paragraph-properties fo:text-align="justify" fo:line-height="150%"/>
    </style:style>
    <style:style style:name="P2250" style:parent-style-name="Normalny" style:family="paragraph">
      <style:paragraph-properties fo:text-align="justify" fo:line-height="150%"/>
    </style:style>
    <style:style style:name="T2251" style:parent-style-name="Domyślnaczcionkaakapitu" style:family="text">
      <style:text-properties style:text-underline-type="single" style:text-underline-style="solid" style:text-underline-width="auto" style:text-underline-mode="continuous"/>
    </style:style>
    <style:style style:name="P2252" style:parent-style-name="Normalny" style:family="paragraph">
      <style:paragraph-properties fo:text-align="justify" fo:line-height="150%" fo:text-indent="0.2479in"/>
    </style:style>
    <style:style style:name="T2253" style:parent-style-name="Domyślnaczcionkaakapitu" style:family="text">
      <style:text-properties fo:background-color="#80FFFF"/>
    </style:style>
    <style:style style:name="P2254" style:parent-style-name="Normalny" style:family="paragraph">
      <style:paragraph-properties fo:text-align="justify" fo:line-height="150%" fo:text-indent="0.2479in"/>
    </style:style>
    <style:style style:name="T2255" style:parent-style-name="Domyślnaczcionkaakapitu" style:family="text">
      <style:text-properties fo:background-color="#80FFFF"/>
    </style:style>
    <style:style style:name="T2256" style:parent-style-name="Domyślnaczcionkaakapitu" style:family="text">
      <style:text-properties fo:background-color="#80FFFF"/>
    </style:style>
    <style:style style:name="T2257" style:parent-style-name="Domyślnaczcionkaakapitu" style:family="text">
      <style:text-properties fo:background-color="#80FFFF"/>
    </style:style>
    <style:style style:name="T2258" style:parent-style-name="Domyślnaczcionkaakapitu" style:family="text">
      <style:text-properties fo:background-color="#80FFFF"/>
    </style:style>
    <style:style style:name="P2259" style:parent-style-name="Normalny" style:family="paragraph">
      <style:paragraph-properties fo:text-align="justify" fo:line-height="150%" fo:text-indent="0.2479in"/>
    </style:style>
    <style:style style:name="P2260" style:parent-style-name="Normalny" style:family="paragraph">
      <style:paragraph-properties fo:text-align="justify" fo:line-height="150%"/>
    </style:style>
    <style:style style:name="T2261" style:parent-style-name="Domyślnaczcionkaakapitu" style:family="text">
      <style:text-properties style:text-underline-type="single" style:text-underline-style="solid" style:text-underline-width="auto" style:text-underline-mode="continuous"/>
    </style:style>
    <style:style style:name="P2262" style:parent-style-name="Normalny" style:family="paragraph">
      <style:paragraph-properties fo:text-align="justify" fo:line-height="150%" fo:text-indent="0.2479in"/>
    </style:style>
    <style:style style:name="T2263" style:parent-style-name="Domyślnaczcionkaakapitu" style:family="text">
      <style:text-properties fo:background-color="#80FFFF"/>
    </style:style>
    <style:style style:name="T2264" style:parent-style-name="Domyślnaczcionkaakapitu" style:family="text">
      <style:text-properties fo:background-color="#80FFFF"/>
    </style:style>
    <style:style style:name="P2265" style:parent-style-name="Normalny" style:family="paragraph">
      <style:paragraph-properties fo:text-align="justify" fo:line-height="150%"/>
    </style:style>
    <style:style style:name="T2266" style:parent-style-name="Domyślnaczcionkaakapitu" style:family="text">
      <style:text-properties style:text-underline-type="single" style:text-underline-style="solid" style:text-underline-width="auto" style:text-underline-mode="continuous"/>
    </style:style>
    <style:style style:name="P2267" style:parent-style-name="Normalny" style:family="paragraph">
      <style:paragraph-properties fo:text-align="justify" fo:line-height="150%" fo:text-indent="0.2479in"/>
    </style:style>
    <style:style style:name="T2268" style:parent-style-name="Domyślnaczcionkaakapitu" style:family="text">
      <style:text-properties fo:background-color="#80FFFF"/>
    </style:style>
    <style:style style:name="P2269" style:parent-style-name="Normalny" style:family="paragraph">
      <style:paragraph-properties fo:text-align="justify" fo:line-height="150%"/>
    </style:style>
    <style:style style:name="T2270" style:parent-style-name="Domyślnaczcionkaakapitu" style:family="text">
      <style:text-properties style:text-underline-type="single" style:text-underline-style="solid" style:text-underline-width="auto" style:text-underline-mode="continuous"/>
    </style:style>
    <style:style style:name="P2271" style:parent-style-name="Normalny" style:family="paragraph">
      <style:paragraph-properties fo:text-align="justify" fo:line-height="150%" fo:text-indent="0.2479in"/>
    </style:style>
    <style:style style:name="T2272" style:parent-style-name="Domyślnaczcionkaakapitu" style:family="text">
      <style:text-properties fo:background-color="#80FFFF"/>
    </style:style>
    <style:style style:name="T2273" style:parent-style-name="Domyślnaczcionkaakapitu" style:family="text">
      <style:text-properties fo:background-color="#80FFFF"/>
    </style:style>
    <style:style style:name="T2274" style:parent-style-name="Domyślnaczcionkaakapitu" style:family="text">
      <style:text-properties fo:background-color="#80FFFF"/>
    </style:style>
    <style:style style:name="P2275" style:parent-style-name="Normalny" style:family="paragraph">
      <style:paragraph-properties fo:text-align="justify" fo:line-height="150%" fo:text-indent="0.2479in"/>
    </style:style>
    <style:style style:name="T2276" style:parent-style-name="Domyślnaczcionkaakapitu" style:family="text">
      <style:text-properties fo:background-color="#80FFFF"/>
    </style:style>
    <style:style style:name="T2277" style:parent-style-name="Domyślnaczcionkaakapitu" style:family="text">
      <style:text-properties fo:background-color="#80FFFF"/>
    </style:style>
    <style:style style:name="T2278" style:parent-style-name="Domyślnaczcionkaakapitu" style:family="text">
      <style:text-properties fo:background-color="#80FFFF"/>
    </style:style>
    <style:style style:name="P2279" style:parent-style-name="Normalny" style:family="paragraph">
      <style:paragraph-properties fo:text-align="justify" fo:line-height="150%"/>
    </style:style>
    <style:style style:name="T2280" style:parent-style-name="Domyślnaczcionkaakapitu" style:family="text">
      <style:text-properties style:text-underline-type="single" style:text-underline-style="solid" style:text-underline-width="auto" style:text-underline-mode="continuous"/>
    </style:style>
    <style:style style:name="T2281" style:parent-style-name="Domyślnaczcionkaakapitu" style:family="text">
      <style:text-properties fo:background-color="#80FFFF" style:text-underline-type="single" style:text-underline-style="solid" style:text-underline-width="auto" style:text-underline-mode="continuous"/>
    </style:style>
    <style:style style:name="T2282" style:parent-style-name="Domyślnaczcionkaakapitu" style:family="text">
      <style:text-properties style:text-underline-type="single" style:text-underline-style="solid" style:text-underline-width="auto" style:text-underline-mode="continuous"/>
    </style:style>
    <style:style style:name="P2283" style:parent-style-name="Normalny" style:family="paragraph">
      <style:paragraph-properties fo:text-align="justify" fo:line-height="150%" fo:text-indent="0.2479in"/>
    </style:style>
    <style:style style:name="T2284" style:parent-style-name="Domyślnaczcionkaakapitu" style:family="text">
      <style:text-properties fo:background-color="#80FFFF"/>
    </style:style>
    <style:style style:name="T2285" style:parent-style-name="Domyślnaczcionkaakapitu" style:family="text">
      <style:text-properties fo:background-color="#80FFFF"/>
    </style:style>
    <style:style style:name="T2286" style:parent-style-name="Domyślnaczcionkaakapitu" style:family="text">
      <style:text-properties fo:background-color="#80FFFF"/>
    </style:style>
    <style:style style:name="T2287" style:parent-style-name="Domyślnaczcionkaakapitu" style:family="text">
      <style:text-properties fo:background-color="#80FFFF"/>
    </style:style>
    <style:style style:name="T2288" style:parent-style-name="Domyślnaczcionkaakapitu" style:family="text">
      <style:text-properties fo:background-color="#80FFFF"/>
    </style:style>
    <style:style style:name="T2289" style:parent-style-name="Domyślnaczcionkaakapitu" style:family="text">
      <style:text-properties fo:background-color="#80FFFF"/>
    </style:style>
    <style:style style:name="T2290" style:parent-style-name="Domyślnaczcionkaakapitu" style:family="text">
      <style:text-properties fo:background-color="#80FFFF"/>
    </style:style>
    <style:style style:name="P2291" style:parent-style-name="Normalny" style:family="paragraph">
      <style:paragraph-properties fo:text-align="justify" fo:line-height="150%" fo:text-indent="0.2479in"/>
    </style:style>
    <style:style style:name="T2292" style:parent-style-name="Domyślnaczcionkaakapitu" style:family="text">
      <style:text-properties fo:background-color="#80FFFF"/>
    </style:style>
    <style:style style:name="T2293" style:parent-style-name="Domyślnaczcionkaakapitu" style:family="text">
      <style:text-properties fo:background-color="#80FFFF"/>
    </style:style>
    <style:style style:name="P2294" style:parent-style-name="Normalny" style:family="paragraph">
      <style:paragraph-properties fo:text-align="justify" fo:line-height="150%"/>
    </style:style>
    <style:style style:name="T2295" style:parent-style-name="Domyślnaczcionkaakapitu" style:family="text">
      <style:text-properties style:text-underline-type="single" style:text-underline-style="solid" style:text-underline-width="auto" style:text-underline-mode="continuous"/>
    </style:style>
    <style:style style:name="P2296" style:parent-style-name="Normalny" style:family="paragraph">
      <style:paragraph-properties fo:text-align="justify" fo:line-height="150%" fo:text-indent="0.2479in"/>
    </style:style>
    <style:style style:name="T2297" style:parent-style-name="Domyślnaczcionkaakapitu" style:family="text">
      <style:text-properties fo:background-color="#80FFFF"/>
    </style:style>
    <style:style style:name="T2298" style:parent-style-name="Domyślnaczcionkaakapitu" style:family="text">
      <style:text-properties fo:background-color="#80FFFF"/>
    </style:style>
    <style:style style:name="T2299" style:parent-style-name="Domyślnaczcionkaakapitu" style:family="text">
      <style:text-properties fo:background-color="#80FFFF"/>
    </style:style>
    <style:style style:name="T2300" style:parent-style-name="Domyślnaczcionkaakapitu" style:family="text">
      <style:text-properties fo:background-color="#80FFFF"/>
    </style:style>
    <style:style style:name="T2301" style:parent-style-name="Domyślnaczcionkaakapitu" style:family="text">
      <style:text-properties fo:background-color="#80FFFF"/>
    </style:style>
    <style:style style:name="P2302" style:parent-style-name="Normalny" style:family="paragraph">
      <style:paragraph-properties fo:text-align="justify" fo:line-height="150%" fo:text-indent="0.2479in"/>
    </style:style>
    <style:style style:name="T2303" style:parent-style-name="Domyślnaczcionkaakapitu" style:family="text">
      <style:text-properties fo:background-color="#80FFFF"/>
    </style:style>
    <style:style style:name="T2304" style:parent-style-name="Domyślnaczcionkaakapitu" style:family="text">
      <style:text-properties fo:background-color="#80FFFF"/>
    </style:style>
    <style:style style:name="T2305" style:parent-style-name="Domyślnaczcionkaakapitu" style:family="text">
      <style:text-properties fo:background-color="#80FFFF"/>
    </style:style>
    <style:style style:name="T2306" style:parent-style-name="Domyślnaczcionkaakapitu" style:family="text">
      <style:text-properties fo:background-color="#80FFFF"/>
    </style:style>
    <style:style style:name="T2307" style:parent-style-name="Domyślnaczcionkaakapitu" style:family="text">
      <style:text-properties fo:background-color="#80FFFF"/>
    </style:style>
    <style:style style:name="T2308" style:parent-style-name="Domyślnaczcionkaakapitu" style:family="text">
      <style:text-properties fo:background-color="#80FFFF"/>
    </style:style>
    <style:style style:name="T2309" style:parent-style-name="Domyślnaczcionkaakapitu" style:family="text">
      <style:text-properties fo:background-color="#80FFFF"/>
    </style:style>
    <style:style style:name="P2310" style:parent-style-name="Normalny" style:family="paragraph">
      <style:paragraph-properties fo:text-align="justify" fo:line-height="150%"/>
    </style:style>
    <style:style style:name="T2311" style:parent-style-name="Domyślnaczcionkaakapitu" style:family="text">
      <style:text-properties fo:background-color="#80FFFF" style:text-underline-type="single" style:text-underline-style="solid" style:text-underline-width="auto" style:text-underline-mode="continuous"/>
    </style:style>
    <style:style style:name="T2312" style:parent-style-name="Domyślnaczcionkaakapitu" style:family="text">
      <style:text-properties style:text-underline-type="single" style:text-underline-style="solid" style:text-underline-width="auto" style:text-underline-mode="continuous"/>
    </style:style>
    <style:style style:name="P2313" style:parent-style-name="Normalny" style:family="paragraph">
      <style:paragraph-properties fo:text-align="justify" fo:line-height="150%" fo:text-indent="0.2479in"/>
    </style:style>
    <style:style style:name="T2314" style:parent-style-name="Domyślnaczcionkaakapitu" style:family="text">
      <style:text-properties fo:background-color="#80FFFF"/>
    </style:style>
    <style:style style:name="P2315" style:parent-style-name="Normalny" style:family="paragraph">
      <style:paragraph-properties fo:text-align="justify" fo:line-height="150%"/>
    </style:style>
    <style:style style:name="T2316" style:parent-style-name="Domyślnaczcionkaakapitu" style:family="text">
      <style:text-properties style:text-underline-type="single" style:text-underline-style="solid" style:text-underline-width="auto" style:text-underline-mode="continuous"/>
    </style:style>
    <style:style style:name="P2317" style:parent-style-name="Normalny" style:family="paragraph">
      <style:paragraph-properties fo:text-align="justify" fo:line-height="150%" fo:text-indent="0.2479in"/>
    </style:style>
    <style:style style:name="T2318" style:parent-style-name="Domyślnaczcionkaakapitu" style:family="text">
      <style:text-properties fo:background-color="#80FFFF"/>
    </style:style>
    <style:style style:name="T2319" style:parent-style-name="Domyślnaczcionkaakapitu" style:family="text">
      <style:text-properties fo:background-color="#80FFFF"/>
    </style:style>
    <style:style style:name="T2320" style:parent-style-name="Domyślnaczcionkaakapitu" style:family="text">
      <style:text-properties fo:background-color="#80FFFF"/>
    </style:style>
    <style:style style:name="P2321" style:parent-style-name="Normalny" style:family="paragraph">
      <style:paragraph-properties fo:text-align="justify" fo:line-height="150%"/>
    </style:style>
    <style:style style:name="T2322" style:parent-style-name="Domyślnaczcionkaakapitu" style:family="text">
      <style:text-properties style:text-underline-type="single" style:text-underline-style="solid" style:text-underline-width="auto" style:text-underline-mode="continuous"/>
    </style:style>
    <style:style style:name="P2323" style:parent-style-name="Normalny" style:family="paragraph">
      <style:paragraph-properties fo:text-align="justify" fo:line-height="150%" fo:text-indent="0.2479in"/>
    </style:style>
    <style:style style:name="T2324" style:parent-style-name="Domyślnaczcionkaakapitu" style:family="text">
      <style:text-properties fo:background-color="#80FFFF"/>
    </style:style>
    <style:style style:name="T2325" style:parent-style-name="Domyślnaczcionkaakapitu" style:family="text">
      <style:text-properties fo:background-color="#80FFFF"/>
    </style:style>
    <style:style style:name="P2326" style:parent-style-name="Normalny" style:family="paragraph">
      <style:paragraph-properties fo:text-align="justify" fo:line-height="150%" fo:text-indent="0.2479in"/>
    </style:style>
    <style:style style:name="P2327" style:parent-style-name="Normalny" style:family="paragraph">
      <style:paragraph-properties fo:text-align="justify" fo:line-height="150%"/>
    </style:style>
    <style:style style:name="T2328" style:parent-style-name="Domyślnaczcionkaakapitu" style:family="text">
      <style:text-properties style:text-underline-type="single" style:text-underline-style="solid" style:text-underline-width="auto" style:text-underline-mode="continuous"/>
    </style:style>
    <style:style style:name="T2329" style:parent-style-name="Domyślnaczcionkaakapitu" style:family="text">
      <style:text-properties fo:background-color="#80FFFF" style:text-underline-type="single" style:text-underline-style="solid" style:text-underline-width="auto" style:text-underline-mode="continuous"/>
    </style:style>
    <style:style style:name="T2330" style:parent-style-name="Domyślnaczcionkaakapitu" style:family="text">
      <style:text-properties style:text-underline-type="single" style:text-underline-style="solid" style:text-underline-width="auto" style:text-underline-mode="continuous"/>
    </style:style>
    <style:style style:name="P2331" style:parent-style-name="Normalny" style:family="paragraph">
      <style:paragraph-properties fo:text-align="justify" fo:line-height="150%" fo:text-indent="0.2479in"/>
    </style:style>
    <style:style style:name="T2332" style:parent-style-name="Domyślnaczcionkaakapitu" style:family="text">
      <style:text-properties fo:background-color="#80FFFF"/>
    </style:style>
    <style:style style:name="T2333" style:parent-style-name="Domyślnaczcionkaakapitu" style:family="text">
      <style:text-properties fo:background-color="#80FFFF"/>
    </style:style>
    <style:style style:name="T2334" style:parent-style-name="Domyślnaczcionkaakapitu" style:family="text">
      <style:text-properties fo:background-color="#80FFFF"/>
    </style:style>
    <style:style style:name="P2335" style:parent-style-name="Normalny" style:family="paragraph">
      <style:paragraph-properties fo:text-align="justify" fo:line-height="150%" fo:text-indent="0.2479in"/>
    </style:style>
    <style:style style:name="T2336" style:parent-style-name="Domyślnaczcionkaakapitu" style:family="text">
      <style:text-properties fo:background-color="#80FFFF"/>
    </style:style>
    <style:style style:name="T2337" style:parent-style-name="Domyślnaczcionkaakapitu" style:family="text">
      <style:text-properties fo:background-color="#80FFFF"/>
    </style:style>
    <style:style style:name="P2338" style:parent-style-name="Normalny" style:family="paragraph">
      <style:paragraph-properties fo:text-align="justify" fo:line-height="150%" fo:text-indent="0.2479in"/>
    </style:style>
    <style:style style:name="T2339" style:parent-style-name="Domyślnaczcionkaakapitu" style:family="text">
      <style:text-properties fo:background-color="#80FFFF"/>
    </style:style>
    <style:style style:name="P2340" style:parent-style-name="Normalny" style:family="paragraph">
      <style:paragraph-properties fo:text-align="justify" fo:line-height="150%" fo:text-indent="0.2479in"/>
    </style:style>
    <style:style style:name="T2341" style:parent-style-name="Domyślnaczcionkaakapitu" style:family="text">
      <style:text-properties fo:background-color="#80FFFF"/>
    </style:style>
    <style:style style:name="P2342" style:parent-style-name="Normalny" style:family="paragraph">
      <style:paragraph-properties fo:text-align="justify" fo:line-height="150%"/>
    </style:style>
    <style:style style:name="T2343" style:parent-style-name="Domyślnaczcionkaakapitu" style:family="text">
      <style:text-properties style:text-underline-type="single" style:text-underline-style="solid" style:text-underline-width="auto" style:text-underline-mode="continuous"/>
    </style:style>
    <style:style style:name="T2344" style:parent-style-name="Domyślnaczcionkaakapitu" style:family="text">
      <style:text-properties fo:background-color="#80FFFF" style:text-underline-type="single" style:text-underline-style="solid" style:text-underline-width="auto" style:text-underline-mode="continuous"/>
    </style:style>
    <style:style style:name="T2345" style:parent-style-name="Domyślnaczcionkaakapitu" style:family="text">
      <style:text-properties fo:background-color="#80FFFF"/>
    </style:style>
    <style:style style:name="P2346" style:parent-style-name="Normalny" style:family="paragraph">
      <style:paragraph-properties fo:text-align="justify" fo:line-height="150%" fo:text-indent="0.2479in"/>
    </style:style>
    <style:style style:name="T2347" style:parent-style-name="Domyślnaczcionkaakapitu" style:family="text">
      <style:text-properties fo:background-color="#80FFFF"/>
    </style:style>
    <style:style style:name="T2348" style:parent-style-name="Domyślnaczcionkaakapitu" style:family="text">
      <style:text-properties fo:background-color="#80FFFF"/>
    </style:style>
    <style:style style:name="P2349" style:parent-style-name="Normalny" style:family="paragraph">
      <style:paragraph-properties fo:text-align="justify" fo:line-height="150%">
        <style:tab-stops>
          <style:tab-stop style:type="left" style:leader-style="dotted" style:leader-text="." style:position="2.4159in"/>
          <style:tab-stop style:type="left" style:leader-style="dotted" style:leader-text="." style:position="2.5597in"/>
        </style:tab-stops>
      </style:paragraph-properties>
    </style:style>
    <style:style style:name="T2350" style:parent-style-name="Domyślnaczcionkaakapitu" style:family="text">
      <style:text-properties style:text-underline-type="single" style:text-underline-style="solid" style:text-underline-width="auto" style:text-underline-mode="continuous"/>
    </style:style>
    <style:style style:name="P2351" style:parent-style-name="Normalny" style:family="paragraph">
      <style:paragraph-properties fo:text-align="justify" fo:line-height="150%" fo:text-indent="0.2479in">
        <style:tab-stops>
          <style:tab-stop style:type="left" style:leader-style="dotted" style:leader-text="." style:position="2.4159in"/>
          <style:tab-stop style:type="left" style:leader-style="dotted" style:leader-text="." style:position="2.5597in"/>
        </style:tab-stops>
      </style:paragraph-properties>
    </style:style>
    <style:style style:name="T2352" style:parent-style-name="Domyślnaczcionkaakapitu" style:family="text">
      <style:text-properties fo:background-color="#80FFFF"/>
    </style:style>
    <style:style style:name="T2353" style:parent-style-name="Domyślnaczcionkaakapitu" style:family="text">
      <style:text-properties fo:background-color="#80FFFF"/>
    </style:style>
    <style:style style:name="T2354" style:parent-style-name="Domyślnaczcionkaakapitu" style:family="text">
      <style:text-properties fo:background-color="#80FFFF"/>
    </style:style>
    <style:style style:name="P2355" style:parent-style-name="Normalny" style:family="paragraph">
      <style:paragraph-properties fo:text-align="justify" fo:line-height="150%" fo:text-indent="0.2479in"/>
    </style:style>
    <style:style style:name="T2356" style:parent-style-name="Domyślnaczcionkaakapitu" style:family="text">
      <style:text-properties fo:background-color="#80FFFF"/>
    </style:style>
    <style:style style:name="P2357" style:parent-style-name="Normalny" style:family="paragraph">
      <style:paragraph-properties fo:text-align="justify" fo:line-height="150%"/>
    </style:style>
    <style:style style:name="T2358" style:parent-style-name="Domyślnaczcionkaakapitu" style:family="text">
      <style:text-properties style:text-underline-type="single" style:text-underline-style="solid" style:text-underline-width="auto" style:text-underline-mode="continuous"/>
    </style:style>
    <style:style style:name="T2359" style:parent-style-name="Domyślnaczcionkaakapitu" style:family="text">
      <style:text-properties fo:background-color="#80FFFF"/>
    </style:style>
    <style:style style:name="P2360" style:parent-style-name="Normalny" style:family="paragraph">
      <style:paragraph-properties fo:text-align="justify" fo:line-height="150%" fo:text-indent="0.2479in"/>
    </style:style>
    <style:style style:name="T2361" style:parent-style-name="Domyślnaczcionkaakapitu" style:family="text">
      <style:text-properties fo:background-color="#80FFFF"/>
    </style:style>
    <style:style style:name="T2362" style:parent-style-name="Domyślnaczcionkaakapitu" style:family="text">
      <style:text-properties fo:background-color="#80FFFF"/>
    </style:style>
    <style:style style:name="T2363" style:parent-style-name="Domyślnaczcionkaakapitu" style:family="text">
      <style:text-properties fo:background-color="#80FFFF"/>
    </style:style>
    <style:style style:name="T2364" style:parent-style-name="Domyślnaczcionkaakapitu" style:family="text">
      <style:text-properties fo:background-color="#80FFFF"/>
    </style:style>
    <style:style style:name="P2365" style:parent-style-name="Normalny" style:family="paragraph">
      <style:paragraph-properties fo:text-align="justify" fo:line-height="150%" fo:text-indent="0.2479in"/>
    </style:style>
    <style:style style:name="P2366" style:parent-style-name="Normalny" style:family="paragraph">
      <style:paragraph-properties fo:text-align="justify" fo:line-height="150%"/>
    </style:style>
    <style:style style:name="T2367" style:parent-style-name="Domyślnaczcionkaakapitu" style:family="text">
      <style:text-properties style:text-underline-type="single" style:text-underline-style="solid" style:text-underline-width="auto" style:text-underline-mode="continuous"/>
    </style:style>
    <style:style style:name="P2368" style:parent-style-name="Normalny" style:family="paragraph">
      <style:paragraph-properties fo:text-align="justify" fo:line-height="150%" fo:text-indent="0.2479in"/>
    </style:style>
    <style:style style:name="P2369" style:parent-style-name="Normalny" style:family="paragraph">
      <style:paragraph-properties fo:text-align="justify" fo:line-height="150%" fo:text-indent="0.2479in"/>
    </style:style>
    <style:style style:name="P2370" style:parent-style-name="Normalny" style:family="paragraph">
      <style:paragraph-properties fo:text-align="justify" fo:line-height="150%" fo:text-indent="0.2479in"/>
    </style:style>
    <style:style style:name="P2371" style:parent-style-name="Normalny" style:family="paragraph">
      <style:paragraph-properties fo:text-align="justify" fo:line-height="150%" fo:text-indent="0.2479in"/>
    </style:style>
    <style:style style:name="T2372" style:parent-style-name="Domyślnaczcionkaakapitu" style:family="text">
      <style:text-properties fo:background-color="#80FFFF"/>
    </style:style>
    <style:style style:name="T2373" style:parent-style-name="Domyślnaczcionkaakapitu" style:family="text">
      <style:text-properties fo:background-color="#80FFFF"/>
    </style:style>
    <style:style style:name="P2374" style:parent-style-name="Normalny" style:family="paragraph">
      <style:paragraph-properties fo:text-align="justify" fo:line-height="150%"/>
    </style:style>
    <style:style style:name="T2375" style:parent-style-name="Domyślnaczcionkaakapitu" style:family="text">
      <style:text-properties style:text-underline-type="single" style:text-underline-style="solid" style:text-underline-width="auto" style:text-underline-mode="continuous"/>
    </style:style>
    <style:style style:name="P2376" style:parent-style-name="Normalny" style:family="paragraph">
      <style:paragraph-properties fo:text-align="justify" fo:line-height="150%" fo:text-indent="0.2479in"/>
    </style:style>
    <style:style style:name="T2377" style:parent-style-name="Domyślnaczcionkaakapitu" style:family="text">
      <style:text-properties fo:background-color="#80FFFF"/>
    </style:style>
    <style:style style:name="T2378" style:parent-style-name="Domyślnaczcionkaakapitu" style:family="text">
      <style:text-properties fo:background-color="#80FFFF"/>
    </style:style>
    <style:style style:name="P2379" style:parent-style-name="Normalny" style:family="paragraph">
      <style:paragraph-properties fo:text-align="justify" fo:line-height="150%"/>
    </style:style>
    <style:style style:name="T2380" style:parent-style-name="Domyślnaczcionkaakapitu" style:family="text">
      <style:text-properties style:text-underline-type="single" style:text-underline-style="solid" style:text-underline-width="auto" style:text-underline-mode="continuous"/>
    </style:style>
    <style:style style:name="T2381" style:parent-style-name="Domyślnaczcionkaakapitu" style:family="text">
      <style:text-properties fo:background-color="#80FFFF" style:text-underline-type="single" style:text-underline-style="solid" style:text-underline-width="auto" style:text-underline-mode="continuous"/>
    </style:style>
    <style:style style:name="T2382" style:parent-style-name="Domyślnaczcionkaakapitu" style:family="text">
      <style:text-properties style:text-underline-type="single" style:text-underline-style="solid" style:text-underline-width="auto" style:text-underline-mode="continuous"/>
    </style:style>
    <style:style style:name="P2383" style:parent-style-name="Normalny" style:family="paragraph">
      <style:paragraph-properties fo:text-align="justify" fo:line-height="150%" fo:text-indent="0.2479in"/>
    </style:style>
    <style:style style:name="P2384" style:parent-style-name="Normalny" style:family="paragraph">
      <style:paragraph-properties fo:text-align="justify" fo:line-height="150%"/>
    </style:style>
    <style:style style:name="T2385" style:parent-style-name="Domyślnaczcionkaakapitu" style:family="text">
      <style:text-properties style:text-underline-type="single" style:text-underline-style="solid" style:text-underline-width="auto" style:text-underline-mode="continuous"/>
    </style:style>
    <style:style style:name="T2386" style:parent-style-name="Domyślnaczcionkaakapitu" style:family="text">
      <style:text-properties fo:background-color="#80FFFF" style:text-underline-type="single" style:text-underline-style="solid" style:text-underline-width="auto" style:text-underline-mode="continuous"/>
    </style:style>
    <style:style style:name="P2387" style:parent-style-name="Normalny" style:family="paragraph">
      <style:paragraph-properties fo:text-align="justify" fo:line-height="150%" fo:text-indent="0.2479in"/>
    </style:style>
    <style:style style:name="T2388" style:parent-style-name="Domyślnaczcionkaakapitu" style:family="text">
      <style:text-properties fo:background-color="#80FFFF"/>
    </style:style>
    <style:style style:name="T2389" style:parent-style-name="Domyślnaczcionkaakapitu" style:family="text">
      <style:text-properties fo:background-color="#80FFFF"/>
    </style:style>
    <style:style style:name="P2390" style:parent-style-name="Normalny" style:family="paragraph">
      <style:paragraph-properties fo:text-align="justify" fo:line-height="150%" fo:text-indent="0.2479in"/>
    </style:style>
    <style:style style:name="T2391" style:parent-style-name="Domyślnaczcionkaakapitu" style:family="text">
      <style:text-properties fo:background-color="#80FFFF"/>
    </style:style>
    <style:style style:name="P2392" style:parent-style-name="Normalny" style:family="paragraph">
      <style:paragraph-properties fo:text-align="justify" fo:line-height="150%"/>
    </style:style>
    <style:style style:name="T2393" style:parent-style-name="Domyślnaczcionkaakapitu" style:family="text">
      <style:text-properties fo:background-color="#80FFFF" style:text-underline-type="single" style:text-underline-style="solid" style:text-underline-width="auto" style:text-underline-mode="continuous"/>
    </style:style>
    <style:style style:name="T2394" style:parent-style-name="Domyślnaczcionkaakapitu" style:family="text">
      <style:text-properties style:text-underline-type="single" style:text-underline-style="solid" style:text-underline-width="auto" style:text-underline-mode="continuous"/>
    </style:style>
    <style:style style:name="T2395" style:parent-style-name="Domyślnaczcionkaakapitu" style:family="text">
      <style:text-properties fo:background-color="#80FFFF" style:text-underline-type="single" style:text-underline-style="solid" style:text-underline-width="auto" style:text-underline-mode="continuous"/>
    </style:style>
    <style:style style:name="T2396" style:parent-style-name="Domyślnaczcionkaakapitu" style:family="text">
      <style:text-properties style:text-underline-type="single" style:text-underline-style="solid" style:text-underline-width="auto" style:text-underline-mode="continuous"/>
    </style:style>
    <style:style style:name="T2397" style:parent-style-name="Domyślnaczcionkaakapitu" style:family="text">
      <style:text-properties fo:background-color="#80FFFF" style:text-underline-type="single" style:text-underline-style="solid" style:text-underline-width="auto" style:text-underline-mode="continuous"/>
    </style:style>
    <style:style style:name="T2398" style:parent-style-name="Domyślnaczcionkaakapitu" style:family="text">
      <style:text-properties style:text-underline-type="single" style:text-underline-style="solid" style:text-underline-width="auto" style:text-underline-mode="continuous"/>
    </style:style>
    <style:style style:name="P2399" style:parent-style-name="Normalny" style:family="paragraph">
      <style:paragraph-properties fo:text-align="justify" fo:line-height="150%" fo:text-indent="0.2479in"/>
    </style:style>
    <style:style style:name="T2400" style:parent-style-name="Domyślnaczcionkaakapitu" style:family="text">
      <style:text-properties fo:background-color="#80FFFF"/>
    </style:style>
    <style:style style:name="P2401" style:parent-style-name="Normalny" style:family="paragraph">
      <style:paragraph-properties fo:text-align="justify" fo:line-height="150%" fo:text-indent="0.2479in"/>
    </style:style>
    <style:style style:name="T2402" style:parent-style-name="Domyślnaczcionkaakapitu" style:family="text">
      <style:text-properties fo:background-color="#80FFFF"/>
    </style:style>
    <style:style style:name="P2403" style:parent-style-name="Normalny" style:family="paragraph">
      <style:paragraph-properties fo:text-align="justify" fo:line-height="150%" fo:text-indent="0.2479in"/>
    </style:style>
    <style:style style:name="T2404" style:parent-style-name="Domyślnaczcionkaakapitu" style:family="text">
      <style:text-properties fo:background-color="#80FFFF"/>
    </style:style>
    <style:style style:name="T2405" style:parent-style-name="Domyślnaczcionkaakapitu" style:family="text">
      <style:text-properties fo:background-color="#80FFFF"/>
    </style:style>
    <style:style style:name="T2406" style:parent-style-name="Domyślnaczcionkaakapitu" style:family="text">
      <style:text-properties fo:background-color="#80FFFF"/>
    </style:style>
    <style:style style:name="T2407" style:parent-style-name="Domyślnaczcionkaakapitu" style:family="text">
      <style:text-properties fo:background-color="#80FFFF"/>
    </style:style>
    <style:style style:name="T2408" style:parent-style-name="Domyślnaczcionkaakapitu" style:family="text">
      <style:text-properties fo:background-color="#80FFFF"/>
    </style:style>
    <style:style style:name="T2409" style:parent-style-name="Domyślnaczcionkaakapitu" style:family="text">
      <style:text-properties fo:background-color="#80FFFF"/>
    </style:style>
    <style:style style:name="P2410" style:parent-style-name="Normalny" style:family="paragraph">
      <style:paragraph-properties fo:text-align="justify" fo:line-height="150%" fo:text-indent="0.2479in"/>
    </style:style>
    <style:style style:name="T2411" style:parent-style-name="Domyślnaczcionkaakapitu" style:family="text">
      <style:text-properties fo:background-color="#80FFFF"/>
    </style:style>
    <style:style style:name="T2412" style:parent-style-name="Domyślnaczcionkaakapitu" style:family="text">
      <style:text-properties fo:background-color="#80FFFF"/>
    </style:style>
    <style:style style:name="P2413" style:parent-style-name="Normalny" style:family="paragraph">
      <style:paragraph-properties fo:text-align="justify" fo:line-height="150%" fo:text-indent="0.2479in"/>
    </style:style>
    <style:style style:name="T2414" style:parent-style-name="Domyślnaczcionkaakapitu" style:family="text">
      <style:text-properties fo:background-color="#80FFFF"/>
    </style:style>
    <style:style style:name="P2415" style:parent-style-name="Normalny" style:family="paragraph">
      <style:paragraph-properties fo:text-align="justify" fo:line-height="150%" fo:text-indent="0.2479in"/>
    </style:style>
    <style:style style:name="T2416" style:parent-style-name="Domyślnaczcionkaakapitu" style:family="text">
      <style:text-properties fo:background-color="#80FFFF"/>
    </style:style>
    <style:style style:name="P2417" style:parent-style-name="Normalny" style:family="paragraph">
      <style:paragraph-properties fo:text-align="justify" fo:line-height="150%"/>
    </style:style>
    <style:style style:name="T2418" style:parent-style-name="Domyślnaczcionkaakapitu" style:family="text">
      <style:text-properties style:text-underline-type="single" style:text-underline-style="solid" style:text-underline-width="auto" style:text-underline-mode="continuous"/>
    </style:style>
    <style:style style:name="P2419" style:parent-style-name="Normalny" style:family="paragraph">
      <style:paragraph-properties fo:text-align="justify" fo:line-height="150%" fo:text-indent="0.2479in"/>
    </style:style>
    <style:style style:name="T2420" style:parent-style-name="Domyślnaczcionkaakapitu" style:family="text">
      <style:text-properties fo:background-color="#80FFFF"/>
    </style:style>
    <style:style style:name="P2421" style:parent-style-name="Normalny" style:family="paragraph">
      <style:paragraph-properties fo:text-align="justify" fo:line-height="150%" fo:text-indent="0.2479in"/>
    </style:style>
    <style:style style:name="P2422" style:parent-style-name="Normalny" style:family="paragraph">
      <style:paragraph-properties fo:text-align="justify" fo:line-height="150%"/>
    </style:style>
    <style:style style:name="T2423" style:parent-style-name="Domyślnaczcionkaakapitu" style:family="text">
      <style:text-properties style:text-underline-type="single" style:text-underline-style="solid" style:text-underline-width="auto" style:text-underline-mode="continuous"/>
    </style:style>
    <style:style style:name="P2424" style:parent-style-name="Normalny" style:family="paragraph">
      <style:paragraph-properties fo:text-align="justify" fo:line-height="150%" fo:text-indent="0.2479in"/>
    </style:style>
    <style:style style:name="P2425" style:parent-style-name="Normalny" style:family="paragraph">
      <style:paragraph-properties fo:text-align="justify" fo:line-height="150%"/>
    </style:style>
    <style:style style:name="T2426" style:parent-style-name="Domyślnaczcionkaakapitu" style:family="text">
      <style:text-properties style:text-underline-type="single" style:text-underline-style="solid" style:text-underline-width="auto" style:text-underline-mode="continuous"/>
    </style:style>
    <style:style style:name="P2427" style:parent-style-name="Normalny" style:family="paragraph">
      <style:paragraph-properties fo:text-align="justify" fo:line-height="150%" fo:text-indent="0.2479in"/>
    </style:style>
    <style:style style:name="T2428" style:parent-style-name="Domyślnaczcionkaakapitu" style:family="text">
      <style:text-properties fo:background-color="#80FFFF"/>
    </style:style>
    <style:style style:name="T2429" style:parent-style-name="Domyślnaczcionkaakapitu" style:family="text">
      <style:text-properties fo:background-color="#80FFFF"/>
    </style:style>
    <style:style style:name="P2430" style:parent-style-name="Normalny" style:family="paragraph">
      <style:paragraph-properties fo:text-align="justify" fo:line-height="150%" fo:text-indent="0.2479in"/>
    </style:style>
    <style:style style:name="T2431" style:parent-style-name="Domyślnaczcionkaakapitu" style:family="text">
      <style:text-properties fo:background-color="#80FFFF"/>
    </style:style>
    <style:style style:name="P2432" style:parent-style-name="Normalny" style:family="paragraph">
      <style:paragraph-properties fo:text-align="justify" fo:line-height="150%"/>
    </style:style>
    <style:style style:name="T2433" style:parent-style-name="Domyślnaczcionkaakapitu" style:family="text">
      <style:text-properties style:text-underline-type="single" style:text-underline-style="solid" style:text-underline-width="auto" style:text-underline-mode="continuous"/>
    </style:style>
    <style:style style:name="P2434" style:parent-style-name="Normalny" style:family="paragraph">
      <style:paragraph-properties fo:text-align="justify" fo:line-height="150%" fo:text-indent="0.2479in"/>
    </style:style>
    <style:style style:name="P2435" style:parent-style-name="Normalny" style:family="paragraph">
      <style:paragraph-properties fo:text-align="justify" fo:line-height="150%"/>
    </style:style>
    <style:style style:name="T2436" style:parent-style-name="Domyślnaczcionkaakapitu" style:family="text">
      <style:text-properties style:text-underline-type="single" style:text-underline-style="solid" style:text-underline-width="auto" style:text-underline-mode="continuous"/>
    </style:style>
    <style:style style:name="T2437" style:parent-style-name="Domyślnaczcionkaakapitu" style:family="text">
      <style:text-properties fo:background-color="#80FFFF" style:text-underline-type="single" style:text-underline-style="solid" style:text-underline-width="auto" style:text-underline-mode="continuous"/>
    </style:style>
    <style:style style:name="T2438" style:parent-style-name="Domyślnaczcionkaakapitu" style:family="text">
      <style:text-properties style:text-underline-type="single" style:text-underline-style="solid" style:text-underline-width="auto" style:text-underline-mode="continuous"/>
    </style:style>
    <style:style style:name="T2439" style:parent-style-name="Domyślnaczcionkaakapitu" style:family="text">
      <style:text-properties fo:background-color="#80FFFF" style:text-underline-type="single" style:text-underline-style="solid" style:text-underline-width="auto" style:text-underline-mode="continuous"/>
    </style:style>
    <style:style style:name="P2440" style:parent-style-name="Normalny" style:family="paragraph">
      <style:paragraph-properties fo:text-align="justify" fo:line-height="150%" fo:text-indent="0.2479in"/>
    </style:style>
    <style:style style:name="T2441" style:parent-style-name="Domyślnaczcionkaakapitu" style:family="text">
      <style:text-properties fo:background-color="#80FFFF"/>
    </style:style>
    <style:style style:name="P2442" style:parent-style-name="Normalny" style:family="paragraph">
      <style:paragraph-properties fo:text-align="justify" fo:line-height="150%"/>
    </style:style>
    <style:style style:name="T2443" style:parent-style-name="Domyślnaczcionkaakapitu" style:family="text">
      <style:text-properties style:text-underline-type="single" style:text-underline-style="solid" style:text-underline-width="auto" style:text-underline-mode="continuous"/>
    </style:style>
    <style:style style:name="P2444" style:parent-style-name="Normalny" style:family="paragraph">
      <style:paragraph-properties fo:text-align="justify" fo:line-height="150%" fo:text-indent="0.2479in"/>
    </style:style>
    <style:style style:name="P2445" style:parent-style-name="Normalny" style:family="paragraph">
      <style:paragraph-properties fo:text-align="justify" fo:line-height="150%"/>
    </style:style>
    <style:style style:name="T2446" style:parent-style-name="Domyślnaczcionkaakapitu" style:family="text">
      <style:text-properties style:text-underline-type="single" style:text-underline-style="solid" style:text-underline-width="auto" style:text-underline-mode="continuous"/>
    </style:style>
    <style:style style:name="P2447" style:parent-style-name="Normalny" style:family="paragraph">
      <style:paragraph-properties fo:text-align="justify" fo:line-height="150%" fo:text-indent="0.2479in"/>
    </style:style>
    <style:style style:name="P2448" style:parent-style-name="Normalny" style:family="paragraph">
      <style:paragraph-properties fo:text-align="justify" fo:line-height="150%" fo:text-indent="0.2479in"/>
    </style:style>
    <style:style style:name="T2449" style:parent-style-name="Domyślnaczcionkaakapitu" style:family="text">
      <style:text-properties fo:background-color="#80FFFF"/>
    </style:style>
    <style:style style:name="T2450" style:parent-style-name="Domyślnaczcionkaakapitu" style:family="text">
      <style:text-properties fo:background-color="#80FFFF"/>
    </style:style>
    <style:style style:name="P2451" style:parent-style-name="Normalny" style:family="paragraph">
      <style:paragraph-properties fo:text-align="justify" fo:line-height="150%"/>
    </style:style>
    <style:style style:name="T2452" style:parent-style-name="Domyślnaczcionkaakapitu" style:family="text">
      <style:text-properties style:text-underline-type="single" style:text-underline-style="solid" style:text-underline-width="auto" style:text-underline-mode="continuous"/>
    </style:style>
    <style:style style:name="P2453" style:parent-style-name="Normalny" style:family="paragraph">
      <style:paragraph-properties fo:text-align="justify" fo:line-height="150%" fo:text-indent="0.2479in"/>
    </style:style>
    <style:style style:name="T2454" style:parent-style-name="Domyślnaczcionkaakapitu" style:family="text">
      <style:text-properties fo:background-color="#80FFFF"/>
    </style:style>
    <style:style style:name="T2455" style:parent-style-name="Domyślnaczcionkaakapitu" style:family="text">
      <style:text-properties fo:background-color="#80FFFF"/>
    </style:style>
    <style:style style:name="P2456" style:parent-style-name="Normalny" style:family="paragraph">
      <style:paragraph-properties fo:text-align="justify" fo:line-height="150%" fo:text-indent="0.2479in"/>
    </style:style>
    <style:style style:name="T2457" style:parent-style-name="Domyślnaczcionkaakapitu" style:family="text">
      <style:text-properties fo:background-color="#80FFFF"/>
    </style:style>
    <style:style style:name="P2458" style:parent-style-name="Normalny" style:family="paragraph">
      <style:paragraph-properties fo:text-align="justify" fo:line-height="150%" fo:text-indent="0.2479in"/>
    </style:style>
    <style:style style:name="T2459" style:parent-style-name="Domyślnaczcionkaakapitu" style:family="text">
      <style:text-properties fo:background-color="#80FFFF"/>
    </style:style>
    <style:style style:name="T2460" style:parent-style-name="Domyślnaczcionkaakapitu" style:family="text">
      <style:text-properties fo:background-color="#80FFFF"/>
    </style:style>
    <style:style style:name="P2461" style:parent-style-name="Normalny" style:family="paragraph">
      <style:paragraph-properties fo:text-align="justify" fo:line-height="150%" fo:text-indent="0.2479in"/>
    </style:style>
    <style:style style:name="P2462" style:parent-style-name="Normalny" style:family="paragraph">
      <style:paragraph-properties fo:text-align="justify" fo:line-height="150%" fo:text-indent="0.2479in"/>
    </style:style>
    <style:style style:name="P2463" style:parent-style-name="Normalny" style:family="paragraph">
      <style:paragraph-properties fo:text-align="justify" fo:line-height="150%" fo:text-indent="0.2479in"/>
    </style:style>
    <style:style style:name="P2464" style:parent-style-name="Normalny" style:family="paragraph">
      <style:paragraph-properties fo:text-align="justify" fo:line-height="150%"/>
    </style:style>
    <style:style style:name="T2465" style:parent-style-name="Domyślnaczcionkaakapitu" style:family="text">
      <style:text-properties style:text-underline-type="single" style:text-underline-style="solid" style:text-underline-width="auto" style:text-underline-mode="continuous"/>
    </style:style>
    <style:style style:name="P2466" style:parent-style-name="Normalny" style:family="paragraph">
      <style:paragraph-properties fo:text-align="justify" fo:line-height="150%" fo:text-indent="0.2479in"/>
    </style:style>
    <style:style style:name="T2467" style:parent-style-name="Domyślnaczcionkaakapitu" style:family="text">
      <style:text-properties fo:background-color="#80FFFF"/>
    </style:style>
    <style:style style:name="T2468" style:parent-style-name="Domyślnaczcionkaakapitu" style:family="text">
      <style:text-properties fo:background-color="#80FFFF"/>
    </style:style>
    <style:style style:name="P2469" style:parent-style-name="Normalny" style:family="paragraph">
      <style:paragraph-properties fo:text-align="justify" fo:line-height="150%" fo:text-indent="0.2479in"/>
    </style:style>
    <style:style style:name="P2470" style:parent-style-name="Normalny" style:family="paragraph">
      <style:paragraph-properties fo:text-align="justify" fo:line-height="150%"/>
    </style:style>
    <style:style style:name="T2471" style:parent-style-name="Domyślnaczcionkaakapitu" style:family="text">
      <style:text-properties style:text-underline-type="single" style:text-underline-style="solid" style:text-underline-width="auto" style:text-underline-mode="continuous"/>
    </style:style>
    <style:style style:name="P2472" style:parent-style-name="Normalny" style:family="paragraph">
      <style:paragraph-properties fo:text-align="justify" fo:line-height="150%" fo:text-indent="0.2479in"/>
    </style:style>
    <style:style style:name="T2473" style:parent-style-name="Domyślnaczcionkaakapitu" style:family="text">
      <style:text-properties fo:background-color="#80FFFF"/>
    </style:style>
    <style:style style:name="T2474" style:parent-style-name="Domyślnaczcionkaakapitu" style:family="text">
      <style:text-properties fo:background-color="#80FFFF"/>
    </style:style>
    <style:style style:name="T2475" style:parent-style-name="Domyślnaczcionkaakapitu" style:family="text">
      <style:text-properties fo:background-color="#80FFFF"/>
    </style:style>
    <style:style style:name="T2476" style:parent-style-name="Domyślnaczcionkaakapitu" style:family="text">
      <style:text-properties fo:background-color="#80FFFF"/>
    </style:style>
    <style:style style:name="P2477" style:parent-style-name="Normalny" style:family="paragraph">
      <style:paragraph-properties fo:text-align="justify" fo:line-height="150%" fo:text-indent="0.2479in"/>
    </style:style>
    <style:style style:name="P2478" style:parent-style-name="Normalny" style:family="paragraph">
      <style:paragraph-properties fo:text-align="justify" fo:line-height="150%"/>
    </style:style>
    <style:style style:name="T2479" style:parent-style-name="Domyślnaczcionkaakapitu" style:family="text">
      <style:text-properties fo:background-color="#80FFFF" style:text-underline-type="single" style:text-underline-style="solid" style:text-underline-width="auto" style:text-underline-mode="continuous"/>
    </style:style>
    <style:style style:name="T2480" style:parent-style-name="Domyślnaczcionkaakapitu" style:family="text">
      <style:text-properties style:text-underline-type="single" style:text-underline-style="solid" style:text-underline-width="auto" style:text-underline-mode="continuous"/>
    </style:style>
    <style:style style:name="P2481" style:parent-style-name="Normalny" style:family="paragraph">
      <style:paragraph-properties fo:text-align="justify" fo:line-height="150%" fo:text-indent="0.2479in"/>
    </style:style>
    <style:style style:name="T2482" style:parent-style-name="Domyślnaczcionkaakapitu" style:family="text">
      <style:text-properties fo:background-color="#80FFFF"/>
    </style:style>
    <style:style style:name="T2483" style:parent-style-name="Domyślnaczcionkaakapitu" style:family="text">
      <style:text-properties fo:background-color="#80FFFF"/>
    </style:style>
    <style:style style:name="T2484" style:parent-style-name="Domyślnaczcionkaakapitu" style:family="text">
      <style:text-properties fo:background-color="#80FFFF"/>
    </style:style>
    <style:style style:name="T2485" style:parent-style-name="Domyślnaczcionkaakapitu" style:family="text">
      <style:text-properties fo:background-color="#80FFFF"/>
    </style:style>
    <style:style style:name="T2486" style:parent-style-name="Domyślnaczcionkaakapitu" style:family="text">
      <style:text-properties fo:background-color="#80FFFF"/>
    </style:style>
    <style:style style:name="T2487" style:parent-style-name="Domyślnaczcionkaakapitu" style:family="text">
      <style:text-properties fo:background-color="#80FFFF"/>
    </style:style>
    <style:style style:name="T2488" style:parent-style-name="Domyślnaczcionkaakapitu" style:family="text">
      <style:text-properties fo:background-color="#80FFFF"/>
    </style:style>
    <style:style style:name="P2489" style:parent-style-name="Normalny" style:family="paragraph">
      <style:paragraph-properties fo:text-align="justify" fo:line-height="150%"/>
    </style:style>
    <style:style style:name="T2490" style:parent-style-name="Domyślnaczcionkaakapitu" style:family="text">
      <style:text-properties style:text-underline-type="single" style:text-underline-style="solid" style:text-underline-width="auto" style:text-underline-mode="continuous"/>
    </style:style>
    <style:style style:name="P2491" style:parent-style-name="Normalny" style:family="paragraph">
      <style:paragraph-properties fo:text-align="justify" fo:line-height="150%" fo:text-indent="0.2479in"/>
    </style:style>
    <style:style style:name="T2492" style:parent-style-name="Domyślnaczcionkaakapitu" style:family="text">
      <style:text-properties fo:background-color="#80FFFF"/>
    </style:style>
    <style:style style:name="T2493" style:parent-style-name="Domyślnaczcionkaakapitu" style:family="text">
      <style:text-properties fo:background-color="#80FFFF"/>
    </style:style>
    <style:style style:name="T2494" style:parent-style-name="Domyślnaczcionkaakapitu" style:family="text">
      <style:text-properties fo:background-color="#80FFFF"/>
    </style:style>
    <style:style style:name="P2495" style:parent-style-name="Normalny" style:family="paragraph">
      <style:paragraph-properties fo:text-align="justify" fo:line-height="150%" fo:text-indent="0.2479in"/>
    </style:style>
    <style:style style:name="T2496" style:parent-style-name="Domyślnaczcionkaakapitu" style:family="text">
      <style:text-properties fo:background-color="#80FFFF"/>
    </style:style>
    <style:style style:name="T2497" style:parent-style-name="Domyślnaczcionkaakapitu" style:family="text">
      <style:text-properties fo:background-color="#80FFFF"/>
    </style:style>
    <style:style style:name="T2498" style:parent-style-name="Domyślnaczcionkaakapitu" style:family="text">
      <style:text-properties fo:background-color="#80FFFF"/>
    </style:style>
    <style:style style:name="T2499" style:parent-style-name="Domyślnaczcionkaakapitu" style:family="text">
      <style:text-properties fo:background-color="#80FFFF"/>
    </style:style>
    <style:style style:name="T2500" style:parent-style-name="Domyślnaczcionkaakapitu" style:family="text">
      <style:text-properties fo:background-color="#80FFFF"/>
    </style:style>
    <style:style style:name="T2501" style:parent-style-name="Domyślnaczcionkaakapitu" style:family="text">
      <style:text-properties fo:background-color="#80FFFF"/>
    </style:style>
    <style:style style:name="T2502" style:parent-style-name="Domyślnaczcionkaakapitu" style:family="text">
      <style:text-properties fo:background-color="#80FFFF"/>
    </style:style>
    <style:style style:name="P2503" style:parent-style-name="Normalny" style:family="paragraph">
      <style:paragraph-properties fo:text-align="justify" fo:line-height="150%"/>
    </style:style>
    <style:style style:name="T2504" style:parent-style-name="Domyślnaczcionkaakapitu" style:family="text">
      <style:text-properties style:text-underline-type="single" style:text-underline-style="solid" style:text-underline-width="auto" style:text-underline-mode="continuous"/>
    </style:style>
    <style:style style:name="P2505" style:parent-style-name="Normalny" style:family="paragraph">
      <style:paragraph-properties fo:text-align="justify" fo:line-height="150%" fo:text-indent="0.2479in"/>
    </style:style>
    <style:style style:name="T2506" style:parent-style-name="Domyślnaczcionkaakapitu" style:family="text">
      <style:text-properties fo:background-color="#80FFFF"/>
    </style:style>
    <style:style style:name="P2507" style:parent-style-name="Normalny" style:family="paragraph">
      <style:paragraph-properties fo:text-align="justify" fo:line-height="150%"/>
    </style:style>
    <style:style style:name="T2508" style:parent-style-name="Domyślnaczcionkaakapitu" style:family="text">
      <style:text-properties style:text-underline-type="single" style:text-underline-style="solid" style:text-underline-width="auto" style:text-underline-mode="continuous"/>
    </style:style>
    <style:style style:name="T2509" style:parent-style-name="Domyślnaczcionkaakapitu" style:family="text">
      <style:text-properties fo:background-color="#80FFFF" style:text-underline-type="single" style:text-underline-style="solid" style:text-underline-width="auto" style:text-underline-mode="continuous"/>
    </style:style>
    <style:style style:name="P2510" style:parent-style-name="Normalny" style:family="paragraph">
      <style:paragraph-properties fo:text-align="justify" fo:line-height="150%" fo:text-indent="0.2479in"/>
    </style:style>
    <style:style style:name="T2511" style:parent-style-name="Domyślnaczcionkaakapitu" style:family="text">
      <style:text-properties fo:background-color="#80FFFF"/>
    </style:style>
    <style:style style:name="P2512" style:parent-style-name="Normalny" style:family="paragraph">
      <style:paragraph-properties fo:text-align="justify" fo:line-height="150%"/>
    </style:style>
    <style:style style:name="T2513" style:parent-style-name="Domyślnaczcionkaakapitu" style:family="text">
      <style:text-properties style:text-underline-type="single" style:text-underline-style="solid" style:text-underline-width="auto" style:text-underline-mode="continuous"/>
    </style:style>
    <style:style style:name="P2514" style:parent-style-name="Normalny" style:family="paragraph">
      <style:paragraph-properties fo:text-align="justify" fo:line-height="150%" fo:text-indent="0.2479in"/>
    </style:style>
    <style:style style:name="T2515" style:parent-style-name="Domyślnaczcionkaakapitu" style:family="text">
      <style:text-properties fo:background-color="#80FFFF"/>
    </style:style>
    <style:style style:name="T2516" style:parent-style-name="Domyślnaczcionkaakapitu" style:family="text">
      <style:text-properties fo:background-color="#80FFFF"/>
    </style:style>
    <style:style style:name="T2517" style:parent-style-name="Domyślnaczcionkaakapitu" style:family="text">
      <style:text-properties fo:background-color="#80FFFF"/>
    </style:style>
    <style:style style:name="T2518" style:parent-style-name="Domyślnaczcionkaakapitu" style:family="text">
      <style:text-properties fo:background-color="#80FFFF"/>
    </style:style>
    <style:style style:name="P2519" style:parent-style-name="Normalny" style:family="paragraph">
      <style:paragraph-properties fo:text-align="justify" fo:line-height="150%"/>
    </style:style>
    <style:style style:name="T2520" style:parent-style-name="Domyślnaczcionkaakapitu" style:family="text">
      <style:text-properties style:text-underline-type="single" style:text-underline-style="solid" style:text-underline-width="auto" style:text-underline-mode="continuous"/>
    </style:style>
    <style:style style:name="P2521" style:parent-style-name="Normalny" style:family="paragraph">
      <style:paragraph-properties fo:text-align="justify" fo:line-height="150%" fo:text-indent="0.2479in"/>
    </style:style>
    <style:style style:name="T2522" style:parent-style-name="Domyślnaczcionkaakapitu" style:family="text">
      <style:text-properties fo:background-color="#80FFFF"/>
    </style:style>
    <style:style style:name="T2523" style:parent-style-name="Domyślnaczcionkaakapitu" style:family="text">
      <style:text-properties fo:background-color="#80FFFF"/>
    </style:style>
    <style:style style:name="T2524" style:parent-style-name="Domyślnaczcionkaakapitu" style:family="text">
      <style:text-properties fo:background-color="#80FFFF"/>
    </style:style>
    <style:style style:name="T2525" style:parent-style-name="Domyślnaczcionkaakapitu" style:family="text">
      <style:text-properties fo:background-color="#80FFFF"/>
    </style:style>
    <style:style style:name="T2526" style:parent-style-name="Domyślnaczcionkaakapitu" style:family="text">
      <style:text-properties fo:background-color="#80FFFF"/>
    </style:style>
    <style:style style:name="T2527" style:parent-style-name="Domyślnaczcionkaakapitu" style:family="text">
      <style:text-properties fo:background-color="#80FFFF"/>
    </style:style>
    <style:style style:name="T2528" style:parent-style-name="Domyślnaczcionkaakapitu" style:family="text">
      <style:text-properties fo:background-color="#80FFFF"/>
    </style:style>
    <style:style style:name="T2529" style:parent-style-name="Domyślnaczcionkaakapitu" style:family="text">
      <style:text-properties fo:background-color="#80FFFF"/>
    </style:style>
    <style:style style:name="T2530" style:parent-style-name="Domyślnaczcionkaakapitu" style:family="text">
      <style:text-properties fo:background-color="#80FFFF"/>
    </style:style>
    <style:style style:name="T2531" style:parent-style-name="Domyślnaczcionkaakapitu" style:family="text">
      <style:text-properties fo:background-color="#80FFFF"/>
    </style:style>
    <style:style style:name="T2532" style:parent-style-name="Domyślnaczcionkaakapitu" style:family="text">
      <style:text-properties fo:background-color="#80FFFF"/>
    </style:style>
    <style:style style:name="T2533" style:parent-style-name="Domyślnaczcionkaakapitu" style:family="text">
      <style:text-properties fo:background-color="#80FFFF"/>
    </style:style>
    <style:style style:name="T2534" style:parent-style-name="Domyślnaczcionkaakapitu" style:family="text">
      <style:text-properties fo:background-color="#80FFFF"/>
    </style:style>
    <style:style style:name="T2535" style:parent-style-name="Domyślnaczcionkaakapitu" style:family="text">
      <style:text-properties fo:background-color="#80FFFF"/>
    </style:style>
    <style:style style:name="T2536" style:parent-style-name="Domyślnaczcionkaakapitu" style:family="text">
      <style:text-properties fo:background-color="#80FFFF"/>
    </style:style>
    <style:style style:name="T2537" style:parent-style-name="Domyślnaczcionkaakapitu" style:family="text">
      <style:text-properties fo:background-color="#80FFFF"/>
    </style:style>
    <style:style style:name="T2538" style:parent-style-name="Domyślnaczcionkaakapitu" style:family="text">
      <style:text-properties fo:background-color="#80FFFF"/>
    </style:style>
    <style:style style:name="T2539" style:parent-style-name="Domyślnaczcionkaakapitu" style:family="text">
      <style:text-properties fo:background-color="#80FFFF"/>
    </style:style>
    <style:style style:name="P2540" style:parent-style-name="Normalny" style:family="paragraph">
      <style:paragraph-properties fo:text-align="justify" fo:line-height="150%" fo:text-indent="0.2479in"/>
    </style:style>
    <style:style style:name="P2541" style:parent-style-name="Normalny" style:family="paragraph">
      <style:paragraph-properties fo:text-align="justify" fo:line-height="150%">
        <style:tab-stops>
          <style:tab-stop style:type="left" style:leader-style="dotted" style:leader-text="." style:position="2.5736in"/>
          <style:tab-stop style:type="left" style:leader-style="dotted" style:leader-text="." style:position="2.7173in"/>
        </style:tab-stops>
      </style:paragraph-properties>
    </style:style>
    <style:style style:name="T2542" style:parent-style-name="Domyślnaczcionkaakapitu" style:family="text">
      <style:text-properties style:text-underline-type="single" style:text-underline-style="solid" style:text-underline-width="auto" style:text-underline-mode="continuous"/>
    </style:style>
    <style:style style:name="P2543" style:parent-style-name="Normalny" style:family="paragraph">
      <style:paragraph-properties fo:text-align="justify" fo:line-height="150%" fo:text-indent="0.2479in">
        <style:tab-stops>
          <style:tab-stop style:type="left" style:leader-style="dotted" style:leader-text="." style:position="2.5736in"/>
          <style:tab-stop style:type="left" style:leader-style="dotted" style:leader-text="." style:position="2.7173in"/>
        </style:tab-stops>
      </style:paragraph-properties>
    </style:style>
    <style:style style:name="T2544" style:parent-style-name="Domyślnaczcionkaakapitu" style:family="text">
      <style:text-properties fo:background-color="#80FFFF"/>
    </style:style>
    <style:style style:name="T2545" style:parent-style-name="Domyślnaczcionkaakapitu" style:family="text">
      <style:text-properties fo:background-color="#80FFFF"/>
    </style:style>
    <style:style style:name="P2546" style:parent-style-name="Normalny" style:family="paragraph">
      <style:paragraph-properties fo:text-align="justify" fo:line-height="150%" fo:text-indent="0.2479in"/>
    </style:style>
    <style:style style:name="T2547" style:parent-style-name="Domyślnaczcionkaakapitu" style:family="text">
      <style:text-properties fo:background-color="#80FFFF"/>
    </style:style>
    <style:style style:name="P2548" style:parent-style-name="Normalny" style:family="paragraph">
      <style:paragraph-properties fo:text-align="justify" fo:line-height="150%"/>
    </style:style>
    <style:style style:name="T2549" style:parent-style-name="Domyślnaczcionkaakapitu" style:family="text">
      <style:text-properties style:text-underline-type="single" style:text-underline-style="solid" style:text-underline-width="auto" style:text-underline-mode="continuous"/>
    </style:style>
    <style:style style:name="P2550" style:parent-style-name="Normalny" style:family="paragraph">
      <style:paragraph-properties fo:text-align="justify" fo:line-height="150%" fo:text-indent="0.2479in"/>
    </style:style>
    <style:style style:name="T2551" style:parent-style-name="Domyślnaczcionkaakapitu" style:family="text">
      <style:text-properties fo:background-color="#80FFFF"/>
    </style:style>
    <style:style style:name="T2552" style:parent-style-name="Domyślnaczcionkaakapitu" style:family="text">
      <style:text-properties fo:background-color="#80FFFF"/>
    </style:style>
    <style:style style:name="T2553" style:parent-style-name="Domyślnaczcionkaakapitu" style:family="text">
      <style:text-properties fo:background-color="#80FFFF"/>
    </style:style>
    <style:style style:name="T2554" style:parent-style-name="Domyślnaczcionkaakapitu" style:family="text">
      <style:text-properties fo:background-color="#80FFFF"/>
    </style:style>
    <style:style style:name="P2555" style:parent-style-name="Normalny" style:family="paragraph">
      <style:paragraph-properties fo:text-align="justify" fo:line-height="150%"/>
    </style:style>
    <style:style style:name="T2556" style:parent-style-name="Domyślnaczcionkaakapitu" style:family="text">
      <style:text-properties style:text-underline-type="single" style:text-underline-style="solid" style:text-underline-width="auto" style:text-underline-mode="continuous"/>
    </style:style>
    <style:style style:name="T2557" style:parent-style-name="Domyślnaczcionkaakapitu" style:family="text">
      <style:text-properties fo:background-color="#80FFFF" style:text-underline-type="single" style:text-underline-style="solid" style:text-underline-width="auto" style:text-underline-mode="continuous"/>
    </style:style>
    <style:style style:name="T2558" style:parent-style-name="Domyślnaczcionkaakapitu" style:family="text">
      <style:text-properties style:text-underline-type="single" style:text-underline-style="solid" style:text-underline-width="auto" style:text-underline-mode="continuous"/>
    </style:style>
    <style:style style:name="P2559" style:parent-style-name="Normalny" style:family="paragraph">
      <style:paragraph-properties fo:text-align="justify" fo:line-height="150%" fo:text-indent="0.2479in"/>
    </style:style>
    <style:style style:name="T2560" style:parent-style-name="Domyślnaczcionkaakapitu" style:family="text">
      <style:text-properties fo:background-color="#80FFFF"/>
    </style:style>
    <style:style style:name="P2561" style:parent-style-name="Normalny" style:family="paragraph">
      <style:paragraph-properties fo:text-align="justify" fo:line-height="150%" fo:text-indent="0.2479in"/>
    </style:style>
    <style:style style:name="T2562" style:parent-style-name="Domyślnaczcionkaakapitu" style:family="text">
      <style:text-properties fo:background-color="#80FFFF"/>
    </style:style>
    <style:style style:name="P2563" style:parent-style-name="Normalny" style:family="paragraph">
      <style:paragraph-properties fo:text-align="justify" fo:line-height="150%"/>
    </style:style>
    <style:style style:name="T2564" style:parent-style-name="Domyślnaczcionkaakapitu" style:family="text">
      <style:text-properties style:text-underline-type="single" style:text-underline-style="solid" style:text-underline-width="auto" style:text-underline-mode="continuous"/>
    </style:style>
    <style:style style:name="T2565" style:parent-style-name="Domyślnaczcionkaakapitu" style:family="text">
      <style:text-properties fo:background-color="#80FFFF" style:text-underline-type="single" style:text-underline-style="solid" style:text-underline-width="auto" style:text-underline-mode="continuous"/>
    </style:style>
    <style:style style:name="T2566" style:parent-style-name="Domyślnaczcionkaakapitu" style:family="text">
      <style:text-properties style:text-underline-type="single" style:text-underline-style="solid" style:text-underline-width="auto" style:text-underline-mode="continuous"/>
    </style:style>
    <style:style style:name="T2567" style:parent-style-name="Domyślnaczcionkaakapitu" style:family="text">
      <style:text-properties fo:background-color="#80FFFF" style:text-underline-type="single" style:text-underline-style="solid" style:text-underline-width="auto" style:text-underline-mode="continuous"/>
    </style:style>
    <style:style style:name="T2568" style:parent-style-name="Domyślnaczcionkaakapitu" style:family="text">
      <style:text-properties style:text-underline-type="single" style:text-underline-style="solid" style:text-underline-width="auto" style:text-underline-mode="continuous"/>
    </style:style>
    <style:style style:name="T2569" style:parent-style-name="Domyślnaczcionkaakapitu" style:family="text">
      <style:text-properties fo:background-color="#80FFFF"/>
    </style:style>
    <style:style style:name="P2570" style:parent-style-name="Normalny" style:family="paragraph">
      <style:paragraph-properties fo:text-align="justify" fo:line-height="150%" fo:text-indent="0.2479in"/>
    </style:style>
    <style:style style:name="T2571" style:parent-style-name="Domyślnaczcionkaakapitu" style:family="text">
      <style:text-properties fo:background-color="#80FFFF"/>
    </style:style>
    <style:style style:name="T2572" style:parent-style-name="Domyślnaczcionkaakapitu" style:family="text">
      <style:text-properties fo:background-color="#80FFFF"/>
    </style:style>
    <style:style style:name="T2573" style:parent-style-name="Domyślnaczcionkaakapitu" style:family="text">
      <style:text-properties fo:background-color="#80FFFF"/>
    </style:style>
    <style:style style:name="T2574" style:parent-style-name="Domyślnaczcionkaakapitu" style:family="text">
      <style:text-properties fo:background-color="#80FFFF"/>
    </style:style>
    <style:style style:name="P2575" style:parent-style-name="Normalny" style:family="paragraph">
      <style:paragraph-properties fo:text-align="justify" fo:line-height="150%" fo:text-indent="0.2479in"/>
    </style:style>
    <style:style style:name="T2576" style:parent-style-name="Domyślnaczcionkaakapitu" style:family="text">
      <style:text-properties fo:background-color="#80FFFF"/>
    </style:style>
    <style:style style:name="T2577" style:parent-style-name="Domyślnaczcionkaakapitu" style:family="text">
      <style:text-properties fo:background-color="#80FFFF"/>
    </style:style>
    <style:style style:name="P2578" style:parent-style-name="Normalny" style:family="paragraph">
      <style:paragraph-properties fo:text-align="justify" fo:line-height="150%"/>
    </style:style>
    <style:style style:name="T2579" style:parent-style-name="Domyślnaczcionkaakapitu" style:family="text">
      <style:text-properties style:text-underline-type="single" style:text-underline-style="solid" style:text-underline-width="auto" style:text-underline-mode="continuous"/>
    </style:style>
    <style:style style:name="P2580" style:parent-style-name="Normalny" style:family="paragraph">
      <style:paragraph-properties fo:text-align="justify" fo:line-height="150%" fo:text-indent="0.2479in"/>
    </style:style>
    <style:style style:name="T2581" style:parent-style-name="Domyślnaczcionkaakapitu" style:family="text">
      <style:text-properties fo:background-color="#80FFFF"/>
    </style:style>
    <style:style style:name="P2582" style:parent-style-name="Normalny" style:family="paragraph">
      <style:paragraph-properties fo:text-align="justify" fo:line-height="150%"/>
    </style:style>
    <style:style style:name="T2583" style:parent-style-name="Domyślnaczcionkaakapitu" style:family="text">
      <style:text-properties style:text-underline-type="single" style:text-underline-style="solid" style:text-underline-width="auto" style:text-underline-mode="continuous"/>
    </style:style>
    <style:style style:name="T2584" style:parent-style-name="Domyślnaczcionkaakapitu" style:family="text">
      <style:text-properties fo:background-color="#80FFFF" style:text-underline-type="single" style:text-underline-style="solid" style:text-underline-width="auto" style:text-underline-mode="continuous"/>
    </style:style>
    <style:style style:name="T2585" style:parent-style-name="Domyślnaczcionkaakapitu" style:family="text">
      <style:text-properties style:text-underline-type="single" style:text-underline-style="solid" style:text-underline-width="auto" style:text-underline-mode="continuous"/>
    </style:style>
    <style:style style:name="T2586" style:parent-style-name="Domyślnaczcionkaakapitu" style:family="text">
      <style:text-properties fo:background-color="#80FFFF" style:text-underline-type="single" style:text-underline-style="solid" style:text-underline-width="auto" style:text-underline-mode="continuous"/>
    </style:style>
    <style:style style:name="T2587" style:parent-style-name="Domyślnaczcionkaakapitu" style:family="text">
      <style:text-properties style:text-underline-type="single" style:text-underline-style="solid" style:text-underline-width="auto" style:text-underline-mode="continuous"/>
    </style:style>
    <style:style style:name="T2588" style:parent-style-name="Domyślnaczcionkaakapitu" style:family="text">
      <style:text-properties fo:background-color="#80FFFF" style:text-underline-type="single" style:text-underline-style="solid" style:text-underline-width="auto" style:text-underline-mode="continuous"/>
    </style:style>
    <style:style style:name="P2589" style:parent-style-name="Normalny" style:family="paragraph">
      <style:paragraph-properties fo:text-align="justify" fo:line-height="150%" fo:text-indent="0.2479in"/>
    </style:style>
    <style:style style:name="T2590" style:parent-style-name="Domyślnaczcionkaakapitu" style:family="text">
      <style:text-properties fo:background-color="#80FFFF"/>
    </style:style>
    <style:style style:name="T2591" style:parent-style-name="Domyślnaczcionkaakapitu" style:family="text">
      <style:text-properties fo:background-color="#80FFFF"/>
    </style:style>
    <style:style style:name="T2592" style:parent-style-name="Domyślnaczcionkaakapitu" style:family="text">
      <style:text-properties fo:background-color="#80FFFF"/>
    </style:style>
    <style:style style:name="P2593" style:parent-style-name="Normalny" style:family="paragraph">
      <style:paragraph-properties fo:text-align="justify" fo:line-height="150%"/>
    </style:style>
    <style:style style:name="T2594" style:parent-style-name="Domyślnaczcionkaakapitu" style:family="text">
      <style:text-properties style:text-underline-type="single" style:text-underline-style="solid" style:text-underline-width="auto" style:text-underline-mode="continuous"/>
    </style:style>
    <style:style style:name="P2595" style:parent-style-name="Normalny" style:family="paragraph">
      <style:paragraph-properties fo:text-align="justify" fo:line-height="150%" fo:text-indent="0.2479in"/>
    </style:style>
    <style:style style:name="T2596" style:parent-style-name="Domyślnaczcionkaakapitu" style:family="text">
      <style:text-properties fo:background-color="#80FFFF"/>
    </style:style>
    <style:style style:name="T2597" style:parent-style-name="Domyślnaczcionkaakapitu" style:family="text">
      <style:text-properties fo:background-color="#80FFFF"/>
    </style:style>
    <style:style style:name="T2598" style:parent-style-name="Domyślnaczcionkaakapitu" style:family="text">
      <style:text-properties fo:background-color="#80FFFF"/>
    </style:style>
    <style:style style:name="T2599" style:parent-style-name="Domyślnaczcionkaakapitu" style:family="text">
      <style:text-properties fo:background-color="#80FFFF"/>
    </style:style>
    <style:style style:name="T2600" style:parent-style-name="Domyślnaczcionkaakapitu" style:family="text">
      <style:text-properties fo:background-color="#80FFFF"/>
    </style:style>
    <style:style style:name="T2601" style:parent-style-name="Domyślnaczcionkaakapitu" style:family="text">
      <style:text-properties fo:background-color="#80FFFF"/>
    </style:style>
    <style:style style:name="T2602" style:parent-style-name="Domyślnaczcionkaakapitu" style:family="text">
      <style:text-properties fo:background-color="#80FFFF"/>
    </style:style>
    <style:style style:name="T2603" style:parent-style-name="Domyślnaczcionkaakapitu" style:family="text">
      <style:text-properties fo:background-color="#80FFFF"/>
    </style:style>
    <style:style style:name="P2604" style:parent-style-name="Normalny" style:family="paragraph">
      <style:paragraph-properties fo:text-align="justify" fo:line-height="150%" fo:text-indent="0.2479in"/>
    </style:style>
    <style:style style:name="T2605" style:parent-style-name="Domyślnaczcionkaakapitu" style:family="text">
      <style:text-properties fo:background-color="#80FFFF"/>
    </style:style>
    <style:style style:name="T2606" style:parent-style-name="Domyślnaczcionkaakapitu" style:family="text">
      <style:text-properties fo:background-color="#80FFFF"/>
    </style:style>
    <style:style style:name="P2607" style:parent-style-name="Normalny" style:family="paragraph">
      <style:paragraph-properties fo:text-align="justify" fo:line-height="150%"/>
    </style:style>
    <style:style style:name="T2608" style:parent-style-name="Domyślnaczcionkaakapitu" style:family="text">
      <style:text-properties style:text-underline-type="single" style:text-underline-style="solid" style:text-underline-width="auto" style:text-underline-mode="continuous"/>
    </style:style>
    <style:style style:name="P2609" style:parent-style-name="Normalny" style:family="paragraph">
      <style:paragraph-properties fo:text-align="justify" fo:line-height="150%" fo:text-indent="0.2479in"/>
    </style:style>
    <style:style style:name="P2610" style:parent-style-name="Normalny" style:family="paragraph">
      <style:paragraph-properties fo:text-align="justify" fo:line-height="150%"/>
    </style:style>
    <style:style style:name="T2611" style:parent-style-name="Domyślnaczcionkaakapitu" style:family="text">
      <style:text-properties style:text-underline-type="single" style:text-underline-style="solid" style:text-underline-width="auto" style:text-underline-mode="continuous"/>
    </style:style>
    <style:style style:name="T2612" style:parent-style-name="Domyślnaczcionkaakapitu" style:family="text">
      <style:text-properties fo:background-color="#80FFFF" style:text-underline-type="single" style:text-underline-style="solid" style:text-underline-width="auto" style:text-underline-mode="continuous"/>
    </style:style>
    <style:style style:name="T2613" style:parent-style-name="Domyślnaczcionkaakapitu" style:family="text">
      <style:text-properties fo:background-color="#80FFFF"/>
    </style:style>
    <style:style style:name="P2614" style:parent-style-name="Normalny" style:family="paragraph">
      <style:paragraph-properties fo:text-align="justify" fo:line-height="150%" fo:text-indent="0.2479in"/>
    </style:style>
    <style:style style:name="T2615" style:parent-style-name="Domyślnaczcionkaakapitu" style:family="text">
      <style:text-properties fo:background-color="#80FFFF"/>
    </style:style>
    <style:style style:name="T2616" style:parent-style-name="Domyślnaczcionkaakapitu" style:family="text">
      <style:text-properties fo:background-color="#80FFFF"/>
    </style:style>
    <style:style style:name="T2617" style:parent-style-name="Domyślnaczcionkaakapitu" style:family="text">
      <style:text-properties fo:background-color="#80FFFF"/>
    </style:style>
    <style:style style:name="T2618" style:parent-style-name="Domyślnaczcionkaakapitu" style:family="text">
      <style:text-properties fo:background-color="#80FFFF"/>
    </style:style>
    <style:style style:name="P2619" style:parent-style-name="Normalny" style:family="paragraph">
      <style:paragraph-properties fo:text-align="justify" fo:line-height="150%"/>
    </style:style>
    <style:style style:name="T2620" style:parent-style-name="Domyślnaczcionkaakapitu" style:family="text">
      <style:text-properties style:text-underline-type="single" style:text-underline-style="solid" style:text-underline-width="auto" style:text-underline-mode="continuous"/>
    </style:style>
    <style:style style:name="T2621" style:parent-style-name="Domyślnaczcionkaakapitu" style:family="text">
      <style:text-properties fo:background-color="#80FFFF" style:text-underline-type="single" style:text-underline-style="solid" style:text-underline-width="auto" style:text-underline-mode="continuous"/>
    </style:style>
    <style:style style:name="T2622" style:parent-style-name="Domyślnaczcionkaakapitu" style:family="text">
      <style:text-properties style:text-underline-type="single" style:text-underline-style="solid" style:text-underline-width="auto" style:text-underline-mode="continuous"/>
    </style:style>
    <style:style style:name="P2623" style:parent-style-name="Normalny" style:family="paragraph">
      <style:paragraph-properties fo:text-align="justify" fo:line-height="150%" fo:text-indent="0.2479in"/>
    </style:style>
    <style:style style:name="T2624" style:parent-style-name="Domyślnaczcionkaakapitu" style:family="text">
      <style:text-properties fo:background-color="#80FFFF"/>
    </style:style>
    <style:style style:name="T2625" style:parent-style-name="Domyślnaczcionkaakapitu" style:family="text">
      <style:text-properties fo:background-color="#80FFFF"/>
    </style:style>
    <style:style style:name="T2626" style:parent-style-name="Domyślnaczcionkaakapitu" style:family="text">
      <style:text-properties fo:background-color="#80FFFF"/>
    </style:style>
    <style:style style:name="T2627" style:parent-style-name="Domyślnaczcionkaakapitu" style:family="text">
      <style:text-properties fo:background-color="#80FFFF"/>
    </style:style>
    <style:style style:name="P2628" style:parent-style-name="Normalny" style:family="paragraph">
      <style:paragraph-properties fo:text-align="justify" fo:line-height="150%" fo:text-indent="0.2479in"/>
    </style:style>
    <style:style style:name="T2629" style:parent-style-name="Domyślnaczcionkaakapitu" style:family="text">
      <style:text-properties fo:background-color="#80FFFF"/>
    </style:style>
    <style:style style:name="T2630" style:parent-style-name="Domyślnaczcionkaakapitu" style:family="text">
      <style:text-properties fo:background-color="#80FFFF"/>
    </style:style>
    <style:style style:name="T2631" style:parent-style-name="Domyślnaczcionkaakapitu" style:family="text">
      <style:text-properties fo:background-color="#80FFFF"/>
    </style:style>
    <style:style style:name="T2632" style:parent-style-name="Domyślnaczcionkaakapitu" style:family="text">
      <style:text-properties fo:background-color="#80FFFF"/>
    </style:style>
    <style:style style:name="P2633" style:parent-style-name="Normalny" style:family="paragraph">
      <style:paragraph-properties fo:text-align="justify" fo:line-height="150%"/>
    </style:style>
    <style:style style:name="T2634" style:parent-style-name="Domyślnaczcionkaakapitu" style:family="text">
      <style:text-properties style:text-underline-type="single" style:text-underline-style="solid" style:text-underline-width="auto" style:text-underline-mode="continuous"/>
    </style:style>
    <style:style style:name="T2635" style:parent-style-name="Domyślnaczcionkaakapitu" style:family="text">
      <style:text-properties fo:background-color="#80FFFF" style:text-underline-type="single" style:text-underline-style="solid" style:text-underline-width="auto" style:text-underline-mode="continuous"/>
    </style:style>
    <style:style style:name="T2636" style:parent-style-name="Domyślnaczcionkaakapitu" style:family="text">
      <style:text-properties style:text-underline-type="single" style:text-underline-style="solid" style:text-underline-width="auto" style:text-underline-mode="continuous"/>
    </style:style>
    <style:style style:name="P2637" style:parent-style-name="Normalny" style:family="paragraph">
      <style:paragraph-properties fo:text-align="justify" fo:line-height="150%" fo:text-indent="0.2479in"/>
    </style:style>
    <style:style style:name="T2638" style:parent-style-name="Domyślnaczcionkaakapitu" style:family="text">
      <style:text-properties fo:background-color="#80FFFF"/>
    </style:style>
    <style:style style:name="T2639" style:parent-style-name="Domyślnaczcionkaakapitu" style:family="text">
      <style:text-properties fo:background-color="#80FFFF"/>
    </style:style>
    <style:style style:name="T2640" style:parent-style-name="Domyślnaczcionkaakapitu" style:family="text">
      <style:text-properties fo:background-color="#80FFFF"/>
    </style:style>
    <style:style style:name="T2641" style:parent-style-name="Domyślnaczcionkaakapitu" style:family="text">
      <style:text-properties fo:background-color="#80FFFF"/>
    </style:style>
    <style:style style:name="P2642" style:parent-style-name="Normalny" style:family="paragraph">
      <style:paragraph-properties fo:text-align="justify" fo:line-height="150%" fo:text-indent="0.2479in"/>
    </style:style>
    <style:style style:name="P2643" style:parent-style-name="Normalny" style:family="paragraph">
      <style:paragraph-properties fo:text-align="justify" fo:line-height="150%">
        <style:tab-stops>
          <style:tab-stop style:type="left" style:leader-style="dotted" style:leader-text="." style:position="1.9597in"/>
        </style:tab-stops>
      </style:paragraph-properties>
    </style:style>
    <style:style style:name="T2644" style:parent-style-name="Domyślnaczcionkaakapitu" style:family="text">
      <style:text-properties style:text-underline-type="single" style:text-underline-style="solid" style:text-underline-width="auto" style:text-underline-mode="continuous"/>
    </style:style>
    <style:style style:name="P2645" style:parent-style-name="Normalny" style:family="paragraph">
      <style:paragraph-properties fo:text-align="justify" fo:line-height="150%" fo:text-indent="0.2479in">
        <style:tab-stops>
          <style:tab-stop style:type="left" style:leader-style="dotted" style:leader-text="." style:position="1.9597in"/>
        </style:tab-stops>
      </style:paragraph-properties>
    </style:style>
    <style:style style:name="T2646" style:parent-style-name="Domyślnaczcionkaakapitu" style:family="text">
      <style:text-properties fo:background-color="#80FFFF"/>
    </style:style>
    <style:style style:name="T2647" style:parent-style-name="Domyślnaczcionkaakapitu" style:family="text">
      <style:text-properties fo:background-color="#80FFFF"/>
    </style:style>
    <style:style style:name="T2648" style:parent-style-name="Domyślnaczcionkaakapitu" style:family="text">
      <style:text-properties fo:background-color="#80FFFF"/>
    </style:style>
    <style:style style:name="T2649" style:parent-style-name="Domyślnaczcionkaakapitu" style:family="text">
      <style:text-properties fo:background-color="#80FFFF"/>
    </style:style>
    <style:style style:name="T2650" style:parent-style-name="Domyślnaczcionkaakapitu" style:family="text">
      <style:text-properties fo:background-color="#80FFFF"/>
    </style:style>
    <style:style style:name="T2651" style:parent-style-name="Domyślnaczcionkaakapitu" style:family="text">
      <style:text-properties fo:background-color="#80FFFF"/>
    </style:style>
    <style:style style:name="T2652" style:parent-style-name="Domyślnaczcionkaakapitu" style:family="text">
      <style:text-properties fo:background-color="#80FFFF"/>
    </style:style>
    <style:style style:name="P2653" style:parent-style-name="Normalny" style:family="paragraph">
      <style:paragraph-properties fo:text-align="justify" fo:line-height="150%"/>
    </style:style>
    <style:style style:name="T2654" style:parent-style-name="Domyślnaczcionkaakapitu" style:family="text">
      <style:text-properties style:text-underline-type="single" style:text-underline-style="solid" style:text-underline-width="auto" style:text-underline-mode="continuous"/>
    </style:style>
    <style:style style:name="T2655" style:parent-style-name="Domyślnaczcionkaakapitu" style:family="text">
      <style:text-properties style:text-underline-type="single" style:text-underline-style="solid" style:text-underline-width="auto" style:text-underline-mode="continuous"/>
    </style:style>
    <style:style style:name="T2656" style:parent-style-name="Domyślnaczcionkaakapitu" style:family="text">
      <style:text-properties style:text-underline-type="single" style:text-underline-style="solid" style:text-underline-width="auto" style:text-underline-mode="continuous"/>
    </style:style>
    <style:style style:name="P2657" style:parent-style-name="Normalny" style:family="paragraph">
      <style:paragraph-properties fo:text-align="justify" fo:line-height="150%" fo:text-indent="0.2479in"/>
    </style:style>
    <style:style style:name="T2658" style:parent-style-name="Domyślnaczcionkaakapitu" style:family="text">
      <style:text-properties fo:background-color="#80FFFF"/>
    </style:style>
    <style:style style:name="T2659" style:parent-style-name="Domyślnaczcionkaakapitu" style:family="text">
      <style:text-properties fo:background-color="#80FFFF"/>
    </style:style>
    <style:style style:name="P2660" style:parent-style-name="Normalny" style:family="paragraph">
      <style:paragraph-properties fo:text-align="justify" fo:line-height="150%" fo:text-indent="0.2479in"/>
    </style:style>
    <style:style style:name="P2661" style:parent-style-name="Normalny" style:family="paragraph">
      <style:paragraph-properties fo:text-align="justify" fo:line-height="150%"/>
    </style:style>
    <style:style style:name="T2662" style:parent-style-name="Domyślnaczcionkaakapitu" style:family="text">
      <style:text-properties style:text-underline-type="single" style:text-underline-style="solid" style:text-underline-width="auto" style:text-underline-mode="continuous"/>
    </style:style>
    <style:style style:name="T2663" style:parent-style-name="Domyślnaczcionkaakapitu" style:family="text">
      <style:text-properties fo:background-color="#80FFFF" style:text-underline-type="single" style:text-underline-style="solid" style:text-underline-width="auto" style:text-underline-mode="continuous"/>
    </style:style>
    <style:style style:name="T2664" style:parent-style-name="Domyślnaczcionkaakapitu" style:family="text">
      <style:text-properties style:text-underline-type="single" style:text-underline-style="solid" style:text-underline-width="auto" style:text-underline-mode="continuous"/>
    </style:style>
    <style:style style:name="T2665" style:parent-style-name="Domyślnaczcionkaakapitu" style:family="text">
      <style:text-properties fo:background-color="#80FFFF" style:text-underline-type="single" style:text-underline-style="solid" style:text-underline-width="auto" style:text-underline-mode="continuous"/>
    </style:style>
    <style:style style:name="T2666" style:parent-style-name="Domyślnaczcionkaakapitu" style:family="text">
      <style:text-properties style:text-underline-type="single" style:text-underline-style="solid" style:text-underline-width="auto" style:text-underline-mode="continuous"/>
    </style:style>
    <style:style style:name="T2667" style:parent-style-name="Domyślnaczcionkaakapitu" style:family="text">
      <style:text-properties fo:background-color="#80FFFF" style:text-underline-type="single" style:text-underline-style="solid" style:text-underline-width="auto" style:text-underline-mode="continuous"/>
    </style:style>
    <style:style style:name="T2668" style:parent-style-name="Domyślnaczcionkaakapitu" style:family="text">
      <style:text-properties style:text-underline-type="single" style:text-underline-style="solid" style:text-underline-width="auto" style:text-underline-mode="continuous"/>
    </style:style>
    <style:style style:name="P2669" style:parent-style-name="Normalny" style:family="paragraph">
      <style:paragraph-properties fo:text-align="justify" fo:line-height="150%" fo:text-indent="0.2479in"/>
    </style:style>
    <style:style style:name="P2670" style:parent-style-name="Normalny" style:family="paragraph">
      <style:paragraph-properties fo:text-align="justify" fo:line-height="150%">
        <style:tab-stops>
          <style:tab-stop style:type="left" style:leader-style="dotted" style:leader-text="." style:position="2.3569in"/>
        </style:tab-stops>
      </style:paragraph-properties>
    </style:style>
    <style:style style:name="T2671" style:parent-style-name="Domyślnaczcionkaakapitu" style:family="text">
      <style:text-properties style:text-underline-type="single" style:text-underline-style="solid" style:text-underline-width="auto" style:text-underline-mode="continuous"/>
    </style:style>
    <style:style style:name="P2672" style:parent-style-name="Normalny" style:family="paragraph">
      <style:paragraph-properties fo:text-align="justify" fo:line-height="150%" fo:text-indent="0.2479in">
        <style:tab-stops>
          <style:tab-stop style:type="left" style:leader-style="dotted" style:leader-text="." style:position="2.3569in"/>
        </style:tab-stops>
      </style:paragraph-properties>
    </style:style>
    <style:style style:name="P2673" style:parent-style-name="Normalny" style:family="paragraph">
      <style:paragraph-properties fo:text-align="justify" fo:line-height="150%"/>
    </style:style>
    <style:style style:name="T2674" style:parent-style-name="Domyślnaczcionkaakapitu" style:family="text">
      <style:text-properties style:text-underline-type="single" style:text-underline-style="solid" style:text-underline-width="auto" style:text-underline-mode="continuous"/>
    </style:style>
    <style:style style:name="P2675" style:parent-style-name="Normalny" style:family="paragraph">
      <style:paragraph-properties fo:text-align="justify" fo:line-height="150%" fo:text-indent="0.2479in"/>
    </style:style>
    <style:style style:name="T2676" style:parent-style-name="Domyślnaczcionkaakapitu" style:family="text">
      <style:text-properties fo:background-color="#80FFFF"/>
    </style:style>
    <style:style style:name="T2677" style:parent-style-name="Domyślnaczcionkaakapitu" style:family="text">
      <style:text-properties fo:background-color="#80FFFF"/>
    </style:style>
    <style:style style:name="P2678" style:parent-style-name="Normalny" style:family="paragraph">
      <style:paragraph-properties fo:text-align="justify" fo:line-height="150%">
        <style:tab-stops>
          <style:tab-stop style:type="left" style:position="1.3604in"/>
        </style:tab-stops>
      </style:paragraph-properties>
    </style:style>
    <style:style style:name="T2679" style:parent-style-name="Domyślnaczcionkaakapitu" style:family="text">
      <style:text-properties style:text-underline-type="single" style:text-underline-style="solid" style:text-underline-width="auto" style:text-underline-mode="continuous"/>
    </style:style>
    <style:style style:name="P2680" style:parent-style-name="Normalny" style:family="paragraph">
      <style:paragraph-properties fo:text-align="justify" fo:line-height="150%" fo:text-indent="0.2479in">
        <style:tab-stops>
          <style:tab-stop style:type="left" style:position="1.3604in"/>
        </style:tab-stops>
      </style:paragraph-properties>
    </style:style>
    <style:style style:name="T2681" style:parent-style-name="Domyślnaczcionkaakapitu" style:family="text">
      <style:text-properties fo:background-color="#80FFFF"/>
    </style:style>
    <style:style style:name="P2682" style:parent-style-name="Normalny" style:family="paragraph">
      <style:paragraph-properties fo:text-align="justify" fo:line-height="150%" fo:text-indent="0.2479in">
        <style:tab-stops>
          <style:tab-stop style:type="left" style:position="1.3604in"/>
        </style:tab-stops>
      </style:paragraph-properties>
    </style:style>
    <style:style style:name="P2683" style:parent-style-name="Normalny" style:family="paragraph">
      <style:paragraph-properties fo:text-align="justify" fo:line-height="150%" fo:text-indent="0.2479in">
        <style:tab-stops>
          <style:tab-stop style:type="left" style:position="1.3604in"/>
        </style:tab-stops>
      </style:paragraph-properties>
    </style:style>
    <style:style style:name="P2684" style:parent-style-name="Normalny" style:family="paragraph">
      <style:paragraph-properties fo:text-align="justify" fo:line-height="150%">
        <style:tab-stops>
          <style:tab-stop style:type="left" style:position="1.3604in"/>
        </style:tab-stops>
      </style:paragraph-properties>
    </style:style>
    <style:style style:name="T2685" style:parent-style-name="Domyślnaczcionkaakapitu" style:family="text">
      <style:text-properties style:text-underline-type="single" style:text-underline-style="solid" style:text-underline-width="auto" style:text-underline-mode="continuous"/>
    </style:style>
    <style:style style:name="T2686" style:parent-style-name="Domyślnaczcionkaakapitu" style:family="text">
      <style:text-properties fo:background-color="#80FFFF" style:text-underline-type="single" style:text-underline-style="solid" style:text-underline-width="auto" style:text-underline-mode="continuous"/>
    </style:style>
    <style:style style:name="T2687" style:parent-style-name="Domyślnaczcionkaakapitu" style:family="text">
      <style:text-properties style:text-underline-type="single" style:text-underline-style="solid" style:text-underline-width="auto" style:text-underline-mode="continuous"/>
    </style:style>
    <style:style style:name="P2688" style:parent-style-name="Normalny" style:family="paragraph">
      <style:paragraph-properties fo:text-align="justify" fo:line-height="150%" fo:text-indent="0.2479in">
        <style:tab-stops>
          <style:tab-stop style:type="left" style:position="1.3604in"/>
        </style:tab-stops>
      </style:paragraph-properties>
    </style:style>
    <style:style style:name="T2689" style:parent-style-name="Domyślnaczcionkaakapitu" style:family="text">
      <style:text-properties fo:background-color="#80FFFF"/>
    </style:style>
    <style:style style:name="T2690" style:parent-style-name="Domyślnaczcionkaakapitu" style:family="text">
      <style:text-properties fo:background-color="#80FFFF"/>
    </style:style>
    <style:style style:name="T2691" style:parent-style-name="Domyślnaczcionkaakapitu" style:family="text">
      <style:text-properties fo:background-color="#80FFFF"/>
    </style:style>
    <style:style style:name="T2692" style:parent-style-name="Domyślnaczcionkaakapitu" style:family="text">
      <style:text-properties fo:background-color="#80FFFF"/>
    </style:style>
    <style:style style:name="P2693" style:parent-style-name="Normalny" style:family="paragraph">
      <style:paragraph-properties fo:text-align="justify" fo:line-height="150%">
        <style:tab-stops>
          <style:tab-stop style:type="left" style:leader-style="dotted" style:leader-text="." style:position="2.6305in"/>
          <style:tab-stop style:type="left" style:leader-style="dotted" style:leader-text="." style:position="2.7347in"/>
        </style:tab-stops>
      </style:paragraph-properties>
    </style:style>
    <style:style style:name="T2694" style:parent-style-name="Domyślnaczcionkaakapitu" style:family="text">
      <style:text-properties style:text-underline-type="single" style:text-underline-style="solid" style:text-underline-width="auto" style:text-underline-mode="continuous"/>
    </style:style>
    <style:style style:name="P2695" style:parent-style-name="Normalny" style:family="paragraph">
      <style:paragraph-properties fo:text-align="justify" fo:line-height="150%" fo:text-indent="0.2479in">
        <style:tab-stops>
          <style:tab-stop style:type="left" style:leader-style="dotted" style:leader-text="." style:position="2.6305in"/>
          <style:tab-stop style:type="left" style:leader-style="dotted" style:leader-text="." style:position="2.7347in"/>
        </style:tab-stops>
      </style:paragraph-properties>
    </style:style>
    <style:style style:name="T2696" style:parent-style-name="Domyślnaczcionkaakapitu" style:family="text">
      <style:text-properties fo:background-color="#80FFFF"/>
    </style:style>
    <style:style style:name="P2697" style:parent-style-name="Normalny" style:family="paragraph">
      <style:paragraph-properties fo:text-align="justify" fo:line-height="150%">
        <style:tab-stops>
          <style:tab-stop style:type="left" style:leader-style="dotted" style:leader-text="." style:position="2.6305in"/>
          <style:tab-stop style:type="left" style:leader-style="dotted" style:leader-text="." style:position="2.7347in"/>
        </style:tab-stops>
      </style:paragraph-properties>
    </style:style>
    <style:style style:name="T2698" style:parent-style-name="Domyślnaczcionkaakapitu" style:family="text">
      <style:text-properties style:text-underline-type="single" style:text-underline-style="solid" style:text-underline-width="auto" style:text-underline-mode="continuous"/>
    </style:style>
    <style:style style:name="P2699" style:parent-style-name="Normalny" style:family="paragraph">
      <style:paragraph-properties fo:text-align="justify" fo:line-height="150%" fo:text-indent="0.2479in">
        <style:tab-stops>
          <style:tab-stop style:type="left" style:leader-style="dotted" style:leader-text="." style:position="2.6305in"/>
          <style:tab-stop style:type="left" style:leader-style="dotted" style:leader-text="." style:position="2.7347in"/>
        </style:tab-stops>
      </style:paragraph-properties>
    </style:style>
    <style:style style:name="T2700" style:parent-style-name="Domyślnaczcionkaakapitu" style:family="text">
      <style:text-properties fo:background-color="#80FFFF"/>
    </style:style>
    <style:style style:name="T2701" style:parent-style-name="Domyślnaczcionkaakapitu" style:family="text">
      <style:text-properties fo:background-color="#80FFFF"/>
    </style:style>
    <style:style style:name="T2702" style:parent-style-name="Domyślnaczcionkaakapitu" style:family="text">
      <style:text-properties fo:background-color="#80FFFF"/>
    </style:style>
    <style:style style:name="T2703" style:parent-style-name="Domyślnaczcionkaakapitu" style:family="text">
      <style:text-properties fo:background-color="#80FFFF"/>
    </style:style>
    <style:style style:name="P2704" style:parent-style-name="Normalny" style:family="paragraph">
      <style:paragraph-properties fo:text-align="justify" fo:line-height="150%">
        <style:tab-stops>
          <style:tab-stop style:type="left" style:position="2.7888in"/>
        </style:tab-stops>
      </style:paragraph-properties>
    </style:style>
    <style:style style:name="T2705" style:parent-style-name="Domyślnaczcionkaakapitu" style:family="text">
      <style:text-properties style:text-underline-type="single" style:text-underline-style="solid" style:text-underline-width="auto" style:text-underline-mode="continuous"/>
    </style:style>
    <style:style style:name="P2706" style:parent-style-name="Normalny" style:family="paragraph">
      <style:paragraph-properties fo:text-align="justify" fo:line-height="150%" fo:text-indent="0.2479in">
        <style:tab-stops>
          <style:tab-stop style:type="left" style:position="2.7888in"/>
        </style:tab-stops>
      </style:paragraph-properties>
    </style:style>
    <style:style style:name="T2707" style:parent-style-name="Domyślnaczcionkaakapitu" style:family="text">
      <style:text-properties fo:background-color="#80FFFF"/>
    </style:style>
    <style:style style:name="T2708" style:parent-style-name="Domyślnaczcionkaakapitu" style:family="text">
      <style:text-properties fo:background-color="#80FFFF"/>
    </style:style>
    <style:style style:name="T2709" style:parent-style-name="Domyślnaczcionkaakapitu" style:family="text">
      <style:text-properties fo:background-color="#80FFFF"/>
    </style:style>
    <style:style style:name="T2710" style:parent-style-name="Domyślnaczcionkaakapitu" style:family="text">
      <style:text-properties fo:background-color="#80FFFF"/>
    </style:style>
    <style:style style:name="T2711" style:parent-style-name="Domyślnaczcionkaakapitu" style:family="text">
      <style:text-properties fo:background-color="#80FFFF"/>
    </style:style>
    <style:style style:name="T2712" style:parent-style-name="Domyślnaczcionkaakapitu" style:family="text">
      <style:text-properties fo:background-color="#80FFFF"/>
    </style:style>
    <style:style style:name="T2713" style:parent-style-name="Domyślnaczcionkaakapitu" style:family="text">
      <style:text-properties fo:background-color="#80FFFF"/>
    </style:style>
    <style:style style:name="T2714" style:parent-style-name="Domyślnaczcionkaakapitu" style:family="text">
      <style:text-properties fo:background-color="#80FFFF"/>
    </style:style>
    <style:style style:name="T2715" style:parent-style-name="Domyślnaczcionkaakapitu" style:family="text">
      <style:text-properties fo:background-color="#80FFFF"/>
    </style:style>
    <style:style style:name="T2716" style:parent-style-name="Domyślnaczcionkaakapitu" style:family="text">
      <style:text-properties fo:background-color="#80FFFF"/>
    </style:style>
    <style:style style:name="T2717" style:parent-style-name="Domyślnaczcionkaakapitu" style:family="text">
      <style:text-properties fo:background-color="#80FFFF"/>
    </style:style>
    <style:style style:name="T2718" style:parent-style-name="Domyślnaczcionkaakapitu" style:family="text">
      <style:text-properties fo:background-color="#80FFFF"/>
    </style:style>
    <style:style style:name="T2719" style:parent-style-name="Domyślnaczcionkaakapitu" style:family="text">
      <style:text-properties fo:background-color="#80FFFF"/>
    </style:style>
    <style:style style:name="T2720" style:parent-style-name="Domyślnaczcionkaakapitu" style:family="text">
      <style:text-properties fo:background-color="#80FFFF"/>
    </style:style>
    <style:style style:name="T2721" style:parent-style-name="Domyślnaczcionkaakapitu" style:family="text">
      <style:text-properties fo:background-color="#80FFFF"/>
    </style:style>
    <style:style style:name="T2722" style:parent-style-name="Domyślnaczcionkaakapitu" style:family="text">
      <style:text-properties fo:background-color="#80FFFF"/>
    </style:style>
    <style:style style:name="T2723" style:parent-style-name="Domyślnaczcionkaakapitu" style:family="text">
      <style:text-properties fo:background-color="#80FFFF"/>
    </style:style>
    <style:style style:name="P2724" style:parent-style-name="Normalny" style:family="paragraph">
      <style:paragraph-properties fo:text-align="justify" fo:line-height="150%" fo:text-indent="0.2479in">
        <style:tab-stops>
          <style:tab-stop style:type="left" style:position="2.7888in"/>
        </style:tab-stops>
      </style:paragraph-properties>
    </style:style>
    <style:style style:name="T2725" style:parent-style-name="Domyślnaczcionkaakapitu" style:family="text">
      <style:text-properties fo:background-color="#80FFFF"/>
    </style:style>
    <style:style style:name="T2726" style:parent-style-name="Domyślnaczcionkaakapitu" style:family="text">
      <style:text-properties fo:background-color="#80FFFF"/>
    </style:style>
    <style:style style:name="T2727" style:parent-style-name="Domyślnaczcionkaakapitu" style:family="text">
      <style:text-properties fo:background-color="#80FFFF"/>
    </style:style>
    <style:style style:name="T2728" style:parent-style-name="Domyślnaczcionkaakapitu" style:family="text">
      <style:text-properties fo:background-color="#80FFFF"/>
    </style:style>
    <style:style style:name="T2729" style:parent-style-name="Domyślnaczcionkaakapitu" style:family="text">
      <style:text-properties fo:background-color="#80FFFF"/>
    </style:style>
    <style:style style:name="P2730" style:parent-style-name="Normalny" style:family="paragraph">
      <style:paragraph-properties fo:text-align="justify" fo:line-height="150%" fo:text-indent="0.2479in"/>
    </style:style>
    <style:style style:name="T2731" style:parent-style-name="Domyślnaczcionkaakapitu" style:family="text">
      <style:text-properties fo:background-color="#80FFFF"/>
    </style:style>
    <style:style style:name="T2732" style:parent-style-name="Domyślnaczcionkaakapitu" style:family="text">
      <style:text-properties fo:background-color="#80FFFF"/>
    </style:style>
    <style:style style:name="T2733" style:parent-style-name="Domyślnaczcionkaakapitu" style:family="text">
      <style:text-properties fo:background-color="#80FFFF"/>
    </style:style>
    <style:style style:name="T2734" style:parent-style-name="Domyślnaczcionkaakapitu" style:family="text">
      <style:text-properties fo:background-color="#80FFFF"/>
    </style:style>
    <style:style style:name="T2735" style:parent-style-name="Domyślnaczcionkaakapitu" style:family="text">
      <style:text-properties fo:background-color="#80FFFF"/>
    </style:style>
    <style:style style:name="P2736" style:parent-style-name="Normalny" style:family="paragraph">
      <style:paragraph-properties fo:text-align="justify" fo:line-height="150%"/>
    </style:style>
    <style:style style:name="T2737" style:parent-style-name="Domyślnaczcionkaakapitu" style:family="text">
      <style:text-properties fo:background-color="#80FFFF"/>
    </style:style>
    <style:style style:name="T2738" style:parent-style-name="Domyślnaczcionkaakapitu" style:family="text">
      <style:text-properties fo:background-color="#80FFFF"/>
    </style:style>
    <style:style style:name="P2739" style:parent-style-name="Normalny" style:family="paragraph">
      <style:paragraph-properties fo:text-align="justify" fo:line-height="150%" fo:text-indent="0.2479in"/>
    </style:style>
    <style:style style:name="T2740" style:parent-style-name="Domyślnaczcionkaakapitu" style:family="text">
      <style:text-properties fo:background-color="#80FFFF"/>
    </style:style>
    <style:style style:name="T2741" style:parent-style-name="Domyślnaczcionkaakapitu" style:family="text">
      <style:text-properties fo:background-color="#80FFFF"/>
    </style:style>
    <style:style style:name="T2742" style:parent-style-name="Domyślnaczcionkaakapitu" style:family="text">
      <style:text-properties fo:background-color="#80FFFF"/>
    </style:style>
    <style:style style:name="P2743" style:parent-style-name="Normalny" style:family="paragraph">
      <style:paragraph-properties fo:text-align="justify" fo:line-height="150%"/>
    </style:style>
    <style:style style:name="T2744" style:parent-style-name="Domyślnaczcionkaakapitu" style:family="text">
      <style:text-properties style:text-underline-type="single" style:text-underline-style="solid" style:text-underline-width="auto" style:text-underline-mode="continuous"/>
    </style:style>
    <style:style style:name="P2745" style:parent-style-name="Normalny" style:family="paragraph">
      <style:paragraph-properties fo:text-align="justify" fo:line-height="150%" fo:text-indent="0.2479in"/>
    </style:style>
    <style:style style:name="P2746" style:parent-style-name="Normalny" style:family="paragraph">
      <style:paragraph-properties fo:text-align="justify" fo:line-height="150%">
        <style:tab-stops>
          <style:tab-stop style:type="left" style:position="2.8604in"/>
        </style:tab-stops>
      </style:paragraph-properties>
    </style:style>
    <style:style style:name="T2747" style:parent-style-name="Domyślnaczcionkaakapitu" style:family="text">
      <style:text-properties style:text-underline-type="single" style:text-underline-style="solid" style:text-underline-width="auto" style:text-underline-mode="continuous"/>
    </style:style>
    <style:style style:name="P2748" style:parent-style-name="Normalny" style:family="paragraph">
      <style:paragraph-properties fo:text-align="justify" fo:line-height="150%" fo:text-indent="0.2479in">
        <style:tab-stops>
          <style:tab-stop style:type="left" style:position="2.8604in"/>
        </style:tab-stops>
      </style:paragraph-properties>
    </style:style>
    <style:style style:name="T2749" style:parent-style-name="Domyślnaczcionkaakapitu" style:family="text">
      <style:text-properties fo:background-color="#80FFFF"/>
    </style:style>
    <style:style style:name="P2750" style:parent-style-name="Normalny" style:family="paragraph">
      <style:paragraph-properties fo:text-align="justify" fo:line-height="150%"/>
    </style:style>
    <style:style style:name="T2751" style:parent-style-name="Domyślnaczcionkaakapitu" style:family="text">
      <style:text-properties style:text-underline-type="single" style:text-underline-style="solid" style:text-underline-width="auto" style:text-underline-mode="continuous"/>
    </style:style>
    <style:style style:name="P2752" style:parent-style-name="Normalny" style:family="paragraph">
      <style:paragraph-properties fo:text-align="justify" fo:line-height="150%" fo:text-indent="0.2479in"/>
    </style:style>
    <style:style style:name="P2753" style:parent-style-name="Normalny" style:family="paragraph">
      <style:paragraph-properties fo:text-align="justify" fo:line-height="150%">
        <style:tab-stops>
          <style:tab-stop style:type="left" style:position="2.7604in"/>
        </style:tab-stops>
      </style:paragraph-properties>
    </style:style>
    <style:style style:name="T2754" style:parent-style-name="Domyślnaczcionkaakapitu" style:family="text">
      <style:text-properties style:text-underline-type="single" style:text-underline-style="solid" style:text-underline-width="auto" style:text-underline-mode="continuous"/>
    </style:style>
    <style:style style:name="P2755" style:parent-style-name="Normalny" style:family="paragraph">
      <style:paragraph-properties fo:text-align="justify" fo:line-height="150%" fo:text-indent="0.2479in">
        <style:tab-stops>
          <style:tab-stop style:type="left" style:position="2.7604in"/>
        </style:tab-stops>
      </style:paragraph-properties>
    </style:style>
    <style:style style:name="T2756" style:parent-style-name="Domyślnaczcionkaakapitu" style:family="text">
      <style:text-properties fo:background-color="#80FFFF"/>
    </style:style>
    <style:style style:name="T2757" style:parent-style-name="Domyślnaczcionkaakapitu" style:family="text">
      <style:text-properties fo:background-color="#80FFFF"/>
    </style:style>
    <style:style style:name="T2758" style:parent-style-name="Domyślnaczcionkaakapitu" style:family="text">
      <style:text-properties fo:background-color="#80FFFF"/>
    </style:style>
    <style:style style:name="T2759" style:parent-style-name="Domyślnaczcionkaakapitu" style:family="text">
      <style:text-properties fo:background-color="#80FFFF"/>
    </style:style>
    <style:style style:name="T2760" style:parent-style-name="Domyślnaczcionkaakapitu" style:family="text">
      <style:text-properties fo:background-color="#80FFFF"/>
    </style:style>
    <style:style style:name="T2761" style:parent-style-name="Domyślnaczcionkaakapitu" style:family="text">
      <style:text-properties fo:background-color="#80FFFF"/>
    </style:style>
    <style:style style:name="T2762" style:parent-style-name="Domyślnaczcionkaakapitu" style:family="text">
      <style:text-properties fo:background-color="#80FFFF"/>
    </style:style>
    <style:style style:name="T2763" style:parent-style-name="Domyślnaczcionkaakapitu" style:family="text">
      <style:text-properties fo:background-color="#80FFFF"/>
    </style:style>
    <style:style style:name="P2764" style:parent-style-name="Normalny" style:family="paragraph">
      <style:paragraph-properties fo:text-align="justify" fo:line-height="150%" fo:text-indent="0.2479in">
        <style:tab-stops>
          <style:tab-stop style:type="left" style:position="2.7486in"/>
          <style:tab-stop style:type="left" style:position="3.3513in"/>
        </style:tab-stops>
      </style:paragraph-properties>
    </style:style>
    <style:style style:name="T2765" style:parent-style-name="Domyślnaczcionkaakapitu" style:family="text">
      <style:text-properties fo:background-color="#80FFFF"/>
    </style:style>
    <style:style style:name="T2766" style:parent-style-name="Domyślnaczcionkaakapitu" style:family="text">
      <style:text-properties fo:background-color="#80FFFF"/>
    </style:style>
    <style:style style:name="T2767" style:parent-style-name="Domyślnaczcionkaakapitu" style:family="text">
      <style:text-properties fo:background-color="#80FFFF"/>
    </style:style>
    <style:style style:name="T2768" style:parent-style-name="Domyślnaczcionkaakapitu" style:family="text">
      <style:text-properties fo:background-color="#80FFFF"/>
    </style:style>
    <style:style style:name="T2769" style:parent-style-name="Domyślnaczcionkaakapitu" style:family="text">
      <style:text-properties fo:background-color="#80FFFF"/>
    </style:style>
    <style:style style:name="T2770" style:parent-style-name="Domyślnaczcionkaakapitu" style:family="text">
      <style:text-properties fo:background-color="#80FFFF"/>
    </style:style>
    <style:style style:name="T2771" style:parent-style-name="Domyślnaczcionkaakapitu" style:family="text">
      <style:text-properties fo:background-color="#80FFFF"/>
    </style:style>
    <style:style style:name="T2772" style:parent-style-name="Domyślnaczcionkaakapitu" style:family="text">
      <style:text-properties fo:background-color="#80FFFF"/>
    </style:style>
    <style:style style:name="T2773" style:parent-style-name="Domyślnaczcionkaakapitu" style:family="text">
      <style:text-properties fo:background-color="#80FFFF"/>
    </style:style>
    <style:style style:name="T2774" style:parent-style-name="Domyślnaczcionkaakapitu" style:family="text">
      <style:text-properties fo:background-color="#80FFFF"/>
    </style:style>
    <style:style style:name="T2775" style:parent-style-name="Domyślnaczcionkaakapitu" style:family="text">
      <style:text-properties fo:background-color="#80FFFF"/>
    </style:style>
    <style:style style:name="T2776" style:parent-style-name="Domyślnaczcionkaakapitu" style:family="text">
      <style:text-properties fo:background-color="#80FFFF"/>
    </style:style>
    <style:style style:name="T2777" style:parent-style-name="Domyślnaczcionkaakapitu" style:family="text">
      <style:text-properties fo:background-color="#80FFFF"/>
    </style:style>
    <style:style style:name="T2778" style:parent-style-name="Domyślnaczcionkaakapitu" style:family="text">
      <style:text-properties fo:background-color="#80FFFF"/>
    </style:style>
    <style:style style:name="P2779" style:parent-style-name="Normalny" style:family="paragraph">
      <style:paragraph-properties fo:text-align="justify" fo:line-height="150%" fo:text-indent="0.2479in">
        <style:tab-stops>
          <style:tab-stop style:type="left" style:position="2.7486in"/>
          <style:tab-stop style:type="left" style:position="3.3513in"/>
        </style:tab-stops>
      </style:paragraph-properties>
    </style:style>
    <style:style style:name="T2780" style:parent-style-name="Domyślnaczcionkaakapitu" style:family="text">
      <style:text-properties fo:background-color="#80FFFF"/>
    </style:style>
    <style:style style:name="T2781" style:parent-style-name="Domyślnaczcionkaakapitu" style:family="text">
      <style:text-properties fo:background-color="#80FFFF"/>
    </style:style>
    <style:style style:name="T2782" style:parent-style-name="Domyślnaczcionkaakapitu" style:family="text">
      <style:text-properties fo:background-color="#80FFFF"/>
    </style:style>
    <style:style style:name="T2783" style:parent-style-name="Domyślnaczcionkaakapitu" style:family="text">
      <style:text-properties fo:background-color="#80FFFF"/>
    </style:style>
    <style:style style:name="T2784" style:parent-style-name="Domyślnaczcionkaakapitu" style:family="text">
      <style:text-properties fo:background-color="#80FFFF"/>
    </style:style>
    <style:style style:name="T2785" style:parent-style-name="Domyślnaczcionkaakapitu" style:family="text">
      <style:text-properties fo:background-color="#80FFFF"/>
    </style:style>
    <style:style style:name="T2786" style:parent-style-name="Domyślnaczcionkaakapitu" style:family="text">
      <style:text-properties fo:background-color="#80FFFF"/>
    </style:style>
    <style:style style:name="T2787" style:parent-style-name="Domyślnaczcionkaakapitu" style:family="text">
      <style:text-properties fo:background-color="#80FFFF"/>
    </style:style>
    <style:style style:name="T2788" style:parent-style-name="Domyślnaczcionkaakapitu" style:family="text">
      <style:text-properties fo:background-color="#80FFFF"/>
    </style:style>
    <style:style style:name="T2789" style:parent-style-name="Domyślnaczcionkaakapitu" style:family="text">
      <style:text-properties fo:background-color="#80FFFF"/>
    </style:style>
    <style:style style:name="T2790" style:parent-style-name="Domyślnaczcionkaakapitu" style:family="text">
      <style:text-properties fo:background-color="#80FFFF"/>
    </style:style>
    <style:style style:name="T2791" style:parent-style-name="Domyślnaczcionkaakapitu" style:family="text">
      <style:text-properties fo:background-color="#80FFFF"/>
    </style:style>
    <style:style style:name="T2792" style:parent-style-name="Domyślnaczcionkaakapitu" style:family="text">
      <style:text-properties fo:background-color="#80FFFF"/>
    </style:style>
    <style:style style:name="P2793" style:parent-style-name="Normalny" style:family="paragraph">
      <style:paragraph-properties fo:text-align="justify" fo:line-height="150%" fo:text-indent="0.2479in"/>
    </style:style>
    <style:style style:name="T2794" style:parent-style-name="Domyślnaczcionkaakapitu" style:family="text">
      <style:text-properties fo:background-color="#80FFFF"/>
    </style:style>
    <style:style style:name="P2795" style:parent-style-name="Normalny" style:family="paragraph">
      <style:paragraph-properties fo:text-align="justify" fo:line-height="150%" fo:text-indent="0.2479in"/>
    </style:style>
    <style:style style:name="P2796" style:parent-style-name="Normalny" style:family="paragraph">
      <style:paragraph-properties fo:text-align="justify" fo:line-height="150%">
        <style:tab-stops>
          <style:tab-stop style:type="left" style:position="3.2368in"/>
        </style:tab-stops>
      </style:paragraph-properties>
    </style:style>
    <style:style style:name="T2797" style:parent-style-name="Domyślnaczcionkaakapitu" style:family="text">
      <style:text-properties style:text-underline-type="single" style:text-underline-style="solid" style:text-underline-width="auto" style:text-underline-mode="continuous"/>
    </style:style>
    <style:style style:name="T2798" style:parent-style-name="Domyślnaczcionkaakapitu" style:family="text">
      <style:text-properties fo:background-color="#80FFFF" style:text-underline-type="single" style:text-underline-style="solid" style:text-underline-width="auto" style:text-underline-mode="continuous"/>
    </style:style>
    <style:style style:name="T2799" style:parent-style-name="Domyślnaczcionkaakapitu" style:family="text">
      <style:text-properties style:text-underline-type="single" style:text-underline-style="solid" style:text-underline-width="auto" style:text-underline-mode="continuous"/>
    </style:style>
    <style:style style:name="T2800" style:parent-style-name="Domyślnaczcionkaakapitu" style:family="text">
      <style:text-properties fo:background-color="#80FFFF" style:text-underline-type="single" style:text-underline-style="solid" style:text-underline-width="auto" style:text-underline-mode="continuous"/>
    </style:style>
    <style:style style:name="T2801" style:parent-style-name="Domyślnaczcionkaakapitu" style:family="text">
      <style:text-properties style:text-underline-type="single" style:text-underline-style="solid" style:text-underline-width="auto" style:text-underline-mode="continuous"/>
    </style:style>
    <style:style style:name="T2802" style:parent-style-name="Domyślnaczcionkaakapitu" style:family="text">
      <style:text-properties fo:background-color="#80FFFF" style:text-underline-type="single" style:text-underline-style="solid" style:text-underline-width="auto" style:text-underline-mode="continuous"/>
    </style:style>
    <style:style style:name="T2803" style:parent-style-name="Domyślnaczcionkaakapitu" style:family="text">
      <style:text-properties style:text-underline-type="single" style:text-underline-style="solid" style:text-underline-width="auto" style:text-underline-mode="continuous"/>
    </style:style>
    <style:style style:name="P2804" style:parent-style-name="Normalny" style:family="paragraph">
      <style:paragraph-properties fo:text-align="justify" fo:line-height="150%" fo:text-indent="0.2479in">
        <style:tab-stops>
          <style:tab-stop style:type="left" style:position="3.2368in"/>
        </style:tab-stops>
      </style:paragraph-properties>
    </style:style>
    <style:style style:name="P2805" style:parent-style-name="Normalny" style:family="paragraph">
      <style:paragraph-properties fo:text-align="justify" fo:line-height="150%" fo:text-indent="0.2479in"/>
    </style:style>
    <style:style style:name="T2806" style:parent-style-name="Domyślnaczcionkaakapitu" style:family="text">
      <style:text-properties fo:background-color="#80FFFF"/>
    </style:style>
    <style:style style:name="T2807" style:parent-style-name="Domyślnaczcionkaakapitu" style:family="text">
      <style:text-properties fo:background-color="#80FFFF"/>
    </style:style>
    <style:style style:name="T2808" style:parent-style-name="Domyślnaczcionkaakapitu" style:family="text">
      <style:text-properties fo:background-color="#80FFFF"/>
    </style:style>
    <style:style style:name="T2809" style:parent-style-name="Domyślnaczcionkaakapitu" style:family="text">
      <style:text-properties fo:background-color="#80FFFF"/>
    </style:style>
    <style:style style:name="T2810" style:parent-style-name="Domyślnaczcionkaakapitu" style:family="text">
      <style:text-properties fo:background-color="#80FFFF"/>
    </style:style>
    <style:style style:name="T2811" style:parent-style-name="Domyślnaczcionkaakapitu" style:family="text">
      <style:text-properties fo:background-color="#80FFFF"/>
    </style:style>
    <style:style style:name="T2812" style:parent-style-name="Domyślnaczcionkaakapitu" style:family="text">
      <style:text-properties fo:background-color="#80FFFF"/>
    </style:style>
    <style:style style:name="T2813" style:parent-style-name="Domyślnaczcionkaakapitu" style:family="text">
      <style:text-properties fo:background-color="#80FFFF"/>
    </style:style>
    <style:style style:name="P2814" style:parent-style-name="Normalny" style:family="paragraph">
      <style:paragraph-properties fo:text-align="justify" fo:line-height="150%" fo:text-indent="0.2479in"/>
    </style:style>
    <style:style style:name="T2815" style:parent-style-name="Domyślnaczcionkaakapitu" style:family="text">
      <style:text-properties fo:background-color="#80FFFF"/>
    </style:style>
    <style:style style:name="T2816" style:parent-style-name="Domyślnaczcionkaakapitu" style:family="text">
      <style:text-properties fo:background-color="#80FFFF"/>
    </style:style>
    <style:style style:name="T2817" style:parent-style-name="Domyślnaczcionkaakapitu" style:family="text">
      <style:text-properties fo:background-color="#80FFFF"/>
    </style:style>
    <style:style style:name="T2818" style:parent-style-name="Domyślnaczcionkaakapitu" style:family="text">
      <style:text-properties fo:background-color="#80FFFF"/>
    </style:style>
    <style:style style:name="T2819" style:parent-style-name="Domyślnaczcionkaakapitu" style:family="text">
      <style:text-properties fo:background-color="#80FFFF"/>
    </style:style>
    <style:style style:name="T2820" style:parent-style-name="Domyślnaczcionkaakapitu" style:family="text">
      <style:text-properties fo:background-color="#80FFFF"/>
    </style:style>
    <style:style style:name="T2821" style:parent-style-name="Domyślnaczcionkaakapitu" style:family="text">
      <style:text-properties fo:background-color="#80FFFF"/>
    </style:style>
    <style:style style:name="T2822" style:parent-style-name="Domyślnaczcionkaakapitu" style:family="text">
      <style:text-properties fo:background-color="#80FFFF"/>
    </style:style>
    <style:style style:name="T2823" style:parent-style-name="Domyślnaczcionkaakapitu" style:family="text">
      <style:text-properties fo:background-color="#80FFFF"/>
    </style:style>
    <style:style style:name="T2824" style:parent-style-name="Domyślnaczcionkaakapitu" style:family="text">
      <style:text-properties fo:background-color="#80FFFF"/>
    </style:style>
    <style:style style:name="T2825" style:parent-style-name="Domyślnaczcionkaakapitu" style:family="text">
      <style:text-properties fo:background-color="#80FFFF"/>
    </style:style>
    <style:style style:name="P2826" style:parent-style-name="Normalny" style:family="paragraph">
      <style:paragraph-properties fo:text-align="justify" fo:line-height="150%" fo:text-indent="0.2479in"/>
    </style:style>
    <style:style style:name="T2827" style:parent-style-name="Domyślnaczcionkaakapitu" style:family="text">
      <style:text-properties fo:background-color="#80FFFF"/>
    </style:style>
    <style:style style:name="T2828" style:parent-style-name="Domyślnaczcionkaakapitu" style:family="text">
      <style:text-properties fo:background-color="#80FFFF"/>
    </style:style>
    <style:style style:name="T2829" style:parent-style-name="Domyślnaczcionkaakapitu" style:family="text">
      <style:text-properties fo:background-color="#80FFFF"/>
    </style:style>
    <style:style style:name="T2830" style:parent-style-name="Domyślnaczcionkaakapitu" style:family="text">
      <style:text-properties fo:background-color="#80FFFF"/>
    </style:style>
    <style:style style:name="P2831" style:parent-style-name="Normalny" style:family="paragraph">
      <style:paragraph-properties fo:text-align="justify" fo:line-height="150%"/>
    </style:style>
    <style:style style:name="T2832" style:parent-style-name="Domyślnaczcionkaakapitu" style:family="text">
      <style:text-properties style:text-underline-type="single" style:text-underline-style="solid" style:text-underline-width="auto" style:text-underline-mode="continuous"/>
    </style:style>
    <style:style style:name="P2833" style:parent-style-name="Normalny" style:family="paragraph">
      <style:paragraph-properties fo:text-align="justify" fo:line-height="150%" fo:text-indent="0.2479in"/>
    </style:style>
    <style:style style:name="P2834" style:parent-style-name="Normalny" style:family="paragraph">
      <style:paragraph-properties fo:text-align="justify" fo:line-height="150%">
        <style:tab-stops>
          <style:tab-stop style:type="left" style:position="2.1493in"/>
        </style:tab-stops>
      </style:paragraph-properties>
    </style:style>
    <style:style style:name="T2835" style:parent-style-name="Domyślnaczcionkaakapitu" style:family="text">
      <style:text-properties style:text-underline-type="single" style:text-underline-style="solid" style:text-underline-width="auto" style:text-underline-mode="continuous"/>
    </style:style>
    <style:style style:name="T2836" style:parent-style-name="Domyślnaczcionkaakapitu" style:family="text">
      <style:text-properties fo:background-color="#80FFFF" style:text-underline-type="single" style:text-underline-style="solid" style:text-underline-width="auto" style:text-underline-mode="continuous"/>
    </style:style>
    <style:style style:name="T2837" style:parent-style-name="Domyślnaczcionkaakapitu" style:family="text">
      <style:text-properties style:text-underline-type="single" style:text-underline-style="solid" style:text-underline-width="auto" style:text-underline-mode="continuous"/>
    </style:style>
    <style:style style:name="T2838" style:parent-style-name="Domyślnaczcionkaakapitu" style:family="text">
      <style:text-properties fo:background-color="#80FFFF" style:text-underline-type="single" style:text-underline-style="solid" style:text-underline-width="auto" style:text-underline-mode="continuous"/>
    </style:style>
    <style:style style:name="P2839" style:parent-style-name="Normalny" style:family="paragraph">
      <style:paragraph-properties fo:text-align="justify" fo:line-height="150%" fo:text-indent="0.2479in">
        <style:tab-stops>
          <style:tab-stop style:type="left" style:position="2.1493in"/>
        </style:tab-stops>
      </style:paragraph-properties>
    </style:style>
    <style:style style:name="T2840" style:parent-style-name="Domyślnaczcionkaakapitu" style:family="text">
      <style:text-properties fo:background-color="#80FFFF"/>
    </style:style>
    <style:style style:name="T2841" style:parent-style-name="Domyślnaczcionkaakapitu" style:family="text">
      <style:text-properties fo:background-color="#80FFFF"/>
    </style:style>
    <style:style style:name="P2842" style:parent-style-name="Normalny" style:family="paragraph">
      <style:paragraph-properties fo:text-align="justify" fo:line-height="150%"/>
    </style:style>
    <style:style style:name="T2843" style:parent-style-name="Domyślnaczcionkaakapitu" style:family="text">
      <style:text-properties style:text-underline-type="single" style:text-underline-style="solid" style:text-underline-width="auto" style:text-underline-mode="continuous"/>
    </style:style>
    <style:style style:name="P2844" style:parent-style-name="Normalny" style:family="paragraph">
      <style:paragraph-properties fo:text-align="justify" fo:line-height="150%" fo:text-indent="0.2479in"/>
    </style:style>
    <style:style style:name="T2845" style:parent-style-name="Domyślnaczcionkaakapitu" style:family="text">
      <style:text-properties fo:background-color="#80FFFF"/>
    </style:style>
    <style:style style:name="T2846" style:parent-style-name="Domyślnaczcionkaakapitu" style:family="text">
      <style:text-properties fo:background-color="#80FFFF"/>
    </style:style>
    <style:style style:name="T2847" style:parent-style-name="Domyślnaczcionkaakapitu" style:family="text">
      <style:text-properties fo:background-color="#80FFFF"/>
    </style:style>
    <style:style style:name="T2848" style:parent-style-name="Domyślnaczcionkaakapitu" style:family="text">
      <style:text-properties fo:background-color="#80FFFF"/>
    </style:style>
    <style:style style:name="P2849" style:parent-style-name="Normalny" style:family="paragraph">
      <style:paragraph-properties fo:text-align="justify" fo:line-height="150%" fo:text-indent="0.2479in"/>
    </style:style>
    <style:style style:name="T2850" style:parent-style-name="Domyślnaczcionkaakapitu" style:family="text">
      <style:text-properties fo:background-color="#80FFFF"/>
    </style:style>
    <style:style style:name="P2851" style:parent-style-name="Normalny" style:family="paragraph">
      <style:paragraph-properties fo:text-align="justify" fo:line-height="150%">
        <style:tab-stops>
          <style:tab-stop style:type="left" style:position="2.6562in"/>
        </style:tab-stops>
      </style:paragraph-properties>
    </style:style>
    <style:style style:name="T2852" style:parent-style-name="Domyślnaczcionkaakapitu" style:family="text">
      <style:text-properties style:text-underline-type="single" style:text-underline-style="solid" style:text-underline-width="auto" style:text-underline-mode="continuous"/>
    </style:style>
    <style:style style:name="T2853" style:parent-style-name="Domyślnaczcionkaakapitu" style:family="text">
      <style:text-properties fo:background-color="#80FFFF"/>
    </style:style>
    <style:style style:name="P2854" style:parent-style-name="Normalny" style:family="paragraph">
      <style:paragraph-properties fo:text-align="justify" fo:line-height="150%" fo:text-indent="0.2479in">
        <style:tab-stops>
          <style:tab-stop style:type="left" style:position="2.6562in"/>
        </style:tab-stops>
      </style:paragraph-properties>
    </style:style>
    <style:style style:name="P2855" style:parent-style-name="Normalny" style:family="paragraph">
      <style:paragraph-properties fo:text-align="justify" fo:line-height="150%"/>
    </style:style>
    <style:style style:name="T2856" style:parent-style-name="Domyślnaczcionkaakapitu" style:family="text">
      <style:text-properties style:text-underline-type="single" style:text-underline-style="solid" style:text-underline-width="auto" style:text-underline-mode="continuous"/>
    </style:style>
    <style:style style:name="P2857" style:parent-style-name="Normalny" style:family="paragraph">
      <style:paragraph-properties fo:text-align="justify" fo:line-height="150%" fo:text-indent="0.2479in"/>
    </style:style>
    <style:style style:name="T2858" style:parent-style-name="Domyślnaczcionkaakapitu" style:family="text">
      <style:text-properties fo:background-color="#80FFFF"/>
    </style:style>
    <style:style style:name="T2859" style:parent-style-name="Domyślnaczcionkaakapitu" style:family="text">
      <style:text-properties fo:background-color="#80FFFF"/>
    </style:style>
    <style:style style:name="P2860" style:parent-style-name="Normalny" style:family="paragraph">
      <style:paragraph-properties fo:text-align="justify" fo:line-height="150%" fo:text-indent="0.2479in"/>
    </style:style>
    <style:style style:name="T2861" style:parent-style-name="Domyślnaczcionkaakapitu" style:family="text">
      <style:text-properties fo:background-color="#80FFFF"/>
    </style:style>
    <style:style style:name="T2862" style:parent-style-name="Domyślnaczcionkaakapitu" style:family="text">
      <style:text-properties fo:background-color="#80FFFF"/>
    </style:style>
    <style:style style:name="T2863" style:parent-style-name="Domyślnaczcionkaakapitu" style:family="text">
      <style:text-properties fo:background-color="#80FFFF"/>
    </style:style>
    <style:style style:name="T2864" style:parent-style-name="Domyślnaczcionkaakapitu" style:family="text">
      <style:text-properties fo:background-color="#80FFFF"/>
    </style:style>
    <style:style style:name="T2865" style:parent-style-name="Domyślnaczcionkaakapitu" style:family="text">
      <style:text-properties fo:background-color="#80FFFF"/>
    </style:style>
    <style:style style:name="T2866" style:parent-style-name="Domyślnaczcionkaakapitu" style:family="text">
      <style:text-properties fo:background-color="#80FFFF"/>
    </style:style>
    <style:style style:name="T2867" style:parent-style-name="Domyślnaczcionkaakapitu" style:family="text">
      <style:text-properties fo:background-color="#80FFFF"/>
    </style:style>
    <style:style style:name="T2868" style:parent-style-name="Domyślnaczcionkaakapitu" style:family="text">
      <style:text-properties fo:background-color="#80FFFF"/>
    </style:style>
    <style:style style:name="T2869" style:parent-style-name="Domyślnaczcionkaakapitu" style:family="text">
      <style:text-properties fo:background-color="#80FFFF"/>
    </style:style>
    <style:style style:name="T2870" style:parent-style-name="Domyślnaczcionkaakapitu" style:family="text">
      <style:text-properties fo:background-color="#80FFFF"/>
    </style:style>
    <style:style style:name="P2871" style:parent-style-name="Normalny" style:family="paragraph">
      <style:paragraph-properties fo:text-align="justify" fo:line-height="150%" fo:text-indent="0.2479in"/>
    </style:style>
    <style:style style:name="T2872" style:parent-style-name="Domyślnaczcionkaakapitu" style:family="text">
      <style:text-properties fo:background-color="#80FFFF"/>
    </style:style>
    <style:style style:name="T2873" style:parent-style-name="Domyślnaczcionkaakapitu" style:family="text">
      <style:text-properties fo:background-color="#80FFFF"/>
    </style:style>
    <style:style style:name="T2874" style:parent-style-name="Domyślnaczcionkaakapitu" style:family="text">
      <style:text-properties fo:background-color="#80FFFF"/>
    </style:style>
    <style:style style:name="T2875" style:parent-style-name="Domyślnaczcionkaakapitu" style:family="text">
      <style:text-properties fo:background-color="#80FFFF"/>
    </style:style>
    <style:style style:name="T2876" style:parent-style-name="Domyślnaczcionkaakapitu" style:family="text">
      <style:text-properties fo:background-color="#80FFFF"/>
    </style:style>
    <style:style style:name="P2877" style:parent-style-name="Normalny" style:family="paragraph">
      <style:paragraph-properties fo:text-align="justify" fo:line-height="150%"/>
    </style:style>
    <style:style style:name="T2878" style:parent-style-name="Domyślnaczcionkaakapitu" style:family="text">
      <style:text-properties style:text-underline-type="single" style:text-underline-style="solid" style:text-underline-width="auto" style:text-underline-mode="continuous"/>
    </style:style>
    <style:style style:name="T2879" style:parent-style-name="Domyślnaczcionkaakapitu" style:family="text">
      <style:text-properties fo:background-color="#80FFFF" style:text-underline-type="single" style:text-underline-style="solid" style:text-underline-width="auto" style:text-underline-mode="continuous"/>
    </style:style>
    <style:style style:name="T2880" style:parent-style-name="Domyślnaczcionkaakapitu" style:family="text">
      <style:text-properties style:text-underline-type="single" style:text-underline-style="solid" style:text-underline-width="auto" style:text-underline-mode="continuous"/>
    </style:style>
    <style:style style:name="T2881" style:parent-style-name="Domyślnaczcionkaakapitu" style:family="text">
      <style:text-properties fo:background-color="#80FFFF" style:text-underline-type="single" style:text-underline-style="solid" style:text-underline-width="auto" style:text-underline-mode="continuous"/>
    </style:style>
    <style:style style:name="T2882" style:parent-style-name="Domyślnaczcionkaakapitu" style:family="text">
      <style:text-properties style:text-underline-type="single" style:text-underline-style="solid" style:text-underline-width="auto" style:text-underline-mode="continuous"/>
    </style:style>
    <style:style style:name="T2883" style:parent-style-name="Domyślnaczcionkaakapitu" style:family="text">
      <style:text-properties fo:background-color="#80FFFF" style:text-underline-type="single" style:text-underline-style="solid" style:text-underline-width="auto" style:text-underline-mode="continuous"/>
    </style:style>
    <style:style style:name="T2884" style:parent-style-name="Domyślnaczcionkaakapitu" style:family="text">
      <style:text-properties fo:background-color="#80FFFF"/>
    </style:style>
    <style:style style:name="P2885" style:parent-style-name="Normalny" style:family="paragraph">
      <style:paragraph-properties fo:text-align="justify" fo:line-height="150%" fo:text-indent="0.2479in"/>
    </style:style>
    <style:style style:name="T2886" style:parent-style-name="Domyślnaczcionkaakapitu" style:family="text">
      <style:text-properties fo:background-color="#80FFFF"/>
    </style:style>
    <style:style style:name="P2887" style:parent-style-name="Normalny" style:family="paragraph">
      <style:paragraph-properties fo:text-align="justify" fo:line-height="150%"/>
    </style:style>
    <style:style style:name="T2888" style:parent-style-name="Domyślnaczcionkaakapitu" style:family="text">
      <style:text-properties style:text-underline-type="single" style:text-underline-style="solid" style:text-underline-width="auto" style:text-underline-mode="continuous"/>
    </style:style>
    <style:style style:name="P2889" style:parent-style-name="Normalny" style:family="paragraph">
      <style:paragraph-properties fo:text-align="justify" fo:line-height="150%" fo:text-indent="0.2479in"/>
    </style:style>
    <style:style style:name="T2890" style:parent-style-name="Domyślnaczcionkaakapitu" style:family="text">
      <style:text-properties fo:background-color="#80FFFF"/>
    </style:style>
    <style:style style:name="T2891" style:parent-style-name="Domyślnaczcionkaakapitu" style:family="text">
      <style:text-properties fo:background-color="#80FFFF"/>
    </style:style>
    <style:style style:name="T2892" style:parent-style-name="Domyślnaczcionkaakapitu" style:family="text">
      <style:text-properties fo:background-color="#80FFFF"/>
    </style:style>
    <style:style style:name="T2893" style:parent-style-name="Domyślnaczcionkaakapitu" style:family="text">
      <style:text-properties fo:background-color="#80FFFF"/>
    </style:style>
    <style:style style:name="T2894" style:parent-style-name="Domyślnaczcionkaakapitu" style:family="text">
      <style:text-properties fo:background-color="#80FFFF"/>
    </style:style>
    <style:style style:name="T2895" style:parent-style-name="Domyślnaczcionkaakapitu" style:family="text">
      <style:text-properties fo:background-color="#80FFFF"/>
    </style:style>
    <style:style style:name="P2896" style:parent-style-name="Normalny" style:family="paragraph">
      <style:paragraph-properties fo:text-align="justify" fo:line-height="150%" fo:text-indent="0.2479in"/>
    </style:style>
    <style:style style:name="T2897" style:parent-style-name="Domyślnaczcionkaakapitu" style:family="text">
      <style:text-properties fo:background-color="#80FFFF"/>
    </style:style>
    <style:style style:name="T2898" style:parent-style-name="Domyślnaczcionkaakapitu" style:family="text">
      <style:text-properties fo:background-color="#80FFFF"/>
    </style:style>
    <style:style style:name="P2899" style:parent-style-name="Normalny" style:family="paragraph">
      <style:paragraph-properties fo:text-align="justify" fo:line-height="150%" fo:text-indent="0.2479in"/>
    </style:style>
    <style:style style:name="T2900" style:parent-style-name="Domyślnaczcionkaakapitu" style:family="text">
      <style:text-properties fo:background-color="#80FFFF"/>
    </style:style>
    <style:style style:name="T2901" style:parent-style-name="Domyślnaczcionkaakapitu" style:family="text">
      <style:text-properties fo:background-color="#80FFFF"/>
    </style:style>
    <style:style style:name="T2902" style:parent-style-name="Domyślnaczcionkaakapitu" style:family="text">
      <style:text-properties fo:background-color="#80FFFF"/>
    </style:style>
    <style:style style:name="T2903" style:parent-style-name="Domyślnaczcionkaakapitu" style:family="text">
      <style:text-properties fo:background-color="#80FFFF"/>
    </style:style>
    <style:style style:name="T2904" style:parent-style-name="Domyślnaczcionkaakapitu" style:family="text">
      <style:text-properties fo:background-color="#80FFFF"/>
    </style:style>
    <style:style style:name="P2905" style:parent-style-name="Normalny" style:family="paragraph">
      <style:paragraph-properties fo:text-align="justify" fo:line-height="150%">
        <style:tab-stops>
          <style:tab-stop style:type="left" style:position="2.543in"/>
        </style:tab-stops>
      </style:paragraph-properties>
    </style:style>
    <style:style style:name="T2906" style:parent-style-name="Domyślnaczcionkaakapitu" style:family="text">
      <style:text-properties style:text-underline-type="single" style:text-underline-style="solid" style:text-underline-width="auto" style:text-underline-mode="continuous"/>
    </style:style>
    <style:style style:name="T2907" style:parent-style-name="Domyślnaczcionkaakapitu" style:family="text">
      <style:text-properties fo:background-color="#80FFFF" style:text-underline-type="single" style:text-underline-style="solid" style:text-underline-width="auto" style:text-underline-mode="continuous"/>
    </style:style>
    <style:style style:name="T2908" style:parent-style-name="Domyślnaczcionkaakapitu" style:family="text">
      <style:text-properties fo:background-color="#80FFFF"/>
    </style:style>
    <style:style style:name="P2909" style:parent-style-name="Normalny" style:family="paragraph">
      <style:paragraph-properties fo:text-align="justify" fo:line-height="150%" fo:text-indent="0.2479in">
        <style:tab-stops>
          <style:tab-stop style:type="left" style:position="2.543in"/>
        </style:tab-stops>
      </style:paragraph-properties>
    </style:style>
    <style:style style:name="T2910" style:parent-style-name="Domyślnaczcionkaakapitu" style:family="text">
      <style:text-properties fo:background-color="#80FFFF"/>
    </style:style>
    <style:style style:name="T2911" style:parent-style-name="Domyślnaczcionkaakapitu" style:family="text">
      <style:text-properties fo:background-color="#80FFFF"/>
    </style:style>
    <style:style style:name="T2912" style:parent-style-name="Domyślnaczcionkaakapitu" style:family="text">
      <style:text-properties fo:background-color="#80FFFF"/>
    </style:style>
    <style:style style:name="T2913" style:parent-style-name="Domyślnaczcionkaakapitu" style:family="text">
      <style:text-properties fo:background-color="#80FFFF"/>
    </style:style>
    <style:style style:name="T2914" style:parent-style-name="Domyślnaczcionkaakapitu" style:family="text">
      <style:text-properties fo:background-color="#80FFFF"/>
    </style:style>
    <style:style style:name="P2915" style:parent-style-name="Normalny" style:family="paragraph">
      <style:paragraph-properties fo:text-align="justify" fo:line-height="150%" fo:text-indent="0.2479in"/>
    </style:style>
    <style:style style:name="T2916" style:parent-style-name="Domyślnaczcionkaakapitu" style:family="text">
      <style:text-properties fo:background-color="#80FFFF"/>
    </style:style>
    <style:style style:name="P2917" style:parent-style-name="Normalny" style:family="paragraph">
      <style:paragraph-properties fo:text-align="justify" fo:line-height="150%" fo:text-indent="0.2479in"/>
    </style:style>
    <style:style style:name="T2918" style:parent-style-name="Domyślnaczcionkaakapitu" style:family="text">
      <style:text-properties fo:background-color="#80FFFF"/>
    </style:style>
    <style:style style:name="T2919" style:parent-style-name="Domyślnaczcionkaakapitu" style:family="text">
      <style:text-properties fo:background-color="#80FFFF"/>
    </style:style>
    <style:style style:name="T2920" style:parent-style-name="Domyślnaczcionkaakapitu" style:family="text">
      <style:text-properties fo:background-color="#80FFFF"/>
    </style:style>
    <style:style style:name="T2921" style:parent-style-name="Domyślnaczcionkaakapitu" style:family="text">
      <style:text-properties fo:background-color="#80FFFF"/>
    </style:style>
    <style:style style:name="T2922" style:parent-style-name="Domyślnaczcionkaakapitu" style:family="text">
      <style:text-properties fo:background-color="#80FFFF"/>
    </style:style>
    <style:style style:name="T2923" style:parent-style-name="Domyślnaczcionkaakapitu" style:family="text">
      <style:text-properties fo:background-color="#80FFFF"/>
    </style:style>
    <style:style style:name="P2924" style:parent-style-name="Normalny" style:family="paragraph">
      <style:paragraph-properties fo:text-align="justify" fo:line-height="150%" fo:text-indent="0.2479in"/>
    </style:style>
    <style:style style:name="T2925" style:parent-style-name="Domyślnaczcionkaakapitu" style:family="text">
      <style:text-properties fo:background-color="#80FFFF"/>
    </style:style>
    <style:style style:name="P2926" style:parent-style-name="Normalny" style:family="paragraph">
      <style:paragraph-properties fo:text-align="justify" fo:line-height="150%">
        <style:tab-stops>
          <style:tab-stop style:type="left" style:position="2.8701in"/>
        </style:tab-stops>
      </style:paragraph-properties>
    </style:style>
    <style:style style:name="T2927" style:parent-style-name="Domyślnaczcionkaakapitu" style:family="text">
      <style:text-properties style:text-underline-type="single" style:text-underline-style="solid" style:text-underline-width="auto" style:text-underline-mode="continuous"/>
    </style:style>
    <style:style style:name="P2928" style:parent-style-name="Normalny" style:family="paragraph">
      <style:paragraph-properties fo:text-align="justify" fo:line-height="150%" fo:text-indent="0.2479in">
        <style:tab-stops>
          <style:tab-stop style:type="left" style:position="2.8701in"/>
        </style:tab-stops>
      </style:paragraph-properties>
    </style:style>
    <style:style style:name="T2929" style:parent-style-name="Domyślnaczcionkaakapitu" style:family="text">
      <style:text-properties fo:background-color="#80FFFF"/>
    </style:style>
    <style:style style:name="T2930" style:parent-style-name="Domyślnaczcionkaakapitu" style:family="text">
      <style:text-properties fo:background-color="#80FFFF"/>
    </style:style>
    <style:style style:name="T2931" style:parent-style-name="Domyślnaczcionkaakapitu" style:family="text">
      <style:text-properties fo:background-color="#80FFFF"/>
    </style:style>
    <style:style style:name="P2932" style:parent-style-name="Normalny" style:family="paragraph">
      <style:paragraph-properties fo:text-align="justify" fo:line-height="150%"/>
    </style:style>
    <style:style style:name="T2933" style:parent-style-name="Domyślnaczcionkaakapitu" style:family="text">
      <style:text-properties fo:background-color="#80FFFF"/>
    </style:style>
    <style:style style:name="P2934" style:parent-style-name="Normalny" style:family="paragraph">
      <style:paragraph-properties fo:text-align="justify" fo:line-height="150%">
        <style:tab-stops>
          <style:tab-stop style:type="left" style:position="2.6736in"/>
        </style:tab-stops>
      </style:paragraph-properties>
    </style:style>
    <style:style style:name="T2935" style:parent-style-name="Domyślnaczcionkaakapitu" style:family="text">
      <style:text-properties style:text-underline-type="single" style:text-underline-style="solid" style:text-underline-width="auto" style:text-underline-mode="continuous"/>
    </style:style>
    <style:style style:name="P2936" style:parent-style-name="Normalny" style:family="paragraph">
      <style:paragraph-properties fo:text-align="justify" fo:line-height="150%" fo:text-indent="0.2479in">
        <style:tab-stops>
          <style:tab-stop style:type="left" style:position="2.6736in"/>
        </style:tab-stops>
      </style:paragraph-properties>
    </style:style>
    <style:style style:name="P2937" style:parent-style-name="Normalny" style:family="paragraph">
      <style:paragraph-properties fo:text-align="justify" fo:line-height="150%">
        <style:tab-stops>
          <style:tab-stop style:type="left" style:position="2.6736in"/>
        </style:tab-stops>
      </style:paragraph-properties>
    </style:style>
    <style:style style:name="T2938" style:parent-style-name="Domyślnaczcionkaakapitu" style:family="text">
      <style:text-properties style:text-underline-type="single" style:text-underline-style="solid" style:text-underline-width="auto" style:text-underline-mode="continuous"/>
    </style:style>
    <style:style style:name="T2939" style:parent-style-name="Domyślnaczcionkaakapitu" style:family="text">
      <style:text-properties fo:background-color="#80FFFF" style:text-underline-type="single" style:text-underline-style="solid" style:text-underline-width="auto" style:text-underline-mode="continuous"/>
    </style:style>
    <style:style style:name="T2940" style:parent-style-name="Domyślnaczcionkaakapitu" style:family="text">
      <style:text-properties style:text-underline-type="single" style:text-underline-style="solid" style:text-underline-width="auto" style:text-underline-mode="continuous"/>
    </style:style>
    <style:style style:name="P2941" style:parent-style-name="Normalny" style:family="paragraph">
      <style:paragraph-properties fo:text-align="justify" fo:line-height="150%" fo:text-indent="0.2479in">
        <style:tab-stops>
          <style:tab-stop style:type="left" style:position="2.6736in"/>
        </style:tab-stops>
      </style:paragraph-properties>
    </style:style>
    <style:style style:name="T2942" style:parent-style-name="Domyślnaczcionkaakapitu" style:family="text">
      <style:text-properties fo:background-color="#80FFFF"/>
    </style:style>
    <style:style style:name="T2943" style:parent-style-name="Domyślnaczcionkaakapitu" style:family="text">
      <style:text-properties fo:background-color="#80FFFF"/>
    </style:style>
    <style:style style:name="T2944" style:parent-style-name="Domyślnaczcionkaakapitu" style:family="text">
      <style:text-properties fo:background-color="#80FFFF"/>
    </style:style>
    <style:style style:name="T2945" style:parent-style-name="Domyślnaczcionkaakapitu" style:family="text">
      <style:text-properties fo:background-color="#80FFFF"/>
    </style:style>
    <style:style style:name="T2946" style:parent-style-name="Domyślnaczcionkaakapitu" style:family="text">
      <style:text-properties fo:background-color="#80FFFF"/>
    </style:style>
    <style:style style:name="T2947" style:parent-style-name="Domyślnaczcionkaakapitu" style:family="text">
      <style:text-properties fo:background-color="#80FFFF"/>
    </style:style>
    <style:style style:name="P2948" style:parent-style-name="Normalny" style:family="paragraph">
      <style:paragraph-properties fo:text-align="justify" fo:line-height="150%" fo:text-indent="0.2479in"/>
    </style:style>
    <style:style style:name="T2949" style:parent-style-name="Domyślnaczcionkaakapitu" style:family="text">
      <style:text-properties fo:background-color="#80FFFF"/>
    </style:style>
    <style:style style:name="T2950" style:parent-style-name="Domyślnaczcionkaakapitu" style:family="text">
      <style:text-properties fo:background-color="#80FFFF"/>
    </style:style>
    <style:style style:name="P2951" style:parent-style-name="Normalny" style:family="paragraph">
      <style:paragraph-properties fo:text-align="justify" fo:line-height="150%" fo:text-indent="0.2479in"/>
    </style:style>
    <style:style style:name="T2952" style:parent-style-name="Domyślnaczcionkaakapitu" style:family="text">
      <style:text-properties fo:background-color="#80FFFF"/>
    </style:style>
    <style:style style:name="P2953" style:parent-style-name="Normalny" style:family="paragraph">
      <style:paragraph-properties fo:text-align="justify" fo:line-height="150%">
        <style:tab-stops>
          <style:tab-stop style:type="left" style:position="2.5361in"/>
        </style:tab-stops>
      </style:paragraph-properties>
    </style:style>
    <style:style style:name="T2954" style:parent-style-name="Domyślnaczcionkaakapitu" style:family="text">
      <style:text-properties style:text-underline-type="single" style:text-underline-style="solid" style:text-underline-width="auto" style:text-underline-mode="continuous"/>
    </style:style>
    <style:style style:name="T2955" style:parent-style-name="Domyślnaczcionkaakapitu" style:family="text">
      <style:text-properties fo:background-color="#80FFFF" style:text-underline-type="single" style:text-underline-style="solid" style:text-underline-width="auto" style:text-underline-mode="continuous"/>
    </style:style>
    <style:style style:name="T2956" style:parent-style-name="Domyślnaczcionkaakapitu" style:family="text">
      <style:text-properties fo:background-color="#80FFFF"/>
    </style:style>
    <style:style style:name="P2957" style:parent-style-name="Normalny" style:family="paragraph">
      <style:paragraph-properties fo:text-align="justify" fo:line-height="150%" fo:text-indent="0.2479in">
        <style:tab-stops>
          <style:tab-stop style:type="left" style:position="2.5361in"/>
        </style:tab-stops>
      </style:paragraph-properties>
    </style:style>
    <style:style style:name="T2958" style:parent-style-name="Domyślnaczcionkaakapitu" style:family="text">
      <style:text-properties fo:background-color="#80FFFF"/>
    </style:style>
    <style:style style:name="T2959" style:parent-style-name="Domyślnaczcionkaakapitu" style:family="text">
      <style:text-properties fo:background-color="#80FFFF"/>
    </style:style>
    <style:style style:name="T2960" style:parent-style-name="Domyślnaczcionkaakapitu" style:family="text">
      <style:text-properties fo:background-color="#80FFFF"/>
    </style:style>
    <style:style style:name="T2961" style:parent-style-name="Domyślnaczcionkaakapitu" style:family="text">
      <style:text-properties fo:background-color="#80FFFF"/>
    </style:style>
    <style:style style:name="T2962" style:parent-style-name="Domyślnaczcionkaakapitu" style:family="text">
      <style:text-properties fo:background-color="#80FFFF"/>
    </style:style>
    <style:style style:name="T2963" style:parent-style-name="Domyślnaczcionkaakapitu" style:family="text">
      <style:text-properties fo:background-color="#80FFFF"/>
    </style:style>
    <style:style style:name="P2964" style:parent-style-name="Normalny" style:family="paragraph">
      <style:paragraph-properties fo:text-align="justify" fo:line-height="150%" fo:text-indent="0.2479in"/>
    </style:style>
    <style:style style:name="T2965" style:parent-style-name="Domyślnaczcionkaakapitu" style:family="text">
      <style:text-properties fo:background-color="#80FFFF"/>
    </style:style>
    <style:style style:name="P2966" style:parent-style-name="Normalny" style:family="paragraph">
      <style:paragraph-properties fo:text-align="justify" fo:line-height="150%"/>
    </style:style>
    <style:style style:name="T2967" style:parent-style-name="Domyślnaczcionkaakapitu" style:family="text">
      <style:text-properties style:text-underline-type="single" style:text-underline-style="solid" style:text-underline-width="auto" style:text-underline-mode="continuous"/>
    </style:style>
    <style:style style:name="P2968" style:parent-style-name="Normalny" style:family="paragraph">
      <style:paragraph-properties fo:text-align="justify" fo:line-height="150%" fo:text-indent="0.2479in"/>
    </style:style>
    <style:style style:name="T2969" style:parent-style-name="Domyślnaczcionkaakapitu" style:family="text">
      <style:text-properties fo:background-color="#80FFFF"/>
    </style:style>
    <style:style style:name="T2970" style:parent-style-name="Domyślnaczcionkaakapitu" style:family="text">
      <style:text-properties fo:background-color="#80FFFF"/>
    </style:style>
    <style:style style:name="T2971" style:parent-style-name="Domyślnaczcionkaakapitu" style:family="text">
      <style:text-properties fo:background-color="#80FFFF"/>
    </style:style>
    <style:style style:name="T2972" style:parent-style-name="Domyślnaczcionkaakapitu" style:family="text">
      <style:text-properties fo:background-color="#80FFFF"/>
    </style:style>
    <style:style style:name="P2973" style:parent-style-name="Normalny" style:family="paragraph">
      <style:paragraph-properties fo:text-align="justify" fo:line-height="150%"/>
    </style:style>
    <style:style style:name="T2974" style:parent-style-name="Domyślnaczcionkaakapitu" style:family="text">
      <style:text-properties style:text-underline-type="single" style:text-underline-style="solid" style:text-underline-width="auto" style:text-underline-mode="continuous"/>
    </style:style>
    <style:style style:name="T2975" style:parent-style-name="Domyślnaczcionkaakapitu" style:family="text">
      <style:text-properties fo:background-color="#80FFFF" style:text-underline-type="single" style:text-underline-style="solid" style:text-underline-width="auto" style:text-underline-mode="continuous"/>
    </style:style>
    <style:style style:name="T2976" style:parent-style-name="Domyślnaczcionkaakapitu" style:family="text">
      <style:text-properties fo:background-color="#80FFFF"/>
    </style:style>
    <style:style style:name="P2977" style:parent-style-name="Normalny" style:family="paragraph">
      <style:paragraph-properties fo:text-align="justify" fo:line-height="150%" fo:text-indent="0.2479in"/>
    </style:style>
    <style:style style:name="T2978" style:parent-style-name="Domyślnaczcionkaakapitu" style:family="text">
      <style:text-properties fo:background-color="#80FFFF"/>
    </style:style>
    <style:style style:name="T2979" style:parent-style-name="Domyślnaczcionkaakapitu" style:family="text">
      <style:text-properties fo:background-color="#80FFFF"/>
    </style:style>
    <style:style style:name="T2980" style:parent-style-name="Domyślnaczcionkaakapitu" style:family="text">
      <style:text-properties fo:background-color="#80FFFF"/>
    </style:style>
    <style:style style:name="T2981" style:parent-style-name="Domyślnaczcionkaakapitu" style:family="text">
      <style:text-properties fo:background-color="#80FFFF"/>
    </style:style>
    <style:style style:name="P2982" style:parent-style-name="Normalny" style:family="paragraph">
      <style:paragraph-properties fo:text-align="justify" fo:line-height="150%"/>
    </style:style>
    <style:style style:name="T2983" style:parent-style-name="Domyślnaczcionkaakapitu" style:family="text">
      <style:text-properties style:text-underline-type="single" style:text-underline-style="solid" style:text-underline-width="auto" style:text-underline-mode="continuous"/>
    </style:style>
    <style:style style:name="T2984" style:parent-style-name="Domyślnaczcionkaakapitu" style:family="text">
      <style:text-properties fo:background-color="#80FFFF" style:text-underline-type="single" style:text-underline-style="solid" style:text-underline-width="auto" style:text-underline-mode="continuous"/>
    </style:style>
    <style:style style:name="T2985" style:parent-style-name="Domyślnaczcionkaakapitu" style:family="text">
      <style:text-properties style:text-underline-type="single" style:text-underline-style="solid" style:text-underline-width="auto" style:text-underline-mode="continuous"/>
    </style:style>
    <style:style style:name="P2986" style:parent-style-name="Normalny" style:family="paragraph">
      <style:paragraph-properties fo:text-align="justify" fo:line-height="150%" fo:text-indent="0.2479in"/>
    </style:style>
    <style:style style:name="T2987" style:parent-style-name="Domyślnaczcionkaakapitu" style:family="text">
      <style:text-properties fo:background-color="#80FFFF"/>
    </style:style>
    <style:style style:name="T2988" style:parent-style-name="Domyślnaczcionkaakapitu" style:family="text">
      <style:text-properties fo:background-color="#80FFFF"/>
    </style:style>
    <style:style style:name="T2989" style:parent-style-name="Domyślnaczcionkaakapitu" style:family="text">
      <style:text-properties fo:background-color="#80FFFF"/>
    </style:style>
    <style:style style:name="T2990" style:parent-style-name="Domyślnaczcionkaakapitu" style:family="text">
      <style:text-properties fo:background-color="#80FFFF"/>
    </style:style>
    <style:style style:name="T2991" style:parent-style-name="Domyślnaczcionkaakapitu" style:family="text">
      <style:text-properties fo:background-color="#80FFFF"/>
    </style:style>
    <style:style style:name="T2992" style:parent-style-name="Domyślnaczcionkaakapitu" style:family="text">
      <style:text-properties fo:background-color="#80FFFF"/>
    </style:style>
    <style:style style:name="T2993" style:parent-style-name="Domyślnaczcionkaakapitu" style:family="text">
      <style:text-properties fo:background-color="#80FFFF"/>
    </style:style>
    <style:style style:name="T2994" style:parent-style-name="Domyślnaczcionkaakapitu" style:family="text">
      <style:text-properties fo:background-color="#80FFFF"/>
    </style:style>
    <style:style style:name="P2995" style:parent-style-name="Normalny" style:family="paragraph">
      <style:paragraph-properties fo:text-align="justify" fo:line-height="150%" fo:text-indent="0.2479in"/>
    </style:style>
    <style:style style:name="T2996" style:parent-style-name="Domyślnaczcionkaakapitu" style:family="text">
      <style:text-properties fo:background-color="#80FFFF"/>
    </style:style>
    <style:style style:name="T2997" style:parent-style-name="Domyślnaczcionkaakapitu" style:family="text">
      <style:text-properties fo:background-color="#80FFFF"/>
    </style:style>
    <style:style style:name="T2998" style:parent-style-name="Domyślnaczcionkaakapitu" style:family="text">
      <style:text-properties fo:background-color="#80FFFF"/>
    </style:style>
    <style:style style:name="T2999" style:parent-style-name="Domyślnaczcionkaakapitu" style:family="text">
      <style:text-properties fo:background-color="#80FFFF"/>
    </style:style>
    <style:style style:name="P3000" style:parent-style-name="Normalny" style:family="paragraph">
      <style:paragraph-properties fo:text-align="justify" fo:line-height="150%">
        <style:tab-stops>
          <style:tab-stop style:type="left" style:position="2.5548in"/>
        </style:tab-stops>
      </style:paragraph-properties>
    </style:style>
    <style:style style:name="T3001" style:parent-style-name="Domyślnaczcionkaakapitu" style:family="text">
      <style:text-properties style:text-underline-type="single" style:text-underline-style="solid" style:text-underline-width="auto" style:text-underline-mode="continuous"/>
    </style:style>
    <style:style style:name="T3002" style:parent-style-name="Domyślnaczcionkaakapitu" style:family="text">
      <style:text-properties fo:background-color="#80FFFF" style:text-underline-type="single" style:text-underline-style="solid" style:text-underline-width="auto" style:text-underline-mode="continuous"/>
    </style:style>
    <style:style style:name="P3003" style:parent-style-name="Normalny" style:family="paragraph">
      <style:paragraph-properties fo:text-align="justify" fo:line-height="150%" fo:text-indent="0.2479in">
        <style:tab-stops>
          <style:tab-stop style:type="left" style:position="2.5548in"/>
        </style:tab-stops>
      </style:paragraph-properties>
    </style:style>
    <style:style style:name="T3004" style:parent-style-name="Domyślnaczcionkaakapitu" style:family="text">
      <style:text-properties fo:background-color="#80FFFF"/>
    </style:style>
    <style:style style:name="T3005" style:parent-style-name="Domyślnaczcionkaakapitu" style:family="text">
      <style:text-properties fo:background-color="#80FFFF"/>
    </style:style>
    <style:style style:name="T3006" style:parent-style-name="Domyślnaczcionkaakapitu" style:family="text">
      <style:text-properties fo:background-color="#80FFFF"/>
    </style:style>
    <style:style style:name="P3007" style:parent-style-name="Normalny" style:family="paragraph">
      <style:paragraph-properties fo:text-align="justify" fo:line-height="150%" fo:text-indent="0.2479in">
        <style:tab-stops>
          <style:tab-stop style:type="left" style:position="2.5548in"/>
        </style:tab-stops>
      </style:paragraph-properties>
    </style:style>
    <style:style style:name="P3008" style:parent-style-name="Normalny" style:family="paragraph">
      <style:paragraph-properties fo:text-align="justify" fo:line-height="150%">
        <style:tab-stops>
          <style:tab-stop style:type="left" style:position="2.5548in"/>
        </style:tab-stops>
      </style:paragraph-properties>
    </style:style>
    <style:style style:name="T3009" style:parent-style-name="Domyślnaczcionkaakapitu" style:family="text">
      <style:text-properties style:text-underline-type="single" style:text-underline-style="solid" style:text-underline-width="auto" style:text-underline-mode="continuous"/>
    </style:style>
    <style:style style:name="P3010" style:parent-style-name="Normalny" style:family="paragraph">
      <style:paragraph-properties fo:text-align="justify" fo:line-height="150%" fo:text-indent="0.2479in">
        <style:tab-stops>
          <style:tab-stop style:type="left" style:position="2.5548in"/>
        </style:tab-stops>
      </style:paragraph-properties>
    </style:style>
    <style:style style:name="T3011" style:parent-style-name="Domyślnaczcionkaakapitu" style:family="text">
      <style:text-properties fo:background-color="#80FFFF"/>
    </style:style>
    <style:style style:name="T3012" style:parent-style-name="Domyślnaczcionkaakapitu" style:family="text">
      <style:text-properties fo:background-color="#80FFFF"/>
    </style:style>
    <style:style style:name="T3013" style:parent-style-name="Domyślnaczcionkaakapitu" style:family="text">
      <style:text-properties fo:background-color="#80FFFF"/>
    </style:style>
    <style:style style:name="T3014" style:parent-style-name="Domyślnaczcionkaakapitu" style:family="text">
      <style:text-properties fo:background-color="#80FFFF"/>
    </style:style>
    <style:style style:name="T3015" style:parent-style-name="Domyślnaczcionkaakapitu" style:family="text">
      <style:text-properties fo:background-color="#80FFFF"/>
    </style:style>
    <style:style style:name="P3016" style:parent-style-name="Normalny" style:family="paragraph">
      <style:paragraph-properties fo:text-align="justify" fo:line-height="150%" fo:text-indent="0.2479in">
        <style:tab-stops>
          <style:tab-stop style:type="left" style:position="2.5548in"/>
        </style:tab-stops>
      </style:paragraph-properties>
    </style:style>
    <style:style style:name="T3017" style:parent-style-name="Domyślnaczcionkaakapitu" style:family="text">
      <style:text-properties fo:background-color="#80FFFF"/>
    </style:style>
    <style:style style:name="T3018" style:parent-style-name="Domyślnaczcionkaakapitu" style:family="text">
      <style:text-properties fo:background-color="#80FFFF"/>
    </style:style>
    <style:style style:name="T3019" style:parent-style-name="Domyślnaczcionkaakapitu" style:family="text">
      <style:text-properties fo:background-color="#80FFFF"/>
    </style:style>
    <style:style style:name="T3020" style:parent-style-name="Domyślnaczcionkaakapitu" style:family="text">
      <style:text-properties fo:background-color="#80FFFF"/>
    </style:style>
    <style:style style:name="P3021" style:parent-style-name="Normalny" style:family="paragraph">
      <style:paragraph-properties fo:text-align="justify" fo:line-height="150%">
        <style:tab-stops>
          <style:tab-stop style:type="left" style:position="2.5548in"/>
        </style:tab-stops>
      </style:paragraph-properties>
    </style:style>
    <style:style style:name="T3022" style:parent-style-name="Domyślnaczcionkaakapitu" style:family="text">
      <style:text-properties style:text-underline-type="single" style:text-underline-style="solid" style:text-underline-width="auto" style:text-underline-mode="continuous"/>
    </style:style>
    <style:style style:name="T3023" style:parent-style-name="Domyślnaczcionkaakapitu" style:family="text">
      <style:text-properties fo:background-color="#80FFFF" style:text-underline-type="single" style:text-underline-style="solid" style:text-underline-width="auto" style:text-underline-mode="continuous"/>
    </style:style>
    <style:style style:name="T3024" style:parent-style-name="Domyślnaczcionkaakapitu" style:family="text">
      <style:text-properties style:text-underline-type="single" style:text-underline-style="solid" style:text-underline-width="auto" style:text-underline-mode="continuous"/>
    </style:style>
    <style:style style:name="P3025" style:parent-style-name="Normalny" style:family="paragraph">
      <style:paragraph-properties fo:text-align="justify" fo:line-height="150%" fo:text-indent="0.2479in">
        <style:tab-stops>
          <style:tab-stop style:type="left" style:position="2.5548in"/>
        </style:tab-stops>
      </style:paragraph-properties>
    </style:style>
    <style:style style:name="T3026" style:parent-style-name="Domyślnaczcionkaakapitu" style:family="text">
      <style:text-properties fo:background-color="#80FFFF"/>
    </style:style>
    <style:style style:name="T3027" style:parent-style-name="Domyślnaczcionkaakapitu" style:family="text">
      <style:text-properties fo:background-color="#80FFFF"/>
    </style:style>
    <style:style style:name="P3028" style:parent-style-name="Normalny" style:family="paragraph">
      <style:paragraph-properties fo:text-align="justify" fo:line-height="150%" fo:text-indent="0.2479in"/>
    </style:style>
    <style:style style:name="T3029" style:parent-style-name="Domyślnaczcionkaakapitu" style:family="text">
      <style:text-properties fo:background-color="#80FFFF"/>
    </style:style>
    <style:style style:name="T3030" style:parent-style-name="Domyślnaczcionkaakapitu" style:family="text">
      <style:text-properties fo:background-color="#80FFFF"/>
    </style:style>
    <style:style style:name="T3031" style:parent-style-name="Domyślnaczcionkaakapitu" style:family="text">
      <style:text-properties fo:background-color="#80FFFF"/>
    </style:style>
    <style:style style:name="P3032" style:parent-style-name="Normalny" style:family="paragraph">
      <style:paragraph-properties fo:text-align="justify" fo:line-height="150%"/>
    </style:style>
    <style:style style:name="T3033" style:parent-style-name="Domyślnaczcionkaakapitu" style:family="text">
      <style:text-properties style:text-underline-type="single" style:text-underline-style="solid" style:text-underline-width="auto" style:text-underline-mode="continuous"/>
    </style:style>
    <style:style style:name="T3034" style:parent-style-name="Domyślnaczcionkaakapitu" style:family="text">
      <style:text-properties fo:background-color="#80FFFF" style:text-underline-type="single" style:text-underline-style="solid" style:text-underline-width="auto" style:text-underline-mode="continuous"/>
    </style:style>
    <style:style style:name="P3035" style:parent-style-name="Normalny" style:family="paragraph">
      <style:paragraph-properties fo:text-align="justify" fo:line-height="150%" fo:text-indent="0.2479in"/>
    </style:style>
    <style:style style:name="T3036" style:parent-style-name="Domyślnaczcionkaakapitu" style:family="text">
      <style:text-properties fo:background-color="#80FFFF"/>
    </style:style>
    <style:style style:name="T3037" style:parent-style-name="Domyślnaczcionkaakapitu" style:family="text">
      <style:text-properties fo:background-color="#80FFFF"/>
    </style:style>
    <style:style style:name="T3038" style:parent-style-name="Domyślnaczcionkaakapitu" style:family="text">
      <style:text-properties fo:background-color="#80FFFF"/>
    </style:style>
    <style:style style:name="T3039" style:parent-style-name="Domyślnaczcionkaakapitu" style:family="text">
      <style:text-properties fo:background-color="#80FFFF"/>
    </style:style>
    <style:style style:name="T3040" style:parent-style-name="Domyślnaczcionkaakapitu" style:family="text">
      <style:text-properties fo:background-color="#80FFFF"/>
    </style:style>
    <style:style style:name="T3041" style:parent-style-name="Domyślnaczcionkaakapitu" style:family="text">
      <style:text-properties fo:background-color="#80FFFF"/>
    </style:style>
    <style:style style:name="T3042" style:parent-style-name="Domyślnaczcionkaakapitu" style:family="text">
      <style:text-properties fo:background-color="#80FFFF"/>
    </style:style>
    <style:style style:name="T3043" style:parent-style-name="Domyślnaczcionkaakapitu" style:family="text">
      <style:text-properties fo:background-color="#80FFFF"/>
    </style:style>
    <style:style style:name="T3044" style:parent-style-name="Domyślnaczcionkaakapitu" style:family="text">
      <style:text-properties fo:background-color="#80FFFF"/>
    </style:style>
    <style:style style:name="T3045" style:parent-style-name="Domyślnaczcionkaakapitu" style:family="text">
      <style:text-properties fo:background-color="#80FFFF"/>
    </style:style>
    <style:style style:name="T3046" style:parent-style-name="Domyślnaczcionkaakapitu" style:family="text">
      <style:text-properties fo:background-color="#80FFFF"/>
    </style:style>
    <style:style style:name="T3047" style:parent-style-name="Domyślnaczcionkaakapitu" style:family="text">
      <style:text-properties fo:background-color="#80FFFF"/>
    </style:style>
    <style:style style:name="T3048" style:parent-style-name="Domyślnaczcionkaakapitu" style:family="text">
      <style:text-properties fo:background-color="#80FFFF"/>
    </style:style>
    <style:style style:name="T3049" style:parent-style-name="Domyślnaczcionkaakapitu" style:family="text">
      <style:text-properties fo:background-color="#80FFFF"/>
    </style:style>
    <style:style style:name="T3050" style:parent-style-name="Domyślnaczcionkaakapitu" style:family="text">
      <style:text-properties fo:background-color="#80FFFF"/>
    </style:style>
    <style:style style:name="P3051" style:parent-style-name="Normalny" style:family="paragraph">
      <style:paragraph-properties fo:text-align="justify" fo:line-height="150%" fo:text-indent="0.2479in"/>
    </style:style>
    <style:style style:name="T3052" style:parent-style-name="Domyślnaczcionkaakapitu" style:family="text">
      <style:text-properties fo:background-color="#80FFFF"/>
    </style:style>
    <style:style style:name="T3053" style:parent-style-name="Domyślnaczcionkaakapitu" style:family="text">
      <style:text-properties fo:background-color="#80FFFF"/>
    </style:style>
    <style:style style:name="T3054" style:parent-style-name="Domyślnaczcionkaakapitu" style:family="text">
      <style:text-properties fo:background-color="#80FFFF"/>
    </style:style>
    <style:style style:name="T3055" style:parent-style-name="Domyślnaczcionkaakapitu" style:family="text">
      <style:text-properties fo:background-color="#80FFFF"/>
    </style:style>
    <style:style style:name="T3056" style:parent-style-name="Domyślnaczcionkaakapitu" style:family="text">
      <style:text-properties fo:background-color="#80FFFF"/>
    </style:style>
    <style:style style:name="T3057" style:parent-style-name="Domyślnaczcionkaakapitu" style:family="text">
      <style:text-properties fo:background-color="#80FFFF"/>
    </style:style>
    <style:style style:name="T3058" style:parent-style-name="Domyślnaczcionkaakapitu" style:family="text">
      <style:text-properties fo:background-color="#80FFFF"/>
    </style:style>
    <style:style style:name="T3059" style:parent-style-name="Domyślnaczcionkaakapitu" style:family="text">
      <style:text-properties fo:background-color="#80FFFF"/>
    </style:style>
    <style:style style:name="P3060" style:parent-style-name="Normalny" style:family="paragraph">
      <style:paragraph-properties fo:text-align="justify" fo:line-height="150%"/>
    </style:style>
    <style:style style:name="T3061" style:parent-style-name="Domyślnaczcionkaakapitu" style:family="text">
      <style:text-properties style:text-underline-type="single" style:text-underline-style="solid" style:text-underline-width="auto" style:text-underline-mode="continuous"/>
    </style:style>
    <style:style style:name="P3062" style:parent-style-name="Normalny" style:family="paragraph">
      <style:paragraph-properties fo:text-align="justify" fo:line-height="150%" fo:text-indent="0.2479in"/>
    </style:style>
    <style:style style:name="P3063" style:parent-style-name="Normalny" style:family="paragraph">
      <style:paragraph-properties fo:text-align="justify" fo:line-height="150%" fo:text-indent="0.2479in"/>
    </style:style>
    <style:style style:name="T3064" style:parent-style-name="Domyślnaczcionkaakapitu" style:family="text">
      <style:text-properties fo:background-color="#80FFFF"/>
    </style:style>
    <style:style style:name="P3065" style:parent-style-name="Normalny" style:family="paragraph">
      <style:paragraph-properties fo:text-align="justify" fo:line-height="150%"/>
    </style:style>
    <style:style style:name="T3066" style:parent-style-name="Domyślnaczcionkaakapitu" style:family="text">
      <style:text-properties style:text-underline-type="single" style:text-underline-style="solid" style:text-underline-width="auto" style:text-underline-mode="continuous"/>
    </style:style>
    <style:style style:name="P3067" style:parent-style-name="Normalny" style:family="paragraph">
      <style:paragraph-properties fo:text-align="justify" fo:line-height="150%" fo:text-indent="0.2479in"/>
    </style:style>
    <style:style style:name="T3068" style:parent-style-name="Domyślnaczcionkaakapitu" style:family="text">
      <style:text-properties fo:background-color="#80FFFF"/>
    </style:style>
    <style:style style:name="T3069" style:parent-style-name="Domyślnaczcionkaakapitu" style:family="text">
      <style:text-properties fo:background-color="#80FFFF"/>
    </style:style>
    <style:style style:name="T3070" style:parent-style-name="Domyślnaczcionkaakapitu" style:family="text">
      <style:text-properties fo:background-color="#80FFFF"/>
    </style:style>
    <style:style style:name="T3071" style:parent-style-name="Domyślnaczcionkaakapitu" style:family="text">
      <style:text-properties fo:background-color="#80FFFF"/>
    </style:style>
    <style:style style:name="T3072" style:parent-style-name="Domyślnaczcionkaakapitu" style:family="text">
      <style:text-properties fo:background-color="#80FFFF"/>
    </style:style>
    <style:style style:name="T3073" style:parent-style-name="Domyślnaczcionkaakapitu" style:family="text">
      <style:text-properties fo:background-color="#80FFFF"/>
    </style:style>
    <style:style style:name="T3074" style:parent-style-name="Domyślnaczcionkaakapitu" style:family="text">
      <style:text-properties fo:background-color="#80FFFF"/>
    </style:style>
    <style:style style:name="T3075" style:parent-style-name="Domyślnaczcionkaakapitu" style:family="text">
      <style:text-properties fo:background-color="#80FFFF"/>
    </style:style>
    <style:style style:name="T3076" style:parent-style-name="Domyślnaczcionkaakapitu" style:family="text">
      <style:text-properties fo:background-color="#80FFFF"/>
    </style:style>
    <style:style style:name="T3077" style:parent-style-name="Domyślnaczcionkaakapitu" style:family="text">
      <style:text-properties fo:background-color="#80FFFF"/>
    </style:style>
    <style:style style:name="T3078" style:parent-style-name="Domyślnaczcionkaakapitu" style:family="text">
      <style:text-properties fo:background-color="#80FFFF"/>
    </style:style>
    <style:style style:name="T3079" style:parent-style-name="Domyślnaczcionkaakapitu" style:family="text">
      <style:text-properties fo:background-color="#80FFFF"/>
    </style:style>
    <style:style style:name="T3080" style:parent-style-name="Domyślnaczcionkaakapitu" style:family="text">
      <style:text-properties fo:background-color="#80FFFF"/>
    </style:style>
    <style:style style:name="T3081" style:parent-style-name="Domyślnaczcionkaakapitu" style:family="text">
      <style:text-properties fo:background-color="#80FFFF"/>
    </style:style>
    <style:style style:name="T3082" style:parent-style-name="Domyślnaczcionkaakapitu" style:family="text">
      <style:text-properties fo:background-color="#80FFFF"/>
    </style:style>
    <style:style style:name="T3083" style:parent-style-name="Domyślnaczcionkaakapitu" style:family="text">
      <style:text-properties fo:background-color="#80FFFF"/>
    </style:style>
    <style:style style:name="T3084" style:parent-style-name="Domyślnaczcionkaakapitu" style:family="text">
      <style:text-properties fo:background-color="#80FFFF"/>
    </style:style>
    <style:style style:name="T3085" style:parent-style-name="Domyślnaczcionkaakapitu" style:family="text">
      <style:text-properties fo:background-color="#80FFFF"/>
    </style:style>
    <style:style style:name="P3086" style:parent-style-name="Normalny" style:family="paragraph">
      <style:paragraph-properties fo:text-align="justify" fo:line-height="150%">
        <style:tab-stops>
          <style:tab-stop style:type="left" style:position="2.55in"/>
        </style:tab-stops>
      </style:paragraph-properties>
    </style:style>
    <style:style style:name="T3087" style:parent-style-name="Domyślnaczcionkaakapitu" style:family="text">
      <style:text-properties style:text-underline-type="single" style:text-underline-style="solid" style:text-underline-width="auto" style:text-underline-mode="continuous"/>
    </style:style>
    <style:style style:name="P3088" style:parent-style-name="Normalny" style:family="paragraph">
      <style:paragraph-properties fo:text-align="justify" fo:line-height="150%" fo:text-indent="0.2479in">
        <style:tab-stops>
          <style:tab-stop style:type="left" style:position="2.55in"/>
        </style:tab-stops>
      </style:paragraph-properties>
    </style:style>
    <style:style style:name="P3089" style:parent-style-name="Normalny" style:family="paragraph">
      <style:paragraph-properties fo:text-align="justify" fo:line-height="150%"/>
    </style:style>
    <style:style style:name="T3090" style:parent-style-name="Domyślnaczcionkaakapitu" style:family="text">
      <style:text-properties style:text-underline-type="single" style:text-underline-style="solid" style:text-underline-width="auto" style:text-underline-mode="continuous"/>
    </style:style>
    <style:style style:name="P3091" style:parent-style-name="Normalny" style:family="paragraph">
      <style:paragraph-properties fo:text-align="justify" fo:line-height="150%" fo:text-indent="0.2479in"/>
    </style:style>
    <style:style style:name="T3092" style:parent-style-name="Domyślnaczcionkaakapitu" style:family="text">
      <style:text-properties fo:background-color="#80FFFF"/>
    </style:style>
    <style:style style:name="T3093" style:parent-style-name="Domyślnaczcionkaakapitu" style:family="text">
      <style:text-properties fo:background-color="#80FFFF"/>
    </style:style>
    <style:style style:name="T3094" style:parent-style-name="Domyślnaczcionkaakapitu" style:family="text">
      <style:text-properties fo:background-color="#80FFFF"/>
    </style:style>
    <style:style style:name="T3095" style:parent-style-name="Domyślnaczcionkaakapitu" style:family="text">
      <style:text-properties fo:background-color="#80FFFF"/>
    </style:style>
    <style:style style:name="T3096" style:parent-style-name="Domyślnaczcionkaakapitu" style:family="text">
      <style:text-properties fo:background-color="#80FFFF"/>
    </style:style>
    <style:style style:name="T3097" style:parent-style-name="Domyślnaczcionkaakapitu" style:family="text">
      <style:text-properties fo:background-color="#80FFFF"/>
    </style:style>
    <style:style style:name="T3098" style:parent-style-name="Domyślnaczcionkaakapitu" style:family="text">
      <style:text-properties fo:background-color="#80FFFF"/>
    </style:style>
    <style:style style:name="T3099" style:parent-style-name="Domyślnaczcionkaakapitu" style:family="text">
      <style:text-properties fo:background-color="#80FFFF"/>
    </style:style>
    <style:style style:name="T3100" style:parent-style-name="Domyślnaczcionkaakapitu" style:family="text">
      <style:text-properties fo:background-color="#80FFFF"/>
    </style:style>
    <style:style style:name="T3101" style:parent-style-name="Domyślnaczcionkaakapitu" style:family="text">
      <style:text-properties fo:background-color="#80FFFF"/>
    </style:style>
    <style:style style:name="T3102" style:parent-style-name="Domyślnaczcionkaakapitu" style:family="text">
      <style:text-properties fo:background-color="#80FFFF"/>
    </style:style>
    <style:style style:name="T3103" style:parent-style-name="Domyślnaczcionkaakapitu" style:family="text">
      <style:text-properties fo:background-color="#80FFFF"/>
    </style:style>
    <style:style style:name="T3104" style:parent-style-name="Domyślnaczcionkaakapitu" style:family="text">
      <style:text-properties fo:background-color="#80FFFF"/>
    </style:style>
    <style:style style:name="P3105" style:parent-style-name="Normalny" style:family="paragraph">
      <style:paragraph-properties fo:text-align="justify" fo:line-height="150%" fo:text-indent="0.2479in"/>
    </style:style>
    <style:style style:name="T3106" style:parent-style-name="Domyślnaczcionkaakapitu" style:family="text">
      <style:text-properties fo:background-color="#80FFFF"/>
    </style:style>
    <style:style style:name="P3107" style:parent-style-name="Normalny" style:family="paragraph">
      <style:paragraph-properties fo:text-align="justify" fo:line-height="150%" fo:text-indent="0.2479in"/>
    </style:style>
    <style:style style:name="T3108" style:parent-style-name="Domyślnaczcionkaakapitu" style:family="text">
      <style:text-properties fo:background-color="#80FFFF"/>
    </style:style>
    <style:style style:name="T3109" style:parent-style-name="Domyślnaczcionkaakapitu" style:family="text">
      <style:text-properties fo:background-color="#80FFFF"/>
    </style:style>
    <style:style style:name="T3110" style:parent-style-name="Domyślnaczcionkaakapitu" style:family="text">
      <style:text-properties fo:background-color="#80FFFF"/>
    </style:style>
    <style:style style:name="T3111" style:parent-style-name="Domyślnaczcionkaakapitu" style:family="text">
      <style:text-properties fo:background-color="#80FFFF"/>
    </style:style>
    <style:style style:name="T3112" style:parent-style-name="Domyślnaczcionkaakapitu" style:family="text">
      <style:text-properties fo:background-color="#80FFFF"/>
    </style:style>
    <style:style style:name="T3113" style:parent-style-name="Domyślnaczcionkaakapitu" style:family="text">
      <style:text-properties fo:background-color="#80FFFF"/>
    </style:style>
    <style:style style:name="P3114" style:parent-style-name="Normalny" style:family="paragraph">
      <style:paragraph-properties fo:text-align="justify" fo:line-height="150%">
        <style:tab-stops>
          <style:tab-stop style:type="left" style:position="2.5097in"/>
        </style:tab-stops>
      </style:paragraph-properties>
    </style:style>
    <style:style style:name="T3115" style:parent-style-name="Domyślnaczcionkaakapitu" style:family="text">
      <style:text-properties style:text-underline-type="single" style:text-underline-style="solid" style:text-underline-width="auto" style:text-underline-mode="continuous"/>
    </style:style>
    <style:style style:name="T3116" style:parent-style-name="Domyślnaczcionkaakapitu" style:family="text">
      <style:text-properties fo:background-color="#80FFFF" style:text-underline-type="single" style:text-underline-style="solid" style:text-underline-width="auto" style:text-underline-mode="continuous"/>
    </style:style>
    <style:style style:name="T3117" style:parent-style-name="Domyślnaczcionkaakapitu" style:family="text">
      <style:text-properties fo:background-color="#80FFFF"/>
    </style:style>
    <style:style style:name="P3118" style:parent-style-name="Normalny" style:family="paragraph">
      <style:paragraph-properties fo:text-align="justify" fo:line-height="150%" fo:text-indent="0.2479in">
        <style:tab-stops>
          <style:tab-stop style:type="left" style:position="2.5097in"/>
        </style:tab-stops>
      </style:paragraph-properties>
    </style:style>
    <style:style style:name="T3119" style:parent-style-name="Domyślnaczcionkaakapitu" style:family="text">
      <style:text-properties fo:background-color="#80FFFF"/>
    </style:style>
    <style:style style:name="T3120" style:parent-style-name="Domyślnaczcionkaakapitu" style:family="text">
      <style:text-properties fo:background-color="#80FFFF"/>
    </style:style>
    <style:style style:name="T3121" style:parent-style-name="Domyślnaczcionkaakapitu" style:family="text">
      <style:text-properties fo:background-color="#80FFFF"/>
    </style:style>
    <style:style style:name="T3122" style:parent-style-name="Domyślnaczcionkaakapitu" style:family="text">
      <style:text-properties fo:background-color="#80FFFF"/>
    </style:style>
    <style:style style:name="T3123" style:parent-style-name="Domyślnaczcionkaakapitu" style:family="text">
      <style:text-properties fo:background-color="#80FFFF"/>
    </style:style>
    <style:style style:name="T3124" style:parent-style-name="Domyślnaczcionkaakapitu" style:family="text">
      <style:text-properties fo:background-color="#80FFFF"/>
    </style:style>
    <style:style style:name="T3125" style:parent-style-name="Domyślnaczcionkaakapitu" style:family="text">
      <style:text-properties fo:background-color="#80FFFF"/>
    </style:style>
    <style:style style:name="T3126" style:parent-style-name="Domyślnaczcionkaakapitu" style:family="text">
      <style:text-properties fo:background-color="#80FFFF"/>
    </style:style>
    <style:style style:name="T3127" style:parent-style-name="Domyślnaczcionkaakapitu" style:family="text">
      <style:text-properties fo:background-color="#80FFFF"/>
    </style:style>
    <style:style style:name="T3128" style:parent-style-name="Domyślnaczcionkaakapitu" style:family="text">
      <style:text-properties fo:background-color="#80FFFF"/>
    </style:style>
    <style:style style:name="T3129" style:parent-style-name="Domyślnaczcionkaakapitu" style:family="text">
      <style:text-properties fo:background-color="#80FFFF"/>
    </style:style>
    <style:style style:name="T3130" style:parent-style-name="Domyślnaczcionkaakapitu" style:family="text">
      <style:text-properties fo:background-color="#80FFFF"/>
    </style:style>
    <style:style style:name="T3131" style:parent-style-name="Domyślnaczcionkaakapitu" style:family="text">
      <style:text-properties fo:background-color="#80FFFF"/>
    </style:style>
    <style:style style:name="T3132" style:parent-style-name="Domyślnaczcionkaakapitu" style:family="text">
      <style:text-properties fo:background-color="#80FFFF"/>
    </style:style>
    <style:style style:name="T3133" style:parent-style-name="Domyślnaczcionkaakapitu" style:family="text">
      <style:text-properties fo:background-color="#80FFFF"/>
    </style:style>
    <style:style style:name="T3134" style:parent-style-name="Domyślnaczcionkaakapitu" style:family="text">
      <style:text-properties fo:background-color="#80FFFF"/>
    </style:style>
    <style:style style:name="T3135" style:parent-style-name="Domyślnaczcionkaakapitu" style:family="text">
      <style:text-properties fo:background-color="#80FFFF"/>
    </style:style>
    <style:style style:name="T3136" style:parent-style-name="Domyślnaczcionkaakapitu" style:family="text">
      <style:text-properties fo:background-color="#80FFFF"/>
    </style:style>
    <style:style style:name="T3137" style:parent-style-name="Domyślnaczcionkaakapitu" style:family="text">
      <style:text-properties fo:background-color="#80FFFF"/>
    </style:style>
    <style:style style:name="P3138" style:parent-style-name="Normalny" style:family="paragraph">
      <style:paragraph-properties fo:text-align="justify" fo:line-height="150%" fo:text-indent="0.2479in"/>
    </style:style>
    <style:style style:name="T3139" style:parent-style-name="Domyślnaczcionkaakapitu" style:family="text">
      <style:text-properties fo:background-color="#80FFFF"/>
    </style:style>
    <style:style style:name="T3140" style:parent-style-name="Domyślnaczcionkaakapitu" style:family="text">
      <style:text-properties fo:background-color="#80FFFF"/>
    </style:style>
    <style:style style:name="T3141" style:parent-style-name="Domyślnaczcionkaakapitu" style:family="text">
      <style:text-properties fo:background-color="#80FFFF"/>
    </style:style>
    <style:style style:name="T3142" style:parent-style-name="Domyślnaczcionkaakapitu" style:family="text">
      <style:text-properties fo:background-color="#80FFFF"/>
    </style:style>
    <style:style style:name="T3143" style:parent-style-name="Domyślnaczcionkaakapitu" style:family="text">
      <style:text-properties fo:background-color="#80FFFF"/>
    </style:style>
    <style:style style:name="T3144" style:parent-style-name="Domyślnaczcionkaakapitu" style:family="text">
      <style:text-properties fo:background-color="#80FFFF"/>
    </style:style>
    <style:style style:name="T3145" style:parent-style-name="Domyślnaczcionkaakapitu" style:family="text">
      <style:text-properties fo:background-color="#80FFFF"/>
    </style:style>
    <style:style style:name="T3146" style:parent-style-name="Domyślnaczcionkaakapitu" style:family="text">
      <style:text-properties fo:background-color="#80FFFF"/>
    </style:style>
    <style:style style:name="T3147" style:parent-style-name="Domyślnaczcionkaakapitu" style:family="text">
      <style:text-properties fo:background-color="#80FFFF"/>
    </style:style>
    <style:style style:name="P3148" style:parent-style-name="Normalny" style:family="paragraph">
      <style:paragraph-properties fo:text-align="justify" fo:line-height="150%" fo:text-indent="0.2479in"/>
    </style:style>
    <style:style style:name="P3149" style:parent-style-name="Normalny" style:family="paragraph">
      <style:paragraph-properties fo:text-align="justify" fo:line-height="150%"/>
    </style:style>
    <style:style style:name="T3150" style:parent-style-name="Domyślnaczcionkaakapitu" style:family="text">
      <style:text-properties style:text-underline-type="single" style:text-underline-style="solid" style:text-underline-width="auto" style:text-underline-mode="continuous"/>
    </style:style>
    <style:style style:name="P3151" style:parent-style-name="Normalny" style:family="paragraph">
      <style:paragraph-properties fo:text-align="justify" fo:line-height="150%" fo:text-indent="0.2479in"/>
    </style:style>
    <style:style style:name="T3152" style:parent-style-name="Domyślnaczcionkaakapitu" style:family="text">
      <style:text-properties fo:background-color="#80FFFF"/>
    </style:style>
    <style:style style:name="P3153" style:parent-style-name="Normalny" style:family="paragraph">
      <style:paragraph-properties fo:text-align="justify" fo:line-height="150%">
        <style:tab-stops>
          <style:tab-stop style:type="left" style:position="2.5097in"/>
        </style:tab-stops>
      </style:paragraph-properties>
    </style:style>
    <style:style style:name="T3154" style:parent-style-name="Domyślnaczcionkaakapitu" style:family="text">
      <style:text-properties style:text-underline-type="single" style:text-underline-style="solid" style:text-underline-width="auto" style:text-underline-mode="continuous"/>
    </style:style>
    <style:style style:name="T3155" style:parent-style-name="Domyślnaczcionkaakapitu" style:family="text">
      <style:text-properties fo:background-color="#80FFFF" style:text-underline-type="single" style:text-underline-style="solid" style:text-underline-width="auto" style:text-underline-mode="continuous"/>
    </style:style>
    <style:style style:name="T3156" style:parent-style-name="Domyślnaczcionkaakapitu" style:family="text">
      <style:text-properties style:text-underline-type="single" style:text-underline-style="solid" style:text-underline-width="auto" style:text-underline-mode="continuous"/>
    </style:style>
    <style:style style:name="T3157" style:parent-style-name="Domyślnaczcionkaakapitu" style:family="text">
      <style:text-properties fo:background-color="#80FFFF" style:text-underline-type="single" style:text-underline-style="solid" style:text-underline-width="auto" style:text-underline-mode="continuous"/>
    </style:style>
    <style:style style:name="T3158" style:parent-style-name="Domyślnaczcionkaakapitu" style:family="text">
      <style:text-properties style:text-underline-type="single" style:text-underline-style="solid" style:text-underline-width="auto" style:text-underline-mode="continuous"/>
    </style:style>
    <style:style style:name="T3159" style:parent-style-name="Domyślnaczcionkaakapitu" style:family="text">
      <style:text-properties fo:background-color="#80FFFF" style:text-underline-type="single" style:text-underline-style="solid" style:text-underline-width="auto" style:text-underline-mode="continuous"/>
    </style:style>
    <style:style style:name="P3160" style:parent-style-name="Normalny" style:family="paragraph">
      <style:paragraph-properties fo:text-align="justify" fo:line-height="150%" fo:text-indent="0.2479in">
        <style:tab-stops>
          <style:tab-stop style:type="left" style:position="2.5097in"/>
        </style:tab-stops>
      </style:paragraph-properties>
    </style:style>
    <style:style style:name="P3161" style:parent-style-name="Normalny" style:family="paragraph">
      <style:paragraph-properties fo:text-align="justify" fo:line-height="150%"/>
    </style:style>
    <style:style style:name="T3162" style:parent-style-name="Domyślnaczcionkaakapitu" style:family="text">
      <style:text-properties style:text-underline-type="single" style:text-underline-style="solid" style:text-underline-width="auto" style:text-underline-mode="continuous"/>
    </style:style>
    <style:style style:name="P3163" style:parent-style-name="Normalny" style:family="paragraph">
      <style:paragraph-properties fo:text-align="justify" fo:line-height="150%" fo:text-indent="0.2479in"/>
    </style:style>
    <style:style style:name="T3164" style:parent-style-name="Domyślnaczcionkaakapitu" style:family="text">
      <style:text-properties fo:background-color="#80FFFF"/>
    </style:style>
    <style:style style:name="T3165" style:parent-style-name="Domyślnaczcionkaakapitu" style:family="text">
      <style:text-properties fo:background-color="#80FFFF"/>
    </style:style>
    <style:style style:name="T3166" style:parent-style-name="Domyślnaczcionkaakapitu" style:family="text">
      <style:text-properties fo:background-color="#80FFFF"/>
    </style:style>
    <style:style style:name="T3167" style:parent-style-name="Domyślnaczcionkaakapitu" style:family="text">
      <style:text-properties fo:background-color="#80FFFF"/>
    </style:style>
    <style:style style:name="T3168" style:parent-style-name="Domyślnaczcionkaakapitu" style:family="text">
      <style:text-properties fo:background-color="#80FFFF"/>
    </style:style>
    <style:style style:name="T3169" style:parent-style-name="Domyślnaczcionkaakapitu" style:family="text">
      <style:text-properties fo:background-color="#80FFFF"/>
    </style:style>
    <style:style style:name="T3170" style:parent-style-name="Domyślnaczcionkaakapitu" style:family="text">
      <style:text-properties fo:background-color="#80FFFF"/>
    </style:style>
    <style:style style:name="T3171" style:parent-style-name="Domyślnaczcionkaakapitu" style:family="text">
      <style:text-properties fo:background-color="#80FFFF"/>
    </style:style>
    <style:style style:name="T3172" style:parent-style-name="Domyślnaczcionkaakapitu" style:family="text">
      <style:text-properties fo:background-color="#80FFFF"/>
    </style:style>
    <style:style style:name="T3173" style:parent-style-name="Domyślnaczcionkaakapitu" style:family="text">
      <style:text-properties fo:background-color="#80FFFF"/>
    </style:style>
    <style:style style:name="T3174" style:parent-style-name="Domyślnaczcionkaakapitu" style:family="text">
      <style:text-properties fo:background-color="#80FFFF"/>
    </style:style>
    <style:style style:name="T3175" style:parent-style-name="Domyślnaczcionkaakapitu" style:family="text">
      <style:text-properties fo:background-color="#80FFFF"/>
    </style:style>
    <style:style style:name="T3176" style:parent-style-name="Domyślnaczcionkaakapitu" style:family="text">
      <style:text-properties fo:background-color="#80FFFF"/>
    </style:style>
    <style:style style:name="T3177" style:parent-style-name="Domyślnaczcionkaakapitu" style:family="text">
      <style:text-properties fo:background-color="#80FFFF"/>
    </style:style>
    <style:style style:name="T3178" style:parent-style-name="Domyślnaczcionkaakapitu" style:family="text">
      <style:text-properties fo:background-color="#80FFFF"/>
    </style:style>
    <style:style style:name="T3179" style:parent-style-name="Domyślnaczcionkaakapitu" style:family="text">
      <style:text-properties fo:background-color="#80FFFF"/>
    </style:style>
    <style:style style:name="T3180" style:parent-style-name="Domyślnaczcionkaakapitu" style:family="text">
      <style:text-properties fo:background-color="#80FFFF"/>
    </style:style>
    <style:style style:name="T3181" style:parent-style-name="Domyślnaczcionkaakapitu" style:family="text">
      <style:text-properties fo:background-color="#80FFFF"/>
    </style:style>
    <style:style style:name="T3182" style:parent-style-name="Domyślnaczcionkaakapitu" style:family="text">
      <style:text-properties fo:background-color="#80FFFF"/>
    </style:style>
    <style:style style:name="T3183" style:parent-style-name="Domyślnaczcionkaakapitu" style:family="text">
      <style:text-properties fo:background-color="#80FFFF"/>
    </style:style>
    <style:style style:name="T3184" style:parent-style-name="Domyślnaczcionkaakapitu" style:family="text">
      <style:text-properties fo:background-color="#80FFFF"/>
    </style:style>
    <style:style style:name="T3185" style:parent-style-name="Domyślnaczcionkaakapitu" style:family="text">
      <style:text-properties fo:background-color="#80FFFF"/>
    </style:style>
    <style:style style:name="T3186" style:parent-style-name="Domyślnaczcionkaakapitu" style:family="text">
      <style:text-properties fo:background-color="#80FFFF"/>
    </style:style>
    <style:style style:name="T3187" style:parent-style-name="Domyślnaczcionkaakapitu" style:family="text">
      <style:text-properties fo:background-color="#80FFFF"/>
    </style:style>
    <style:style style:name="P3188" style:parent-style-name="Normalny" style:family="paragraph">
      <style:paragraph-properties fo:text-align="justify" fo:line-height="150%" fo:text-indent="0.2479in"/>
    </style:style>
    <style:style style:name="P3189" style:parent-style-name="Normalny" style:family="paragraph">
      <style:paragraph-properties fo:text-align="justify" fo:line-height="150%" fo:text-indent="0.2479in"/>
    </style:style>
    <style:style style:name="T3190" style:parent-style-name="Domyślnaczcionkaakapitu" style:family="text">
      <style:text-properties fo:background-color="#80FFFF"/>
    </style:style>
    <style:style style:name="T3191" style:parent-style-name="Domyślnaczcionkaakapitu" style:family="text">
      <style:text-properties fo:background-color="#80FFFF"/>
    </style:style>
    <style:style style:name="T3192" style:parent-style-name="Domyślnaczcionkaakapitu" style:family="text">
      <style:text-properties fo:background-color="#80FFFF"/>
    </style:style>
    <style:style style:name="T3193" style:parent-style-name="Domyślnaczcionkaakapitu" style:family="text">
      <style:text-properties fo:background-color="#80FFFF"/>
    </style:style>
    <style:style style:name="P3194" style:parent-style-name="Normalny" style:family="paragraph">
      <style:paragraph-properties fo:text-align="justify" fo:line-height="150%"/>
    </style:style>
    <style:style style:name="T3195" style:parent-style-name="Domyślnaczcionkaakapitu" style:family="text">
      <style:text-properties style:text-underline-type="single" style:text-underline-style="solid" style:text-underline-width="auto" style:text-underline-mode="continuous"/>
    </style:style>
    <style:style style:name="T3196" style:parent-style-name="Domyślnaczcionkaakapitu" style:family="text">
      <style:text-properties fo:background-color="#80FFFF" style:text-underline-type="single" style:text-underline-style="solid" style:text-underline-width="auto" style:text-underline-mode="continuous"/>
    </style:style>
    <style:style style:name="P3197" style:parent-style-name="Normalny" style:family="paragraph">
      <style:paragraph-properties fo:text-align="justify" fo:line-height="150%" fo:text-indent="0.2479in"/>
    </style:style>
    <style:style style:name="P3198" style:parent-style-name="Normalny" style:family="paragraph">
      <style:paragraph-properties fo:text-align="justify" fo:line-height="150%">
        <style:tab-stops>
          <style:tab-stop style:type="left" style:position="2.7263in"/>
        </style:tab-stops>
      </style:paragraph-properties>
    </style:style>
    <style:style style:name="T3199" style:parent-style-name="Domyślnaczcionkaakapitu" style:family="text">
      <style:text-properties fo:background-color="#80FFFF" style:text-underline-type="single" style:text-underline-style="solid" style:text-underline-width="auto" style:text-underline-mode="continuous"/>
    </style:style>
    <style:style style:name="T3200" style:parent-style-name="Domyślnaczcionkaakapitu" style:family="text">
      <style:text-properties style:text-underline-type="single" style:text-underline-style="solid" style:text-underline-width="auto" style:text-underline-mode="continuous"/>
    </style:style>
    <style:style style:name="P3201" style:parent-style-name="Normalny" style:family="paragraph">
      <style:paragraph-properties fo:text-align="justify" fo:line-height="150%" fo:text-indent="0.2479in">
        <style:tab-stops>
          <style:tab-stop style:type="left" style:position="2.7263in"/>
        </style:tab-stops>
      </style:paragraph-properties>
    </style:style>
    <style:style style:name="T3202" style:parent-style-name="Domyślnaczcionkaakapitu" style:family="text">
      <style:text-properties fo:background-color="#80FFFF"/>
    </style:style>
    <style:style style:name="T3203" style:parent-style-name="Domyślnaczcionkaakapitu" style:family="text">
      <style:text-properties fo:background-color="#80FFFF"/>
    </style:style>
    <style:style style:name="T3204" style:parent-style-name="Domyślnaczcionkaakapitu" style:family="text">
      <style:text-properties fo:background-color="#80FFFF"/>
    </style:style>
    <style:style style:name="T3205" style:parent-style-name="Domyślnaczcionkaakapitu" style:family="text">
      <style:text-properties fo:background-color="#80FFFF"/>
    </style:style>
    <style:style style:name="P3206" style:parent-style-name="Normalny" style:family="paragraph">
      <style:paragraph-properties fo:text-align="justify" fo:line-height="150%" fo:text-indent="0.2479in"/>
    </style:style>
    <style:style style:name="T3207" style:parent-style-name="Domyślnaczcionkaakapitu" style:family="text">
      <style:text-properties fo:background-color="#80FFFF"/>
    </style:style>
    <style:style style:name="T3208" style:parent-style-name="Domyślnaczcionkaakapitu" style:family="text">
      <style:text-properties fo:background-color="#80FFFF"/>
    </style:style>
    <style:style style:name="T3209" style:parent-style-name="Domyślnaczcionkaakapitu" style:family="text">
      <style:text-properties fo:background-color="#80FFFF"/>
    </style:style>
    <style:style style:name="T3210" style:parent-style-name="Domyślnaczcionkaakapitu" style:family="text">
      <style:text-properties fo:background-color="#80FFFF"/>
    </style:style>
    <style:style style:name="T3211" style:parent-style-name="Domyślnaczcionkaakapitu" style:family="text">
      <style:text-properties fo:background-color="#80FFFF"/>
    </style:style>
    <style:style style:name="T3212" style:parent-style-name="Domyślnaczcionkaakapitu" style:family="text">
      <style:text-properties fo:background-color="#80FFFF"/>
    </style:style>
    <style:style style:name="T3213" style:parent-style-name="Domyślnaczcionkaakapitu" style:family="text">
      <style:text-properties fo:background-color="#80FFFF"/>
    </style:style>
    <style:style style:name="T3214" style:parent-style-name="Domyślnaczcionkaakapitu" style:family="text">
      <style:text-properties fo:background-color="#80FFFF"/>
    </style:style>
    <style:style style:name="T3215" style:parent-style-name="Domyślnaczcionkaakapitu" style:family="text">
      <style:text-properties fo:background-color="#80FFFF"/>
    </style:style>
    <style:style style:name="P3216" style:parent-style-name="Normalny" style:family="paragraph">
      <style:paragraph-properties fo:text-align="justify" fo:line-height="150%"/>
    </style:style>
    <style:style style:name="T3217" style:parent-style-name="Domyślnaczcionkaakapitu" style:family="text">
      <style:text-properties style:text-underline-type="single" style:text-underline-style="solid" style:text-underline-width="auto" style:text-underline-mode="continuous"/>
    </style:style>
    <style:style style:name="T3218" style:parent-style-name="Domyślnaczcionkaakapitu" style:family="text">
      <style:text-properties fo:background-color="#80FFFF" style:text-underline-type="single" style:text-underline-style="solid" style:text-underline-width="auto" style:text-underline-mode="continuous"/>
    </style:style>
    <style:style style:name="T3219" style:parent-style-name="Domyślnaczcionkaakapitu" style:family="text">
      <style:text-properties fo:background-color="#80FFFF"/>
    </style:style>
    <style:style style:name="P3220" style:parent-style-name="Normalny" style:family="paragraph">
      <style:paragraph-properties fo:text-align="justify" fo:line-height="150%" fo:text-indent="0.2479in"/>
    </style:style>
    <style:style style:name="T3221" style:parent-style-name="Domyślnaczcionkaakapitu" style:family="text">
      <style:text-properties fo:background-color="#80FFFF"/>
    </style:style>
    <style:style style:name="T3222" style:parent-style-name="Domyślnaczcionkaakapitu" style:family="text">
      <style:text-properties fo:background-color="#80FFFF"/>
    </style:style>
    <style:style style:name="T3223" style:parent-style-name="Domyślnaczcionkaakapitu" style:family="text">
      <style:text-properties fo:background-color="#80FFFF"/>
    </style:style>
    <style:style style:name="T3224" style:parent-style-name="Domyślnaczcionkaakapitu" style:family="text">
      <style:text-properties fo:background-color="#80FFFF"/>
    </style:style>
    <style:style style:name="P3225" style:parent-style-name="Normalny" style:family="paragraph">
      <style:paragraph-properties fo:text-align="justify" fo:line-height="150%" fo:text-indent="0.2479in"/>
    </style:style>
    <style:style style:name="T3226" style:parent-style-name="Domyślnaczcionkaakapitu" style:family="text">
      <style:text-properties fo:background-color="#80FFFF"/>
    </style:style>
    <style:style style:name="T3227" style:parent-style-name="Domyślnaczcionkaakapitu" style:family="text">
      <style:text-properties fo:background-color="#80FFFF"/>
    </style:style>
    <style:style style:name="P3228" style:parent-style-name="Normalny" style:family="paragraph">
      <style:paragraph-properties fo:text-align="justify" fo:line-height="150%"/>
    </style:style>
    <style:style style:name="T3229" style:parent-style-name="Domyślnaczcionkaakapitu" style:family="text">
      <style:text-properties style:text-underline-type="single" style:text-underline-style="solid" style:text-underline-width="auto" style:text-underline-mode="continuous"/>
    </style:style>
    <style:style style:name="P3230" style:parent-style-name="Normalny" style:family="paragraph">
      <style:paragraph-properties fo:text-align="justify" fo:line-height="150%" fo:text-indent="0.2479in"/>
    </style:style>
    <style:style style:name="T3231" style:parent-style-name="Domyślnaczcionkaakapitu" style:family="text">
      <style:text-properties fo:background-color="#80FFFF"/>
    </style:style>
    <style:style style:name="T3232" style:parent-style-name="Domyślnaczcionkaakapitu" style:family="text">
      <style:text-properties fo:background-color="#80FFFF"/>
    </style:style>
    <style:style style:name="T3233" style:parent-style-name="Domyślnaczcionkaakapitu" style:family="text">
      <style:text-properties fo:background-color="#80FFFF"/>
    </style:style>
    <style:style style:name="T3234" style:parent-style-name="Domyślnaczcionkaakapitu" style:family="text">
      <style:text-properties fo:background-color="#80FFFF"/>
    </style:style>
    <style:style style:name="T3235" style:parent-style-name="Domyślnaczcionkaakapitu" style:family="text">
      <style:text-properties fo:background-color="#80FFFF"/>
    </style:style>
    <style:style style:name="T3236" style:parent-style-name="Domyślnaczcionkaakapitu" style:family="text">
      <style:text-properties fo:background-color="#80FFFF"/>
    </style:style>
    <style:style style:name="P3237" style:parent-style-name="Normalny" style:family="paragraph">
      <style:paragraph-properties fo:text-align="justify" fo:line-height="150%" fo:text-indent="0.2479in"/>
    </style:style>
    <style:style style:name="T3238" style:parent-style-name="Domyślnaczcionkaakapitu" style:family="text">
      <style:text-properties fo:background-color="#80FFFF"/>
    </style:style>
    <style:style style:name="P3239" style:parent-style-name="Normalny" style:family="paragraph">
      <style:paragraph-properties fo:text-align="justify" fo:line-height="150%"/>
    </style:style>
    <style:style style:name="T3240" style:parent-style-name="Domyślnaczcionkaakapitu" style:family="text">
      <style:text-properties style:text-underline-type="single" style:text-underline-style="solid" style:text-underline-width="auto" style:text-underline-mode="continuous"/>
    </style:style>
    <style:style style:name="T3241" style:parent-style-name="Domyślnaczcionkaakapitu" style:family="text">
      <style:text-properties fo:background-color="#80FFFF" style:text-underline-type="single" style:text-underline-style="solid" style:text-underline-width="auto" style:text-underline-mode="continuous"/>
    </style:style>
    <style:style style:name="T3242" style:parent-style-name="Domyślnaczcionkaakapitu" style:family="text">
      <style:text-properties style:text-underline-type="single" style:text-underline-style="solid" style:text-underline-width="auto" style:text-underline-mode="continuous"/>
    </style:style>
    <style:style style:name="T3243" style:parent-style-name="Domyślnaczcionkaakapitu" style:family="text">
      <style:text-properties fo:background-color="#80FFFF" style:text-underline-type="single" style:text-underline-style="solid" style:text-underline-width="auto" style:text-underline-mode="continuous"/>
    </style:style>
    <style:style style:name="P3244" style:parent-style-name="Normalny" style:family="paragraph">
      <style:paragraph-properties fo:text-align="justify" fo:line-height="150%" fo:text-indent="0.2479in"/>
    </style:style>
    <style:style style:name="T3245" style:parent-style-name="Domyślnaczcionkaakapitu" style:family="text">
      <style:text-properties fo:background-color="#80FFFF"/>
    </style:style>
    <style:style style:name="T3246" style:parent-style-name="Domyślnaczcionkaakapitu" style:family="text">
      <style:text-properties fo:background-color="#80FFFF"/>
    </style:style>
    <style:style style:name="T3247" style:parent-style-name="Domyślnaczcionkaakapitu" style:family="text">
      <style:text-properties fo:background-color="#80FFFF"/>
    </style:style>
    <style:style style:name="T3248" style:parent-style-name="Domyślnaczcionkaakapitu" style:family="text">
      <style:text-properties fo:background-color="#80FFFF"/>
    </style:style>
    <style:style style:name="T3249" style:parent-style-name="Domyślnaczcionkaakapitu" style:family="text">
      <style:text-properties fo:background-color="#80FFFF"/>
    </style:style>
    <style:style style:name="T3250" style:parent-style-name="Domyślnaczcionkaakapitu" style:family="text">
      <style:text-properties fo:background-color="#80FFFF"/>
    </style:style>
    <style:style style:name="T3251" style:parent-style-name="Domyślnaczcionkaakapitu" style:family="text">
      <style:text-properties fo:background-color="#80FFFF"/>
    </style:style>
    <style:style style:name="T3252" style:parent-style-name="Domyślnaczcionkaakapitu" style:family="text">
      <style:text-properties fo:background-color="#80FFFF"/>
    </style:style>
    <style:style style:name="P3253" style:parent-style-name="Normalny" style:family="paragraph">
      <style:paragraph-properties fo:text-align="justify" fo:line-height="150%"/>
    </style:style>
    <style:style style:name="T3254" style:parent-style-name="Domyślnaczcionkaakapitu" style:family="text">
      <style:text-properties style:text-underline-type="single" style:text-underline-style="solid" style:text-underline-width="auto" style:text-underline-mode="continuous"/>
    </style:style>
    <style:style style:name="T3255" style:parent-style-name="Domyślnaczcionkaakapitu" style:family="text">
      <style:text-properties fo:background-color="#80FFFF" style:text-underline-type="single" style:text-underline-style="solid" style:text-underline-width="auto" style:text-underline-mode="continuous"/>
    </style:style>
    <style:style style:name="P3256" style:parent-style-name="Normalny" style:family="paragraph">
      <style:paragraph-properties fo:text-align="justify" fo:line-height="150%" fo:text-indent="0.2479in"/>
    </style:style>
    <style:style style:name="T3257" style:parent-style-name="Domyślnaczcionkaakapitu" style:family="text">
      <style:text-properties fo:background-color="#80FFFF"/>
    </style:style>
    <style:style style:name="P3258" style:parent-style-name="Normalny" style:family="paragraph">
      <style:paragraph-properties fo:text-align="justify" fo:line-height="150%"/>
    </style:style>
    <style:style style:name="T3259" style:parent-style-name="Domyślnaczcionkaakapitu" style:family="text">
      <style:text-properties fo:background-color="#80FFFF" style:text-underline-type="single" style:text-underline-style="solid" style:text-underline-width="auto" style:text-underline-mode="continuous"/>
    </style:style>
    <style:style style:name="T3260" style:parent-style-name="Domyślnaczcionkaakapitu" style:family="text">
      <style:text-properties style:text-underline-type="single" style:text-underline-style="solid" style:text-underline-width="auto" style:text-underline-mode="continuous"/>
    </style:style>
    <style:style style:name="T3261" style:parent-style-name="Domyślnaczcionkaakapitu" style:family="text">
      <style:text-properties fo:background-color="#80FFFF" style:text-underline-type="single" style:text-underline-style="solid" style:text-underline-width="auto" style:text-underline-mode="continuous"/>
    </style:style>
    <style:style style:name="P3262" style:parent-style-name="Normalny" style:family="paragraph">
      <style:paragraph-properties fo:text-align="justify" fo:line-height="150%" fo:text-indent="0.2479in"/>
    </style:style>
    <style:style style:name="T3263" style:parent-style-name="Domyślnaczcionkaakapitu" style:family="text">
      <style:text-properties fo:background-color="#80FFFF"/>
    </style:style>
    <style:style style:name="T3264" style:parent-style-name="Domyślnaczcionkaakapitu" style:family="text">
      <style:text-properties fo:background-color="#80FFFF"/>
    </style:style>
    <style:style style:name="T3265" style:parent-style-name="Domyślnaczcionkaakapitu" style:family="text">
      <style:text-properties fo:background-color="#80FFFF"/>
    </style:style>
    <style:style style:name="T3266" style:parent-style-name="Domyślnaczcionkaakapitu" style:family="text">
      <style:text-properties fo:background-color="#80FFFF"/>
    </style:style>
    <style:style style:name="T3267" style:parent-style-name="Domyślnaczcionkaakapitu" style:family="text">
      <style:text-properties fo:background-color="#80FFFF"/>
    </style:style>
    <style:style style:name="P3268" style:parent-style-name="Normalny" style:family="paragraph">
      <style:paragraph-properties fo:text-align="justify" fo:line-height="150%" fo:text-indent="0.2479in"/>
    </style:style>
    <style:style style:name="T3269" style:parent-style-name="Domyślnaczcionkaakapitu" style:family="text">
      <style:text-properties fo:background-color="#80FFFF"/>
    </style:style>
    <style:style style:name="T3270" style:parent-style-name="Domyślnaczcionkaakapitu" style:family="text">
      <style:text-properties fo:background-color="#80FFFF"/>
    </style:style>
    <style:style style:name="T3271" style:parent-style-name="Domyślnaczcionkaakapitu" style:family="text">
      <style:text-properties fo:background-color="#80FFFF"/>
    </style:style>
    <style:style style:name="T3272" style:parent-style-name="Domyślnaczcionkaakapitu" style:family="text">
      <style:text-properties fo:background-color="#80FFFF"/>
    </style:style>
    <style:style style:name="T3273" style:parent-style-name="Domyślnaczcionkaakapitu" style:family="text">
      <style:text-properties fo:background-color="#80FFFF"/>
    </style:style>
    <style:style style:name="P3274" style:parent-style-name="Normalny" style:family="paragraph">
      <style:paragraph-properties fo:text-align="justify" fo:line-height="150%" fo:text-indent="0.2479in"/>
    </style:style>
    <style:style style:name="T3275" style:parent-style-name="Domyślnaczcionkaakapitu" style:family="text">
      <style:text-properties fo:background-color="#80FFFF"/>
    </style:style>
    <style:style style:name="T3276" style:parent-style-name="Domyślnaczcionkaakapitu" style:family="text">
      <style:text-properties fo:background-color="#80FFFF"/>
    </style:style>
    <style:style style:name="T3277" style:parent-style-name="Domyślnaczcionkaakapitu" style:family="text">
      <style:text-properties fo:background-color="#80FFFF"/>
    </style:style>
    <style:style style:name="P3278" style:parent-style-name="Normalny" style:family="paragraph">
      <style:paragraph-properties fo:text-align="justify" fo:line-height="150%" fo:text-indent="0.2479in"/>
    </style:style>
    <style:style style:name="T3279" style:parent-style-name="Domyślnaczcionkaakapitu" style:family="text">
      <style:text-properties fo:background-color="#80FFFF"/>
    </style:style>
    <style:style style:name="T3280" style:parent-style-name="Domyślnaczcionkaakapitu" style:family="text">
      <style:text-properties fo:background-color="#80FFFF"/>
    </style:style>
    <style:style style:name="T3281" style:parent-style-name="Domyślnaczcionkaakapitu" style:family="text">
      <style:text-properties fo:background-color="#80FFFF"/>
    </style:style>
    <style:style style:name="T3282" style:parent-style-name="Domyślnaczcionkaakapitu" style:family="text">
      <style:text-properties fo:background-color="#80FFFF"/>
    </style:style>
    <style:style style:name="T3283" style:parent-style-name="Domyślnaczcionkaakapitu" style:family="text">
      <style:text-properties fo:background-color="#80FFFF"/>
    </style:style>
    <style:style style:name="T3284" style:parent-style-name="Domyślnaczcionkaakapitu" style:family="text">
      <style:text-properties fo:background-color="#80FFFF"/>
    </style:style>
    <style:style style:name="T3285" style:parent-style-name="Domyślnaczcionkaakapitu" style:family="text">
      <style:text-properties fo:background-color="#80FFFF"/>
    </style:style>
    <style:style style:name="T3286" style:parent-style-name="Domyślnaczcionkaakapitu" style:family="text">
      <style:text-properties fo:background-color="#80FFFF"/>
    </style:style>
    <style:style style:name="T3287" style:parent-style-name="Domyślnaczcionkaakapitu" style:family="text">
      <style:text-properties fo:background-color="#80FFFF"/>
    </style:style>
    <style:style style:name="T3288" style:parent-style-name="Domyślnaczcionkaakapitu" style:family="text">
      <style:text-properties fo:background-color="#80FFFF"/>
    </style:style>
    <style:style style:name="T3289" style:parent-style-name="Domyślnaczcionkaakapitu" style:family="text">
      <style:text-properties fo:background-color="#80FFFF"/>
    </style:style>
    <style:style style:name="T3290" style:parent-style-name="Domyślnaczcionkaakapitu" style:family="text">
      <style:text-properties fo:background-color="#80FFFF"/>
    </style:style>
    <style:style style:name="T3291" style:parent-style-name="Domyślnaczcionkaakapitu" style:family="text">
      <style:text-properties fo:background-color="#80FFFF"/>
    </style:style>
    <style:style style:name="T3292" style:parent-style-name="Domyślnaczcionkaakapitu" style:family="text">
      <style:text-properties fo:background-color="#80FFFF"/>
    </style:style>
    <style:style style:name="T3293" style:parent-style-name="Domyślnaczcionkaakapitu" style:family="text">
      <style:text-properties fo:background-color="#80FFFF"/>
    </style:style>
    <style:style style:name="P3294" style:parent-style-name="Normalny" style:family="paragraph">
      <style:paragraph-properties fo:text-align="justify" fo:line-height="150%" fo:text-indent="0.2479in"/>
    </style:style>
    <style:style style:name="T3295" style:parent-style-name="Domyślnaczcionkaakapitu" style:family="text">
      <style:text-properties fo:background-color="#80FFFF"/>
    </style:style>
    <style:style style:name="T3296" style:parent-style-name="Domyślnaczcionkaakapitu" style:family="text">
      <style:text-properties fo:background-color="#80FFFF"/>
    </style:style>
    <style:style style:name="T3297" style:parent-style-name="Domyślnaczcionkaakapitu" style:family="text">
      <style:text-properties fo:background-color="#80FFFF"/>
    </style:style>
    <style:style style:name="P3298" style:parent-style-name="Normalny" style:family="paragraph">
      <style:paragraph-properties fo:text-align="justify" fo:line-height="150%"/>
    </style:style>
    <style:style style:name="T3299" style:parent-style-name="Domyślnaczcionkaakapitu" style:family="text">
      <style:text-properties style:text-underline-type="single" style:text-underline-style="solid" style:text-underline-width="auto" style:text-underline-mode="continuous"/>
    </style:style>
    <style:style style:name="P3300" style:parent-style-name="Normalny" style:family="paragraph">
      <style:paragraph-properties fo:text-align="justify" fo:line-height="150%" fo:text-indent="0.2479in"/>
    </style:style>
    <style:style style:name="T3301" style:parent-style-name="Domyślnaczcionkaakapitu" style:family="text">
      <style:text-properties fo:background-color="#80FFFF"/>
    </style:style>
    <style:style style:name="T3302" style:parent-style-name="Domyślnaczcionkaakapitu" style:family="text">
      <style:text-properties fo:background-color="#80FFFF"/>
    </style:style>
    <style:style style:name="T3303" style:parent-style-name="Domyślnaczcionkaakapitu" style:family="text">
      <style:text-properties fo:background-color="#80FFFF"/>
    </style:style>
    <style:style style:name="T3304" style:parent-style-name="Domyślnaczcionkaakapitu" style:family="text">
      <style:text-properties fo:background-color="#80FFFF"/>
    </style:style>
    <style:style style:name="P3305" style:parent-style-name="Normalny" style:family="paragraph">
      <style:paragraph-properties fo:text-align="justify" fo:line-height="150%"/>
    </style:style>
    <style:style style:name="T3306" style:parent-style-name="Domyślnaczcionkaakapitu" style:family="text">
      <style:text-properties style:text-underline-type="single" style:text-underline-style="solid" style:text-underline-width="auto" style:text-underline-mode="continuous"/>
    </style:style>
    <style:style style:name="P3307" style:parent-style-name="Normalny" style:family="paragraph">
      <style:paragraph-properties fo:text-align="justify" fo:line-height="150%" fo:text-indent="0.2479in"/>
    </style:style>
    <style:style style:name="T3308" style:parent-style-name="Domyślnaczcionkaakapitu" style:family="text">
      <style:text-properties fo:background-color="#80FFFF"/>
    </style:style>
    <style:style style:name="T3309" style:parent-style-name="Domyślnaczcionkaakapitu" style:family="text">
      <style:text-properties fo:background-color="#80FFFF"/>
    </style:style>
    <style:style style:name="T3310" style:parent-style-name="Domyślnaczcionkaakapitu" style:family="text">
      <style:text-properties fo:background-color="#80FFFF"/>
    </style:style>
    <style:style style:name="P3311" style:parent-style-name="Normalny" style:family="paragraph">
      <style:paragraph-properties fo:text-align="justify" fo:line-height="150%"/>
    </style:style>
    <style:style style:name="T3312" style:parent-style-name="Domyślnaczcionkaakapitu" style:family="text">
      <style:text-properties style:text-underline-type="single" style:text-underline-style="solid" style:text-underline-width="auto" style:text-underline-mode="continuous"/>
    </style:style>
    <style:style style:name="T3313" style:parent-style-name="Domyślnaczcionkaakapitu" style:family="text">
      <style:text-properties fo:background-color="#80FFFF" style:text-underline-type="single" style:text-underline-style="solid" style:text-underline-width="auto" style:text-underline-mode="continuous"/>
    </style:style>
    <style:style style:name="T3314" style:parent-style-name="Domyślnaczcionkaakapitu" style:family="text">
      <style:text-properties fo:background-color="#80FFFF"/>
    </style:style>
    <style:style style:name="P3315" style:parent-style-name="Normalny" style:family="paragraph">
      <style:paragraph-properties fo:text-align="justify" fo:line-height="150%" fo:text-indent="0.2479in"/>
    </style:style>
    <style:style style:name="T3316" style:parent-style-name="Domyślnaczcionkaakapitu" style:family="text">
      <style:text-properties fo:background-color="#80FFFF"/>
    </style:style>
    <style:style style:name="T3317" style:parent-style-name="Domyślnaczcionkaakapitu" style:family="text">
      <style:text-properties fo:background-color="#80FFFF"/>
    </style:style>
    <style:style style:name="T3318" style:parent-style-name="Domyślnaczcionkaakapitu" style:family="text">
      <style:text-properties fo:background-color="#80FFFF"/>
    </style:style>
    <style:style style:name="P3319" style:parent-style-name="Normalny" style:family="paragraph">
      <style:paragraph-properties fo:text-align="justify" fo:line-height="150%" fo:text-indent="0.2479in"/>
    </style:style>
    <style:style style:name="T3320" style:parent-style-name="Domyślnaczcionkaakapitu" style:family="text">
      <style:text-properties fo:background-color="#80FFFF"/>
    </style:style>
    <style:style style:name="T3321" style:parent-style-name="Domyślnaczcionkaakapitu" style:family="text">
      <style:text-properties fo:background-color="#80FFFF"/>
    </style:style>
    <style:style style:name="P3322" style:parent-style-name="Normalny" style:family="paragraph">
      <style:paragraph-properties fo:text-align="justify" fo:line-height="150%" fo:text-indent="0.2479in"/>
    </style:style>
    <style:style style:name="P3323" style:parent-style-name="Normalny" style:family="paragraph">
      <style:paragraph-properties fo:text-align="justify" fo:line-height="150%" fo:text-indent="0.2479in"/>
    </style:style>
    <style:style style:name="T3324" style:parent-style-name="Domyślnaczcionkaakapitu" style:family="text">
      <style:text-properties fo:background-color="#80FFFF"/>
    </style:style>
    <style:style style:name="P3325" style:parent-style-name="Normalny" style:family="paragraph">
      <style:paragraph-properties fo:text-align="justify" fo:line-height="150%"/>
    </style:style>
    <style:style style:name="T3326" style:parent-style-name="Domyślnaczcionkaakapitu" style:family="text">
      <style:text-properties style:text-underline-type="single" style:text-underline-style="solid" style:text-underline-width="auto" style:text-underline-mode="continuous"/>
    </style:style>
    <style:style style:name="T3327" style:parent-style-name="Domyślnaczcionkaakapitu" style:family="text">
      <style:text-properties fo:background-color="#80FFFF" style:text-underline-type="single" style:text-underline-style="solid" style:text-underline-width="auto" style:text-underline-mode="continuous"/>
    </style:style>
    <style:style style:name="P3328" style:parent-style-name="Normalny" style:family="paragraph">
      <style:paragraph-properties fo:text-align="justify" fo:line-height="150%" fo:text-indent="0.2479in"/>
    </style:style>
    <style:style style:name="T3329" style:parent-style-name="Domyślnaczcionkaakapitu" style:family="text">
      <style:text-properties fo:background-color="#80FFFF"/>
    </style:style>
    <style:style style:name="T3330" style:parent-style-name="Domyślnaczcionkaakapitu" style:family="text">
      <style:text-properties fo:background-color="#80FFFF"/>
    </style:style>
    <style:style style:name="P3331" style:parent-style-name="Normalny" style:family="paragraph">
      <style:paragraph-properties fo:text-align="justify" fo:line-height="150%" fo:text-indent="0.2479in"/>
    </style:style>
    <style:style style:name="P3332" style:parent-style-name="Normalny" style:family="paragraph">
      <style:paragraph-properties fo:text-align="justify" fo:line-height="150%">
        <style:tab-stops>
          <style:tab-stop style:type="left" style:position="2.6826in"/>
        </style:tab-stops>
      </style:paragraph-properties>
    </style:style>
    <style:style style:name="T3333" style:parent-style-name="Domyślnaczcionkaakapitu" style:family="text">
      <style:text-properties style:text-underline-type="single" style:text-underline-style="solid" style:text-underline-width="auto" style:text-underline-mode="continuous"/>
    </style:style>
    <style:style style:name="T3334" style:parent-style-name="Domyślnaczcionkaakapitu" style:family="text">
      <style:text-properties fo:background-color="#80FFFF" style:text-underline-type="single" style:text-underline-style="solid" style:text-underline-width="auto" style:text-underline-mode="continuous"/>
    </style:style>
    <style:style style:name="P3335" style:parent-style-name="Normalny" style:family="paragraph">
      <style:paragraph-properties fo:text-align="justify" fo:line-height="150%" fo:text-indent="0.2479in">
        <style:tab-stops>
          <style:tab-stop style:type="left" style:position="2.6826in"/>
        </style:tab-stops>
      </style:paragraph-properties>
    </style:style>
    <style:style style:name="T3336" style:parent-style-name="Domyślnaczcionkaakapitu" style:family="text">
      <style:text-properties fo:background-color="#80FFFF"/>
    </style:style>
    <style:style style:name="T3337" style:parent-style-name="Domyślnaczcionkaakapitu" style:family="text">
      <style:text-properties fo:background-color="#80FFFF"/>
    </style:style>
    <style:style style:name="T3338" style:parent-style-name="Domyślnaczcionkaakapitu" style:family="text">
      <style:text-properties fo:background-color="#80FFFF"/>
    </style:style>
    <style:style style:name="T3339" style:parent-style-name="Domyślnaczcionkaakapitu" style:family="text">
      <style:text-properties fo:background-color="#80FFFF"/>
    </style:style>
    <style:style style:name="T3340" style:parent-style-name="Domyślnaczcionkaakapitu" style:family="text">
      <style:text-properties fo:background-color="#80FFFF"/>
    </style:style>
    <style:style style:name="T3341" style:parent-style-name="Domyślnaczcionkaakapitu" style:family="text">
      <style:text-properties fo:background-color="#80FFFF"/>
    </style:style>
    <style:style style:name="T3342" style:parent-style-name="Domyślnaczcionkaakapitu" style:family="text">
      <style:text-properties fo:background-color="#80FFFF"/>
    </style:style>
    <style:style style:name="P3343" style:parent-style-name="Normalny" style:family="paragraph">
      <style:paragraph-properties fo:text-align="justify" fo:line-height="150%">
        <style:tab-stops>
          <style:tab-stop style:type="left" style:position="2.6826in"/>
        </style:tab-stops>
      </style:paragraph-properties>
    </style:style>
    <style:style style:name="T3344" style:parent-style-name="Domyślnaczcionkaakapitu" style:family="text">
      <style:text-properties style:text-underline-type="single" style:text-underline-style="solid" style:text-underline-width="auto" style:text-underline-mode="continuous"/>
    </style:style>
    <style:style style:name="T3345" style:parent-style-name="Domyślnaczcionkaakapitu" style:family="text">
      <style:text-properties fo:background-color="#80FFFF" style:text-underline-type="single" style:text-underline-style="solid" style:text-underline-width="auto" style:text-underline-mode="continuous"/>
    </style:style>
    <style:style style:name="T3346" style:parent-style-name="Domyślnaczcionkaakapitu" style:family="text">
      <style:text-properties fo:background-color="#80FFFF"/>
    </style:style>
    <style:style style:name="P3347" style:parent-style-name="Normalny" style:family="paragraph">
      <style:paragraph-properties fo:text-align="justify" fo:line-height="150%" fo:text-indent="0.2479in">
        <style:tab-stops>
          <style:tab-stop style:type="left" style:position="2.6826in"/>
        </style:tab-stops>
      </style:paragraph-properties>
    </style:style>
    <style:style style:name="P3348" style:parent-style-name="Normalny" style:family="paragraph">
      <style:paragraph-properties fo:text-align="justify" fo:line-height="150%" fo:text-indent="0.2479in"/>
    </style:style>
    <style:style style:name="P3349" style:parent-style-name="Normalny" style:family="paragraph">
      <style:paragraph-properties fo:text-align="justify" fo:line-height="150%"/>
    </style:style>
    <style:style style:name="T3350" style:parent-style-name="Domyślnaczcionkaakapitu" style:family="text">
      <style:text-properties fo:background-color="#80FFFF" style:text-underline-type="single" style:text-underline-style="solid" style:text-underline-width="auto" style:text-underline-mode="continuous"/>
    </style:style>
    <style:style style:name="T3351" style:parent-style-name="Domyślnaczcionkaakapitu" style:family="text">
      <style:text-properties style:text-underline-type="single" style:text-underline-style="solid" style:text-underline-width="auto" style:text-underline-mode="continuous"/>
    </style:style>
    <style:style style:name="T3352" style:parent-style-name="Domyślnaczcionkaakapitu" style:family="text">
      <style:text-properties fo:background-color="#80FFFF" style:text-underline-type="single" style:text-underline-style="solid" style:text-underline-width="auto" style:text-underline-mode="continuous"/>
    </style:style>
    <style:style style:name="T3353" style:parent-style-name="Domyślnaczcionkaakapitu" style:family="text">
      <style:text-properties style:text-underline-type="single" style:text-underline-style="solid" style:text-underline-width="auto" style:text-underline-mode="continuous"/>
    </style:style>
    <style:style style:name="P3354" style:parent-style-name="Normalny" style:family="paragraph">
      <style:paragraph-properties fo:text-align="justify" fo:line-height="150%" fo:text-indent="0.2479in"/>
    </style:style>
    <style:style style:name="T3355" style:parent-style-name="Domyślnaczcionkaakapitu" style:family="text">
      <style:text-properties fo:background-color="#80FFFF"/>
    </style:style>
    <style:style style:name="T3356" style:parent-style-name="Domyślnaczcionkaakapitu" style:family="text">
      <style:text-properties fo:background-color="#80FFFF"/>
    </style:style>
    <style:style style:name="T3357" style:parent-style-name="Domyślnaczcionkaakapitu" style:family="text">
      <style:text-properties fo:background-color="#80FFFF"/>
    </style:style>
    <style:style style:name="T3358" style:parent-style-name="Domyślnaczcionkaakapitu" style:family="text">
      <style:text-properties fo:background-color="#80FFFF"/>
    </style:style>
    <style:style style:name="P3359" style:parent-style-name="Normalny" style:family="paragraph">
      <style:paragraph-properties fo:text-align="justify" fo:line-height="150%"/>
    </style:style>
    <style:style style:name="T3360" style:parent-style-name="Domyślnaczcionkaakapitu" style:family="text">
      <style:text-properties style:text-underline-type="single" style:text-underline-style="solid" style:text-underline-width="auto" style:text-underline-mode="continuous"/>
    </style:style>
    <style:style style:name="P3361" style:parent-style-name="Normalny" style:family="paragraph">
      <style:paragraph-properties fo:text-align="justify" fo:line-height="150%" fo:text-indent="0.2479in"/>
    </style:style>
    <style:style style:name="T3362" style:parent-style-name="Domyślnaczcionkaakapitu" style:family="text">
      <style:text-properties fo:background-color="#80FFFF"/>
    </style:style>
    <style:style style:name="T3363" style:parent-style-name="Domyślnaczcionkaakapitu" style:family="text">
      <style:text-properties fo:background-color="#80FFFF"/>
    </style:style>
    <style:style style:name="T3364" style:parent-style-name="Domyślnaczcionkaakapitu" style:family="text">
      <style:text-properties fo:background-color="#80FFFF"/>
    </style:style>
    <style:style style:name="T3365" style:parent-style-name="Domyślnaczcionkaakapitu" style:family="text">
      <style:text-properties fo:background-color="#80FFFF"/>
    </style:style>
    <style:style style:name="P3366" style:parent-style-name="Normalny" style:family="paragraph">
      <style:paragraph-properties fo:text-align="justify" fo:line-height="150%"/>
    </style:style>
    <style:style style:name="T3367" style:parent-style-name="Domyślnaczcionkaakapitu" style:family="text">
      <style:text-properties style:text-underline-type="single" style:text-underline-style="solid" style:text-underline-width="auto" style:text-underline-mode="continuous"/>
    </style:style>
    <style:style style:name="P3368" style:parent-style-name="Normalny" style:family="paragraph">
      <style:paragraph-properties fo:text-align="justify" fo:line-height="150%" fo:text-indent="0.2479in"/>
    </style:style>
    <style:style style:name="T3369" style:parent-style-name="Domyślnaczcionkaakapitu" style:family="text">
      <style:text-properties fo:background-color="#80FFFF"/>
    </style:style>
    <style:style style:name="P3370" style:parent-style-name="Normalny" style:family="paragraph">
      <style:paragraph-properties fo:text-align="justify" fo:line-height="150%"/>
    </style:style>
    <style:style style:name="T3371" style:parent-style-name="Domyślnaczcionkaakapitu" style:family="text">
      <style:text-properties style:text-underline-type="single" style:text-underline-style="solid" style:text-underline-width="auto" style:text-underline-mode="continuous"/>
    </style:style>
    <style:style style:name="P3372" style:parent-style-name="Normalny" style:family="paragraph">
      <style:paragraph-properties fo:text-align="justify" fo:line-height="150%" fo:text-indent="0.2479in"/>
    </style:style>
    <style:style style:name="T3373" style:parent-style-name="Domyślnaczcionkaakapitu" style:family="text">
      <style:text-properties fo:background-color="#80FFFF"/>
    </style:style>
    <style:style style:name="P3374" style:parent-style-name="Normalny" style:family="paragraph">
      <style:paragraph-properties fo:text-align="justify" fo:line-height="150%" fo:text-indent="0.2479in"/>
    </style:style>
    <style:style style:name="P3375" style:parent-style-name="Normalny" style:family="paragraph">
      <style:paragraph-properties fo:text-align="justify" fo:line-height="150%"/>
    </style:style>
    <style:style style:name="T3376" style:parent-style-name="Domyślnaczcionkaakapitu" style:family="text">
      <style:text-properties style:text-underline-type="single" style:text-underline-style="solid" style:text-underline-width="auto" style:text-underline-mode="continuous"/>
    </style:style>
    <style:style style:name="P3377" style:parent-style-name="Normalny" style:family="paragraph">
      <style:paragraph-properties fo:text-align="justify" fo:line-height="150%" fo:text-indent="0.2479in"/>
    </style:style>
    <style:style style:name="T3378" style:parent-style-name="Domyślnaczcionkaakapitu" style:family="text">
      <style:text-properties fo:background-color="#80FFFF"/>
    </style:style>
    <style:style style:name="T3379" style:parent-style-name="Domyślnaczcionkaakapitu" style:family="text">
      <style:text-properties fo:background-color="#80FFFF"/>
    </style:style>
    <style:style style:name="T3380" style:parent-style-name="Domyślnaczcionkaakapitu" style:family="text">
      <style:text-properties fo:background-color="#80FFFF"/>
    </style:style>
    <style:style style:name="T3381" style:parent-style-name="Domyślnaczcionkaakapitu" style:family="text">
      <style:text-properties fo:background-color="#80FFFF"/>
    </style:style>
    <style:style style:name="T3382" style:parent-style-name="Domyślnaczcionkaakapitu" style:family="text">
      <style:text-properties fo:background-color="#80FFFF"/>
    </style:style>
    <style:style style:name="T3383" style:parent-style-name="Domyślnaczcionkaakapitu" style:family="text">
      <style:text-properties fo:background-color="#80FFFF"/>
    </style:style>
    <style:style style:name="T3384" style:parent-style-name="Domyślnaczcionkaakapitu" style:family="text">
      <style:text-properties fo:background-color="#80FFFF"/>
    </style:style>
    <style:style style:name="T3385" style:parent-style-name="Domyślnaczcionkaakapitu" style:family="text">
      <style:text-properties fo:background-color="#80FFFF"/>
    </style:style>
    <style:style style:name="P3386" style:parent-style-name="Normalny" style:family="paragraph">
      <style:paragraph-properties fo:text-align="justify" fo:line-height="150%" fo:text-indent="0.2479in"/>
    </style:style>
    <style:style style:name="T3387" style:parent-style-name="Domyślnaczcionkaakapitu" style:family="text">
      <style:text-properties fo:background-color="#80FFFF"/>
    </style:style>
    <style:style style:name="T3388" style:parent-style-name="Domyślnaczcionkaakapitu" style:family="text">
      <style:text-properties fo:background-color="#80FFFF"/>
    </style:style>
    <style:style style:name="P3389" style:parent-style-name="Normalny" style:family="paragraph">
      <style:paragraph-properties fo:text-align="justify" fo:line-height="150%" fo:text-indent="0.2479in"/>
    </style:style>
    <style:style style:name="T3390" style:parent-style-name="Domyślnaczcionkaakapitu" style:family="text">
      <style:text-properties fo:background-color="#80FFFF"/>
    </style:style>
    <style:style style:name="T3391" style:parent-style-name="Domyślnaczcionkaakapitu" style:family="text">
      <style:text-properties fo:background-color="#80FFFF"/>
    </style:style>
    <style:style style:name="P3392" style:parent-style-name="Normalny" style:family="paragraph">
      <style:paragraph-properties fo:text-align="justify" fo:line-height="150%"/>
    </style:style>
    <style:style style:name="T3393" style:parent-style-name="Domyślnaczcionkaakapitu" style:family="text">
      <style:text-properties style:text-underline-type="single" style:text-underline-style="solid" style:text-underline-width="auto" style:text-underline-mode="continuous"/>
    </style:style>
    <style:style style:name="P3394" style:parent-style-name="Normalny" style:family="paragraph">
      <style:paragraph-properties fo:text-align="justify" fo:line-height="150%" fo:text-indent="0.2479in"/>
    </style:style>
    <style:style style:name="P3395" style:parent-style-name="Normalny" style:family="paragraph">
      <style:paragraph-properties fo:text-align="justify" fo:line-height="150%"/>
    </style:style>
    <style:style style:name="T3396" style:parent-style-name="Domyślnaczcionkaakapitu" style:family="text">
      <style:text-properties style:text-underline-type="single" style:text-underline-style="solid" style:text-underline-width="auto" style:text-underline-mode="continuous"/>
    </style:style>
    <style:style style:name="P3397" style:parent-style-name="Normalny" style:family="paragraph">
      <style:paragraph-properties fo:text-align="justify" fo:line-height="150%" fo:text-indent="0.2479in"/>
    </style:style>
    <style:style style:name="P3398" style:parent-style-name="Normalny" style:family="paragraph">
      <style:paragraph-properties fo:text-align="justify" fo:line-height="150%"/>
    </style:style>
    <style:style style:name="T3399" style:parent-style-name="Domyślnaczcionkaakapitu" style:family="text">
      <style:text-properties style:text-underline-type="single" style:text-underline-style="solid" style:text-underline-width="auto" style:text-underline-mode="continuous"/>
    </style:style>
    <style:style style:name="T3400" style:parent-style-name="Domyślnaczcionkaakapitu" style:family="text">
      <style:text-properties fo:background-color="#80FFFF" style:text-underline-type="single" style:text-underline-style="solid" style:text-underline-width="auto" style:text-underline-mode="continuous"/>
    </style:style>
    <style:style style:name="P3401" style:parent-style-name="Normalny" style:family="paragraph">
      <style:paragraph-properties fo:text-align="justify" fo:line-height="150%" fo:text-indent="0.2479in"/>
    </style:style>
    <style:style style:name="P3402" style:parent-style-name="Normalny" style:family="paragraph">
      <style:paragraph-properties fo:text-align="justify" fo:line-height="150%"/>
    </style:style>
    <style:style style:name="T3403" style:parent-style-name="Domyślnaczcionkaakapitu" style:family="text">
      <style:text-properties fo:background-color="#80FFFF" style:text-underline-type="single" style:text-underline-style="solid" style:text-underline-width="auto" style:text-underline-mode="continuous"/>
    </style:style>
    <style:style style:name="T3404" style:parent-style-name="Domyślnaczcionkaakapitu" style:family="text">
      <style:text-properties style:text-underline-type="single" style:text-underline-style="solid" style:text-underline-width="auto" style:text-underline-mode="continuous"/>
    </style:style>
    <style:style style:name="P3405" style:parent-style-name="Normalny" style:family="paragraph">
      <style:paragraph-properties fo:text-align="justify" fo:line-height="150%" fo:text-indent="0.2479in"/>
    </style:style>
    <style:style style:name="T3406" style:parent-style-name="Domyślnaczcionkaakapitu" style:family="text">
      <style:text-properties fo:background-color="#80FFFF"/>
    </style:style>
    <style:style style:name="T3407" style:parent-style-name="Domyślnaczcionkaakapitu" style:family="text">
      <style:text-properties fo:background-color="#80FFFF"/>
    </style:style>
    <style:style style:name="T3408" style:parent-style-name="Domyślnaczcionkaakapitu" style:family="text">
      <style:text-properties fo:background-color="#80FFFF"/>
    </style:style>
    <style:style style:name="T3409" style:parent-style-name="Domyślnaczcionkaakapitu" style:family="text">
      <style:text-properties fo:background-color="#80FFFF"/>
    </style:style>
    <style:style style:name="T3410" style:parent-style-name="Domyślnaczcionkaakapitu" style:family="text">
      <style:text-properties fo:background-color="#80FFFF"/>
    </style:style>
    <style:style style:name="T3411" style:parent-style-name="Domyślnaczcionkaakapitu" style:family="text">
      <style:text-properties fo:background-color="#80FFFF"/>
    </style:style>
    <style:style style:name="T3412" style:parent-style-name="Domyślnaczcionkaakapitu" style:family="text">
      <style:text-properties fo:background-color="#80FFFF"/>
    </style:style>
    <style:style style:name="T3413" style:parent-style-name="Domyślnaczcionkaakapitu" style:family="text">
      <style:text-properties fo:background-color="#80FFFF"/>
    </style:style>
    <style:style style:name="P3414" style:parent-style-name="Normalny" style:family="paragraph">
      <style:paragraph-properties fo:text-align="justify" fo:line-height="150%"/>
    </style:style>
    <style:style style:name="T3415" style:parent-style-name="Domyślnaczcionkaakapitu" style:family="text">
      <style:text-properties style:text-underline-type="single" style:text-underline-style="solid" style:text-underline-width="auto" style:text-underline-mode="continuous"/>
    </style:style>
    <style:style style:name="P3416" style:parent-style-name="Normalny" style:family="paragraph">
      <style:paragraph-properties fo:text-align="justify" fo:line-height="150%" fo:text-indent="0.2479in"/>
    </style:style>
    <style:style style:name="P3417" style:parent-style-name="Normalny" style:family="paragraph">
      <style:paragraph-properties fo:text-align="justify" fo:line-height="150%"/>
    </style:style>
    <style:style style:name="T3418" style:parent-style-name="Domyślnaczcionkaakapitu" style:family="text">
      <style:text-properties style:text-underline-type="single" style:text-underline-style="solid" style:text-underline-width="auto" style:text-underline-mode="continuous"/>
    </style:style>
    <style:style style:name="T3419" style:parent-style-name="Domyślnaczcionkaakapitu" style:family="text">
      <style:text-properties fo:background-color="#80FFFF" style:text-underline-type="single" style:text-underline-style="solid" style:text-underline-width="auto" style:text-underline-mode="continuous"/>
    </style:style>
    <style:style style:name="T3420" style:parent-style-name="Domyślnaczcionkaakapitu" style:family="text">
      <style:text-properties style:text-underline-type="single" style:text-underline-style="solid" style:text-underline-width="auto" style:text-underline-mode="continuous"/>
    </style:style>
    <style:style style:name="P3421" style:parent-style-name="Normalny" style:family="paragraph">
      <style:paragraph-properties fo:text-align="justify" fo:line-height="150%" fo:text-indent="0.2479in"/>
    </style:style>
    <style:style style:name="T3422" style:parent-style-name="Domyślnaczcionkaakapitu" style:family="text">
      <style:text-properties fo:background-color="#80FFFF"/>
    </style:style>
    <style:style style:name="T3423" style:parent-style-name="Domyślnaczcionkaakapitu" style:family="text">
      <style:text-properties fo:background-color="#80FFFF"/>
    </style:style>
    <style:style style:name="T3424" style:parent-style-name="Domyślnaczcionkaakapitu" style:family="text">
      <style:text-properties fo:background-color="#80FFFF"/>
    </style:style>
    <style:style style:name="T3425" style:parent-style-name="Domyślnaczcionkaakapitu" style:family="text">
      <style:text-properties fo:background-color="#80FFFF"/>
    </style:style>
    <style:style style:name="T3426" style:parent-style-name="Domyślnaczcionkaakapitu" style:family="text">
      <style:text-properties fo:background-color="#80FFFF"/>
    </style:style>
    <style:style style:name="P3427" style:parent-style-name="Normalny" style:family="paragraph">
      <style:paragraph-properties fo:text-align="justify" fo:line-height="150%"/>
    </style:style>
    <style:style style:name="T3428" style:parent-style-name="Domyślnaczcionkaakapitu" style:family="text">
      <style:text-properties style:text-underline-type="single" style:text-underline-style="solid" style:text-underline-width="auto" style:text-underline-mode="continuous"/>
    </style:style>
    <style:style style:name="P3429" style:parent-style-name="Normalny" style:family="paragraph">
      <style:paragraph-properties fo:text-align="justify" fo:line-height="150%" fo:text-indent="0.2479in"/>
    </style:style>
    <style:style style:name="T3430" style:parent-style-name="Domyślnaczcionkaakapitu" style:family="text">
      <style:text-properties fo:background-color="#80FFFF"/>
    </style:style>
    <style:style style:name="P3431" style:parent-style-name="Normalny" style:family="paragraph">
      <style:paragraph-properties fo:text-align="justify" fo:line-height="150%"/>
    </style:style>
    <style:style style:name="T3432" style:parent-style-name="Domyślnaczcionkaakapitu" style:family="text">
      <style:text-properties style:text-underline-type="single" style:text-underline-style="solid" style:text-underline-width="auto" style:text-underline-mode="continuous"/>
    </style:style>
    <style:style style:name="P3433" style:parent-style-name="Normalny" style:family="paragraph">
      <style:paragraph-properties fo:text-align="justify" fo:line-height="150%" fo:text-indent="0.2479in"/>
    </style:style>
    <style:style style:name="T3434" style:parent-style-name="Domyślnaczcionkaakapitu" style:family="text">
      <style:text-properties fo:background-color="#80FFFF"/>
    </style:style>
    <style:style style:name="P3435" style:parent-style-name="Normalny" style:family="paragraph">
      <style:paragraph-properties fo:text-align="justify" fo:line-height="150%">
        <style:tab-stops>
          <style:tab-stop style:type="left" style:leader-style="dotted" style:leader-text="." style:position="2.1319in"/>
          <style:tab-stop style:type="left" style:leader-style="dotted" style:leader-text="." style:position="2.2729in"/>
          <style:tab-stop style:type="left" style:leader-style="dotted" style:leader-text="." style:position="2.3729in"/>
        </style:tab-stops>
      </style:paragraph-properties>
    </style:style>
    <style:style style:name="T3436" style:parent-style-name="Domyślnaczcionkaakapitu" style:family="text">
      <style:text-properties style:text-underline-type="single" style:text-underline-style="solid" style:text-underline-width="auto" style:text-underline-mode="continuous"/>
    </style:style>
    <style:style style:name="P3437" style:parent-style-name="Normalny" style:family="paragraph">
      <style:paragraph-properties fo:text-align="justify" fo:line-height="150%" fo:text-indent="0.2479in">
        <style:tab-stops>
          <style:tab-stop style:type="left" style:leader-style="dotted" style:leader-text="." style:position="2.1319in"/>
          <style:tab-stop style:type="left" style:leader-style="dotted" style:leader-text="." style:position="2.2729in"/>
          <style:tab-stop style:type="left" style:leader-style="dotted" style:leader-text="." style:position="2.3729in"/>
        </style:tab-stops>
      </style:paragraph-properties>
    </style:style>
    <style:style style:name="P3438" style:parent-style-name="Normalny" style:family="paragraph">
      <style:paragraph-properties fo:text-align="justify" fo:line-height="150%"/>
    </style:style>
    <style:style style:name="T3439" style:parent-style-name="Domyślnaczcionkaakapitu" style:family="text">
      <style:text-properties style:text-underline-type="single" style:text-underline-style="solid" style:text-underline-width="auto" style:text-underline-mode="continuous"/>
    </style:style>
    <style:style style:name="P3440" style:parent-style-name="Normalny" style:family="paragraph">
      <style:paragraph-properties fo:text-align="justify" fo:line-height="150%" fo:text-indent="0.2479in"/>
    </style:style>
    <style:style style:name="P3441" style:parent-style-name="Normalny" style:family="paragraph">
      <style:paragraph-properties fo:text-align="justify" fo:line-height="150%">
        <style:tab-stops>
          <style:tab-stop style:type="left" style:leader-style="dotted" style:leader-text="." style:position="2.268in"/>
        </style:tab-stops>
      </style:paragraph-properties>
    </style:style>
    <style:style style:name="T3442" style:parent-style-name="Domyślnaczcionkaakapitu" style:family="text">
      <style:text-properties style:text-underline-type="single" style:text-underline-style="solid" style:text-underline-width="auto" style:text-underline-mode="continuous"/>
    </style:style>
    <style:style style:name="P3443" style:parent-style-name="Normalny" style:family="paragraph">
      <style:paragraph-properties fo:text-align="justify" fo:line-height="150%" fo:text-indent="0.2479in">
        <style:tab-stops>
          <style:tab-stop style:type="left" style:leader-style="dotted" style:leader-text="." style:position="2.268in"/>
        </style:tab-stops>
      </style:paragraph-properties>
    </style:style>
    <style:style style:name="T3444" style:parent-style-name="Domyślnaczcionkaakapitu" style:family="text">
      <style:text-properties fo:background-color="#80FFFF"/>
    </style:style>
    <style:style style:name="T3445" style:parent-style-name="Domyślnaczcionkaakapitu" style:family="text">
      <style:text-properties fo:background-color="#80FFFF"/>
    </style:style>
    <style:style style:name="T3446" style:parent-style-name="Domyślnaczcionkaakapitu" style:family="text">
      <style:text-properties fo:background-color="#80FFFF"/>
    </style:style>
    <style:style style:name="T3447" style:parent-style-name="Domyślnaczcionkaakapitu" style:family="text">
      <style:text-properties fo:background-color="#80FFFF"/>
    </style:style>
    <style:style style:name="P3448" style:parent-style-name="Normalny" style:family="paragraph">
      <style:paragraph-properties fo:text-align="justify" fo:line-height="150%" fo:text-indent="0.2479in"/>
    </style:style>
    <style:style style:name="T3449" style:parent-style-name="Domyślnaczcionkaakapitu" style:family="text">
      <style:text-properties fo:background-color="#80FFFF"/>
    </style:style>
    <style:style style:name="T3450" style:parent-style-name="Domyślnaczcionkaakapitu" style:family="text">
      <style:text-properties fo:background-color="#80FFFF"/>
    </style:style>
    <style:style style:name="T3451" style:parent-style-name="Domyślnaczcionkaakapitu" style:family="text">
      <style:text-properties fo:background-color="#80FFFF"/>
    </style:style>
    <style:style style:name="T3452" style:parent-style-name="Domyślnaczcionkaakapitu" style:family="text">
      <style:text-properties fo:background-color="#80FFFF"/>
    </style:style>
    <style:style style:name="T3453" style:parent-style-name="Domyślnaczcionkaakapitu" style:family="text">
      <style:text-properties fo:background-color="#80FFFF"/>
    </style:style>
    <style:style style:name="T3454" style:parent-style-name="Domyślnaczcionkaakapitu" style:family="text">
      <style:text-properties fo:background-color="#80FFFF"/>
    </style:style>
    <style:style style:name="T3455" style:parent-style-name="Domyślnaczcionkaakapitu" style:family="text">
      <style:text-properties fo:background-color="#80FFFF"/>
    </style:style>
    <style:style style:name="T3456" style:parent-style-name="Domyślnaczcionkaakapitu" style:family="text">
      <style:text-properties fo:background-color="#80FFFF"/>
    </style:style>
    <style:style style:name="P3457" style:parent-style-name="Normalny" style:family="paragraph">
      <style:paragraph-properties fo:text-align="justify" fo:line-height="150%"/>
    </style:style>
    <style:style style:name="T3458" style:parent-style-name="Domyślnaczcionkaakapitu" style:family="text">
      <style:text-properties style:text-underline-type="single" style:text-underline-style="solid" style:text-underline-width="auto" style:text-underline-mode="continuous"/>
    </style:style>
    <style:style style:name="T3459" style:parent-style-name="Domyślnaczcionkaakapitu" style:family="text">
      <style:text-properties fo:background-color="#80FFFF" style:text-underline-type="single" style:text-underline-style="solid" style:text-underline-width="auto" style:text-underline-mode="continuous"/>
    </style:style>
    <style:style style:name="T3460" style:parent-style-name="Domyślnaczcionkaakapitu" style:family="text">
      <style:text-properties style:text-underline-type="single" style:text-underline-style="solid" style:text-underline-width="auto" style:text-underline-mode="continuous"/>
    </style:style>
    <style:style style:name="T3461" style:parent-style-name="Domyślnaczcionkaakapitu" style:family="text">
      <style:text-properties fo:background-color="#80FFFF" style:text-underline-type="single" style:text-underline-style="solid" style:text-underline-width="auto" style:text-underline-mode="continuous"/>
    </style:style>
    <style:style style:name="T3462" style:parent-style-name="Domyślnaczcionkaakapitu" style:family="text">
      <style:text-properties style:text-underline-type="single" style:text-underline-style="solid" style:text-underline-width="auto" style:text-underline-mode="continuous"/>
    </style:style>
    <style:style style:name="P3463" style:parent-style-name="Normalny" style:family="paragraph">
      <style:paragraph-properties fo:text-align="justify" fo:line-height="150%" fo:text-indent="0.2479in"/>
    </style:style>
    <style:style style:name="T3464" style:parent-style-name="Domyślnaczcionkaakapitu" style:family="text">
      <style:text-properties fo:background-color="#80FFFF"/>
    </style:style>
    <style:style style:name="T3465" style:parent-style-name="Domyślnaczcionkaakapitu" style:family="text">
      <style:text-properties fo:background-color="#80FFFF"/>
    </style:style>
    <style:style style:name="T3466" style:parent-style-name="Domyślnaczcionkaakapitu" style:family="text">
      <style:text-properties fo:background-color="#80FFFF"/>
    </style:style>
    <style:style style:name="T3467" style:parent-style-name="Domyślnaczcionkaakapitu" style:family="text">
      <style:text-properties fo:background-color="#80FFFF"/>
    </style:style>
    <style:style style:name="T3468" style:parent-style-name="Domyślnaczcionkaakapitu" style:family="text">
      <style:text-properties fo:background-color="#80FFFF"/>
    </style:style>
    <style:style style:name="T3469" style:parent-style-name="Domyślnaczcionkaakapitu" style:family="text">
      <style:text-properties fo:background-color="#80FFFF"/>
    </style:style>
    <style:style style:name="T3470" style:parent-style-name="Domyślnaczcionkaakapitu" style:family="text">
      <style:text-properties fo:background-color="#80FFFF"/>
    </style:style>
    <style:style style:name="T3471" style:parent-style-name="Domyślnaczcionkaakapitu" style:family="text">
      <style:text-properties fo:background-color="#80FFFF"/>
    </style:style>
    <style:style style:name="T3472" style:parent-style-name="Domyślnaczcionkaakapitu" style:family="text">
      <style:text-properties fo:background-color="#80FFFF"/>
    </style:style>
    <style:style style:name="T3473" style:parent-style-name="Domyślnaczcionkaakapitu" style:family="text">
      <style:text-properties fo:background-color="#80FFFF"/>
    </style:style>
    <style:style style:name="T3474" style:parent-style-name="Domyślnaczcionkaakapitu" style:family="text">
      <style:text-properties fo:background-color="#80FFFF"/>
    </style:style>
    <style:style style:name="P3475" style:parent-style-name="Normalny" style:family="paragraph">
      <style:paragraph-properties fo:text-align="justify" fo:line-height="150%">
        <style:tab-stops>
          <style:tab-stop style:type="right" style:leader-style="dotted" style:leader-text="." style:position="2.325in"/>
          <style:tab-stop style:type="left" style:position="2.4402in"/>
        </style:tab-stops>
      </style:paragraph-properties>
    </style:style>
    <style:style style:name="T3476" style:parent-style-name="Domyślnaczcionkaakapitu" style:family="text">
      <style:text-properties style:text-underline-type="single" style:text-underline-style="solid" style:text-underline-width="auto" style:text-underline-mode="continuous"/>
    </style:style>
    <style:style style:name="P3477" style:parent-style-name="Normalny" style:family="paragraph">
      <style:paragraph-properties fo:text-align="justify" fo:line-height="150%" fo:text-indent="0.2479in">
        <style:tab-stops>
          <style:tab-stop style:type="right" style:leader-style="dotted" style:leader-text="." style:position="2.325in"/>
          <style:tab-stop style:type="left" style:position="2.4402in"/>
        </style:tab-stops>
      </style:paragraph-properties>
    </style:style>
    <style:style style:name="T3478" style:parent-style-name="Domyślnaczcionkaakapitu" style:family="text">
      <style:text-properties fo:background-color="#80FFFF"/>
    </style:style>
    <style:style style:name="P3479" style:parent-style-name="Normalny" style:family="paragraph">
      <style:paragraph-properties fo:text-align="justify" fo:line-height="150%" fo:text-indent="0.2479in"/>
    </style:style>
    <style:style style:name="T3480" style:parent-style-name="Domyślnaczcionkaakapitu" style:family="text">
      <style:text-properties fo:background-color="#80FFFF"/>
    </style:style>
    <style:style style:name="P3481" style:parent-style-name="Normalny" style:family="paragraph">
      <style:paragraph-properties fo:text-align="justify" fo:line-height="150%"/>
    </style:style>
    <style:style style:name="T3482" style:parent-style-name="Domyślnaczcionkaakapitu" style:family="text">
      <style:text-properties style:text-underline-type="single" style:text-underline-style="solid" style:text-underline-width="auto" style:text-underline-mode="continuous"/>
    </style:style>
    <style:style style:name="T3483" style:parent-style-name="Domyślnaczcionkaakapitu" style:family="text">
      <style:text-properties fo:background-color="#80FFFF" style:text-underline-type="single" style:text-underline-style="solid" style:text-underline-width="auto" style:text-underline-mode="continuous"/>
    </style:style>
    <style:style style:name="T3484" style:parent-style-name="Domyślnaczcionkaakapitu" style:family="text">
      <style:text-properties style:text-underline-type="single" style:text-underline-style="solid" style:text-underline-width="auto" style:text-underline-mode="continuous"/>
    </style:style>
    <style:style style:name="P3485" style:parent-style-name="Normalny" style:family="paragraph">
      <style:paragraph-properties fo:text-align="justify" fo:line-height="150%" fo:text-indent="0.2479in"/>
    </style:style>
    <style:style style:name="T3486" style:parent-style-name="Domyślnaczcionkaakapitu" style:family="text">
      <style:text-properties fo:background-color="#80FFFF"/>
    </style:style>
    <style:style style:name="T3487" style:parent-style-name="Domyślnaczcionkaakapitu" style:family="text">
      <style:text-properties fo:background-color="#80FFFF"/>
    </style:style>
    <style:style style:name="T3488" style:parent-style-name="Domyślnaczcionkaakapitu" style:family="text">
      <style:text-properties fo:background-color="#80FFFF"/>
    </style:style>
    <style:style style:name="T3489" style:parent-style-name="Domyślnaczcionkaakapitu" style:family="text">
      <style:text-properties fo:background-color="#80FFFF"/>
    </style:style>
    <style:style style:name="P3490" style:parent-style-name="Normalny" style:family="paragraph">
      <style:paragraph-properties fo:text-align="justify" fo:line-height="150%">
        <style:tab-stops>
          <style:tab-stop style:type="left" style:leader-style="dotted" style:leader-text="." style:position="2.5673in"/>
          <style:tab-stop style:type="left" style:leader-style="dotted" style:leader-text="." style:position="2.6729in"/>
        </style:tab-stops>
      </style:paragraph-properties>
    </style:style>
    <style:style style:name="T3491" style:parent-style-name="Domyślnaczcionkaakapitu" style:family="text">
      <style:text-properties style:text-underline-type="single" style:text-underline-style="solid" style:text-underline-width="auto" style:text-underline-mode="continuous"/>
    </style:style>
    <style:style style:name="P3492" style:parent-style-name="Normalny" style:family="paragraph">
      <style:paragraph-properties fo:text-align="justify" fo:line-height="150%" fo:text-indent="0.2479in">
        <style:tab-stops>
          <style:tab-stop style:type="left" style:leader-style="dotted" style:leader-text="." style:position="2.5673in"/>
          <style:tab-stop style:type="left" style:leader-style="dotted" style:leader-text="." style:position="2.6729in"/>
        </style:tab-stops>
      </style:paragraph-properties>
    </style:style>
    <style:style style:name="P3493" style:parent-style-name="Normalny" style:family="paragraph">
      <style:paragraph-properties fo:text-align="justify" fo:line-height="150%"/>
    </style:style>
    <style:style style:name="T3494" style:parent-style-name="Domyślnaczcionkaakapitu" style:family="text">
      <style:text-properties style:text-underline-type="single" style:text-underline-style="solid" style:text-underline-width="auto" style:text-underline-mode="continuous"/>
    </style:style>
    <style:style style:name="P3495" style:parent-style-name="Normalny" style:family="paragraph">
      <style:paragraph-properties fo:text-align="justify" fo:line-height="150%" fo:text-indent="0.2479in"/>
    </style:style>
    <style:style style:name="T3496" style:parent-style-name="Domyślnaczcionkaakapitu" style:family="text">
      <style:text-properties fo:background-color="#80FFFF"/>
    </style:style>
    <style:style style:name="T3497" style:parent-style-name="Domyślnaczcionkaakapitu" style:family="text">
      <style:text-properties fo:background-color="#80FFFF"/>
    </style:style>
    <style:style style:name="T3498" style:parent-style-name="Domyślnaczcionkaakapitu" style:family="text">
      <style:text-properties fo:background-color="#80FFFF"/>
    </style:style>
    <style:style style:name="P3499" style:parent-style-name="Normalny" style:family="paragraph">
      <style:paragraph-properties fo:text-align="justify" fo:line-height="150%"/>
    </style:style>
    <style:style style:name="T3500" style:parent-style-name="Domyślnaczcionkaakapitu" style:family="text">
      <style:text-properties style:text-underline-type="single" style:text-underline-style="solid" style:text-underline-width="auto" style:text-underline-mode="continuous"/>
    </style:style>
    <style:style style:name="P3501" style:parent-style-name="Normalny" style:family="paragraph">
      <style:paragraph-properties fo:text-align="justify" fo:line-height="150%" fo:text-indent="0.2479in"/>
    </style:style>
    <style:style style:name="T3502" style:parent-style-name="Domyślnaczcionkaakapitu" style:family="text">
      <style:text-properties fo:background-color="#80FFFF"/>
    </style:style>
    <style:style style:name="T3503" style:parent-style-name="Domyślnaczcionkaakapitu" style:family="text">
      <style:text-properties fo:background-color="#80FFFF"/>
    </style:style>
    <style:style style:name="T3504" style:parent-style-name="Domyślnaczcionkaakapitu" style:family="text">
      <style:text-properties fo:background-color="#80FFFF"/>
    </style:style>
    <style:style style:name="T3505" style:parent-style-name="Domyślnaczcionkaakapitu" style:family="text">
      <style:text-properties fo:background-color="#80FFFF"/>
    </style:style>
    <style:style style:name="T3506" style:parent-style-name="Domyślnaczcionkaakapitu" style:family="text">
      <style:text-properties fo:background-color="#80FFFF"/>
    </style:style>
    <style:style style:name="P3507" style:parent-style-name="Normalny" style:family="paragraph">
      <style:paragraph-properties fo:text-align="justify" fo:line-height="150%" fo:text-indent="0.2479in"/>
    </style:style>
    <style:style style:name="P3508" style:parent-style-name="Normalny" style:family="paragraph">
      <style:paragraph-properties fo:text-align="justify" fo:line-height="150%" fo:text-indent="0.2479in"/>
    </style:style>
    <style:style style:name="P3509" style:parent-style-name="Normalny" style:family="paragraph">
      <style:paragraph-properties fo:text-align="justify" fo:line-height="150%"/>
    </style:style>
    <style:style style:name="T3510" style:parent-style-name="Domyślnaczcionkaakapitu" style:family="text">
      <style:text-properties fo:background-color="#80FFFF" style:text-underline-type="single" style:text-underline-style="solid" style:text-underline-width="auto" style:text-underline-mode="continuous"/>
    </style:style>
    <style:style style:name="T3511" style:parent-style-name="Domyślnaczcionkaakapitu" style:family="text">
      <style:text-properties style:text-underline-type="single" style:text-underline-style="solid" style:text-underline-width="auto" style:text-underline-mode="continuous"/>
    </style:style>
    <style:style style:name="T3512" style:parent-style-name="Domyślnaczcionkaakapitu" style:family="text">
      <style:text-properties fo:background-color="#80FFFF" style:text-underline-type="single" style:text-underline-style="solid" style:text-underline-width="auto" style:text-underline-mode="continuous"/>
    </style:style>
    <style:style style:name="T3513" style:parent-style-name="Domyślnaczcionkaakapitu" style:family="text">
      <style:text-properties style:text-underline-type="single" style:text-underline-style="solid" style:text-underline-width="auto" style:text-underline-mode="continuous"/>
    </style:style>
    <style:style style:name="T3514" style:parent-style-name="Domyślnaczcionkaakapitu" style:family="text">
      <style:text-properties fo:background-color="#80FFFF" style:text-underline-type="single" style:text-underline-style="solid" style:text-underline-width="auto" style:text-underline-mode="continuous"/>
    </style:style>
    <style:style style:name="T3515" style:parent-style-name="Domyślnaczcionkaakapitu" style:family="text">
      <style:text-properties fo:background-color="#80FFFF"/>
    </style:style>
    <style:style style:name="P3516" style:parent-style-name="Normalny" style:family="paragraph">
      <style:paragraph-properties fo:text-align="justify" fo:line-height="150%" fo:text-indent="0.2479in"/>
    </style:style>
    <style:style style:name="T3517" style:parent-style-name="Domyślnaczcionkaakapitu" style:family="text">
      <style:text-properties fo:background-color="#80FFFF"/>
    </style:style>
    <style:style style:name="T3518" style:parent-style-name="Domyślnaczcionkaakapitu" style:family="text">
      <style:text-properties fo:background-color="#80FFFF"/>
    </style:style>
    <style:style style:name="T3519" style:parent-style-name="Domyślnaczcionkaakapitu" style:family="text">
      <style:text-properties fo:background-color="#80FFFF"/>
    </style:style>
    <style:style style:name="T3520" style:parent-style-name="Domyślnaczcionkaakapitu" style:family="text">
      <style:text-properties fo:background-color="#80FFFF"/>
    </style:style>
    <style:style style:name="P3521" style:parent-style-name="Normalny" style:family="paragraph">
      <style:paragraph-properties fo:text-align="justify" fo:line-height="150%" fo:text-indent="0.2479in"/>
    </style:style>
    <style:style style:name="T3522" style:parent-style-name="Domyślnaczcionkaakapitu" style:family="text">
      <style:text-properties fo:background-color="#80FFFF"/>
    </style:style>
    <style:style style:name="T3523" style:parent-style-name="Domyślnaczcionkaakapitu" style:family="text">
      <style:text-properties fo:background-color="#80FFFF"/>
    </style:style>
    <style:style style:name="T3524" style:parent-style-name="Domyślnaczcionkaakapitu" style:family="text">
      <style:text-properties fo:background-color="#80FFFF"/>
    </style:style>
    <style:style style:name="T3525" style:parent-style-name="Domyślnaczcionkaakapitu" style:family="text">
      <style:text-properties fo:background-color="#80FFFF"/>
    </style:style>
    <style:style style:name="T3526" style:parent-style-name="Domyślnaczcionkaakapitu" style:family="text">
      <style:text-properties fo:background-color="#80FFFF"/>
    </style:style>
    <style:style style:name="T3527" style:parent-style-name="Domyślnaczcionkaakapitu" style:family="text">
      <style:text-properties fo:background-color="#80FFFF"/>
    </style:style>
    <style:style style:name="T3528" style:parent-style-name="Domyślnaczcionkaakapitu" style:family="text">
      <style:text-properties fo:background-color="#80FFFF"/>
    </style:style>
    <style:style style:name="P3529" style:parent-style-name="Normalny" style:family="paragraph">
      <style:paragraph-properties fo:text-align="justify" fo:line-height="150%" fo:text-indent="0.2479in"/>
    </style:style>
    <style:style style:name="T3530" style:parent-style-name="Domyślnaczcionkaakapitu" style:family="text">
      <style:text-properties fo:background-color="#80FFFF"/>
    </style:style>
    <style:style style:name="T3531" style:parent-style-name="Domyślnaczcionkaakapitu" style:family="text">
      <style:text-properties fo:background-color="#80FFFF"/>
    </style:style>
    <style:style style:name="P3532" style:parent-style-name="Normalny" style:family="paragraph">
      <style:paragraph-properties fo:text-align="justify" fo:line-height="150%" fo:text-indent="0.2479in"/>
    </style:style>
    <style:style style:name="P3533" style:parent-style-name="Normalny" style:family="paragraph">
      <style:paragraph-properties fo:text-align="justify" fo:line-height="150%"/>
    </style:style>
    <style:style style:name="T3534" style:parent-style-name="Domyślnaczcionkaakapitu" style:family="text">
      <style:text-properties style:text-underline-type="single" style:text-underline-style="solid" style:text-underline-width="auto" style:text-underline-mode="continuous"/>
    </style:style>
    <style:style style:name="T3535" style:parent-style-name="Domyślnaczcionkaakapitu" style:family="text">
      <style:text-properties fo:background-color="#80FFFF" style:text-underline-type="single" style:text-underline-style="solid" style:text-underline-width="auto" style:text-underline-mode="continuous"/>
    </style:style>
    <style:style style:name="T3536" style:parent-style-name="Domyślnaczcionkaakapitu" style:family="text">
      <style:text-properties style:text-underline-type="single" style:text-underline-style="solid" style:text-underline-width="auto" style:text-underline-mode="continuous"/>
    </style:style>
    <style:style style:name="T3537" style:parent-style-name="Domyślnaczcionkaakapitu" style:family="text">
      <style:text-properties fo:background-color="#80FFFF" style:text-underline-type="single" style:text-underline-style="solid" style:text-underline-width="auto" style:text-underline-mode="continuous"/>
    </style:style>
    <style:style style:name="T3538" style:parent-style-name="Domyślnaczcionkaakapitu" style:family="text">
      <style:text-properties style:text-underline-type="single" style:text-underline-style="solid" style:text-underline-width="auto" style:text-underline-mode="continuous"/>
    </style:style>
    <style:style style:name="T3539" style:parent-style-name="Domyślnaczcionkaakapitu" style:family="text">
      <style:text-properties fo:background-color="#80FFFF" style:text-underline-type="single" style:text-underline-style="solid" style:text-underline-width="auto" style:text-underline-mode="continuous"/>
    </style:style>
    <style:style style:name="T3540" style:parent-style-name="Domyślnaczcionkaakapitu" style:family="text">
      <style:text-properties style:text-underline-type="single" style:text-underline-style="solid" style:text-underline-width="auto" style:text-underline-mode="continuous"/>
    </style:style>
    <style:style style:name="T3541" style:parent-style-name="Domyślnaczcionkaakapitu" style:family="text">
      <style:text-properties fo:background-color="#80FFFF" style:text-underline-type="single" style:text-underline-style="solid" style:text-underline-width="auto" style:text-underline-mode="continuous"/>
    </style:style>
    <style:style style:name="P3542" style:parent-style-name="Normalny" style:family="paragraph">
      <style:paragraph-properties fo:text-align="justify" fo:line-height="150%" fo:text-indent="0.2479in"/>
    </style:style>
    <style:style style:name="T3543" style:parent-style-name="Domyślnaczcionkaakapitu" style:family="text">
      <style:text-properties fo:background-color="#80FFFF"/>
    </style:style>
    <style:style style:name="P3544" style:parent-style-name="Normalny" style:family="paragraph">
      <style:paragraph-properties fo:text-align="justify" fo:line-height="150%"/>
    </style:style>
    <style:style style:name="T3545" style:parent-style-name="Domyślnaczcionkaakapitu" style:family="text">
      <style:text-properties style:text-underline-type="single" style:text-underline-style="solid" style:text-underline-width="auto" style:text-underline-mode="continuous"/>
    </style:style>
    <style:style style:name="P3546" style:parent-style-name="Normalny" style:family="paragraph">
      <style:paragraph-properties fo:text-align="justify" fo:line-height="150%" fo:text-indent="0.2479in"/>
    </style:style>
    <style:style style:name="T3547" style:parent-style-name="Domyślnaczcionkaakapitu" style:family="text">
      <style:text-properties fo:background-color="#80FFFF"/>
    </style:style>
    <style:style style:name="P3548" style:parent-style-name="Normalny" style:family="paragraph">
      <style:paragraph-properties fo:text-align="justify" fo:line-height="150%"/>
    </style:style>
    <style:style style:name="T3549" style:parent-style-name="Domyślnaczcionkaakapitu" style:family="text">
      <style:text-properties style:text-underline-type="single" style:text-underline-style="solid" style:text-underline-width="auto" style:text-underline-mode="continuous"/>
    </style:style>
    <style:style style:name="T3550" style:parent-style-name="Domyślnaczcionkaakapitu" style:family="text">
      <style:text-properties fo:background-color="#80FFFF" style:text-underline-type="single" style:text-underline-style="solid" style:text-underline-width="auto" style:text-underline-mode="continuous"/>
    </style:style>
    <style:style style:name="T3551" style:parent-style-name="Domyślnaczcionkaakapitu" style:family="text">
      <style:text-properties style:text-underline-type="single" style:text-underline-style="solid" style:text-underline-width="auto" style:text-underline-mode="continuous"/>
    </style:style>
    <style:style style:name="P3552" style:parent-style-name="Normalny" style:family="paragraph">
      <style:paragraph-properties fo:text-align="justify" fo:line-height="150%" fo:text-indent="0.2479in"/>
    </style:style>
    <style:style style:name="T3553" style:parent-style-name="Domyślnaczcionkaakapitu" style:family="text">
      <style:text-properties fo:background-color="#80FFFF"/>
    </style:style>
    <style:style style:name="T3554" style:parent-style-name="Domyślnaczcionkaakapitu" style:family="text">
      <style:text-properties fo:background-color="#80FFFF"/>
    </style:style>
    <style:style style:name="P3555" style:parent-style-name="Normalny" style:family="paragraph">
      <style:paragraph-properties fo:text-align="justify" fo:line-height="150%"/>
    </style:style>
    <style:style style:name="T3556" style:parent-style-name="Domyślnaczcionkaakapitu" style:family="text">
      <style:text-properties style:text-underline-type="single" style:text-underline-style="solid" style:text-underline-width="auto" style:text-underline-mode="continuous"/>
    </style:style>
    <style:style style:name="P3557" style:parent-style-name="Normalny" style:family="paragraph">
      <style:paragraph-properties fo:text-align="justify" fo:line-height="150%" fo:text-indent="0.2479in"/>
    </style:style>
    <style:style style:name="T3558" style:parent-style-name="Domyślnaczcionkaakapitu" style:family="text">
      <style:text-properties fo:background-color="#80FFFF"/>
    </style:style>
    <style:style style:name="T3559" style:parent-style-name="Domyślnaczcionkaakapitu" style:family="text">
      <style:text-properties fo:background-color="#80FFFF"/>
    </style:style>
    <style:style style:name="P3560" style:parent-style-name="Normalny" style:family="paragraph">
      <style:paragraph-properties fo:text-align="justify" fo:line-height="150%" fo:text-indent="0.2479in"/>
    </style:style>
    <style:style style:name="T3561" style:parent-style-name="Domyślnaczcionkaakapitu" style:family="text">
      <style:text-properties fo:background-color="#80FFFF"/>
    </style:style>
    <style:style style:name="T3562" style:parent-style-name="Domyślnaczcionkaakapitu" style:family="text">
      <style:text-properties fo:background-color="#80FFFF"/>
    </style:style>
    <style:style style:name="T3563" style:parent-style-name="Domyślnaczcionkaakapitu" style:family="text">
      <style:text-properties fo:background-color="#80FFFF"/>
    </style:style>
    <style:style style:name="T3564" style:parent-style-name="Domyślnaczcionkaakapitu" style:family="text">
      <style:text-properties fo:background-color="#80FFFF"/>
    </style:style>
    <style:style style:name="T3565" style:parent-style-name="Domyślnaczcionkaakapitu" style:family="text">
      <style:text-properties fo:background-color="#80FFFF"/>
    </style:style>
    <style:style style:name="T3566" style:parent-style-name="Domyślnaczcionkaakapitu" style:family="text">
      <style:text-properties fo:background-color="#80FFFF"/>
    </style:style>
    <style:style style:name="T3567" style:parent-style-name="Domyślnaczcionkaakapitu" style:family="text">
      <style:text-properties fo:background-color="#80FFFF"/>
    </style:style>
    <style:style style:name="T3568" style:parent-style-name="Domyślnaczcionkaakapitu" style:family="text">
      <style:text-properties fo:background-color="#80FFFF"/>
    </style:style>
    <style:style style:name="T3569" style:parent-style-name="Domyślnaczcionkaakapitu" style:family="text">
      <style:text-properties fo:background-color="#80FFFF"/>
    </style:style>
    <style:style style:name="T3570" style:parent-style-name="Domyślnaczcionkaakapitu" style:family="text">
      <style:text-properties fo:background-color="#80FFFF"/>
    </style:style>
    <style:style style:name="T3571" style:parent-style-name="Domyślnaczcionkaakapitu" style:family="text">
      <style:text-properties fo:background-color="#80FFFF"/>
    </style:style>
    <style:style style:name="T3572" style:parent-style-name="Domyślnaczcionkaakapitu" style:family="text">
      <style:text-properties fo:background-color="#80FFFF"/>
    </style:style>
    <style:style style:name="T3573" style:parent-style-name="Domyślnaczcionkaakapitu" style:family="text">
      <style:text-properties fo:background-color="#80FFFF"/>
    </style:style>
    <style:style style:name="T3574" style:parent-style-name="Domyślnaczcionkaakapitu" style:family="text">
      <style:text-properties fo:background-color="#80FFFF"/>
    </style:style>
    <style:style style:name="P3575" style:parent-style-name="Normalny" style:family="paragraph">
      <style:paragraph-properties fo:text-align="justify" fo:line-height="150%" fo:text-indent="0.2479in"/>
    </style:style>
    <style:style style:name="T3576" style:parent-style-name="Domyślnaczcionkaakapitu" style:family="text">
      <style:text-properties fo:background-color="#80FFFF"/>
    </style:style>
    <style:style style:name="P3577" style:parent-style-name="Normalny" style:family="paragraph">
      <style:paragraph-properties fo:text-align="justify" fo:line-height="150%" fo:text-indent="0.2479in"/>
    </style:style>
    <style:style style:name="T3578" style:parent-style-name="Domyślnaczcionkaakapitu" style:family="text">
      <style:text-properties fo:background-color="#80FFFF"/>
    </style:style>
    <style:style style:name="P3579" style:parent-style-name="Normalny" style:family="paragraph">
      <style:paragraph-properties fo:text-align="justify" fo:line-height="150%">
        <style:tab-stops>
          <style:tab-stop style:type="left" style:leader-style="dotted" style:leader-text="." style:position="1.7111in"/>
        </style:tab-stops>
      </style:paragraph-properties>
    </style:style>
    <style:style style:name="T3580" style:parent-style-name="Domyślnaczcionkaakapitu" style:family="text">
      <style:text-properties style:text-underline-type="single" style:text-underline-style="solid" style:text-underline-width="auto" style:text-underline-mode="continuous"/>
    </style:style>
    <style:style style:name="P3581" style:parent-style-name="Normalny" style:family="paragraph">
      <style:paragraph-properties fo:text-align="justify" fo:line-height="150%" fo:text-indent="0.2479in">
        <style:tab-stops>
          <style:tab-stop style:type="left" style:leader-style="dotted" style:leader-text="." style:position="1.7111in"/>
        </style:tab-stops>
      </style:paragraph-properties>
    </style:style>
    <style:style style:name="T3582" style:parent-style-name="Domyślnaczcionkaakapitu" style:family="text">
      <style:text-properties fo:background-color="#80FFFF"/>
    </style:style>
    <style:style style:name="T3583" style:parent-style-name="Domyślnaczcionkaakapitu" style:family="text">
      <style:text-properties fo:background-color="#80FFFF"/>
    </style:style>
    <style:style style:name="T3584" style:parent-style-name="Domyślnaczcionkaakapitu" style:family="text">
      <style:text-properties fo:background-color="#80FFFF"/>
    </style:style>
    <style:style style:name="T3585" style:parent-style-name="Domyślnaczcionkaakapitu" style:family="text">
      <style:text-properties fo:background-color="#80FFFF"/>
    </style:style>
    <style:style style:name="P3586" style:parent-style-name="Normalny" style:family="paragraph">
      <style:paragraph-properties fo:text-align="justify" fo:line-height="150%"/>
    </style:style>
    <style:style style:name="T3587" style:parent-style-name="Domyślnaczcionkaakapitu" style:family="text">
      <style:text-properties style:text-underline-type="single" style:text-underline-style="solid" style:text-underline-width="auto" style:text-underline-mode="continuous"/>
    </style:style>
    <style:style style:name="P3588" style:parent-style-name="Normalny" style:family="paragraph">
      <style:paragraph-properties fo:text-align="justify" fo:line-height="150%" fo:text-indent="0.2479in"/>
    </style:style>
    <style:style style:name="T3589" style:parent-style-name="Domyślnaczcionkaakapitu" style:family="text">
      <style:text-properties fo:background-color="#80FFFF"/>
    </style:style>
    <style:style style:name="P3590" style:parent-style-name="Normalny" style:family="paragraph">
      <style:paragraph-properties fo:text-align="justify" fo:line-height="150%"/>
    </style:style>
    <style:style style:name="T3591" style:parent-style-name="Domyślnaczcionkaakapitu" style:family="text">
      <style:text-properties fo:background-color="#80FFFF"/>
    </style:style>
    <style:style style:name="P3592" style:parent-style-name="Normalny" style:family="paragraph">
      <style:paragraph-properties fo:text-align="justify" fo:line-height="150%"/>
    </style:style>
    <style:style style:name="P3593" style:parent-style-name="Normalny" style:family="paragraph">
      <style:paragraph-properties fo:text-align="justify" fo:line-height="150%"/>
    </style:style>
    <style:style style:name="T3594" style:parent-style-name="Domyślnaczcionkaakapitu" style:family="text">
      <style:text-properties fo:background-color="#80FFFF"/>
    </style:style>
    <style:style style:name="P3595" style:parent-style-name="Normalny" style:family="paragraph">
      <style:paragraph-properties fo:text-align="justify" fo:line-height="150%"/>
    </style:style>
    <style:style style:name="T3596" style:parent-style-name="Domyślnaczcionkaakapitu" style:family="text">
      <style:text-properties style:text-underline-type="single" style:text-underline-style="solid" style:text-underline-width="auto" style:text-underline-mode="continuous"/>
    </style:style>
    <style:style style:name="P3597" style:parent-style-name="Normalny" style:family="paragraph">
      <style:paragraph-properties fo:text-align="justify" fo:line-height="150%" fo:text-indent="0.2479in"/>
    </style:style>
    <style:style style:name="T3598" style:parent-style-name="Domyślnaczcionkaakapitu" style:family="text">
      <style:text-properties fo:background-color="#80FFFF"/>
    </style:style>
    <style:style style:name="P3599" style:parent-style-name="Normalny" style:family="paragraph">
      <style:paragraph-properties fo:text-align="justify" fo:line-height="150%" fo:text-indent="0.2479in"/>
    </style:style>
    <style:style style:name="T3600" style:parent-style-name="Domyślnaczcionkaakapitu" style:family="text">
      <style:text-properties fo:background-color="#80FFFF"/>
    </style:style>
    <style:style style:name="T3601" style:parent-style-name="Domyślnaczcionkaakapitu" style:family="text">
      <style:text-properties fo:background-color="#80FFFF"/>
    </style:style>
    <style:style style:name="T3602" style:parent-style-name="Domyślnaczcionkaakapitu" style:family="text">
      <style:text-properties fo:background-color="#80FFFF"/>
    </style:style>
    <style:style style:name="T3603" style:parent-style-name="Domyślnaczcionkaakapitu" style:family="text">
      <style:text-properties fo:background-color="#80FFFF"/>
    </style:style>
    <style:style style:name="T3604" style:parent-style-name="Domyślnaczcionkaakapitu" style:family="text">
      <style:text-properties fo:background-color="#80FFFF"/>
    </style:style>
    <style:style style:name="P3605" style:parent-style-name="Normalny" style:family="paragraph">
      <style:paragraph-properties fo:text-align="justify" fo:line-height="150%" fo:text-indent="0.2479in"/>
    </style:style>
    <style:style style:name="T3606" style:parent-style-name="Domyślnaczcionkaakapitu" style:family="text">
      <style:text-properties fo:background-color="#80FFFF"/>
    </style:style>
    <style:style style:name="P3607" style:parent-style-name="Normalny" style:family="paragraph">
      <style:paragraph-properties fo:text-align="justify" fo:line-height="150%"/>
    </style:style>
    <style:style style:name="T3608" style:parent-style-name="Domyślnaczcionkaakapitu" style:family="text">
      <style:text-properties style:text-underline-type="single" style:text-underline-style="solid" style:text-underline-width="auto" style:text-underline-mode="continuous"/>
    </style:style>
    <style:style style:name="T3609" style:parent-style-name="Domyślnaczcionkaakapitu" style:family="text">
      <style:text-properties fo:background-color="#80FFFF" style:text-underline-type="single" style:text-underline-style="solid" style:text-underline-width="auto" style:text-underline-mode="continuous"/>
    </style:style>
    <style:style style:name="T3610" style:parent-style-name="Domyślnaczcionkaakapitu" style:family="text">
      <style:text-properties style:text-underline-type="single" style:text-underline-style="solid" style:text-underline-width="auto" style:text-underline-mode="continuous"/>
    </style:style>
    <style:style style:name="P3611" style:parent-style-name="Normalny" style:family="paragraph">
      <style:paragraph-properties fo:text-align="justify" fo:line-height="150%" fo:text-indent="0.2479in"/>
    </style:style>
    <style:style style:name="P3612" style:parent-style-name="Normalny" style:family="paragraph">
      <style:paragraph-properties fo:text-align="justify" fo:line-height="150%" fo:text-indent="0.2479in"/>
    </style:style>
    <style:style style:name="T3613" style:parent-style-name="Domyślnaczcionkaakapitu" style:family="text">
      <style:text-properties fo:background-color="#80FFFF"/>
    </style:style>
    <style:style style:name="P3614" style:parent-style-name="Normalny" style:family="paragraph">
      <style:paragraph-properties fo:text-align="justify" fo:line-height="150%" fo:text-indent="0.2479in"/>
    </style:style>
    <style:style style:name="T3615" style:parent-style-name="Domyślnaczcionkaakapitu" style:family="text">
      <style:text-properties fo:background-color="#80FFFF"/>
    </style:style>
    <style:style style:name="T3616" style:parent-style-name="Domyślnaczcionkaakapitu" style:family="text">
      <style:text-properties fo:background-color="#80FFFF"/>
    </style:style>
    <style:style style:name="T3617" style:parent-style-name="Domyślnaczcionkaakapitu" style:family="text">
      <style:text-properties fo:background-color="#80FFFF"/>
    </style:style>
    <style:style style:name="T3618" style:parent-style-name="Domyślnaczcionkaakapitu" style:family="text">
      <style:text-properties fo:background-color="#80FFFF"/>
    </style:style>
    <style:style style:name="P3619" style:parent-style-name="Normalny" style:family="paragraph">
      <style:paragraph-properties fo:text-align="justify" fo:line-height="150%" fo:text-indent="0.2479in"/>
    </style:style>
    <style:style style:name="P3620" style:parent-style-name="Normalny" style:family="paragraph">
      <style:paragraph-properties fo:text-align="justify" fo:line-height="150%" fo:text-indent="0.2479in"/>
    </style:style>
    <style:style style:name="T3621" style:parent-style-name="Domyślnaczcionkaakapitu" style:family="text">
      <style:text-properties fo:background-color="#80FFFF"/>
    </style:style>
    <style:style style:name="P3622" style:parent-style-name="Normalny" style:family="paragraph">
      <style:paragraph-properties fo:text-align="justify" fo:line-height="150%" fo:text-indent="0.2479in"/>
    </style:style>
    <style:style style:name="T3623" style:parent-style-name="Domyślnaczcionkaakapitu" style:family="text">
      <style:text-properties fo:background-color="#80FFFF"/>
    </style:style>
    <style:style style:name="T3624" style:parent-style-name="Domyślnaczcionkaakapitu" style:family="text">
      <style:text-properties fo:background-color="#80FFFF"/>
    </style:style>
    <style:style style:name="T3625" style:parent-style-name="Domyślnaczcionkaakapitu" style:family="text">
      <style:text-properties fo:background-color="#80FFFF"/>
    </style:style>
    <style:style style:name="P3626" style:parent-style-name="Normalny" style:family="paragraph">
      <style:paragraph-properties fo:text-align="justify" fo:line-height="150%" fo:text-indent="0.2479in"/>
    </style:style>
    <style:style style:name="P3627" style:parent-style-name="Normalny" style:family="paragraph">
      <style:paragraph-properties fo:text-align="justify" fo:line-height="150%"/>
    </style:style>
    <style:style style:name="T3628" style:parent-style-name="Domyślnaczcionkaakapitu" style:family="text">
      <style:text-properties style:text-underline-type="single" style:text-underline-style="solid" style:text-underline-width="auto" style:text-underline-mode="continuous"/>
    </style:style>
    <style:style style:name="T3629" style:parent-style-name="Domyślnaczcionkaakapitu" style:family="text">
      <style:text-properties fo:background-color="#80FFFF" style:text-underline-type="single" style:text-underline-style="solid" style:text-underline-width="auto" style:text-underline-mode="continuous"/>
    </style:style>
    <style:style style:name="T3630" style:parent-style-name="Domyślnaczcionkaakapitu" style:family="text">
      <style:text-properties fo:background-color="#80FFFF"/>
    </style:style>
    <style:style style:name="P3631" style:parent-style-name="Normalny" style:family="paragraph">
      <style:paragraph-properties fo:text-align="justify" fo:line-height="150%" fo:text-indent="0.2479in"/>
    </style:style>
    <style:style style:name="T3632" style:parent-style-name="Domyślnaczcionkaakapitu" style:family="text">
      <style:text-properties fo:background-color="#80FFFF"/>
    </style:style>
    <style:style style:name="T3633" style:parent-style-name="Domyślnaczcionkaakapitu" style:family="text">
      <style:text-properties fo:background-color="#80FFFF"/>
    </style:style>
    <style:style style:name="P3634" style:parent-style-name="Normalny" style:family="paragraph">
      <style:paragraph-properties fo:text-align="justify" fo:line-height="150%" fo:text-indent="0.2479in"/>
    </style:style>
    <style:style style:name="P3635" style:parent-style-name="Normalny" style:family="paragraph">
      <style:paragraph-properties fo:text-align="justify" fo:line-height="150%" fo:text-indent="0.2479in"/>
    </style:style>
    <style:style style:name="T3636" style:parent-style-name="Domyślnaczcionkaakapitu" style:family="text">
      <style:text-properties fo:background-color="#80FFFF"/>
    </style:style>
    <style:style style:name="T3637" style:parent-style-name="Domyślnaczcionkaakapitu" style:family="text">
      <style:text-properties fo:background-color="#80FFFF"/>
    </style:style>
    <style:style style:name="T3638" style:parent-style-name="Domyślnaczcionkaakapitu" style:family="text">
      <style:text-properties fo:background-color="#80FFFF"/>
    </style:style>
    <style:style style:name="P3639" style:parent-style-name="Normalny" style:family="paragraph">
      <style:paragraph-properties fo:text-align="justify" fo:line-height="150%" fo:text-indent="0.2479in"/>
    </style:style>
    <style:style style:name="T3640" style:parent-style-name="Domyślnaczcionkaakapitu" style:family="text">
      <style:text-properties fo:background-color="#80FFFF"/>
    </style:style>
    <style:style style:name="P3641" style:parent-style-name="Normalny" style:family="paragraph">
      <style:paragraph-properties fo:text-align="justify" fo:line-height="150%"/>
    </style:style>
    <style:style style:name="T3642" style:parent-style-name="Domyślnaczcionkaakapitu" style:family="text">
      <style:text-properties style:text-underline-type="single" style:text-underline-style="solid" style:text-underline-width="auto" style:text-underline-mode="continuous"/>
    </style:style>
    <style:style style:name="T3643" style:parent-style-name="Domyślnaczcionkaakapitu" style:family="text">
      <style:text-properties fo:background-color="#80FFFF" style:text-underline-type="single" style:text-underline-style="solid" style:text-underline-width="auto" style:text-underline-mode="continuous"/>
    </style:style>
    <style:style style:name="T3644" style:parent-style-name="Domyślnaczcionkaakapitu" style:family="text">
      <style:text-properties style:text-underline-type="single" style:text-underline-style="solid" style:text-underline-width="auto" style:text-underline-mode="continuous"/>
    </style:style>
    <style:style style:name="P3645" style:parent-style-name="Normalny" style:family="paragraph">
      <style:paragraph-properties fo:text-align="justify" fo:line-height="150%" fo:text-indent="0.2479in"/>
    </style:style>
    <style:style style:name="P3646" style:parent-style-name="Normalny" style:family="paragraph">
      <style:paragraph-properties fo:text-align="justify" fo:line-height="150%">
        <style:tab-stops>
          <style:tab-stop style:type="left" style:position="4.5347in"/>
        </style:tab-stops>
      </style:paragraph-properties>
    </style:style>
    <style:style style:name="T3647" style:parent-style-name="Domyślnaczcionkaakapitu" style:family="text">
      <style:text-properties style:text-underline-type="single" style:text-underline-style="solid" style:text-underline-width="auto" style:text-underline-mode="continuous"/>
    </style:style>
    <style:style style:name="P3648" style:parent-style-name="Normalny" style:family="paragraph">
      <style:paragraph-properties fo:text-align="justify" fo:line-height="150%" fo:text-indent="0.2479in">
        <style:tab-stops>
          <style:tab-stop style:type="left" style:position="4.5347in"/>
        </style:tab-stops>
      </style:paragraph-properties>
    </style:style>
    <style:style style:name="P3649" style:parent-style-name="Normalny" style:family="paragraph">
      <style:paragraph-properties fo:text-align="justify" fo:line-height="150%"/>
    </style:style>
    <style:style style:name="T3650" style:parent-style-name="Domyślnaczcionkaakapitu" style:family="text">
      <style:text-properties style:text-underline-type="single" style:text-underline-style="solid" style:text-underline-width="auto" style:text-underline-mode="continuous"/>
    </style:style>
    <style:style style:name="P3651" style:parent-style-name="Normalny" style:family="paragraph">
      <style:paragraph-properties fo:text-align="justify" fo:line-height="150%" fo:text-indent="0.2479in"/>
    </style:style>
    <style:style style:name="P3652" style:parent-style-name="Normalny" style:family="paragraph">
      <style:paragraph-properties fo:text-align="justify" fo:line-height="150%" fo:text-indent="0.2479in"/>
    </style:style>
    <style:style style:name="P3653" style:parent-style-name="Normalny" style:family="paragraph">
      <style:paragraph-properties fo:text-align="justify" fo:line-height="150%"/>
    </style:style>
    <style:style style:name="T3654" style:parent-style-name="Domyślnaczcionkaakapitu" style:family="text">
      <style:text-properties style:text-underline-type="single" style:text-underline-style="solid" style:text-underline-width="auto" style:text-underline-mode="continuous"/>
    </style:style>
    <style:style style:name="T3655" style:parent-style-name="Domyślnaczcionkaakapitu" style:family="text">
      <style:text-properties fo:background-color="#80FFFF" style:text-underline-type="single" style:text-underline-style="solid" style:text-underline-width="auto" style:text-underline-mode="continuous"/>
    </style:style>
    <style:style style:name="T3656" style:parent-style-name="Domyślnaczcionkaakapitu" style:family="text">
      <style:text-properties style:text-underline-type="single" style:text-underline-style="solid" style:text-underline-width="auto" style:text-underline-mode="continuous"/>
    </style:style>
    <style:style style:name="T3657" style:parent-style-name="Domyślnaczcionkaakapitu" style:family="text">
      <style:text-properties fo:background-color="#80FFFF" style:text-underline-type="single" style:text-underline-style="solid" style:text-underline-width="auto" style:text-underline-mode="continuous"/>
    </style:style>
    <style:style style:name="P3658" style:parent-style-name="Normalny" style:family="paragraph">
      <style:paragraph-properties fo:text-align="justify" fo:line-height="150%" fo:text-indent="0.2479in"/>
    </style:style>
    <style:style style:name="T3659" style:parent-style-name="Domyślnaczcionkaakapitu" style:family="text">
      <style:text-properties fo:background-color="#80FFFF"/>
    </style:style>
    <style:style style:name="T3660" style:parent-style-name="Domyślnaczcionkaakapitu" style:family="text">
      <style:text-properties fo:background-color="#80FFFF"/>
    </style:style>
    <style:style style:name="T3661" style:parent-style-name="Domyślnaczcionkaakapitu" style:family="text">
      <style:text-properties fo:background-color="#80FFFF"/>
    </style:style>
    <style:style style:name="T3662" style:parent-style-name="Domyślnaczcionkaakapitu" style:family="text">
      <style:text-properties fo:background-color="#80FFFF"/>
    </style:style>
    <style:style style:name="T3663" style:parent-style-name="Domyślnaczcionkaakapitu" style:family="text">
      <style:text-properties fo:background-color="#80FFFF"/>
    </style:style>
    <style:style style:name="P3664" style:parent-style-name="Normalny" style:family="paragraph">
      <style:paragraph-properties fo:text-align="justify" fo:line-height="150%" fo:text-indent="0.2479in"/>
    </style:style>
    <style:style style:name="P3665" style:parent-style-name="Normalny" style:family="paragraph">
      <style:paragraph-properties fo:text-align="justify" fo:line-height="150%" fo:text-indent="0.2479in"/>
    </style:style>
    <style:style style:name="T3666" style:parent-style-name="Domyślnaczcionkaakapitu" style:family="text">
      <style:text-properties fo:background-color="#80FFFF"/>
    </style:style>
    <style:style style:name="T3667" style:parent-style-name="Domyślnaczcionkaakapitu" style:family="text">
      <style:text-properties fo:background-color="#80FFFF"/>
    </style:style>
    <style:style style:name="T3668" style:parent-style-name="Domyślnaczcionkaakapitu" style:family="text">
      <style:text-properties fo:background-color="#80FFFF"/>
    </style:style>
    <style:style style:name="T3669" style:parent-style-name="Domyślnaczcionkaakapitu" style:family="text">
      <style:text-properties fo:background-color="#80FFFF"/>
    </style:style>
    <style:style style:name="T3670" style:parent-style-name="Domyślnaczcionkaakapitu" style:family="text">
      <style:text-properties fo:background-color="#80FFFF"/>
    </style:style>
    <style:style style:name="P3671" style:parent-style-name="Normalny" style:family="paragraph">
      <style:paragraph-properties fo:text-align="justify" fo:line-height="150%" fo:text-indent="0.2479in"/>
    </style:style>
    <style:style style:name="T3672" style:parent-style-name="Domyślnaczcionkaakapitu" style:family="text">
      <style:text-properties fo:background-color="#80FFFF"/>
    </style:style>
    <style:style style:name="T3673" style:parent-style-name="Domyślnaczcionkaakapitu" style:family="text">
      <style:text-properties fo:background-color="#80FFFF"/>
    </style:style>
    <style:style style:name="P3674" style:parent-style-name="Normalny" style:family="paragraph">
      <style:paragraph-properties fo:text-align="justify" fo:line-height="150%" fo:text-indent="0.2479in"/>
    </style:style>
    <style:style style:name="P3675" style:parent-style-name="Normalny" style:family="paragraph">
      <style:paragraph-properties fo:text-align="justify" fo:line-height="150%" fo:text-indent="0.2479in"/>
    </style:style>
    <style:style style:name="T3676" style:parent-style-name="Domyślnaczcionkaakapitu" style:family="text">
      <style:text-properties fo:background-color="#80FFFF"/>
    </style:style>
    <style:style style:name="T3677" style:parent-style-name="Domyślnaczcionkaakapitu" style:family="text">
      <style:text-properties fo:background-color="#80FFFF"/>
    </style:style>
    <style:style style:name="T3678" style:parent-style-name="Domyślnaczcionkaakapitu" style:family="text">
      <style:text-properties fo:background-color="#80FFFF"/>
    </style:style>
    <style:style style:name="P3679" style:parent-style-name="Normalny" style:family="paragraph">
      <style:paragraph-properties fo:text-align="justify" fo:line-height="150%" fo:text-indent="0.2479in"/>
    </style:style>
    <style:style style:name="P3680" style:parent-style-name="Normalny" style:family="paragraph">
      <style:paragraph-properties fo:text-align="justify" fo:line-height="150%"/>
    </style:style>
    <style:style style:name="T3681" style:parent-style-name="Domyślnaczcionkaakapitu" style:family="text">
      <style:text-properties style:text-underline-type="single" style:text-underline-style="solid" style:text-underline-width="auto" style:text-underline-mode="continuous"/>
    </style:style>
    <style:style style:name="P3682" style:parent-style-name="Normalny" style:family="paragraph">
      <style:paragraph-properties fo:text-align="justify" fo:line-height="150%" fo:text-indent="0.2479in"/>
    </style:style>
    <style:style style:name="P3683" style:parent-style-name="Normalny" style:family="paragraph">
      <style:paragraph-properties fo:text-align="justify" fo:line-height="150%" fo:text-indent="0.2479in"/>
    </style:style>
    <style:style style:name="T3684" style:parent-style-name="Domyślnaczcionkaakapitu" style:family="text">
      <style:text-properties fo:background-color="#80FFFF"/>
    </style:style>
    <style:style style:name="P3685" style:parent-style-name="Normalny" style:family="paragraph">
      <style:paragraph-properties fo:text-align="justify" fo:line-height="150%"/>
    </style:style>
    <style:style style:name="T3686" style:parent-style-name="Domyślnaczcionkaakapitu" style:family="text">
      <style:text-properties fo:background-color="#80FFFF"/>
    </style:style>
    <style:style style:name="P3687" style:parent-style-name="Normalny" style:family="paragraph">
      <style:paragraph-properties fo:text-align="justify" fo:line-height="150%"/>
    </style:style>
    <style:style style:name="P3688" style:parent-style-name="Normalny" style:family="paragraph">
      <style:paragraph-properties fo:text-align="justify" fo:line-height="150%"/>
    </style:style>
    <style:style style:name="P3689" style:parent-style-name="Normalny" style:family="paragraph">
      <style:paragraph-properties fo:text-align="justify" fo:line-height="150%"/>
    </style:style>
    <style:style style:name="T3690" style:parent-style-name="Domyślnaczcionkaakapitu" style:family="text">
      <style:text-properties style:text-underline-type="single" style:text-underline-style="solid" style:text-underline-width="auto" style:text-underline-mode="continuous"/>
    </style:style>
    <style:style style:name="P3691" style:parent-style-name="Normalny" style:family="paragraph">
      <style:paragraph-properties fo:text-align="justify" fo:line-height="150%" fo:text-indent="0.2479in"/>
    </style:style>
    <style:style style:name="P3692" style:parent-style-name="Normalny" style:family="paragraph">
      <style:paragraph-properties fo:text-align="justify" fo:line-height="150%" fo:text-indent="0.2479in"/>
    </style:style>
    <style:style style:name="T3693" style:parent-style-name="Domyślnaczcionkaakapitu" style:family="text">
      <style:text-properties fo:background-color="#80FFFF"/>
    </style:style>
    <style:style style:name="P3694" style:parent-style-name="Normalny" style:family="paragraph">
      <style:paragraph-properties fo:text-align="justify" fo:line-height="150%" fo:text-indent="0.2479in"/>
    </style:style>
    <style:style style:name="P3695" style:parent-style-name="Normalny" style:family="paragraph">
      <style:paragraph-properties fo:text-align="justify" fo:line-height="150%"/>
    </style:style>
    <style:style style:name="T3696" style:parent-style-name="Domyślnaczcionkaakapitu" style:family="text">
      <style:text-properties style:text-underline-type="single" style:text-underline-style="solid" style:text-underline-width="auto" style:text-underline-mode="continuous"/>
    </style:style>
    <style:style style:name="T3697" style:parent-style-name="Domyślnaczcionkaakapitu" style:family="text">
      <style:text-properties fo:background-color="#80FFFF" style:text-underline-type="single" style:text-underline-style="solid" style:text-underline-width="auto" style:text-underline-mode="continuous"/>
    </style:style>
    <style:style style:name="P3698" style:parent-style-name="Normalny" style:family="paragraph">
      <style:paragraph-properties fo:text-align="justify" fo:line-height="150%" fo:text-indent="0.2479in"/>
    </style:style>
    <style:style style:name="T3699" style:parent-style-name="Domyślnaczcionkaakapitu" style:family="text">
      <style:text-properties fo:background-color="#80FFFF"/>
    </style:style>
    <style:style style:name="T3700" style:parent-style-name="Domyślnaczcionkaakapitu" style:family="text">
      <style:text-properties fo:background-color="#80FFFF"/>
    </style:style>
    <style:style style:name="P3701" style:parent-style-name="Normalny" style:family="paragraph">
      <style:paragraph-properties fo:text-align="justify" fo:line-height="150%" fo:text-indent="0.2479in"/>
    </style:style>
    <style:style style:name="P3702" style:parent-style-name="Normalny" style:family="paragraph">
      <style:paragraph-properties fo:text-align="justify" fo:line-height="150%" fo:text-indent="0.2479in"/>
    </style:style>
    <style:style style:name="T3703" style:parent-style-name="Domyślnaczcionkaakapitu" style:family="text">
      <style:text-properties fo:background-color="#80FFFF"/>
    </style:style>
    <style:style style:name="T3704" style:parent-style-name="Domyślnaczcionkaakapitu" style:family="text">
      <style:text-properties fo:background-color="#80FFFF"/>
    </style:style>
    <style:style style:name="T3705" style:parent-style-name="Domyślnaczcionkaakapitu" style:family="text">
      <style:text-properties fo:background-color="#80FFFF"/>
    </style:style>
    <style:style style:name="P3706" style:parent-style-name="Normalny" style:family="paragraph">
      <style:paragraph-properties fo:text-align="justify" fo:line-height="150%" fo:text-indent="0.2479in"/>
    </style:style>
    <style:style style:name="P3707" style:parent-style-name="Normalny" style:family="paragraph">
      <style:paragraph-properties fo:text-align="justify" fo:line-height="150%" fo:text-indent="0.2479in"/>
    </style:style>
    <style:style style:name="T3708" style:parent-style-name="Domyślnaczcionkaakapitu" style:family="text">
      <style:text-properties fo:background-color="#80FFFF"/>
    </style:style>
    <style:style style:name="T3709" style:parent-style-name="Domyślnaczcionkaakapitu" style:family="text">
      <style:text-properties fo:background-color="#80FFFF"/>
    </style:style>
    <style:style style:name="P3710" style:parent-style-name="Normalny" style:family="paragraph">
      <style:paragraph-properties fo:text-align="justify" fo:line-height="150%" fo:text-indent="0.2479in"/>
    </style:style>
    <style:style style:name="T3711" style:parent-style-name="Domyślnaczcionkaakapitu" style:family="text">
      <style:text-properties fo:background-color="#80FFFF"/>
    </style:style>
    <style:style style:name="P3712" style:parent-style-name="Normalny" style:family="paragraph">
      <style:paragraph-properties fo:text-align="justify" fo:line-height="150%" fo:text-indent="0.2479in"/>
    </style:style>
    <style:style style:name="T3713" style:parent-style-name="Domyślnaczcionkaakapitu" style:family="text">
      <style:text-properties fo:background-color="#80FFFF"/>
    </style:style>
    <style:style style:name="T3714" style:parent-style-name="Domyślnaczcionkaakapitu" style:family="text">
      <style:text-properties fo:background-color="#80FFFF"/>
    </style:style>
    <style:style style:name="T3715" style:parent-style-name="Domyślnaczcionkaakapitu" style:family="text">
      <style:text-properties fo:background-color="#80FFFF"/>
    </style:style>
    <style:style style:name="T3716" style:parent-style-name="Domyślnaczcionkaakapitu" style:family="text">
      <style:text-properties fo:background-color="#80FFFF"/>
    </style:style>
    <style:style style:name="T3717" style:parent-style-name="Domyślnaczcionkaakapitu" style:family="text">
      <style:text-properties fo:background-color="#80FFFF"/>
    </style:style>
    <style:style style:name="P3718" style:parent-style-name="Normalny" style:family="paragraph">
      <style:paragraph-properties fo:text-align="justify" fo:line-height="150%" fo:text-indent="0.2479in"/>
    </style:style>
    <style:style style:name="T3719" style:parent-style-name="Domyślnaczcionkaakapitu" style:family="text">
      <style:text-properties fo:background-color="#80FFFF"/>
    </style:style>
    <style:style style:name="T3720" style:parent-style-name="Domyślnaczcionkaakapitu" style:family="text">
      <style:text-properties fo:background-color="#80FFFF"/>
    </style:style>
    <style:style style:name="P3721" style:parent-style-name="Normalny" style:family="paragraph">
      <style:paragraph-properties fo:text-align="justify" fo:line-height="150%" fo:text-indent="0.2479in"/>
    </style:style>
    <style:style style:name="T3722" style:parent-style-name="Domyślnaczcionkaakapitu" style:family="text">
      <style:text-properties fo:background-color="#80FFFF"/>
    </style:style>
    <style:style style:name="P3723" style:parent-style-name="Normalny" style:family="paragraph">
      <style:paragraph-properties fo:text-align="justify" fo:line-height="150%" fo:text-indent="0.2479in"/>
    </style:style>
    <style:style style:name="P3724" style:parent-style-name="Normalny" style:family="paragraph">
      <style:paragraph-properties fo:text-align="justify" fo:line-height="150%"/>
    </style:style>
    <style:style style:name="T3725" style:parent-style-name="Domyślnaczcionkaakapitu" style:family="text">
      <style:text-properties style:text-underline-type="single" style:text-underline-style="solid" style:text-underline-width="auto" style:text-underline-mode="continuous"/>
    </style:style>
    <style:style style:name="T3726" style:parent-style-name="Domyślnaczcionkaakapitu" style:family="text">
      <style:text-properties fo:background-color="#80FFFF" style:text-underline-type="single" style:text-underline-style="solid" style:text-underline-width="auto" style:text-underline-mode="continuous"/>
    </style:style>
    <style:style style:name="P3727" style:parent-style-name="Normalny" style:family="paragraph">
      <style:paragraph-properties fo:text-align="justify" fo:line-height="150%" fo:text-indent="0.2479in"/>
    </style:style>
    <style:style style:name="T3728" style:parent-style-name="Domyślnaczcionkaakapitu" style:family="text">
      <style:text-properties fo:background-color="#80FFFF"/>
    </style:style>
    <style:style style:name="T3729" style:parent-style-name="Domyślnaczcionkaakapitu" style:family="text">
      <style:text-properties fo:background-color="#80FFFF"/>
    </style:style>
    <style:style style:name="P3730" style:parent-style-name="Normalny" style:family="paragraph">
      <style:paragraph-properties fo:text-align="justify" fo:line-height="150%" fo:text-indent="0.2479in"/>
    </style:style>
    <style:style style:name="T3731" style:parent-style-name="Domyślnaczcionkaakapitu" style:family="text">
      <style:text-properties fo:background-color="#80FFFF"/>
    </style:style>
    <style:style style:name="P3732" style:parent-style-name="Normalny" style:family="paragraph">
      <style:paragraph-properties fo:text-align="justify" fo:line-height="150%"/>
    </style:style>
    <style:style style:name="T3733" style:parent-style-name="Domyślnaczcionkaakapitu" style:family="text">
      <style:text-properties style:text-underline-type="single" style:text-underline-style="solid" style:text-underline-width="auto" style:text-underline-mode="continuous"/>
    </style:style>
    <style:style style:name="P3734" style:parent-style-name="Normalny" style:family="paragraph">
      <style:paragraph-properties fo:text-align="justify" fo:line-height="150%" fo:text-indent="0.2479in"/>
    </style:style>
    <style:style style:name="P3735" style:parent-style-name="Normalny" style:family="paragraph">
      <style:paragraph-properties fo:text-align="justify" fo:line-height="150%"/>
    </style:style>
    <style:style style:name="T3736" style:parent-style-name="Domyślnaczcionkaakapitu" style:family="text">
      <style:text-properties style:text-underline-type="single" style:text-underline-style="solid" style:text-underline-width="auto" style:text-underline-mode="continuous"/>
    </style:style>
    <style:style style:name="T3737" style:parent-style-name="Domyślnaczcionkaakapitu" style:family="text">
      <style:text-properties fo:background-color="#80FFFF" style:text-underline-type="single" style:text-underline-style="solid" style:text-underline-width="auto" style:text-underline-mode="continuous"/>
    </style:style>
    <style:style style:name="T3738" style:parent-style-name="Domyślnaczcionkaakapitu" style:family="text">
      <style:text-properties style:text-underline-type="single" style:text-underline-style="solid" style:text-underline-width="auto" style:text-underline-mode="continuous"/>
    </style:style>
    <style:style style:name="P3739" style:parent-style-name="Normalny" style:family="paragraph">
      <style:paragraph-properties fo:text-align="justify" fo:line-height="150%" fo:text-indent="0.2479in"/>
    </style:style>
    <style:style style:name="P3740" style:parent-style-name="Normalny" style:family="paragraph">
      <style:paragraph-properties fo:text-align="justify" fo:line-height="150%"/>
    </style:style>
    <style:style style:name="T3741" style:parent-style-name="Domyślnaczcionkaakapitu" style:family="text">
      <style:text-properties style:text-underline-type="single" style:text-underline-style="solid" style:text-underline-width="auto" style:text-underline-mode="continuous"/>
    </style:style>
    <style:style style:name="T3742" style:parent-style-name="Domyślnaczcionkaakapitu" style:family="text">
      <style:text-properties fo:background-color="#80FFFF" style:text-underline-type="single" style:text-underline-style="solid" style:text-underline-width="auto" style:text-underline-mode="continuous"/>
    </style:style>
    <style:style style:name="T3743" style:parent-style-name="Domyślnaczcionkaakapitu" style:family="text">
      <style:text-properties style:text-underline-type="single" style:text-underline-style="solid" style:text-underline-width="auto" style:text-underline-mode="continuous"/>
    </style:style>
    <style:style style:name="P3744" style:parent-style-name="Normalny" style:family="paragraph">
      <style:paragraph-properties fo:text-align="justify" fo:line-height="150%" fo:text-indent="0.2479in"/>
    </style:style>
    <style:style style:name="T3745" style:parent-style-name="Domyślnaczcionkaakapitu" style:family="text">
      <style:text-properties fo:background-color="#80FFFF"/>
    </style:style>
    <style:style style:name="T3746" style:parent-style-name="Domyślnaczcionkaakapitu" style:family="text">
      <style:text-properties fo:background-color="#80FFFF"/>
    </style:style>
    <style:style style:name="P3747" style:parent-style-name="Normalny" style:family="paragraph">
      <style:paragraph-properties fo:text-align="justify" fo:line-height="150%" fo:text-indent="0.2479in"/>
    </style:style>
    <style:style style:name="P3748" style:parent-style-name="Normalny" style:family="paragraph">
      <style:paragraph-properties fo:text-align="justify" fo:line-height="150%"/>
    </style:style>
    <style:style style:name="T3749" style:parent-style-name="Domyślnaczcionkaakapitu" style:family="text">
      <style:text-properties style:text-underline-type="single" style:text-underline-style="solid" style:text-underline-width="auto" style:text-underline-mode="continuous"/>
    </style:style>
    <style:style style:name="T3750" style:parent-style-name="Domyślnaczcionkaakapitu" style:family="text">
      <style:text-properties fo:background-color="#80FFFF" style:text-underline-type="single" style:text-underline-style="solid" style:text-underline-width="auto" style:text-underline-mode="continuous"/>
    </style:style>
    <style:style style:name="T3751" style:parent-style-name="Domyślnaczcionkaakapitu" style:family="text">
      <style:text-properties style:text-underline-type="single" style:text-underline-style="solid" style:text-underline-width="auto" style:text-underline-mode="continuous"/>
    </style:style>
    <style:style style:name="T3752" style:parent-style-name="Domyślnaczcionkaakapitu" style:family="text">
      <style:text-properties fo:background-color="#80FFFF" style:text-underline-type="single" style:text-underline-style="solid" style:text-underline-width="auto" style:text-underline-mode="continuous"/>
    </style:style>
    <style:style style:name="T3753" style:parent-style-name="Domyślnaczcionkaakapitu" style:family="text">
      <style:text-properties style:text-underline-type="single" style:text-underline-style="solid" style:text-underline-width="auto" style:text-underline-mode="continuous"/>
    </style:style>
    <style:style style:name="P3754" style:parent-style-name="Normalny" style:family="paragraph">
      <style:paragraph-properties fo:text-align="justify" fo:line-height="150%" fo:text-indent="0.2479in"/>
    </style:style>
    <style:style style:name="T3755" style:parent-style-name="Domyślnaczcionkaakapitu" style:family="text">
      <style:text-properties fo:background-color="#80FFFF"/>
    </style:style>
    <style:style style:name="T3756" style:parent-style-name="Domyślnaczcionkaakapitu" style:family="text">
      <style:text-properties fo:background-color="#80FFFF"/>
    </style:style>
    <style:style style:name="T3757" style:parent-style-name="Domyślnaczcionkaakapitu" style:family="text">
      <style:text-properties fo:background-color="#80FFFF"/>
    </style:style>
    <style:style style:name="T3758" style:parent-style-name="Domyślnaczcionkaakapitu" style:family="text">
      <style:text-properties fo:background-color="#80FFFF"/>
    </style:style>
    <style:style style:name="T3759" style:parent-style-name="Domyślnaczcionkaakapitu" style:family="text">
      <style:text-properties fo:background-color="#80FFFF"/>
    </style:style>
    <style:style style:name="T3760" style:parent-style-name="Domyślnaczcionkaakapitu" style:family="text">
      <style:text-properties fo:background-color="#80FFFF"/>
    </style:style>
    <style:style style:name="T3761" style:parent-style-name="Domyślnaczcionkaakapitu" style:family="text">
      <style:text-properties fo:background-color="#80FFFF"/>
    </style:style>
    <style:style style:name="T3762" style:parent-style-name="Domyślnaczcionkaakapitu" style:family="text">
      <style:text-properties fo:background-color="#80FFFF"/>
    </style:style>
    <style:style style:name="P3763" style:parent-style-name="Normalny" style:family="paragraph">
      <style:paragraph-properties fo:text-align="justify" fo:line-height="150%"/>
    </style:style>
    <style:style style:name="T3764" style:parent-style-name="Domyślnaczcionkaakapitu" style:family="text">
      <style:text-properties style:text-underline-type="single" style:text-underline-style="solid" style:text-underline-width="auto" style:text-underline-mode="continuous"/>
    </style:style>
    <style:style style:name="P3765" style:parent-style-name="Normalny" style:family="paragraph">
      <style:paragraph-properties fo:text-align="justify" fo:line-height="150%" fo:text-indent="0.2479in"/>
    </style:style>
    <style:style style:name="T3766" style:parent-style-name="Domyślnaczcionkaakapitu" style:family="text">
      <style:text-properties fo:background-color="#80FFFF"/>
    </style:style>
    <style:style style:name="P3767" style:parent-style-name="Normalny" style:family="paragraph">
      <style:paragraph-properties fo:text-align="justify" fo:line-height="150%"/>
    </style:style>
    <style:style style:name="T3768" style:parent-style-name="Domyślnaczcionkaakapitu" style:family="text">
      <style:text-properties style:text-underline-type="single" style:text-underline-style="solid" style:text-underline-width="auto" style:text-underline-mode="continuous"/>
    </style:style>
    <style:style style:name="P3769" style:parent-style-name="Normalny" style:family="paragraph">
      <style:paragraph-properties fo:text-align="justify" fo:line-height="150%" fo:text-indent="0.2479in"/>
    </style:style>
    <style:style style:name="T3770" style:parent-style-name="Domyślnaczcionkaakapitu" style:family="text">
      <style:text-properties fo:background-color="#80FFFF"/>
    </style:style>
    <style:style style:name="T3771" style:parent-style-name="Domyślnaczcionkaakapitu" style:family="text">
      <style:text-properties fo:background-color="#80FFFF"/>
    </style:style>
    <style:style style:name="T3772" style:parent-style-name="Domyślnaczcionkaakapitu" style:family="text">
      <style:text-properties fo:background-color="#80FFFF"/>
    </style:style>
    <style:style style:name="T3773" style:parent-style-name="Domyślnaczcionkaakapitu" style:family="text">
      <style:text-properties fo:background-color="#80FFFF"/>
    </style:style>
    <style:style style:name="P3774" style:parent-style-name="Normalny" style:family="paragraph">
      <style:paragraph-properties fo:text-align="justify" fo:line-height="150%" fo:text-indent="0.2479in"/>
    </style:style>
    <style:style style:name="T3775" style:parent-style-name="Domyślnaczcionkaakapitu" style:family="text">
      <style:text-properties fo:background-color="#80FFFF"/>
    </style:style>
    <style:style style:name="T3776" style:parent-style-name="Domyślnaczcionkaakapitu" style:family="text">
      <style:text-properties fo:background-color="#80FFFF"/>
    </style:style>
    <style:style style:name="T3777" style:parent-style-name="Domyślnaczcionkaakapitu" style:family="text">
      <style:text-properties fo:background-color="#80FFFF"/>
    </style:style>
    <style:style style:name="P3778" style:parent-style-name="Normalny" style:family="paragraph">
      <style:paragraph-properties fo:text-align="justify" fo:line-height="150%"/>
    </style:style>
    <style:style style:name="T3779" style:parent-style-name="Domyślnaczcionkaakapitu" style:family="text">
      <style:text-properties style:text-underline-type="single" style:text-underline-style="solid" style:text-underline-width="auto" style:text-underline-mode="continuous"/>
    </style:style>
    <style:style style:name="T3780" style:parent-style-name="Domyślnaczcionkaakapitu" style:family="text">
      <style:text-properties fo:background-color="#80FFFF" style:text-underline-type="single" style:text-underline-style="solid" style:text-underline-width="auto" style:text-underline-mode="continuous"/>
    </style:style>
    <style:style style:name="T3781" style:parent-style-name="Domyślnaczcionkaakapitu" style:family="text">
      <style:text-properties style:text-underline-type="single" style:text-underline-style="solid" style:text-underline-width="auto" style:text-underline-mode="continuous"/>
    </style:style>
    <style:style style:name="P3782" style:parent-style-name="Normalny" style:family="paragraph">
      <style:paragraph-properties fo:text-align="justify" fo:line-height="150%" fo:text-indent="0.2479in"/>
    </style:style>
    <style:style style:name="T3783" style:parent-style-name="Domyślnaczcionkaakapitu" style:family="text">
      <style:text-properties fo:background-color="#80FFFF"/>
    </style:style>
    <style:style style:name="T3784" style:parent-style-name="Domyślnaczcionkaakapitu" style:family="text">
      <style:text-properties fo:background-color="#80FFFF"/>
    </style:style>
    <style:style style:name="T3785" style:parent-style-name="Domyślnaczcionkaakapitu" style:family="text">
      <style:text-properties fo:background-color="#80FFFF"/>
    </style:style>
    <style:style style:name="T3786" style:parent-style-name="Domyślnaczcionkaakapitu" style:family="text">
      <style:text-properties fo:background-color="#80FFFF"/>
    </style:style>
    <style:style style:name="P3787" style:parent-style-name="Normalny" style:family="paragraph">
      <style:paragraph-properties fo:text-align="justify" fo:line-height="150%"/>
    </style:style>
    <style:style style:name="T3788" style:parent-style-name="Domyślnaczcionkaakapitu" style:family="text">
      <style:text-properties style:text-underline-type="single" style:text-underline-style="solid" style:text-underline-width="auto" style:text-underline-mode="continuous"/>
    </style:style>
    <style:style style:name="T3789" style:parent-style-name="Domyślnaczcionkaakapitu" style:family="text">
      <style:text-properties fo:background-color="#80FFFF" style:text-underline-type="single" style:text-underline-style="solid" style:text-underline-width="auto" style:text-underline-mode="continuous"/>
    </style:style>
    <style:style style:name="P3790" style:parent-style-name="Normalny" style:family="paragraph">
      <style:paragraph-properties fo:text-align="justify" fo:line-height="150%" fo:text-indent="0.2479in"/>
    </style:style>
    <style:style style:name="T3791" style:parent-style-name="Domyślnaczcionkaakapitu" style:family="text">
      <style:text-properties fo:background-color="#80FFFF"/>
    </style:style>
    <style:style style:name="T3792" style:parent-style-name="Domyślnaczcionkaakapitu" style:family="text">
      <style:text-properties fo:background-color="#80FFFF"/>
    </style:style>
    <style:style style:name="P3793" style:parent-style-name="Normalny" style:family="paragraph">
      <style:paragraph-properties fo:text-align="justify" fo:line-height="150%" fo:text-indent="0.2479in"/>
    </style:style>
    <style:style style:name="P3794" style:parent-style-name="Normalny" style:family="paragraph">
      <style:paragraph-properties fo:text-align="justify" fo:line-height="150%"/>
    </style:style>
    <style:style style:name="T3795" style:parent-style-name="Domyślnaczcionkaakapitu" style:family="text">
      <style:text-properties style:text-underline-type="single" style:text-underline-style="solid" style:text-underline-width="auto" style:text-underline-mode="continuous"/>
    </style:style>
    <style:style style:name="T3796" style:parent-style-name="Domyślnaczcionkaakapitu" style:family="text">
      <style:text-properties fo:background-color="#80FFFF" style:text-underline-type="single" style:text-underline-style="solid" style:text-underline-width="auto" style:text-underline-mode="continuous"/>
    </style:style>
    <style:style style:name="T3797" style:parent-style-name="Domyślnaczcionkaakapitu" style:family="text">
      <style:text-properties style:text-underline-type="single" style:text-underline-style="solid" style:text-underline-width="auto" style:text-underline-mode="continuous"/>
    </style:style>
    <style:style style:name="P3798" style:parent-style-name="Normalny" style:family="paragraph">
      <style:paragraph-properties fo:text-align="justify" fo:line-height="150%" fo:text-indent="0.2479in"/>
    </style:style>
    <style:style style:name="T3799" style:parent-style-name="Domyślnaczcionkaakapitu" style:family="text">
      <style:text-properties fo:background-color="#80FFFF"/>
    </style:style>
    <style:style style:name="P3800" style:parent-style-name="Normalny" style:family="paragraph">
      <style:paragraph-properties fo:text-align="justify" fo:line-height="150%"/>
    </style:style>
    <style:style style:name="T3801" style:parent-style-name="Domyślnaczcionkaakapitu" style:family="text">
      <style:text-properties style:text-underline-type="single" style:text-underline-style="solid" style:text-underline-width="auto" style:text-underline-mode="continuous"/>
    </style:style>
    <style:style style:name="P3802" style:parent-style-name="Normalny" style:family="paragraph">
      <style:paragraph-properties fo:text-align="justify" fo:line-height="150%" fo:text-indent="0.2479in"/>
    </style:style>
    <style:style style:name="T3803" style:parent-style-name="Domyślnaczcionkaakapitu" style:family="text">
      <style:text-properties fo:background-color="#80FFFF"/>
    </style:style>
    <style:style style:name="P3804" style:parent-style-name="Normalny" style:family="paragraph">
      <style:paragraph-properties fo:text-align="justify" fo:line-height="150%" fo:text-indent="0.2479in"/>
    </style:style>
    <style:style style:name="T3805" style:parent-style-name="Domyślnaczcionkaakapitu" style:family="text">
      <style:text-properties fo:background-color="#80FFFF"/>
    </style:style>
    <style:style style:name="P3806" style:parent-style-name="Normalny" style:family="paragraph">
      <style:paragraph-properties fo:text-align="justify" fo:line-height="150%" fo:text-indent="0.2479in"/>
    </style:style>
    <style:style style:name="T3807" style:parent-style-name="Domyślnaczcionkaakapitu" style:family="text">
      <style:text-properties fo:background-color="#80FFFF"/>
    </style:style>
    <style:style style:name="T3808" style:parent-style-name="Domyślnaczcionkaakapitu" style:family="text">
      <style:text-properties fo:background-color="#80FFFF"/>
    </style:style>
    <style:style style:name="P3809" style:parent-style-name="Normalny" style:family="paragraph">
      <style:paragraph-properties fo:text-align="justify" fo:line-height="150%"/>
    </style:style>
    <style:style style:name="T3810" style:parent-style-name="Domyślnaczcionkaakapitu" style:family="text">
      <style:text-properties style:text-underline-type="single" style:text-underline-style="solid" style:text-underline-width="auto" style:text-underline-mode="continuous"/>
    </style:style>
    <style:style style:name="P3811" style:parent-style-name="Normalny" style:family="paragraph">
      <style:paragraph-properties fo:text-align="justify" fo:line-height="150%" fo:text-indent="0.2479in"/>
    </style:style>
    <style:style style:name="P3812" style:parent-style-name="Normalny" style:family="paragraph">
      <style:paragraph-properties fo:text-align="justify" fo:line-height="150%"/>
    </style:style>
    <style:style style:name="T3813" style:parent-style-name="Domyślnaczcionkaakapitu" style:family="text">
      <style:text-properties fo:background-color="#80FFFF" style:text-underline-type="single" style:text-underline-style="solid" style:text-underline-width="auto" style:text-underline-mode="continuous"/>
    </style:style>
    <style:style style:name="T3814" style:parent-style-name="Domyślnaczcionkaakapitu" style:family="text">
      <style:text-properties style:text-underline-type="single" style:text-underline-style="solid" style:text-underline-width="auto" style:text-underline-mode="continuous"/>
    </style:style>
    <style:style style:name="T3815" style:parent-style-name="Domyślnaczcionkaakapitu" style:family="text">
      <style:text-properties fo:background-color="#80FFFF" style:text-underline-type="single" style:text-underline-style="solid" style:text-underline-width="auto" style:text-underline-mode="continuous"/>
    </style:style>
    <style:style style:name="T3816" style:parent-style-name="Domyślnaczcionkaakapitu" style:family="text">
      <style:text-properties style:text-underline-type="single" style:text-underline-style="solid" style:text-underline-width="auto" style:text-underline-mode="continuous"/>
    </style:style>
    <style:style style:name="P3817" style:parent-style-name="Normalny" style:family="paragraph">
      <style:paragraph-properties fo:text-align="justify" fo:line-height="150%" fo:text-indent="0.2479in"/>
    </style:style>
    <style:style style:name="P3818" style:parent-style-name="Normalny" style:family="paragraph">
      <style:paragraph-properties fo:text-align="justify" fo:line-height="150%">
        <style:tab-stops>
          <style:tab-stop style:type="left" style:position="2.3486in"/>
        </style:tab-stops>
      </style:paragraph-properties>
    </style:style>
    <style:style style:name="T3819" style:parent-style-name="Domyślnaczcionkaakapitu" style:family="text">
      <style:text-properties style:text-underline-type="single" style:text-underline-style="solid" style:text-underline-width="auto" style:text-underline-mode="continuous"/>
    </style:style>
    <style:style style:name="P3820" style:parent-style-name="Normalny" style:family="paragraph">
      <style:paragraph-properties fo:text-align="justify" fo:line-height="150%" fo:text-indent="0.2479in">
        <style:tab-stops>
          <style:tab-stop style:type="left" style:position="2.3486in"/>
        </style:tab-stops>
      </style:paragraph-properties>
    </style:style>
    <style:style style:name="T3821" style:parent-style-name="Domyślnaczcionkaakapitu" style:family="text">
      <style:text-properties fo:background-color="#80FFFF"/>
    </style:style>
    <style:style style:name="T3822" style:parent-style-name="Domyślnaczcionkaakapitu" style:family="text">
      <style:text-properties fo:background-color="#80FFFF"/>
    </style:style>
    <style:style style:name="T3823" style:parent-style-name="Domyślnaczcionkaakapitu" style:family="text">
      <style:text-properties fo:background-color="#80FFFF"/>
    </style:style>
    <style:style style:name="T3824" style:parent-style-name="Domyślnaczcionkaakapitu" style:family="text">
      <style:text-properties fo:background-color="#80FFFF"/>
    </style:style>
    <style:style style:name="T3825" style:parent-style-name="Domyślnaczcionkaakapitu" style:family="text">
      <style:text-properties fo:background-color="#80FFFF"/>
    </style:style>
    <style:style style:name="T3826" style:parent-style-name="Domyślnaczcionkaakapitu" style:family="text">
      <style:text-properties fo:background-color="#80FFFF"/>
    </style:style>
    <style:style style:name="P3827" style:parent-style-name="Normalny" style:family="paragraph">
      <style:paragraph-properties fo:text-align="justify" fo:line-height="150%"/>
    </style:style>
    <style:style style:name="T3828" style:parent-style-name="Domyślnaczcionkaakapitu" style:family="text">
      <style:text-properties style:text-underline-type="single" style:text-underline-style="solid" style:text-underline-width="auto" style:text-underline-mode="continuous"/>
    </style:style>
    <style:style style:name="T3829" style:parent-style-name="Domyślnaczcionkaakapitu" style:family="text">
      <style:text-properties style:text-underline-type="single" style:text-underline-style="solid" style:text-underline-width="auto" style:text-underline-mode="continuous"/>
    </style:style>
    <style:style style:name="T3830" style:parent-style-name="Domyślnaczcionkaakapitu" style:family="text">
      <style:text-properties style:text-underline-type="single" style:text-underline-style="solid" style:text-underline-width="auto" style:text-underline-mode="continuous"/>
    </style:style>
    <style:style style:name="P3831" style:parent-style-name="Normalny" style:family="paragraph">
      <style:paragraph-properties fo:text-align="justify" fo:line-height="150%" fo:text-indent="0.2479in"/>
    </style:style>
    <style:style style:name="T3832" style:parent-style-name="Domyślnaczcionkaakapitu" style:family="text">
      <style:text-properties fo:background-color="#80FFFF"/>
    </style:style>
    <style:style style:name="T3833" style:parent-style-name="Domyślnaczcionkaakapitu" style:family="text">
      <style:text-properties fo:background-color="#80FFFF"/>
    </style:style>
    <style:style style:name="T3834" style:parent-style-name="Domyślnaczcionkaakapitu" style:family="text">
      <style:text-properties fo:background-color="#80FFFF"/>
    </style:style>
    <style:style style:name="T3835" style:parent-style-name="Domyślnaczcionkaakapitu" style:family="text">
      <style:text-properties fo:background-color="#80FFFF"/>
    </style:style>
    <style:style style:name="P3836" style:parent-style-name="Normalny" style:family="paragraph">
      <style:paragraph-properties fo:text-align="justify" fo:line-height="150%">
        <style:tab-stops>
          <style:tab-stop style:type="left" style:leader-style="dotted" style:leader-text="." style:position="2.3486in"/>
          <style:tab-stop style:type="left" style:leader-style="dotted" style:leader-text="." style:position="2.459in"/>
        </style:tab-stops>
      </style:paragraph-properties>
    </style:style>
    <style:style style:name="T3837" style:parent-style-name="Domyślnaczcionkaakapitu" style:family="text">
      <style:text-properties style:text-underline-type="single" style:text-underline-style="solid" style:text-underline-width="auto" style:text-underline-mode="continuous"/>
    </style:style>
    <style:style style:name="P3838" style:parent-style-name="Normalny" style:family="paragraph">
      <style:paragraph-properties fo:text-align="justify" fo:line-height="150%" fo:text-indent="0.2479in">
        <style:tab-stops>
          <style:tab-stop style:type="left" style:leader-style="dotted" style:leader-text="." style:position="2.3486in"/>
          <style:tab-stop style:type="left" style:leader-style="dotted" style:leader-text="." style:position="2.459in"/>
        </style:tab-stops>
      </style:paragraph-properties>
    </style:style>
    <style:style style:name="T3839" style:parent-style-name="Domyślnaczcionkaakapitu" style:family="text">
      <style:text-properties fo:background-color="#80FFFF"/>
    </style:style>
    <style:style style:name="T3840" style:parent-style-name="Domyślnaczcionkaakapitu" style:family="text">
      <style:text-properties fo:background-color="#80FFFF"/>
    </style:style>
    <style:style style:name="T3841" style:parent-style-name="Domyślnaczcionkaakapitu" style:family="text">
      <style:text-properties fo:background-color="#80FFFF"/>
    </style:style>
    <style:style style:name="P3842" style:parent-style-name="Normalny" style:family="paragraph">
      <style:paragraph-properties fo:text-align="justify" fo:line-height="150%" fo:text-indent="0.2479in"/>
    </style:style>
    <style:style style:name="T3843" style:parent-style-name="Domyślnaczcionkaakapitu" style:family="text">
      <style:text-properties fo:background-color="#80FFFF"/>
    </style:style>
    <style:style style:name="P3844" style:parent-style-name="Normalny" style:family="paragraph">
      <style:paragraph-properties fo:text-align="justify" fo:line-height="150%" fo:text-indent="0.2479in"/>
    </style:style>
    <style:style style:name="T3845" style:parent-style-name="Domyślnaczcionkaakapitu" style:family="text">
      <style:text-properties fo:background-color="#80FFFF"/>
    </style:style>
    <style:style style:name="T3846" style:parent-style-name="Domyślnaczcionkaakapitu" style:family="text">
      <style:text-properties fo:background-color="#80FFFF"/>
    </style:style>
    <style:style style:name="T3847" style:parent-style-name="Domyślnaczcionkaakapitu" style:family="text">
      <style:text-properties fo:background-color="#80FFFF"/>
    </style:style>
    <style:style style:name="T3848" style:parent-style-name="Domyślnaczcionkaakapitu" style:family="text">
      <style:text-properties fo:background-color="#80FFFF"/>
    </style:style>
    <style:style style:name="T3849" style:parent-style-name="Domyślnaczcionkaakapitu" style:family="text">
      <style:text-properties fo:background-color="#80FFFF"/>
    </style:style>
    <style:style style:name="P3850" style:parent-style-name="Normalny" style:family="paragraph">
      <style:paragraph-properties fo:text-align="justify" fo:line-height="150%" fo:text-indent="0.2479in"/>
    </style:style>
    <style:style style:name="T3851" style:parent-style-name="Domyślnaczcionkaakapitu" style:family="text">
      <style:text-properties fo:background-color="#80FFFF"/>
    </style:style>
    <style:style style:name="T3852" style:parent-style-name="Domyślnaczcionkaakapitu" style:family="text">
      <style:text-properties fo:background-color="#80FFFF"/>
    </style:style>
    <style:style style:name="P3853" style:parent-style-name="Normalny" style:family="paragraph">
      <style:paragraph-properties fo:text-align="justify" fo:line-height="150%"/>
    </style:style>
    <style:style style:name="T3854" style:parent-style-name="Domyślnaczcionkaakapitu" style:family="text">
      <style:text-properties fo:background-color="#80FFFF" style:text-underline-type="single" style:text-underline-style="solid" style:text-underline-width="auto" style:text-underline-mode="continuous"/>
    </style:style>
    <style:style style:name="T3855" style:parent-style-name="Domyślnaczcionkaakapitu" style:family="text">
      <style:text-properties style:text-underline-type="single" style:text-underline-style="solid" style:text-underline-width="auto" style:text-underline-mode="continuous"/>
    </style:style>
    <style:style style:name="T3856" style:parent-style-name="Domyślnaczcionkaakapitu" style:family="text">
      <style:text-properties fo:background-color="#80FFFF" style:text-underline-type="single" style:text-underline-style="solid" style:text-underline-width="auto" style:text-underline-mode="continuous"/>
    </style:style>
    <style:style style:name="T3857" style:parent-style-name="Domyślnaczcionkaakapitu" style:family="text">
      <style:text-properties fo:background-color="#80FFFF"/>
    </style:style>
    <style:style style:name="P3858" style:parent-style-name="Normalny" style:family="paragraph">
      <style:paragraph-properties fo:text-align="justify" fo:line-height="150%" fo:text-indent="0.2479in"/>
    </style:style>
    <style:style style:name="T3859" style:parent-style-name="Domyślnaczcionkaakapitu" style:family="text">
      <style:text-properties fo:background-color="#80FFFF"/>
    </style:style>
    <style:style style:name="T3860" style:parent-style-name="Domyślnaczcionkaakapitu" style:family="text">
      <style:text-properties fo:background-color="#80FFFF"/>
    </style:style>
    <style:style style:name="T3861" style:parent-style-name="Domyślnaczcionkaakapitu" style:family="text">
      <style:text-properties fo:background-color="#80FFFF"/>
    </style:style>
    <style:style style:name="T3862" style:parent-style-name="Domyślnaczcionkaakapitu" style:family="text">
      <style:text-properties fo:background-color="#80FFFF"/>
    </style:style>
    <style:style style:name="T3863" style:parent-style-name="Domyślnaczcionkaakapitu" style:family="text">
      <style:text-properties fo:background-color="#80FFFF"/>
    </style:style>
    <style:style style:name="P3864" style:parent-style-name="Normalny" style:family="paragraph">
      <style:paragraph-properties fo:text-align="justify" fo:line-height="150%">
        <style:tab-stops>
          <style:tab-stop style:type="left" style:leader-style="dotted" style:leader-text="." style:position="1.8493in"/>
        </style:tab-stops>
      </style:paragraph-properties>
    </style:style>
    <style:style style:name="T3865" style:parent-style-name="Domyślnaczcionkaakapitu" style:family="text">
      <style:text-properties style:text-underline-type="single" style:text-underline-style="solid" style:text-underline-width="auto" style:text-underline-mode="continuous"/>
    </style:style>
    <style:style style:name="P3866" style:parent-style-name="Normalny" style:family="paragraph">
      <style:paragraph-properties fo:text-align="justify" fo:line-height="150%" fo:text-indent="0.2479in">
        <style:tab-stops>
          <style:tab-stop style:type="left" style:leader-style="dotted" style:leader-text="." style:position="1.8493in"/>
        </style:tab-stops>
      </style:paragraph-properties>
    </style:style>
    <style:style style:name="T3867" style:parent-style-name="Domyślnaczcionkaakapitu" style:family="text">
      <style:text-properties fo:background-color="#80FFFF"/>
    </style:style>
    <style:style style:name="T3868" style:parent-style-name="Domyślnaczcionkaakapitu" style:family="text">
      <style:text-properties fo:background-color="#80FFFF"/>
    </style:style>
    <style:style style:name="T3869" style:parent-style-name="Domyślnaczcionkaakapitu" style:family="text">
      <style:text-properties fo:background-color="#80FFFF"/>
    </style:style>
    <style:style style:name="T3870" style:parent-style-name="Domyślnaczcionkaakapitu" style:family="text">
      <style:text-properties fo:background-color="#80FFFF"/>
    </style:style>
    <style:style style:name="P3871" style:parent-style-name="Normalny" style:family="paragraph">
      <style:paragraph-properties fo:text-align="justify" fo:line-height="150%" fo:text-indent="0.2479in"/>
    </style:style>
    <style:style style:name="T3872" style:parent-style-name="Domyślnaczcionkaakapitu" style:family="text">
      <style:text-properties fo:background-color="#80FFFF"/>
    </style:style>
    <style:style style:name="P3873" style:parent-style-name="Normalny" style:family="paragraph">
      <style:paragraph-properties fo:text-align="justify" fo:line-height="150%"/>
    </style:style>
    <style:style style:name="T3874" style:parent-style-name="Domyślnaczcionkaakapitu" style:family="text">
      <style:text-properties style:text-underline-type="single" style:text-underline-style="solid" style:text-underline-width="auto" style:text-underline-mode="continuous"/>
    </style:style>
    <style:style style:name="P3875" style:parent-style-name="Normalny" style:family="paragraph">
      <style:paragraph-properties fo:text-align="justify" fo:line-height="150%" fo:text-indent="0.2479in"/>
    </style:style>
    <style:style style:name="T3876" style:parent-style-name="Domyślnaczcionkaakapitu" style:family="text">
      <style:text-properties fo:background-color="#80FFFF"/>
    </style:style>
    <style:style style:name="P3877" style:parent-style-name="Normalny" style:family="paragraph">
      <style:paragraph-properties fo:text-align="justify" fo:line-height="150%"/>
    </style:style>
    <style:style style:name="T3878" style:parent-style-name="Domyślnaczcionkaakapitu" style:family="text">
      <style:text-properties style:text-underline-type="single" style:text-underline-style="solid" style:text-underline-width="auto" style:text-underline-mode="continuous"/>
    </style:style>
    <style:style style:name="P3879" style:parent-style-name="Normalny" style:family="paragraph">
      <style:paragraph-properties fo:text-align="justify" fo:line-height="150%" fo:text-indent="0.2479in"/>
    </style:style>
    <style:style style:name="P3880" style:parent-style-name="Normalny" style:family="paragraph">
      <style:paragraph-properties fo:text-align="justify" fo:line-height="150%" fo:text-indent="0.2479in"/>
    </style:style>
    <style:style style:name="P3881" style:parent-style-name="Normalny" style:family="paragraph">
      <style:paragraph-properties fo:text-align="justify" fo:line-height="150%" fo:text-indent="0.2479in"/>
    </style:style>
    <style:style style:name="T3882" style:parent-style-name="Domyślnaczcionkaakapitu" style:family="text">
      <style:text-properties fo:background-color="#80FFFF"/>
    </style:style>
    <style:style style:name="P3883" style:parent-style-name="Normalny" style:family="paragraph">
      <style:paragraph-properties fo:text-align="justify" fo:line-height="150%"/>
    </style:style>
    <style:style style:name="T3884" style:parent-style-name="Domyślnaczcionkaakapitu" style:family="text">
      <style:text-properties style:text-underline-type="single" style:text-underline-style="solid" style:text-underline-width="auto" style:text-underline-mode="continuous"/>
    </style:style>
    <style:style style:name="P3885" style:parent-style-name="Normalny" style:family="paragraph">
      <style:paragraph-properties fo:text-align="justify" fo:line-height="150%" fo:text-indent="0.2479in"/>
    </style:style>
    <style:style style:name="T3886" style:parent-style-name="Domyślnaczcionkaakapitu" style:family="text">
      <style:text-properties fo:background-color="#80FFFF"/>
    </style:style>
    <style:style style:name="T3887" style:parent-style-name="Domyślnaczcionkaakapitu" style:family="text">
      <style:text-properties fo:background-color="#80FFFF"/>
    </style:style>
    <style:style style:name="T3888" style:parent-style-name="Domyślnaczcionkaakapitu" style:family="text">
      <style:text-properties fo:background-color="#80FFFF"/>
    </style:style>
    <style:style style:name="T3889" style:parent-style-name="Domyślnaczcionkaakapitu" style:family="text">
      <style:text-properties fo:background-color="#80FFFF"/>
    </style:style>
    <style:style style:name="P3890" style:parent-style-name="Normalny" style:family="paragraph">
      <style:paragraph-properties fo:text-align="justify" fo:line-height="150%" fo:text-indent="0.2479in"/>
    </style:style>
    <style:style style:name="P3891" style:parent-style-name="Normalny" style:family="paragraph">
      <style:paragraph-properties fo:text-align="justify" fo:line-height="150%">
        <style:tab-stops>
          <style:tab-stop style:type="left" style:leader-style="dotted" style:leader-text="." style:position="1.427in"/>
          <style:tab-stop style:type="left" style:leader-style="dotted" style:leader-text="." style:position="2.0381in"/>
          <style:tab-stop style:type="left" style:leader-style="dotted" style:leader-text="." style:position="2.0631in"/>
          <style:tab-stop style:type="left" style:leader-style="dotted" style:leader-text="." style:position="2.0881in"/>
        </style:tab-stops>
      </style:paragraph-properties>
    </style:style>
    <style:style style:name="T3892" style:parent-style-name="Domyślnaczcionkaakapitu" style:family="text">
      <style:text-properties style:text-underline-type="single" style:text-underline-style="solid" style:text-underline-width="auto" style:text-underline-mode="continuous"/>
    </style:style>
    <style:style style:name="P3893" style:parent-style-name="Normalny" style:family="paragraph">
      <style:paragraph-properties fo:text-align="justify" fo:line-height="150%" fo:text-indent="0.2479in">
        <style:tab-stops>
          <style:tab-stop style:type="left" style:leader-style="dotted" style:leader-text="." style:position="1.427in"/>
          <style:tab-stop style:type="left" style:leader-style="dotted" style:leader-text="." style:position="2.0381in"/>
          <style:tab-stop style:type="left" style:leader-style="dotted" style:leader-text="." style:position="2.0631in"/>
          <style:tab-stop style:type="left" style:leader-style="dotted" style:leader-text="." style:position="2.0881in"/>
        </style:tab-stops>
      </style:paragraph-properties>
    </style:style>
    <style:style style:name="T3894" style:parent-style-name="Domyślnaczcionkaakapitu" style:family="text">
      <style:text-properties fo:background-color="#80FFFF"/>
    </style:style>
    <style:style style:name="P3895" style:parent-style-name="Normalny" style:family="paragraph">
      <style:paragraph-properties fo:text-align="justify" fo:line-height="150%" fo:text-indent="0.2479in"/>
    </style:style>
    <style:style style:name="T3896" style:parent-style-name="Domyślnaczcionkaakapitu" style:family="text">
      <style:text-properties fo:background-color="#80FFFF"/>
    </style:style>
    <style:style style:name="T3897" style:parent-style-name="Domyślnaczcionkaakapitu" style:family="text">
      <style:text-properties fo:background-color="#80FFFF"/>
    </style:style>
    <style:style style:name="P3898" style:parent-style-name="Normalny" style:family="paragraph">
      <style:paragraph-properties fo:text-align="justify" fo:line-height="150%"/>
    </style:style>
    <style:style style:name="T3899" style:parent-style-name="Domyślnaczcionkaakapitu" style:family="text">
      <style:text-properties style:text-underline-type="single" style:text-underline-style="solid" style:text-underline-width="auto" style:text-underline-mode="continuous"/>
    </style:style>
    <style:style style:name="P3900" style:parent-style-name="Normalny" style:family="paragraph">
      <style:paragraph-properties fo:text-align="justify" fo:line-height="150%" fo:text-indent="0.2479in"/>
    </style:style>
    <style:style style:name="T3901" style:parent-style-name="Domyślnaczcionkaakapitu" style:family="text">
      <style:text-properties fo:background-color="#80FFFF"/>
    </style:style>
    <style:style style:name="T3902" style:parent-style-name="Domyślnaczcionkaakapitu" style:family="text">
      <style:text-properties fo:background-color="#80FFFF"/>
    </style:style>
    <style:style style:name="T3903" style:parent-style-name="Domyślnaczcionkaakapitu" style:family="text">
      <style:text-properties fo:background-color="#80FFFF"/>
    </style:style>
    <style:style style:name="T3904" style:parent-style-name="Domyślnaczcionkaakapitu" style:family="text">
      <style:text-properties fo:background-color="#80FFFF"/>
    </style:style>
    <style:style style:name="T3905" style:parent-style-name="Domyślnaczcionkaakapitu" style:family="text">
      <style:text-properties fo:background-color="#80FFFF"/>
    </style:style>
    <style:style style:name="T3906" style:parent-style-name="Domyślnaczcionkaakapitu" style:family="text">
      <style:text-properties fo:background-color="#80FFFF"/>
    </style:style>
    <style:style style:name="T3907" style:parent-style-name="Domyślnaczcionkaakapitu" style:family="text">
      <style:text-properties fo:background-color="#80FFFF"/>
    </style:style>
    <style:style style:name="T3908" style:parent-style-name="Domyślnaczcionkaakapitu" style:family="text">
      <style:text-properties fo:background-color="#80FFFF"/>
    </style:style>
    <style:style style:name="P3909" style:parent-style-name="Normalny" style:family="paragraph">
      <style:paragraph-properties fo:text-align="justify" fo:line-height="150%" fo:text-indent="0.2479in"/>
    </style:style>
    <style:style style:name="P3910" style:parent-style-name="Normalny" style:family="paragraph">
      <style:paragraph-properties fo:text-align="justify" fo:line-height="150%" fo:text-indent="0.2479in"/>
    </style:style>
    <style:style style:name="P3911" style:parent-style-name="Normalny" style:family="paragraph">
      <style:paragraph-properties fo:text-align="justify" fo:line-height="150%" fo:text-indent="0.2479in"/>
    </style:style>
    <style:style style:name="P3912" style:parent-style-name="Normalny" style:family="paragraph">
      <style:paragraph-properties fo:text-align="justify" fo:line-height="150%"/>
    </style:style>
    <style:style style:name="T3913" style:parent-style-name="Domyślnaczcionkaakapitu" style:family="text">
      <style:text-properties fo:background-color="#80FFFF" style:text-underline-type="single" style:text-underline-style="solid" style:text-underline-width="auto" style:text-underline-mode="continuous"/>
    </style:style>
    <style:style style:name="T3914" style:parent-style-name="Domyślnaczcionkaakapitu" style:family="text">
      <style:text-properties style:text-underline-type="single" style:text-underline-style="solid" style:text-underline-width="auto" style:text-underline-mode="continuous"/>
    </style:style>
    <style:style style:name="P3915" style:parent-style-name="Normalny" style:family="paragraph">
      <style:paragraph-properties fo:text-align="justify" fo:line-height="150%" fo:text-indent="0.2479in"/>
    </style:style>
    <style:style style:name="P3916" style:parent-style-name="Normalny" style:family="paragraph">
      <style:paragraph-properties fo:text-align="justify" fo:line-height="150%" fo:text-indent="0.2479in"/>
    </style:style>
    <style:style style:name="T3917" style:parent-style-name="Domyślnaczcionkaakapitu" style:family="text">
      <style:text-properties fo:background-color="#80FFFF"/>
    </style:style>
    <style:style style:name="P3918" style:parent-style-name="Normalny" style:family="paragraph">
      <style:paragraph-properties fo:text-align="justify" fo:line-height="150%"/>
    </style:style>
    <style:style style:name="T3919" style:parent-style-name="Domyślnaczcionkaakapitu" style:family="text">
      <style:text-properties style:text-underline-type="single" style:text-underline-style="solid" style:text-underline-width="auto" style:text-underline-mode="continuous"/>
    </style:style>
    <style:style style:name="P3920" style:parent-style-name="Normalny" style:family="paragraph">
      <style:paragraph-properties fo:text-align="justify" fo:line-height="150%" fo:text-indent="0.2479in"/>
    </style:style>
    <style:style style:name="P3921" style:parent-style-name="Normalny" style:family="paragraph">
      <style:paragraph-properties fo:text-align="justify" fo:line-height="150%"/>
    </style:style>
    <style:style style:name="T3922" style:parent-style-name="Domyślnaczcionkaakapitu" style:family="text">
      <style:text-properties style:text-underline-type="single" style:text-underline-style="solid" style:text-underline-width="auto" style:text-underline-mode="continuous"/>
    </style:style>
    <style:style style:name="P3923" style:parent-style-name="Normalny" style:family="paragraph">
      <style:paragraph-properties fo:text-align="justify" fo:line-height="150%" fo:text-indent="0.2479in"/>
    </style:style>
    <style:style style:name="T3924" style:parent-style-name="Domyślnaczcionkaakapitu" style:family="text">
      <style:text-properties fo:background-color="#80FFFF"/>
    </style:style>
    <style:style style:name="P3925" style:parent-style-name="Normalny" style:family="paragraph">
      <style:paragraph-properties fo:text-align="justify" fo:line-height="150%" fo:text-indent="0.2479in"/>
    </style:style>
    <style:style style:name="T3926" style:parent-style-name="Domyślnaczcionkaakapitu" style:family="text">
      <style:text-properties fo:background-color="#80FFFF"/>
    </style:style>
    <style:style style:name="T3927" style:parent-style-name="Domyślnaczcionkaakapitu" style:family="text">
      <style:text-properties fo:background-color="#80FFFF"/>
    </style:style>
    <style:style style:name="T3928" style:parent-style-name="Domyślnaczcionkaakapitu" style:family="text">
      <style:text-properties fo:background-color="#80FFFF"/>
    </style:style>
    <style:style style:name="T3929" style:parent-style-name="Domyślnaczcionkaakapitu" style:family="text">
      <style:text-properties fo:background-color="#80FFFF"/>
    </style:style>
    <style:style style:name="T3930" style:parent-style-name="Domyślnaczcionkaakapitu" style:family="text">
      <style:text-properties fo:background-color="#80FFFF"/>
    </style:style>
    <style:style style:name="P3931" style:parent-style-name="Normalny" style:family="paragraph">
      <style:paragraph-properties fo:text-align="justify" fo:line-height="150%" fo:text-indent="0.2479in"/>
    </style:style>
    <style:style style:name="P3932" style:parent-style-name="Normalny" style:family="paragraph">
      <style:paragraph-properties fo:text-align="justify" fo:line-height="150%" fo:text-indent="0.2479in"/>
    </style:style>
    <style:style style:name="T3933" style:parent-style-name="Domyślnaczcionkaakapitu" style:family="text">
      <style:text-properties fo:background-color="#80FFFF"/>
    </style:style>
    <style:style style:name="P3934" style:parent-style-name="Normalny" style:family="paragraph">
      <style:paragraph-properties fo:text-align="justify" fo:line-height="150%"/>
    </style:style>
    <style:style style:name="T3935" style:parent-style-name="Domyślnaczcionkaakapitu" style:family="text">
      <style:text-properties style:text-underline-type="single" style:text-underline-style="solid" style:text-underline-width="auto" style:text-underline-mode="continuous"/>
    </style:style>
    <style:style style:name="P3936" style:parent-style-name="Normalny" style:family="paragraph">
      <style:paragraph-properties fo:text-align="justify" fo:line-height="150%" fo:text-indent="0.2479in"/>
    </style:style>
    <style:style style:name="P3937" style:parent-style-name="Normalny" style:family="paragraph">
      <style:paragraph-properties fo:text-align="justify" fo:line-height="150%"/>
    </style:style>
    <style:style style:name="T3938" style:parent-style-name="Domyślnaczcionkaakapitu" style:family="text">
      <style:text-properties style:text-underline-type="single" style:text-underline-style="solid" style:text-underline-width="auto" style:text-underline-mode="continuous"/>
    </style:style>
    <style:style style:name="T3939" style:parent-style-name="Domyślnaczcionkaakapitu" style:family="text">
      <style:text-properties fo:background-color="#80FFFF" style:text-underline-type="single" style:text-underline-style="solid" style:text-underline-width="auto" style:text-underline-mode="continuous"/>
    </style:style>
    <style:style style:name="T3940" style:parent-style-name="Domyślnaczcionkaakapitu" style:family="text">
      <style:text-properties style:text-underline-type="single" style:text-underline-style="solid" style:text-underline-width="auto" style:text-underline-mode="continuous"/>
    </style:style>
    <style:style style:name="P3941" style:parent-style-name="Normalny" style:family="paragraph">
      <style:paragraph-properties fo:text-align="justify" fo:line-height="150%" fo:text-indent="0.2479in"/>
    </style:style>
    <style:style style:name="T3942" style:parent-style-name="Domyślnaczcionkaakapitu" style:family="text">
      <style:text-properties fo:background-color="#80FFFF"/>
    </style:style>
    <style:style style:name="T3943" style:parent-style-name="Domyślnaczcionkaakapitu" style:family="text">
      <style:text-properties fo:background-color="#80FFFF"/>
    </style:style>
    <style:style style:name="P3944" style:parent-style-name="Normalny" style:family="paragraph">
      <style:paragraph-properties fo:text-align="justify" fo:line-height="150%"/>
    </style:style>
    <style:style style:name="T3945" style:parent-style-name="Domyślnaczcionkaakapitu" style:family="text">
      <style:text-properties fo:background-color="#80FFFF" style:text-underline-type="single" style:text-underline-style="solid" style:text-underline-width="auto" style:text-underline-mode="continuous"/>
    </style:style>
    <style:style style:name="T3946" style:parent-style-name="Domyślnaczcionkaakapitu" style:family="text">
      <style:text-properties style:text-underline-type="single" style:text-underline-style="solid" style:text-underline-width="auto" style:text-underline-mode="continuous"/>
    </style:style>
    <style:style style:name="P3947" style:parent-style-name="Normalny" style:family="paragraph">
      <style:paragraph-properties fo:text-align="justify" fo:line-height="150%" fo:text-indent="0.2479in"/>
    </style:style>
    <style:style style:name="P3948" style:parent-style-name="Normalny" style:family="paragraph">
      <style:paragraph-properties fo:text-align="justify" fo:line-height="150%" fo:text-indent="0.2479in"/>
    </style:style>
    <style:style style:name="P3949" style:parent-style-name="Normalny" style:family="paragraph">
      <style:paragraph-properties fo:text-align="justify" fo:line-height="150%"/>
    </style:style>
    <style:style style:name="T3950" style:parent-style-name="Domyślnaczcionkaakapitu" style:family="text">
      <style:text-properties fo:background-color="#80FFFF" style:text-underline-type="single" style:text-underline-style="solid" style:text-underline-width="auto" style:text-underline-mode="continuous"/>
    </style:style>
    <style:style style:name="T3951" style:parent-style-name="Domyślnaczcionkaakapitu" style:family="text">
      <style:text-properties style:text-underline-type="single" style:text-underline-style="solid" style:text-underline-width="auto" style:text-underline-mode="continuous"/>
    </style:style>
    <style:style style:name="T3952" style:parent-style-name="Domyślnaczcionkaakapitu" style:family="text">
      <style:text-properties fo:background-color="#80FFFF" style:text-underline-type="single" style:text-underline-style="solid" style:text-underline-width="auto" style:text-underline-mode="continuous"/>
    </style:style>
    <style:style style:name="T3953" style:parent-style-name="Domyślnaczcionkaakapitu" style:family="text">
      <style:text-properties style:text-underline-type="single" style:text-underline-style="solid" style:text-underline-width="auto" style:text-underline-mode="continuous"/>
    </style:style>
    <style:style style:name="T3954" style:parent-style-name="Domyślnaczcionkaakapitu" style:family="text">
      <style:text-properties fo:background-color="#80FFFF" style:text-underline-type="single" style:text-underline-style="solid" style:text-underline-width="auto" style:text-underline-mode="continuous"/>
    </style:style>
    <style:style style:name="T3955" style:parent-style-name="Domyślnaczcionkaakapitu" style:family="text">
      <style:text-properties style:text-underline-type="single" style:text-underline-style="solid" style:text-underline-width="auto" style:text-underline-mode="continuous"/>
    </style:style>
    <style:style style:name="T3956" style:parent-style-name="Domyślnaczcionkaakapitu" style:family="text">
      <style:text-properties fo:background-color="#80FFFF" style:text-underline-type="single" style:text-underline-style="solid" style:text-underline-width="auto" style:text-underline-mode="continuous"/>
    </style:style>
    <style:style style:name="T3957" style:parent-style-name="Domyślnaczcionkaakapitu" style:family="text">
      <style:text-properties style:text-underline-type="single" style:text-underline-style="solid" style:text-underline-width="auto" style:text-underline-mode="continuous"/>
    </style:style>
    <style:style style:name="T3958" style:parent-style-name="Domyślnaczcionkaakapitu" style:family="text">
      <style:text-properties fo:background-color="#80FFFF" style:text-underline-type="single" style:text-underline-style="solid" style:text-underline-width="auto" style:text-underline-mode="continuous"/>
    </style:style>
    <style:style style:name="T3959" style:parent-style-name="Domyślnaczcionkaakapitu" style:family="text">
      <style:text-properties fo:background-color="#80FFFF"/>
    </style:style>
    <style:style style:name="P3960" style:parent-style-name="Normalny" style:family="paragraph">
      <style:paragraph-properties fo:text-align="justify" fo:line-height="150%" fo:text-indent="0.2479in"/>
    </style:style>
    <style:style style:name="T3961" style:parent-style-name="Domyślnaczcionkaakapitu" style:family="text">
      <style:text-properties fo:background-color="#80FFFF"/>
    </style:style>
    <style:style style:name="T3962" style:parent-style-name="Domyślnaczcionkaakapitu" style:family="text">
      <style:text-properties fo:background-color="#80FFFF"/>
    </style:style>
    <style:style style:name="T3963" style:parent-style-name="Domyślnaczcionkaakapitu" style:family="text">
      <style:text-properties fo:background-color="#80FFFF"/>
    </style:style>
    <style:style style:name="T3964" style:parent-style-name="Domyślnaczcionkaakapitu" style:family="text">
      <style:text-properties fo:background-color="#80FFFF"/>
    </style:style>
    <style:style style:name="T3965" style:parent-style-name="Domyślnaczcionkaakapitu" style:family="text">
      <style:text-properties fo:background-color="#80FFFF"/>
    </style:style>
    <style:style style:name="P3966" style:parent-style-name="Normalny" style:family="paragraph">
      <style:paragraph-properties fo:text-align="justify" fo:line-height="150%" fo:text-indent="0.2479in"/>
    </style:style>
    <style:style style:name="T3967" style:parent-style-name="Domyślnaczcionkaakapitu" style:family="text">
      <style:text-properties fo:background-color="#80FFFF"/>
    </style:style>
    <style:style style:name="T3968" style:parent-style-name="Domyślnaczcionkaakapitu" style:family="text">
      <style:text-properties fo:background-color="#80FFFF"/>
    </style:style>
    <style:style style:name="T3969" style:parent-style-name="Domyślnaczcionkaakapitu" style:family="text">
      <style:text-properties fo:background-color="#80FFFF"/>
    </style:style>
    <style:style style:name="P3970" style:parent-style-name="Normalny" style:family="paragraph">
      <style:paragraph-properties fo:text-align="justify" fo:line-height="150%" fo:text-indent="0.2479in"/>
    </style:style>
    <style:style style:name="P3971" style:parent-style-name="Normalny" style:family="paragraph">
      <style:paragraph-properties fo:text-align="justify" fo:line-height="150%"/>
    </style:style>
    <style:style style:name="T3972" style:parent-style-name="Domyślnaczcionkaakapitu" style:family="text">
      <style:text-properties style:text-underline-type="single" style:text-underline-style="solid" style:text-underline-width="auto" style:text-underline-mode="continuous"/>
    </style:style>
    <style:style style:name="P3973" style:parent-style-name="Normalny" style:family="paragraph">
      <style:paragraph-properties fo:text-align="justify" fo:line-height="150%" fo:text-indent="0.2479in"/>
    </style:style>
    <style:style style:name="P3974" style:parent-style-name="Normalny" style:family="paragraph">
      <style:paragraph-properties fo:text-align="justify" fo:line-height="150%" fo:text-indent="0.2479in"/>
    </style:style>
    <style:style style:name="T3975" style:parent-style-name="Domyślnaczcionkaakapitu" style:family="text">
      <style:text-properties fo:background-color="#80FFFF"/>
    </style:style>
    <style:style style:name="P3976" style:parent-style-name="Normalny" style:family="paragraph">
      <style:paragraph-properties fo:text-align="justify" fo:line-height="150%" fo:text-indent="0.2479in"/>
    </style:style>
    <style:style style:name="T3977" style:parent-style-name="Domyślnaczcionkaakapitu" style:family="text">
      <style:text-properties fo:background-color="#80FFFF"/>
    </style:style>
    <style:style style:name="P3978" style:parent-style-name="Normalny" style:family="paragraph">
      <style:paragraph-properties fo:text-align="justify" fo:line-height="150%"/>
    </style:style>
    <style:style style:name="T3979" style:parent-style-name="Domyślnaczcionkaakapitu" style:family="text">
      <style:text-properties style:text-underline-type="single" style:text-underline-style="solid" style:text-underline-width="auto" style:text-underline-mode="continuous"/>
    </style:style>
    <style:style style:name="T3980" style:parent-style-name="Domyślnaczcionkaakapitu" style:family="text">
      <style:text-properties fo:background-color="#80FFFF" style:text-underline-type="single" style:text-underline-style="solid" style:text-underline-width="auto" style:text-underline-mode="continuous"/>
    </style:style>
    <style:style style:name="T3981" style:parent-style-name="Domyślnaczcionkaakapitu" style:family="text">
      <style:text-properties style:text-underline-type="single" style:text-underline-style="solid" style:text-underline-width="auto" style:text-underline-mode="continuous"/>
    </style:style>
    <style:style style:name="T3982" style:parent-style-name="Domyślnaczcionkaakapitu" style:family="text">
      <style:text-properties fo:background-color="#80FFFF" style:text-underline-type="single" style:text-underline-style="solid" style:text-underline-width="auto" style:text-underline-mode="continuous"/>
    </style:style>
    <style:style style:name="P3983" style:parent-style-name="Normalny" style:family="paragraph">
      <style:paragraph-properties fo:text-align="justify" fo:line-height="150%" fo:text-indent="0.2479in"/>
    </style:style>
    <style:style style:name="T3984" style:parent-style-name="Domyślnaczcionkaakapitu" style:family="text">
      <style:text-properties fo:background-color="#80FFFF"/>
    </style:style>
    <style:style style:name="T3985" style:parent-style-name="Domyślnaczcionkaakapitu" style:family="text">
      <style:text-properties fo:background-color="#80FFFF"/>
    </style:style>
    <style:style style:name="T3986" style:parent-style-name="Domyślnaczcionkaakapitu" style:family="text">
      <style:text-properties fo:background-color="#80FFFF"/>
    </style:style>
    <style:style style:name="P3987" style:parent-style-name="Normalny" style:family="paragraph">
      <style:paragraph-properties fo:text-align="justify" fo:line-height="150%"/>
    </style:style>
    <style:style style:name="T3988" style:parent-style-name="Domyślnaczcionkaakapitu" style:family="text">
      <style:text-properties style:text-underline-type="single" style:text-underline-style="solid" style:text-underline-width="auto" style:text-underline-mode="continuous"/>
    </style:style>
    <style:style style:name="P3989" style:parent-style-name="Normalny" style:family="paragraph">
      <style:paragraph-properties fo:text-align="justify" fo:line-height="150%" fo:text-indent="0.2479in"/>
    </style:style>
    <style:style style:name="T3990" style:parent-style-name="Domyślnaczcionkaakapitu" style:family="text">
      <style:text-properties fo:background-color="#80FFFF"/>
    </style:style>
    <style:style style:name="P3991" style:parent-style-name="Normalny" style:family="paragraph">
      <style:paragraph-properties fo:text-align="justify" fo:line-height="150%" fo:text-indent="0.2479in"/>
    </style:style>
    <style:style style:name="P3992" style:parent-style-name="Normalny" style:family="paragraph">
      <style:paragraph-properties fo:text-align="justify" fo:line-height="150%"/>
    </style:style>
    <style:style style:name="T3993" style:parent-style-name="Domyślnaczcionkaakapitu" style:family="text">
      <style:text-properties fo:background-color="#80FFFF" style:text-underline-type="single" style:text-underline-style="solid" style:text-underline-width="auto" style:text-underline-mode="continuous"/>
    </style:style>
    <style:style style:name="T3994" style:parent-style-name="Domyślnaczcionkaakapitu" style:family="text">
      <style:text-properties style:text-underline-type="single" style:text-underline-style="solid" style:text-underline-width="auto" style:text-underline-mode="continuous"/>
    </style:style>
    <style:style style:name="P3995" style:parent-style-name="Normalny" style:family="paragraph">
      <style:paragraph-properties fo:text-align="justify" fo:line-height="150%" fo:text-indent="0.2479in"/>
    </style:style>
    <style:style style:name="T3996" style:parent-style-name="Domyślnaczcionkaakapitu" style:family="text">
      <style:text-properties fo:background-color="#80FFFF"/>
    </style:style>
    <style:style style:name="T3997" style:parent-style-name="Domyślnaczcionkaakapitu" style:family="text">
      <style:text-properties fo:background-color="#80FFFF"/>
    </style:style>
    <style:style style:name="T3998" style:parent-style-name="Domyślnaczcionkaakapitu" style:family="text">
      <style:text-properties fo:background-color="#80FFFF"/>
    </style:style>
    <style:style style:name="P3999" style:parent-style-name="Normalny" style:family="paragraph">
      <style:paragraph-properties fo:text-align="justify" fo:line-height="150%" fo:text-indent="0.2479in"/>
    </style:style>
    <style:style style:name="T4000" style:parent-style-name="Domyślnaczcionkaakapitu" style:family="text">
      <style:text-properties fo:background-color="#80FFFF"/>
    </style:style>
    <style:style style:name="T4001" style:parent-style-name="Domyślnaczcionkaakapitu" style:family="text">
      <style:text-properties fo:background-color="#80FFFF"/>
    </style:style>
    <style:style style:name="T4002" style:parent-style-name="Domyślnaczcionkaakapitu" style:family="text">
      <style:text-properties fo:background-color="#80FFFF"/>
    </style:style>
    <style:style style:name="T4003" style:parent-style-name="Domyślnaczcionkaakapitu" style:family="text">
      <style:text-properties fo:background-color="#80FFFF"/>
    </style:style>
    <style:style style:name="P4004" style:parent-style-name="Normalny" style:family="paragraph">
      <style:paragraph-properties fo:text-align="justify" fo:line-height="150%"/>
    </style:style>
    <style:style style:name="T4005" style:parent-style-name="Domyślnaczcionkaakapitu" style:family="text">
      <style:text-properties style:text-underline-type="single" style:text-underline-style="solid" style:text-underline-width="auto" style:text-underline-mode="continuous"/>
    </style:style>
    <style:style style:name="P4006" style:parent-style-name="Normalny" style:family="paragraph">
      <style:paragraph-properties fo:text-align="justify" fo:line-height="150%" fo:text-indent="0.2479in"/>
    </style:style>
    <style:style style:name="T4007" style:parent-style-name="Domyślnaczcionkaakapitu" style:family="text">
      <style:text-properties fo:background-color="#80FFFF"/>
    </style:style>
    <style:style style:name="T4008" style:parent-style-name="Domyślnaczcionkaakapitu" style:family="text">
      <style:text-properties fo:background-color="#80FFFF"/>
    </style:style>
    <style:style style:name="T4009" style:parent-style-name="Domyślnaczcionkaakapitu" style:family="text">
      <style:text-properties fo:background-color="#80FFFF"/>
    </style:style>
    <style:style style:name="T4010" style:parent-style-name="Domyślnaczcionkaakapitu" style:family="text">
      <style:text-properties fo:background-color="#80FFFF"/>
    </style:style>
    <style:style style:name="T4011" style:parent-style-name="Domyślnaczcionkaakapitu" style:family="text">
      <style:text-properties fo:background-color="#80FFFF"/>
    </style:style>
    <style:style style:name="P4012" style:parent-style-name="Normalny" style:family="paragraph">
      <style:paragraph-properties fo:text-align="justify" fo:line-height="150%"/>
    </style:style>
    <style:style style:name="T4013" style:parent-style-name="Domyślnaczcionkaakapitu" style:family="text">
      <style:text-properties style:text-underline-type="single" style:text-underline-style="solid" style:text-underline-width="auto" style:text-underline-mode="continuous"/>
    </style:style>
    <style:style style:name="P4014" style:parent-style-name="Normalny" style:family="paragraph">
      <style:paragraph-properties fo:text-align="justify" fo:line-height="150%" fo:text-indent="0.2479in"/>
    </style:style>
    <style:style style:name="T4015" style:parent-style-name="Domyślnaczcionkaakapitu" style:family="text">
      <style:text-properties fo:background-color="#80FFFF"/>
    </style:style>
    <style:style style:name="T4016" style:parent-style-name="Domyślnaczcionkaakapitu" style:family="text">
      <style:text-properties fo:background-color="#80FFFF"/>
    </style:style>
    <style:style style:name="P4017" style:parent-style-name="Normalny" style:family="paragraph">
      <style:paragraph-properties fo:text-align="justify" fo:line-height="150%"/>
    </style:style>
    <style:style style:name="T4018" style:parent-style-name="Domyślnaczcionkaakapitu" style:family="text">
      <style:text-properties style:text-underline-type="single" style:text-underline-style="solid" style:text-underline-width="auto" style:text-underline-mode="continuous"/>
    </style:style>
    <style:style style:name="T4019" style:parent-style-name="Domyślnaczcionkaakapitu" style:family="text">
      <style:text-properties fo:background-color="#80FFFF" style:text-underline-type="single" style:text-underline-style="solid" style:text-underline-width="auto" style:text-underline-mode="continuous"/>
    </style:style>
    <style:style style:name="T4020" style:parent-style-name="Domyślnaczcionkaakapitu" style:family="text">
      <style:text-properties style:text-underline-type="single" style:text-underline-style="solid" style:text-underline-width="auto" style:text-underline-mode="continuous"/>
    </style:style>
    <style:style style:name="P4021" style:parent-style-name="Normalny" style:family="paragraph">
      <style:paragraph-properties fo:text-align="justify" fo:line-height="150%" fo:text-indent="0.2479in"/>
    </style:style>
    <style:style style:name="T4022" style:parent-style-name="Domyślnaczcionkaakapitu" style:family="text">
      <style:text-properties fo:background-color="#80FFFF"/>
    </style:style>
    <style:style style:name="T4023" style:parent-style-name="Domyślnaczcionkaakapitu" style:family="text">
      <style:text-properties fo:background-color="#80FFFF"/>
    </style:style>
    <style:style style:name="P4024" style:parent-style-name="Normalny" style:family="paragraph">
      <style:paragraph-properties fo:text-align="justify" fo:line-height="150%" fo:text-indent="0.2479in"/>
    </style:style>
    <style:style style:name="T4025" style:parent-style-name="Domyślnaczcionkaakapitu" style:family="text">
      <style:text-properties fo:background-color="#80FFFF"/>
    </style:style>
    <style:style style:name="T4026" style:parent-style-name="Domyślnaczcionkaakapitu" style:family="text">
      <style:text-properties fo:background-color="#80FFFF"/>
    </style:style>
    <style:style style:name="P4027" style:parent-style-name="Normalny" style:family="paragraph">
      <style:paragraph-properties fo:text-align="justify" fo:line-height="150%"/>
    </style:style>
    <style:style style:name="T4028" style:parent-style-name="Domyślnaczcionkaakapitu" style:family="text">
      <style:text-properties style:text-underline-type="single" style:text-underline-style="solid" style:text-underline-width="auto" style:text-underline-mode="continuous"/>
    </style:style>
    <style:style style:name="T4029" style:parent-style-name="Domyślnaczcionkaakapitu" style:family="text">
      <style:text-properties fo:background-color="#80FFFF" style:text-underline-type="single" style:text-underline-style="solid" style:text-underline-width="auto" style:text-underline-mode="continuous"/>
    </style:style>
    <style:style style:name="T4030" style:parent-style-name="Domyślnaczcionkaakapitu" style:family="text">
      <style:text-properties style:text-underline-type="single" style:text-underline-style="solid" style:text-underline-width="auto" style:text-underline-mode="continuous"/>
    </style:style>
    <style:style style:name="P4031" style:parent-style-name="Normalny" style:family="paragraph">
      <style:paragraph-properties fo:text-align="justify" fo:line-height="150%" fo:text-indent="0.2479in"/>
    </style:style>
    <style:style style:name="T4032" style:parent-style-name="Domyślnaczcionkaakapitu" style:family="text">
      <style:text-properties fo:background-color="#80FFFF"/>
    </style:style>
    <style:style style:name="T4033" style:parent-style-name="Domyślnaczcionkaakapitu" style:family="text">
      <style:text-properties fo:background-color="#80FFFF"/>
    </style:style>
    <style:style style:name="T4034" style:parent-style-name="Domyślnaczcionkaakapitu" style:family="text">
      <style:text-properties fo:background-color="#80FFFF"/>
    </style:style>
    <style:style style:name="T4035" style:parent-style-name="Domyślnaczcionkaakapitu" style:family="text">
      <style:text-properties fo:background-color="#80FFFF"/>
    </style:style>
    <style:style style:name="P4036" style:parent-style-name="Normalny" style:family="paragraph">
      <style:paragraph-properties fo:text-align="justify" fo:line-height="150%"/>
    </style:style>
    <style:style style:name="T4037" style:parent-style-name="Domyślnaczcionkaakapitu" style:family="text">
      <style:text-properties style:text-underline-type="single" style:text-underline-style="solid" style:text-underline-width="auto" style:text-underline-mode="continuous"/>
    </style:style>
    <style:style style:name="P4038" style:parent-style-name="Normalny" style:family="paragraph">
      <style:paragraph-properties fo:text-align="justify" fo:line-height="150%" fo:text-indent="0.2479in"/>
    </style:style>
    <style:style style:name="T4039" style:parent-style-name="Domyślnaczcionkaakapitu" style:family="text">
      <style:text-properties fo:background-color="#80FFFF"/>
    </style:style>
    <style:style style:name="T4040" style:parent-style-name="Domyślnaczcionkaakapitu" style:family="text">
      <style:text-properties fo:background-color="#80FFFF"/>
    </style:style>
    <style:style style:name="T4041" style:parent-style-name="Domyślnaczcionkaakapitu" style:family="text">
      <style:text-properties fo:background-color="#80FFFF"/>
    </style:style>
    <style:style style:name="T4042" style:parent-style-name="Domyślnaczcionkaakapitu" style:family="text">
      <style:text-properties fo:background-color="#80FFFF"/>
    </style:style>
    <style:style style:name="P4043" style:parent-style-name="Normalny" style:family="paragraph">
      <style:paragraph-properties fo:text-align="justify" fo:line-height="150%" fo:text-indent="0.2479in"/>
    </style:style>
    <style:style style:name="P4044" style:parent-style-name="Normalny" style:family="paragraph">
      <style:paragraph-properties fo:text-align="justify" fo:line-height="150%" fo:text-indent="0.2479in"/>
    </style:style>
    <style:style style:name="T4045" style:parent-style-name="Domyślnaczcionkaakapitu" style:family="text">
      <style:text-properties fo:background-color="#80FFFF"/>
    </style:style>
    <style:style style:name="P4046" style:parent-style-name="Normalny" style:family="paragraph">
      <style:paragraph-properties fo:text-align="justify" fo:line-height="150%" fo:text-indent="0.2479in"/>
    </style:style>
    <style:style style:name="P4047" style:parent-style-name="Normalny" style:family="paragraph">
      <style:paragraph-properties fo:text-align="justify" fo:line-height="150%" fo:text-indent="0.2479in"/>
    </style:style>
    <style:style style:name="P4048" style:parent-style-name="Normalny" style:family="paragraph">
      <style:paragraph-properties fo:text-align="justify" fo:line-height="150%"/>
    </style:style>
    <style:style style:name="T4049" style:parent-style-name="Domyślnaczcionkaakapitu" style:family="text">
      <style:text-properties style:text-underline-type="single" style:text-underline-style="solid" style:text-underline-width="auto" style:text-underline-mode="continuous"/>
    </style:style>
    <style:style style:name="P4050" style:parent-style-name="Normalny" style:family="paragraph">
      <style:paragraph-properties fo:text-align="justify" fo:line-height="150%" fo:text-indent="0.2479in"/>
    </style:style>
    <style:style style:name="P4051" style:parent-style-name="Normalny" style:family="paragraph">
      <style:paragraph-properties fo:text-align="justify" fo:line-height="150%"/>
    </style:style>
    <style:style style:name="T4052" style:parent-style-name="Domyślnaczcionkaakapitu" style:family="text">
      <style:text-properties style:text-underline-type="single" style:text-underline-style="solid" style:text-underline-width="auto" style:text-underline-mode="continuous"/>
    </style:style>
    <style:style style:name="T4053" style:parent-style-name="Domyślnaczcionkaakapitu" style:family="text">
      <style:text-properties fo:background-color="#80FFFF" style:text-underline-type="single" style:text-underline-style="solid" style:text-underline-width="auto" style:text-underline-mode="continuous"/>
    </style:style>
    <style:style style:name="T4054" style:parent-style-name="Domyślnaczcionkaakapitu" style:family="text">
      <style:text-properties style:text-underline-type="single" style:text-underline-style="solid" style:text-underline-width="auto" style:text-underline-mode="continuous"/>
    </style:style>
    <style:style style:name="T4055" style:parent-style-name="Domyślnaczcionkaakapitu" style:family="text">
      <style:text-properties fo:background-color="#80FFFF"/>
    </style:style>
    <style:style style:name="P4056" style:parent-style-name="Normalny" style:family="paragraph">
      <style:paragraph-properties fo:text-align="justify" fo:line-height="150%" fo:text-indent="0.2479in"/>
    </style:style>
  </office:automatic-styles>
  <office:body>
    <office:text text:use-soft-page-breaks="true">
      <text:p text:style-name="P1">KORPUS= Obrady Okrągłego Stołu</text:p>
      <text:p text:style-name="P2">ZESPÓŁ= Zespół do<text:s/>spraw Gospodarki i Polityki Społecznej</text:p>
      <text:p text:style-name="P3">TYTUŁ= STENOGRAM z dwunastego posiedzenia Zespołu do<text:s/>spraw Gospodarki i Polityki Społecznej</text:p>
      <text:p text:style-name="P4">DATA=<text:s/>1<text:s/>kwietnia 1989 r.</text:p>
      <text:p text:style-name="P5">SYGNATURA= 9540/2</text:p>
      <text:p text:style-name="P6">INW=<text:s/>46026</text:p>
      <text:p text:style-name="P7">TEKST=</text:p>
      <text:p text:style-name="P8"><text:span text:style-name="T9">S</text:span>tenogram z posiedzenia<text:s/>Zespołu do spra<text:span text:style-name="T10">w</text:span><text:s/>Reform<text:s/>Gospodarczych i<text:s/>Polityki<text:s/>Społecznej<text:s/><text:span text:style-name="T11">w</text:span><text:s/>dniu 1 kwietnia 19<text:span text:style-name="T12">89</text:span><text:s/>r.</text:p>
      <text:p text:style-name="P13"><text:span text:style-name="T14">/</text:span><text:span text:style-name="T15">O</text:span>bradom<text:s/><text:span text:style-name="T16">przewodniczy o</text:span><text:span text:style-name="T17">b. Witold Trzeciakowski</text:span><text:span text:style-name="T18">/</text:span><text:span text:style-name="T19">.</text:span></text:p>
      <text:p text:style-name="P20"><text:span text:style-name="T21">Przewodniczący</text:span>:</text:p>
      <text:p text:style-name="P22">Witam<text:s/>państwa<text:s/>i rozpoczynamy obrady.</text:p>
      <text:p text:style-name="P23">Mamy na warsztacie tekst rozdany wszystkim. Będziemy zgłaszali poprawki ewentualne do tekstu. Myślę, pójdziemy stronami, żeby przyspieszyć procedurę, a nie punktami poszczególnymi. Czy jest zgoda na to, żeby iść stronami?</text:p>
      <text:p text:style-name="P24">Nie widzę sprzeciwu.</text:p>
      <text:p text:style-name="P25">Wobec tego do strony 1-szej, poprawa zaopatrzenia rynku i warunków życia ludności - są jakieś uwagi?</text:p>
      <text:p text:style-name="P26"><text:span text:style-name="T27">O</text:span><text:span text:style-name="T28">b</text:span><text:span text:style-name="T29">.</text:span><text:span text:style-name="T30"><text:s/>Karol Szwarc</text:span>:</text:p>
      <text:p text:style-name="P31">Panie Przewodniczący! Może wczoraj ze zmęczenia nie zauważyliśmy, że istnieje w pierwszym punkcie a b c sprzeczność pewna logiczna i proponuję, żeby to zredagowa<text:span text:style-name="T32">ć</text:span><text:s/>te trzy punkty w następujący sposób:</text:p>
      <text:p text:style-name="P33">N<text:span text:style-name="T34">aj</text:span>ważniejsze w bieżącym roku zadania polityki gospodarczej to niedopuszczenie do pogorszenia sytuacji na rynku konsumpcyjnym.</text:p>
      <text:p text:style-name="P35">Ponieważ tam było poprzednio słowo, które wzbudzało pewne kontrowersje, a potem wobec tego rezygnując z tego słowa, następne zdanie brzmiałoby tak: konieczna jest też jakościowa i ilościowa poprawa zaopatrzenia oraz warunków dokonywania zakupów w sklepach i obsługi<text:s/><text:span text:style-name="T36">w</text:span><text:s/>zakładach usługowych<text:span text:style-name="T37">.</text:span></text:p>
      <text:p text:style-name="P38"><text:span text:style-name="T39">I</text:span><text:s/>druga sprawa, ona jest cz<text:span text:style-name="T40">ys</text:span>to redakcyjna wynikająca z przep<text:span text:style-name="T41">i</text:span>sania. Nawias, który jest w trzecim tire nie powinien być w tym miejscu, tylko powinien obejmować słowa: patrz rozdział III/, czyli: i ludności z uwzględnieniem ochrony przed skutkami inflacji.</text:p>
      <text:p text:style-name="P42">Dziękuję bardzo.</text:p>
      <text:p text:style-name="P43"><text:span text:style-name="T44">Przewodnicząc</text:span><text:span text:style-name="T45">y</text:span>:</text:p>
      <text:p text:style-name="P46">Dzi<text:span text:style-name="T47">ękuję</text:span>.</text:p>
      <text:p text:style-name="P48">Czy propozycje red. Szwarca są do przyjęcia?</text:p>
      <text:p text:style-name="P49"><text:span text:style-name="T50">O</text:span><text:span text:style-name="T51">b. Józef Kaleta</text:span>:</text:p>
      <text:p text:style-name="P52">Jeśli można dwa słowa. Ja myślę, że trzeba się zdecydow<text:span text:style-name="T53">a</text:span>ć<text:span text:style-name="T54"><text:s/></text:span>albo będzie jakościowa i ilościowa poprawa zaopatrzenia albo niedopuszczenie do pogorszenia sytuacji rynkowej. Ja byłbym za tym, żeby skreślić punkt a: niedopuszczenie do pogorszenia sytuacji na rynku i pozostawić te dwa pozostałe<text:span text:style-name="T55">,</text:span><text:s/>b i c. Sytuacja rynkowa jest bardzo zła, myślę, że trzeba poprawić ją, zwłaszcza że w dalszych częściach tego materiału jest, pisze się na przykład o 2-procentowym wzroście konsumpcji, o poprawie, więc byłbym za<text:s/><text:soft-page-break/>tym,<text:s/><text:span text:style-name="T56">ż</text:span>eby skreślić punkt a.</text:p>
      <text:p text:style-name="P57">D<text:span text:style-name="T58">zi</text:span>ękuję.</text:p>
      <text:p text:style-name="P59"><text:span text:style-name="T60">Przewodniczący</text:span>:</text:p>
      <text:p text:style-name="P61">Czy są jeszcze inne uwagi? Proszę bardzo pan... ? - nie.</text:p>
      <text:p text:style-name="P62"><text:span text:style-name="T63">W</text:span>ięc mamy poprawkę zgłoszoną przez pana prof. Kaletę, żeby skreślić punkt a/ niedopuszczenie do pogorszenia sytuacji na rynku konsumpc<text:span text:style-name="T64">yj</text:span>nym i zostawić dwa punkty b i c. Czy ten wniosek prof. Kalety jest popierany przez<text:s/>państwo?</text:p>
      <text:p text:style-name="P65">Jaki jest wniosek pana Szwarca?</text:p>
      <text:p text:style-name="P66"><text:span text:style-name="T67">O</text:span><text:span text:style-name="T68">b. Karol Szwarc</text:span>:</text:p>
      <text:p text:style-name="P69">Ilościowa i jakościowa poprawa zaopatrzenia rynku konsumpcyjnego, bo zaopatrzenie jest szerszym pojęciem.</text:p>
      <text:p text:style-name="P70"><text:span text:style-name="T71">Przewodniczący</text:span>:</text:p>
      <text:p text:style-name="P72">Punkt b: poprawa warunków dokonywania zakupów w sklepach i obsługi w zakładach usługowych. Tak?</text:p>
      <text:p text:style-name="P73">Dobrze. Teraz propozycja powiązania tego nawiasu - redakcyjna poprawka, rozumiem, że jest przyjęta, tak? Nie ma z<text:span text:style-name="T74">as</text:span>trzeżeń.</text:p>
      <text:p text:style-name="P75">Do strony pierwszej są jeszcze jakieś uwagi? Nie widzę.</text:p>
      <text:p text:style-name="P76">Przechodzimy do strony drugiej.</text:p>
      <text:p text:style-name="P77"><text:span text:style-name="T78">Ob. <text:s text:c="20"/></text:span>:</text:p>
      <text:p text:style-name="P79"><text:span text:style-name="T80">J</text:span>a mam uwagę jedną do<text:s/><text:span text:style-name="T81">d</text:span>rugiej st<text:span text:style-name="T82">r</text:span>ony.<text:span text:style-name="T83"><text:s/></text:span>Tutaj trzeba się zdecydować albo społeczna kontrola albo parlament, tu jest napisane parlament.</text:p>
      <text:p text:style-name="P84"><text:span text:style-name="T85">Ob. <text:s text:c="20"/></text:span>:</text:p>
      <text:p text:style-name="P86">Ja mam uwagę do ostatniego akapitu punktu pierwszego, ...sprzedaż i dzierżawa majątku produkcyjnego odbywać się będzie pod społeczną kontrolą. Na stronie 18 w punkcie 3 mówi się,<text:s/><text:span text:style-name="T87">ż</text:span>e za zgodą parlamentu. Musimy się zdecydować.</text:p>
      <text:p text:style-name="P88"><text:span text:style-name="T89">Przewodnicząc</text:span><text:span text:style-name="T90">y</text:span><text:span text:style-name="T91">:</text:span></text:p>
      <text:p text:style-name="P92">Pan profesor widzi sprzeczność<text:s/><text:span text:style-name="T93">w<text:s/></text:span>tych dwóch sformułowaniach?</text:p>
      <text:p text:style-name="P94"><text:span text:style-name="T95">Ob</text:span><text:span text:style-name="T96">.</text:span><text:span text:style-name="T97"><text:s/>A.<text:s/></text:span><text:span text:style-name="T98">T</text:span><text:span text:style-name="T99">opiński</text:span>:</text:p>
      <text:p text:style-name="P100">Ja proponuję jednolicie albo w obu przypadkach parlament, albo społeczna kontrola. Dzierżawy też. Tu jest i dzierżawa i sprzedaż na stronie drugi<text:span text:style-name="T101">ej.</text:span></text:p>
      <text:p text:style-name="P102">Na drugiej stronie jest też, to dotyczy sprzedaży i dzierżawy osobom prywa<text:span text:style-name="T103">t</text:span>nym.</text:p>
      <text:p text:style-name="P104"><text:span text:style-name="T105">O</text:span><text:span text:style-name="T106">b</text:span><text:span text:style-name="T107">.</text:span><text:span text:style-name="T108"><text:s/>Ryszard Bugaj</text:span>:</text:p>
      <text:p text:style-name="P109"><text:span text:style-name="T110">P</text:span>anie pro<text:span text:style-name="T111">f</text:span>esorze może pan by przyjął taką interpreta<text:span text:style-name="T112">cj</text:span>ę, bo to jest rezultat naszych długich prac, że tu oczywiście ponieważ to jest rozdział niepoświęcony nowemu ładowi, to tutaj prezentujemy tylko powiedziałbym ogólną zasadę. Stąd jest ta intencja społeczna kontrola, a tam precyzujemy pewne już konkrety, które są nie sprzeczne z tym. Więc myślę,<text:s/><text:span text:style-name="T113">ż</text:span>e to można uczynić, utrzymać jednak.</text:p>
      <text:p text:style-name="P114"><text:span text:style-name="T115">Ob. Maciej Manicki:</text:span></text:p>
      <text:p text:style-name="P116">Ja ch<text:span text:style-name="T117">cę</text:span><text:s/>mó<text:span text:style-name="T118">wi</text:span>ć o punk<text:span text:style-name="T119">cie</text:span><text:s/>6 oczywiście nie o treści, tylko o tym co zostało wczoraj w czasie prac grupy redakcyjnej jak gdyby zadeklarowane przez przedstawicieli strony rządowej, a mianowicie t<text:span text:style-name="T120">o<text:s/></text:span>iż punkt<text:s/><text:span text:style-name="T121">t</text:span>en<text:s/><text:soft-page-break/>będzie możliwy do takiego przyjęcia w zapisie w przypadku jeśli pan premier Sekuła potwierdzi to co wczoraj przedstawiciele rządu można powiedzieć formułowali, a<text:s/><text:span text:style-name="T122">wi</text:span>ęc to, że rząd do czasu rozpatrzenia tej sprawy przez Sejm nie będzie podejmował działań mających na celu wdrożenie odpłatnoś<text:span text:style-name="T123">ci</text:span><text:s/>za opłaty sanatoryjne.</text:p>
      <text:p text:style-name="P124"><text:span text:style-name="T125">Ob. <text:s text:c="20"/></text:span>:</text:p>
      <text:p text:style-name="P126">Ja nie przypominam sobie żeby przedstawiciele rządu takie słowa jakie pan<text:s/><text:span text:style-name="T127">M</text:span>anicki formułowali, natomiast były rzeczywiście takie postulaty ze strony zarówno związku OPZZ, jak i<text:s/>„Sol<text:span text:style-name="T128">i</text:span>darności”.</text:p>
      <text:p text:style-name="P129"><text:span text:style-name="T130">Ob. I. Sekuła</text:span>:</text:p>
      <text:p text:style-name="P131">Ja wczoraj mówiłem i powtarzam to jeszcze raz, że ustawa budżetowa stwarza możliwość prowadzenia opłaty za wyżywienie w sanatoriach. Przygotowywany jest projekt odpowiedniego rozporządzenia Rady Ministrów<text:s/><text:span text:style-name="T132">w</text:span><text:s/>tej sprawie i deklarowałem, że projekt ten będzie skonsultowany ze związkami zawodowymi i to uczynimy<text:span text:style-name="T133">.</text:span><text:s/>Natomiast ani nie mogę, ani nie byłoby to racjonalne podejmowanie tego rodzaju zobowiązania, ponieważ to oznacza zablokowan<text:span text:style-name="T134">i</text:span>e<text:span text:style-name="T135"><text:s/></text:span>możliwości wykonywania funk<text:span text:style-name="T136">cj</text:span>i r<text:span text:style-name="T137">z</text:span>ądu tego rodzaju dek<text:span text:style-name="T138">la</text:span>racją<text:span text:style-name="T139">.</text:span><text:s/><text:span text:style-name="T140">A</text:span><text:s/>więc postulat strony OPZ<text:span text:style-name="T141">Z</text:span><text:s/>przyjmuje<text:span text:style-name="T142">m</text:span>y, tego rodzaju postulat do Sejmu wpłynie, kiedy zostanie<text:s/><text:span text:style-name="T143">ro</text:span>zpatr<text:span text:style-name="T144">z</text:span>ony i<text:s/><text:span text:style-name="T145">j</text:span>ak zostanie rozpatrzony to jest wola suwerennego<text:s/><text:span text:style-name="T146">S</text:span>ejmu na który żad<text:span text:style-name="T147">n</text:span>ej presji ani wywierać nie można ani nie jest to w ogóle możliwe, natomiast rozpatrywanie tego pos<text:span text:style-name="T148">t</text:span>ulatu<text:span text:style-name="T149"><text:s/></text:span>przez Sejm nie może hamować normalnej pracy rządu. Gdyby natomiast Sejm ustawę budżetową zmienił, a wcześniej rząd takie zarządzenie,<text:s/><text:span text:style-name="T150">ro</text:span>zporzą<text:span text:style-name="T151">dz</text:span>enie wydał, np. to oczywiście zmiana ustawy spowoduje konieczność natychmi<text:span text:style-name="T152">as</text:span>towego uchylenia tego rozporzą<text:span text:style-name="T153">dz</text:span>enia. To jest oczywiste. Natomiast prace nad rozporządzeniem będą prowadzone i będą prowadzone w konsultacji ze związkami zawodowymi.</text:p>
      <text:p text:style-name="P154"><text:span text:style-name="T155">Przewodniczący</text:span>:</text:p>
      <text:p text:style-name="P156">Czy strona OPZZ jest usatysfak<text:span text:style-name="T157">cj</text:span>onowana?</text:p>
      <text:p text:style-name="P158"><text:span text:style-name="T159">O</text:span><text:span text:style-name="T160">b. Manicki</text:span>:</text:p>
      <text:p text:style-name="P161">Strona OPZZ nie jest za bardzo usatysfakc<text:span text:style-name="T162">jo</text:span>nowana tym, ponieważ wczorajsze nasze dywagacje na ten temat, rozmowy na ten temat szły w kierunku takim, iż do momentu w którym Sejm podejmie te jak pan premier słusznie zauważył suwerenne decyzje o przyjęciu lub nie przyjęciu tego wniosku, strona rządowa po prostu<text:s/><text:span text:style-name="T163">ws</text:span>trzyma się od wprowadz<text:span text:style-name="T164">e</text:span>nia w życie.</text:p>
      <text:p text:style-name="P165"><text:span text:style-name="T166">Ob. <text:s text:c="20"/></text:span>:</text:p>
      <text:p text:style-name="P167">Jeszcze chciałem uzupełnić, że premier Sekuła nie mówi, powiedział w ten sposób, nie przedstawia w sposób, w mojej ocenie, w pełni prawidłowy interpretac<text:span text:style-name="T168">ji</text:span><text:s/>przepisu ustawy, ponieważ ustawa - jest tu<text:s/>napisane<text:s/>wyraźnie, ja czytam w tej chwili tekst ustawy: Wprowadza<text:span text:style-name="T169"><text:s/></text:span>si<text:span text:style-name="T170">ę</text:span><text:s/>odpłatność za żywienie w sanatoriach. Ustawa wprowadza, a to nie jest delegacja dla rządu do wprowadzania. Ustawa wprowadza i określa, przekazuje rządowi tylko określenie zasad, na jakich ma być to wprowadzone i jednocześnie ta ustawa w swoim ostatnim artykule stwierdza, że przepis ten wchodzi w życie od 1 marca. Wiemy, że to nie nastąpiło ale wiemy także, że OPZZ, że rząd nosi się z zamiarem<text:span text:style-name="T171"><text:s/></text:span>wprowadzenia tego, czego dowodem jest projekt rozporządzenia Rady Ministrów w tej sprawie.</text:p>
      <text:p text:style-name="P172"><text:span text:style-name="T173">Ob</text:span><text:span text:style-name="T174">.</text:span><text:span text:style-name="T175"><text:s/></text:span><text:span text:style-name="T176">I</text:span><text:span text:style-name="T177">.<text:s/></text:span><text:span text:style-name="T178">S</text:span><text:span text:style-name="T179">ekuła</text:span>:</text:p>
      <text:p text:style-name="P180">Ja bym proponował aby ustawy jednak czyt<text:span text:style-name="T181">a</text:span>ć do końca. Rada Ministrów ma delegację do określenia zasad i trybu wprowadzenia tej odpłatności, a więc Rada Ministrów określi kiedy zostanie ona<text:s/><text:soft-page-break/>wprowadzona, oczywiście nie wcześniej niż 1 marca, bo to jest najwcześnie<text:span text:style-name="T182">js</text:span>zy termin postanowiony przez Sejm i z tego terminu rząd nie skorzystał, może to być 1 kwietnia też nie, bo dzisiaj jest 1 kwietnia, 15 kwietnia, 1 maja, 30 listopada. Terminy są tutaj wszystkie możliwe byle nie później niż 31 grudnia, bo tego dnia ekspiruje ustawa budżetowa na rok 1989.</text:p>
      <text:p text:style-name="P183">Rada Ministrów określi wysokość tej odpłatności, określi zasady jej wnoszenia, określi ewentu<text:span text:style-name="T184">al</text:span>nie ulgi od tej odpłatności lub możliwości odstąpienia od pobierania<text:s/>jej<text:s/><text:span text:style-name="T185">w</text:span><text:s/>stosunku do osób, którzy zwrócili się z taką propozy<text:span text:style-name="T186">cj</text:span>ą, związek emerytów i rencistów. I rozpatrzymy tę propozycję oczywiście, a więc jest to generalne wprowadzenie zasady iż odpłatnoś<text:span text:style-name="T187">ć</text:span><text:s/>w sanatoriach prowadzona być może, natomiast jej zasady, tryb i wszystkie szczegóły oraz termin wprowadza Rada Ministrów i prace nad tym zatrzymane być nie mogą.</text:p>
      <text:p text:style-name="P188">Natomiast będą oba projekty te, będą konsultowane z związkami zawodowymi, a ja dzisiaj ani nie mogę ani w ogóle naruszałaby to tryb pracy rządu gdybym jakieko<text:span text:style-name="T189">l</text:span>wiek deklaracje składał, że rząd wstrzyma się od prac do których jest ustawą zobowiązany, aby je wprowadził, a więc będziemy je prowadzili, nie można w dniu dzisiejszym<text:span text:style-name="T190"><text:s/></text:span>określić ani żadnych szczegółów, bo one będą między innymi efektem szerokiej konsultacji ze związkami zawodowymi przede wszystkim ani trybu,<text:s/>ani zasad. Z całą pewnością<text:span text:style-name="T191"><text:s/></text:span>będziemy je starali się wprowadzić w sposób racjonalny i roztropny.</text:p>
      <text:p text:style-name="P192">Jeśli natomiast Sejm ten zapis ustawy uchyli no to wówczas jak powiedziałem albo jeżeli to rozporządzenie nie będzie przedtem wydane okaże się ono<text:s/><text:span text:style-name="T193">b</text:span>ezprzedmiotowe albo też zostanie jako efekt decyzji sejmowej uchylone.<text:s/><text:span text:style-name="T194">N</text:span>atomiast o wstrzymaniu prac nad tym rozporządzenie i wstrzymaniu jakichkolwiek innych prac rządu mowy nie ma, ponieważ życie się toczy, problemy trzeba rozwiązywać i obrady Okrągłego Stołu, proces konsultacji ze związkami zawodowymi nie może po prostu hamować prac rządu i rząd jest o<text:span text:style-name="T195">dp</text:span>owie<text:span text:style-name="T196">dz</text:span>ialny za bieżącą pracę i bardzo proszę aby nie formułować tego rodzaju postulatów,<text:s/><text:span text:style-name="T197">bo</text:span><text:s/>one<text:s/><text:span text:style-name="T198">z</text:span><text:s/>całą przykrością, ale przyjęte być po prostu nie mogą.</text:p>
      <text:p text:style-name="P199">Dziękuję bardzo<text:span text:style-name="T200">.</text:span></text:p>
      <text:p text:style-name="P201"><text:span text:style-name="T202">Przewodniczący</text:span>:</text:p>
      <text:p text:style-name="P203">Rozumiem, że mamy jasne stano<text:span text:style-name="T204">wis</text:span>ko strony rządowej.</text:p>
      <text:p text:style-name="P205">Pan Topiński ma głos.</text:p>
      <text:p text:style-name="P206"><text:span text:style-name="T207">O</text:span><text:span text:style-name="T208">b</text:span><text:span text:style-name="T209">.</text:span><text:span text:style-name="T210"><text:s/>An</text:span><text:span text:style-name="T211">d</text:span><text:span text:style-name="T212">r</text:span><text:span text:style-name="T213">zej</text:span><text:span text:style-name="T214"><text:s/>Topiński</text:span>:</text:p>
      <text:p text:style-name="P215">Ja bym proponował moż<text:span text:style-name="T216">e</text:span>, by zejść z takieg<text:span text:style-name="T217">o</text:span><text:s/>trybu czysto trybowego, to znaczy po prostu - bo wydaje mi się ten tryb, który pan premier Sekuła tutaj przedstawił, to znaczy że sprawa będzie przekonsultowana, to zarządzenie, ze związkami zawodowymi, będzie przekonsultowane ze związkami zawodowymi jest do przyjęcia, tylko problem polega na tym, żeby jednocześnie została wykazana pewna dobra chęć merytoryczna, to znaczy żeby sprawa ze względu na wagę jakiej ona może przypadkowo trochę nabrać, żeby ona była jakoś merytorycznie w postaci pewnej deklaracji do dalszych prac wyrażona przez rząd, żeby rząd zechciał merytoryczne stanowisko otwarte w tej kwestii postulatu OPZZ-solidarnoś<text:span text:style-name="T218">c</text:span>iowego w tej sprawie zechciał zgłosić. Po prostu tutaj przy<text:s/>„okrągłym stole”<text:s/>padły wypowiedzi. To by jak sądzę odblokowało trochę temat.</text:p>
      <text:p text:style-name="P219"><text:span text:style-name="T220">Ob.<text:s/></text:span><text:span text:style-name="T221">I</text:span><text:span text:style-name="T222">. Sekuła</text:span>:</text:p>
      <text:p text:style-name="P223">Więc ja tutaj nie widzę żadnego tematu, ale wypowiedź jest potrzebna proszę bardzo chcę oświadczyć,<text:s/><text:soft-page-break/>że rząd jest otwarty na wszystkie postulaty, w szczególności na postulaty tak poważnych gremiów jak<text:s/><text:span text:style-name="T224">O</text:span>PZZ i strona solidarnościowa przy tym<text:s/>„okrągłym stole”, a więc postulat ten będzie rozważny z całą uwagę i wzięty pod uwagę ze wszystkimi zawartymi w nim argumentami.<text:s/>Natomiast nie mogę dzisiaj<text:s/><text:span text:style-name="T225">-</text:span><text:s/>bo Rada Ministrów jest złożona z 23 ministrów, premiera i wicepremierów i w gronie kolegialnym podejmuje swoje decyzje, a więc jakakolwiek deklaracja jaka to będzie decyzja, udzielona być nie może, aby była udzielona mogłaby być natychmiast i słusznie zakwes<text:span text:style-name="T226">ti</text:span>onowana jako deklaracja nieodpowiedzi<text:span text:style-name="T227">a</text:span>lna<text:span text:style-name="T228">.</text:span></text:p>
      <text:p text:style-name="P229"><text:span text:style-name="T230">A</text:span><text:s/>więc proszę w takim razie przyjąć do akceptującej wiadomości, iż po<text:span text:style-name="T231">s</text:span>tulat zostanie z całą wnikliwością i uwagą rozważony w trakcie prac nad tym tematem prowadzonych.</text:p>
      <text:p text:style-name="P232"><text:span text:style-name="T233">Ob. Manicki</text:span>:</text:p>
      <text:p text:style-name="P234">Dziękuję za w<text:span text:style-name="T235">yj</text:span>aśnienie.</text:p>
      <text:p text:style-name="P236"><text:span text:style-name="T237">Przewodniczący</text:span>:</text:p>
      <text:p text:style-name="P238">Czy do strony drugiej są jeszcze jakieś inne uwagi? Nie widzę zgłoszeń, żadnych zastrzeżeń. Przyjmujemy stronę drugą.</text:p>
      <text:p text:style-name="P239">Przechodzimy do strony trzeciej.<text:s/>Nie w<text:span text:style-name="T240">i</text:span>dzę zgłoszeń.</text:p>
      <text:p text:style-name="P241">Przechodzimy do strony<text:s/><text:span text:style-name="T242">c</text:span>zwartej.</text:p>
      <text:p text:style-name="P243">Jesteśmy przy stronie czwartej, pan pro<text:span text:style-name="T244">f.</text:span><text:s/><text:span text:style-name="T245">Raj</text:span>kiewicz<text:span text:style-name="T246">.</text:span></text:p>
      <text:p text:style-name="P247"><text:span text:style-name="T248">Ob.</text:span><text:span text:style-name="T249"><text:s/>Antoni R</text:span><text:span text:style-name="T250">ajk</text:span><text:span text:style-name="T251">i</text:span><text:span text:style-name="T252">ew</text:span><text:span text:style-name="T253">i</text:span><text:span text:style-name="T254">cz</text:span>:</text:p>
      <text:p text:style-name="P255">Tu jedna drobna tylko redakcyjna uwaga. Mianowicie przed punktem ósmym: Główne elementy programu urynkowienia gospodarki żywnościowej będą uzgadniane ze związkami zawodowymi, tym bardziej, że w pkt. 8 jest to samo uzgadniane, a nie uzgodnione dotyczące przedstawicieli związków zawodowych i innych organizacji rolników.</text:p>
      <text:p text:style-name="P256">Chodzi o to, żeby przyjąć tę formę<text:s/>„uzgadnianie”, a nie jednorazowy fakt uzgodnienia.</text:p>
      <text:p text:style-name="P257">Uzgadniania, a tu jest uzgodnione napisane. Tu chodzi o zmianę po prostu.</text:p>
      <text:p text:style-name="P258"><text:span text:style-name="T259">Ob. <text:s text:c="20"/></text:span>:</text:p>
      <text:p text:style-name="P260"><text:span text:style-name="T261">Przewodniczący:</text:span></text:p>
      <text:p text:style-name="P262">Mówimy o siódmym punkcie. Ostatnie zdanie<text:span text:style-name="T263">,</text:span><text:s/><text:span text:style-name="T264">ż</text:span>eby<text:s/><text:span text:style-name="T265">je</text:span>dn<text:span text:style-name="T266">ak</text:span>owo już jednak trzymać się tej poprawności redakcyjnej.</text:p>
      <text:p text:style-name="P267"><text:span text:style-name="T268">Ob.<text:s/></text:span><text:span text:style-name="T269">J</text:span><text:span text:style-name="T270">e</text:span><text:span text:style-name="T271">r</text:span><text:span text:style-name="T272">zy Jurkiewicz</text:span>:</text:p>
      <text:p text:style-name="P273">My że<text:span text:style-name="T274">śm</text:span>y długo przecież na<text:s/><text:span text:style-name="T275">t</text:span>en temat rozmawiali, dyskutowali<text:span text:style-name="T276">.</text:span><text:s/>Uzgodnione jest czymś innym niż uzgadniane<text:span text:style-name="T277">.</text:span><text:s/>Uzgodnione implikuje zgodność poglądów, a uzgadniane implikuje tylko proces<text:span text:style-name="T278">.</text:span><text:s/>Więc to nie jest wcale poprawka drobna redakcyjn<text:span text:style-name="T279">a</text:span>, jak mówił pan prof<text:span text:style-name="T280">.</text:span><text:s/>R<text:span text:style-name="T281">a</text:span>jkiewicz. Jest to zasadnicza różnica<text:span text:style-name="T282">.<text:s/></text:span>Dlatego żeśmy właśnie w tym tekście zgodzili się po dłuższej<text:s/>dyskusji<text:span text:style-name="T283">.</text:span><text:s/>że są to główne elementy, a nie szczegółowy program, to była taka zmiana przecież.</text:p>
      <text:p text:style-name="P284"><text:span text:style-name="T285">Ob. <text:s text:c="20"/></text:span>:</text:p>
      <text:p text:style-name="P286">To dlaczego w siódmym jest inaczej s<text:span text:style-name="T287">fo</text:span>rmułowane?</text:p>
      <text:p text:style-name="P288"><text:span text:style-name="T289">Ob. Jerzy Jurkiewicz</text:span>:</text:p>
      <text:p text:style-name="P290">Ósmym innym.</text:p>
      <text:p text:style-name="P291"><text:span text:style-name="T292">Ob. Witold Trzeciakowski</text:span>:</text:p>
      <text:p text:style-name="P293">No myślę, że jest to świadoma całkiem...</text:p>
      <text:soft-page-break/>
      <text:p text:style-name="P294"><text:span text:style-name="T295">P</text:span><text:span text:style-name="T296">rz</text:span><text:span text:style-name="T297">ewodnicząc</text:span><text:span text:style-name="T298">y</text:span>:</text:p>
      <text:p text:style-name="P299">Dobrze, czyli na stronie czwartej nie mamy żadnych poprawek.</text:p>
      <text:p text:style-name="P300"><text:span text:style-name="T301">Ob. Maciej Manicki</text:span>:</text:p>
      <text:p text:style-name="P302">Jeszcze poprawkę redakcyjną - czwarty wiersz od dołu na stronie czwartej po słowie<text:s/>„środków”, trzeba dodać<text:s/>„produkcji dla rolnictwa”.</text:p>
      <text:p text:style-name="P303"><text:span text:style-name="T304">P</text:span><text:span text:style-name="T305">rz</text:span><text:span text:style-name="T306">ewodnicząc</text:span><text:span text:style-name="T307">y</text:span><text:span text:style-name="T308">:</text:span></text:p>
      <text:p text:style-name="P309">Może by<text:span text:style-name="T310">ć</text:span>. To producentów środków produkcji.</text:p>
      <text:p text:style-name="P311"><text:span text:style-name="T312">Ob. Maciej Manicki</text:span>:</text:p>
      <text:p text:style-name="P313">Właściwie należało.</text:p>
      <text:p text:style-name="P314"><text:span text:style-name="T315">Przewodniczący</text:span>:</text:p>
      <text:p text:style-name="P316">Proszę bardzo.</text:p>
      <text:p text:style-name="P317"><text:span text:style-name="T318">Ob. Jerzy Jurkiewicz</text:span>:</text:p>
      <text:p text:style-name="P319">Na stronie czwartej pkt 7...</text:p>
      <text:p text:style-name="P320"><text:span text:style-name="T321">Przewodniczący</text:span>:</text:p>
      <text:p text:style-name="P322">Pan będzie łaskaw się przedstawi<text:span text:style-name="T323">ć</text:span><text:s/>do<text:s/>protokołu.</text:p>
      <text:p text:style-name="P324"><text:span text:style-name="T325">Ob. Jerzy Jurkiewicz - Kółka Rolnicze</text:span>:</text:p>
      <text:p text:style-name="P326">Na str. 4 pkt 7 uznaje się za ważne oparcie całej gospodarki, w tym także produkcji rolnej na zasadach rynkowych.</text:p>
      <text:p text:style-name="P327">Proponujemy: uznaje się za konie<text:span text:style-name="T328">cz</text:span>ne,<text:s/><text:span text:style-name="T329">w</text:span>yr<text:span text:style-name="T330">az</text:span><text:s/>„ważne”<text:s/>zamienić na<text:s/>„konieczne”<text:span text:style-name="T331">,</text:span><text:s/>oparcie całej gospodarki żywnościow<text:span text:style-name="T332">e</text:span>j,<text:span text:style-name="T333"><text:s/></text:span>w tym także<text:s/><text:span text:style-name="T334">-</text:span><text:s/>skreślić<text:s/>„produkcji rolnej”, a napisać<text:s/>„kompleksów gospodarki żywnościowej na zasadach rynkowych”.</text:p>
      <text:p text:style-name="P335"><text:span text:style-name="T336">I</text:span><text:s/>w pkt 8 na tej samej stronie również w pierwszym wierszu pkt 8:<text:s/><text:span text:style-name="T337">W</text:span><text:s/>celu ochrony interesów ekonomicznych producentów rolnych z uwzględnieniem - i proponujemy dodać -<text:s/>z uwzględnieniem kosztów produkcji rolniczej i kosztów utrzymania rodziny rolniczej, obciążeń finansowych rolnictwa i innych, uruchomiony zostanie system cen gw<text:span text:style-name="T338">aranto</text:span>wany<text:span text:style-name="T339">ch<text:s/></text:span>z minimalnych na podstawowe produkty rolne.</text:p>
      <text:p text:style-name="P340">To są trzy podstawowe czynniki kosztów wpływające na koszty produkcji rolniczej. W związku z tym musimy te punkty, musimy te sprawy wypunktować, uściślić. I to jest tylko uściślenie zapisu. Wypunk<text:span text:style-name="T341">to</text:span>wanie, uściślenie zapisu. Dziękuję.</text:p>
      <text:p text:style-name="P342"><text:span text:style-name="T343">Przewodniczący</text:span>:</text:p>
      <text:p text:style-name="P344">Jakie są uwagi do zgłoszonej poprawki?</text:p>
      <text:p text:style-name="P345"><text:span text:style-name="T346">Ob. Jan Kołodziejczak</text:span>:</text:p>
      <text:p text:style-name="P347">Proponuję pozostawić ten zapis.</text:p>
      <text:p text:style-name="P348"><text:span text:style-name="T349">Ob. <text:s text:c="20"/></text:span>:</text:p>
      <text:p text:style-name="P350">Można? Ja tylko do tej pierwszej uwagi. Ona oczywiście zmienia znaczenie całkowicie. Nam chodziło o to, że chodzi o rynek w całej gospodarce,<text:s/><text:span text:style-name="T351">w</text:span><text:s/>tym produkcji r<text:span text:style-name="T352">ol</text:span>n<text:span text:style-name="T353">ej,</text:span><text:s/>natomiast pan proponuje, żeby wszystko sprowadzić tylko do kompleksu żywnościoweg<text:span text:style-name="T354">o.</text:span></text:p>
      <text:p text:style-name="P355">Przeciwko temu występowaliśmy, ponieważ uważamy, że robienie tylko rynku z kompleksu żywnośc<text:span text:style-name="T356">io</text:span>wego, nie mówiąc o całej gospodarce jest szkodliwe. Dziękuję.</text:p>
      <text:p text:style-name="P357"><text:span text:style-name="T358">Przewodniczący</text:span>:</text:p>
      <text:soft-page-break/>
      <text:p text:style-name="P359">Pan minister Lewandowski.</text:p>
      <text:p text:style-name="P360"><text:span text:style-name="T361">Ob. Wincenty Lewandowski</text:span>:</text:p>
      <text:p text:style-name="P362">Przepraszam, ale my zachowujemy zapis, który jest…<text:s/>jest to tylko uściślenie, nie produkcji r<text:span text:style-name="T363">ol</text:span>n<text:span text:style-name="T364">ej,</text:span><text:s/>a całego działu gospodarki żywnościowej.<text:s/><text:span text:style-name="T365">I</text:span><text:s/>tu<text:s/>nic z tego nie<text:s/>odrzucamy, bo dalej<text:s/>jest. Pierwsze się zachowuje w całości i brzmiałoby to w ten sposób: Uznaje się za konieczne oparcie całej gospodarki,<text:span text:style-name="T366"><text:s/></text:span>w tym także kompleksu gospodarki żywnościowej, zamiast produkcji roln<text:span text:style-name="T367">ej,</text:span><text:s/>tylko kompleksu gospodarki żywnościowej na zasadach<text:span text:style-name="T368"><text:s/></text:span>rynkowych.</text:p>
      <text:p text:style-name="P369">Więc nie jest to sprowadzenie tylko do rynku żywnościowego<text:span text:style-name="T370"><text:s/></text:span>i do rolnictwa. Mówimy o całej gospodarce. Dziękuję.</text:p>
      <text:p text:style-name="P371"><text:span text:style-name="T372">Ob. Andrzej Topiński</text:span>:</text:p>
      <text:p text:style-name="P373">Mnie się wydaje, że to jest możliwe. Natomiast chciałbym w kwestii tylko poprawki ósmej, to jest właściwie powrót, czy też potrzeba pewnego s<text:span text:style-name="T374">fo</text:span>rmułowania z komisji międzyresortowej, to jest pewna bardziej rozwinięta, szczegółowa koncepcja<text:span text:style-name="T375"><text:s/></text:span>cen gwarantowanych. Ja nie sądzę, żeby ona była słuszna, ale nie wchodząc w kwestię merytoryczną, ona jest zbyt szczegółowa żeby tutaj zapisać. My przyjmujemy ceny gwarantowane jako pewien bezpiecznik. Jak rozumiem, przyjmujemy wszyscy do wiadomości, że tutaj no przedstawiciele rolnictwa taki zapas nie całkowicie zadowala, no ale to jest do dalszych prac.</text:p>
      <text:p text:style-name="P376">My przyjmujemy ceny gwarantowane jako pewien bezpiecznik dochodów rolniczych w procesie urynkowienia, nie jako zasadę instytu<text:span text:style-name="T377">cjo</text:span>n<text:span text:style-name="T378">al</text:span>ną, na którą pan proponujący to ten zapis nalega.<text:s/>Więc ja sądzę, że ten zapis w punkcie ósmym jest dobry w tym stanie, w jakim on jest.</text:p>
      <text:p text:style-name="P379"><text:span text:style-name="T380">Przewodniczący</text:span>:</text:p>
      <text:p text:style-name="P381">Więc jest... proszę bardzo.</text:p>
      <text:p text:style-name="P382"><text:span text:style-name="T383">Ob</text:span><text:span text:style-name="T384">.</text:span><text:span text:style-name="T385"><text:s/>Musiałowska<text:s/></text:span><text:span text:style-name="T386">-</text:span><text:span text:style-name="T387"><text:s/>Kółka Rolnicze</text:span>:</text:p>
      <text:p text:style-name="P388">Ten zapis brzmi w ten sposób, że w cenach gwarantowanych<text:s/>uwzględniano by<text:s/>tylko wzrost obciążeń finansowych i nadal stoimy na stanowisku, że należy go uściślić.</text:p>
      <text:p text:style-name="P389"><text:span text:style-name="T390">Przewodnicząc</text:span><text:span text:style-name="T391">y</text:span>:</text:p>
      <text:p text:style-name="P392">Wicepremier Olesiak.</text:p>
      <text:p text:style-name="P393"><text:span text:style-name="T394">Ob. Musiałowska</text:span>:</text:p>
      <text:p text:style-name="P395">Możemy wprowadzić jeszcze inny zapis.<text:s/><text:span text:style-name="T396">W</text:span><text:s/>celu ochrony interesów ekonomicznych producentów rolnych, z uwzględnieniem kosztów prowadzenia gospodarstwa rolnego i uwzględniając te trzy czynniki.</text:p>
      <text:p text:style-name="P397"><text:span text:style-name="T398">Przewodnicząc</text:span><text:span text:style-name="T399">y</text:span><text:span text:style-name="T400">:</text:span></text:p>
      <text:p text:style-name="P401">Proszę<text:s/>państwa, jesteśmy dosyć zaawansowani w naszej dyskusji i teraz zmiana tego, byłaby bardzo kłopotliwa.</text:p>
      <text:p text:style-name="P402">Jeśli chodzi o pierwszą proponowaną zmianę na kompleks żywnościowy, to jest sprawa, która jest możliwa do przyjęcia w pkt. 7, to znaczy tutaj gwoli uwzględnienia tej poprawki proponuje się za<text:span text:style-name="T403">st</text:span>ąpienie produkcji rolnej - kompleksu gospodarki żywnościowej. Gospodarki żywnościowej.</text:p>
      <text:p text:style-name="P404">I tutaj wychodzimy naprzeciw.</text:p>
      <text:p text:style-name="P405">Pan Olesiak.</text:p>
      <text:p text:style-name="P406"><text:span text:style-name="T407">Ob. Kazimierz Olesiak</text:span>:</text:p>
      <text:p text:style-name="P408">Ja właśnie to chciałem panie profesorze zaproponować, że pierwszą sprawę zamienić tak jak pan<text:s/><text:soft-page-break/>profesor proponuje, natomiast ta druga sprawa, ona wyjdzie przy szczegółowych, tak jak tut<text:span text:style-name="T409">aj</text:span><text:s/>było mówione, problemach, już przy konkretnych działaniach. Także proponuję, żeby utrzymać zapis jaki jest.</text:p>
      <text:p text:style-name="P410"><text:span text:style-name="T411">Przewodnicząc</text:span><text:span text:style-name="T412">y</text:span><text:span text:style-name="T413">:</text:span></text:p>
      <text:p text:style-name="P414">Pan Hagemejer.</text:p>
      <text:p text:style-name="P415"><text:span text:style-name="T416">Ob. Krzy</text:span><text:span text:style-name="T417">s</text:span><text:span text:style-name="T418">ztof Hagem</text:span><text:span text:style-name="T419">e</text:span><text:span text:style-name="T420">jer</text:span>:</text:p>
      <text:p text:style-name="P421">Ponieważ na początku tego zdania mówi się o ochronie interesów ekonomicznych producentów rolnych, co jakby jest pojęciem bardzo szerokim i obejmuje wszystkie te czynniki, o których<text:s/>państwo mówili, czy nie byłoby możliwe w związku z tym nie zajmowanie się już tym jednym tylko elementem, ale zmienienie tego zdania w ten sposób, że byłoby to w celu ochrony interesów ekonomicznych producentów rolnych, uruchomiony zostanie system cen gwarantowanych minimalnych itd. Bo prostu poprzez wyrzucenie tej części z uwzględnieniem obciążeń finansowych rolnictwa.</text:p>
      <text:p text:style-name="P422"><text:span text:style-name="T423">Przewodnicząc</text:span><text:span text:style-name="T424">y</text:span>:</text:p>
      <text:p text:style-name="P425">Przyjmujemy poprawkę przez wykreślenie tekstu:<text:s/>„z uwzględnieniem obciążeń finansowych rolnictwa”,<text:s/><text:span text:style-name="T426">a</text:span><text:s/>zostaje:<text:s/>„w celu ochrony interesów ekonomicznych producentów rolnych, uruchomiony zostanie system cen gwarantowanych”.</text:p>
      <text:p text:style-name="P427">Czy można uznać, że strona czwarta jest już przebrnięta? Dziękuję.</text:p>
      <text:p text:style-name="P428">Strona piąta.</text:p>
      <text:p text:style-name="P429">Pan prof. Kaczmarek.</text:p>
      <text:p text:style-name="P430"><text:span text:style-name="T431">Ob</text:span><text:span text:style-name="T432">.</text:span><text:span text:style-name="T433"><text:s/>Jan Kaczmarek</text:span>:</text:p>
      <text:p text:style-name="P434">Proszę<text:s/>państwa, mam taką prośbę, propozycję, aby w rozdziale III w ust. 2 ostatnim tire na str.<text:s/><text:span text:style-name="T435">5</text:span><text:s/>dopisać po słowach:<text:s/>„między poszczególnymi przedsiębiorstwami z uwzględnieniem między innymi odpowiednich proporcji płacowych między pracą prostą a złożoną”.</text:p>
      <text:p text:style-name="P436">Motywuję to tym, że korekcja dysproporcji płacowych między<text:span text:style-name="T437"><text:s/></text:span>sferą budżetową a sferą produkcji materialnej wynika w głównej mierze z tych samych pobudek. Ilość ludzi z wyższym<text:s/>wykształceniem w sferze budżetowej jest - stanowi 25<text:span text:style-name="T438">%</text:span><text:s/>ogólnego z<text:span text:style-name="T439">atr</text:span>udnienia, w sferze materialnej mniej więcej 1 na 20 z<text:span text:style-name="T440">atr</text:span>udnionych.</text:p>
      <text:p text:style-name="P441">Obecna sytuacja wskazuje, iż dążenie do ładu ekonomicznego natrafia na spore trudności z powodu tego, że w ładzie płacowym mamy zbyt wiele rażących dyspropor<text:span text:style-name="T442">cji</text:span>. Ten ład płacowy decyduje także o ładzie organizacyjnym.</text:p>
      <text:p text:style-name="P443">Z tych więc powodów wymienienie inten<text:span text:style-name="T444">cj</text:span>onalne tej sprawy w taki sposób, jak proponowano, sądzę, byłby pożyteczne.</text:p>
      <text:p text:style-name="P445"><text:span text:style-name="T446">Przewodnicząc</text:span><text:span text:style-name="T447">y</text:span><text:span text:style-name="T448">:</text:span></text:p>
      <text:p text:style-name="P449">Czy są uwagi do tego? Pani Staniszewska.</text:p>
      <text:p text:style-name="P450"><text:span text:style-name="T451">Ob. Grażyna Staniszewska</text:span>:</text:p>
      <text:p text:style-name="P452">Ja nie rozumiem co to jest praca prosta i złożona, i nie sądzę, żeby ktokolwiek z czytelników, ze społeczeństwa mógł zrozumieć o co tu chodzi.</text:p>
      <text:p text:style-name="P453"><text:span text:style-name="T454">Przewodnicząc</text:span><text:span text:style-name="T455">y</text:span>:</text:p>
      <text:p text:style-name="P456">Pani Wóycicka.</text:p>
      <text:p text:style-name="P457"><text:span text:style-name="T458">Ob. Irena Wóycicka</text:span>:</text:p>
      <text:soft-page-break/>
      <text:p text:style-name="P459">Chciałam powiedzieć, że o ile tutaj te punkty poprzednie w pkt. 2 miały pewną realną zawartość, bo dotyczyły konkretnych rozwiązań albo indeks<text:span text:style-name="T460">ac</text:span>y<text:span text:style-name="T461">jn</text:span>ych, albo podciąg<text:span text:style-name="T462">aj</text:span>ących sferę budżetową, albo jak urynkowienie gospodarki w które wchodzimy, o tyle ten zapis nie sugeruje żadnych konkretnych r<text:span text:style-name="T463">oz</text:span>wiąz<text:span text:style-name="T464">a</text:span>ń<text:span text:style-name="T465">.</text:span></text:p>
      <text:p text:style-name="P466">Znaczy można stwierdzić istotnie, że są obszary gospodarki w której praca bardziej skomplikowana o wyższych kwalifikacjach jest niedoceniona w stosunku do innej, nie widzę żadnej propozycji jak byśmy mogli to zmienić. Więc jest to zapis pusty.</text:p>
      <text:p text:style-name="P467">I dlatego nie zgadzam się na jego wprowadzenie.</text:p>
      <text:p text:style-name="P468"><text:span text:style-name="T469">Przewodniczący</text:span>:</text:p>
      <text:p text:style-name="P470">Są rozumiem dwa wnioski. Jeden właściwie, który sprowadzałby się do tego, ażeby zrezygnować z zapisu pustego, czyli zrezygnować z całego tego zdania, a drugi, żeby uzupełnić to zdanie.</text:p>
      <text:p text:style-name="P471">Ja bym proponował, żeby pozostawić tekst tak jak jest i przejść nad tym do porządku dziennego.</text:p>
      <text:p text:style-name="P472">Czy można uznać za przyjęte? Dziękuję.</text:p>
      <text:p text:style-name="P473">Strona szósta.</text:p>
      <text:p text:style-name="P474"><text:span text:style-name="T475">Pani Wóycicka</text:span>:</text:p>
      <text:p text:style-name="P476">Ja mam uwagę czysto stylistyczną. Ponieważ będzie to rozdział prawdopodobnie czytany najczęściej, jest dosyć skomplikowany. Chodzi o to żeby nadać mu pewną czytelność.</text:p>
      <text:p text:style-name="P477">Otóż w pkt. 3 na samym początku strony 6 w drugim zdaniu jest coś takiego, że mechanizmy te zapewniają systematyczny wzrost składników wynagrodzeń indywidualnych wymagających indeksacji, o procent wzrostu cen detalicznych towarów i usług konsumpcyjnych skorygowanych współczynnikiem 0,8.</text:p>
      <text:p text:style-name="P478">Natomiast dalej gdzieś dopiero w tekście pojawia się nazwa<text:s/>„współczynnik korekcyjny”<text:s/>bez przypisania jemu cyfry.</text:p>
      <text:p text:style-name="P479">Otóż ja bym proponowała, żeby wiadomo było i trzymać się jakby tego s<text:span text:style-name="T480">fo</text:span>rmułowania<text:s/>„współczynnik korekcyjny”<text:s/>w tym zdaniu napisać: o procent wzrostu cen detalicznych towarów i usług konsumpcyjnych pomnożony przez współczynnik korekcyjny 0,8. Żeby już tym 0,8 przypisać tę nazwę współczynnik korekcyjny.</text:p>
      <text:p text:style-name="P481">Dla czytelności, to nie jest żadna zmiana merytoryczna.</text:p>
      <text:p text:style-name="P482"><text:span text:style-name="T483">Przewodnicząc</text:span><text:span text:style-name="T484">y</text:span><text:span text:style-name="T485">:</text:span></text:p>
      <text:p text:style-name="P486">To jest zmiana stylistyczna, którą możem<text:span text:style-name="T487">y</text:span><text:s/>przyjąć bez specjalnych dyskusji.</text:p>
      <text:p text:style-name="P488">Znaczy ja rozumiem, że ten współczynnik korekcyjny zostaje 0,8 w treści.</text:p>
      <text:p text:style-name="P489">Czy są jeszcze jakieś uwagi do strony szóstej?</text:p>
      <text:p text:style-name="P490">Może pani Wóycicka poda proponowane brzmienie.</text:p>
      <text:p text:style-name="P491"><text:span text:style-name="T492">Ob. Irena Wóycicka</text:span>:</text:p>
      <text:p text:style-name="P493">...zapewnia systematyczny wzrost składników wynagrodzeń indywidu<text:span text:style-name="T494">al</text:span>nych podleg<text:span text:style-name="T495">aj</text:span>ących indeksacji, o procent wzrostu cen detalicznych towarów i usług konsumpcyjnych pomnożony przez współczynnik korekcyjny 0,8.</text:p>
      <text:p text:style-name="P496"><text:span text:style-name="T497">Przewodniczący</text:span>:</text:p>
      <text:p text:style-name="P498">Przyjmujemy dla redaktorów do uściślenia ten tekst, bo szkoda naszego czasu.</text:p>
      <text:p text:style-name="P499">Kto jeszcze ma uwagi do strony szóstej? Nie widzę. Rozumiem, że przyjęliśmy stronę szóstą.</text:p>
      <text:p text:style-name="P500">Przechodzimy do strony siódmej.</text:p>
      <text:soft-page-break/>
      <text:p text:style-name="P501">Proszę zgłasza<text:span text:style-name="T502">ć</text:span><text:s/>propozycje do uwzględnienia przez zespół redakcyjny, a zespół redakcyjny oceni co będzie bardziej czytelne.</text:p>
      <text:p text:style-name="P503">Pan Topiński ma głos.</text:p>
      <text:p text:style-name="P504"><text:span text:style-name="T505">Ob. Andrzej Topińsk</text:span><text:span text:style-name="T506">i</text:span>:</text:p>
      <text:p text:style-name="P507"><text:span text:style-name="T508">Naj</text:span>pierw drobna uwaga w punkcie 7, stylistyczna. Będzie to możliwe w zakładach prowadzących racjonalną gospodarkę, tutaj powinna być ta kropka skreślona i napisane gdyż systemowe reguły kształtowania funduszu płac w przedsiębiorstwach będą uwzględniały wzrost cen detalicznych<text:span text:style-name="T509">.</text:span><text:s/>To jest uwaga stylistyczna, bo to rozbicie tych zdań moim zdaniem czyni je nieczytelnymi.</text:p>
      <text:p text:style-name="P510">A druga uwaga jest właściwie merytoryczna, dotyczy ostatniego zdania w tym punkcie SOP-u. Mnie się po prostu wydaje, że ono jest<text:span text:style-name="T511"><text:s/></text:span>zbyt precyzyjne, można powiedzieć, to znaczy wydaje mi się, że nie ma powodu żebyśmy uznawali, że w 19<text:span text:style-name="T512">9</text:span>0 roku właśnie SOP a nie inny ins<text:span text:style-name="T513">tr</text:span>ument będzie tym instrumentem korygowania tych mechanizmów płacowych. Myśmy nie dyskutowali systemu sopockiego i nie wydaje mi się, żeby związki zawodo<text:span text:style-name="T514">w</text:span>e chciały się tutaj wiązać z tą akurat, a nie inną instytucją.</text:p>
      <text:p text:style-name="P515"><text:span text:style-name="T516">W</text:span>ięc ja byłbym za tym, żeby zdanie po prostu skreślić, bo chyba samo przez się rozumie, że jakiekolwiek zasady by nie obowiązywały, bo to należy do statutowych obowiązków dyskutowanie tych zasad ze związkami<text:s/>zawodowymi i po prostu proponuję to zdanie skreśli<text:span text:style-name="T517">ć</text:span><text:s/>dla większej jasności<text:span text:style-name="T518">.</text:span></text:p>
      <text:p text:style-name="P519"><text:span text:style-name="T520">Przewodnicząc</text:span><text:span text:style-name="T521">y</text:span>:</text:p>
      <text:p text:style-name="P522">Czy są zastrzeżenia do propozycji dr Kopińskiego?</text:p>
      <text:p text:style-name="P523"><text:span text:style-name="T524">O</text:span><text:span text:style-name="T525">b.</text:span><text:span text:style-name="T526"><text:s/>Jerzy Sz</text:span><text:span text:style-name="T527">rete</text:span><text:span text:style-name="T528">r</text:span>:</text:p>
      <text:p text:style-name="P529">Zostało ono wprowadzone wczoraj zgodnie z nasz ofertą uspołecznienia sprawy kryteriów różnicowania tych stawek sopockich, na życzenie w rozmowie zgodnie z ofertą dla OPZZ. Tak że tutaj ono nie jest chyba szkodliwe z tego punktu widzenia. Natomiast to pokazuje pewien problem, pewien proces uspołecznienia, wyrównywania dyspropor<text:span text:style-name="T530">cji</text:span>. I wydaje mi się, że szkód z tego zdania nie ma, a mogłoby ono pokazywać pewną intencję uspołecznienia tego procesu współudziału w łagodzeniu dysproporc<text:span text:style-name="T531">ji</text:span><text:s/>pła<text:span text:style-name="T532">c</text:span>o<text:span text:style-name="T533">w</text:span>ych.</text:p>
      <text:p text:style-name="P534"><text:span text:style-name="T535">Przewodnicząc</text:span><text:span text:style-name="T536">y</text:span>:</text:p>
      <text:p text:style-name="P537">Ja bym proponował - żeby przyjąć tę propozycję zachowania tego z rozszyfrowaniem co to jest S<text:span text:style-name="T538">O</text:span>P, bo nie każdy w społeczeństwie to wie.</text:p>
      <text:p text:style-name="P539"><text:span text:style-name="T540">Ob. Jan Kaczmarek</text:span>:</text:p>
      <text:p text:style-name="P541"><text:span text:style-name="T542">W</text:span><text:s/>przypadku je<text:span text:style-name="T543">ś</text:span>li to z<text:span text:style-name="T544">d</text:span>anie pozostanie, prosiłbym o uwzględnienie stanu dotychczasowego. Dotychczas te sprawy były konsultowane właśnie z tych intencji uspołecznienia z odpowiednimi stowarzyszeniami społeczno-zawodowymi. A więc jeśli pozostawimy to zdanie, bo ja mógłbym przystać na propozycje skreślenia tego zdania, jeśli jednak pozostanie tak jak pan przewodniczący mówi, to wtedy prosiłbym o dopisanie i stowarzyszeniami społeczno-zawodowymi, oprócz związków zawodowych.</text:p>
      <text:p text:style-name="P545"><text:span text:style-name="T546">Ob. Martyniuk</text:span>:</text:p>
      <text:p text:style-name="P547">Przyjmujemy<text:span text:style-name="T548">.</text:span><text:s/>OPZZ prosi o skreślenie tego zdania<text:span text:style-name="T549">.</text:span></text:p>
      <text:p text:style-name="P550"><text:span text:style-name="T551">Przewodniczący</text:span>:</text:p>
      <text:p text:style-name="P552">Propozycj<text:span text:style-name="T553">a</text:span>, która by uściśliła to poprzez dodatnie stowarzyszeń społeczno-zawodowych i druga jest za skreśleniem całego tego akapitu.</text:p>
      <text:p text:style-name="P554">Czy pan minister?</text:p>
      <text:soft-page-break/>
      <text:p text:style-name="P555"><text:span text:style-name="T556">O</text:span><text:span text:style-name="T557">b.</text:span><text:span text:style-name="T558"><text:s/></text:span><text:span text:style-name="T559">J</text:span><text:span text:style-name="T560">er</text:span><text:span text:style-name="T561">z</text:span><text:span text:style-name="T562">y Szreter</text:span>:</text:p>
      <text:p text:style-name="P563">Je<text:span text:style-name="T564">ż</text:span>eli obie strony związkowe życzą sobie, nie chcą brać udziału w tej sprawie, to nie mamy o czym mówić. Można to zdanie skreślić.</text:p>
      <text:p text:style-name="P565"><text:span text:style-name="T566">Ob. Manicki</text:span>:</text:p>
      <text:p text:style-name="P567">Nie ma propozy<text:span text:style-name="T568">cj</text:span>i, że nie chcą brać udziału, tylko nie chcą po prostu tak ścisłego zapisu.<text:s/><text:span text:style-name="T569">Przewodniczący</text:span>:</text:p>
      <text:p text:style-name="P570">Masy decydują o wszystkim - w porządku.</text:p>
      <text:p text:style-name="P571">Czy<text:s/><text:span text:style-name="T572">d</text:span>o strony siódmej są jeszcze jakieś uwagi?</text:p>
      <text:p text:style-name="P573">Pani<text:s/><text:span text:style-name="T574">Wó</text:span>y<text:span text:style-name="T575">ci</text:span>cka.</text:p>
      <text:p text:style-name="P576"><text:span text:style-name="T577">Ob. Irena Wóycicka</text:span>:</text:p>
      <text:p text:style-name="P578">Znowu ta sama uwaga stylistyczna dotycząca tego samego nieszczęsnego współczynnika, w punkcie 6 - ale na n<text:span text:style-name="T579">as</text:span>tępnej stronie drugie zdanie - proponuję żeby drugie zdanie brzmiało tak: jeśli możliwości płacowe przedsiębiorstwa nie pozwalają na indeksację według współczynnika korekcyjnego 0,8, to konieczne jest jego obniżenie.</text:p>
      <text:p text:style-name="P580"><text:span text:style-name="T581">Ob. Wincenty Lewandowski</text:span>:</text:p>
      <text:p text:style-name="P582">Ja proponuję w ostatnim zdaniu pkt. 6 słowo: progresja zastąpić słowem zwiększenia, a słowo degresji obniżenia wychodząc naprzeciw postul<text:span text:style-name="T583">at</text:span>om.</text:p>
      <text:p text:style-name="P584"><text:span text:style-name="T585">Przewodniczący</text:span>:</text:p>
      <text:p text:style-name="P586">Prz<text:span text:style-name="T587">yjęt</text:span>e do grupy redakcyjnej.</text:p>
      <text:p text:style-name="P588"><text:span text:style-name="T589">O</text:span><text:span text:style-name="T590">b</text:span><text:span text:style-name="T591">. Święcic</text:span><text:span text:style-name="T592">ki</text:span>:</text:p>
      <text:p text:style-name="P593">Ja przepraszam, że muszę tutaj wprowadzić trochę zamieszania jeszcze do strony 6 do tego pkt. 5<text:span text:style-name="T594">.</text:span><text:s/>Otóż ja cały czas mam obawę, że ten opis szczegółowy techniki tej pierwszej raty wyrównawczej indeksacji może przekształci<text:span text:style-name="T595">ć</text:span><text:s/>się w powszechną tzw.<text:s/>„wałęsówk<text:span text:style-name="T596">ę</text:span><text:span text:style-name="T597">”</text:span>, ponieważ właściwie strona solidarnościowo-opozycyjna proponując ten zapis mówiła, że absolutnie jej o to nie chodzi, natomias<text:span text:style-name="T598">t</text:span><text:s/><text:span text:style-name="T599">j</text:span>est tutaj zapis, który mówi o tym, że te stawki będą podnoszone, które<text:span text:style-name="T600"><text:s/></text:span>w okresie styczeń,<text:s/><text:span text:style-name="T601">m</text:span>arzec nie zostały zwiększone o wzrost cen.</text:p>
      <text:p text:style-name="P602">Ja się bardzo obawiam, że w wielu przedsiębiorstwach te stawki nie zmieniają się w tak krótkim czasie. One są stabilne, tylko z rozmaitych innych tytułów te wynagrodzenia<text:span text:style-name="T603"><text:s/></text:span>rosną czy nie rosną, są jakieś wahania.</text:p>
      <text:p text:style-name="P604">Więc czy jednak dla bezpieczeństwa, nie wykreśli<text:span text:style-name="T605">ć</text:span><text:s/>ze środkowej części tego akapitu, mianowicie od słów: jej celem będzie do t<text:span text:style-name="T606">e</text:span>go współczynn<text:span text:style-name="T607">i</text:span>ka 0,8. Czyli zostaną<text:span text:style-name="T608"><text:s/></text:span>tylko pierwsze dwa zdania i ostatnie zdanie.</text:p>
      <text:p text:style-name="P609">A tę technikę, że to będą stawki itd., lepiej czy nie bezpieczniej się z tego po prostu wycofać w tej chwili?</text:p>
      <text:p text:style-name="P610"><text:span text:style-name="T611">Przewodniczący</text:span>:</text:p>
      <text:p text:style-name="P612">Wytwórcy indeksacji mają stosunek do tego pozytywny?</text:p>
      <text:p text:style-name="P613">Ja bym proponował jednak to zdanie zostawić, oczywiście w każdej chwili w tych elementach tej indeksacji<text:span text:style-name="T614"><text:s/></text:span>jest pewne ryzyko, to jest jasne, ale tu określamy że idz<text:span text:style-name="T615">i</text:span>emy stawkami ale 0,8 i przy tej sytuacji wydaje mi się,<text:s/>że jednak to w jakiś sposób ustawia o co chodzi<text:span text:style-name="T616">.</text:span><text:s/>Natomiast w innym sensie właściwie nie wiadomo, że ma być jakieś wyrównanie do Bóg wie czego<text:span text:style-name="T617">.</text:span></text:p>
      <text:p text:style-name="P618">I w zasadzie wtedy wypada 0,8 i na dobrą sprawę po wykreśleniu tego zdania mamy wyrównanie<text:s/><text:soft-page-break/>kwotowe zupełnie bez korekty.</text:p>
      <text:p text:style-name="P619">Ja rozumiem, że my podnosimy tutaj, że propozycja dr Święcickiego jest jak gdyby zakwestionowaniem uzgodnionego tekstu nad którym pracował cały zespół dosyć długo. Jest prośba, żeby pan dr<text:s/><text:span text:style-name="T620">Ś</text:span>więcicki zgodził się jednak utrzymać ten tekst w brzmieniu dotychczasowym.</text:p>
      <text:p text:style-name="P621">Czy można uznać to za propozycję uzgodnioną?</text:p>
      <text:p text:style-name="P622">Przyjmujemy stronę 6 po raz wtóry.</text:p>
      <text:p text:style-name="P623">Proszę<text:s/>Państwa<text:span text:style-name="T624">!</text:span><text:s/>Jest prośba ze strony osób pracujących przy nagrywaniu tekstu żeby każdy ponownie niezależnie od tego czy ja podam nazwisko czy nie, żeby powtórzył swoje nazwisko przed wystąpieniem.</text:p>
      <text:p text:style-name="P625">Czy do strony siódmej są jeszcze jakieś uwagi? Nie ma.</text:p>
      <text:p text:style-name="P626">Przechodzimy do strony 8-mej.</text:p>
      <text:p text:style-name="P627"><text:span text:style-name="T628">Ob. <text:s text:c="20"/></text:span>:</text:p>
      <text:p text:style-name="P629"><text:span text:style-name="T630">Z</text:span>aznaczam, że jest to uwaga wyłącznie redakcyjna, nie merytoryczna. Chodzi o punkt 11 na stronie 8 w drugim wierszu od dołu. Jest napisane: w celu niepogorszenia relacji między emeryturami i rentami a płacami, a moim zdaniem powinno być w celu poprawy relacji. Bo w sumie ta operacja do tego ma się sprowadzać.</text:p>
      <text:p text:style-name="P631"><text:span text:style-name="T632">Przewodniczący</text:span>:</text:p>
      <text:p text:style-name="P633">Są uwagi do propozycji?</text:p>
      <text:p text:style-name="P634"><text:span text:style-name="T635">Ob. J. Szreter</text:span>:</text:p>
      <text:p text:style-name="P636">Ja proponuję utrzymać jednak ten zapis, to jest jednak zapis gwarancyjny i tutaj poprawa nie byłaby chyba stosowną zmianą.</text:p>
      <text:p text:style-name="P637"><text:span text:style-name="T638">Przewodnicząc</text:span><text:span text:style-name="T639">y</text:span>:</text:p>
      <text:p text:style-name="P640">Pogorszenie nie wyklucza poprawy,<text:s/>a wobec tego zostawiamy.</text:p>
      <text:p text:style-name="P641">Strona ósma - czy są jeszcze jakieś zgłoszenia? Nie ma.</text:p>
      <text:p text:style-name="P642">Przechodzimy do strony dziewiątej.</text:p>
      <text:p text:style-name="P643"><text:span text:style-name="T644">O</text:span><text:span text:style-name="T645">b. Manicki</text:span>:</text:p>
      <text:p text:style-name="P646">Punkt 13 drugi wiersz od góry zasiłki, które mają już wyższy poziom proponuję żeby brzmiał: zasiłki, które mają obecnie wyższy, bo to już to jest takie nie bardzo, w tym miejscu.</text:p>
      <text:p text:style-name="P647"><text:span text:style-name="T648">Przewodniczący</text:span>:</text:p>
      <text:p text:style-name="P649">Pan Manicki proponu<text:span text:style-name="T650">je</text:span><text:s/>zamianę już na obecnie.</text:p>
      <text:p text:style-name="P651">Rozumiem, że nie ma sprzeciwów.</text:p>
      <text:p text:style-name="P652"><text:span text:style-name="T653">Prof. Ra</text:span><text:span text:style-name="T654">d</text:span><text:span text:style-name="T655">kiewicz</text:span>:</text:p>
      <text:p text:style-name="P656">Ja mam dwie propozycje, mianowicie pkt 15 od roku 1990 wprowadzona zostanie waloryzacja świadczeń społecznych, ponieważ pojęcie świadczenia społeczne obejmuje i usługi itd. - proponuję żeby była regulacja pienię<text:span text:style-name="T657">ż</text:span>nych świ<text:span text:style-name="T658">a</text:span>dczeń socjalnych, bo o to chodzi. I dalej w tym samym akapicie na końcu,<text:s/><text:span text:style-name="T659">ż</text:span>e wzrost emerytur i rent następowa<text:span text:style-name="T660">ć</text:span><text:s/>będzie jak dotychczas na podstawie wskaźnika wzrostu wynagrodzeń. Ponieważ ustawowo przyjęto już tutaj te średnie płace, żeby tego nie zmieniać, jak dotychczas.</text:p>
      <text:p text:style-name="P661">I teraz jeśli chodzi o punkt 4 - nawiązuję tutaj do dyskusji, którą mieliśmy na poprzednim posiedzeniu, żeby rozdział IV - polityka ochrony pracy proponuję, by<text:s/>to obecne s<text:span text:style-name="T662">fo</text:span>rmułowa<text:span text:style-name="T663">ni</text:span>e poprze<text:span text:style-name="T664">d</text:span>zić takim<text:s/><text:soft-page-break/>zdaniem: uznając szczególną rolę pracy i jej organizacji w kształtowaniu wzrostu gospodarczego oraz warunków życia ludności okre<text:span text:style-name="T665">ś</text:span>la się, że państwo musi zachować również gospodarce rynkowej itd.</text:p>
      <text:p text:style-name="P666"><text:span text:style-name="T667">W</text:span><text:s/>ten sposób byśmy podk<text:span text:style-name="T668">r</text:span>eślili rolę pracy jako bardzo ważnego czynnika wzrostu i równocześnie warunków ży<text:span text:style-name="T669">ci</text:span>a<text:span text:style-name="T670">.</text:span></text:p>
      <text:p text:style-name="P671">Ja tę sprawę uzgodniłem wstępnie z prof. Rosnerem.</text:p>
      <text:p text:style-name="P672"><text:span text:style-name="T673">Przewodniczący</text:span><text:span text:style-name="T674">:</text:span></text:p>
      <text:p text:style-name="P675">Zaraz chwileczkę, żebyśmy załatwiali kolejne sprawy. Więc jest szereg poprawek,<text:s/><text:span text:style-name="T676">k</text:span>tóre s<text:span text:style-name="T677">ą</text:span><text:s/>bezdyskusyjne, które prof. R<text:span text:style-name="T678">aj</text:span>kiewicz zgłosił, punkt 15 od roku 1990 wprowadzona zostanie waloryzacja pieniężnych świadczeń socjalnych, rozumiem, że - proszę bardzo pani Wóy<text:span text:style-name="T679">ci</text:span>cka.</text:p>
      <text:p text:style-name="P680"><text:span text:style-name="T681">Ob. Irena Wóycicka</text:span>:</text:p>
      <text:p text:style-name="P682">To<text:s/><text:span text:style-name="T683">je</text:span>st dla mnie zbyt wąskie pojęcie, na przykład chodzi mi o to,<text:s/><text:span text:style-name="T684">ż</text:span>e w ten sposób wyłączone zo<text:span text:style-name="T685">s</text:span>taną stypendia, o których żeśmy przedtem przy stole dosyć długo dyskutowali. To nie są świadczenia socjalne, stypendia.</text:p>
      <text:p text:style-name="P686">Możemy używać pieniężne świadczenia społeczne, proszę bardzo.</text:p>
      <text:p text:style-name="P687"><text:span text:style-name="T688">Przewodnicząc</text:span><text:span text:style-name="T689">y</text:span>:</text:p>
      <text:p text:style-name="P690">Świadczeń społecznych, to była druga propozycja, a teraz jest propozycja, którą prosiłby<text:span text:style-name="T691">m<text:s/></text:span>żeby pan profesor - bardzo proszę.</text:p>
      <text:p text:style-name="P692"><text:span text:style-name="T693">Ob</text:span><text:span text:style-name="T694">.</text:span><text:span text:style-name="T695"><text:s/>Traczyk</text:span>:</text:p>
      <text:p text:style-name="P696">Ja mam propozycję do sąsiadów, żeby zrezygnowali z tego wejścia - strona OPZZ uznaje za konieczne niezwłoczne przystąpienie do naniesienia nowelizacji ustawy w roku bieżącym, która by funk<text:span text:style-name="T697">cjo</text:span>nowała od roku przyszłego.</text:p>
      <text:p text:style-name="P698">Ponieważ my pracujemy nad dokumentem, który od 1991 roku wprowadzi cały nowy system ubezpieczeń, więc proponuję, żeby dla dobra tematu zrezygnować z tego, ponieważ wszystkie inne punkty mówią o waloryzacji funkcjonujących już.</text:p>
      <text:p text:style-name="P699">Jak będzie trzeba to si<text:span text:style-name="T700">ę</text:span><text:s/>zmieści w tym wszystkim. A więc albo napiszemy, że nowe ustawy od 1990 roku albo tak jak funkcjonuje normalnie to co wszystkim zaproponowaliśmy całemu społeczeństwu, że od 1991 roku wprowadzimy nowy system i takie przyspieszenie na nowelizację przy funkcjonowaniu wszystkich systemów<text:s/><text:span text:style-name="T701">we</text:span>ry<text:span text:style-name="T702">fi</text:span>kujących jest po prostu niepotrzebne moim zdaniem.</text:p>
      <text:p text:style-name="P703"><text:span text:style-name="T704">Ob</text:span><text:span text:style-name="T705">.</text:span><text:span text:style-name="T706"><text:s/></text:span><text:span text:style-name="T707">W</text:span><text:span text:style-name="T708">.<text:s/></text:span><text:span text:style-name="T709">M</text:span><text:span text:style-name="T710">ar</text:span><text:span text:style-name="T711">ty</text:span><text:span text:style-name="T712">niuk</text:span>:</text:p>
      <text:p text:style-name="P713">Przykro nam bardzo, ale nie możemy.</text:p>
      <text:p text:style-name="P714"><text:span text:style-name="T715">Ob. Jerzy Szre</text:span><text:span text:style-name="T716">te</text:span><text:span text:style-name="T717">r</text:span>:</text:p>
      <text:p text:style-name="P718">To znaczy rozumiem, że jest tu postulat nowelizacji i podjęcia rozpoczęcia rozmów. Z mojej strony chciałbym po tym akapicie wniesionym przez OPZZ jeżeli on zostanie wnieść następującą uwagę strony rządowej:</text:p>
      <text:p text:style-name="P719">Strona rządowa deklaruje kontynuację rozmów w tych sprawach. Trzy dni temu rozmawialiśmy o tym z przedstawicielami OPZZ, więc słowo rozpoczęcie trochę jest dziwne, nie, żeby się nie zaczynało, rozmowy trwają i dopisek ten dobrej<text:s/><text:span text:style-name="T720">w</text:span>oli deklaruje kontynuację rozmów w tych sprawach.</text:p>
      <text:p text:style-name="P721"><text:span text:style-name="T722">Przewodnicząc</text:span><text:span text:style-name="T723">y</text:span><text:span text:style-name="T724">:</text:span></text:p>
      <text:p text:style-name="P725">Ja mógłbym powiedzieć załatwcie to panowie między sobą, ale...</text:p>
      <text:soft-page-break/>
      <text:p text:style-name="P726"><text:span text:style-name="T727">Ob. <text:s text:c="20"/></text:span>:</text:p>
      <text:p text:style-name="P728">To prawda, ale nie myśmy wnosili poprzedni punkt, gdy się mówi o rozpoczę<text:span text:style-name="T729">ci</text:span>u. Wobec tego skoro tam jest tak zapisane, wobec tego gwoli precyzji warto wnieść to drugie zdanie.</text:p>
      <text:p text:style-name="P730"><text:span text:style-name="T731">Przewodnicząc</text:span><text:span text:style-name="T732">y</text:span><text:span text:style-name="T733">:</text:span></text:p>
      <text:p text:style-name="P734">Rozumiem, że pozostaje w dotychczasowym brzmieniu tekst zaczynający się od słowa: OPZZ uznaje za konieczne itd. a dopisujemy wstawkę.</text:p>
      <text:p text:style-name="P735"><text:span text:style-name="T736">Ob. Kołodziejczak</text:span>:</text:p>
      <text:p text:style-name="P737"><text:span text:style-name="T738">A</text:span><text:s/>może zastąpić,<text:s/><text:span text:style-name="T739">je</text:span>żeli już ma być to zdanie, to zastąpić słowa: niezwłocznie rozpoczęcie na strona OPZZ uzn<text:span text:style-name="T740">aje</text:span><text:s/>za konieczne kontynuowanie rozmów?</text:p>
      <text:p text:style-name="P741"><text:span text:style-name="T742">Przewodniczący</text:span>:</text:p>
      <text:p text:style-name="P743">Czy strona OPZZ ma tutaj?</text:p>
      <text:p text:style-name="P744"><text:span text:style-name="T745">Ob. Martyniuk</text:span>:</text:p>
      <text:p text:style-name="P746">Strona OPZZ uznaje, że propozycja ministra Szretera jest jak najbardziej słuszna.</text:p>
      <text:p text:style-name="P747"><text:span text:style-name="T748">Przewodniczący</text:span>:<text:s/></text:p>
      <text:p text:style-name="P749">Z dopiskiem zaproponowanym przez ministra Szre<text:span text:style-name="T750">te</text:span>ra.</text:p>
      <text:p text:style-name="P751">Czy są uwagi do strony 9?</text:p>
      <text:p text:style-name="P752"><text:span text:style-name="T753">Ob. Martyniuk</text:span>:</text:p>
      <text:p text:style-name="P754"><text:span text:style-name="T755">/</text:span>Głos poza mikrofonem/.</text:p>
      <text:p text:style-name="P756"><text:span text:style-name="T757">Ob.<text:s/></text:span><text:span text:style-name="T758">Ś</text:span><text:span text:style-name="T759">więcicki</text:span>:</text:p>
      <text:p text:style-name="P760"><text:span text:style-name="T761">...</text:span></text:p>
      <text:p text:style-name="P762"><text:span text:style-name="T763">Ob. Martyniuk</text:span>:</text:p>
      <text:p text:style-name="P764">Można panie profesorze?</text:p>
      <text:p text:style-name="P765">Ja chciałbym do rozdziału trzeciego złożyć oświadczenie ze strony OPZZ.</text:p>
      <text:p text:style-name="P766">Oświadczenie przedstawicieli OPZZ biorących udział w pracach zespołu<text:s/>„okrągłego stołu”<text:s/>do spraw gospodarczych i polityki społecznej, dotyczące projektu stanowiska w sprawie polityki społecznej i gospodarczej oraz reform systemowych w części odnoszącej się do indeksacji.</text:p>
      <text:p text:style-name="P767">1<text:tab/>OPZZ uważa za konieczne wprowadzenie indeksacji wynagrodzeń,<text:s/><text:span text:style-name="T768">e</text:span>merytu<text:span text:style-name="T769">r</text:span>, rent i świadczeń. Indeksacja ma chronić realną wartość dochodów przed skutkami wzrostu cen, nie może pogłębiać dysproporcji nieprawidłowości płacowych, poszerzać sferę ubóstwa, musi być powszechna i sprawiedliwa. Dlatego opowiadamy się za indeksacją kwotową.</text:p>
      <text:p text:style-name="P770">2<text:tab/>Naszym zdaniem uzgodniona przez stronę solidarnościowo-opozycyjną oraz ko<text:span text:style-name="T771">al</text:span>icyjno-rządową procentowa metoda indeksacji nie gwarantuje realizacji celów, jakie OPZZ stawia przed indeksacją.</text:p>
      <text:p text:style-name="P772">Zgodnie z oświadczeniem Rady OPZZ z dnia 30 marca 198<text:span text:style-name="T773">9</text:span><text:s/>r. ostateczne stanowisko w tej sprawie zajmie Komitet Wykonawczy<text:s/><text:span text:style-name="T774">O</text:span>PZZ.</text:p>
      <text:p text:style-name="P775">3<text:tab/>Jednocześnie oświadczamy, że trójstronnie uzgodniony mechanizm indeksacji emerytur, rent i świadczeń wypełnia oczekiwania OPZZ. Dziękuję.</text:p>
      <text:p text:style-name="P776">Jednocześnie oświadczamy, że tr<text:span text:style-name="T777">ój</text:span>stronnie uzgadniany mechanizm indeksacji emerytur, rent i świadczeń wypełnia oczekiwania OPZZ.</text:p>
      <text:p text:style-name="P778"><text:span text:style-name="T779">Przewodniczący</text:span>:</text:p>
      <text:soft-page-break/>
      <text:p text:style-name="P780">Dziękuję. Pan minister Szreter.</text:p>
      <text:p text:style-name="P781"><text:span text:style-name="T782">Ob. Jerzy Szreter</text:span>:</text:p>
      <text:p text:style-name="P783"><text:span text:style-name="T784">W</text:span><text:s/>związku z tym oświadczeniem chciałem postawić pytanie z komentarzem.</text:p>
      <text:p text:style-name="P785">Otóż mechanizm indeksacji, który wszyscy znają, kt<text:span text:style-name="T786">ó</text:span>ry<text:s/>myśmy tu wypracowali, jest mechanizmem, który będzie oparty na porozumieni<text:span text:style-name="T787">ac</text:span>h zakładowych, kszt<text:span text:style-name="T788">ałto</text:span>wanych w zakładzie przez organy przedsiębiorstwa w porozumieniu ze związkami zawodowymi. To grozić będzie oczywiście określonymi napięciami, rozmowami, uzgadnianiem stanowisk.</text:p>
      <text:p text:style-name="P789">W związku z tym chciałem zadań pytanie w związku z tym oświadczeniem, czy wasze oświadczenie oznacza, że strona - że związki, które reprezentują OPZZ będą w takich uzgodnieniach torpedowały wszelkie inne niż kwotowe propozycje, czy to oznacza, że to ma prowadzić do konfliktów w zakładach pracy na tle różnic co do indeksacji. Cz<text:span text:style-name="T790">y</text:span><text:s/>taka jest intencja tego oświadczenia?</text:p>
      <text:p text:style-name="P791"><text:span text:style-name="T792">Ob. Włady</text:span><text:span text:style-name="T793">s</text:span><text:span text:style-name="T794">ław Martyniuk</text:span>:</text:p>
      <text:p text:style-name="P795">Intencja tego oświadczenia jest zupełnie inna.</text:p>
      <text:p text:style-name="P796"><text:span text:style-name="T797">P</text:span><text:span text:style-name="T798">rz</text:span><text:span text:style-name="T799">ewodni</text:span><text:span text:style-name="T800">cz</text:span><text:span text:style-name="T801">ąc</text:span><text:span text:style-name="T802">y</text:span>:</text:p>
      <text:p text:style-name="P803">Pan pr<text:span text:style-name="T804">ze</text:span>wodni<text:span text:style-name="T805">cz</text:span>ący Martyniuk.</text:p>
      <text:p text:style-name="P806"><text:span text:style-name="T807">Ob. Wład</text:span><text:span text:style-name="T808">ys</text:span><text:span text:style-name="T809">ł</text:span><text:span text:style-name="T810">aw</text:span><text:span text:style-name="T811"><text:s/>Martyniuk</text:span>:</text:p>
      <text:p text:style-name="P812">Przepraszam pana profesora najmocniej, że zbyt szybko zabrałem głos.</text:p>
      <text:p text:style-name="P813">Intencja tego oświadczenia jest zupełnie inna, mianowicie ona po prostu odnosi się do tego co zostało uzgodnione. Związki zawodowe podejrzewam każde są leg<text:span text:style-name="T814">al</text:span>istyczne i w momencie, kiedy będzie prawo, będą go przestrzegać. Dziękuję.</text:p>
      <text:p text:style-name="P815"><text:span text:style-name="T816">Ob. Władysław Baka</text:span>:</text:p>
      <text:p text:style-name="P817">Ja muszę powiedzieć, jest to bardzo trudne do przyjęcia oświadczenie, ponieważ w istocie rzeczy to oświadczenie jest sprzeczne z naturą rozmów, które tutaj prowadzimy i celami, które nas przywiodły oraz które mamy tutaj osiągnąć.</text:p>
      <text:p text:style-name="P818">Ponieważ na gruncie tego oświadczenia natychmiast w zakładach pracy może rozgorzeć walka, mogą tworzyć się podziały, których eliminacja jest przecież zasadniczym celem obrad<text:s/>„okrągłego stołu”. I w związku z tym sądzę, że do sprawy nie możemy podejść w kategoriach czysto metodycznych, ale w głębokich kategoriach społecznych i politycznych i uważam, że sprawa ta wykracza poza możliwości rozstrzygnięć przy stole do spraw gospodarki i polityki społecznej, że kwestia wymaga wyjaśnień i uzgodnień na płaszczyźnie politycznej i myślę, że nie powinniśmy już dalej kontynuować w tej sprawie dyskusji.</text:p>
      <text:p text:style-name="P819"><text:span text:style-name="T820">Przewodnicząc</text:span><text:span text:style-name="T821">y</text:span>:</text:p>
      <text:p text:style-name="P822">Pan Mieczysław Gil.</text:p>
      <text:p text:style-name="P823"><text:span text:style-name="T824">Ob. Mieczysław Gil</text:span>:</text:p>
      <text:p text:style-name="P825"><text:span text:style-name="T826">W</text:span><text:s/>związku ze stwierdzeniem kolegów z OPZZ sądzę, że delegacja nasza będzie musiała zająć stanowisko i stosowne oświadczenie złożyć dzisiaj, sądzę w terminie późniejszym.</text:p>
      <text:p text:style-name="P827"><text:span text:style-name="T828">Przewodniczący</text:span>:</text:p>
      <text:p text:style-name="P829">Dziękuję. Czy do tego rozdziału III jeszcze są jakieś uwagi? Pan dr<text:s/><text:span text:style-name="T830">Ś</text:span><text:span text:style-name="T831">w</text:span>ięcicki.</text:p>
      <text:p text:style-name="P832"><text:span text:style-name="T833">Ob. Marcin Święcicki</text:span>:</text:p>
      <text:soft-page-break/>
      <text:p text:style-name="P834">Ja mam jeszcze uwagę do pkt. 13<text:span text:style-name="T835">.</text:span><text:s/>Czy tutaj nie należałoby przesunąć tego terminu z kwietnia na lipiec dlatego, że to jest dosyć znaczna podwyżka i to nie akurat dla tych najbardziej potrzebujących, tylko dla tych, którzy mają dość wysokie dochody, bo te powszechne zasiłki. Dla nich wzrośnie z 2 tys. do 5 300. A przecież jeśli w lipcu mamy przechodzić na urynkowienie gospodarki żywnościow<text:span text:style-name="T836">ej</text:span>, czy w ogóle ro<text:span text:style-name="T837">b</text:span>ić jakąś dużą podwyżkę cen żywności, to prawdopodobnie trzeba będzie wtedy też jakieś istotne kwoty dokładać właśnie do zasiłków rodzinnych. Więc czy nie lepiej tego połączyć, tą operację jak gdyby tutaj odroczyć. N<text:span text:style-name="T838">i</text:span>e teraz w kwietniu podnosić raz te zasiłki bardzo znacznie, 2,5-krotnie, a potem w lipcu przy podwyżce cen żywności czy kiedy ona jest tam planowana, znowuż je podnosić znacznie. Czy nie lepiej odroczyć tej operacji - napisać tutaj w kwietniu. Napisać tu od lipca bieżącego roku.</text:p>
      <text:p text:style-name="P839"><text:span text:style-name="T840">Ob. Karol Szwarc</text:span>:</text:p>
      <text:p text:style-name="P841">Od 1995 r.</text:p>
      <text:p text:style-name="P842"><text:span text:style-name="T843">Ob. Marcin Święcicki</text:span>:</text:p>
      <text:p text:style-name="P844">Dziękuję za podpowiedź, ale ja mówię o roku 1989 panie redaktorze.</text:p>
      <text:p text:style-name="P845">Ja zgłaszam propozycję, żeby to zmienić od lipca bieżącego roku, dobrze.</text:p>
      <text:p text:style-name="P846"><text:span text:style-name="T847">Przewodniczący</text:span>:</text:p>
      <text:p text:style-name="P848">P<text:span text:style-name="T849">a</text:span>n redaktor Wielowieyski.</text:p>
      <text:p text:style-name="P850"><text:span text:style-name="T851">Ob. Andrzej Wielowieyski</text:span>:</text:p>
      <text:p text:style-name="P852">Proszę<text:s/>państwa, w ciągu ostatnich kilkunastu, a raczej w ostatnich nawet 9<text:span text:style-name="T853">-</text:span>10 miesięcy indeks ten zmienił się o kilkadziesiąt procent,<text:s/>prawda, około 100<text:span text:style-name="T854">%</text:span>. A te dodatki ciągle pozostają na tym poziomie,<text:s/>prawda, z początku zeszłego roku. I w związku z tym jest sprawą ewidentną jak na świadomość społeczną<text:s/>oddziałuje<text:s/>taka sytuacja, no i nie będzie to rewelacja, no ale jednak będzie to pewnym uspokojeniem i pewną pomocą ludziom, jeżeli wkroczymy jak najszybciej jak tylko można, czyli w kwietniu.</text:p>
      <text:p text:style-name="P855"><text:span text:style-name="T856">P</text:span><text:span text:style-name="T857">rzew</text:span><text:span text:style-name="T858">odni</text:span><text:span text:style-name="T859">cz</text:span><text:span text:style-name="T860">ąc</text:span><text:span text:style-name="T861">y</text:span>:</text:p>
      <text:p text:style-name="P862">Ja rozumiem, że to by groziło jakimś stanowiskiem odrębnym, w związku z tym proponuję, żeby jednak przyjąć tekst taki, jaki jest już uzgodniony przez grupę roboczą.</text:p>
      <text:p text:style-name="P863"><text:span text:style-name="T864">Ob. <text:s text:c="20"/></text:span>:</text:p>
      <text:p text:style-name="P865">Nie w tej sprawie,<text:s/><text:span text:style-name="T866">r</text:span>ozumiałem, że ta sprawa została zakończona, ale nie, to...</text:p>
      <text:p text:style-name="P867"><text:span text:style-name="T868">Ob. <text:s text:c="20"/></text:span>:</text:p>
      <text:p text:style-name="P869">/Niewłączony mikrofon/.</text:p>
      <text:p text:style-name="P870"><text:span text:style-name="T871">Ob. <text:s text:c="20"/></text:span>:</text:p>
      <text:p text:style-name="P872">Tak. Ponieważ tutaj gatunek podnoszonych spraw był bardzo wysoki, to chciałbym troszkę poprzeczkę obniżyć i zgłosić drobniejsze rzeczy.</text:p>
      <text:p text:style-name="P873">W pkt. 13 - Zasiłku rodzinnego nie zrównoważy - tam jest błąd, trzeba to poprawić, a nie zrównoważony.</text:p>
      <text:p text:style-name="P874">I dalej jest tekst taki: Wzrost cen, to zostanie on w p<text:span text:style-name="T875">aź</text:span>dzierniku. I wychodzi na to, że zostanie on, ten wzrost cen podwyższony. Chodzi oczywiście o to, że to zasiłek ten zostanie w październiku podwyższony, a nie wzrost cen. To zasiłek ten zostanie w październiku podwyższony.</text:p>
      <text:p text:style-name="P876">I jeszcze jedna poprawka redakcyjna, już w następnym rozdziale, ale drobna, pozwolę sobie zgłosić.</text:p>
      <text:p text:style-name="P877"><text:span text:style-name="T878">Przewodnicząc</text:span><text:span text:style-name="T879">y</text:span>:</text:p>
      <text:p text:style-name="P880"><text:span text:style-name="T881">.</text:span>..poprawki redakcyjne zostały przyjęte jednogłośnie.</text:p>
      <text:soft-page-break/>
      <text:p text:style-name="P882">Rozumiem, że są jeszcze jakieś uwagi do tego? Proszę bardzo pan Tr<text:span text:style-name="T883">ac</text:span>zyk.</text:p>
      <text:p text:style-name="P884"><text:span text:style-name="T885">O</text:span><text:span text:style-name="T886">b. Traczyk</text:span>:</text:p>
      <text:p text:style-name="P887">Do pkt. 16. Czy po pierwszej indeksacji już my musimy robić korektę tego wskaźnika, czy to nie jest za szybko. Pierwsze wejście w temat, od razu robimy natychmiast korekty. Się zobowiązu<text:span text:style-name="T888">je</text:span>my, czy nie przejść przez dwie przynajmniej<text:s/>indeksacje. Bo tu jest zapis taki: Przyjęte rozwiązania będą w IV kwartale zweryfikowane w pkt. 16. Proponuję, żeby to trochę dać szansę sprawdzenia tego.</text:p>
      <text:p text:style-name="P889"><text:span text:style-name="T890">Przewodni</text:span><text:span text:style-name="T891">cz</text:span><text:span text:style-name="T892">ąc</text:span><text:span text:style-name="T893">y</text:span>:</text:p>
      <text:p text:style-name="P894">Pani Wóycicka.</text:p>
      <text:p text:style-name="P895"><text:span text:style-name="T896">Ob. Irena Wóycicka</text:span>:</text:p>
      <text:p text:style-name="P897">Ja zwracam uwagę, że mamy za sobą już dwie wypłaty, po<text:span text:style-name="T898">z</text:span>a tą pierwszą startową w sierpniu pierwsza indeksacja, po trzech miesiącach druga. Także już można rzeczywiście dać ewentualnie rozluźnić, ale jakieś oświadczenie można...</text:p>
      <text:p text:style-name="P899"><text:span text:style-name="T900">O</text:span><text:span text:style-name="T901">b. Jerzy Szreter</text:span>:</text:p>
      <text:p text:style-name="P902">Jest to instrument, którym się posługujemy po raz pierws<text:span text:style-name="T903">z</text:span>y<text:span text:style-name="T904"><text:s/></text:span>tutaj,<text:s/><text:span text:style-name="T905">w</text:span><text:s/>tej skali jeżeli do tego dojdzie. Uważam, że trzeba rzeczywiście szybko zebrać doświadczenia, ocenić, bo jest to instrument bardzo niebezpieczny. Więc trzeba bardzo skrupulatnie przyglądać się temu i ewentualne błędy korygować.</text:p>
      <text:p text:style-name="P906"><text:span text:style-name="T907">Przewodnicząc</text:span><text:span text:style-name="T908">y</text:span>:</text:p>
      <text:p text:style-name="P909">Pogłębianie świadomości jest zawsze wskazane. Rozumiem, że utrzymujemy tekst.</text:p>
      <text:p text:style-name="P910">Czy do rozdziału III jeszcze są jakieś uwagi? Nie ma.</text:p>
      <text:p text:style-name="P911">Rozumiem, że zakończyliśmy debatę nad rozdziałem III, a teraz wracamy do rozdziału IV rzymskiego i prośba do prof. Rajkiewicza o zgłoszenie tekstu proponowanego.</text:p>
      <text:p text:style-name="P912"><text:span text:style-name="T913">Ob. Antoni Rajkiewicz</text:span>:</text:p>
      <text:p text:style-name="P914">Chodzi o pierwsze zdanie, mianowicie uznają szczególną rolę pracy i jej organizacji w kształtowaniu wzrostu gospod<text:span text:style-name="T915">ar</text:span>czego oraz warunków życia ludności podkreśla się, i jakże państwo musi zachować rolę państwa.</text:p>
      <text:p text:style-name="P916"><text:span text:style-name="T917">Przewodnicząc</text:span><text:span text:style-name="T918">y</text:span>:</text:p>
      <text:p text:style-name="P919">Jeszcze raz prośba o przeczytanie tekstu.</text:p>
      <text:p text:style-name="P920"><text:span text:style-name="T921">Ob</text:span><text:span text:style-name="T922">.</text:span><text:span text:style-name="T923"><text:s/>Antoni<text:s/></text:span><text:span text:style-name="T924">R</text:span><text:span text:style-name="T925">aj</text:span><text:span text:style-name="T926">kiewicz</text:span>:</text:p>
      <text:p text:style-name="P927">Uznając szczególną rolę pracy i jej organizacji w kształtowaniu wzrostu gospodarczego oraz warunków życia ludności.<text:span text:style-name="T928">.</text:span>.</text:p>
      <text:p text:style-name="P929"><text:span text:style-name="T930">Przewodniczący</text:span>:</text:p>
      <text:p text:style-name="P931">Czy do tej propozycji są jakieś uwagi?</text:p>
      <text:p text:style-name="P932"><text:span text:style-name="T933">Ob. Janusz Bek</text:span><text:span text:style-name="T934">si</text:span><text:span text:style-name="T935">ak</text:span>:</text:p>
      <text:p text:style-name="P936">Proponuję nie włączać tego. Po pierwsze jest to ozdobnik, to nie ma żadnego znaczenia. Po drugie, jeżeli jednak się zastanowić nad znaczeniem, to jeżeli pan prof. Rajkiewicz chce, żebyśmy się tutaj dopisali, że zgodnie z Marksem uznajemy szczególną rolę pracy, to nie uznajemy. Ja na przykład nie uznaję i nie widzę powodów, żebym to deklarował.</text:p>
      <text:p text:style-name="P937">Po drugie, nie widzę powodu dlaczego pisać tu o wzroście gospodarczym.<text:s/><text:span text:style-name="T938">W</text:span><text:s/>naszej sytuacji brzmi to jak ponury żart. Dziękuję.</text:p>
      <text:soft-page-break/>
      <text:p text:style-name="P939"><text:span text:style-name="T940">Ob. Antoni Rajkiewicz</text:span>:</text:p>
      <text:p text:style-name="P941">To nie jest tylko sprawa Marksa, ale sprawa encykliki<text:s/>laborem exercens<text:s/>i stanowiska chociażby episkopatu wyrażonego ostatnio, jeśli chodzi o rolę pracy.</text:p>
      <text:p text:style-name="P942"><text:span text:style-name="T943">Ob. <text:s text:c="20"/></text:span>:</text:p>
      <text:p text:style-name="P944">Ale to do<text:s/>konstytucji się nadaje bardzo dobrze.</text:p>
      <text:p text:style-name="P945"><text:span text:style-name="T946">Ob. Antoni Rajkiewicz</text:span>:</text:p>
      <text:p text:style-name="P947">... elementów kształtujących nasze życie jest czynnik pracy. I począwszy od papieża poprzez też i Marksa i episkopat i również całą szkołę polskiej polityki społecznej, obstaję za wprowadzeniem tego elementu. Obok pieniądza jednak czynnik pracy też musi być brany pod uwagę w rozwoju i w ż<text:span text:style-name="T948">yc</text:span>iu ludzkim.</text:p>
      <text:p text:style-name="P949"><text:span text:style-name="T950">Przewodniczący</text:span>:</text:p>
      <text:p text:style-name="P951">Pani Grażyna Staniszewska.</text:p>
      <text:p text:style-name="P952"><text:span text:style-name="T953">Ob. Grażyna Staniszewska</text:span>:</text:p>
      <text:p text:style-name="P954">Znaczy ja się przychylam tutaj do zdania kolegów. Ja jestem związkowcem, dla nas praca też jest bardzo ważna, ale w takim razie proponuję do całego dokumentu zrobić załącznik z encykliki laborem exercens plus<text:s/>konstytucji, bo to jest przepisanie kawałków, także im ten dokument będzie krótszy, i bardziej konkretny, taki jędrny, tym bardziej będzie strawny dla ludzi.</text:p>
      <text:p text:style-name="P955"><text:span text:style-name="T956">Przewodniczący</text:span>:</text:p>
      <text:p text:style-name="P957">Pan redaktor Wielowieyski.</text:p>
      <text:p text:style-name="P958"><text:span text:style-name="T959">Ob. Andrzej Wielowieyski</text:span>:</text:p>
      <text:p text:style-name="P960">Dwa zdania. Sprawa jest ewidentna z punktu widzenia redakcyjnego, z punktu widzenia odczytywania. Przecież każda sprawa<text:span text:style-name="T961"><text:s/></text:span>i ta ochrona rynku, przecież nie wypowiadamy tutaj jakiejś pochwały wolnego rynku, ani nie podkreślamy znaczenia płacy w gospodarowaniu i życiu człowieka. Każdy nowy ład ekonomiczny też zasługiwałby na jakieś piękne zdanie wprowadz<text:span text:style-name="T962">aj</text:span>ące. Powściągliwość chyba tutaj jest lepsza.</text:p>
      <text:p text:style-name="P963"><text:span text:style-name="T964">Ob. Władysław Baka</text:span>:</text:p>
      <text:p text:style-name="P965">Można?</text:p>
      <text:p text:style-name="P966">/Proszę bardzo/.</text:p>
      <text:p text:style-name="P967">Ponieważ w jakiejś mierze to s<text:span text:style-name="T968">fo</text:span>rmułowanie prof. R<text:span text:style-name="T969">aj</text:span>kiewicza wychodzi naprzeciw temu, czego domagałem się można powiedzieć od naszego dokumentu od samego początku. Nie znaleźliśmy szczęśliwej właściwej formuły.</text:p>
      <text:p text:style-name="P970">Uważam, że to co zaproponował prof. R<text:span text:style-name="T971">aj</text:span>kiewicz, to nie<text:s/><text:span text:style-name="T972">jest</text:span><text:s/>ozdobnik, to jest jednak wskazanie na pewną bardzo ważną wartość merytoryczną, aczkolwiek w sposób rzecz prosta niezwykle syntetyczny.</text:p>
      <text:p text:style-name="P973">Chcę ponadto zwrócić uwagę, że wprowadzenie tego elementu leży w interesie<text:s/>„okrągłego stołu”, a zwłaszcza naszego zespołu.</text:p>
      <text:p text:style-name="P974">Proszę być świadomym, bowiem, czego wyrazem<text:s/><text:span text:style-name="T975">-</text:span><text:s/>mówię o tym na podstawie relacji chociażby z przebiegu ostatniej Rady Konsultacyjnej, ale także z innych gremiów, że oto usiadło tutaj 40-50 ludzi, którzy o niczym innym nie mówią, jak,<text:s/>prawda,<text:s/>o dzieleniu. Mówią o ochronie zatrudnienia, ochronie spraw pr<text:span text:style-name="T976">ac</text:span>owniczych, a ani słowa nie mówią o ochronie tej elementarnej wartości, jaką jest praca. I dlatego też ja bardzo proszę, ażeby nie czynić problemów z wniesienia tego wcale nie ozdobnikowego, ale sygn<text:span text:style-name="T977">al</text:span>izującego pewien bardzo istotny problem zapisu.</text:p>
      <text:soft-page-break/>
      <text:p text:style-name="P978">Jeśli<text:s/>państwo nie zgodzicie się, żeby to było, to dla mnie to ma tak wartość wielką symboliczną, że będę prosił o to, by zaznaczyć iż uważamy, że takie zdanie powinno być na początku zawarte.</text:p>
      <text:p text:style-name="P979"><text:span text:style-name="T980">O</text:span><text:span text:style-name="T981">b. Ireneusz Sekuła</text:span>:</text:p>
      <text:p text:style-name="P982">Czy można?</text:p>
      <text:p text:style-name="P983">/Proszę bardzo/.</text:p>
      <text:p text:style-name="P984"><text:span text:style-name="T985">W</text:span><text:s/>całej rozciągłości popieram pogląd prof. Baki.</text:p>
      <text:p text:style-name="P986"><text:span text:style-name="T987">Przewodnicząc</text:span><text:span text:style-name="T988">y</text:span>:</text:p>
      <text:p text:style-name="P989">Pani Grażyna Staniszewska.</text:p>
      <text:p text:style-name="P990"><text:span text:style-name="T991">Ob. Grażyna S</text:span><text:span text:style-name="T992">t</text:span><text:span text:style-name="T993">aniszewska</text:span>:</text:p>
      <text:p text:style-name="P994"><text:span text:style-name="T995">W</text:span><text:s/>takim razie, ponieważ o wiele konkretni<text:span text:style-name="T996">ejs</text:span>za była poprawka zaproponowana wczoraj i przedwczoraj przez prof. Rosnera odnosząca się właśnie do... rzeczywiście określająca warunki pracy, takie jakie one są, istnieją, w takim razie<text:s/>ja wnoszę o uzupełnienie tamtą poprawką.</text:p>
      <text:p text:style-name="P997"><text:span text:style-name="T998">Ob. Władysław Baka</text:span>:</text:p>
      <text:p text:style-name="P999">Ja chcę tylko powiedzieć, że nie chodzi tutaj o warunki pracy, tutaj chodzi o pracę.</text:p>
      <text:p text:style-name="P1000"><text:span text:style-name="T1001">Ob. Grażyna Staniszewska</text:span>:</text:p>
      <text:p text:style-name="P1002">Na pracę składają się warunki pracy. Ona nie jest oderwana.</text:p>
      <text:p text:style-name="P1003"><text:span text:style-name="T1004">Ob. Władysław Baka</text:span>:</text:p>
      <text:p text:style-name="P1005">Natomiast całe 5 stronic dotyczą niczego innego, jak poprawy warunków pracy.</text:p>
      <text:p text:style-name="P1006"><text:span text:style-name="T1007">Przewodniczący</text:span>:</text:p>
      <text:p text:style-name="P1008">Pan Bugaj.</text:p>
      <text:p text:style-name="P1009"><text:span text:style-name="T1010">Ob. Ryszard Bugaj</text:span>:</text:p>
      <text:p text:style-name="P1011">Ja bym proponował żebyśmy do tej sprawy wrócili może po przerwie, bo i tak nam się przerwa chyba jakaś mała należy. Myślę, że jeżeli ten problem tutaj staje, problem powiedziałbym jakiegoś zaakcentowania pewnych pryncypiów, nam z pewnością nie przeszkadza, a nawet wręcz odwrotnie, by wśród tych pryncypiów była praca. Ale z pewnością można wtedy pomyśleć, o s<text:span text:style-name="T1012">fo</text:span>rmułowaniu pewnych powiedziałbym pryncypialnych zdań o szerszym zakresie wtedy, a nie tylko o tej jednej sprawie.</text:p>
      <text:p text:style-name="P1013"><text:span text:style-name="T1014">Przewodni</text:span><text:span text:style-name="T1015">cz</text:span><text:span text:style-name="T1016">ąc</text:span><text:span text:style-name="T1017">y</text:span>:</text:p>
      <text:p text:style-name="P1018">Rozumiem, że z tego wszystkiego, że jest jeden uzgodniony apel o przerwę.</text:p>
      <text:p text:style-name="P1019">Ogłaszam 15-minu<text:span text:style-name="T1020">to</text:span>wą przerwę.</text:p>
      <text:p text:style-name="P1021">/<text:span text:style-name="T1022">Przerwa</text:span>/.</text:p>
      <text:p text:style-name="P1023"/>
      <text:p text:style-name="P1024">/<text:span text:style-name="T1025">P</text:span>o przerwie/.</text:p>
      <text:p text:style-name="P1026">/Przewodnictwo obrad obejmuje<text:s/><text:span text:style-name="T1027">ob. Wł</text:span><text:span text:style-name="T1028">a</text:span><text:span text:style-name="T1029">dysław Baka</text:span>/.</text:p>
      <text:p text:style-name="P1030"><text:span text:style-name="T1031">Przewodniczący</text:span><text:span text:style-name="T1032">:</text:span></text:p>
      <text:p text:style-name="P1033">Wznawiamy obrady<text:span text:style-name="T1034">.</text:span></text:p>
      <text:p text:style-name="P1035">Przystępujemy do części czwartej program ochrony pracy i zatrudnienia. Przypominam, że prof. R<text:span text:style-name="T1036">aj</text:span>kiewicz zgłosił poprawkę, uzupełnienie do tekstu. Proszę prof. Trzeciakowski ma głos.</text:p>
      <text:p text:style-name="P1037"><text:span text:style-name="T1038">Prof. Trzeciakowski</text:span>:</text:p>
      <text:p text:style-name="P1039">Ponieważ tekst budzi duże napięcia<text:s/><text:span text:style-name="T1040">i</text:span><text:s/>kontrowersje p<text:span text:style-name="T1041">ro</text:span>ponowałby żeby powierzyć opracowanie wers<text:span text:style-name="T1042">ji</text:span><text:s/><text:soft-page-break/>prof. Rosnerowi i prof. R<text:span text:style-name="T1043">aj</text:span>kiewiczowi.</text:p>
      <text:p text:style-name="P1044"><text:span text:style-name="T1045">Przewodniczący</text:span>:</text:p>
      <text:p text:style-name="P1046">To przyjmujemy propozycję prof. Trze<text:span text:style-name="T1047">ci</text:span>akowskieg<text:span text:style-name="T1048">o.</text:span></text:p>
      <text:p text:style-name="P1049">Ja bym bardzo prosił żeby popracowali jeszcze panowie profesorowie i przedstawili nam projekt uzgodniony przez siebie. Intencja jest oczywiście znana.</text:p>
      <text:p text:style-name="P1050">Czy do 9 strony są uwagi?</text:p>
      <text:p text:style-name="P1051">Przechodzimy do strony 10<text:span text:style-name="T1052">.</text:span><text:s/>Proszę bardzo jakie uwagi?</text:p>
      <text:p text:style-name="P1053"><text:span text:style-name="T1054">O</text:span><text:span text:style-name="T1055">b.<text:s/></text:span><text:span text:style-name="T1056">Ro</text:span><text:span text:style-name="T1057">s</text:span><text:span text:style-name="T1058">ne</text:span><text:span text:style-name="T1059">r</text:span><text:span text:style-name="T1060">:</text:span></text:p>
      <text:p text:style-name="P1061">/bez mikrofonu/ ...W pierwszym wierz<text:span text:style-name="T1062"><text:s/></text:span>na stronie 10 jest powiedziane: będą mogli korzystać z niezbędnej pomocy w tym finansowej; po finansowej powinien być przecinek.</text:p>
      <text:p text:style-name="P1063">I to wszystko.</text:p>
      <text:p text:style-name="P1064"><text:span text:style-name="T1065">Przewodnicz</text:span><text:span text:style-name="T1066">ą</text:span><text:span text:style-name="T1067">cy</text:span>:</text:p>
      <text:p text:style-name="P1068">Czy do stronicy 10 są uwagi? Nie widzę.</text:p>
      <text:p text:style-name="P1069">Przechodzimy do stronicy 11<text:span text:style-name="T1070">.</text:span><text:s/>Prof. R<text:span text:style-name="T1071">aj</text:span>kiewicz ma głos<text:span text:style-name="T1072">.</text:span></text:p>
      <text:p text:style-name="P1073"><text:span text:style-name="T1074">O</text:span><text:span text:style-name="T1075">b. Rajkiewicz</text:span>:</text:p>
      <text:p text:style-name="P1076">Ja chciałem zgłosić punkt 7 na stronicy 11 następującej treści: Należy wzmagać działania na rzecz zwalczania zjawisk patologicznych godzących w porządek pracy i kondycję pracowników.</text:p>
      <text:p text:style-name="P1077">To jest jeden z istotnych postulatów w swoim czasie wysuwanych też przez<text:s/>„Solidarność”, która w swoim statucie zapisała sprawę zwalczania alkoholizmu, który obok braku dyscypliny poszanowania reguł warto tutaj przypomnieć<text:span text:style-name="T1078">.</text:span></text:p>
      <text:p text:style-name="P1079"><text:span text:style-name="T1080">Przewodniczący</text:span>:</text:p>
      <text:p text:style-name="P1081">Czy mogę pana profesora prosić o powtórzenie bardzo wolno, żeb<text:span text:style-name="T1082">yś</text:span>my mogli zapisać<text:span text:style-name="T1083">.</text:span></text:p>
      <text:p text:style-name="P1084"><text:span text:style-name="T1085">Ob. Radkiewicz</text:span>:</text:p>
      <text:p text:style-name="P1086">Należy wzmacniać /punkt 7/: działania na rzecz zwalczania zjawisk patologicznych godzących w porządek pracy i kondycję pracowników<text:span text:style-name="T1087">.</text:span></text:p>
      <text:p text:style-name="P1088"><text:span text:style-name="T1089">Ob. Bu</text:span><text:span text:style-name="T1090">g</text:span><text:span text:style-name="T1091">a</text:span><text:span text:style-name="T1092">j</text:span>:</text:p>
      <text:p text:style-name="P1093">Ja myślę panie profesorze, że dobrze by było jednak zrezygnować z tego pomysłu. Chciałbym zwrócić uwagę, że możliwe jest iż pod takim zapisem możemy rozumieć bardzo różne rzeczy. Przeżyliśmy w ostatnich latach na przykład wielką kampanię tzw. anty-pasożytniczą.<text:s/><text:span text:style-name="T1094">W</text:span><text:s/>związku<text:span text:style-name="T1095"><text:s/></text:span><text:span text:style-name="T1096">„</text:span>Solidarność”<text:s/>nigdy nie akceptowano tej kampanii, a ten zapis nie zawi<text:span text:style-name="T1097">e</text:span>raj<text:span text:style-name="T1098">ą</text:span>cy żadnego wyjaśnienia o co chodzi mógłby sugerować komuś, że jest to akceptacja tego kierunku myślenia między innymi o pracy. Ja proponuję żeby z niego zrezygnować.</text:p>
      <text:p text:style-name="P1099"><text:span text:style-name="T1100">Przewodniczący</text:span>:</text:p>
      <text:p text:style-name="P1101">Proszę bardzo jakie są dalsze uwagi?</text:p>
      <text:p text:style-name="P1102"><text:span text:style-name="T1103">Ob. Sz</text:span><text:span text:style-name="T1104">rete</text:span><text:span text:style-name="T1105">r</text:span>:</text:p>
      <text:p text:style-name="P1106">Na marginesie, tego typu<text:s/><text:span text:style-name="T1107">n</text:span>iep<text:span text:style-name="T1108">oro</text:span>zumienie<text:s/>jest chyba niemożliwe,<text:s/>jako że w innym punkcie opowiadamy si<text:span text:style-name="T1109">ę<text:s/></text:span>jednoznacznie i zgodnie za natychmiastowym - to znaczy możliwie pilnym uchyleniem ustawy o pasożytach. Tak że tego typu nieporozumienia nie powinny grozić w tym pr<text:span text:style-name="T1110">zy</text:span>padku.</text:p>
      <text:p text:style-name="P1111"><text:span text:style-name="T1112">Ob</text:span><text:span text:style-name="T1113">.</text:span><text:span text:style-name="T1114"><text:s/>Kołodziejczak</text:span>:</text:p>
      <text:soft-page-break/>
      <text:p text:style-name="P1115"><text:span text:style-name="T1116">A</text:span><text:s/>może po prostu sprecyzować to dokładniej, że chodzi właśnie o sprawy alkoholizmu, który jest jakąś sprawą.</text:p>
      <text:p text:style-name="P1117"><text:span text:style-name="T1118">Przewodnicząc</text:span><text:span text:style-name="T1119">y</text:span>:</text:p>
      <text:p text:style-name="P1120">Ja mam wrażenie, że dobrze będzie jeżeli poprosimy panów profesorów, ażeby z większym rozmachem do swojej pracy podeszli i zajęli się tymi dwoma punktami. Dobrze?</text:p>
      <text:p text:style-name="P1121">Po<text:span text:style-name="T1122">te</text:span>m wró<text:span text:style-name="T1123">ci</text:span>my do sprawy. Czy zgoda? Dziękuję.</text:p>
      <text:p text:style-name="P1124">Stronica 11<text:s/><text:span text:style-name="T1125">-</text:span><text:s/>czy<text:s/>są<text:s/>uwagi?</text:p>
      <text:p text:style-name="P1126">Stronica 12?</text:p>
      <text:p text:style-name="P1127"><text:span text:style-name="T1128">Ob. Ro</text:span><text:span text:style-name="T1129">s</text:span><text:span text:style-name="T1130">ner</text:span>:</text:p>
      <text:p text:style-name="P1131">Zwrócono uwagę z kilku stron, że zakończenie na stronie 12 jest niejasne i budzi pewne wątpliwości co do intencji tego zapisu. Brzmi tak: strona solidarnościowa i OPZZ stwierdzaj<text:span text:style-name="T1132">ą</text:span><text:s/>pilna potrzebę kompleksow<text:span text:style-name="T1133">ej</text:span><text:s/>regulacji prawnej grupowych zwolnień z pracy, w tym likwidacji zakładów pracy, z uwzględnieniem minimalnego 3-miesięcznego okresu wypowiedzenia.</text:p>
      <text:p text:style-name="P1134">Otóż wątpliwości są n<text:span text:style-name="T1135">as</text:span>tępujące: W tym likwidacji zakładów pracy na pewno jeżeli to zostawimy powinno być przecinek po tym, bo inaczej to zdanie staje się niejasne. Ale pilną<text:s/><text:span text:style-name="T1136">-</text:span><text:s/>zwrócono mi też uwag<text:span text:style-name="T1137">ę</text:span>, że może to rozumiane być tak,<text:s/><text:span text:style-name="T1138">ż</text:span>e zwrac<text:span text:style-name="T1139">aj</text:span>ą pilną potrzebę kompleksowej regulacji prawnej zwolnień grupowych pracy, w tym likwidac<text:span text:style-name="T1140">ji</text:span>, że<text:s/>jest pilna potrzeba likwidacji tak może być interpretowane.</text:p>
      <text:p text:style-name="P1141">Wobec tego moja propozycja ma być taka, żeby powiedzieć: zwolnień grupowych dotyczących - regulacji prawnej dotyczącej grupowych zwolnień z pracy i w tym likwidacji zakładów pracy<text:s/><text:span text:style-name="T1142">-</text:span><text:s/>w nawiasie albo w tym związanych z likwidacją, dobrze.</text:p>
      <text:p text:style-name="P1143">Mnie się wydaje, że to usuwa te niejasności, które istnieją w obecnym tekście.</text:p>
      <text:p text:style-name="P1144"><text:span text:style-name="T1145">Ob</text:span><text:span text:style-name="T1146">.</text:span><text:span text:style-name="T1147"><text:s/>Kołodziejczak</text:span>:</text:p>
      <text:p text:style-name="P1148">Ja zgubiłem się.</text:p>
      <text:p text:style-name="P1149"><text:span text:style-name="T1150">Ob. Ro</text:span><text:span text:style-name="T1151">s</text:span><text:span text:style-name="T1152">ner</text:span>:</text:p>
      <text:p text:style-name="P1153">Jeszcze raz przeczytam: strona solidarnościowa i OPZZ stwierdzają pilną potrzebę kompleksowej regulacji prawnej dotyczącej grupowych zwolnień z pracy w tym związanych z likwidacją zakła<text:span text:style-name="T1154">dó</text:span>w pracy. I tu przecinek musi być po to tym.</text:p>
      <text:p text:style-name="P1155"><text:span text:style-name="T1156">Przewodniczący</text:span>:</text:p>
      <text:p text:style-name="P1157"><text:span text:style-name="T1158">D</text:span>zi<text:span text:style-name="T1159">ę</text:span>k<text:span text:style-name="T1160">uj</text:span>ę.</text:p>
      <text:p text:style-name="P1161">Przechodzimy do stronicy 13-tej. Nie widzę uwag.</text:p>
      <text:p text:style-name="P1162">Stronica 14? Nie ma uwag.</text:p>
      <text:p text:style-name="P1163">Tekst na stronicy 15? Proszę bardzo pan Gil.</text:p>
      <text:p text:style-name="P1164"><text:span text:style-name="T1165">Ob. Mieczysław Gil</text:span>:</text:p>
      <text:p text:style-name="P1166">Ponieważ nie ma uwag tutaj do tekstu samego ja chciałem zgłosić pewien problem, który nie został ujęty w dokumencie i nie padło tu jakieś stwierdzenie i myślę, że tutaj w tym tekście, w tym rozdziale winno to się znaleźć. Myśmy o tym mówili, to jest sprawa stoczni gdańskie<text:span text:style-name="T1167">j.</text:span></text:p>
      <text:p text:style-name="P1168">Rozpoczął się proces likwidacji stoczni gdańskiej, blokada kont, jestem zobowiązany ażeby przypomnieć o ty<text:span text:style-name="T1169">m</text:span><text:s/>temacie i żeby znalazł się zapis do czasu rozstrzygni<text:span text:style-name="T1170">ę</text:span>cia czy zbadania sprawy przez kompetentny zespół, o który mówiliśmy, gdzie s<text:span text:style-name="T1171">ą</text:span><text:s/>pewne postanowienia jednak jest nareszcie zapis, że nie<text:s/><text:soft-page-break/>będzie prowadzony proces likwidacyjny stoczni<text:span text:style-name="T1172">.</text:span></text:p>
      <text:p text:style-name="P1173"><text:span text:style-name="T1174">Przewodniczący</text:span>:</text:p>
      <text:p text:style-name="P1175">Tutaj jest propozycja następująca, a mianowicie ponieważ<text:s/><text:span text:style-name="T1176">je</text:span>st kilka spraw, które można zakwalifikować jako postulaty, rozbieżnoś<text:span text:style-name="T1177">ci,</text:span><text:s/>różne, żeby... odpo<text:span text:style-name="T1178">wi</text:span>edni tekst dotyczący stoczni gdańskiej jest zawarty na stronie 22. Jest propozycja, ażeby sprawę, do sprawy tej odnieść się wtedy kiedy przejdziemy do tego tekstu na stronicy 22.</text:p>
      <text:p text:style-name="P1179">Dobrze?</text:p>
      <text:p text:style-name="P1180"><text:span text:style-name="T1181">Ob. Ireneusz Sekuła</text:span>:</text:p>
      <text:p text:style-name="P1182">J<text:span text:style-name="T1183">a</text:span><text:s/>chciałbym wrócić przepraszam bardzo, że może będę nudził, ale jeszcze raz bard<text:span text:style-name="T1184">z</text:span>o<text:span text:style-name="T1185"><text:s/></text:span>proszę o rozważenie, czy na stronie 15-tej kolejność tych tire na początku piątego rozdziału jest logicznie zasadna. Od razu tak uprzedzając replikę chcę powiedzieć, że nie ma w mojej wypowiedzi cienia jakichkolwiek ant<text:span text:style-name="T1186">ys</text:span>amorzą<text:span text:style-name="T1187">do</text:span>wych akcentów, rząd i jego premier a ja także na ostatniej naradzie samorządu bardzo jednoznacznie<text:s/><text:span text:style-name="T1188">s</text:span>fo<text:span text:style-name="T1189">rm</text:span>ułowaliśmy stanowisko rządu w tej kwestii, które uważa samorząd i samorządność w zakładach pracy jako jeden z kluczowych czynników reformowania gospodarki,<text:s/><text:span text:style-name="T1190">a</text:span><text:s/>więc proszę przyjąć moją wypowiedź jako bazującą na pewnej logice hierarchii tych myślników.</text:p>
      <text:p text:style-name="P1191">Otóż jeżeli taką logikę przyjąć, to powinna ona być następująca.</text:p>
      <text:p text:style-name="P1192">Początek przekształcenia nowego ładu ekonomicz<text:span text:style-name="T1193">n</text:span>ego wywołują przede wszystkim:</text:p>
      <text:p text:style-name="P1194"><text:span text:style-name="T1195">-</text:span><text:tab/>rozwój stosunków rynkowych i konkurencji, jako taka istota reformy gospodarcze<text:span text:style-name="T1196">j.</text:span></text:p>
      <text:p text:style-name="P1197">-<text:tab/>swobodne kształtowanie si<text:span text:style-name="T1198">ę</text:span><text:s/>struktury własnośc<text:span text:style-name="T1199">i</text:span>owej, a więc jednakowe traktowanie wszystkich podmiotów gospodarczych bez względu na rozwój - rodzaj ich własności.</text:p>
      <text:p text:style-name="P1200">-<text:tab/>rozwój samorządności partycypacji pracowniczej.</text:p>
      <text:p text:style-name="P1201">Czwarte, piąte itd.</text:p>
      <text:p text:style-name="P1202">Wprawdzie po tym tire tyczącym struktu<text:span text:style-name="T1203">r</text:span>y własnościowej godziłoby się napisać jednolitą politykę finansową prze<text:span text:style-name="T1204">ds</text:span>iębiorstw jako też logiczną z tym powiązaną, ale ponieważ to już jest element pewnej metodologii kształtowania systemu, więc traktując samorządnoś<text:span text:style-name="T1205">ć</text:span><text:s/>jako coś o charakterze systemowym, więc proponuję kolejnoś<text:span text:style-name="T1206">ć</text:span><text:s/>rynek, struktura własnościow<text:span text:style-name="T1207">a,</text:span><text:s/>rozwój samorządności i dalej albo tak jak jest albo jednolita polityka finansowa, likwidowanie pozostałości systemu porządkowania mechanizmów.</text:p>
      <text:p text:style-name="P1208">Jest to kolejność logiczna, nie wprowadzamy tutaj numeracji a więc można traktować te myślniki jako w zasadzie ciąg zdań równorzędnych, natomiast tego rodzaju kolejność ma charakter po prostu hierarchii logicznej. Natomiast rozpo<text:span text:style-name="T1209">c</text:span>zęcie od rozwoju samorządności pracowniczej jako najważnie<text:span text:style-name="T1210">js</text:span>zego elementu przekształceń prowadzącego do nowego ładu ekonomicznego, właśnie rzucają się w oczy jako przyjęte wedle innego niż pełna hierarchiczna logika kolejności, i będąc świadom, że zespół redakcyjny pracował nad ty<text:span text:style-name="T1211">m</text:span><text:s/>jeszcze raz podkreślając fakt, i<text:span text:style-name="T1212">ż</text:span><text:s/>rząd samorządności widzi ogromnie ważny czynnik kształtowania nowej struktury gospodarcze<text:span text:style-name="T1213">j</text:span>,<text:s/><text:span text:style-name="T1214">p</text:span>r<text:span text:style-name="T1215">o</text:span>siłbym o rozważenie możliwoś<text:span text:style-name="T1216">ci</text:span><text:s/>dokonania zmiany kolejności tych myślników<text:span text:style-name="T1217">.</text:span></text:p>
      <text:p text:style-name="P1218">Dziękuję<text:span text:style-name="T1219">.</text:span></text:p>
      <text:p text:style-name="P1220"><text:span text:style-name="T1221">Ob. Miłkowski</text:span>:</text:p>
      <text:p text:style-name="P1222">Panie Premierze! Wstęp pana wypowiedzi, który był,<text:span text:style-name="T1223"><text:s/></text:span>wskazywałby raczej na to, że powinien tekst pozostać bez zmian<text:span text:style-name="T1224">.</text:span><text:s/>Natomiast dalsza argumentacja przeczy temu,<text:span text:style-name="T1225"><text:s/></text:span>a chcę jeszcze raz wyjaśnić - jest to<text:s/><text:soft-page-break/>sprawa kluczowa stanowi to rozwiązanie systemowe. Nie jest to sprawa przypadku, że tak tekst został, ta kolejność została wynegocjowana<text:span text:style-name="T1226">.</text:span><text:s/>Chodzi po prostu w tym wypadku o co? Dotychczas mieliśmy do czynienia w historii tego system politycznego, że jako pierwsze to był człowiek podporządkowany systemowi,<text:s/><text:span text:style-name="T1227">a</text:span><text:s/>my chcemy odwrócić kolejność, żeby system był dla człowieka.</text:p>
      <text:p text:style-name="P1228">I dlatego sprawa samorządności pracowniczej jako regulacji podstawowej proponuję żeby znalazła się na właściwym miejscu<text:span text:style-name="T1229">.</text:span></text:p>
      <text:p text:style-name="P1230">Jest to podmiot po prostu.</text:p>
      <text:p text:style-name="P1231">Dlatego wnoszę do wszystkich<text:s/>państwa<text:s/>o utrzymanie<text:span text:style-name="T1232"><text:s/></text:span>tej kolejności<text:span text:style-name="T1233">.</text:span></text:p>
      <text:p text:style-name="P1234"><text:span text:style-name="T1235">Ob. Kaleta</text:span>:</text:p>
      <text:p text:style-name="P1236">Ja też sądzę, że tę sekwencję trzeba by utrzymać<text:span text:style-name="T1237">.</text:span><text:s/>Jeśli pan premier Sekuła nie przywiązuje dużej wagi tak jak mówi do kolejności, to tym bardziej chyba mógłby ten układ pozostać.</text:p>
      <text:p text:style-name="P1238">Rzeczywiście my mówimy, że g<text:span text:style-name="T1239">łówn</text:span>ą przyczyną kryzysu jest ubezwłasnowolnienie ludzi i wobec tego najważniejszym zadaniem jest upodmiotowi<text:span text:style-name="T1240">en</text:span>ie ludzi, właśnie ta partycypa<text:span text:style-name="T1241">cj</text:span>a ludzi w zarządzaniu<text:span text:style-name="T1242">.</text:span><text:s/>Mówimy, że główny<text:s/>sens reformy to jest właśnie samorządność i formy własności i stąd słusznie,<text:s/><text:span text:style-name="T1243">ż</text:span>e te dwie ustrojowe zasady<text:s/><text:span text:style-name="T1244">w</text:span>yeksponowane tutaj na pierwszym miejscu są stawiane.</text:p>
      <text:p text:style-name="P1245">Byłbym za utrzymaniem istniejącej sekwencji. Dziękuję bardzo.</text:p>
      <text:p text:style-name="P1246"><text:span text:style-name="T1247">Przewodni</text:span><text:span text:style-name="T1248">cz</text:span><text:span text:style-name="T1249">ący</text:span>:</text:p>
      <text:p text:style-name="P1250">Proszę bardzo. To znaczy gdyby pozbyć się tych wątków n<text:span text:style-name="T1251">az</text:span>wi<text:span text:style-name="T1252">jm</text:span>y emo<text:span text:style-name="T1253">cjo</text:span>n<text:span text:style-name="T1254">al</text:span>n<text:span text:style-name="T1255">yc</text:span>h, to można stosunkowo łatwo wyk<text:span text:style-name="T1256">azać,<text:s/></text:span>że w logice ekonomiczno-społeczn<text:span text:style-name="T1257">ej</text:span><text:s/>sekwencja rzeczywiście powinna być taka, najpierw no musi być ogólna logika mechanizmu gospodarczego, czyli sprawa zupełnie podstawowa. Co to ma być za mechanizm? Jest mechanizm rynkowy. Jeżeli nie ma mechanizmu rynkowego, nie ma samodzielności przedsiębiorstw, to nie ma podstawy do tego, ażeby funkcjonował samorząd pracowniczy, to jest warunek przecież sine qua non.</text:p>
      <text:p text:style-name="P1258">Swobodne kształtowanie się struktury własnościow<text:span text:style-name="T1259">ej</text:span>,<text:span text:style-name="T1260"><text:s/></text:span>no jest bardzo daleko idącym postulatem. Natomiast to co jest dla mnie n<text:span text:style-name="T1261">aj</text:span>ważniejsze, to moim zdaniem powinno w jakiejś mierze s<text:span text:style-name="T1262">at</text:span>ysfakcjonować na przykład pana Miłkowskiego a także prof. Kaletę, to jest to, że samorządność i partycypacja ujęte byłyby przed sprawą centr<text:span text:style-name="T1263">al</text:span>nego planowania, przed polityką gospodarczą, czyli ta podmiotowość jest bardzo mocno wyakcentowana w systemie pobierania decyzji, w systemie funk<text:span text:style-name="T1264">cjo</text:span>nowania gospodarki. No,<text:s/>ale to są naprawdę... są takie<text:span text:style-name="T1265">...</text:span></text:p>
      <text:p text:style-name="P1266">Premier Sekuła.</text:p>
      <text:p text:style-name="P1267"><text:span text:style-name="T1268">O</text:span><text:span text:style-name="T1269">b. Ireneusz Sekuła</text:span>:</text:p>
      <text:p text:style-name="P1270">Więc sp<text:span text:style-name="T1271">r</text:span>óbuję zaproponować może inną redakcję, która będzie może jakimś złotym środkiem, nie chce być kompromisem.</text:p>
      <text:p text:style-name="P1272">Gdyby zrezygnować w ogóle z tych myślników, a przyjąć dwa zdania następujące:</text:p>
      <text:p text:style-name="P1273">Przekształcenia prowadzące do nowego ładu ekonomicznego obejmują przede wszystkim - dwukropek, i dalszy ciąg koniec zdania. Rozwój stosunków rynkowych konkurencji, /przecinek/, swobodne kształtowanie się struktury własnościow<text:span text:style-name="T1274">ej,</text:span><text:s/>/przecinek/,<text:span text:style-name="T1275"><text:s/></text:span>rozwój samorządności pracowniczej. /kropka/.</text:p>
      <text:p text:style-name="P1276">I drugie zdanie, jeżeli mogę skończyć. I drugie zdanie. Dla stworzenia warunków dla tych przekształceń niezbędnym jest i znowu dwukropek: likwidowanie pozostałości itd. wprowadzenie jednolitej polityki<text:s/><text:soft-page-break/>finansowej, podporządkowanie mechanizmów itd. /kropka/.<text:s/><text:span text:style-name="T1277">T</text:span>o są to dwa zdania o dwóch różnych sprawach, to znaczy o istocie modelu systemowego oraz o warunkach wdrożenia tego modelu, wyliczenie podstawowych uwarunkowań i działań, które muszą być podjęte, aby mógł on funk<text:span text:style-name="T1278">cj</text:span>onować. Jeżeli tego rodzaju rozwiązanie mogłoby odpowiadać, to ja bym proponował się na nie zgodzić.</text:p>
      <text:p text:style-name="P1279"><text:span text:style-name="T1280">Ob. Ryszard Bugaj</text:span>:</text:p>
      <text:p text:style-name="P1281">Czy mogę prosić?</text:p>
      <text:p text:style-name="P1282">/Proszę bardzo/.</text:p>
      <text:p text:style-name="P1283">Proszę<text:s/>państwa, ja chciałem powiedzieć panie premierze, że oświadczenie o poparciu rządu dla rozwiązania samorządowego jest dla mnie przynajmniej nie w pełni wiarygodne. Także na tej sali pan minister Wilczek kategorycznie krytykował rozwiązanie samorządowe jako ekonomicznie nieefektywne i nieprzydatne, więc można by było najwyżej powiedzieć, że część rządu jest za rozwiązaniem samorządowym,<text:s/>nie<text:s/>-<text:s/>całość. To jest po pierwsze.</text:p>
      <text:p text:style-name="P1284">Po drugie - trzeba tę propozycję czytać w kontekście następnych poprawek, które już po wszystkich uzgodnieniach w grupie roboczej, po kilku redakcjach na wczorajszym spotkani zgłosił pan prof. Baka, które zmierzają do<text:s/><text:span text:style-name="T1285">w</text:span><text:s/>naszej ocenie<text:s/>oczywiście, zmierzają do tego, by ruch samorządowy miał co najmniej konkurencyjne struktury utrudniające...</text:p>
      <text:p text:style-name="P1286"><text:span text:style-name="T1287">Przewodniczący</text:span>:</text:p>
      <text:p text:style-name="P1288">Panie doktorze, może przejdziemy do dyskusji nad tym tematem wtedy, kiedy znajdziemy się na stronnicy 16-te<text:span text:style-name="T1289">j</text:span>, utrzymajmy porządek i powściągnijmy można powiedzieć ten<text:s/><text:span text:style-name="T1290">fe</text:span>rwor.</text:p>
      <text:p text:style-name="P1291"><text:span text:style-name="T1292">Ob. Ryszard Bugaj</text:span>:</text:p>
      <text:p text:style-name="P1293">Jeśli można?</text:p>
      <text:p text:style-name="P1294">Uważam, że istnieje<text:s/>iunctim<text:s/>między tymi dwoma sprawami, ale jeżeli pan przewodniczący nalega, to ja się ograniczę do tej spray w takim razie.</text:p>
      <text:p text:style-name="P1295">Myślę, że n<text:span text:style-name="T1296">aj</text:span>ważniejsze argumenty zostały tu wypowiedziane przez pana Miłkowskiego. Istnieją jak gdyby dwie warstwy ogólności, na które możemy mówić o systemie ustrojowym. Istnieje pewna warstwa, którą możn<text:span text:style-name="T1297">a</text:span><text:s/><text:span text:style-name="T1298">b</text:span>y określić jako warstwę ładu ustrojowego i w moim przeświadczeniu do tej warstwy ustrojowej z całą pewnością należy przede wszystkim rozwiązanie samorządowe jako łączące element ekonomiczny i element demokracji społecznej, demokracji gospodarcz<text:span text:style-name="T1299">ej.</text:span><text:s/>I dlatego utrzymanie tego na pierwszym miejscu jest jak mi się wydaje rzeczywiście znaczące i opowiadałbym się za tymi, dołączyłbym się do tych, k<text:span text:style-name="T1300">tó</text:span>rzy już się wypowiadali za tym, by ten porządek został.</text:p>
      <text:p text:style-name="P1301">Jest dodatkowy argument także polegający na tym, że taki zapis był, istniał tutaj przez 7 tygodni i dobrze by było, żeby w ostatnim momencie oczywiście minimalizować zmiany.</text:p>
      <text:p text:style-name="P1302"><text:span text:style-name="T1303">Przewodniczący</text:span>:</text:p>
      <text:p text:style-name="P1304">Profesor Kaczmarek.</text:p>
      <text:p text:style-name="P1305"><text:span text:style-name="T1306">O</text:span><text:span text:style-name="T1307">b. Jan Kaczmarek</text:span>:</text:p>
      <text:p text:style-name="P1308">Chciałbym,<text:s/>proszę<text:s/>państwa,<text:s/>przede wszystkim zaprotestować<text:s/>przeciwko insynuacji, jaka zawiera się w wypowiedzi pana Bugaja, jakoby koalicja, jakoby także i parlament, chociaż to słowo nie padło był przeciw temu, aby nie wiązać reformy gospodarczej z koniecznością rozwoju samorządności pracowniczej.</text:p>
      <text:p text:style-name="P1309">Jest dokładnie wręcz odwrotnie.<text:s/><text:span text:style-name="T1310">W</text:span><text:s/>planie konsolidacji gospodarki narodowej sprawa ta jest postawiona<text:s/><text:soft-page-break/>jako warunek niezbędny i w związku z tym chciałbym pójść w kierunku jaki ostatnio tutaj przedstawił wicepremier<text:s/><text:span text:style-name="T1311">Sek</text:span>uła, to znaczy pewnej konstruktywnej zmiany.<text:s/><text:span text:style-name="T1312">W</text:span><text:s/>związku z tym proponowałbym w ogóle odejść od tego, aby sprawa samorządności znajdowała się wśród innych tire. Zaproponowałbym, aby przenieść to wprost do pierwszego zdania w sposób następujący.</text:p>
      <text:p text:style-name="P1313">Przekształcenia prowadzące do nowego ładu ekonomicznego muszą być ściśle skojarzone z rozwojem samorządności i partycypacji pracowniczej i powinny obejmować - i wtedy dopiero byśmy przeszli do tych tire, przy czym zgadzałbym się tutaj z argumentem także wicepremiera Sekuły, żeby z kolei wtedy nie na pierwszym miejscu postawić strukturę własnościową, tylko rozwój stosunków rynkowych i konkurencji.</text:p>
      <text:p text:style-name="P1314"><text:span text:style-name="T1315">W</text:span><text:s/>ten sposób mielibyśmy spełniony ten wymóg, który zdaje się obydwie strony deklarują, aby przekształcenia prowadzące do nowego ładu ekonomicznego, były bezwzględnie ściśle powiązane z rozwojem s<text:span text:style-name="T1316">am</text:span>orządnoś<text:span text:style-name="T1317">ci</text:span>. Ale nie traktować tego tak jak jest to obecnie wynika, gdyby to był element tylko i wyłącznie systemu ekonomicznego. Jest to po prostu sprawa z założenia n<text:span text:style-name="T1318">ad</text:span>rz<text:span text:style-name="T1319">ęd</text:span>nego. W związku z tym takie rozwiązanie wydaje się spełniałoby intencje obu stron.</text:p>
      <text:p text:style-name="P1320"><text:span text:style-name="T1321">Przewodniczący</text:span>:</text:p>
      <text:p text:style-name="P1322">Proszę, dr Topiński.</text:p>
      <text:p text:style-name="P1323"><text:span text:style-name="T1324">Ob. Andrzej Topiński</text:span>:</text:p>
      <text:p text:style-name="P1325">Ja<text:s/><text:span text:style-name="T1326">m</text:span>a<text:span text:style-name="T1327">m</text:span><text:s/>taką propozycję, można powiedzieć kupiecką. To znaczy, jeżeli zakładać, że sprawa ma charakter logiczny, a nie chodzi o popieranie pewnych konkurencyjnych rozwiązań, to ja bym proponował, że może my byśmy się zgodzili na to, żeby ten rozwój stosunków rynkowych wyrzucić na początek, natomiast żeby strona rządowa wycofała swoje poparcie na stronie następnej dla struktur konkurencyjnych. Znaczy poparcie werbalnie rzecz jasna, nie chodzi o to, żeby blokować propozycje.</text:p>
      <text:p text:style-name="P1328"><text:span text:style-name="T1329">Przewodnicząc</text:span><text:span text:style-name="T1330">y</text:span>:</text:p>
      <text:p text:style-name="P1331">Słusznie. Akurat tutaj to pasuje jak ulał, to powiedzenie że marszałków się na żołnierzy nie wymienia.</text:p>
      <text:p text:style-name="P1332">Ja uważam, że propozycja prof. Kaczmarka ma w sobie walory atrakcyjności, zwłaszcza że tutaj dają się wyodrębnić no jakby takie trzy nurty. Raz to jest samorządność jako pewna odrębna cecha. Swobodne kształtowanie się struktury własnościowej i rozwój stosunków rynkowych i konkurencji, to jest jednak druga cecha, która chodzi razem. Trzecia cecha, to likwidacja systemu nakazowo-rozdzielczego, ograniczanie roli i jednolita polityka finansowa. I wreszcie to co się nazywa podporządkowaniem mechanizmów selekcji kadry.</text:p>
      <text:p text:style-name="P1333"><text:span text:style-name="T1334">W</text:span><text:s/>tej sytuacji, w jakiej żeśmy się w tej chwili znaleźli, ja proponuję panie profesorze jednak, żeby jeszcze sprawę przekazać do zespołu redakcyjnego. To znaczy, tutaj merytorycznych różnic nie ma, a jest różnica, no n<text:span text:style-name="T1335">az</text:span>wi<text:span text:style-name="T1336">jm</text:span>y, pewnego akcentu, o której sprawie mówił premier Sekuła i inni. No i ja sądzę, że trudno byłoby doredagować, biorąc pod uwagę<text:s/>tak określone opcje można powiedzieć pod względem samego zapisu<text:span text:style-name="T1337">.</text:span></text:p>
      <text:p text:style-name="P1338"><text:span text:style-name="T1339">Ob. <text:s text:c="20"/></text:span>:</text:p>
      <text:p text:style-name="P1340">Mam tylko pytanie, kiedy planowane jest zakończenie obrad<text:s/><text:span text:style-name="T1341">„</text:span>okrągłego stołu”. To mnie troszkę przeraża, że mamy tych sformułowań, na które żeśmy się już zgodzili, a które jak widać nie są istotą sprawy, to nam bardzo znacznie przedłuży tok obrad. Więc tutaj mam tego rodzaju obawy.</text:p>
      <text:p text:style-name="P1342"><text:span text:style-name="T1343">Przewodniczący</text:span>:</text:p>
      <text:soft-page-break/>
      <text:p text:style-name="P1344">Ja przyjmuję bardzo poważnie obawy, które przedstawił pan profesor i może wobec tego z<text:span text:style-name="T1345">aj</text:span>miemy w stosunku do tej sprawy stanowisko pod koniec obrad, bo tam słyszę o<text:s/>jakichś<text:s/>konsult<text:span text:style-name="T1346">acjac</text:span>h. Dobrze?</text:p>
      <text:p text:style-name="P1347">Czy do str. 15 - aha, ja myślę, że to zdanie:</text:p>
      <text:p text:style-name="P1348">Dotychczasowe<text:span text:style-name="T1349"><text:s/></text:span>działania - znaczy ostatnie zdanie - chyba byłoby bardziej logiczne, gdyby ono brzmiało<text:span text:style-name="T1350">:</text:span></text:p>
      <text:p text:style-name="P1351">Dotychczasowe działania zmierzające w tych kierunkach będą in<text:span text:style-name="T1352">te</text:span>nsy<text:span text:style-name="T1353">fi</text:span>kow<text:span text:style-name="T1354">an</text:span>e. Po prostu jest wiele kierunków i zmierzające, bo chodzi o zmierzanie, a nie podejmowanie. A rozwiązania sprzeczne z tymi zasadami eliminowane<text:span text:style-name="T1355">,</text:span><text:s/>to jest redakcyjna sprawa.</text:p>
      <text:p text:style-name="P1356">Czy do str. 16 są uwagi?</text:p>
      <text:p text:style-name="P1357">Proszę, minister Długosz.</text:p>
      <text:p text:style-name="P1358"><text:span text:style-name="T1359">Ob. Stanisław Długosz</text:span>:</text:p>
      <text:p text:style-name="P1360">Ja bym proponował, żeby<text:s/>państwo rozważyli w pkt. 4 tylko przesunięcie, a mianowicie najpierw powiedzieć o jednostkach badawczo-rozwojowych w przedsiębiorstw<text:span text:style-name="T1361">ac</text:span>h własności komunalnej oraz gospodarstwach leśnych, a potem wymienić te PKP, PPTiT, LOT<text:s/>i porty lotnicze.</text:p>
      <text:p text:style-name="P1362"><text:span text:style-name="T1363">Przewodnicząc</text:span><text:span text:style-name="T1364">y</text:span>:</text:p>
      <text:p text:style-name="P1365">To znaczy mnie się wydaje, bo ja tak to widzę, można powiedzieć reakcje taką żywą na tę oto propozycję, której chyba podstawą tej reakcji jest kwalifikacja polityczna, te jego s<text:span text:style-name="T1366">fo</text:span>rmułowani<text:span text:style-name="T1367">a</text:span>.</text:p>
      <text:p text:style-name="P1368">Otóż ja tutaj chciałbym powiedzieć, że ja nie widzę takiej żadnej intencji, ani kwalifikacji, zaraz powiem dla<text:span text:style-name="T1369">cz</text:span>ego.</text:p>
      <text:p text:style-name="P1370">Dlatego, że no nie jestem taki bardzo przekonany, co do tego, że akurat w odniesieniu do jednostek badawczo-rozwojowych przedsiębiorstw własności komunalnych, gospodarki leśnej jest takie ważne podkreślanie specyfiki tych przedsiębiorstw. I jakby było brzmienie takie: Stworzenie podstaw ustawowych zapewni<text:span text:style-name="T1371">aj</text:span>ących załogom autentyczne formy udziału w jednostkach badawczo-rozwojowych, przedsiębiorstwach własności komunalnej oraz gosp<text:span text:style-name="T1372">o</text:span>dar<text:span text:style-name="T1373">stwac</text:span>h leśnych oraz w zarządzaniu PKP, PPTiT i LOT portami lotniczymi z uwzględnieniem spe<text:span text:style-name="T1374">c</text:span>yfiki tych przedsiębiorstw.</text:p>
      <text:p text:style-name="P1375">No mnie się wydaje, że tu przecież ta specyfika, jeżeli o niej mówimy, to odnosi się przede wszystkim do gigantów. I wtedy nie ma tutaj - jest tylko po prostu z punktu<text:span text:style-name="T1376"><text:s/></text:span>widzenia intencji bardziej precyzyjne oddanie tego o co nam chodzi.</text:p>
      <text:p text:style-name="P1377">Czy do takiej przemiany redakcyjnej, która precyzuje -<text:s/>są uwagi?</text:p>
      <text:p text:style-name="P1378">Proszę, premier Sekuła.</text:p>
      <text:p text:style-name="P1379"><text:span text:style-name="T1380">Ob. Ireneusz Sekuła</text:span>:</text:p>
      <text:p text:style-name="P1381">Mnie odpowiada ta zmiana redakcyjna, natomiast proponowałbym wykreślić słowo<text:s/><text:span text:style-name="T1382">„</text:span>autenty<text:span text:style-name="T1383">cz</text:span>ne” dlatego, że formy udziału w zarządzaniu albo są,<text:s/>albo ich nie ma, przepraszam za żart, jajeczko albo jest świeże, albo nie, nie może być częściowo nieświeże.<text:s/><text:span text:style-name="T1384">W</text:span><text:s/>związku z tym albo są formy<text:s/>udziału, które chcemy zapewnić ustawami i one są wtedy autentyczne, albo tych form nie ma i w związku z tym wszelkie przymiotniki są tutaj po prostu czystym ozdobnikiem, które słusznie tępi prof. Beksiak. Dziękuję.</text:p>
      <text:p text:style-name="P1385"><text:span text:style-name="T1386">Przewodnicząc</text:span><text:span text:style-name="T1387">y</text:span>:</text:p>
      <text:p text:style-name="P1388">Tak. Proszę bardzo. Dr Bugaj.</text:p>
      <text:p text:style-name="P1389"><text:span text:style-name="T1390">Ob. Ryszard Bugaj</text:span>:</text:p>
      <text:soft-page-break/>
      <text:p text:style-name="P1391">My tu oczywiście nie formułujemy ustaw. Ja chciałem powiedzieć, że w całych latach siedemdziesiątych, a właściwie od 1958 r. mieliśmy w Polsce tzw. konferencje samorządu robotniczego, które były traktowane w ustawodawstwie jako przejaw samorządności pracowniczej, choć wszyscy świetnie dzisiaj wiemy, i przedtem wiedzieliśmy, tylko przedtem nie wszyscy chcieli to przyznać, że były kompletną, czystą fikcją. Myślę, że powinniśmy tu obstawać kategorycznie za zachowaniem słowa<text:s/>„autentyczne”.</text:p>
      <text:p text:style-name="P1392"><text:span text:style-name="T1393">Ob. Ireneusz Sekuła</text:span>:</text:p>
      <text:p text:style-name="P1394">Ja nie będę się upierał. Uważam, że jest to po prostu s<text:span text:style-name="T1395">fo</text:span>rmułowanie... właśnie klasyczny ozdobnik, pozwalający domniemywać, że są autentyczne formy udziału i nieautentyczne formy udziału. Pan dr Bugaj wielokrotnie optował za tym, żeby nie wracać do przeszłości, ja podzielam ten pogląd, a więc zostaw<text:span text:style-name="T1396">m</text:span>y<text:span text:style-name="T1397"><text:s/></text:span>na boku ocenę konferencji samorządu robotniczego i lat sześćdziesiątych i siedemdziesiątych. Mówimy o przyszłości.</text:p>
      <text:p text:style-name="P1398">Cały dokument formułujemy właśnie w kategoriach autentycznych, w związku z tym no wszystko tu powinno być autentyczne, jeżeli to słowo ma się tu pojawić, to równie dobrze możn<text:span text:style-name="T1399">a</text:span><text:s/><text:span text:style-name="T1400">b</text:span>y je wpisać w wielu innych punktach. Więc źle się to czyta po prostu w moim mniemaniu i proponowałbym z tego słowa zrezygnować, aczkolwiek nie zamierzam się upierać<text:s/><text:span text:style-name="T1401">c</text:span>zy to jest sprawa bardziej redakcyjna.</text:p>
      <text:p text:style-name="P1402"><text:span text:style-name="T1403">Przewodni</text:span><text:span text:style-name="T1404">cz</text:span><text:span text:style-name="T1405">ąc</text:span><text:span text:style-name="T1406">y</text:span>:</text:p>
      <text:p text:style-name="P1407">Ja proponuję, żebyśmy nie kontynuowali dyskusji, ponieważ widzę i zgłoszenia i zna<text:span text:style-name="T1408">m</text:span><text:s/>stosunek do sprawy i jeżeli to zaspakaja można powiedzieć pewne potrzeby psychologiczne, to uważam, że nie powinniśmy się upierać przy skreślaniu.</text:p>
      <text:p text:style-name="P1409">Czy do str. 16 są jeszcze jakieś uwagi?</text:p>
      <text:p text:style-name="P1410">Jest tak: stworzenia ustaw podstawowych zapewniających załogom autenty<text:span text:style-name="T1411">c</text:span>zne formy udziału w zarządzaniu jednostkami badawczo-rozwojowy<text:span text:style-name="T1412">m</text:span>i, przedsiębiorstwami wła<text:span text:style-name="T1413">s</text:span>n<text:span text:style-name="T1414">o</text:span>ści komunalnej oraz gospodarstwami leśnymi, a także w narządzaniu PKP, PPT i LOT, portami lotniczymi z uwzględnieniem specyfiki tych przedsiębiorstw.</text:p>
      <text:p text:style-name="P1415">Proszę głos ma pan Miłkowski:</text:p>
      <text:p text:style-name="P1416"><text:span text:style-name="T1417">Ob</text:span><text:span text:style-name="T1418">.</text:span><text:span text:style-name="T1419"><text:s/>Andrzej Miłkowski</text:span>:</text:p>
      <text:p text:style-name="P1420">Ja mam formalną uwagę przede wszystkim do punktu 5, by nad punktem piątym, jest napisane wersja opozycyjno- solidarnościow<text:span text:style-name="T1421">a</text:span>. To jest chyba jakieś nieporozumienie. Przecież treść tego punktu 5 została wynego<text:span text:style-name="T1422">cj</text:span>owana w zespole roboczym, w którym brała udział<text:s/>„Solidarność” strona opozycyjna, strona rządowo-koalicyjna, brał udzia<text:span text:style-name="T1423">ł<text:s/></text:span>przedstawiciel czy przedstawicie OPZZ.<text:s/><text:span text:style-name="T1424">W</text:span><text:s/>drodze kompromisu, w drodze uzgodnień w dość szerokim zespole ten tekst został przyjęty i w pierwszym czytaniu tutaj na tej<text:s/><text:span text:style-name="T1425">s</text:span>al<text:span text:style-name="T1426">i<text:s/></text:span>w zespole nie był kwestionowany. Tak że mówienie o tym tekście że to jest tekst strony solidarnościowo-opozycyjnej jest to nieporozumienie, trzeba byłoby napisać, że to jest tekst pierwotnie przyjęty przez wszystkich a dodatkowo teraz strona rządowo-ko<text:span text:style-name="T1427">al</text:span>icyjna, proponuję zmianę tekstu.</text:p>
      <text:p text:style-name="P1428"><text:span text:style-name="T1429">Przewodniczący</text:span><text:span text:style-name="T1430">:</text:span></text:p>
      <text:p text:style-name="P1431"><text:span text:style-name="T1432">T</text:span>utaj wielokrotnie żeśmy sobie wyjaśniali, że dopóty, dopóki trwają rozmowy, to sprawy mogą być zmieniane i są zmieniane na wniosek w wielu punktach,<text:s/>ze strony solidarnościowo-opozycyjnej<text:s/><text:span text:style-name="T1433">w</text:span><text:s/>stosunku do tekstów wcześniej uzgodnionych były rozwinięcia, były wycofania się po podpisywaniu itd. I to jest<text:s/><text:soft-page-break/>normalny proces towarzyszący, czy występujący w każdych negocjacjach i w każdych rozmowach.</text:p>
      <text:p text:style-name="P1434">Otóż prawdą jest, że w stosunku do pierwotnie uzgodnionego tekstu i tu pan Miłkowski ma rację wystąpiły rozwinięcia, takie jak one zostały tu przedstawione ponieważ było to niedopatrzenie w toku można powiedzieć pracy grupy, niedopatrzenie ze strony koalicyjno-rządow<text:span text:style-name="T1435">ej</text:span>, niezauważenie tego, że występują inicjatywy, występują takie tendencje w których do tworzenia izb samorzą<text:span text:style-name="T1436">do</text:span>wo-gospodarczych, których nie możemy, do których się nie możemy nie odnieść, a ponieważ mamy stosunek pozytywny toteż się odnosimy, natomiast w niczym to rzecz prosta nie osłabia tego waloru samoorganiza<text:span text:style-name="T1437">cji</text:span><text:s/>ruchu samorządowego.</text:p>
      <text:p text:style-name="P1438">Tak że jeżeli - proszę bardzo.</text:p>
      <text:p text:style-name="P1439"><text:span text:style-name="T1440">Ob. A. Paszyński</text:span>:</text:p>
      <text:p text:style-name="P1441">Dobrze, to ja proponuję wykreślenie.</text:p>
      <text:p text:style-name="P1442"><text:span text:style-name="T1443">Ob. Jurkowski</text:span>:</text:p>
      <text:p text:style-name="P1444">Jeśli można w<text:span text:style-name="T1445">yj</text:span>aśn<text:span text:style-name="T1446">ij</text:span>my coś sobie, zaraz panie profesorze - jeżeli uważnie pana wysłuchałem, a sądzę, że tak, to problem polegałby na tym, że strona koalicyjno-rzą<text:span text:style-name="T1447">do</text:span>wa nie tyle rewiduje to co uzgodniliśmy poprzednio w pkt. 1 tylko chce uzupełnić to o pewny wła<text:span text:style-name="T1448">s</text:span>ny pomysł dotyczący owych izb przemysłowych.<text:s/><text:span text:style-name="T1449">W</text:span><text:s/>takim razie j<text:span text:style-name="T1450">a</text:span><text:s/>bym sugerował, jeżeli można oczywiście, to jest jakieś uważam pewne sprawdzenie intencji, żeby punkt 5<text:s/>jako punkt piąty wspólny, natomiast żeby punkt następny był punktem strony rządowo-koalicyjnej i wtedy będziemy mieli jasność, że strona rządowo-koalicyjna popiera zarówno proces samoorganizac<text:span text:style-name="T1451">ji</text:span><text:s/>samorządów pracowniczych jak i ideę izb g<text:span text:style-name="T1452">os</text:span>po<text:span text:style-name="T1453">darc</text:span>z<text:span text:style-name="T1454">yc</text:span>h.</text:p>
      <text:p text:style-name="P1455">Takie bym sugerował rozwiązanie kompromisowe.</text:p>
      <text:p text:style-name="P1456"><text:span text:style-name="T1457">Przewodniczący</text:span>:</text:p>
      <text:p text:style-name="P1458">Ja wyjaśniałem dr Bugajowi, że tutaj chodzi o pewne pakietowe sprawy, prze<text:span text:style-name="T1459">ds</text:span>tawienie ich i w takim przypadku, gdybyśmy można powiedzieć, ograniczyli się do wyeksponowania wyłącznie sprawy krajowych izb, ozn<text:span text:style-name="T1460">ac</text:span>załoby to potem w odbiorze społecznym że wyłącznie krajowe izby.</text:p>
      <text:p text:style-name="P1461">Więc proponuję ponieważ tu występują dwa zapisy<text:span text:style-name="T1462"><text:s/></text:span>proponuję utrzymać w tej fazie te dwa zapisy.</text:p>
      <text:p text:style-name="P1463">Czy do strony 16 są inne uwagi?</text:p>
      <text:p text:style-name="P1464"><text:span text:style-name="T1465">Ob. Miłkowski</text:span>:</text:p>
      <text:p text:style-name="P1466">Ja chciałem uzupełnić no bo strona 16 przechodzi tematycznie na 17-tą, tak że właściwie ciężko ją tutaj rozgraniczać. Ja bym proponował po tym,<text:s/><text:span text:style-name="T1467">t</text:span>ej [nieczytelne], gdzie piszemy, że stworzenie możliwości ukonstytuowania się wojewódzkich i krajowych itd. - po kropce z przerwą oczywiście dopisać taki tekst:</text:p>
      <text:p text:style-name="P1468">Strona solidarnościowo-opozycyjna wyraża pogląd że popierana powinna być działalność stowarzyszenia działaczy samorządu pracowniczego na rzecz autentycznej działalności - samorządnoś<text:span text:style-name="T1469">ci</text:span><text:s/>pracowniczej.</text:p>
      <text:p text:style-name="P1470"><text:span text:style-name="T1471">Przewodniczący</text:span>:</text:p>
      <text:p text:style-name="P1472">To znaczy ja rozumiem, że jeśli chodzi o punkt 5<text:s/><text:span text:style-name="T1473">w</text:span><text:s/>wersji<text:s/>koalicyjno-rządowej to jest integralny i tam można powiedzieć takiej interwencje nie mogą mieć miejsca<text:span text:style-name="T1474">.</text:span></text:p>
      <text:p text:style-name="P1475">Zrozumiałe to<text:span text:style-name="T1476">,</text:span><text:s/>prawda?</text:p>
      <text:p text:style-name="P1477"><text:span text:style-name="T1478">Ob</text:span><text:span text:style-name="T1479">.</text:span><text:span text:style-name="T1480"><text:s/>A</text:span><text:span text:style-name="T1481">.</text:span><text:span text:style-name="T1482"><text:s/>P</text:span><text:span text:style-name="T1483">as</text:span><text:span text:style-name="T1484">zyński</text:span>:</text:p>
      <text:p text:style-name="P1485">Panie profesorze ja nie proponowałem zamiast, tylko proponowałem wprowadzenie dodatkowego<text:s/><text:soft-page-break/>zdania po tych izbach samorządowo-gospodarczych koniec -<text:s/>przed szóstką tak, ja tutaj nie chciałem żadnych zmian wprowadzać, tylko wprowadzić ten tekst<text:span text:style-name="T1486">.</text:span></text:p>
      <text:p text:style-name="P1487">Może być przed ostatnim akapitem, to znaczy międ<text:span text:style-name="T1488">z</text:span>y<text:span text:style-name="T1489"><text:s/></text:span>pierwszą częścią a zdaniem: popie<text:span text:style-name="T1490">ra</text:span>ne będą inne...</text:p>
      <text:p text:style-name="P1491"><text:span text:style-name="T1492">Przewodniczący</text:span>:</text:p>
      <text:p text:style-name="P1493">Nie, może strona solidarnościowa...</text:p>
      <text:p text:style-name="P1494"><text:span text:style-name="T1495">Ob. P</text:span><text:span text:style-name="T1496">as</text:span><text:span text:style-name="T1497">zyńsk</text:span>i:</text:p>
      <text:p text:style-name="P1498">Nie to po tym, żeby nie było pomyłki w tekście<text:span text:style-name="T1499">.</text:span></text:p>
      <text:p text:style-name="P1500"><text:span text:style-name="T1501">Przewodnicząc</text:span><text:span text:style-name="T1502">y</text:span>:</text:p>
      <text:p text:style-name="P1503"><text:span text:style-name="T1504">J</text:span>eżeli opozycyjno-solidarnościowa, to bardzo proszę o uzupełnienie tak jak sobie<text:s/>państwo życzycie, natomiast to jest integralna część, którą prezentuje stanowisko ko<text:span text:style-name="T1505">al</text:span>icyjno-rzą<text:span text:style-name="T1506">do</text:span>we i trudno byłoby dopuścić, że w ten tekst są teraz interwencje strony opozycyjno-solidarnościow<text:span text:style-name="T1507">ej</text:span>.</text:p>
      <text:p text:style-name="P1508">Pan wie o tym,<text:s/><text:span text:style-name="T1509">ż</text:span>e kompozycja zapisu tutaj jest jednoznaczna. Zapis składa się z trzech akapi<text:span text:style-name="T1510">tó</text:span>w i to jest integralna całość<text:span text:style-name="T1511">.</text:span></text:p>
      <text:p text:style-name="P1512"><text:span text:style-name="T1513">Ob. <text:s text:c="20"/></text:span>:</text:p>
      <text:p text:style-name="P1514"><text:span text:style-name="T1515">O</text:span>czywiście możemy to zapisać po pkt. jako nasze stanowisko, ale jeżeli rozumiałem intencje kol. Miłkowskiego, w myśl deklaracji, którą pan prof<text:span text:style-name="T1516">.</text:span><text:s/>niedawno przedstawił, że dokąd się obrady nie kończą to można różn<text:span text:style-name="T1517">e<text:s/></text:span>rzeczy uzgadniać, chcieliśmy zaproponować - żeby to był<text:s/>zapis wspólny<text:span text:style-name="T1518">.</text:span><text:s/>Jeżeli nie może być wspólnym to zapisujemy go jako własne stanowisko po punkcie 5.</text:p>
      <text:p text:style-name="P1519"><text:span text:style-name="T1520">Przewodniczący</text:span>:</text:p>
      <text:p text:style-name="P1521">Ja nie sądzę, żeby to mógł być zapis wspólny, ponieważ nie jest to modelowa propozycja. To jest po prostu intencja w stosunku do jednego ze stowarzyszeń.</text:p>
      <text:p text:style-name="P1522">Pros<text:span text:style-name="T1523">z</text:span>ę bardzo.</text:p>
      <text:p text:style-name="P1524"><text:span text:style-name="T1525">Ob. Traczyk</text:span>:</text:p>
      <text:p text:style-name="P1526"><text:span text:style-name="T1527">J</text:span>a mam taką propozycję, żeb<text:span text:style-name="T1528">yś</text:span>my mogli zapisa<text:span text:style-name="T1529">ć</text:span>: regionalne, stworzenie możliwości ukonstytuowania się regionalnych i krajowych. Czy to musi być ściśle administracyjny układ wojewódzki wciąż, bo to się kojarzy.</text:p>
      <text:p text:style-name="P1530"><text:span text:style-name="T1531">Przewodnicz</text:span><text:span text:style-name="T1532">ą</text:span><text:span text:style-name="T1533">c</text:span><text:span text:style-name="T1534">y</text:span>:</text:p>
      <text:p text:style-name="P1535"><text:span text:style-name="T1536">M</text:span>ożna napisać wojewódzki/regionalny. Ponieważ tu może być i tak,<text:s/>i tak.</text:p>
      <text:p text:style-name="P1537">Proszę czy s<text:span text:style-name="T1538">ą</text:span><text:s/>uwagi do stronicy 16? N<text:span text:style-name="T1539">i</text:span>e ma.</text:p>
      <text:p text:style-name="P1540">Do stronicy 17?</text:p>
      <text:p text:style-name="P1541"><text:span text:style-name="T1542">Ob. A. Paszyński</text:span>:</text:p>
      <text:p text:style-name="P1543">Proponuję wykreślenie punktu 7 z tej strony.</text:p>
      <text:p text:style-name="P1544">Ja rozumiem w pełni intencje tego zapisu jako chęć uwzględnienia partycypacji pracowników prywatnych przedsiębiorstw ale ostatnie zdanie tego punktu:<text:s/>„w prze<text:span text:style-name="T1545">ds</text:span>iębiorstwach polskich z udziałem zagranicznym zasada ta byłaby dobrowolna, zależna od decyzji właścicieli”<text:s/>sugeruje od razu, iż te rozstrzygnięcia b<text:span text:style-name="T1546">ę</text:span>d<text:span text:style-name="T1547">ą</text:span><text:s/>miały charakter obligatoryjny. Otóż rozumiejąc także intencje zachowania pewnych przywilejów, czy też utrzymania swobody dla przedsiębiorstw zagranicznych, uważam, że byłoby zdecydowanie niewłaściwe tworzenie różnych rozwiązań dla podmiotów polskich i zagranicznych wobec<text:s/><text:soft-page-break/>tego proponuję zrezygnować z tego zapisu w ogóle.</text:p>
      <text:p text:style-name="P1548"><text:span text:style-name="T1549">Przewodniczący</text:span>:</text:p>
      <text:p text:style-name="P1550">Oczywiście ta sprawa jest znana, ponieważ red. A<text:span text:style-name="T1551">le</text:span>ksander Paszyński już zgłaszał votum separatum wobec tej kwestii<text:s/><text:span text:style-name="T1552">-</text:span><text:s/>ale poni<text:span text:style-name="T1553">e</text:span>waż dopóki - dopóki trwa dyskusja, można wysuwać, występować z kwestiami już można powiedzieć podnoszonymi, proszę bardzo o wypowiedzi<text:span text:style-name="T1554">.</text:span></text:p>
      <text:p text:style-name="P1555">Proszę dr Stankiewicz ma głos<text:span text:style-name="T1556">.</text:span></text:p>
      <text:p text:style-name="P1557"><text:span text:style-name="T1558">Ob. Tomasz Stankie</text:span><text:span text:style-name="T1559">w</text:span><text:span text:style-name="T1560">i</text:span><text:span text:style-name="T1561">c</text:span><text:span text:style-name="T1562">z</text:span>:</text:p>
      <text:p text:style-name="P1563">Ja dołączam się do tej wypowiedzi.<text:s/>Zgłaszam swoje votum separatum co do tego punktu, uważając, że powinien być skreślony<text:span text:style-name="T1564">.</text:span><text:s/>Uważam, że partycypacja w sektorze prywatnym polskim powinna być dobrowolna, zwłaszcza w tym rodzącym się jeśli chodzi o prze<text:span text:style-name="T1565">ds</text:span>iębiorstwa powyżej 100 pracowników, prywatne, uważam też, że zapis ten narusza zasadę równości sektorów, bo sektor prywatny polski traktuje się inaczej niż sektor umownie zwany zagranicznym.</text:p>
      <text:p text:style-name="P1566">Uważam też, że zapis ma charakter nietechnologiczny, że nie da się rozsądnie<text:s/>rozwiązać<text:s/>ustawowo, wprowadzić zapisów ustawowych. One musiałyby być moim zdaniem nierozsądne.</text:p>
      <text:p text:style-name="P1567">Dziękuję bardzo.</text:p>
      <text:p text:style-name="P1568"><text:span text:style-name="T1569">Przewodniczący</text:span>:</text:p>
      <text:p text:style-name="P1570"><text:span text:style-name="T1571">J</text:span>a wkroczę można powiedzieć w dyskusję, też prezentując swój pogląd, który prze<text:span text:style-name="T1572">ds</text:span>tawiałem. Nie widzę żadnych powodów dla których jest mitbestimmung /f./ jest par<text:span text:style-name="T1573">t</text:span>icipation w innych państwach, w państwach zwłaszcza kapitalistycznych gdzie w formach prywatnych takie formy partycypacji załóg występują, natomiast w państwie socjalistycznym my wykluczamy możliwość<text:s/>partycypacji pracowników w firmach prywatnych.</text:p>
      <text:p text:style-name="P1574"><text:span text:style-name="T1575">Ob. Pasz</text:span><text:span text:style-name="T1576">yń</text:span><text:span text:style-name="T1577">ski</text:span>:</text:p>
      <text:p text:style-name="P1578"><text:span text:style-name="T1579">N</text:span>ie wykluczamy, tylko obligatoryjność likwidujemy.</text:p>
      <text:p text:style-name="P1580"><text:span text:style-name="T1581">Przewodnicząc</text:span><text:span text:style-name="T1582">y</text:span>:</text:p>
      <text:p text:style-name="P1583">Ja proponuję, ażebyś<text:span text:style-name="T1584">m</text:span>y tę sprawę zostawili, bo tutaj jest napi<text:span text:style-name="T1585">s</text:span>ane tak: ustawowego uregulowania formy zakresu partycypacji pracowników w zarządzaniu dużymi, średnimi przedsiębiorstwami prywatnymi i spółkami. Zostawmy to do ustawy. Dajmy sobie trochę czasu na sprawdzenie wszystkich aspektów.</text:p>
      <text:p text:style-name="P1586"><text:span text:style-name="T1587">Ob. P</text:span><text:span text:style-name="T1588">as</text:span><text:span text:style-name="T1589">zyński</text:span>:</text:p>
      <text:p text:style-name="P1590">Ale panie profesorze - przesądzamy w następnym zdaniu.</text:p>
      <text:p text:style-name="P1591"><text:span text:style-name="T1592">Ob. Gabriel Janowski</text:span>:</text:p>
      <text:p text:style-name="P1593">Ja chciałbym również przyłączyć się swoje<text:s/><text:span text:style-name="T1594">v</text:span>otum<text:s/>separatum<text:s/>do tego punktu i wnoszę również o skreślenie. Natomias<text:span text:style-name="T1595">t</text:span><text:s/><text:span text:style-name="T1596">j</text:span>eżeli będzie ewentualnie postawienie tylko zapisu dopuszczającego decyzję właściciela w tej kwestii.</text:p>
      <text:p text:style-name="P1597"><text:span text:style-name="T1598">Przewodniczący</text:span>:</text:p>
      <text:p text:style-name="P1599">Wygląda na to, że tutaj będziemy mieli istotną merytoryczną rozbieżność między różnymi orienta<text:span text:style-name="T1600">cj</text:span>ami, która wcale nie przebiega według stolików, według linii opozycyjno-solidarnościowej i koalicyjno-rzą<text:span text:style-name="T1601">do</text:span>w<text:span text:style-name="T1602">e</text:span>j.</text:p>
      <text:p text:style-name="P1603"><text:span text:style-name="T1604">Ob. Ryszard Bu</text:span><text:span text:style-name="T1605">g</text:span><text:span text:style-name="T1606">aj</text:span>:</text:p>
      <text:p text:style-name="P1607">Ja ch<text:span text:style-name="T1608">c</text:span>iałbym się rzeczywiście jednoznacznie dołączyć do stanowiska pana prof. Baki w tej sprawie, dyskusja była długotrwała, m<text:span text:style-name="T1609">y</text:span><text:span text:style-name="T1610">ś</text:span>lę, że nic więcej sobie nie powiemy. Są dwa wyjścia, jeżeli większość jest<text:s/><text:soft-page-break/>za zachowaniem tego zapisu, to należy oczywiście przyjąć votum separatum tych, którzy go nie podzielają. Gdyby jednak większość<text:s/>była przeciwna, no to oczywiście należałoby to skreślić<text:span text:style-name="T1611">.</text:span></text:p>
      <text:p text:style-name="P1612"><text:span text:style-name="T1613">Przewodnicząc</text:span><text:span text:style-name="T1614">y</text:span>:</text:p>
      <text:p text:style-name="P1615"><text:span text:style-name="T1616">P</text:span>roszę<text:s/>państwa, ponieważ myśmy nigdy nie głosowali tutaj i nie będziemy głosować, natomiast tutaj jest - ja trochę na wyczucie przewodniczącego - przesądzenia występują na wyczucie przewodniczącego. Do tej pory żeśmy votum separatum nie odno<text:span text:style-name="T1617">to</text:span>wyw<text:span text:style-name="T1618">al</text:span>i, w dalszych dokumentach i ja uważam, że my nie jesteśmy instancją i my nie mamy można powiedzieć formalnego prawa do tego, żeby zgłaszać votum separatum<text:span text:style-name="T1619">.</text:span><text:s/>Ja rozumiem, że<text:s/><text:span text:style-name="T1620">v</text:span>otum separatum redaktora Paszyńskiego jest tylko zaakcentowaniem bardziej wyrazistym<text:s/><text:span text:style-name="T1621">je</text:span>go stanowiska.</text:p>
      <text:p text:style-name="P1622">Natomiast my jesteśmy zespołem, zespołem roboczym reprezentujemy oceny, opinie i naszym zdaniem<text:s/>wsp<text:span text:style-name="T1623">ó</text:span>łp<text:span text:style-name="T1624">rz</text:span>ewodniczących<text:s/>jest zorientowanie tych zapisów według tego -<text:s/>merytorycznych innych kryteriów, które...</text:p>
      <text:p text:style-name="P1625"><text:span text:style-name="T1626">Ob. Kołodziejczak</text:span>:</text:p>
      <text:p text:style-name="P1627">Ja już pomijam - pozwolę sobie nie komentować sprawy mówienia tutaj, że to byłoby - wbrew zasadzie równości, bo tego nie rozumiem, chociażby tutaj nie wiem jak tutaj dyskutowano, oczywiście jest to votum separatum w stosunku do tego, jest to właśnie nierówność, oczywiście jeżeli rady pracownicze mają być, to również muszą być w przedsiębiorstwach prywatnych. Jest to oczywiste<text:span text:style-name="T1628">.</text:span><text:s/>Za tym optu<text:span text:style-name="T1629">j</text:span>ę<text:span text:style-name="T1630">.</text:span></text:p>
      <text:p text:style-name="P1631">Natomiast uważam, iż ta druga część, mianowicie w przedsiębiorstwach polskich z udziałem zagranicznym zasada ta byłaby dobrowolna, zależy od decyzji właścicieli.</text:p>
      <text:p text:style-name="P1632">Proponowałbym skończyć w tym pierwszym punkcie prywatnymi spółkami - kropka, a to pominąć. Do te<text:span text:style-name="T1633">j<text:s/></text:span>ustawy<text:span text:style-name="T1634">.</text:span></text:p>
      <text:p text:style-name="P1635">Dlaczego tak mówię? Dlatego że faktem jest, że w przypadku udziału na przykład joint venture, zwykle to joint venture udziału zagranicznego jest mniejsze, aniżeli 50%, a więc decyzja byłaby jednoznacznie tutaj po naszej stronie, co mogłoby wprowadzić zagranicznego udziałowca w pewne zakłopotanie. Tak mnie się wydaje.</text:p>
      <text:p text:style-name="P1636"><text:span text:style-name="T1637">Przewodnicząc</text:span><text:span text:style-name="T1638">y</text:span><text:span text:style-name="T1639">:</text:span></text:p>
      <text:p text:style-name="P1640">To znaczy jedno jest pewne, że w ostatnim zdaniu ze względó<text:span text:style-name="T1641">w</text:span><text:s/>także emocjonalnych można powiedzieć, patriotycznych nie powinniśmy pisać zależna od<text:s/><text:span text:style-name="T1642">de</text:span>cyz<text:span text:style-name="T1643">ji</text:span><text:s/>właści<text:span text:style-name="T1644">ci</text:span>e<text:span text:style-name="T1645">li.</text:span><text:s/>Zostawmy w przedsiębiorstwach polskich z udziałem zagranicznym zasada ta byłaby dobrowolna i kropka. Już nie piszmy tego tekstu: zależna od decyz<text:span text:style-name="T1646">ji<text:s/></text:span>właściciela.</text:p>
      <text:p text:style-name="P1647">Fatalnie to brzmi.</text:p>
      <text:p text:style-name="P1648">Dr Tomasz Stankiewicz zapewne chce się wypowiedzieć.</text:p>
      <text:p text:style-name="P1649"><text:span text:style-name="T1650">O</text:span><text:span text:style-name="T1651">b. Tomasz Stankiewicz</text:span>:</text:p>
      <text:p text:style-name="P1652">Tak, jeśli można. Ja nie wiem jak to właściciele przyjmą, jeżeli ich tutaj skreślimy i ostrzegam. Natomiast ponieważ pan prof. Baka mówił, że to ustawa w końcu ureguluje, to ta<text:span text:style-name="T1653">k<text:s/></text:span>jakby nie wypowiadał się jednoznacznie co do tej dobrowolności<text:span text:style-name="T1654"><text:s/></text:span>w przedsiębiorstwach prywatnych, polskich. Więc proponowałbym dodać słowo<text:s/>„dobrowolności”, jako trzecie. Ustawowego ure<text:span text:style-name="T1655">g</text:span>ulowania dobrowolności form i zakresu partycypa<text:span text:style-name="T1656">cj</text:span>i. To jedno słowo p<text:span text:style-name="T1657">ro</text:span>ponu<text:span text:style-name="T1658">ję</text:span><text:s/><text:span text:style-name="T1659">d</text:span>od<text:span text:style-name="T1660">ać,</text:span><text:s/>byłaby jasność i wtedy wycofałbym swoje v<text:span text:style-name="T1661">ot</text:span>um separatum.</text:p>
      <text:p text:style-name="P1662"><text:span text:style-name="T1663">Przewodniczący</text:span>:</text:p>
      <text:soft-page-break/>
      <text:p text:style-name="P1664">Proszę,<text:s/><text:span text:style-name="T1665">p</text:span>an Martyniuk.</text:p>
      <text:p text:style-name="P1666"><text:span text:style-name="T1667">Ob. Władysław Martyniuk</text:span>:</text:p>
      <text:p text:style-name="P1668">Mnie takie refleksje nachodzą, że jeżeli my tu cały czas mówimy o pełnej równości i wszystkich sektorów, praw i obowiązków, i to było w wypowiedziach panów, którzy zgłosili votum separatum, to trzymajmy się tego do konsekwentnego końca i nie dzielmy, że ktoś jest mniej równy, a ktoś jest bardziej równy. Dziękuję.</text:p>
      <text:p text:style-name="P1669"><text:span text:style-name="T1670">Przewodnicząc</text:span><text:span text:style-name="T1671">y</text:span>:</text:p>
      <text:p text:style-name="P1672">Ja proponuję przerwać dyskusję, ponieważ zgodnie z wyczuciem przewodniczący<text:span text:style-name="T1673">c</text:span>h, jednakże ten zapis, który jest po wyłączeniu<text:s/>„zależne od decyzji właścicieli<text:span text:style-name="T1674">”</text:span><text:s/>jest zapisem, który odpowiada intencjom zdecydowanej większości uczestników i może być stanowiskiem zespołu.</text:p>
      <text:p text:style-name="P1675"><text:span text:style-name="T1676">Ob. Gabriel Janowski</text:span>:</text:p>
      <text:p text:style-name="P1677">Pan Martyniuk mówi o równości sektorów, a ja chcę powiedzieć i chcę usłyszeć odpowiedź, co jest istotą własności, co jest atrybutem własności proszę pana? Jeżeli wprowadzamy pojęcie własności,<text:s/>prawda, czy równorzędności, to atrybutem tej własności jest właśnie możliwość decydowania o niej. I tutaj na tym polega właśnie istota rzeczy.</text:p>
      <text:p text:style-name="P1678">Jeżeli panowie podtrzymujecie, że tak powiem, ten zapis w tym brzmieniu, to ja chciałbym - dotykamy tu spraw fundamentalnych, ustrojowych, jak była mowa przy samorządach, to chciałbym no z konieczności niejako również zabrać głos i w tym przypadku przychylić się do zapisu dotyczącego nowego ładu ekonomicznego, przedstawionego przez prof. Kaczmarka, jeżeli tutaj ma - jeżeli dr Bugaj odwołuje się do prof. Baki, to ja do zapisu akurat prof. Kaczmarka. Wracam jeszcze ni<text:span text:style-name="T1679">ej</text:span>ako do sprawy tej wcześniejszej, ale wywołaliśmy tę dyskusję i wtedy pierwsze tire proponowałbym swobodne kształtowanie się struktury własnościowej i później znowu tak jak pan premier Sekuła proponował. Dziękuję.</text:p>
      <text:p text:style-name="P1680"><text:span text:style-name="T1681">Przewodnicząc</text:span><text:span text:style-name="T1682">y</text:span>:</text:p>
      <text:p text:style-name="P1683">Dziękuję. Ja rozumiem, że w dalszej pracy te uwagi będą uwzględnione. Ten punkt zamykamy. Skreślamy:<text:s/>„zależne od decyzji wł<text:span text:style-name="T1684">aś</text:span>ci<text:span text:style-name="T1685">ci</text:span>ela”.</text:p>
      <text:p text:style-name="P1686">Czy do str. 17 są jeszcze uwagi?</text:p>
      <text:p text:style-name="P1687">Proszę bardzo, pan minister Długosz.</text:p>
      <text:p text:style-name="P1688"><text:span text:style-name="T1689">Ob. Stanisław Długosz</text:span>:</text:p>
      <text:p text:style-name="P1690"><text:span text:style-name="T1691">W</text:span><text:s/>pkt. 6 chciałem przypomnieć, że ja proponowałem zastąpić słowo<text:s/>„niepokojącym”,<text:s/>„niekorzystnym”, natomiast widzę, że teraz oba się znalazły. Powinno zapobiec niekorzystnym i niepok<text:span text:style-name="T1692">oj</text:span>ącym...</text:p>
      <text:p text:style-name="P1693"><text:span text:style-name="T1694">Ob. <text:s text:c="20"/></text:span>:</text:p>
      <text:p text:style-name="P1695">Jeśli można. Na 17 str.<text:s/><text:span text:style-name="T1696">w</text:span><text:s/>końcu pkt 6: Odpowiednie uregulowania ustawowe zostaną wprowadzone w porozumieniu -<text:s/>tu jest - z przed<text:span text:style-name="T1697">staw</text:span>i<text:span text:style-name="T1698">ci</text:span>el<text:span text:style-name="T1699">am</text:span>i, powinno być z przedstawicielstwem<text:span text:style-name="T1700"><text:s/></text:span>samorządów pracowniczych.<text:s/><text:span text:style-name="T1701">O</text:span>s<text:span text:style-name="T1702">t</text:span>atnie zdanie. Albo w liczbie mnogiej oczywiście - przedstawicielstwami.</text:p>
      <text:p text:style-name="P1703"><text:span text:style-name="T1704">Ob. Ireneusz Sekuła</text:span>:</text:p>
      <text:p text:style-name="P1705">Ja mam tylko pytanie, nie chcę popierać dyskusji na ten temat. Ale jak znam życie, to się taka sytuacja zdarzy, że będą samorządy zrzeszone w przedstawicielstwach różnych i będą takie, które nie będą w nich zrzeszone i do końca bieżącego roku niewątpliwie tych ostatnich będzie zdecydowana większość.</text:p>
      <text:p text:style-name="P1706">Taki zapis spowoduje, iż odpowiednie uregulowania ustawowe zostaną wprowadzone z<text:s/><text:soft-page-break/>przedstawicielstwami, które reprezentują znaczną mniejszość samorządów, a większość, która nie będzie zrzeszona w żadnym z przedstawicielstw po prostu możliwości tego rodzaju porozumienia mieć nie będzie, nie będzie miała.</text:p>
      <text:p text:style-name="P1707">Proszę to traktować jako po prostu uwagę tylko. Proponowałbym albo napisać przedstawicielstwami i przedstawicielami, ale lepsze jest słowo<text:s/>„przedstawicielami”, ponieważ ono absolutnie nie wyklucza przedstawicielstw. Przedstawiciele mogą być w przedstawicielstwach. Nie stanowi żadnego przecież wykluczenia.</text:p>
      <text:p text:style-name="P1708"><text:span text:style-name="T1709">Przewodnicząc</text:span><text:span text:style-name="T1710">y</text:span><text:span text:style-name="T1711">:</text:span></text:p>
      <text:p text:style-name="P1712">Tak. Prof. Rosner.</text:p>
      <text:p text:style-name="P1713"><text:span text:style-name="T1714">Ob. Jan Rosner</text:span>:</text:p>
      <text:p text:style-name="P1715">Ja chciałem tylko dorzucić taką uwagę pod adresem pana prof. Baki.<text:s/>Tu je<text:span text:style-name="T1716">s</text:span>t mowa o niekorzystnych i niepomyślnych zjawiskach występujących w naszej rzeczywistości. Ja chciałem tylko przypomnieć, kiedy wczoraj proponowałem, żeby opisać pokrótce warunki niekorzystne i niepomyślne warunki pracy, to pan profesor się nie zgodził z tym uważając, że nie powinno być żadnych ocen teraźni<text:span text:style-name="T1717">ej</text:span>szości. Tymczasem widzę, że zostało to wprowadzone. Kiedy ja powiedziałem, że w innych rozdziałach to występuje, to pan zaprzeczył. Ale widzę, że jednak ja miałem rację.</text:p>
      <text:p text:style-name="P1718"><text:span text:style-name="T1719">Przewodniczący</text:span>:</text:p>
      <text:p text:style-name="P1720">No więc ja podzielam pański pogląd, że pan miał rację i wypowiadam się za skreśleniem tego zdania. Żeby rzeczywiście oczyścić.</text:p>
      <text:p text:style-name="P1721">Ja przyjmuję można powiedzieć krytykę prof. Rosnera i wnioskuję o skreślenie tego zdania.</text:p>
      <text:p text:style-name="P1722"><text:span text:style-name="T1723">Ob. Irena Wóycicka</text:span>:</text:p>
      <text:p text:style-name="P1724">My wnioskujemy o przyjęcie tego zdania.</text:p>
      <text:p text:style-name="P1725"><text:span text:style-name="T1726">Przewodnicząc</text:span><text:span text:style-name="T1727">y</text:span>:</text:p>
      <text:p text:style-name="P1728">No to wtedy musielibyśmy cały tekst ponownie redagować, ponieważ b<text:span text:style-name="T1729">yś</text:span>my załamali bardzo fundamentalną zasadę, co do której żeśmy się umówili na początku.</text:p>
      <text:p text:style-name="P1730"><text:span text:style-name="T1731">Ob. Irena Wóycicka</text:span>:</text:p>
      <text:p text:style-name="P1732"><text:span text:style-name="T1733">..</text:span>.prof. Rosnera potraktować jako naszą ocenę, ocenę strony solidarnościowo-opozyc<text:span text:style-name="T1734">yj</text:span>ne<text:span text:style-name="T1735">j.</text:span></text:p>
      <text:p text:style-name="P1736"><text:span text:style-name="T1737">Przewodniczący</text:span>:</text:p>
      <text:p text:style-name="P1738">Po prostu w ten sposób to my byśmy się zaczęli wdawać w oceny po prostu z jednej strony i z drugiej stron<text:span text:style-name="T1739">y</text:span>, przecież nasza strona mogłaby też zacząć formułować różnego rodzaju oceny i ja powiedziałem, co zostało przyjęte na początku, że nie powinniśmy się tutaj ani w dyskusję,<text:s/><text:span text:style-name="T1740">a</text:span><text:s/>zwłaszcza<text:s/>w dokumentach wdawać w oceny i wymianę ocen. Mamy się ustawić ku przyszłości.</text:p>
      <text:p text:style-name="P1741">Natomiast krytyka prof. Rosnera jest sł<text:span text:style-name="T1742">u</text:span>szna i taki wnio<text:span text:style-name="T1743">s</text:span>ek<text:span text:style-name="T1744"><text:s/></text:span>powinniśmy wyciągnąć, żeby to wyrzucić.</text:p>
      <text:p text:style-name="P1745">Proszę bardzo, stronnica 1<text:span text:style-name="T1746">7</text:span>, nie widzę dalej.</text:p>
      <text:p text:style-name="P1747">Str. 18 - pan Stankiewicz, proszę.</text:p>
      <text:p text:style-name="P1748"><text:span text:style-name="T1749">Ob. Tomasz Stankiewicz</text:span>:</text:p>
      <text:p text:style-name="P1750">Znowu zgłaszam votum separatum, tym razem w imieniu własnym, a także w imieniu pana Paszyńskiego, co do punktu trzeciego, jako punktu niezgodnego z opcją liberalną, którą<text:s/><text:span text:style-name="T1751">re</text:span>p<text:span text:style-name="T1752">re</text:span>zen<text:span text:style-name="T1753">tuj</text:span>em<text:span text:style-name="T1754">y</text:span>.</text:p>
      <text:p text:style-name="P1755">Przede wszystkim pierwsze zdanie: Przyjęcie zasady, że sprzedaż przedsiębiorstw państwowych<text:s/><text:soft-page-break/>wymaga zgody parlamentu.</text:p>
      <text:p text:style-name="P1756">Wydaje nam się to zupełnie zbędne. Wystarczy określić naszym zdaniem procedury sprzedaży takie, aby gwarantowały uczciwość i zabezpieczały interesy wszystkich stron zainteresowanych. Natomiast żeby Sejm się tym zajmował i posłowie, no to... to byłaby biurokr<text:span text:style-name="T1757">at</text:span>y<text:span text:style-name="T1758">cz</text:span>na działalność, nieekonomiczna.</text:p>
      <text:p text:style-name="P1759">I wydaje nam się to zupełnie niepotrzebne. Dziękuję.</text:p>
      <text:p text:style-name="P1760"><text:span text:style-name="T1761">Przewodni</text:span><text:span text:style-name="T1762">cz</text:span><text:span text:style-name="T1763">ąc</text:span><text:span text:style-name="T1764">y</text:span>:</text:p>
      <text:p text:style-name="P1765">Ja wyjaśniam, że ten zapis został wprowadzony na wniosek strony opozycyjno-solidarnościow<text:span text:style-name="T1766">ej,</text:span><text:s/>który został w pe<text:span text:style-name="T1767">ł</text:span>ni podzielony i można powiedzieć z aplauzem przyjęty przez stronę ko<text:span text:style-name="T1768">al</text:span>icyjno-rządową, jest to ważna sprawa, także ustrojowa. I tutaj będą wyciągane wnioski, które nasuwają się na tle praktyki w tej dziedzinie stosowanej tam, gdzie występują procesy,<text:s/>prawda,<text:s/>prywatyza<text:span text:style-name="T1769">cj</text:span>i, które odbywają się pod kontrolą parlamentów. A więc można powiedzieć opcja liberalna nie<text:s/>powinna czuć się tutaj jakoś niedowartoś<text:span text:style-name="T1770">ci</text:span>owana, natomiast premier Sekuła.</text:p>
      <text:p text:style-name="P1771"><text:span text:style-name="T1772">Ob. Ireneusz Sekuła</text:span>:</text:p>
      <text:p text:style-name="P1773">Uwaga redakcyjna tylko. Polski parlament nazywa się Sejm, więc proponuję napisać jednak zgody Sejmu a nie parlamentu.</text:p>
      <text:p text:style-name="P1774"><text:span text:style-name="T1775">Ob. Witold Trzeciakowski</text:span>:</text:p>
      <text:p text:style-name="P1776">Bardzo przepraszam, ale nowy Sejm ma zawierać również i Senat. A tutaj jest mowa o tym, żeby uwzględnić obie izby parlamentu. Zgromadzenie można zamiast parlamentu.</text:p>
      <text:p text:style-name="P1777"><text:span text:style-name="T1778">Pr</text:span><text:span text:style-name="T1779">ze</text:span><text:span text:style-name="T1780">wodni</text:span><text:span text:style-name="T1781">cz</text:span><text:span text:style-name="T1782">ąc</text:span><text:span text:style-name="T1783">y</text:span>:</text:p>
      <text:p text:style-name="P1784">Tak, o tyle jest to - to znaczy tak, ja mam propozycję następującą, ażebyśmy uwzględnili w ten sposób uwagę premiera Sekuły, że ponieważ to są wszystko pakietowe rozstrzygnię<text:span text:style-name="T1785">ci</text:span>a, i zapisy, one muszą być zsynchronizowane z po prostu z rozwiązaniami, które będą przyjmowane na przykład przy stoliku politycznym, że w przypadku,<text:s/>prawda,<text:s/>określonego zapisu, który będzie rzutował na formułowanie, na nazwy, my się podporządkow<text:span text:style-name="T1786">ać</text:span>,<text:span text:style-name="T1787"><text:s/></text:span>my się podporządkujemy po prostu ustaleniom, które padną przy stoliku politycznym. Zgoda?</text:p>
      <text:p text:style-name="P1788">Dr Bugaj.</text:p>
      <text:p text:style-name="P1789"><text:span text:style-name="T1790">Ob. Ryszard Bu</text:span><text:span text:style-name="T1791">gaj</text:span>:</text:p>
      <text:p text:style-name="P1792">W tymże pkt<text:s/><text:span text:style-name="T1793">3</text:span><text:s/>jak sądzę, w drodze chyba nieporozumienia w ostatnim zdaniu kwestia, która była dyskutowana, jest w tej chwili - znalazły się obydwie redakcje, z których jedna z nich, jeżeli ja to dobrze pamiętam, została odrzucana. Mianowicie jest w tej chwili tak:<text:s/><text:span text:style-name="T1794">W</text:span><text:s/>przypadku przedsiębiorstw znajdujących się w toku postępowania upadłoś<text:span text:style-name="T1795">ci</text:span>owego,<text:s/><text:span text:style-name="T1796">s</text:span>tanu likwidacji, bądź w których samorządu nie ma - itd.</text:p>
      <text:p text:style-name="P1797">Otóż<text:s/><text:span text:style-name="T1798">m</text:span>y żeśmy uściślili właśnie i nie miało być w toku postępowania upadłościowego, tylko w stanie likwidacji, bądź w których samorządu nie ma.</text:p>
      <text:p text:style-name="P1799">Krótko mówiąc:<text:s/>„w toku postępowania upadłościowego” po prostu trzeba wykreślić.</text:p>
      <text:p text:style-name="P1800"><text:span text:style-name="T1801">Ob. Tomasz Stankiewicz</text:span>:</text:p>
      <text:p text:style-name="P1802">Ja jeszcze chciałem wobec tego, ponieważ tu przegrywa opcja liberalna, to zaproponować coś co jest już opcją z<text:span text:style-name="T1803">d</text:span>rowo-rozsądkową, żeby przynajmniej Se<text:span text:style-name="T1804">jm</text:span><text:s/>decydował o sprzedaży przedsiębiorstw większych, nie wszystkich. Nie tych, które z<text:span text:style-name="T1805">at</text:span>rudnia<text:span text:style-name="T1806">j</text:span>ą państwowych tam 5,10,15, tylko postawić granice powiedzmy no powyżej 500 z<text:span text:style-name="T1807">at</text:span>rudnionych, może mniej. No ale jako...</text:p>
      <text:soft-page-break/>
      <text:p text:style-name="P1808">Tu jest powiedziane sprzedaż przedsiębiorstw państwowych.</text:p>
      <text:p text:style-name="P1809"><text:span text:style-name="T1810">Przewodniczący</text:span>:</text:p>
      <text:p text:style-name="P1811">To znaczy o tyle to jest uzasadniona uwaga, że z tego zapisu, który w tej chwili istnieje, można wyinterpretować, że każda indywidualna sprawa musi być przedkładana.</text:p>
      <text:p text:style-name="P1812">Nie, więc ja sądzę, że jeżeli czytelnik ma wątpliwości albo odczytuje nie tak jak chcemy, to znaczy, że redakcja jest marna i w związku z tym ponieważ nie ma rozbieżności między intencją dr Stankiewicza a tym, co tutaj jest zapisane, to może dopracujemy, doprecyzujemy język tak, ażeby z tego wynikało, że Sejm może działać zarówno, czy parlament, może działać zarówno w ten sposób, iż decyduje o pojedynczych większych,<text:s/>prawda,<text:s/>sprzedażach jak i może pakietowo,<text:span text:style-name="T1813"><text:s/></text:span>po prostu może na przykład określić kierunkowo, że w dziedzinie rolno-spożywczej przedsiębiorstwa, do jakiejś tam wielkości, mogą być...</text:p>
      <text:p text:style-name="P1814">Proszę bardzo.</text:p>
      <text:p text:style-name="P1815"><text:span text:style-name="T1816">Ob. Lutostański</text:span>:</text:p>
      <text:p text:style-name="P1817">To mogłoby brzmieć na przykład tak: własności niezbędnej jest wprowadzenie i brzmiałoby tak:</text:p>
      <text:p text:style-name="P1818">Zasady sprzedaży przedsiębiorstw państwowych lub większości udziałów sektorowi prywatnemu, określi Sejm, czy określi parlament. I wśród tych zasad może być, że małe to hurtem, a duże to oddzielnie...</text:p>
      <text:p text:style-name="P1819"><text:span text:style-name="T1820">Przewodniczący</text:span>:</text:p>
      <text:p text:style-name="P1821">Czyli na str. 3, znaczy pkt 3.</text:p>
      <text:p text:style-name="P1822"><text:span text:style-name="T1823">Ob. Lutostański</text:span><text:span text:style-name="T1824">:</text:span></text:p>
      <text:p text:style-name="P1825"><text:span text:style-name="T1826">/</text:span>Niewłączony<text:s/>mikrofon/.</text:p>
      <text:p text:style-name="P1827"><text:span text:style-name="T1828">Przewodnicząc</text:span><text:span text:style-name="T1829">y</text:span>:</text:p>
      <text:p text:style-name="P1830">Zasady, że sprzedaż...</text:p>
      <text:p text:style-name="P1831">Mam propozycję następującą. Fatalnie się redaguje w takim gronie. Ponieważ nie ma tutaj żadnej rozbieżności merytorycznej, zostawmy tę sprawę zespołowi red<text:span text:style-name="T1832">ak</text:span>cyjnemu, niech doprac<text:span text:style-name="T1833">uj</text:span>e redakcję tak, ażeby było jasne, że...</text:p>
      <text:p text:style-name="P1834">Str. 19. Proszę, dr Stankiewicz.</text:p>
      <text:p text:style-name="P1835"><text:span text:style-name="T1836">O</text:span><text:span text:style-name="T1837">b. Tomasz Stankiewicz</text:span>:</text:p>
      <text:p text:style-name="P1838">M<text:span text:style-name="T1839">am</text:span><text:s/>uwagę do pkt. 6, bo to jest tak, że strona rządowa najpierw daje, a potem zabiera.<text:s/><text:span text:style-name="T1840">W</text:span><text:s/>pierwszej wersji umowy społecznej strona rządowa wpisała ten punkt, tylko nie było tam słowa<text:s/><text:span text:style-name="T1841">„</text:span>zbędny”<text:s/>w pierwszej wers<text:span text:style-name="T1842">j</text:span>i umowy społecznej strona rządowa wpisała<text:span text:style-name="T1843"><text:s/></text:span>ten punkt, tylko nie było tam słowo: zbędnych struktur.<text:s/><text:span text:style-name="T1844">I</text:span><text:s/>to się nam bardzo podobało, Teraz zostało tam wpisane słowo:<text:s/><text:span text:style-name="T1845">z</text:span>będnych i uważam,<text:s/><text:span text:style-name="T1846">ż</text:span>e jest to słowo niewłaściwe. Jest to słowo zbędne, bo kto będzie oceniał co jest zbędne a co nie?</text:p>
      <text:p text:style-name="P1847"><text:span text:style-name="T1848">Przewodni</text:span><text:span text:style-name="T1849">cz</text:span><text:span text:style-name="T1850">ący</text:span>:</text:p>
      <text:p text:style-name="P1851">Z tego widać że strona liberalna bardzo ostro się bierze za sektor so<text:span text:style-name="T1852">cj</text:span>alistyczny.</text:p>
      <text:p text:style-name="P1853"><text:span text:style-name="T1854">Ob. <text:s text:c="20"/></text:span>:</text:p>
      <text:p text:style-name="P1855"><text:span text:style-name="T1856">J</text:span>eśli można bo ja nie skończyłem. Przecież jest tutaj analogia co do rozwiązywania zrzeszeń jak w ustawie o konsolidacji nie ma powiedziane, że zbędne zrzeszenia ulegają rozwiązaniu w terminie 3 miesięcy, tylko jest napisane zrzeszenia przedsiębiorstw, więc proponuję tak samo postąpić tutaj ze strukturami pośrednimi<text:s/><text:span text:style-name="T1857">w</text:span><text:s/><text:span text:style-name="T1858">s</text:span>półdzielczości i po prostu to słowo zbędne uznać za zbędne.</text:p>
      <text:p text:style-name="P1859">Dziękuję.</text:p>
      <text:soft-page-break/>
      <text:p text:style-name="P1860"><text:span text:style-name="T1861">Przewodniczący</text:span>:</text:p>
      <text:p text:style-name="P1862">Proszę prof. Beksiak.</text:p>
      <text:p text:style-name="P1863"><text:span text:style-name="T1864">Ob</text:span><text:span text:style-name="T1865">.</text:span><text:span text:style-name="T1866"><text:s/>Janusz Beksiak</text:span>:</text:p>
      <text:p text:style-name="P1867">Ja popieram poprzedni wniosek i chciałbym dodać jeszcze uzasadnienie. Otóż istniejące struktury są naroślą, która pozostała z dawnego systemu nakazowego i chodzi o to, żeby ustawowo stworzyć możliwość spółdzielniom tworzenie nowych struktur, tak jak i to pasuje, całkowicie samodzielnie.</text:p>
      <text:p text:style-name="P1868"><text:span text:style-name="T1869">W</text:span><text:s/>z<text:span text:style-name="T1870">wi</text:span>ązku z tym oczy<text:span text:style-name="T1871">wi</text:span>ście nie ma mowy o tym,<text:s/><text:span text:style-name="T1872">ż</text:span>eby ktokolwiek oceniał w tej chwili które są zbędne a które nie - wszystkie trzeba skasować i pozostawić spółdzielniom możność utworzenia nowych struktur.</text:p>
      <text:p text:style-name="P1873">Dziękuję<text:span text:style-name="T1874">.</text:span></text:p>
      <text:p text:style-name="P1875"><text:span text:style-name="T1876">Ob. Ireneusz Sekuła</text:span>:</text:p>
      <text:p text:style-name="P1877">Da<text:span text:style-name="T1878">m</text:span><text:s/>przykład dwó<text:span text:style-name="T1879">c</text:span>h związków spółdzielczych, które moim zdaniem nie powinny by<text:span text:style-name="T1880">ć</text:span><text:s/>objęte zasadą, mianowicie związek spółdzielczości inwalidów i związek spółdzielczości ociemniałych. Obie organizacje nie mają charakteru komercyjnego i nie ma n<text:span text:style-name="T1881">aj</text:span>mnie<text:span text:style-name="T1882">js</text:span>zego sensu aby ustawa<text:s/>typu<text:s/>wielkich kwanty<text:span text:style-name="T1883">fi</text:span>katorów<text:s/>- bezwyjątkową, rozwiązać te związki i potem następnie szybko je odtwarzać, ponieważ specyfika tych organizacji n<text:span text:style-name="T1884">as</text:span>tawionych na rehabilitację nie na działalność komercyjną<text:s/><text:span text:style-name="T1885">-</text:span><text:s/>korzyst<text:span text:style-name="T1886">aj</text:span>ących z odrębnego systemu ulgowych podatków, innego systemu zaopatrzenia itd. Zresztą tak się dzieje na całym świecie i w związku<text:span text:style-name="T1887"><text:s/></text:span>z tym te akurat spółdzielnie powinny być zrzeszone w tego rodzaju strukturze związkowej, do której ja przynajmniej nie słyszałem jakichś zastrzeżeń, aby ona była jakąś administracyjną naroślą, przeciwnie jest niezbędna i ta formuła wprowadzenia tego wyjątku jest potrzebna, ponieważ jeżeli zapiszemy to bezwyjątkowo to wówczas ustawa dotknie także i te związki, z całą pewnością ze szkodą dla ludzi, którym one mają służyć.</text:p>
      <text:p text:style-name="P1888">Dziękuj<text:span text:style-name="T1889">ę.</text:span></text:p>
      <text:p text:style-name="P1890"><text:span text:style-name="T1891">Przewodniczący</text:span>:</text:p>
      <text:p text:style-name="P1892">J<text:span text:style-name="T1893">a</text:span><text:s/>chcę poinformować, że<text:s/>zespół redakcyjny bardzo dużo, długo głowił się nad tą sprawą. Nie ulega najmniejszej wątpliwości, że i tak wchodzimy w bardzo ostrą kolizję ze strukturami spółdzielczymi.<text:s/>Tutaj ja bym prosił także o pewne prawo jeszcze doredagowania, ponieważ nie udało nam się tego zrobić, mianowicie chodziłoby o to, ażeby ten akapit dotyczący spółdzielczo<text:span text:style-name="T1894">ś</text:span>ci<text:s/>jednak nie brzmiał tak zbyt arogancko, w j<text:span text:style-name="T1895">a</text:span>kim sensie?<text:s/><text:span text:style-name="T1896">W</text:span><text:s/>tym sensie, że to dotyczy bardzo wielkiej masy zaangażowanych ludzi, spółdzielców i jeżeli mówimy, że nic o nas bez nas, tutaj w ogóle tego akcentu nie ma.</text:p>
      <text:p text:style-name="P1897">Jest więc - ja sądzę, że ten punkt niestety ciągle jest jeszcze do dopracowania.</text:p>
      <text:p text:style-name="P1898"><text:span text:style-name="T1899">Ob. <text:s text:c="20"/></text:span>:</text:p>
      <text:p text:style-name="P1900">Myśmy już wielokrotnie dyskutowali wczoraj żeśmy wrócili do tego tekstu mniej więcej w tej postaci. Panie profesorze, jest tak że albo się chce znieść te struktury albo się ich nie chce znieść i tutaj nie znajdzie się takiej formuły, w której się dwie sprawy na raz załatwi.</text:p>
      <text:p text:style-name="P1901">Ja mówię o propozycji profesora jeszcze redagowanego tego tekstu po raz któryś z kolei.</text:p>
      <text:p text:style-name="P1902"><text:span text:style-name="T1903">Przewodniczący</text:span>:</text:p>
      <text:p text:style-name="P1904"><text:span text:style-name="T1905">W</text:span><text:s/>tym nawale można powiedzieć spraw nie przeszła, jak więc widać, że tutaj nie pozycja można powiedzieć formalna współprzewodniczącego decyduje o tym,<text:s/><text:span text:style-name="T1906">c</text:span>o przechodzi a co nie przechodzi, tylko siły oddolne, ostre. Moja propozycja była następująca: kształtowanie warunków rozwoju autentycznej<text:s/><text:soft-page-break/>spółdzielczości niezbędne jest między innymi nowe uregulowanie stosunków członkowskich odpowiad<text:span text:style-name="T1907">aj</text:span>ących podstawowym ideom spółdzielczości, bo od tego się powinno przecież zaczynać.</text:p>
      <text:p text:style-name="P1908">Dalej uwolnienie spółdzielni od wykonywania funkcji państwowo-administracyjnych. One mają tych<text:s/>reglamenta<text:span text:style-name="T1909">cy</text:span>jnych<text:s/>i innych zleconych zadań, to jest oczyszczenie, odetatyzowanie spółdzie<text:span text:style-name="T1910">l</text:span>czości. Ustawowa likwidacja zbędnych struktur pośrednich i związków centralnych, zapewnienie i przestrzeganie prawa do swobodnego zrzeszania<text:s/>się spółdzielni i ostatnie sło<text:span text:style-name="T1911">w</text:span>o by<text:span text:style-name="T1912">ł</text:span>oby takie: konkretne rozwiązania i decyzje powinny być przygotowane i realizowane w ś<text:span text:style-name="T1913">c</text:span>isłym spół<text:span text:style-name="T1914">dzi</text:span>ałaniu ze spółdzielcami, nie ze strukt<text:span text:style-name="T1915">u</text:span>rami, tylko z jaki<text:span text:style-name="T1916">m</text:span>iś formami udziału spółdzielców w tym.</text:p>
      <text:p text:style-name="P1917">Ja uważam, że ten zapis jest znacznie bardziej rozwinięty, ale też punktuje pewne istotne kwestie, chociażby to<text:s/>odeta<text:span text:style-name="T1918">ty</text:span>zowanie<text:s/>spółdzielczości, jak chociażby tę kwestię status członkowski, nowy, zupełna przebudowa, no i odwołuje się do spółdzielców.</text:p>
      <text:p text:style-name="P1919">Emocjonalnie, ale nie tylko emocjonalnie ze społecznych względów uważam też, że jakieś takie odwołanie się by<text:span text:style-name="T1920">ć</text:span><text:s/>musi<text:span text:style-name="T1921">.</text:span></text:p>
      <text:p text:style-name="P1922"><text:span text:style-name="T1923">Ob. Aleksander P</text:span><text:span text:style-name="T1924">as</text:span><text:span text:style-name="T1925">zyński</text:span>:</text:p>
      <text:p text:style-name="P1926">Ja tylko myślę, że na początku tam pan profesor wstawił autentyczne spółdzielnie, rozwój autentycznych spółdzielni. Z tego należy rozumieć, że nie autentyczne czyli te dotychczasowe zostają w starych strukturach?</text:p>
      <text:p text:style-name="P1927"><text:span text:style-name="T1928">Przewodniczący</text:span>:</text:p>
      <text:p text:style-name="P1929">P<text:span text:style-name="T1930">ro</text:span>ponu<text:span text:style-name="T1931">j</text:span>ę może przepiszemy ten tekst także<text:s/><text:span text:style-name="T1932">i</text:span><text:s/>państwo spojrzycie jeszcze przed tym, nim zakończymy.</text:p>
      <text:p text:style-name="P1933"><text:span text:style-name="T1934">Ob. Stankiewicz</text:span>:</text:p>
      <text:p text:style-name="P1935">Może da się jednak coś kompromisowo sformułować. Chodzi mi o to słowo:<text:s/>„zbędnych”. Może jednak można było zostawić, że wszystkich struktur pośrednich i centralnych, oprócz - i tutaj wymienić te, o których mówił pan premier Sekuła, jeśli oczywiście członkowie tych spółdzielni nie postanowią inaczej.</text:p>
      <text:p text:style-name="P1936">To wymienienie, [nieczytelne] tych ociemniałych i inwalidów to może być zrozumiałe i tak dużo ich nie będzie, a byłoby to jasne sformułowanie nie budzące niepok<text:span text:style-name="T1937">ojó</text:span>w u czytelnika<text:span text:style-name="T1938">.</text:span></text:p>
      <text:p text:style-name="P1939">Dziękuję<text:span text:style-name="T1940">.</text:span></text:p>
      <text:p text:style-name="P1941"><text:span text:style-name="T1942">Ob</text:span><text:span text:style-name="T1943">.</text:span><text:span text:style-name="T1944"><text:s/>Ireneusz Sekuła</text:span>:</text:p>
      <text:p text:style-name="P1945">Wtrącę od razu. Ja wymieniłem je przykładowo, natomiast wcale nie twierdzę, że jest to koniec listy. Dałem je jako przykład tylko.</text:p>
      <text:p text:style-name="P1946"><text:span text:style-name="T1947">Przewodniczący</text:span>:</text:p>
      <text:p text:style-name="P1948">Mam propozy<text:span text:style-name="T1949">cj</text:span>e, żeby wrócić do sprawy z chwilą kiedy ten tekst w wersji, którą zaprezentowałem zostanie przygotowany i przedstawiony<text:s/>państwu jako alternatywny zapis.</text:p>
      <text:p text:style-name="P1950">Czy do stroni<text:span text:style-name="T1951">c</text:span>y 19 są uwagi? Nie widzę<text:span text:style-name="T1952">.</text:span></text:p>
      <text:p text:style-name="P1953">Stronica 20?</text:p>
      <text:p text:style-name="P1954"><text:span text:style-name="T1955">Ob. <text:s text:c="20"/></text:span>:</text:p>
      <text:p text:style-name="P1956"><text:span text:style-name="T1957">W</text:span><text:s/>siódmym punkcie na 19 stronie ze względów stylistycznych nie powinno być eliminować się będzie, tylko eliminowanie przedsiębiorstw trwale niee<text:span text:style-name="T1958">fe</text:span>ktywnych, nierentownych.</text:p>
      <text:p text:style-name="P1959"><text:span text:style-name="T1960">Przewodniczący</text:span>:</text:p>
      <text:p text:style-name="P1961"><text:span text:style-name="T1962">Cz</text:span>y są jeszcze jakieś uwagi do stronicy 19? Nie widzę.</text:p>
      <text:soft-page-break/>
      <text:p text:style-name="P1963">Stronnica 20? Ja proponuję, ażeby na str. 20 w punkcie 7 na koniec, dołożyć punkt 7,<text:s/><text:span text:style-name="T1964">k</text:span>tóry by p<text:span text:style-name="T1965">ot</text:span>raktował o statystyce, ponieważ statystyka w tej chwili nie ma można powiedzie<text:span text:style-name="T1966">ć</text:span><text:s/>miejsca, ale od strony merytorycz<text:span text:style-name="T1967">n</text:span>ej wrócimy do statystyki gdy dojdziemy do tekstu dotycząceg<text:span text:style-name="T1968">o</text:span><text:s/><text:span text:style-name="T1969">s</text:span>t<text:span text:style-name="T1970">at</text:span>ystyki.</text:p>
      <text:p text:style-name="P1971">To znaczy włączymy na stronicę 20 w pkt.<text:s/>7 - nowym punkcie sprawy statystyki - ponieważ ona tut<text:span text:style-name="T1972">aj</text:span><text:span text:style-name="T1973"><text:s/></text:span>jeszcze najlepiej mieści się w kontekście.</text:p>
      <text:p text:style-name="P1974">Stronica 21?</text:p>
      <text:p text:style-name="P1975"><text:span text:style-name="T1976">Ob</text:span><text:span text:style-name="T1977">.</text:span><text:span text:style-name="T1978"><text:s/>Witold Trze</text:span><text:span text:style-name="T1979">ci</text:span><text:span text:style-name="T1980">akowski</text:span>:</text:p>
      <text:p text:style-name="P1981">Na stronie 21 w punkcie 1 jest mowa: w szczególności dyrektor prze<text:span text:style-name="T1982">ds</text:span>iębiorstwa powinien mieć zapewnioną rzeczywistą swobodę w doborze kadr kierowniczych, przy uwzględnieniu pods<text:span text:style-name="T1983">taw</text:span>o<text:span text:style-name="T1984">w</text:span>ego udziału rad pracowniczych w powoływaniu zastępców i dyrektorów i głównych księgowych. Żadne formy opiniowania rekomendacji itp. przez organizacje polityczne i społeczne nie mogą ograniczać tej swobody.</text:p>
      <text:p text:style-name="P1985">Otóż ja panu przypominam, żeśmy już na ten temat wymieniali pogląd, że ten zapis o żadnych formach opiniowania, że nie mają mocy prawnej ma dotyczyć wyboru również i dyrektora i jego zastępców a nie tylko wewnątrz prze<text:span text:style-name="T1986">ds</text:span>iębiorstwa w ramach wewnętrznych.</text:p>
      <text:p text:style-name="P1987">Dlatego też proponowałbym skreślić tej swobody, a dopisać: ograniczać swobody wyboru dyrektora i jego za<text:span text:style-name="T1988">s</text:span>tępców nie mają mocy prawnej.</text:p>
      <text:p text:style-name="P1989">Więc zdanie brzmia<text:span text:style-name="T1990">ł</text:span>oby:</text:p>
      <text:p text:style-name="P1991">Żadne formy opiniowania rekomendowania<text:s/>itp.<text:s/>przez organizac<text:span text:style-name="T1992">je</text:span><text:s/>polityczne i społeczne nie mogą ograniczać swobody wyboru dyrektora i jego zastępców i nie mają mocy prawnej,<text:s/><text:span text:style-name="T1993">wi</text:span>ążącej.</text:p>
      <text:p text:style-name="P1994"><text:span text:style-name="T1995">Ob. <text:s text:c="20"/></text:span>:</text:p>
      <text:p text:style-name="P1996">Ale o wyłanianiu dyrektorów stanowi punkt 2, który tutaj w całej rozciągłości tę niezależność wyboru przez odpowiednie organa dyrektorów traktuje.</text:p>
      <text:p text:style-name="P1997"><text:span text:style-name="T1998">Przewodnicząc</text:span><text:span text:style-name="T1999">y</text:span><text:span text:style-name="T2000">:</text:span></text:p>
      <text:p text:style-name="P2001">To jest jednak sprawa.<text:s/><text:span text:style-name="T2002">P</text:span>roponuję przyjąć poprawkę prof. Trzeciakowskiego.</text:p>
      <text:p text:style-name="P2003"><text:span text:style-name="T2004">Prof. Trzeciakowski</text:span>:</text:p>
      <text:p text:style-name="P2005">Przepraszam, nie czarujmy się<text:span text:style-name="T2006">.</text:span><text:s/>Była mowa o tym<text:span text:style-name="T2007">,</text:span><text:s/>że - o tym się mówi wcześniej, że ma pełną swobodę<text:span text:style-name="T2008">.</text:span></text:p>
      <text:p text:style-name="P2009">Panie ministrze jest to w porządku, zgodne z doktryną zastępców dyrektora - nie ma tutaj problemu.</text:p>
      <text:p text:style-name="P2010"><text:span text:style-name="T2011">O</text:span><text:span text:style-name="T2012">b. Miłkowski</text:span>:</text:p>
      <text:p text:style-name="P2013">Ja mam taką wątpliwość, jest tutaj napisane na samym początku, to jest drugi wiersz od góry: powinny być wyłącznie podejmowane przez or<text:span text:style-name="T2014">g</text:span>any ustawowe. Takie określenie nie obligujące stwarza właściwie sytuację, że powinny to nie muszą. Że mogą być przypadki kiedy będą decyzje kadrowe podejmowane przy...<text:s/>nie przez organy ustawę określone.</text:p>
      <text:p text:style-name="P2015">Więc ja bym proponował zastanowić się nad tym. Są albo muszą być. Bo powinny być to nie jest rozstrzygniecie<text:s/><text:span text:style-name="T2016">je</text:span>dnoznaczne.</text:p>
      <text:p text:style-name="P2017"><text:span text:style-name="T2018">Przewodniczący</text:span>:</text:p>
      <text:p text:style-name="P2019">Dobrze, to najlepszym zapisem będzie wszelkie decyzje kadrowe w przedsiębiorstwach, w tym również dotyczące dyrektora są podejmowane wyłącznie przez organa ustawowo określone<text:span text:style-name="T2020">.</text:span><text:s/>Muszą, powinny to rzeczywiście nie najlepiej. Są podejmowane wyłącznie przez organy ustawowo określone.</text:p>
      <text:p text:style-name="P2021"><text:span text:style-name="T2022">Ob. Jeziorański</text:span>:</text:p>
      <text:soft-page-break/>
      <text:p text:style-name="P2023">Jest drobna jeszcze na 20 stronie, w punkcie 5 taka stylistyczna uwaga. Zamiast rozważy s<text:span text:style-name="T2024">i</text:span>ę itd. rozważenia możliwości, celowości i zakresu. Zmiana formy po prostu.</text:p>
      <text:p text:style-name="P2025"><text:span text:style-name="T2026">Przewodnic</text:span><text:span text:style-name="T2027">z</text:span><text:span text:style-name="T2028">ący</text:span>:</text:p>
      <text:p text:style-name="P2029">Czy do stronicy 21 są uwagi?</text:p>
      <text:p text:style-name="P2030">Przechodzimy do stronicy 22. Ja mam propozycję następującą: Mianowicie żeby punktem 6 było zdanie kończące: nowy ład ekonomiczny będzie tworzony jak najszybciej, nie później niż do końca 1991 roku, to znaczy żeby nadać temu numer - uznać, że to zdanie jest punktem 6, bo jest zdanie kończące i ono dotyczy wszystkich elemen<text:span text:style-name="T2031">tó</text:span>w, prawda?</text:p>
      <text:p text:style-name="P2032">Natomiast jeśli chodzi teraz o punkty, które numera<text:span text:style-name="T2033">cj</text:span>ę aktualną 6,7,8 gdzie są te kwes<text:span text:style-name="T2034">ti</text:span>e interwencyjne, jeżeli tak można powiedzieć, to mam propozycję, żeby<text:span text:style-name="T2035"><text:s/></text:span>to przenieść do załącznika<text:span text:style-name="T2036">.</text:span></text:p>
      <text:p text:style-name="P2037">Natomiast kwestie statystyki,<text:s/><text:span text:style-name="T2038">k</text:span>tóra jest w punkcie 9 przenieść do stronicy 20 i uczynić z niej punkt 7 ponieważ ona koresponduje po prostu w miarę koresponduje z tamtą treścią.</text:p>
      <text:p text:style-name="P2039">Natomiast sprawy w punktach 6,7 i 8 ponieważ mają one charakter interwencyjny - nie konweniują z formułą nowego ładu ekonomicznego, natomiast proszę bardzo dr Bugaj.</text:p>
      <text:p text:style-name="P2040"><text:span text:style-name="T2041">O</text:span><text:span text:style-name="T2042">b. Ryszard Bugaj</text:span>:</text:p>
      <text:p text:style-name="P2043">Sprawa stosunku do ustawy o specjalnych - przepraszam ona się nazywa o niektórych warunkach konsolidac<text:span text:style-name="T2044">ji<text:s/></text:span>gospodarki narodowej i jest dla nas sprawą absolutnie pryncypialną, powiedziałbym najbardziej pryncypialną ze spraw, które tutaj dyskutowa<text:span text:style-name="T2045">li</text:span>śmy i nie możemy się zgodzić na to, żeby jej ranga jak gdyby została obniżona przez traktowanie jej jako sprawy interwencyjne<text:span text:style-name="T2046">j</text:span>.<text:s/>Jest to sprawa o zasadniczym zupełnie znaczeniu<text:span text:style-name="T2047">.</text:span><text:s/>To samo dotyczy sprawy punktu 8, to jest sprawa powiedziałbym praw człowieka. Nie boję się użyć tego mocnego słowa tutaj i konstytucyjnej zasady równości obywateli i też nie byłbym skłonny jej traktować jako interwencyjnej w żadnym razie.</text:p>
      <text:p text:style-name="P2048">Sprawa punktu 7 jest do pewnego stopnia interwencyjna<text:span text:style-name="T2049">.</text:span><text:s/>Jest to jednak interwencja o tak zasadniczym znaczeniu, iż wnosiłbym także o pozostawienie tej sprawy logicznie po punkcie 6, ponieważ punkt 6 dotyczy specjalnych pełnomocnictw, które poprzedni rząd uzyskał, a punkt 7 dotyczy użytku, jaki ze specjalnych pełnomocnictw rząd obecny uczynił.</text:p>
      <text:p text:style-name="P2050">Krótko mówiąc, proponuję pozostawić punkty 6,7,8 na obecnym miejscu i dopisać jeszcze między pkt. 7 a 8, jak sądzę, nasze własne stanowisko i OPZZ, bo tak w każdym razie z panem Manickim to uzgodniłem, dotyczące kwestii wstrzymania procesu likwidacji stoczni gdańskiej.</text:p>
      <text:p text:style-name="P2051"><text:span text:style-name="T2052">Ob. Lutostański</text:span>:</text:p>
      <text:p text:style-name="P2053">Ponieważ jest tutaj kwestia statystyki, ona de facto nie pasuje do żadnego z tych punktów, ale może udałoby się cały ten problem rozwiązać w sposób następujący, aby dodać literkę<text:s/>„e”, napisać<text:s/>„ponadto” zacząć o kwestii statystyki i pociągnąć dalej te punkty, o których w tej chwili była mowa. Ponieważ nowy ład ekonomiczny kończy się rzeczywiście<text:span text:style-name="T2054"><text:s/></text:span>w tym miejscu.</text:p>
      <text:p text:style-name="P2055"><text:span text:style-name="T2056">Przewodniczący</text:span><text:span text:style-name="T2057">:</text:span></text:p>
      <text:p text:style-name="P2058">To znaczy nie, trudno przyjąć<text:s/>pańską propozycję, trudno przyjąć pańską propozycję ponieważ, statystyka jest... kwestia statystyki jest kwestią uregulowania systemowego pewnego i ma jakościowo inny zupełnie charakter.</text:p>
      <text:p text:style-name="P2059">Natomiast zarówno 1,2,3 to według mnie są sprawy o kategoriach interwencyjnych i oczywiście jeśli<text:s/><text:soft-page-break/>państwo sobie życzycie, to po 6<text:span text:style-name="T2060"><text:s/></text:span>punkcie, kończącym się<text:s/>„nowy ład ekonomiczny będzie tworzony jak najszybciej, nie później niż do końca 1991 r.”<text:s/>wpisać właśnie e/ - pozostałe sprawy jakoś w ten sposób, w ramach tego nowego ładu, ale wyodrębnić od tej części, gdzie się mówi o mechanizmach selekcji kadr kierowniczych, gdzie są te sprawy skończone.</text:p>
      <text:p text:style-name="P2061">Proszę bardzo.</text:p>
      <text:p text:style-name="P2062"><text:span text:style-name="T2063">Ob. Grażyna Staniszewska</text:span>:</text:p>
      <text:p text:style-name="P2064">Ponieważ rzeczywiście ten 6 i 7 punkt zwłaszcza, po opinii, o te tajne opiniowanie, to pasuje do selekcji kadr. Także proponowałabym to zostawić w tym miejscu. Czyli punkt ósmy wydaje mi się, że logicznie jest związany z selekcją kadr i powinien tutaj zostać. Natomiast pkt. 6 i 7 rzeczywiście nie jest z tym związany, a ponieważ ma to dla nas rzeczywiście znaczenie fundament<text:span text:style-name="T2065">al</text:span>ne, wobec powyższego proponuję na samym początku nowego ładu ekonomi<text:span text:style-name="T2066">cz</text:span>nego, to znaczy na str. 15 wtedy, kiedy są właśnie wymienione wszystkie elementy nowego ładu, po zdaniu właśnie<text:s/>„dotychczasowe działania zmierzające w tych kierunkach będą intensy<text:span text:style-name="T2067">fi</text:span>kowane, a rozwiązania sprzeczne z tymi zasadami eliminowane”<text:s/>w tym miejscu dodać właśnie to zdanie, że strona opozycyjno-solidarnościowa domaga się, aby ustawa o niektórych warunkach konsolidacji gospodarki narodowej została anulowana nie później, niż do końca trzeciego kwartału roku obecnego i ten następny punkt. Dlatego, że to jest bardzo związane właśnie z tą deklaracją eliminowania rozwiązań sprzecznych z tymi zasad<text:span text:style-name="T2068">am</text:span>i,<text:s/>jest to jakoś logiczne i konsekwentne. Dziękuję.</text:p>
      <text:p text:style-name="P2069"><text:span text:style-name="T2070">Przewodnicząc</text:span><text:span text:style-name="T2071">y</text:span>:</text:p>
      <text:p text:style-name="P2072">Proszę bardzo.</text:p>
      <text:p text:style-name="P2073"><text:span text:style-name="T2074">Ob. Jan Kołodziejczak</text:span>:</text:p>
      <text:p text:style-name="P2075">Ja uważam, że to niestety tak nie jest dlatego, że to sama treś<text:span text:style-name="T2076">ć</text:span><text:s/>tutaj<text:s/>„nowy ład ekonomiczny”<text:s/>i tutaj wymieniamy po drodze znaczy według kolejnych punktów z tymi kreskami zaznaczamy, i tu rzeczywiście na końcu jest dotychczasowe zmieniające, ale to jest zapowiedź tego co dalej robimy. Także tutaj umieszczanie teraz tego pakietu, to od razu<text:s/>uważam, że tak nie może być.</text:p>
      <text:p text:style-name="P2077"><text:span text:style-name="T2078">Przewodni</text:span><text:span text:style-name="T2079">cz</text:span><text:span text:style-name="T2080">ąc</text:span><text:span text:style-name="T2081">y</text:span>:</text:p>
      <text:p text:style-name="P2082">Czyli ja podzielam pogląd dyrektora Kołodziejczaka, to ja jednak traktuję tę sprawę jako sprawę o charakterze interwencyjnym, natomiast tam jest zasadnicza deklaracja.</text:p>
      <text:p text:style-name="P2083"><text:span text:style-name="T2084">Ob. Grażyna Staniszewska</text:span>:</text:p>
      <text:p text:style-name="P2085">Przepraszam bardzo. To jest dla nas sprawa fundamentalna i zasadnicza z naszego punktu widzenia jest to zasadnicza deklaracja, stąd przy czym my wcale się nie upieramy, żeby strona rządowa w tej chwili przyjmowała to jako swoje stanowisko. To jest nasze stanowisko, tylko w tym miejscu, gdzie są wymieniane wszystkie sprawy zasadnicze.</text:p>
      <text:p text:style-name="P2086"><text:span text:style-name="T2087">Przewodni</text:span><text:span text:style-name="T2088">cz</text:span><text:span text:style-name="T2089">ąc</text:span><text:span text:style-name="T2090">y</text:span>:</text:p>
      <text:p text:style-name="P2091">Proszę, premier Sekuła.</text:p>
      <text:p text:style-name="P2092"><text:span text:style-name="T2093">Ob. Ireneusz Sekuła</text:span>:</text:p>
      <text:p text:style-name="P2094">Więc po pierwsze, bardzo bym prosił, aby zachować układ redakcji, taki jak przyjęliśmy w poprzednich rozdziałach, to znaczy wpisać wersję opozycyjno-solidarnościową i dalej podać tekst, bo przy takiej redakcji pkt. 6 i 8 to tak wygląda, jakby to było stanowisko zespołu. A więc w pk<text:span text:style-name="T2095">t.</text:span><text:s/>6<text:span text:style-name="T2096"><text:s/></text:span>wersja opozycyjno-solidarnościowa. Nie, bo wszędzie pisaliśm<text:span text:style-name="T2097">y<text:s/></text:span>z podkreśleniem, że jest to że tak powiem ten odrębny,<text:span text:style-name="T2098"><text:s/></text:span>dla<text:s/><text:soft-page-break/>którego nie ma consensusu zespołu i oczywiście dalej nie ingeru<text:span text:style-name="T2099">j</text:span>e w redakcję, jest odrębny tekst strony opozycyjno-solidarnościowej i ta strona go sformułuje tak, jak będzie uważała.</text:p>
      <text:p text:style-name="P2100"><text:span text:style-name="T2101">W</text:span><text:s/>kwestii pkt. 7 chcę oświadczyć z upoważnienia premiera<text:span text:style-name="T2102">,</text:span><text:s/>że nie może on brzmieć, iż na wniosek strony opozycyjno- solidarnościowej oraz OPZZ zespół wnosi. Częścią zespołu są także przedstawiciele rządu i oni się pod takim przedłożeniem zespołu nie podpiszą.</text:p>
      <text:p text:style-name="P2103">W związku z tym może to być znowuż wersja opozycyjno-solidarnościowa i OPZZ lub odwrotnie - OPZZ i opozycyj<text:span text:style-name="T2104">n</text:span>o-solidarnoś<text:span text:style-name="T2105">ci</text:span>ow<text:span text:style-name="T2106">a</text:span>, to ta kolejność do ustalenia przez zainteresowanych, a następnie znowuż tekst z<text:span text:style-name="T2107">ai</text:span>nteresowanych taki, jaki zechcą sformułować, natomiast pod tego rodzaju wnioskiem<text:span text:style-name="T2108"><text:s/></text:span>rząd swoich podpisów złożyć nie może z zrozumiałych wzgl<text:span text:style-name="T2109">ęd</text:span>ów,<text:span text:style-name="T2110"><text:s/></text:span>ja nie muszę tego uzasadniać<text:span text:style-name="T2111">.</text:span></text:p>
      <text:p text:style-name="P2112"><text:span text:style-name="T2113">Przewodniczący</text:span>:</text:p>
      <text:p text:style-name="P2114">Proszę bardzo.</text:p>
      <text:p text:style-name="P2115"><text:span text:style-name="T2116">Ob. Witold Trzeciakowski</text:span>:</text:p>
      <text:p text:style-name="P2117">Chciałem zwrócić uwagę, że ta wersja jest oparta o decyzje, które zapadły na zespole w Magd<text:span text:style-name="T2118">a</text:span>lence, gdzie zostało uzgodnione, że minister Kiszczak zwróci się z tego rodzaju inicjatywą. Potem doszła poprawka, że do Sejmu nie można zwracać się w formie takiej imperatywnej, tylko trzeba zwrócić się kurtuazyjnie. No i w związku z tym przyjęto sformułowanie<text:s/>„<text:span text:style-name="T2119">z</text:span>espół wnosi”. Ale geneza tego zespołu bie<text:span text:style-name="T2120">rz</text:span>e się z ustaleń w Magdalence.</text:p>
      <text:p text:style-name="P2121"><text:span text:style-name="T2122">Ob. Ireneusz Sekuła</text:span>:</text:p>
      <text:p text:style-name="P2123">Można?</text:p>
      <text:p text:style-name="P2124">/Proszę bardzo/.</text:p>
      <text:p text:style-name="P2125">Nie byłem przy tej części dyskusji w Magdalence. Być może szkoda. Minister Kiszczak nie jest uczestnikiem naszego zespołu, jest niejako gospodarzem<text:s/>„okrągłego stołu”, jeżeli deklarację złożył co do złożenia swojej deklaracji, to oczywiście jest to kwestia, w której ma pełną autonomię. Natomiast skoro tu jest proponowany zapis<text:s/>„zespół wnosi”, no to jeszcze raz podkreślam, członkami zespołu są przedstawiciele rządu, no i byłoby cz<text:span text:style-name="T2126">ym</text:span>ś nieracjonalnym, gdyby podpisali się pod propozycją, aby wystąpić do Sejmu o kontrolę, o sprawdzenie decyzji, która już była zresztą przez tą komisję raz sprawdzan<text:span text:style-name="T2127">a</text:span>, potwierdzona przez tę komisję, ponieważ to by... z tego by wynikało, że rząd, że tak powiem, sam ma wątpliwości do decyzji, którą podjął.</text:p>
      <text:p text:style-name="P2128">Więc wniosek może być<text:s/><text:span text:style-name="T2129">sf</text:span>ormu<text:span text:style-name="T2130">ło</text:span>wany przez jedną czy dwie strony, jak tu jest napisane, natomiast nie przez cały zesp<text:span text:style-name="T2131">ó</text:span>ł. Ponieważ pełnoprawnymi członkami tego zespołu, zgodnie z jego składem, są przedstawiciele rządu.</text:p>
      <text:p text:style-name="P2132">Dlatego proponuję tą redakcję uczynić inną.</text:p>
      <text:p text:style-name="P2133">I proponow<text:span text:style-name="T2134">ał</text:span>bym nie prowadzić na ten temat dyskusji, ponieważ składam tu oficjalne oświadczenie rządu, i czynię to<text:s/><text:span text:style-name="T2135">w</text:span><text:s/>z upoważnienia Prezesa Rady Ministrów, iż pod tego rodzaju sformułowaniem przedstawiciele rządu podpisów nie złożą.</text:p>
      <text:p text:style-name="P2136"><text:span text:style-name="T2137">Przewodni</text:span><text:span text:style-name="T2138">cz</text:span><text:span text:style-name="T2139">ąc</text:span><text:span text:style-name="T2140">y</text:span>:</text:p>
      <text:p text:style-name="P2141">Proszę bardzo.</text:p>
      <text:p text:style-name="P2142"><text:span text:style-name="T2143">O</text:span><text:span text:style-name="T2144">b. Zbigniew Bugaj</text:span>:</text:p>
      <text:p text:style-name="P2145">Obecne oświadczenie pana premiera Sekuły wprowadza tu zupełnie nową sytuację jak sądzę do<text:s/><text:soft-page-break/>naszych obrad. Jeszcze wczoraj obecni ministrowie w grupie roboczej nie kwestionowali tego zapisu. Ja sądzę, i zwracam się do pana prof. Trzeciakowskiego, żeby w tej sytuacji powinniśmy po prostu na moment poprosić o przerwę, naradzić się, co wobec takiej sytuacji powinniśmy zrobić, ponieważ jest to zasadniczy zwrot w stanowisku strony koalicyjno-rządowe<text:span text:style-name="T2146">j</text:span>.</text:p>
      <text:p text:style-name="P2147"><text:span text:style-name="T2148">O</text:span><text:span text:style-name="T2149">b. Ireneusz Sekuła</text:span>:</text:p>
      <text:p text:style-name="P2150">Zaskakuje mnie stwierdzenie pana dr. Bugaja, ponieważ temat stoczni gdańskiej, tego wniosku został sformułowany na pierwszym posiedzeniu zespołu, na pierwszym posiedzeniu<text:s/>zespołu także przedstawiłem w tej kwestii jednoznaczne oświadczenie rządu. I tutaj się nic nie zmieniło. Także nie b<text:span text:style-name="T2151">ar</text:span>dzo rozumiem, skąd to zaskoczenie.</text:p>
      <text:p text:style-name="P2152">Jeszcze raz podkreślam, no proszę nie namawiać przedstawicieli rządu do dział<text:span text:style-name="T2153">a</text:span>ń niera<text:span text:style-name="T2154">cj</text:span>onalnych, po prostu nieracjon<text:span text:style-name="T2155">al</text:span>nych. To jak można występować o badanie, o ponowne badanie przez tą samą komisję podjętych przez rząd decyzji, pod którymi premier złożył swoje podpisy, były one odpowiednio przygotowywane, potwierdzone przez komisję i w tej chwili przedstawiciele rządu mają wnioskować o to, aby była ta decyzja ponownie badana.</text:p>
      <text:p text:style-name="P2156">Jeżeli taki wniosek chcą przedstawiciele strony opozycyjno-solidarnościow<text:span text:style-name="T2157">ej</text:span><text:s/>czy OPZZ złożyć, oczywiście mają do tego jako strony pełne prawo i w treść tej części tekstu rząd nie ma n<text:span text:style-name="T2158">aj</text:span>mni<text:span text:style-name="T2159">ej</text:span>szego zamiaru ani chęci, ani możliwości ingerować, jest to autonomiczna część tekstu, którą panowie sformułują tak, jak będą sobie życzyli, a dalszy ciąg rozpatrzenia tego wniosku jest on kierowany do<text:s/><text:span text:style-name="T2160">„</text:span>okrągłego stołu”, trudno w tej chwili przewidzieć, jakie stanowisko<text:s/><text:span text:style-name="T2161">„</text:span>okrągły stół”<text:s/>prz<text:span text:style-name="T2162">yj</text:span>mie, być może właśnie takie, o którym mówił prof. Trzeciakowski, że w postaci deklaracji gospodarza<text:s/>„okrągłego stołu”, czy inną postawią, to tak powiem... trudno to w tej chwili przewidzieć, natomiast z całą pewnością jeżeli będzie tego rodzaju wola Sejmu, to oczywiście rząd takiej woli Sejmu ma obowiązek się podporządkow<text:span text:style-name="T2163">ać</text:span><text:s/>i naturalnie się podporządkuje. Natomiast rząd nie będzie partycypował<text:s/><text:span text:style-name="T2164">w</text:span><text:s/>uruchamianiu tej procedury autoryzując tego rodz<text:span text:style-name="T2165">aj</text:span>u wniosek zespołu jako całości.</text:p>
      <text:p text:style-name="P2166"><text:span text:style-name="T2167">Przewodniczący</text:span>:</text:p>
      <text:p text:style-name="P2168">Proszę bardzo, prof. Trzeciakowski.</text:p>
      <text:p text:style-name="P2169"><text:span text:style-name="T2170">Ob. W</text:span><text:span text:style-name="T2171">i</text:span><text:span text:style-name="T2172">told Trzeciakowski</text:span>:</text:p>
      <text:p text:style-name="P2173">Ja chciałem podkreślić, że ta decyzja bierze si<text:span text:style-name="T2174">ę</text:span><text:s/>stąd, że myśmy zaprezentowali ten wniosek po pańskiej odmowie, po pańskim ustosunkowaniu się odmownym na spotkani<text:span text:style-name="T2175">u</text:span><text:s/>w<text:s/><text:span text:style-name="T2176">M</text:span>agd<text:span text:style-name="T2177">al</text:span>ence, wystąpiliśmy z odpowiednim wnioskiem wobec członków Biura Politycznego i gospodarza, jak pan to nazywał<text:s/>„okrągłego<text:s/>stołu” gen. Kiszczaka i tam zostały przyjęte ustalenia, że taka komisja zostanie powołana i będzie na nowo badała racjonalność tej decyzji o likwidacji stoczni gdańskiej.</text:p>
      <text:p text:style-name="P2178">Po czym, kiedyśmy już wrócili z tą gotową decyzją, zwrócono nam uwagę, którą przyjęliśmy z pokorą, że do Sejmu należy się zwracać z odpowiednią atencją, że nie można wydawać poleceń i w związku z tym był wniosek o<text:s/>przeformułowanie<text:s/>te<text:span text:style-name="T2179">g</text:span>o w formie<text:s/>„zespół wnosi do Sejmu”. Ale decyzja jako taka nie została nam przez nikogo odwołana i myśmy traktowali tą decyzję o uruchomieniu komisji jako o fakcie dokonanym.</text:p>
      <text:p text:style-name="P2180">Jakie jest stanowisko pana premiera do tej decyzji to myśmy wiedzieli, ale uważaliśmy, że Magdalenka jest władna zmienić tą decyzję. No w tej chwili dowiadujemy się, że ta decyzja jest nieważna i dlatego wniosek pana Bugaja jest bardzo zasadny, że to jakoś nam podważa nasz modus procedendi. Myśmy<text:s/><text:soft-page-break/>wystąpili<text:s/><text:span text:style-name="T2181">ju</text:span>ż z wnioskiem, również poin<text:span text:style-name="T2182">fo</text:span>rmow<text:span text:style-name="T2183">al</text:span>iśmy odpowiednio naszą bazę o tym, że taki wniosek został, będzie realizowany. No dowiedzieliśmy się, że komisja odpowiednia już je<text:span text:style-name="T2184">s</text:span>t<text:span text:style-name="T2185"><text:s/></text:span>powoływana<text:span text:style-name="T2186"><text:s/></text:span>na terenie Sejmu.<text:s/><text:span text:style-name="T2187">W</text:span><text:s/>tej chwili okazuje się, że to wszystko jest - nie są to fakty.</text:p>
      <text:p text:style-name="P2188"><text:span text:style-name="T2189">Przewodniczący</text:span>:</text:p>
      <text:p text:style-name="P2190">Mam następującą prośbę - wniosek. Mianowicie, ponieważ sprawa była rozpatrywana na spotkaniu w Magd<text:span text:style-name="T2191">al</text:span>ence i to dwukrotnie i ponieważ<text:s/><text:span text:style-name="T2192">w</text:span><text:s/>tej chwili wygląda na to, że pojawiły się pewne niejasności, których nie jesteśmy w stanie rozsupłać, jeżeli tak można powiedzieć, w tym układzie, w którym się teraz znajdujemy, proponuję, ażeby ta sprawa wróciła na...<text:s/>trzeba zamrozić sprawę po prostu, ona powinna wrócić do Magdalenki.</text:p>
      <text:p text:style-name="P2193"><text:span text:style-name="T2194">Ob. Mieczysław G</text:span><text:span text:style-name="T2195">i</text:span><text:span text:style-name="T2196">l</text:span>:</text:p>
      <text:p text:style-name="P2197">Panie profesorze, czy można?</text:p>
      <text:p text:style-name="P2198"><text:span text:style-name="T2199">/</text:span>Tak, proszę bardzo/.</text:p>
      <text:p text:style-name="P2200">Ja mam tylko jeszcze jedną uwagę,<text:s/>odpowiedź<text:s/>do tego, iż mówiliśmy o możliwości wstrzymania procesu likwid<text:span text:style-name="T2201">ac</text:span>yjnego, mówię o blokadzie kont<text:span text:style-name="T2202">.</text:span><text:s/>Zwracałbym się do pana premiera, żeby jednak w tej sprawie szybko coś uczynić. Stocznia gdańska będzie tutaj przedmiotem walki stoczniowców o nią. Już dziś, to nie jest informacja primaaprilisow<text:span text:style-name="T2203">a</text:span>, już dziś albo po niedzieli, rozpoczną się wiece codzienne, które będą się rozwijać i stocznia może nam spowodować sytuację niekorzystną myślę dla<text:s/>„okrągłego stołu”. Takie zapewnienia padły, w Magdalence, że ten proces,<text:s/><text:span text:style-name="T2204">u</text:span>czyni się wszystko, by proces likwidacyjny został przynajmniej zatrzymany w postaci blokady kont i innych działań, które miały skierować chociażby tablice stoczni do muzeum już. Dziękuję.</text:p>
      <text:p text:style-name="P2205"><text:span text:style-name="T2206">Przewodnicząc</text:span><text:span text:style-name="T2207">y</text:span>:</text:p>
      <text:p text:style-name="P2208">Dziękuję. Proszę, premier Sekuła.</text:p>
      <text:p text:style-name="P2209"><text:span text:style-name="T2210">Ob. Ireneusz Sekuła</text:span>:</text:p>
      <text:p text:style-name="P2211">Zachodzi nieporozumienie. Nie nastąpiła żadna blokada kont stoczni. S<text:span text:style-name="T2212">k</text:span>ocznia utraciła zdolność kredytową, ma<text:s/>w związku z tym trudności płatnicze w zakresie tych prac wykończeniowych, które jeszcze w stoczni trwają i te trudności zostaną usunięte tak, aby to co ma być w stoczni ukończone w procesie jej likwidacji zostało bez przeszkód dokonane, natomiast o zawieszeniu procesu likwid<text:span text:style-name="T2213">ac</text:span>yjnego mowy być nie może, przynajmniej takie jest stanowisko rządu.</text:p>
      <text:p text:style-name="P2214">Ja bym bardzo apelował do pana Gila, a także do tych kolegów, którzy mogą mieć wpływ na działalność i postawę pracowników stoczni gdańskiej, aby powstrzymali się od tego rodzaju działalności, która po prostu no, na pewno na dobro stoczni wyjść nie może. Po co ten, dla wszystkich przecież nieprzyjemny i przykry proces likwidacji dodatkowo zakłócać tego rodzaju działaniami,<text:s/>które ani stoczni na dobre nie w<text:span text:style-name="T2215">yj</text:span>dą, na pewno będ<text:span text:style-name="T2216">ą</text:span><text:s/>owocowały niepotrzebnymi konfliktami i sporami.</text:p>
      <text:p text:style-name="P2217"><text:span text:style-name="T2218">W</text:span><text:s/>związku z tym reasumując trudności bieżące płatnicze, które wynikały z utraty zdolności kredytowej będą rozwiązane oczywiście, jeszcze raz podkreślam w określonym zakresie, w takim jaki jest niezbędny dla dokończenia tych prac, które w stoczni w ramach procesu tej likwidacji są prowadzone, i o tym chcę zapewnić o<text:span text:style-name="T2219">d</text:span>powiednie działania podjął<text:s/>Minister<text:s/>Przemysłu i prezes Narodowego Banku Polskiego, jeszcze raz podkreślam nie nastąpiła żadna blokada kont stoczni, natomiast oczywiście to znowu jeżeli wniosek o wstrzymanie procesu likwidacji stoczni gdańskiej znajdzie się w tym autonomicznym tekście to naturalnie<text:s/><text:soft-page-break/>jak powiedziałem już wcześniej w tym tekście mogą<text:s/><text:span text:style-name="T2220">p</text:span>anowie zapisać wszystko co sobie życzą i sformułować każdy wniosek czy do Sejmu czy do<text:s/>„okrągłego stołu”, czy do rządu i wniosek taki jeżeli zostanie w ten sposób sformułowany, zostanie naturalnie rozpatrzony i odpowiedź zostanie udzielona, natomiast w chwili obecnej byłbym tu wobec siedzących, tu obecnych po prostu nierzetelny, gdybym inną niż ta, którą w tej chwili przedstawiam deklarację złożył.</text:p>
      <text:p text:style-name="P2221">Dziękuję.</text:p>
      <text:p text:style-name="P2222"><text:span text:style-name="T2223">Przewodnicz</text:span><text:span text:style-name="T2224">ą</text:span><text:span text:style-name="T2225">c</text:span><text:span text:style-name="T2226">y</text:span>:</text:p>
      <text:p text:style-name="P2227">Dziękuję.</text:p>
      <text:p text:style-name="P2228">Ja podtrzymuję ten swój wniosek, ażeby sprawę stoczni wyłączyć w tej chwili z dalszych rozważań i zajmowania stan<text:span text:style-name="T2229">ow</text:span>iska, natomiast na spotkanie współprzewodniczących z kierownictwem sprawa zostanie postawiona, ponieważ w<text:s/><text:span text:style-name="T2230">p</text:span>o<text:span text:style-name="T2231">n</text:span>iedziałek ze względu na to, myślę, że dzisiaj jest tylko grupa redakcyjna, a w poniedziałek jest można powiedzieć całe gremium<text:span text:style-name="T2232">.</text:span></text:p>
      <text:p text:style-name="P2233">Proszę pro<text:span text:style-name="T2234">f.</text:span><text:s/>Bek<text:span text:style-name="T2235">si</text:span>ak.</text:p>
      <text:p text:style-name="P2236"><text:span text:style-name="T2237">Ob.<text:s/></text:span><text:span text:style-name="T2238">Ja</text:span><text:span text:style-name="T2239">nusz Beksiak</text:span>:</text:p>
      <text:p text:style-name="P2240">Więc ja podtrzymuję ten wniosek żeby zrobić przerwę teraz, żeby nasza strona mogła się naradzić<text:span text:style-name="T2241">.</text:span></text:p>
      <text:p text:style-name="P2242"><text:span text:style-name="T2243">Przewodniczący</text:span>:</text:p>
      <text:p text:style-name="P2244">Zgoda, 10 minut przerwy<text:span text:style-name="T2245">.</text:span></text:p>
      <text:p text:style-name="P2246">/P<text:span text:style-name="T2247">rzerwa</text:span>/.</text:p>
      <text:p text:style-name="P2248"/>
      <text:p text:style-name="P2249">/Po przerwie/.</text:p>
      <text:p text:style-name="P2250"><text:span text:style-name="T2251">Przewodniczący</text:span>:</text:p>
      <text:p text:style-name="P2252">Wznawiamy obrady<text:span text:style-name="T2253">.</text:span></text:p>
      <text:p text:style-name="P2254">Ja chciałem zapowiedzieć<text:span text:style-name="T2255">,</text:span><text:s/><text:span text:style-name="T2256">że</text:span><text:s/>strona opozycyjno-solidarnościowa złoży oświadczenie nawiązujące do tych zaszłości, kt<text:span text:style-name="T2257">ó</text:span>re miały miejsce w czasie dzisiejszych obrad, ale chcąc umożliwić procedowanie dalej i nie zakłócanie obrad proponujemy doprowadzenie redakcyjnej naszej pracy do końca, po czym poprosimy o chwilę przerwy i złożymy odnośne oświadczenia<text:span text:style-name="T2258">.</text:span></text:p>
      <text:p text:style-name="P2259">Na razie przechodzimy do finalizacji strony 22.</text:p>
      <text:p text:style-name="P2260"><text:span text:style-name="T2261">Ob. Wł. Baka</text:span>:</text:p>
      <text:p text:style-name="P2262">Może wrócimy do stronicy 19 do spółdzielc<text:span text:style-name="T2263">zo</text:span>ś<text:span text:style-name="T2264">c</text:span>i.</text:p>
      <text:p text:style-name="P2265"><text:span text:style-name="T2266">Przewodniczący</text:span>:</text:p>
      <text:p text:style-name="P2267">Dobrze, to zaległości może pan jeszcze<text:s/>poprowadzi - dobrze<text:span text:style-name="T2268">.</text:span></text:p>
      <text:p text:style-name="P2269"><text:span text:style-name="T2270">Ob. Wł. Baka</text:span>:</text:p>
      <text:p text:style-name="P2271">Proponuję - dziękuję - byśmy sfinali<text:span text:style-name="T2272">zow</text:span>a<text:span text:style-name="T2273">li</text:span><text:s/>tę kwestię spółdzielczości<text:span text:style-name="T2274">.</text:span><text:s/>Rozdany został tekst, który jest tekstem proponowanym jako tekst do wymiany w pkt. 6 stronica 19.</text:p>
      <text:p text:style-name="P2275">Zamiast tego tekstu, który jest AKTUALNIE propono<text:span text:style-name="T2276">w</text:span>ane<text:s/>teksty na tej kartce:<text:s/>kształtowanie rynku, rozwoju kierunków, rozwoju spółdzielczości niezbędne jest międz<text:span text:style-name="T2277">y<text:s/></text:span>innymi it<text:span text:style-name="T2278">d.</text:span></text:p>
      <text:p text:style-name="P2279"><text:span text:style-name="T2280">Ob. Janusz Bek</text:span><text:span text:style-name="T2281">s</text:span><text:span text:style-name="T2282">iak</text:span>:</text:p>
      <text:p text:style-name="P2283">Ja proponuję, żeby poprzedni zapis po wykreśleniu słowa:<text:s/>„zbędnych”<text:s/>zostawić jako tekst, który odpowiada stronie opozycyjno-solidarnościowej, a jeżeli strona koalicyjno-rządowa chce mieć ten drugi<text:s/><text:soft-page-break/>tekst, to może być jako tekst strony koalicyjno-rzą<text:span text:style-name="T2284">do</text:span>w<text:span text:style-name="T2285">ej.</text:span><text:s/>Mnie nie zadowala ten<text:s/>bardziej rozwinięty<text:span text:style-name="T2286">,</text:span><text:s/>bo wprawdzie tutaj jest parę rzeczy dodanych, które s<text:span text:style-name="T2287">ą</text:span><text:s/>interesujące, ale pozostawione są te zbędne, a więc pozostaje pytanie, kto zdecyduje o tych zbędnych? Zapis typu:<text:s/>„w ś<text:span text:style-name="T2288">c</text:span>isłym współ<text:span text:style-name="T2289">dzi</text:span>ałaniu ze spółdzielcami”<text:s/>jest,<text:s/>proszę<text:s/>państwa,<text:s/>w obecnej sytuacji<text:s/>nieautentycznych<text:s/>spółdzielni, nad którymi siedzą urzędnicy, humorystyczny po prostu<text:span text:style-name="T2290">.</text:span></text:p>
      <text:p text:style-name="P2291">To dokładnie nic dla mnie nie znaczy<text:span text:style-name="T2292">.</text:span><text:s/>Dlatego ja odrzucam to i proszę żeby zostawi<text:span text:style-name="T2293">ć</text:span><text:s/>równoległy zapis. Dziękuję bardzo.</text:p>
      <text:p text:style-name="P2294"><text:span text:style-name="T2295">Przewodniczący</text:span>:</text:p>
      <text:p text:style-name="P2296">Przyjmuję do wiadomości pańskie zdanie, panie profesorze, natomiast ja w tym zapisie proponowanym przez siebie - myślę że ten dłuższy<text:s/>zapis kształtowanie…<text:s/>rzeczywiście<text:s/>uważam, że można usunąć<text:s/>„zbędnyc<text:span text:style-name="T2297">h</text:span><text:span text:style-name="T2298">”</text:span><text:span text:style-name="T2299"><text:s/></text:span>zwłaszcza w świetle tego, że konkretne rozwiązania i decyzje powinny być przygotowane i realizowane w ścisłym współdziałaniu ze spółdzielcami, zakłada to, że na przykład ze spółdzielcami ze związku inwalidów, ze spółdzielcami chodzi o ten pierwiastek podmiotowoś<text:span text:style-name="T2300">ci</text:span>. Natomiast w ten sposób wzmacniamy dyspozycje co do ustawowej likwidacji stru<text:span text:style-name="T2301">k</text:span>tur pośrednich i związków centralnych.</text:p>
      <text:p text:style-name="P2302">Więc tak, kształtowanie warunków rozwoju autentycznej spółdzielczości, niezbędne jest nowe uregulowanie stosunków członkowskich odpowiad<text:span text:style-name="T2303">aj</text:span>ących podstawowym ideom spółdzielczości, uwolnienie spółdzielczości od wykonywania funkcji państwowo-administracyjnych, ustawowa<text:s/><text:span text:style-name="T2304">li</text:span>k<text:span text:style-name="T2305">w</text:span>ida<text:span text:style-name="T2306">cja</text:span><text:s/>struktur pośrednich i związków centralnych, zapewnienie podstawowego prawa do zrzeszania się<text:s/><text:span text:style-name="T2307">w</text:span><text:s/>spół<text:span text:style-name="T2308">dz</text:span>ielnie, konkretne rozwiązania i decyzje powinny być przygotowane i realizowane w ścisłym współdzi<text:span text:style-name="T2309">ał</text:span>aniu ze spółdzielcami.</text:p>
      <text:p text:style-name="P2310"><text:span text:style-name="T2311">O</text:span><text:span text:style-name="T2312">b. Wincenty Lewandowski</text:span>:</text:p>
      <text:p text:style-name="P2313">Tak chyba nie po<text:span text:style-name="T2314">wi</text:span>nno by słowo: do swobodnego zrzeszania się w spółdzielnie. Tylko do swobodnego zrzeszania się spółdzielni, tak?</text:p>
      <text:p text:style-name="P2315"><text:span text:style-name="T2316">Ob. Traczyk</text:span>:</text:p>
      <text:p text:style-name="P2317">Je<text:span text:style-name="T2318">ż</text:span>eli byśmy opuścili to ostatnie zdanie, konkretne w ścisłym współdziałaniu to ten tekst byłby zgodny z intencją<text:s/>„podstolika rolniczego”. Jeste<text:span text:style-name="T2319">ś</text:span>my skłoni to w całości<text:span text:style-name="T2320">,</text:span><text:s/>z wyjątkiem tego ostatniego zdania: "w ścisłym współdziałaniu".</text:p>
      <text:p text:style-name="P2321"><text:span text:style-name="T2322">Przewodniczący</text:span>:</text:p>
      <text:p text:style-name="P2323">Ja nie mogę tego prz<text:span text:style-name="T2324">yj</text:span>ą<text:span text:style-name="T2325">ć</text:span>. Ja uważam, że to byłaby arogancja ze strony tego zespołu nie odwołanie się, natomiast jak to zostanie potem odczytane, wiadomo jakie są nasze intencje, które są jasno tutaj w tych pierwszych punktach wyłożone.</text:p>
      <text:p text:style-name="P2326">Proszę bardzo red. Paszyński.</text:p>
      <text:p text:style-name="P2327"><text:span text:style-name="T2328">Ob. Aleksander P</text:span><text:span text:style-name="T2329">as</text:span><text:span text:style-name="T2330">zyński</text:span>:</text:p>
      <text:p text:style-name="P2331">Jeśli można mam nadzieję<text:span text:style-name="T2332">,</text:span><text:s/>że kompromisowe roz<text:span text:style-name="T2333">w</text:span>iązanie następujący tekst, to znaczy<text:s/>zaczynałby<text:s/>się tak zgodnie z tym B - dla stworzenia warunków do kształtowania pluralistycznej struktury itd. - niezbędne jest - i tutaj taka korekta tekstu:<text:s/>„stworzenie warunków swobodnego kształtowania się swobodnego rozwoju spółdzielczoś<text:span text:style-name="T2334">ci</text:span><text:s/>i kształtowania się jej struktur organizacyjnych”.</text:p>
      <text:p text:style-name="P2335">Wymaga to między innymi nowego uregulowania stosunków członkowskich itd. - odpowiad<text:span text:style-name="T2336">aj</text:span>ących podstawowym interesom, ideom, uwolnienie spółdzielczości od wykonywania funkcji państwowo-<text:soft-page-break/>administracyjnych, ustawowej likwidac<text:span text:style-name="T2337">ji</text:span><text:s/>struktur pośrednich, związków centralnych, zapewnienia prawa do swobodnego zrzeszania się spółdzielni.</text:p>
      <text:p text:style-name="P2338">Co tutaj jest? Jest tu po pierwsze powiedzenie na wstępie - położenie akcentu na stworzenie warunków swobodnego rozwoju i kształtowania się struktur organizacyjnych spółdzielczości. I teraz jako warunki wymaga to: nowego uregulowania stosunków członkowskich, uwolnienia od wykonywania funk<text:span text:style-name="T2339">cj</text:span>i administracyjnych i likwidacji obecnych struktur pośrednich związków centralnych.</text:p>
      <text:p text:style-name="P2340">Skoro uważamy, że należy stworzyć swobodne warunki rozwoju i ukształtowania się struktur - to oczywiście istniejąca<text:s/><text:span text:style-name="T2341">s</text:span>truktura taki zabieg uniemożliwia. Czyli jest to przekształcenie na pozytywne.</text:p>
      <text:p text:style-name="P2342"><text:span text:style-name="T2343">Przewodnicząc</text:span><text:span text:style-name="T2344">y</text:span><text:span text:style-name="T2345">:</text:span></text:p>
      <text:p text:style-name="P2346">To ostatnie zdanie w brzmieniu: Konkretne rozwiązania i decyzje powinny być przygotowane i realizowane we<text:s/><text:span text:style-name="T2347">ws</text:span>pół<text:span text:style-name="T2348">dz</text:span>iałaniu ze spółdzielcami -<text:s/>już bez ścisłych.</text:p>
      <text:p text:style-name="P2349"><text:span text:style-name="T2350">Ob. <text:s text:c="20"/></text:span>:</text:p>
      <text:p text:style-name="P2351">Ja tu po prostu nie wiem jak to można dzisiaj znaleźć te konkretne rozwiązania i decyzje<text:span text:style-name="T2352"><text:s/></text:span>nie odnoszą się do tych szczególnych przypadków, o których mówił pan wicepremier Sekuła, tylko właśnie odnoszą się do tych najbardziej konserwatywnych związków spółdzielczych i spółdzielni. Wobec tego po prostu nie widzę tutaj żadnej możliwości znalezienia autentycznego partnera do tego typu rozmów, w istniejących strukturach, czyli istniejących spół<text:span text:style-name="T2353">dzi</text:span>elniach tych, które stanowią ową kulę u nogi ruchu spół<text:span text:style-name="T2354">dz</text:span>ielczego.</text:p>
      <text:p text:style-name="P2355">Więc opo<text:span text:style-name="T2356">wi</text:span>adałbym się za skreśleniem tego zdania.</text:p>
      <text:p text:style-name="P2357"><text:span text:style-name="T2358">Przewodniczący</text:span><text:span text:style-name="T2359">:</text:span></text:p>
      <text:p text:style-name="P2360">We wszystkich fazach wykazywał pan wielki konstruktywizm i wiele ż<text:span text:style-name="T2361">eś</text:span>my skorzystali<text:s/>p<text:span text:style-name="T2362">r</text:span>z<text:span text:style-name="T2363">y</text:span><text:s/>redakcjach i takie mam wrażenie, że również i tym razem tak się stanie<text:span text:style-name="T2364">.</text:span></text:p>
      <text:p text:style-name="P2365">Może pan jeszcze bardzo powoli przeczyta początek.</text:p>
      <text:p text:style-name="P2366"><text:span text:style-name="T2367">Ob. A. Paszyński</text:span>:</text:p>
      <text:p text:style-name="P2368">Proszę bardzo.</text:p>
      <text:p text:style-name="P2369">Stworzenie warunków dla swobodnego rozwoju spółdzielczości i kształtowania się struktur organizacyjnych. Tu dwa razy występuje kształtowania, ale to już nie mam innego słowa w tej chwili.</text:p>
      <text:p text:style-name="P2370">Wymaga to między innymi nowego uregulowania stosunków członkowskich - tu jest bez zmian.</text:p>
      <text:p text:style-name="P2371">Dalej: ustawowej likwidacji struktur pośrednich<text:span text:style-name="T2372"><text:s/></text:span>i związków centralnych dla zapewnienia możliwoś<text:span text:style-name="T2373">ci</text:span><text:s/>swobodnego zrzeszania się spółdzielni.</text:p>
      <text:p text:style-name="P2374"><text:span text:style-name="T2375">Przewodniczący</text:span>:</text:p>
      <text:p text:style-name="P2376">To znaczy tak: stworzenie warunków dla swobodnego rozwoju spółdzielczości i kształtowania się jej struktur organizacyjnych. Wymaga to między innymi nowego uregulowania stosunków członkowskich odpo<text:span text:style-name="T2377">wi</text:span>adających podstawowym ideom spółdzielczości, uwolnienia spółdzielczości od wykonywania funkcji państwowo-administrac<text:span text:style-name="T2378">yj</text:span>nych, ustawowej likwidacji struktur pośrednich i związków centralnych, zapewnienie prawa do swobodnego zrzeszania się spółdzielni. Tak?</text:p>
      <text:p text:style-name="P2379"><text:span text:style-name="T2380">Ob. A. P</text:span><text:span text:style-name="T2381">as</text:span><text:span text:style-name="T2382">zyński</text:span>:</text:p>
      <text:p text:style-name="P2383">Dla zapewnienia prawa.</text:p>
      <text:p text:style-name="P2384"><text:span text:style-name="T2385">Przewodnicząc</text:span><text:span text:style-name="T2386">y</text:span>:</text:p>
      <text:p text:style-name="P2387">Jeżeli prz<text:span text:style-name="T2388">yj</text:span>miemy tę redakcję to rzeczywiście może to ostatnie zdanie wypaś<text:span text:style-name="T2389">ć</text:span>.</text:p>
      <text:soft-page-break/>
      <text:p text:style-name="P2390">Nie pomyliłem się jednak można powiedzieć w swojej prognozie co do konstrukc<text:span text:style-name="T2391">ji</text:span>.</text:p>
      <text:p text:style-name="P2392"><text:span text:style-name="T2393">O</text:span><text:span text:style-name="T2394">b</text:span><text:span text:style-name="T2395">.</text:span><text:span text:style-name="T2396"><text:s/></text:span><text:span text:style-name="T2397">J</text:span><text:span text:style-name="T2398">anowski</text:span>:</text:p>
      <text:p text:style-name="P2399">Proszę Państwa! Mnie niepokoi w tej naszej dyskusji o spółdzielczości jednak brak poszanowania dla spółdzielczości i powiedziałbym niewiedza co to jest spółdzielczoś<text:span text:style-name="T2400">ć.</text:span><text:s/>Kształtowanie warunków rozwoju autentycznej spółdzielczości - choćby ta zapowiedź, którą tutaj pan profesor przytoczył dowodzi, że my z zewnątrz w jakiś sposób chcemy kształtować tę spółdzielczość. Oczywiście mniej lub bardziej delikatnie.</text:p>
      <text:p text:style-name="P2401">Przecież istotą spółdzielczości jest to, że trzech czy pięciu ludzi zbiera się, robi statut i zgodnie z obo<text:span text:style-name="T2402">wi</text:span>ązującymi normami prawnymi w kraju działa.</text:p>
      <text:p text:style-name="P2403">Ch<text:span text:style-name="T2404">c</text:span>ę powie<text:span text:style-name="T2405">dzi</text:span>eć, że w najlepszym kraju o spółdzielczoś<text:span text:style-name="T2406">c</text:span>i, jakim jest Dania, nie ma ustawy o spółdzielczości i ona tam się wyśmienicie i dobrze rozwija. N<text:span text:style-name="T2407">at</text:span>omiast my tu chcemy ze wszelkich sił i możliwoś<text:span text:style-name="T2408">ci</text:span><text:s/>narzucić jakieś takie rozwiązania<text:span text:style-name="T2409">.</text:span></text:p>
      <text:p text:style-name="P2410">Jest taka zasada lekarska: nie szkodzić, a ja bym tutaj do spółdzielczoś<text:span text:style-name="T2411">ci</text:span><text:s/>czy w ogóle do naszych działań przyjął zasadę nie przeszkadzać. Chcę poda<text:span text:style-name="T2412">ć</text:span><text:s/>przykład spółdzielni<text:s/>„Gospodarz”<text:s/>w Siedleckim założonej przez rolników. Czekali kilka lat na rejestrację, a bo były takie przeszkody, a bo były inne. Nareszcie przebili te przeszkody administracyjne i działają według tylko własnego statutu i norm obowiązujących w państwie, dotyczących itd.</text:p>
      <text:p text:style-name="P2413">Stąd mnie się wydaje, że są tak daleko idące zaszłości, właśnie te administracyjne, że ten zapis punktu 6 po skreśleniu słowa:<text:s/>„zbędnych”<text:s/>otwiera na nowo możliwości tworzenia się tak jak tu wszyscy mówimy autentycznej spółdzielczości w oparciu tylko o wolę samych członków. Być może niektóre spółdzielnie upadną, niektóre sprzedadzą swój<text:s/><text:span text:style-name="T2414">d</text:span>obytek prywatnym czy państwowym przedsiębiorstwom, bo takie są realia po prostu gospodarcze.</text:p>
      <text:p text:style-name="P2415">Stąd ja optuję za tym opisem 6, no bo z konieczności trzeba jednak wyzerować stan i dopiero według tego stanu zerowego niech sami spółdzielcy z poszanowaniem tylko ogólnych praw, obo<text:span text:style-name="T2416">wi</text:span>ązujących w tych krajach tworzą swoje przedsiębiorstwa.</text:p>
      <text:p text:style-name="P2417"><text:span text:style-name="T2418">Przewodniczący</text:span>:</text:p>
      <text:p text:style-name="P2419">Dziękuję<text:span text:style-name="T2420">.</text:span></text:p>
      <text:p text:style-name="P2421">Ja chcę raz jeszcze ponieważ pan Janowski polemizował z wersją, która stała się już w międzyczasie nieaktualna.</text:p>
      <text:p text:style-name="P2422"><text:span text:style-name="T2423">Ob. Janowski</text:span>:</text:p>
      <text:p text:style-name="P2424">Bo szanuję przekonania mojego przyjaciela Aleksandra, ale on też usiłuje jednak z zewnątrz trochę tam kształtować i pomagać.</text:p>
      <text:p text:style-name="P2425"><text:span text:style-name="T2426">Przewodniczący</text:span>:</text:p>
      <text:p text:style-name="P2427"><text:span text:style-name="T2428">J</text:span>a jeszcze raz czytam tę wersję, która jest wersją aktualną, a wynikającą z inicjatywy kompromisowej i przedstawioną przez pana redaktora Paszyńskieg<text:span text:style-name="T2429">o.</text:span></text:p>
      <text:p text:style-name="P2430">Stworzenie warunków dla swobodnego rozwoju spółdzielczośc<text:span text:style-name="T2431">i</text:span><text:s/>i kształtowania się jej struktur organizacyjnych - swobodne kształtowanie się i swobodny rozwój,<text:s/>stworzenie warunków - czy tu budzi coś wątpliwości?</text:p>
      <text:p text:style-name="P2432"><text:span text:style-name="T2433">Ob. Janowski</text:span>:</text:p>
      <text:p text:style-name="P2434">Co to jest stworzenie warunków pytam?</text:p>
      <text:soft-page-break/>
      <text:p text:style-name="P2435"><text:span text:style-name="T2436">Ob. A. P</text:span><text:span text:style-name="T2437">a</text:span><text:span text:style-name="T2438">szyńs</text:span><text:span text:style-name="T2439">ki</text:span>:</text:p>
      <text:p text:style-name="P2440"><text:span text:style-name="T2441">J</text:span>a zaraz odpowiem, to jest między innymi korekta prawa spółdzielczego, które dzisiaj obowiązuje, a więc musi się je znieść najpierw.</text:p>
      <text:p text:style-name="P2442"><text:span text:style-name="T2443">Przewodniczący</text:span>:</text:p>
      <text:p text:style-name="P2444">Ktoś trzyma bez przerwy przycisk nie pozwalając nikomu mówić.</text:p>
      <text:p text:style-name="P2445"><text:span text:style-name="T2446">Ob. Janowski</text:span>:</text:p>
      <text:p text:style-name="P2447">Przycisnę i odpowiem. Ja wczoraj uczestniczyłem w zebraniu jako członek miejscowego mojego gminnego banku spółdzielczego i tam moi koledzy spółdzielcy dokładnie mówili to co w tej chwili ja mówię. Odczepcie się od uzdrawiania gospodarki, a spółdzielczości w szczególności.</text:p>
      <text:p text:style-name="P2448"><text:span text:style-name="T2449">M</text:span>y sobie sami damy radę<text:span text:style-name="T2450">.</text:span></text:p>
      <text:p text:style-name="P2451"><text:span text:style-name="T2452">Przewodniczący</text:span>:</text:p>
      <text:p text:style-name="P2453">Ja panu powiem, takie motto to pod naszym adresem jest z wielu środowisk kierowane. Tak że gdybyśmy się tym chcieli kierować, to dawno powinniśmy doprowadzić do samolikw<text:span text:style-name="T2454">i</text:span>da<text:span text:style-name="T2455">cj</text:span>i.</text:p>
      <text:p text:style-name="P2456">Punkt 6: stworzenie warunków dla swobodnego rozwoju spółdzielczości i kształtowania się jej struktur organizacyjnych.<text:s/><text:span text:style-name="T2457">J</text:span>a wyjaśniam, że to między innymi oznacza że mają być zlikwidowane te związki.</text:p>
      <text:p text:style-name="P2458">Wymaga to między innymi nowego uregulowania stosunków członkowskich, odpowiad<text:span text:style-name="T2459">aj</text:span>ących podstawowym ideom spółdzielczości, uwolnienia spółdzielczości od wykonywania funkcji państwowo-administracyjnych<text:s/>ustawowej likwidac<text:span text:style-name="T2460">ji</text:span><text:s/>struktur pośrednich i związków centralnych dla zapewnienia prawa do swobodnego zrzeszania się spółdzielni.</text:p>
      <text:p text:style-name="P2461">To jest tekst, który jest tekstem aktualnym i który wydaje mi się, jest tekstem optymalnym.</text:p>
      <text:p text:style-name="P2462">Odnotowuję, że punkt 6 w brzmieniu takim jak przed chwilą przeczytałem zostaje przyjęty.</text:p>
      <text:p text:style-name="P2463">Przekazuję przewodnictwo panu profesorowi Trzeciakowskiemu.</text:p>
      <text:p text:style-name="P2464"><text:span text:style-name="T2465">Przewodniczący</text:span>:</text:p>
      <text:p text:style-name="P2466">P<text:span text:style-name="T2467">rz</text:span>ystęp<text:span text:style-name="T2468">uje</text:span>my do strony 22. Jakie są propozycje dotyczące uzupełnienia strony 22?</text:p>
      <text:p text:style-name="P2469">Głos ma pani Staniszewska.</text:p>
      <text:p text:style-name="P2470"><text:span text:style-name="T2471">Ob. Staniszewska</text:span>:</text:p>
      <text:p text:style-name="P2472">Więc ja jeszcze raz powtarzam, że punkt 6 to jest redakcja w całości strony solidarnośc<text:span text:style-name="T2473">i</text:span>owo-opozycyjn<text:span text:style-name="T2474">ej</text:span><text:s/>i my w tej chwili przesuwamy tę tre<text:span text:style-name="T2475">ś</text:span>ć n<text:span text:style-name="T2476">a<text:s/></text:span>stronę 15 na koniec strony.</text:p>
      <text:p text:style-name="P2477">To jest nasza suwerenna decyzja.</text:p>
      <text:p text:style-name="P2478"><text:span text:style-name="T2479">O</text:span><text:span text:style-name="T2480">b. Ireneusz Sekuła</text:span>:</text:p>
      <text:p text:style-name="P2481">Z tą prośbą aby nadać temu autonomicznemu tekstowi strony opozycyjno-solidarnościowej formę przyj<text:span text:style-name="T2482">ę</text:span>to<text:span text:style-name="T2483"><text:s/></text:span>na poprzednich stronach, to znaczy zapis taki jak na stronie 18 na przykład: wersja<text:s/>solidarnoś<text:span text:style-name="T2484">c</text:span>iowo-opozycyjna podkreś<text:span text:style-name="T2485">la</text:span><text:s/>i<text:s/>następnie napisane to co<text:s/>państwo uważają za stosowne napisać, z tym że w żadnej tych wers<text:span text:style-name="T2486">ji<text:s/></text:span>ani dotychczasowej solidarnośc<text:span text:style-name="T2487">i</text:span>owo-opozycyjnej ani rządowo-koalicyjnej nie było takich formuł emo<text:span text:style-name="T2488">cj</text:span>onalnych typu domagam się, a więc proponuję żeby zapisać to w sposób bardziej beznamiętny, treść jest ta sama, natomiast nie wpisujmy do naszego dorobku sformułowań, które mogą budzić wydaje mi się niepotrzebne emocje.</text:p>
      <text:p text:style-name="P2489"><text:span text:style-name="T2490">Ob. Staniszewska</text:span>:</text:p>
      <text:p text:style-name="P2491">Przepraszam bardzo, ale my jednak stoimy na stanowisku, że sposób wprowadzenia tej ustawy z<text:s/><text:soft-page-break/>pominięciem tutejszych ustaleń niestety tutaj to jest jedyny moment, kiedy my jednak domagamy się sformułowania emoc<text:span text:style-name="T2492">jo</text:span>n<text:span text:style-name="T2493">al</text:span>nego<text:span text:style-name="T2494">.</text:span><text:s/>To jest sprawa zasadnicza dla nas.</text:p>
      <text:p text:style-name="P2495">Poza tym proszę zwró<text:span text:style-name="T2496">c</text:span>ić uwagę na redakcję tego punktu: nie rozumiem, bo tu nie ma wersji rządowej i wersji solidarnościowe<text:span text:style-name="T2497">j</text:span>. Stąd...<text:s/>bo wersja rządowa, chyba żeby rząd dodał swoją wersję, bo na razie sformułowanie tego punktu jest nasze - autorskie, mianowicie takie:<text:s/>strona opozycyjno-solidarnościowa domaga się<text:span text:style-name="T2498">,</text:span><text:s/>by ustawa o niektórych warunkach itd<text:span text:style-name="T2499">.</text:span><text:s/>Tak że nie sugeruje to w żaden sposób, że którakolwiek z innych stron tego stołu podpisuje się pod tym tekstem<text:span text:style-name="T2500">.</text:span><text:s/>Jest tu wyra<text:span text:style-name="T2501">ź</text:span>nie powiedziane, że to nasza strona domaga się tego i tego<text:span text:style-name="T2502">.</text:span></text:p>
      <text:p text:style-name="P2503"><text:span text:style-name="T2504">Przewodniczący</text:span>:</text:p>
      <text:p text:style-name="P2505">A rozumiem, że my sformułujemy to - strona opozycyjno-solidarnościowa wnosi, by ustawa o niektórych itd<text:span text:style-name="T2506">.</text:span><text:s/>- bez zmiany - ponieważ strona rządowa zgłosi swoją wersję.</text:p>
      <text:p text:style-name="P2507"><text:span text:style-name="T2508">Ob. I. Sekuł</text:span><text:span text:style-name="T2509">a</text:span>:</text:p>
      <text:p text:style-name="P2510">Może ja przedstawię wersję strony rządowo-koalicyjne<text:span text:style-name="T2511">j.</text:span></text:p>
      <text:p text:style-name="P2512"><text:span text:style-name="T2513">Ob. <text:s text:c="20"/></text:span>:</text:p>
      <text:p text:style-name="P2514">Uzgodniliśmy wczoraj wobec pewnych precedensów najpierw w sprawie zapisów dotyczących nomenklatury pojawiło się takie wyjaśnienie jak gdyby strony<text:s/>rządowej<text:span text:style-name="T2515">.</text:span><text:s/>My żeśmy wtedy zaproponow<text:span text:style-name="T2516">ali</text:span><text:s/>także nasze wyjaśnienie, ale wczoraj uzgodniliśmy, że tego typu wyjaśnień stron nie będzie, tylko będą suche stanowiska<text:span text:style-name="T2517">. W</text:span><text:s/>związku z tym chciałbym zapytać czy ta zasada obowiązuje<text:span text:style-name="T2518"><text:s/></text:span>czy nie.</text:p>
      <text:p text:style-name="P2519"><text:span text:style-name="T2520">Ob. I. Sekuła</text:span>:</text:p>
      <text:p text:style-name="P2521"><text:span text:style-name="T2522">W</text:span><text:s/>moim mniemaniu obowiązuje ponieważ tutaj będą właśnie suche stanowiska<text:span text:style-name="T2523">.</text:span><text:s/>W<text:span text:style-name="T2524">ersj</text:span>a opozycy<text:span text:style-name="T2525">j</text:span>no-solidarnościowa wnosi czy uważa, że ustawa powinna być anulowana itd. Tak jak<text:s/>państwo uznają wnosi. Wersja koalicyjno-rządowa - strona koalicyjno- rządowa uważa, że ustawa o niektórych warunkach konsolidac<text:span text:style-name="T2526">ji</text:span><text:s/>gospodarki narodowej z 24 lutego 198<text:span text:style-name="T2527">9</text:span><text:s/>r. sta<text:span text:style-name="T2528">n</text:span>o<text:span text:style-name="T2529">wi<text:s/></text:span>prawną podstawę<text:s/><text:span text:style-name="T2530">pr</text:span>zyspieszenia przez rząd działań reformatorskich, w dziedzinach, które są szczególnie istotne dla prowadzenia nowego ładu ekonomicznego<text:span text:style-name="T2531">.</text:span><text:span text:style-name="T2532"><text:s/></text:span>Między innymi drogą<text:s/>podejmowania różnego rodzaju ekspery<text:span text:style-name="T2533">m</text:span>e<text:span text:style-name="T2534">nt</text:span>ów g<text:span text:style-name="T2535">o</text:span>sp<text:span text:style-name="T2536">o</text:span>dar<text:span text:style-name="T2537">c</text:span>zych, oraz umacniania sił pro-efektywnoś<text:span text:style-name="T2538">ci<text:s/></text:span>tych, które przyspiesz<text:span text:style-name="T2539">aj</text:span>ą procesy urynkowienia gospodarki.</text:p>
      <text:p text:style-name="P2540">Strony pozostają przy swoich zdaniach, zapisuje.</text:p>
      <text:p text:style-name="P2541"><text:span text:style-name="T2542">Ob. <text:s text:c="20"/></text:span>:</text:p>
      <text:p text:style-name="P2543">Jeżeli to oznacza, że nie ma wyjaśnień tutaj, to ja nie rozumiem, słowa wyjaśnienia. Rzecz jasna, że jeżeli takie będzie stanowisko strony rządowej, to nie może pozostać nasze to jedno suche zdanie. Ono musi być także wyjaśni<text:span text:style-name="T2544">aj</text:span>ącym dlaczego tak kategorycznie domagamy się anulowania tej ustawy. Wte<text:span text:style-name="T2545">d</text:span>y wrócimy niestety do tej formuły wyjaśniania w tekście naszych stanowisk.</text:p>
      <text:p text:style-name="P2546">Ja nie wiem czy to jest pożyteczne, ale my się musimy dostosować, nie mamy wyjścia. Chcieliśmy się dostosować albo do jednego, albo drugiego. Ale nie możemy p<text:span text:style-name="T2547">rz</text:span>yjąć takiej zasady, że jest to niesymetryczne.</text:p>
      <text:p text:style-name="P2548"><text:span text:style-name="T2549">Przewodniczący</text:span>:</text:p>
      <text:p text:style-name="P2550">Więc ja s<text:span text:style-name="T2551">ą</text:span>dz<text:span text:style-name="T2552">ę</text:span>, że w świetle wyjaśnienia, które otrzymaliśmy od pana premiera Se<text:span text:style-name="T2553">k</text:span>uły odpowiednio uzasadnimy tekst ustawy w naszym brz<text:span text:style-name="T2554">m</text:span>ieniu. To byłby punkt 6, który zostałby przeniesiony - teraz sprawa przeniesienia.</text:p>
      <text:soft-page-break/>
      <text:p text:style-name="P2555"><text:span text:style-name="T2556">Ob</text:span><text:span text:style-name="T2557">.</text:span><text:span text:style-name="T2558"><text:s/>Stanisławska</text:span>:</text:p>
      <text:p text:style-name="P2559">Na stronę 1<text:span text:style-name="T2560">5.</text:span></text:p>
      <text:p text:style-name="P2561">Na koniec strony 15-tej.<text:s/><text:span text:style-name="T2562">Do</text:span><text:s/>takiej preambuły, czy jak to nazwać, do wstępnych zadań na koniec strony 15 przed punktami a b c d i sprawa stoczni również po tym.</text:p>
      <text:p text:style-name="P2563"><text:span text:style-name="T2564">Ob.<text:s/></text:span><text:span text:style-name="T2565">W</text:span><text:span text:style-name="T2566">ł</text:span><text:span text:style-name="T2567">.</text:span><text:span text:style-name="T2568"><text:s/>Baka</text:span><text:span text:style-name="T2569">:</text:span></text:p>
      <text:p text:style-name="P2570"><text:span text:style-name="T2571">W</text:span><text:s/>sprawie stoczni ja już powiedziałem, że kwestia będzie nie dyskutowana teraz, natomiast będzie dyskutowana naz<text:span text:style-name="T2572">wij</text:span>my to w innym gremium, kt<text:span text:style-name="T2573">ó</text:span>re zajmowało się i podejmowało w tej sprawie ustalenia pewne<text:span text:style-name="T2574">.</text:span></text:p>
      <text:p text:style-name="P2575">Więc ni<text:span text:style-name="T2576">e</text:span><text:s/>przesądzajmy teraz po prostu tej kwestii<text:span text:style-name="T2577">.</text:span></text:p>
      <text:p text:style-name="P2578"><text:span text:style-name="T2579">Przewodniczący</text:span>:</text:p>
      <text:p text:style-name="P2580">Punkt 8 rozumiem, że zostaje w tym kontekście jako - w tym ciągu kadrowym<text:span text:style-name="T2581">.</text:span></text:p>
      <text:p text:style-name="P2582"><text:span text:style-name="T2583">Ob.<text:s/></text:span><text:span text:style-name="T2584">Wł</text:span><text:span text:style-name="T2585">.<text:s/></text:span><text:span text:style-name="T2586">B</text:span><text:span text:style-name="T2587">ak</text:span><text:span text:style-name="T2588">a</text:span>:</text:p>
      <text:p text:style-name="P2589"><text:span text:style-name="T2590">P</text:span>unkt 8 oczywiście musi być tutaj jakieś stanowisko zaznaczone<text:span text:style-name="T2591">.</text:span><text:s/>Zresztą to stanowisko było prezentowane, a zatem nie ma tutaj żadnego<text:span text:style-name="T2592">.</text:span></text:p>
      <text:p text:style-name="P2593"><text:span text:style-name="T2594">Przewodniczący</text:span>:</text:p>
      <text:p text:style-name="P2595">Czyli dajemy tak samo w uj<text:span text:style-name="T2596">ę</text:span>ciu wersja<text:s/><text:span text:style-name="T2597">„</text:span>Solidarności<text:span text:style-name="T2598">”</text:span><text:s/>i wersja koalicyjno-rządowa. Przyjmujemy wobec tego, wiemy o czym mowa<text:span text:style-name="T2599">.<text:s/></text:span>Wró<text:span text:style-name="T2600">c</text:span>i<text:span text:style-name="T2601">ci</text:span>e panowie do tego samego tekstu, kt<text:span text:style-name="T2602">ó</text:span>ry był<text:span text:style-name="T2603">.</text:span></text:p>
      <text:p text:style-name="P2604">Dobrze<text:span text:style-name="T2605">.</text:span><text:s/>Ter<text:span text:style-name="T2606">a</text:span>z punkt 9 pan prof. Baka proponował żeby przenieść do punktu na stronę 20.</text:p>
      <text:p text:style-name="P2607"><text:span text:style-name="T2608">Ob. Wł. Baka</text:span>:</text:p>
      <text:p text:style-name="P2609">Tak, jako punkt 7 na stronę 20.</text:p>
      <text:p text:style-name="P2610"><text:span text:style-name="T2611">Przewodnicząc</text:span><text:span text:style-name="T2612">y</text:span><text:span text:style-name="T2613">:</text:span></text:p>
      <text:p text:style-name="P2614">I pr<text:span text:style-name="T2615">op</text:span>ono<text:span text:style-name="T2616">wa</text:span>łbym, żeby pan Bugaj sformułował propozycje strony solidarnoś<text:span text:style-name="T2617">ci</text:span>owej<text:span text:style-name="T2618">.</text:span></text:p>
      <text:p text:style-name="P2619"><text:span text:style-name="T2620">Ob. R. Bu</text:span><text:span text:style-name="T2621">g</text:span><text:span text:style-name="T2622">aj</text:span>:</text:p>
      <text:p text:style-name="P2623">To znaczy ja rozumiem tak, panie profesorze, jeżeli można oczywiście, że przedmiotem rozbieżności byłby po prostu nasz nieco dalej idący po<text:span text:style-name="T2624">s</text:span>tulat,<text:s/><text:span text:style-name="T2625">j</text:span>ak na przykład w sprawie podporządkowania funduszu majątku narodowego Sejmowi i tam żeśmy proponowali nieco więcej albo w sprawie nomenklatury gdzie nasze stanowisko jest, że chcemy, domagamy się tego jeszcze,<text:s/><text:span text:style-name="T2626">c</text:span>zy postulujemy<text:span text:style-name="T2627"><text:s/></text:span>jeszcze to. Więc tu bym proponował następujące stwierdzenie:</text:p>
      <text:p text:style-name="P2628">Strona opozycyjno-solidarnościowa jest zdania, że Główny Urząd Statystyczny powinien być podporządkowany Sejmowi. Rozszerzenie informac<text:span text:style-name="T2629">ji</text:span><text:s/>st<text:span text:style-name="T2630">atys</text:span>tycznych o<text:span text:style-name="T2631">bj</text:span>ąć powinno także informacje o handlu zagranicznym, budżecie państwa oraz o płacach i zatrudnieniu w resortach Ministerstwa Obrony Narodowej<text:s/><text:span text:style-name="T2632">i</text:span><text:s/>Ministerstwa Spraw Wewnętrznych.</text:p>
      <text:p text:style-name="P2633"><text:span text:style-name="T2634">Ob. W</text:span><text:span text:style-name="T2635">ł.</text:span><text:span text:style-name="T2636"><text:s/>Baka</text:span>:</text:p>
      <text:p text:style-name="P2637"><text:span text:style-name="T2638">T</text:span>o znaczy chyba należałoby to przeredagowa<text:span text:style-name="T2639">ć</text:span><text:s/>w takim sensie, żeby było adekwatne do tego co pan myśli, ze względu na to, że jeżeli pan powie tak: że także obejmować powinno także. Jeżeli powie pan, obejmować powinno także, to by oznaczało jak gdyby, że proponowanym przez stronę rządową rozszerzenie nie obejmuje, nie doty<text:span text:style-name="T2640">c</text:span>zy tych dziedzin<text:span text:style-name="T2641">.</text:span></text:p>
      <text:p text:style-name="P2642">Bo tu byłoby jakby poszerzanie o także, a takiego założenia przyjąć nie można przecież.</text:p>
      <text:p text:style-name="P2643"><text:span text:style-name="T2644">Ob. <text:s text:c="20"/></text:span>:</text:p>
      <text:soft-page-break/>
      <text:p text:style-name="P2645"><text:span text:style-name="T2646">J</text:span>a chciałbym coś wyjaśnić. Rozumiem, że zależy tutaj stron<text:span text:style-name="T2647">i</text:span>e opozycyjno-solidarnoś<text:span text:style-name="T2648">c</text:span>iowej na takim zapisie gdzie będzie<text:s/>expressis<text:s/>verbis MON i MS<text:span text:style-name="T2649">W.<text:s/></text:span>Natomiast na przyjęcie takiego zapisu przez wszystkich i podpisanie się przez nich doskonale<text:s/>państwo wiecie niczego nie gwarantuje. Dlaczego? Dlatego że jedyną gwarancją jest rzeczywisty społeczny nadzór nad statystyką, całym systemem statystyki upowszechniania informacji. Ponieważ zapisanie, że będą publikowane informac<text:span text:style-name="T2650">j</text:span>e o zatrudnieniu i płacach w tych dwóch resortach, przeciwko czemu ja osobiście nic nie mam, to nie ode mnie zależy, ale nawet gdyby ode mnie zależało, uważam, że to powinno<text:s/>być publikowane. Tylko z punktu widzenia<text:s/>państwa<text:s/>interesów i gwarancji, które państwo uzyskujecie one są minimalne będą<text:s/><text:span text:style-name="T2651">p</text:span>rawie żadne, bo o tym jaką wartość będą miały t<text:span text:style-name="T2652">e<text:s/></text:span>informacje przesądza zupełnie coś innego, mianowicie system klasyfikacji gospodarki narodowej, regon. Jedne jednostki wtedy wchodzą inne nie wchodzą, to są zaliczenia, o których można się dowiedzieć dopiero wtedy, kiedy się sprawuje nadzór. Więc jak się uzyskało nadzór, nie ma sensu robić zapisów, które skoro dostałem wszystko to jeszcze chcę coś specjalnego. Skoro mam cały tort, to jeszcze zapiszę, że wiśnie z tego tortu też. Po co?</text:p>
      <text:p text:style-name="P2653"><text:span text:style-name="T2654">Przewodniczący /Wł.</text:span><text:span text:style-name="T2655"><text:s/></text:span><text:span text:style-name="T2656">Baka/</text:span>:</text:p>
      <text:p text:style-name="P2657">To znaczy pan Lutostański bard<text:span text:style-name="T2658">z</text:span>o<text:span text:style-name="T2659"><text:s/></text:span>można powiedzieć inteligentnie wyłapał, że chodzi o to, żeby tam były MSW i MON. Tu jest pewien fenomen można powiedzieć tego kojarzenia się z chusteczką.</text:p>
      <text:p text:style-name="P2660">Ale niech będzie oczywiście.</text:p>
      <text:p text:style-name="P2661"><text:span text:style-name="T2662">Przewodniczący<text:s/></text:span><text:span text:style-name="T2663">/</text:span><text:span text:style-name="T2664">W</text:span><text:span text:style-name="T2665">.</text:span><text:span text:style-name="T2666"><text:s/></text:span><text:span text:style-name="T2667">T</text:span><text:span text:style-name="T2668">rzeciakowski/</text:span>:</text:p>
      <text:p text:style-name="P2669">Ta chusteczka to tekst,<text:s/>przypowieść o kapralu, któremu się wszystko kojarzył z częściami ciała.</text:p>
      <text:p text:style-name="P2670"><text:span text:style-name="T2671">Ob. <text:s text:c="20"/></text:span>:</text:p>
      <text:p text:style-name="P2672">Ja mam nadzieję, że nasz stenogram będzie dla historyków kiedyś interesującą lekturą, panie profesorze.</text:p>
      <text:p text:style-name="P2673"><text:span text:style-name="T2674">Ob. Wł. Baka</text:span>:</text:p>
      <text:p text:style-name="P2675"><text:span text:style-name="T2676">J</text:span>a panu powiem, gdybym miał tą świadomość, ciągle towarzyszyłaby mi świadomość tego, że będzie interesującą lekturą to byłbym piekielnie usztywniony. Na szczęście człowiek z tego wypad<text:span text:style-name="T2677">a.</text:span><text:s/>I rzeczywiście nasze obrady są bardzo autentyczne, nie ciąży na nas można powiedzieć to, że będziemy... nie próbujemy wchodzić na koturny.</text:p>
      <text:p text:style-name="P2678"><text:span text:style-name="T2679">Przewodniczący</text:span>:</text:p>
      <text:p text:style-name="P2680">Czyli strona 22 została wyczerpana<text:span text:style-name="T2681">.</text:span></text:p>
      <text:p text:style-name="P2682">Powrócimy jeszcze do sprawy stoczni gdańskiej w momencie gdy zostanie... strona 22 została wyczerpana, z tym że wrócimy jeszcze do punktu 7 po posiedzeniu w Magdalence.</text:p>
      <text:p text:style-name="P2683">Teraz strona 23.</text:p>
      <text:p text:style-name="P2684"><text:span text:style-name="T2685">Ob.<text:s/></text:span><text:span text:style-name="T2686">W.</text:span><text:span text:style-name="T2687"><text:s/>Baka</text:span>:</text:p>
      <text:p text:style-name="P2688">Do stronicy 23 mam redakcyjną pewną poprawkę. Mianowicie pierwsze tire w punkcie 3 tam chodzi o pewne prze<text:span text:style-name="T2689">s</text:span>tawienie, mianowicie przestawi<text:span text:style-name="T2690">e</text:span>nie<text:span text:style-name="T2691"><text:s/></text:span>tak: uznanie przez wierzycieli ścisłej zależności między rozłożeniem w czasie spłat zobowiązań i wysokością o<text:span text:style-name="T2692">ds</text:span>etek a tempem uzdrawiania gospodarki polskiej. Po prostu chodzi o to, ażeby to było jednoznaczne. Zresztą to jest zgodne z naszymi intencjami.</text:p>
      <text:p text:style-name="P2693"><text:span text:style-name="T2694">Przewodniczący</text:span>:</text:p>
      <text:p text:style-name="P2695">Czy s<text:span text:style-name="T2696">ą</text:span><text:s/>jeszcze jakieś uwagi?</text:p>
      <text:soft-page-break/>
      <text:p text:style-name="P2697"><text:span text:style-name="T2698">Ob. <text:s text:c="20"/></text:span>:</text:p>
      <text:p text:style-name="P2699">Z<text:span text:style-name="T2700">as</text:span>t<text:span text:style-name="T2701">ę</text:span>pując pana redaktora Paszyńskiego, nieobecnego w tej chwili i zresztą po uzgodnieniu<text:span text:style-name="T2702"><text:s/></text:span>z nim - proponuję, żeby w ostatnim wierszu na stronie 23 dopisać, zrobić przecinek i dopisać: W tym tak zwanej ekokonwers<text:span text:style-name="T2703">ji</text:span>. To jest ta forma specjalna spłaty zadłużenia. To było w jednym z tekstów a potem wypadło nie wiem dlaczego.</text:p>
      <text:p text:style-name="P2704"><text:span text:style-name="T2705">Ob. <text:s text:c="20"/></text:span>:</text:p>
      <text:p text:style-name="P2706">Jeśli można<text:span text:style-name="T2707">.</text:span><text:s/>Ja bym chciał wszystkim<text:s/>państwu pod rozwagę zaproponować nie tyle<text:s/>konkretny zap<text:span text:style-name="T2708">i</text:span>s, co rozważenie pewnej myśli w tej c<text:span text:style-name="T2709">h</text:span>wili<text:span text:style-name="T2710">.<text:s/></text:span>Nie wiem, jak to się stało, ale chyba istnieje jak gdyby taka dość zasadnicza nierównowaga między p<text:span text:style-name="T2711">ot</text:span>raktowaniem w tym tekście sprawy zadłużenia polskiego na Zachodzie i sprawy zadłużenia polskiego w ZSRR<text:span text:style-name="T2712">.</text:span><text:s/>To być może jest konsekwencją także usunięcia tutaj z pkt<text:span text:style-name="T2713">.</text:span><text:s/><text:span text:style-name="T2714">3</text:span><text:s/>tego s<text:span text:style-name="T2715">f</text:span>ormu<text:span text:style-name="T2716">ł</text:span>owania, które tam było, mówiło o zadłużeniu na Wschodzie i na Zachodzie<text:span text:style-name="T2717">.</text:span><text:s/><text:span text:style-name="T2718">W</text:span><text:s/>tej chwili cały ten tekst czyta się tak, jak gdyby praktycznie wszystko dotyczyło sprawy naszego zadłużenia na Zachodzie, z wyjątkiem pkt<text:span text:style-name="T2719">.</text:span><text:s/>5<text:span text:style-name="T2720">.</text:span><text:s/>Tak więc n<text:span text:style-name="T2721">p.</text:span><text:s/>sprawa oprocentowania i te inne kwestie, one jak gdyby były odnoszone tylko w jedną stronę<text:span text:style-name="T2722">.</text:span><text:s/><text:span text:style-name="T2723">A</text:span><text:s/>tutaj ten zapis dotyczy wyłącznie uzgodnienia odroczenia spłaty zobowiązali na rok po 1995. Nie ma nic ponadto.</text:p>
      <text:p text:style-name="P2724">Ja pragnę zwrócić uwagę i przypomnieć<text:s/>państwu, co na tej sali pewnie wiedzą praktycznie wszyscy, że praktycznie rzecz biorąc całe zadłużenie polskie w Związku Radzieckim powstało na skutek niekorzystnej ewolucji dla Polski cen<text:span text:style-name="T2725">.</text:span><text:s/>Mówiliśmy więc na początku tutaj w dyskusji, że jest jak gdyby problem poszukiwania jakiegoś takiego zapisu, który brałby pod uwagę obecnie poprawiające się terms o<text:span text:style-name="T2726">f<text:s/></text:span>trade w handlu ze Związkiem Radzieckim<text:span text:style-name="T2727">.</text:span><text:s/>No i jakiegoś odwołania się do tej zasady, że ponieważ to nastąpiło w związku z niekorzystnym ruchem cen, to ta obsługa powinna być jakoś, ta nadwyżka także wiązana ze sprawą poprawy ter<text:span text:style-name="T2728">m</text:span>s<text:s/><text:span text:style-name="T2729">o</text:span>f trade.</text:p>
      <text:p text:style-name="P2730"><text:span text:style-name="T2731">W</text:span><text:s/>każdym razie wydaje mi si<text:span text:style-name="T2732">ę,</text:span><text:s/>że ten tekst czytany obecnie przez czytelników zewnętrznych robi takie wrażenie. Jak<text:s/><text:span text:style-name="T2733">g</text:span>dyby sprawa zadłużenia na Zachodzie to było prawie wszystko, a sprawa zadłużenia w Związku Radzieckim to prawie nic<text:span text:style-name="T2734">.</text:span><text:s/>Tymczasem w ub. roku mieliśmy, jak wiadomo, w nadwyżce handlowej ponad miliard rubli<text:span text:style-name="T2735">.</text:span><text:s/>Tak, ponad miliard nie mylę się panie ministrze?</text:p>
      <text:p text:style-name="P2736"><text:span text:style-name="T2737">/</text:span>Głos z sali: 9<text:span text:style-name="T2738">25</text:span>/.</text:p>
      <text:p text:style-name="P2739">9<text:span text:style-name="T2740">2</text:span>5<text:span text:style-name="T2741">.</text:span><text:s/>Miliard rubli, no a do tego o ile wiem, ma<text:span text:style-name="T2742">m</text:span>y także dodatni bilans usług, więc w sumie to już jest bardzo wysoka nadwyżka i bardzo poważne obciążenie dla polskiej gospodarki. Dziękuję.</text:p>
      <text:p text:style-name="P2743"><text:span text:style-name="T2744">Prof. Trzeciakowski</text:span>:</text:p>
      <text:p text:style-name="P2745">Ja rozumiem, że bezpośrednim wnioskiem wypływającym z pańskiego wystąpienia jest to, że pan przygotuje jakąś dodatkową, rozwiniętą wersję tego, tak?</text:p>
      <text:p text:style-name="P2746"><text:span text:style-name="T2747">Ob. <text:s text:c="20"/></text:span>:</text:p>
      <text:p text:style-name="P2748">O ile byłaby ogólna zgoda, trzeba tu jakiegoś kroku w tej sprawie, bo inaczej jeżeli nie<text:s/><text:span text:style-name="T2749">m</text:span>a tej wstępnej zgody, to rzecz jasna, nie warto przygotowywać. Ja myślę, że w tej sprawie z całą pewnością nie powinno być rozbieżnych zapisów. Co do tego nie ma wątpliwości.</text:p>
      <text:p text:style-name="P2750"><text:span text:style-name="T2751">Prof. Trzeciakowski</text:span>:</text:p>
      <text:p text:style-name="P2752">Czy ktoś ma jakieś uwagi do tego?</text:p>
      <text:p text:style-name="P2753"><text:span text:style-name="T2754">Ob. <text:s text:c="20"/></text:span>:</text:p>
      <text:soft-page-break/>
      <text:p text:style-name="P2755">Jeśli chodzi o uzgodnienia ze Związkiem Radzieckim co do zadłużenia, było ono następujące. Ze zadłużeniem, z<text:s/><text:span text:style-name="T2756">j</text:span>akim weszliśmy w obecny okres 5<text:span text:style-name="T2757">-le</text:span>tni wynosiło<text:s/><text:span text:style-name="T2758">4</text:span><text:s/>mld i poniżej 200<text:s/><text:span text:style-name="T2759">m</text:span>ln rubli.<text:s/><text:span text:style-name="T2760">I</text:span><text:s/>było por<text:span text:style-name="T2761">oz</text:span>umienie, że z ty<text:span text:style-name="T2762">m</text:span><text:s/>zadłużeniem wejdziemy w przyszłą 5-latkę, która się zacznie 1 stycznia 1991<text:s/><text:span text:style-name="T2763">r.</text:span></text:p>
      <text:p text:style-name="P2764">Tymczasem w wyniku już działalności w tym 5-leciu, i nie tylko problem cen, ale również prob<text:span text:style-name="T2765">i</text:span>era udzielanych nam kredytów na finansowanie zwłaszcza obrotów w latach 19<text:span text:style-name="T2766">8</text:span>6<text:span text:style-name="T2767">-</text:span>87 spowodował, że w tej chwili nasze zadłużenie ciągle wynosi ponad 6 mld rubli wobec Związku Radzieckieg<text:span text:style-name="T2768">o</text:span>.<text:s/><text:span text:style-name="T2769">A</text:span><text:s/>więc w ciągu tego<text:s/><text:span text:style-name="T2770">5</text:span>-lec<text:span text:style-name="T2771">ia</text:span><text:s/>żeby honorować te porozumienia, które były zawarte uprzed<text:span text:style-name="T2772">nio</text:span><text:s/>powinniśmy obniżyć zadłużenie gdzieś do su<text:span text:style-name="T2773">m</text:span>y<text:s/><text:span text:style-name="T2774">4</text:span><text:s/><text:span text:style-name="T2775">m</text:span>ld 200,<text:s/><text:span text:style-name="T2776">4</text:span><text:s/>mld 300 co nie będzie zrobione i zadłużenie na koniec roku będzie zbliżone do sumy między 5,5 a 6 mld rubli<text:span text:style-name="T2777">.</text:span><text:s/>To jest jedno<text:span text:style-name="T2778">.</text:span></text:p>
      <text:p text:style-name="P2779">Natomiast drugie. Chciałem powiedzieć, że w żadnym przypadku w mojej optyce nie można porównywać naszego zad<text:span text:style-name="T2780">ł</text:span>użenia wobec krajów so<text:span text:style-name="T2781">cj</text:span>ali<text:span text:style-name="T2782">st</text:span>ycznych, zwłaszcza wob<text:span text:style-name="T2783">e</text:span>c Związku Radzieckiego z naszym zadłużeniem wobec partnerów zachodnich. Raz, że tu jest około 3<text:span text:style-name="T2784">8</text:span>-39 mld dolarów, tu jest jak mówię w tej chwili nieco ponad 6 mld rubli. A po drugie, jednakże po roku 19<text:span text:style-name="T2785">8</text:span>1, co<text:s/>pa<text:span text:style-name="T2786">ń</text:span>stwo tego nie uznają, jednakże były zastosowane określone działania ze strony naszych wierzycieli zachodnich, które - nie wchodzę w tej chwili, jaka suma szkód została z tego powodu przyczyniona naszej gospodarce, ale jednakże jest pewne, że określone straty żeśmy ponieśli<text:span text:style-name="T2787">.</text:span><text:s/>Natomiast w tym samym czasie partnerzy z krajów socjali<text:span text:style-name="T2788">st</text:span>ycznych wspomagali nas, można powiedzieć relatywnie niewielkimi dostawami towarów rynkowych, ale partner radziecki jednakże prowadził określoną, korzystną dla nas politykę zasilania naszej gospodarki częściowo kredytami, a nawet sumą 46<text:span text:style-name="T2789">5</text:span><text:s/><text:span text:style-name="T2790">m</text:span>l<text:span text:style-name="T2791">n<text:s/></text:span>dolarów w postaci dotacji, że się tak wyrażę, czy jak kto woli, pożyczki bezzwrotnej<text:span text:style-name="T2792">.</text:span></text:p>
      <text:p text:style-name="P2793"><text:span text:style-name="T2794">A</text:span><text:s/>więc byłbym jednak zdania, że nie można zestawiać naszych zobowiązali wobec tzw. pierwszego obszaru płatniczego i drugiego obszaru płatniczego i mówić, że tu jest absolutnie wszystko identycznie.</text:p>
      <text:p text:style-name="P2795">Dziękuję.</text:p>
      <text:p text:style-name="P2796"><text:span text:style-name="T2797">P</text:span><text:span text:style-name="T2798">r</text:span><text:span text:style-name="T2799">o</text:span><text:span text:style-name="T2800">f.</text:span><text:span text:style-name="T2801"><text:s/>Władysław<text:s/></text:span><text:span text:style-name="T2802">B</text:span><text:span text:style-name="T2803">aka</text:span>:</text:p>
      <text:p text:style-name="P2804">Ja proponuję, ażeby nie dyskutować dalej nad tą sprawą, w tym sensie, ażeby wprowadzać dodatkowe elementy etc. ponieważ niepokoje, jakie wyraził dr. Bugaj w moim przekonaniu są niezbyt uzasadnione, a poza tym ten tekst rzeczywiście przez odpowiednią grupę ekspertów był bardzo gruntownie ze wszystkich stron, także ze względu na percepcję przez zagranicę studiowany.</text:p>
      <text:p text:style-name="P2805"><text:span text:style-name="T2806">I</text:span><text:s/>proszę zwrócić uwag<text:span text:style-name="T2807">ę</text:span>,<text:s/><text:span text:style-name="T2808">ż</text:span>e pkt 3 jest otwarciem i powiada się, ze strony zagranicznych partnerów. I pierwszy tiret odnosi się do wszystkich. Uznanie przez wierzycieli ścisłej zależności. Nie powiada się, że przez zachodnich. Pierwsze tiret odnosi się do wszystkich wierzycieli Polski. Natomiast dopiero drugie tiret odnosi się expressis verbis do krajów zachodnich. Trzecie, to już jest większe zainteresowanie, można powiedzieć, i zachodnich i wschodnich. Proszę bardzo, możemy napisać i zachodnich i wschodnich inwestorów lokowaniem kapitałów w Polsce. Jeżeli jest to potrzebne. Udostępnienie Polsce kredytów na cele modernizacyjne i proeksportowe. Tutaj wchodzi w grę i<text:s/><text:span text:style-name="T2809">M</text:span>B<text:span text:style-name="T2810">WG</text:span><text:s/>i Międzynarodowy Bank Inwestycyjny i zachodnie kraje<text:span text:style-name="T2811">.</text:span><text:s/>I oparcie redukcji długów na niekonwen<text:span text:style-name="T2812">cj</text:span>onalnych.<text:span text:style-name="T2813">..</text:span><text:s/>A zatem to nie jest tak, że to jest odnoszone wyłącznie do jednej strony.</text:p>
      <text:p text:style-name="P2814">Natomiast dalej mamy:<text:s/><text:span text:style-name="T2815">4</text:span><text:s/>- Zachód,<text:s/><text:span text:style-name="T2816">5</text:span><text:s/>- Związek Radziecki, bo o W<text:span text:style-name="T2817">s</text:span>ch<text:span text:style-name="T2818">o</text:span>dz<text:span text:style-name="T2819">i</text:span>e nie mamy co mówić, gdyż nie<text:s/><text:span text:style-name="T2820">m</text:span>a<text:span text:style-name="T2821">m</text:span>y si<text:span text:style-name="T2822">ę</text:span><text:s/>tutaj c<text:span text:style-name="T2823">o</text:span><text:s/>chwalić, że jesteśmy właściwie przejściowo zadłużeni, w niewielkiej zresztą skali, nie<text:s/><text:soft-page-break/>ma co eksponować, w innych państwach s<text:span text:style-name="T2824">oc</text:span>jalistycznych<text:span text:style-name="T2825">.</text:span></text:p>
      <text:p text:style-name="P2826"><text:span text:style-name="T2827">M</text:span>ój wniosek jest następujący<text:span text:style-name="T2828">.</text:span><text:s/>Biorąc pod uwa<text:span text:style-name="T2829">gę<text:s/></text:span>znakomite wyważen<text:span text:style-name="T2830">i</text:span>e tego tekstu, żeby go przyjąć bez dalszych przeróbek.</text:p>
      <text:p text:style-name="P2831"><text:span text:style-name="T2832">Prof. Trzeciakowski</text:span>:</text:p>
      <text:p text:style-name="P2833">Czy są jeszcze jakieś uwagi w tej sprawie?</text:p>
      <text:p text:style-name="P2834"><text:span text:style-name="T2835">D</text:span><text:span text:style-name="T2836">r</text:span><text:span text:style-name="T2837">. Bug</text:span><text:span text:style-name="T2838">aj</text:span>:</text:p>
      <text:p text:style-name="P2839">Jeśli można, nie zostałem merytorycznie przekonany<text:span text:style-name="T2840">.</text:span><text:s/>Ale nie mam zamiaru upierać się i utrudniać ponieważ był to tekst uzgodniony<text:span text:style-name="T2841">.</text:span></text:p>
      <text:p text:style-name="P2842"><text:span text:style-name="T2843">Prof. Trzeciakowski</text:span>:</text:p>
      <text:p text:style-name="P2844">Dobrze<text:span text:style-name="T2845">.</text:span><text:s/><text:span text:style-name="T2846">W</text:span><text:s/>takim razie przechodzimy na str. 2<text:span text:style-name="T2847">4</text:span>, pkt 7<text:span text:style-name="T2848">.</text:span></text:p>
      <text:p text:style-name="P2849">Proszę? Proszę bardzo<text:span text:style-name="T2850">.</text:span></text:p>
      <text:p text:style-name="P2851"><text:span text:style-name="T2852">Ob. Janowski</text:span><text:span text:style-name="T2853">:</text:span></text:p>
      <text:p text:style-name="P2854">Czy pytanie jest do całości strony 24, do sprawy zadłużenia? Czy przechodzimy już do nowej kwestii?</text:p>
      <text:p text:style-name="P2855">/<text:span text:style-name="T2856">Przewodniczący</text:span>: Nie słychać/.</text:p>
      <text:p text:style-name="P2857">To ja mam w tej kwestii. Do pkt. 7, a ściślej mówiąc do ostatniego zdania pkt 7, które brzmi: Pozwoli to również stronie<text:s/><text:span text:style-name="T2858">opozycyjno-solidarnościowej</text:span><text:s/>na występowanie o radykalni<text:span text:style-name="T2859">ej</text:span>szą pomoc dla Polski.</text:p>
      <text:p text:style-name="P2860">Mianowicie uważam, że ten zapis powinien być uzupełniony jeszcze o s<text:span text:style-name="T2861">fo</text:span>rmułowanie dotyczące społeczn<text:span text:style-name="T2862">ej,</text:span><text:s/>czy nie w<text:span text:style-name="T2863">i</text:span>em jak byśmy to nazwali, kontroli nad tymi środkami, które będą ewentualnie przekazywane Polsce. Jak również nad sens<text:span text:style-name="T2864">em<text:s/></text:span>wydatkowania, a więc na cele, jakie będ<text:span text:style-name="T2865">ą</text:span><text:s/><text:span text:style-name="T2866">p</text:span>rzeznaczane<text:span text:style-name="T2867">.<text:s/></text:span>Strona rządowa nie umie do dzisiaj powiedzieć, na co się 16 bodajże miliardów kapitałów zaciągniętych rozeszło, no<text:s/>bo nie jest w stanie<text:span text:style-name="T2868">.</text:span><text:s/>Czy na sztucery, na hut<text:span text:style-name="T2869">ę,</text:span><text:s/><text:span text:style-name="T2870">c</text:span>zy na jeszcze na coś innego?</text:p>
      <text:p text:style-name="P2871"><text:span text:style-name="T2872">W</text:span><text:s/>związku z tym proponuję jednak, żeby tu<text:s/><text:span text:style-name="T2873">k</text:span>o<text:span text:style-name="T2874">n</text:span>sek<text:span text:style-name="T2875">w</text:span>entnie jakiś zapis zabezpieczający z tych pieniędzy wnieść<text:span text:style-name="T2876">.</text:span></text:p>
      <text:p text:style-name="P2877"><text:span text:style-name="T2878">Przew</text:span><text:span text:style-name="T2879">od</text:span><text:span text:style-name="T2880">ni</text:span><text:span text:style-name="T2881">cz</text:span><text:span text:style-name="T2882">ąc</text:span><text:span text:style-name="T2883">y</text:span><text:span text:style-name="T2884">:</text:span></text:p>
      <text:p text:style-name="P2885">Pan minister Długosz<text:span text:style-name="T2886">.</text:span></text:p>
      <text:p text:style-name="P2887"><text:span text:style-name="T2888">Minister Stanisław Długosz</text:span>:</text:p>
      <text:p text:style-name="P2889">Ja nie mogę się zgodzi<text:span text:style-name="T2890">ć</text:span><text:s/><text:span text:style-name="T2891">z</text:span>e stwierdzeniem,<text:s/><text:span text:style-name="T2892">ż</text:span>e nie wiadomo na co poszły pieniądze, które były zaciągane w latach siedemdziesiątych<text:span text:style-name="T2893">.</text:span><text:s/>Jeżeli pana Janowskiego interesuje, proszę, zapraszam do siebie, pokażę panu<text:s/><text:span text:style-name="T2894">c</text:span>ałe dokładne rozliczenie na co poszczególne pozycje zostały wydatkowane<text:span text:style-name="T2895">.</text:span></text:p>
      <text:p text:style-name="P2896">Natomiast jeśli chodzi o kontrolę społeczną, dla mnie tu jest rzecz o tyle wątpliwa, że nie wyobrażam<text:s/><text:span text:style-name="T2897">s</text:span>obie, żeby jakiekolwiek porozumienia z wierzycielami zachodnimi, poza porozumieniami restrukturyzac<text:span text:style-name="T2898">yj</text:span>nymi, gdzie nie ma przepływu, w istocie rzeczy, nowych zasobów kredytowych, były załatwiane w postaci jakichś takich porozumień ogólnych, jak to było kiedyś, że były załatwiane linie kredytowe bez ścisłego precyzowania o jakie projekty, o finansowanie jakich projektów chodzi.</text:p>
      <text:p text:style-name="P2899">Tak że moim zdaniem technika pozyskiwania, jeśli w ogóle to będzie możliwe, jakichś poważni<text:span text:style-name="T2900">ej</text:span>sz<text:span text:style-name="T2901">y</text:span>ch kredytów na Zachodzie będzie się odbywać za pomocą finansowania określonych projektów, co uważam, że również z naszego punktu widzenia powinno by<text:span text:style-name="T2902">ć</text:span><text:s/>procedurą stosowaną<text:span text:style-name="T2903">.<text:s/></text:span>Dzięku<text:span text:style-name="T2904">ję.</text:span></text:p>
      <text:p text:style-name="P2905"><text:span text:style-name="T2906">Przewodnicząc</text:span><text:span text:style-name="T2907">y</text:span><text:span text:style-name="T2908">:</text:span></text:p>
      <text:p text:style-name="P2909">Proponuję uwzględnić wnioski wynikające z wypowiedzi pana Janowskiego poprzez skreślenie<text:s/>od<text:s/><text:soft-page-break/>słowa<text:s/>„Pozwoli to również stronie opozyc<text:span text:style-name="T2910">yj</text:span>no-solidarnościowej na występowanie o radykalnie<text:span text:style-name="T2911">js</text:span>zą pomoc dla Polski”<text:span text:style-name="T2912">.<text:s/></text:span>Z<text:span text:style-name="T2913">g</text:span>oda? Dobrze<text:span text:style-name="T2914">.</text:span></text:p>
      <text:p text:style-name="P2915">To<text:span text:style-name="T2916"><text:s/></text:span>mamy stronę zadłużeniową, na 24 str. załatwioną. Skreśliliśmy ostatnie zdanie po prostu, dotyczące...</text:p>
      <text:p text:style-name="P2917">Natomiast pozostało nam ustosunkowanie się do tego<text:s/><text:span text:style-name="T2918">fra</text:span>gme<text:span text:style-name="T2919">n</text:span>tu mówiącego o kontaktach naszego zespołu z poszczególnymi<text:s/>„pod<text:span text:style-name="T2920">s</text:span>tolikam<text:span text:style-name="T2921">i</text:span><text:span text:style-name="T2922">”</text:span>. Czyli dół str. 24 i 2<text:span text:style-name="T2923">5.</text:span></text:p>
      <text:p text:style-name="P2924">Czy do tych dwó<text:span text:style-name="T2925">c</text:span>h stron są jakieś uwagi?</text:p>
      <text:p text:style-name="P2926"><text:span text:style-name="T2927">Ob. <text:s text:c="20"/></text:span>:</text:p>
      <text:p text:style-name="P2928">Chodzi mi o to, czy to oznacza, że strona s<text:span text:style-name="T2929">ol</text:span>idarn<text:span text:style-name="T2930">oś</text:span>ciowa tutaj rezygnuje z tego działania. T<text:span text:style-name="T2931">a</text:span>k?</text:p>
      <text:p text:style-name="P2932">/Głosy z sali: nie, nie/<text:span text:style-name="T2933">.</text:span></text:p>
      <text:p text:style-name="P2934"><text:span text:style-name="T2935">Ob. <text:s text:c="20"/></text:span>:</text:p>
      <text:p text:style-name="P2936">Jest napisane, wspólne działanie.</text:p>
      <text:p text:style-name="P2937"><text:span text:style-name="T2938">Prof. Władysław<text:s/></text:span><text:span text:style-name="T2939">P</text:span><text:span text:style-name="T2940">aka</text:span>:</text:p>
      <text:p text:style-name="P2941">Ja<text:s/><text:span text:style-name="T2942">m</text:span>am propozycję po głębszym za<text:span text:style-name="T2943">s</text:span>tanow<text:span text:style-name="T2944">i</text:span>eniu się i takich pewnych,<text:s/><text:span text:style-name="T2945">m</text:span>ożna powiedzieć, sygnałach z zewnątrz, aby na str. 25 skreślić tę dyspozycję, że pożądane byłoby także zasięgnięcie w tych kwestiach opinii u ekspertów zagran<text:span text:style-name="T2946">ic</text:span>znych, zwłaszcza Baku światowego M<text:span text:style-name="T2947">O</text:span>P, światowych kongresów.</text:p>
      <text:p text:style-name="P2948">My nie powinniśmy jako stół zwracać się o to, żeby nam inni urządzali naszą gospodarkę. Tym bardziej, że to może być bardzo negatywnie także wykorzystywane przeciwko<text:s/>„okrągłemu<text:s/><text:span text:style-name="T2949">st</text:span>oł<text:span text:style-name="T2950">ow</text:span>i”.</text:p>
      <text:p text:style-name="P2951">Jak sobie eksperci i odpowiedni decydenci, którzy organizują grupy, związki zawodowe, administra<text:span text:style-name="T2952">cj</text:span>a, zechcą zaprosić ekspertów to sobie zaproszą.</text:p>
      <text:p text:style-name="P2953"><text:span text:style-name="T2954">Przewodnicząc</text:span><text:span text:style-name="T2955">y</text:span><text:span text:style-name="T2956">:</text:span></text:p>
      <text:p text:style-name="P2957">Rozumiem,<text:s/><text:span text:style-name="T2958">że</text:span><text:s/><text:span text:style-name="T2959">w</text:span><text:s/>ramach oszczędno<text:span text:style-name="T2960">ś</text:span>ci dewizowych skreślamy<text:s/><text:span text:style-name="T2961">„</text:span>Pożądane byłoby także zasięgnięcie w tych kwestiach opinii ekspertów zagranicznych, zwłaszcza z Banku Światowego, M<text:span text:style-name="T2962">O</text:span>P i światowych kongresów górnictwa”. Zgoda? Załatwimy to za złotówki<text:span text:style-name="T2963">.</text:span></text:p>
      <text:p text:style-name="P2964">Pan minister Długosz<text:span text:style-name="T2965">.</text:span></text:p>
      <text:p text:style-name="P2966"><text:span text:style-name="T2967">Minister Stanisław Długosz</text:span>:</text:p>
      <text:p text:style-name="P2968">Ja chciałem zgłosić następującą propozycję do trzeciej linijki od góry str<text:span text:style-name="T2969">.</text:span><text:s/>2<text:span text:style-name="T2970">5.<text:s/></text:span>Uwzględniając przy tym konieczność zabezpieczenia niezbędnego dla gospodarki polskiej poziomu wydobycia węgla<text:span text:style-name="T2971">.<text:s/></text:span>Dokumentuje to tym sposobem, tym argumentem, że dopuszczenie do gwałtownych redukcji wydobycia węgla w najbliższych, tzn. w tym roku i w roku 1990 rzeczywiście spowoduje uniemożliwienie realizacji całego szeregu uzgodnień, o których tutaj się mówi, ze względu na braki finansowe, jakie wystąpią bądź w gospodarce wewnętrznej, bądź w gospodarce zewnętrznej naszego kraju<text:span text:style-name="T2972">.</text:span></text:p>
      <text:p text:style-name="P2973"><text:span text:style-name="T2974">Przewodnicząc</text:span><text:span text:style-name="T2975">y</text:span><text:span text:style-name="T2976">:</text:span></text:p>
      <text:p text:style-name="P2977">Kto mia<text:span text:style-name="T2978">łb</text:span>y<text:span text:style-name="T2979">...</text:span>? Pan dr<text:span text:style-name="T2980">.</text:span><text:s/>Stankiewicz<text:span text:style-name="T2981">.</text:span></text:p>
      <text:p text:style-name="P2982"><text:span text:style-name="T2983">Dr</text:span><text:span text:style-name="T2984">.</text:span><text:span text:style-name="T2985"><text:s/>Stankiewicz</text:span>:</text:p>
      <text:p text:style-name="P2986"><text:span text:style-name="T2987">Ja</text:span><text:s/>mam właściwie pytanie i propozycję, czy d<text:span text:style-name="T2988">o</text:span><text:s/><text:span text:style-name="T2989">t</text:span>ego nie będzie można jeszcze wrócić, bo po wczorajszej pracy redakcyjnej ja ma<text:span text:style-name="T2990">m</text:span><text:s/>pewien niedosyt, bo wydaje mi się, że byliśmy i jesteśmy o krok od porozumienia<text:span text:style-name="T2991">.</text:span><text:s/><text:span text:style-name="T2992">I</text:span><text:s/>o krok od wypracowania wspólnego stanowiska.<text:s/><text:span text:style-name="T2993">I</text:span><text:s/>ja myślę, że ta sprawa nie jest zaprzepaszczona<text:span text:style-name="T2994">.</text:span></text:p>
      <text:p text:style-name="P2995">Ni<text:span text:style-name="T2996">e</text:span><text:s/>w<text:span text:style-name="T2997">i</text:span>em, jaka jest opinia prof<text:span text:style-name="T2998">.<text:s/></text:span>Baki<text:span text:style-name="T2999">.</text:span></text:p>
      <text:soft-page-break/>
      <text:p text:style-name="P3000"><text:span text:style-name="T3001">Przewodnicząc</text:span><text:span text:style-name="T3002">y</text:span>:</text:p>
      <text:p text:style-name="P3003">Ja pozwolę włączyć się do tej dyskusji<text:span text:style-name="T3004">.</text:span><text:s/>Jeżeli w toku spotkania w Magdalence z panem Pietrzykiem, który wróci z odpowiednimi pełnomocnictwami ze Śląska dojdziemy do takiego porozumienia, to oczywiście będziemy mogli w ślad za tym porozumieniem przeredagować jeszcze str. 25<text:span text:style-name="T3005">.</text:span><text:s/>Natomiast bez tego porozumienia nie sądzę żebyśmy mogli wkraczać bez upoważnienia strony górniczej<text:span text:style-name="T3006">.</text:span></text:p>
      <text:p text:style-name="P3007">Proszę bardzo.</text:p>
      <text:p text:style-name="P3008"><text:span text:style-name="T3009">Ob. Stankiewicz</text:span>:</text:p>
      <text:p text:style-name="P3010">To ja jeszcze tylko dodam, że w moim przekonaniu, jeśli chodzi o naszą stronę, problemy by<text:span text:style-name="T3011">ł</text:span>y<text:span text:style-name="T3012"><text:s/></text:span>głównie językowe, żargonu ekonomicznego. Nie mogliśmy się dogadać... Nawet były różnice między mną a panem red. Szwarcem co do definicji słowa<text:s/>„samo<text:span text:style-name="T3013">fi</text:span>nans<text:span text:style-name="T3014">ow</text:span>anie”, co rzutowało na tekst<text:span text:style-name="T3015">.</text:span></text:p>
      <text:p text:style-name="P3016">Tak że poza tym, ja nie widziałem poważn<text:span text:style-name="T3017">iejs</text:span>z<text:span text:style-name="T3018">yc</text:span>h problemów<text:span text:style-name="T3019">.</text:span><text:s/>Dziękuję bardzo<text:span text:style-name="T3020">.</text:span></text:p>
      <text:p text:style-name="P3021"><text:span text:style-name="T3022">Przewodni</text:span><text:span text:style-name="T3023">cz</text:span><text:span text:style-name="T3024">ący</text:span>:</text:p>
      <text:p text:style-name="P3025">Ja rozumiem, że jeżeli panowie mają taką wersję, która byłaby bliska consensusu, a ona by uzyskała akceptację górników, to oczywiście - i OPZZ<text:s/><text:span text:style-name="T3026">-</text:span><text:s/>nie będzie żadnych przeszkód, żeby przeredagować jeszcze początek strony 2<text:span text:style-name="T3027">5</text:span>.</text:p>
      <text:p text:style-name="P3028">Ale jako warunek stawiałbym akceptację przez stronę górniczą<text:span text:style-name="T3029">.</text:span><text:s/>Czy z taką interpreta<text:span text:style-name="T3030">cj</text:span>ą<text:s/>pań<text:span text:style-name="T3031">s</text:span>two się zgodzą? Pan Miłkowski.</text:p>
      <text:p text:style-name="P3032"><text:span text:style-name="T3033">Ob. Miłkowsk</text:span><text:span text:style-name="T3034">i</text:span>:</text:p>
      <text:p text:style-name="P3035">Ja bym miał do tego<text:s/><text:span text:style-name="T3036">je</text:span>dną uwagę<text:span text:style-name="T3037">.</text:span><text:span text:style-name="T3038"><text:s/></text:span>Proszę<text:s/>państwa<text:span text:style-name="T3039">,</text:span><text:s/>sprawa struktur górniczych, sprawa wydobycia węgla b<text:span text:style-name="T3040">ył</text:span>a to rzecz dyskutowana przez górników, wi<text:span text:style-name="T3041">e</text:span>le<text:span text:style-name="T3042"><text:s/></text:span>kontrowersji, sprzecznych opinii, wręcz awantu<text:span text:style-name="T3043">r</text:span><text:s/>w całym łonie<text:span text:style-name="T3044">.</text:span><text:s/>Były również dyskusje na ten te<text:span text:style-name="T3045">m</text:span>at tutaj, nie tak dawno i wiadomo, czy<text:span text:style-name="T3046">m</text:span><text:s/>się zakończyły<text:span text:style-name="T3047">.</text:span><text:s/><text:span text:style-name="T3048">I</text:span><text:s/>w te<text:span text:style-name="T3049">j</text:span><text:s/>chwili nanoszenie tej sprawy, w takiej treści jaka była zaproponowana, mogłoby sugerować, że dla utrzymania wydobycia potrzebne s<text:span text:style-name="T3050">ą<text:s/></text:span>obecnie istniejące struktury.</text:p>
      <text:p text:style-name="P3051"><text:span text:style-name="T3052">A</text:span><text:s/>biorąc pod uwagę to, że my jako stół ekonomiczny zostaliśmy w określony sposób ocenieni, przez agencję informacyjną Związku Zawodowego Górników, która jest w tej c<text:span text:style-name="T3053">h</text:span>wili kolportowana w rejonach górniczych w masowym nakładzie i wyw<text:span text:style-name="T3054">i</text:span>e<text:span text:style-name="T3055">s</text:span>zana, która stanowi nie nic innego jak zachętę do masowego strajku, że warszawscy górnicy zniszczyli dorobek całego zespołu górniczego, proponowałbym nie wprowadzać żadnych poprawek, a ustosunkować się do tego tekstu<text:span text:style-name="T3056">.</text:span><text:s/>Bo obciąża to w tej chwili nas wszystkich, jakobyśmy my byli winni całego nieszczęścia górników, którzy coś wywalczyli a w tej chwili myśmy zaprzepaścili ich dorobek<text:span text:style-name="T3057">.</text:span><text:s/>Jest to sprawa bardzo poważna<text:span text:style-name="T3058">.</text:span><text:s/>I prosiłbym o potraktowanie ją w kategoriach pilnej sprawy politycznej<text:span text:style-name="T3059">.</text:span></text:p>
      <text:p text:style-name="P3060"><text:span text:style-name="T3061">Przewodniczący</text:span>:</text:p>
      <text:p text:style-name="P3062">Czy ktoś w tej sprawie chciałby się wypowiedzieć?</text:p>
      <text:p text:style-name="P3063">Minister Długosz<text:span text:style-name="T3064">.</text:span></text:p>
      <text:p text:style-name="P3065"><text:span text:style-name="T3066">Minister Stanisław Długosz</text:span>:</text:p>
      <text:p text:style-name="P3067">Ja rozumiem, że ta sprawa jeszcze będzie dyskutowana, bo ja ją dwa razy podnosiłem<text:span text:style-name="T3068">.</text:span><text:s/>Raz na jakimś etapie ten problem zabezpieczenia poziomu wydobycia był uzgodniony z czymś, co<text:s/><text:span text:style-name="T3069">m</text:span>ia<text:span text:style-name="T3070">ł</text:span>o być załącznikiem do tego głównego dokumentu naszego stołu.<text:s/>Dzisia<text:span text:style-name="T3071">j</text:span><text:s/>in<text:span text:style-name="T3072">f</text:span>ormowałem si<text:span text:style-name="T3073">ę</text:span><text:s/><text:span text:style-name="T3074">u</text:span><text:s/>górników<text:span text:style-name="T3075">.</text:span><text:s/><text:span text:style-name="T3076">N</text:span>ie ma uzgodnionego jak na dzisiaj tekstu<text:span text:style-name="T3077">.</text:span><text:s/><text:span text:style-name="T3078">I</text:span><text:s/>dla mnie sprawa zabezpieczenia co najmniej w latach<text:s/><text:span text:style-name="T3079">19</text:span>8<text:span text:style-name="T3080">9</text:span>-90<text:span text:style-name="T3081">,</text:span><text:s/>ewentualnie nawet<text:s/><text:soft-page-break/>w 199<text:span text:style-name="T3082">1</text:span>,<text:span text:style-name="T3083"><text:s/></text:span>niezbędnego poziomu wydobycia jest tak istotna, że ja rozumiem, że moja wypowiedź będzie zapisana w steno<text:span text:style-name="T3084">g</text:span>ra<text:span text:style-name="T3085">m</text:span>ie i zobaczymy za trzy lata, kto miał rację.</text:p>
      <text:p text:style-name="P3086"><text:span text:style-name="T3087">Przewodniczący</text:span>:</text:p>
      <text:p text:style-name="P3088">Proszę bardzo, premier Sekuła.</text:p>
      <text:p text:style-name="P3089"><text:span text:style-name="T3090">Wicepremier Ireneusz Sekuła</text:span>:</text:p>
      <text:p text:style-name="P3091">Chciałbym wzmocnić wypow<text:span text:style-name="T3092">i</text:span>edź ministra Dług<text:span text:style-name="T3093">o</text:span>sza. Zapis na temat niezbędnego dla gospodarki poziomu wydobycia bezwzględnie musi by<text:span text:style-name="T3094">ć</text:span><text:s/>wprowadzony, jeżeli nie drogą consensusu - o co bardzo prosz<text:span text:style-name="T3095">ę</text:span><text:s/>-<text:span text:style-name="T3096"><text:s/></text:span>to jako stanowisko przynajmni<text:span text:style-name="T3097">ej</text:span><text:s/>rządu, jeżeli nie strony koalic<text:span text:style-name="T3098">yj</text:span>no-rządow<text:span text:style-name="T3099">ej.</text:span><text:s/>Nie chcę mówić za kolegów z OPZZ<text:span text:style-name="T3100">.<text:s/></text:span>Po prostu dlatego, że to jest tak kluczowa kwestia dla gospodarki, że pozostawienie jej niejako na uboczu i nadanie priorytetu zmianom<text:s/><text:span text:style-name="T3101">s</text:span>ystemowym, organizacyjnym, niejako nie biorąc pod uwagę<text:span text:style-name="T3102"><text:s/></text:span>skutków produkc<text:span text:style-name="T3103">yj</text:span>nych, byłoby zapisem z punktu widzenia rządu przynajmn<text:span text:style-name="T3104">ie</text:span>j wielce niebezpiecznym.</text:p>
      <text:p text:style-name="P3105">Dlatego bardzo prosilibyśmy o przy<text:span text:style-name="T3106">ję</text:span>cie tego uzupełnienia,<text:s/>które<text:s/>zgłosił minister Długosz, traktując je jako zapis ogromnie istotny.</text:p>
      <text:p text:style-name="P3107">To jest stanowisko nasz<text:span text:style-name="T3108">e</text:span>go z<text:span text:style-name="T3109">e</text:span>społu, tak jak proponujemy, a więc nie ingerujemy tu w najmni<text:span text:style-name="T3110">ejs</text:span>zym stopniu w zapisy grupy górniczej<text:span text:style-name="T3111">.</text:span><text:s/>Jest to po prostu stanowisko tego, co nasz z<text:span text:style-name="T3112">e</text:span>spół wyraża w odniesieniu do kwestii górniczej. Dziękuję<text:span text:style-name="T3113">.</text:span></text:p>
      <text:p text:style-name="P3114"><text:span text:style-name="T3115">Przewodnicząc</text:span><text:span text:style-name="T3116">y</text:span><text:span text:style-name="T3117">:</text:span></text:p>
      <text:p text:style-name="P3118"><text:span text:style-name="T3119">Pa</text:span>nie<text:s/><text:span text:style-name="T3120">p</text:span>r<text:span text:style-name="T3121">e</text:span>mier<text:span text:style-name="T3122">z</text:span>e<text:span text:style-name="T3123">,</text:span><text:s/><text:span text:style-name="T3124">ja</text:span><text:s/>ni<text:span text:style-name="T3125">este</text:span>t<text:span text:style-name="T3126">y,</text:span><text:s/><text:span text:style-name="T3127">m</text:span>a<text:span text:style-name="T3128">m</text:span><text:s/>sy<text:span text:style-name="T3129">g</text:span>na<text:span text:style-name="T3130">ł</text:span>y,<text:s/><text:span text:style-name="T3131">że</text:span><text:s/>nasze<text:s/><text:span text:style-name="T3132">p</text:span>oczynania s<text:span text:style-name="T3133">ą</text:span><text:s/>przez brać górniczą poczytywane jako wkraczanie w ich kompetencje i naruszające te postulaty, które zostały uzgodnione w toku iluś tam, kilkudziesięciu spotk<text:span text:style-name="T3134">ań</text:span>, które oni tutaj mieli. Kilkuna<text:span text:style-name="T3135">st</text:span>u sp<text:span text:style-name="T3136">ot</text:span>kań<text:span text:style-name="T3137">.</text:span></text:p>
      <text:p text:style-name="P3138"><text:span text:style-name="T3139">W</text:span><text:s/>związku z tym ja bym proponował rozważenie w ogól<text:span text:style-name="T3140">e<text:s/></text:span>skreślenie całego akapitu na str. 25, całego do kom<text:span text:style-name="T3141">i</text:span>sji p<text:span text:style-name="T3142">or</text:span>ozum<text:span text:style-name="T3143">ie</text:span>wawczej. Całego tego pierwszego akapitu<text:span text:style-name="T3144">.</text:span><text:s/>I pozostawienie tylko tekstu, który się zaczyna od słów<text:s/>„Spraw<text:span text:style-name="T3145">oz</text:span>da<text:span text:style-name="T3146">ni</text:span>a<text:span text:style-name="T3147"><text:s/></text:span>z prac podzespołów i wspólne ustalenia...”<text:s/>itd.</text:p>
      <text:p text:style-name="P3148">Pan Stankiewicz.</text:p>
      <text:p text:style-name="P3149"><text:span text:style-name="T3150">Ob. Stankiewicz</text:span>:</text:p>
      <text:p text:style-name="P3151">Ja bym jednak bardzo prosił, żeby sprawę odłożyć. Jeżeli są jakieś nadzieje na porozumienie, to żeby nie komplikować. Przecież.<text:span text:style-name="T3152">..</text:span><text:s/>Wrócić do tego, a w tej chwili naprawdę niczego nie zmieniać.</text:p>
      <text:p text:style-name="P3153"><text:span text:style-name="T3154">P</text:span><text:span text:style-name="T3155">rz</text:span><text:span text:style-name="T3156">ew</text:span><text:span text:style-name="T3157">o</text:span><text:span text:style-name="T3158">dnicząc</text:span><text:span text:style-name="T3159">y</text:span>:</text:p>
      <text:p text:style-name="P3160">W takim razie możemy przyjąć tego rodzaju korektę, że na razie skreślamy to, natomiast w momencie<text:s/>dojścia do tekstu, który byłby consensusem łącznio z górnikami, wrócić do tego i sformułować już tak, jak to będzie wynikało z tego uzgodnienia.</text:p>
      <text:p text:style-name="P3161"><text:span text:style-name="T3162">Prof. Władysław Baka</text:span>:</text:p>
      <text:p text:style-name="P3163">Można?<text:s/><text:span text:style-name="T3164">Ja</text:span><text:s/><text:span text:style-name="T3165">jest</text:span>em pod wrażen<text:span text:style-name="T3166">i</text:span>e<text:span text:style-name="T3167">m</text:span>, i wczoraj przeprowadzonych rozmów, i poprzednio. Otóż jest tutaj coś bardzo niepok<text:span text:style-name="T3168">oj</text:span>ącego. Mianowicie w<text:span text:style-name="T3169">ś</text:span>ród górników, którzy pracowali nad tymi dokumentami krzewi się takie przekonanie, że my chcemy majstrować przy ich uzgodn<text:span text:style-name="T3170">ie</text:span>niach, ich ustaleniach<text:span text:style-name="T3171">.</text:span><text:s/><text:span text:style-name="T3172">Ż</text:span>e my coś zmieniamy, że my manipulu<text:span text:style-name="T3173">je</text:span>my.<text:s/>I<text:s/>biorąc pod uwagę te okoliczności oraz to, że to jest absolutnie sprzeczne z naszymi intencjami, proponuję, ażeby<text:s/>zachować czystość rzeczywiście te<text:span text:style-name="T3174">go</text:span><text:s/>ostatniego r<text:span text:style-name="T3175">oz</text:span>d<text:span text:style-name="T3176">z</text:span>iału, tzn<text:span text:style-name="T3177">.</text:span><text:s/>żeby rzeczywiście tutaj by<text:span text:style-name="T3178">ł</text:span>y tylko zapisy dotyczące<text:span text:style-name="T3179"><text:s/></text:span>tego, że rozpatrzono sprawozdania z zespołów, że one<text:s/><text:soft-page-break/>stanowią dokume<text:span text:style-name="T3180">nt</text:span>a<text:span text:style-name="T3181">cję</text:span><text:s/><text:span text:style-name="T3182">„</text:span>okrągłego stołu”<text:s/>i że realizację postulatów o charakterze organ<text:span text:style-name="T3183">iz</text:span>acyjnym<text:span text:style-name="T3184">,</text:span><text:s/>itd. które mają charakter interwencyjny powinna być przyjęta niezwłocznie, wykonana w przyjętych terminach<text:span text:style-name="T3185">...</text:span><text:s/>i da<text:span text:style-name="T3186">l</text:span>ej do końca<text:span text:style-name="T3187">.</text:span></text:p>
      <text:p text:style-name="P3188">Natomiast jeśli górnicy dojdą do porozumienia w swoich sprawach, to przyjąć do wiadomości ewentualnie na spotkaniu współprzewodniczących i uczynić z tego dokument zespołu górniczego. Uczynić z tego dokument zespołu górniczego.</text:p>
      <text:p text:style-name="P3189">Tak, że nasze inicjatywy w tym względzie pod wpływem doświadczenia, rozmów jakie prowadz<text:span text:style-name="T3190">iliś</text:span>my, nasze inicjatywy z prof<text:span text:style-name="T3191">.</text:span><text:s/>Trzeciakowskim są tożsame.<text:s/><text:span text:style-name="T3192">I</text:span><text:s/>proponuję, ażeby zespół uznał słuszność tej inicjatyw<text:span text:style-name="T3193">y.</text:span></text:p>
      <text:p text:style-name="P3194"><text:span text:style-name="T3195">Przewodnicząc</text:span><text:span text:style-name="T3196">y</text:span>:</text:p>
      <text:p text:style-name="P3197">Pan Stankiewicz.</text:p>
      <text:p text:style-name="P3198"><text:span text:style-name="T3199">O</text:span><text:span text:style-name="T3200">b. Stankiewicz</text:span>:</text:p>
      <text:p text:style-name="P3201">Ale naprawdę robimy coś, moim zdaniem, złego. Bo ten fragment, który tutaj się zachował, to jest fragment pod którym z trudem podpisały się wszystkie strony. Nikt go nie kwestionuje. Więc zo<text:span text:style-name="T3202">s</text:span>tawmy chociaż to i przynajmniej tego nie ruszajmy.<text:s/><text:span text:style-name="T3203">Ż</text:span>eby to był jakiś element. Bo jeżeli to ruszymy, to ja nie wiem, jakie będą tego konsekwen<text:span text:style-name="T3204">cj</text:span>e, jeżeli to skreślimy w tej chwili, jakie będą konsekwencje dla dalszych negocjacji, jak poszczególne strony zareagują, która jak to sobie skalkuluje<text:span text:style-name="T3205">.</text:span><text:s/>A ja nie widzę powodu, dlaczego skreślać coś, co do czego z takim trudem wszystkie strony się zgodziły.</text:p>
      <text:p text:style-name="P3206">Ja bym proponował naprawdę dzisiaj niczego w tej stronie 25 nie dotykać<text:span text:style-name="T3207">.</text:span><text:s/><text:span text:style-name="T3208">Z</text:span><text:s/>odłożyć<text:span text:style-name="T3209">,</text:span><text:s/>zawiesić<text:span text:style-name="T3210">.</text:span><text:s/>Zdążymy ewentualnie<text:span text:style-name="T3211">.</text:span><text:s/><text:span text:style-name="T3212">N</text:span>ie skreślać, nie poprawiać, nie dopisywać.<text:s/><text:span text:style-name="T3213">W</text:span><text:s/>interesie ewentualnego jeszcze porozumienia dalszego<text:span text:style-name="T3214">.<text:s/></text:span>Dziękuję<text:span text:style-name="T3215">.</text:span></text:p>
      <text:p text:style-name="P3216"><text:span text:style-name="T3217">Przewodnicząc</text:span><text:span text:style-name="T3218">y</text:span><text:span text:style-name="T3219">:</text:span></text:p>
      <text:p text:style-name="P3220">Propozycja pańska byłaby konsystentna wewnętrznie, gdyby nie było tej propozycji pana premiera<text:span text:style-name="T3221"><text:s/></text:span>Sekuły o uzupełnienie tego zapisu zadaniami ilościowymi w węglu<text:span text:style-name="T3222">.</text:span><text:s/>Uwzględnienie tego postulatu, który może zostać przez górników zinterpretowany, że wykracza poza ustalenia tego zespołu<text:span text:style-name="T3223">.</text:span><text:s/>Bo tego nie moglibyśmy przyjąć jako uzgodnionego tekstu z górnikami<text:span text:style-name="T3224">.</text:span><text:s/>Minie o to chodzi.</text:p>
      <text:p text:style-name="P3225">Dr<text:span text:style-name="T3226">.</text:span><text:s/>Święcicki<text:span text:style-name="T3227">.</text:span></text:p>
      <text:p text:style-name="P3228"><text:span text:style-name="T3229">Dr. Święcicki</text:span>:</text:p>
      <text:p text:style-name="P3230">Na grupie robocz<text:span text:style-name="T3231">ej</text:span>, gdzie z udziałem górników żeśmy tę sprawę dyskutowali strona solidarno<text:span text:style-name="T3232">ś</text:span>ciowo-opozycyjna zaproponowała m<text:span text:style-name="T3233">.</text:span>in<text:span text:style-name="T3234">.</text:span><text:s/>taki zapis, cytuję:<text:s/>„System ekonomiczno-<text:span text:style-name="T3235">fi</text:span>nansowy będzie dostosowany do potrzeb górni<text:span text:style-name="T3236">c</text:span>twa i konieczności zapewnienia niezbędnego minimum wydobycia węgla w najbliższych latach”.</text:p>
      <text:p text:style-name="P3237">Czy ten zapis proponowany przez stronę solidarnościowo-opozyc<text:span text:style-name="T3238">yj</text:span>ną wówczas jest nieaktualny?</text:p>
      <text:p text:style-name="P3239"><text:span text:style-name="T3240">Dr</text:span><text:span text:style-name="T3241">.</text:span><text:span text:style-name="T3242"><text:s/>Buga</text:span><text:span text:style-name="T3243">j</text:span>:</text:p>
      <text:p text:style-name="P3244">Bardzo mi przykro, ale pan Św<text:span text:style-name="T3245">ięcic</text:span>ki z uzgodnień, które żeśmy dyskutowali w sprawach górniczych<text:span text:style-name="T3246"><text:s/></text:span>wspólnie, wyrwał element z kontekstu<text:span text:style-name="T3247">.</text:span><text:s/>My żeśmy takie prezentowali określone stanowisko w sprawie kopalń jako przedsiębiorstw, które nie mogą być przedsiębiorstwami użyteczności publicznej, w sprawie samorządu w kopalniach itd<text:span text:style-name="T3248">.</text:span><text:s/>Nie ma sprzeciwu żadnego, by całość tego zapisu, kt<text:span text:style-name="T3249">ó</text:span>ra wstępnie<text:s/>podczas obrad grupy roboczej została uzgodniona<text:s/><text:span text:style-name="T3250">m</text:span>og<text:span text:style-name="T3251">ł</text:span>a być wpisana, ale nie jakiś mały fragment<text:span text:style-name="T3252">.</text:span></text:p>
      <text:soft-page-break/>
      <text:p text:style-name="P3253"><text:span text:style-name="T3254">Przewodnicząc</text:span><text:span text:style-name="T3255">y</text:span>:</text:p>
      <text:p text:style-name="P3256">Pan red. Szwarc<text:span text:style-name="T3257">.</text:span></text:p>
      <text:p text:style-name="P3258"><text:span text:style-name="T3259">R</text:span><text:span text:style-name="T3260">ed. Szwar</text:span><text:span text:style-name="T3261">c</text:span>:</text:p>
      <text:p text:style-name="P3262">Wszystkie strony, a ni<text:span text:style-name="T3263">e</text:span><text:s/>tylko górnicy uważają, ż<text:span text:style-name="T3264">e</text:span><text:s/>zamierzamy manipulować przy ich dokumencie.<text:s/><text:span text:style-name="T3265">Ż</text:span>eby była jasność. Nie tylko górnicy, ale wszystkie strony.<text:s/><text:span text:style-name="T3266">I</text:span><text:s/>wczorajsze obrady, które próbowały znaleźć jakąś podstawę nie były tylko walką o słowa, ale właśnie próbą ochronienia swojej tożsamości, która zapisana została w ty<text:span text:style-name="T3267">m</text:span><text:s/>dokumencie. Stolika górniczego - tak.</text:p>
      <text:p text:style-name="P3268"><text:span text:style-name="T3269">W</text:span><text:s/>związku z tym podjęliśmy próbę s<text:span text:style-name="T3270">fo</text:span>rmułowania stanowiska ogólnego i podkreślenia rozbieżności wszystkich trzech stron uczestniczących<text:span text:style-name="T3271">.</text:span><text:s/>Te próby nie dały rezultatów.<text:s/><text:span text:style-name="T3272">N</text:span>ie dały rezultatu nie ze względu na słowa, tylko ze względu na to, że strony bały się, iż naruszona zostanie ich wiarygodnoś<text:span text:style-name="T3273">ć</text:span>, która w tym dokumencie została, w tym dokumencie podzespołu górniczego została zapisana.</text:p>
      <text:p text:style-name="P3274">Ja jednak postuluję, żeby został zapis, który tutaj jest, dlatego że nigdzie poza tą stroną 2<text:span text:style-name="T3275">5</text:span><text:s/>nie ma mowy o harmonogramie i sposobie podejścia do reformowania w górnictwie. Jeśli nie możemy się zdobyć na żadną ocenę merytoryczną, to przynajmnie<text:span text:style-name="T3276">j</text:span><text:s/>zostawmy sprawę organizac<text:span text:style-name="T3277">yj</text:span>ną.</text:p>
      <text:p text:style-name="P3278">Proponuję wobec tego, żeby redakcja mogła - jeśli nie ma innej możliwości - żeby redakcja była taka, że<text:span text:style-name="T3279"><text:s/></text:span>w odniesieniu do kwestii górnictwa zespół wyraził pogląd, że administra<text:span text:style-name="T3280">cj</text:span>a gospodarcza i związki zawodowe powinny powołać grupy eksperckie, które uwzględniając dorobek podzespołu ds. górnictwa opracują do 30 wrześniu 19<text:span text:style-name="T3281">8</text:span>9 r. alternatywne projekty rozwiązań systemowych i organizacyjnych.<text:s/>Przebudowa organizac<text:span text:style-name="T3282">y</text:span>jno-ekonomiczno-<text:span text:style-name="T3283">fi</text:span>nanso<text:span text:style-name="T3284">w</text:span>a<text:s/><text:span text:style-name="T3285">p</text:span>o<text:span text:style-name="T3286">w</text:span>i<text:span text:style-name="T3287">n</text:span>na<text:span text:style-name="T3288"><text:s/>być</text:span><text:s/>zapoczątkowana od 1 stycznia 1990 r<text:span text:style-name="T3289">.</text:span><text:s/>O przebiegu r<text:span text:style-name="T3290">e</text:span>alizacji ustaleń informowana będzie komisja por<text:span text:style-name="T3291">oz</text:span>um<text:span text:style-name="T3292">ie</text:span>wawcza<text:span text:style-name="T3293">.</text:span></text:p>
      <text:p text:style-name="P3294">Ten zapis uważam za minimum minimorum, które się tu powinno znaleźć, dlatego<text:s/><text:span text:style-name="T3295">ż</text:span>e nigdzie nie<text:s/><text:span text:style-name="T3296">m</text:span>a tego typu postanowień czy też postulatów<text:span text:style-name="T3297">.</text:span></text:p>
      <text:p text:style-name="P3298"><text:span text:style-name="T3299">Przewodniczący</text:span>:</text:p>
      <text:p text:style-name="P3300">Jestem całkowicie za panem<text:span text:style-name="T3301">.</text:span><text:s/>Tylko c<text:span text:style-name="T3302">h</text:span>odzi o to, że wtedy<text:s/><text:span text:style-name="T3303">m</text:span>usimy przejść do porządku dziennego nad wnioskiem strony rządowej i uzupełnienia tego o nowe zadania<text:span text:style-name="T3304">.</text:span></text:p>
      <text:p text:style-name="P3305"><text:span text:style-name="T3306">Wicepremier Ireneusz Sekuła</text:span>:</text:p>
      <text:p text:style-name="P3307"><text:span text:style-name="T3308">P</text:span>o skreśleniu tego zdania - zgoda<text:span text:style-name="T3309">.</text:span><text:s/>Tzn. ta propozycja r<text:span text:style-name="T3310">e</text:span>d. Szwarca mi odpowiada.</text:p>
      <text:p text:style-name="P3311"><text:span text:style-name="T3312">Red. Szwar</text:span><text:span text:style-name="T3313">c</text:span><text:span text:style-name="T3314">:</text:span></text:p>
      <text:p text:style-name="P3315">To jest moim zdaniem, panie profesorze, mini<text:span text:style-name="T3316">m</text:span>um.<text:s/><text:span text:style-name="T3317">A</text:span><text:s/>jeśli si<text:span text:style-name="T3318">ę</text:span><text:s/>uda od dzisiaj do wtorku uzyskać jeszcze jakieś inne zapisy, to oczywiście.</text:p>
      <text:p text:style-name="P3319">Czy<text:s/><text:span text:style-name="T3320">m</text:span>a<text:span text:style-name="T3321">m</text:span><text:s/>przeczytać jeszcze raz?</text:p>
      <text:p text:style-name="P3322">Skreślamy wiersz drugi i koniec zdania z wiersza drugiego w wierszu trzecim. I wtedy:</text:p>
      <text:p text:style-name="P3323"><text:span text:style-name="T3324">„W</text:span><text:s/>odniesieniu do kwestii górnictwa zespół wyraził pogląd, że administracja gospodarcza i związki zawodowo powinny” - i skreślamy środkowe zdanie „Pożądane było do kongresu górnictwa” - i to jest koniec ingerencji w tym tekście.</text:p>
      <text:p text:style-name="P3325"><text:span text:style-name="T3326">Przewodnicząc</text:span><text:span text:style-name="T3327">y</text:span>:</text:p>
      <text:p text:style-name="P3328">Dobrze. Rozumiem, że jest propozycja konkretna. Czy są sprzeciwy? Nie ma sprzec<text:span text:style-name="T3329">iwów</text:span>. Przyjmujemy w wersji zaproponowan<text:span text:style-name="T3330">ej</text:span><text:s/>przez pana red. Szwarca.</text:p>
      <text:p text:style-name="P3331">Czy do końca tego akapitu są jakieś uwagi?</text:p>
      <text:soft-page-break/>
      <text:p text:style-name="P3332"><text:span text:style-name="T3333">Minister Długos</text:span><text:span text:style-name="T3334">z</text:span>:</text:p>
      <text:p text:style-name="P3335">Ja m<text:span text:style-name="T3336">am</text:span><text:s/>jeszcze taką małostkową uwa<text:span text:style-name="T3337">gę</text:span><text:s/>do trzeciego wiersza od dołu<text:span text:style-name="T3338">.</text:span><text:s/>Postulaty wymagające większych nakładów powinny być uwzględniane przy opracowywaniu centralnych planów rocznych i NPSG. A nie w planach, bo nie<text:s/><text:span text:style-name="T3339">„</text:span>okrągły stół”<text:s/>akceptuje plany<text:span text:style-name="T3340">.</text:span><text:s/>Przy czy<text:span text:style-name="T3341">m<text:s/></text:span>na NPSG powinno być ustawione na pierwszym miejscu jako plan wyższego rzędu zatwierdzany przez parlament<text:span text:style-name="T3342">.</text:span></text:p>
      <text:p text:style-name="P3343"><text:span text:style-name="T3344">Przewodnicząc</text:span><text:span text:style-name="T3345">y</text:span><text:span text:style-name="T3346">:</text:span></text:p>
      <text:p text:style-name="P3347">Nie ma sprzeciwu, gdyby dodać słowa<text:s/>„przy opracowywaniu”?</text:p>
      <text:p text:style-name="P3348">Pani Staniszewska.</text:p>
      <text:p text:style-name="P3349"><text:span text:style-name="T3350">O</text:span><text:span text:style-name="T3351">b</text:span><text:span text:style-name="T3352">.</text:span><text:span text:style-name="T3353"><text:s/>Staniszewska</text:span>:</text:p>
      <text:p text:style-name="P3354">Więc myśmy wczoraj tu ustalili<text:s/>z przedstawicielami poszczególnych zespołów taki zapis i tylko taki zapis ich satysfak<text:span text:style-name="T3355">cj</text:span>onował, w ogóle przedst<text:span text:style-name="T3356">a</text:span>wiciele grupy byli raczej przerażeni początkowymi koncepcj<text:span text:style-name="T3357">a</text:span>mi, które zmierzały do zupełnej dowolności w realizacji ich ustaleń, tak że wprowadzenie słowa tego osłabia intencje włączenia uzgodnień w plany<text:span text:style-name="T3358">.</text:span><text:s/>Tak że odpada.</text:p>
      <text:p text:style-name="P3359"><text:span text:style-name="T3360">Ob. Wincenty Lewandowski</text:span>:</text:p>
      <text:p text:style-name="P3361">Panie Przewodniczący! Mnie się wydaje, że ostatnie zdanie, które mówi, że rząd będzie przedstawiał<text:span text:style-name="T3362"><text:s/></text:span>Sejmowi komisji porozumiewawczej oraz opinii publicznej okresowe informacje o realizacji tych działań, powinno rozproszy<text:span text:style-name="T3363">ć</text:span><text:s/>obawy na ile te ustalenia podzespołów będą uwzględniane w poszczególnych planach rocznych czy MPSG. Natomiast trochę to brzmi zbyt ka<text:span text:style-name="T3364">te</text:span>gorycznie, z<text:s/>braku jakiegokolwiek bilansu,<text:s/>co te ustalenia oznaczają.<text:s/><text:span text:style-name="T3365">W</text:span><text:s/>tej chwili takiego bilansu nie mamy.</text:p>
      <text:p text:style-name="P3366"><text:span text:style-name="T3367">Prof. Kołodziejczak</text:span>:</text:p>
      <text:p text:style-name="P3368"><text:span text:style-name="T3369">A</text:span>le powinny być uwzględniane, a więc słowo powinny być uwzględniane mówi o tym, że nie muszą być, jeżeli będzie sytuacja taka jaka jest.</text:p>
      <text:p text:style-name="P3370"><text:span text:style-name="T3371">Przewodniczący</text:span>:</text:p>
      <text:p text:style-name="P3372">Ja proponuję, żeb<text:span text:style-name="T3373">yś</text:span>my zamknęli dyskusje na ten temat.</text:p>
      <text:p text:style-name="P3374">Głos ma pan Bugaj.</text:p>
      <text:p text:style-name="P3375"><text:span text:style-name="T3376">Ob. Ryszard Bugaj</text:span>:</text:p>
      <text:p text:style-name="P3377">Ja z pewnym napięciem słuchałem dzisiejszej dyskus<text:span text:style-name="T3378">ji</text:span><text:s/>ponieważ na naszej grupie roboczej proponowałem inny zapis i uznałem za stosowane nawet po jego odrzuceniu zgłosić moje skromne votum separatum, ten zapis pozostaje<text:span text:style-name="T3379"><text:s/></text:span>w świetle tej dyskusji, ja chciałbym także w tej<text:s/>Sali<text:s/>powie<text:span text:style-name="T3380">dz</text:span>ieć, że moje votum separatum podtrzymuję<text:s/><text:span text:style-name="T3381">w</text:span><text:s/>stosunku do zapisu. Chciałbym powiedzieć jaki proponowałem zap<text:span text:style-name="T3382">i</text:span>s,<text:span text:style-name="T3383"><text:s/></text:span>mianowicie taki, że rząd będzie realizował porozumienia zawarte podczas obrad<text:s/><text:span text:style-name="T3384">„</text:span>okrągłego stołu”<text:s/>w terminach i w formie uzgodnionej, w wyjątkowych przypadkach, gdy ważne względy ekonomiczne będą to uniemożliwiały, stanowisko zostanie przedstawione Sejmowi i komisji porozumiewawczej<text:span text:style-name="T3385">.</text:span></text:p>
      <text:p text:style-name="P3386">Intencją tego było przyjęcie zasady, że te uzgodnienia są obowiązujące, a tylko odstępstwem od reguły może być coś nie realizowanie w terminie i w formie uzgodnionej, natomiast ten zapis właśnie po takiej interpretac<text:span text:style-name="T3387">ji</text:span>, którą przedstawił pan dyrektor no potwierdza niestety obawy, przepraszam bardzo - potwierdza niestety obawy, że zostanie ona, że jest tutaj właściwie furtka do dość dowolnej interpreta<text:span text:style-name="T3388">cji</text:span><text:s/>tego co to znaczy powinny być uwzględniane.</text:p>
      <text:p text:style-name="P3389">D<text:span text:style-name="T3390">zi</text:span>ęku<text:span text:style-name="T3391">ję.</text:span></text:p>
      <text:soft-page-break/>
      <text:p text:style-name="P3392"><text:span text:style-name="T3393">Przewodniczący</text:span>:</text:p>
      <text:p text:style-name="P3394">Czy pan minister Długosz wycofuje swoją poprawkę, przy opracowywaniu i utrzymujemy tekst taki jaki był poprzednio?</text:p>
      <text:p text:style-name="P3395"><text:span text:style-name="T3396">Ob. Długosz</text:span>:</text:p>
      <text:p text:style-name="P3397">...planistyczną, która będzie stosowana.</text:p>
      <text:p text:style-name="P3398"><text:span text:style-name="T3399">Przewodnicząc</text:span><text:span text:style-name="T3400">y</text:span>:</text:p>
      <text:p text:style-name="P3401">Panie ministrze, ale wywołuje cały szereg wątpliwości, ponieważ te ustalenia były uzgodnione z siedmioma<text:s/>„podstolikami”, zostawmy już w tym ujęciu, w jakim były uzgodnione i dajmy sobie spokój. Bo tak doskonalić tekst to możemy bez końca.</text:p>
      <text:p text:style-name="P3402"><text:span text:style-name="T3403">O</text:span><text:span text:style-name="T3404">b. Ireneusz Sekuła</text:span>:</text:p>
      <text:p text:style-name="P3405">Ja jestem skłonny zgodzić się z propozycją prof. Trzeciakowskiego, natomiast pragnąłbym przypomnieć, że kilka godzin temu - nie mogę tego zapisu znaleźć, ale może tego będę szukał dalej - w dyskusji zmieniliśmy słowo: powinny jako takie właśnie może nie musi, na s<text:span text:style-name="T3406">fo</text:span>rmułowanie bardziej jednoznaczne.<text:s/><text:span text:style-name="T3407">W</text:span><text:s/>związku z tym tę samą semantykę odnosimy to słowa powinny w ostatnim zdaniu tego tekstu. Idzie mi po prostu o to, bo słowo w języku polskim może być interpretowane rozmaicie, raz na zasadzie,<text:s/><text:span text:style-name="T3408">ż</text:span>e powinny w sensie in<text:span text:style-name="T3409">te</text:span>n<text:span text:style-name="T3410">cjo</text:span>n<text:span text:style-name="T3411">al</text:span>nym, a w drugim że powinny, że musi. Więc rozumiemy się w tym gronie, że oznacza to iż powinny to znaczy na miarę moż<text:span text:style-name="T3412">li</text:span>woś<text:span text:style-name="T3413">ci</text:span><text:s/>będą uwzględniane.</text:p>
      <text:p text:style-name="P3414"><text:span text:style-name="T3415">Ob. Stanisławska</text:span>:</text:p>
      <text:p text:style-name="P3416">Ja proponuję wpisać w takim razie nie powinny, a będą i w ten sposób sprawa będzie jednoznaczna, zamiast słowa powinny będą.</text:p>
      <text:p text:style-name="P3417"><text:span text:style-name="T3418">Ob. I.<text:s/></text:span><text:span text:style-name="T3419">S</text:span><text:span text:style-name="T3420">ekuła</text:span>:</text:p>
      <text:p text:style-name="P3421">Idzie o to, że będą jest to absolutnie wykluczone, ponieważ tośmy już m<text:span text:style-name="T3422">ó</text:span>wili kilkakrotnie. Proste - pani miła - wnioski z stołu ekologicznego są sprzeczne merytorycznie, sprzeczne, to już nawet nie chodzi o bilans finansowy, z wnioskami innych<text:s/>„podstolików”. W związku z tym z całą pewnością na etapie opracowywania konkretnego centralnego planu rocznego i NPSG trzeba będzie dokonywać wyborów, w konsultacji, w dyskusji, a ostateczne decyzje będą podejmowały instytucje do tego powołane. Wi<text:span text:style-name="T3423">ęc</text:span><text:s/>sformułowanie będą jest po prostu niemożliwe do zrealizowania z punktu widzenia wewnętrznej logiki<text:s/>tego dokument<text:span text:style-name="T3424">u</text:span>. Natomiast przyjmujemy słowo po<text:span text:style-name="T3425">wi</text:span>nny, w intencji takiej jak powiedziałem. I tak jak była przyjęta wcześnie<text:span text:style-name="T3426">j</text:span>.</text:p>
      <text:p text:style-name="P3427"><text:span text:style-name="T3428">Przewodniczący</text:span>:</text:p>
      <text:p text:style-name="P3429">Proszę Państ<text:span text:style-name="T3430">wa!</text:span><text:s/>Ja bym proponował żebyśmy przyjęli ten tekst w zapisie istniejącym, dotychczasowym, niezmienionym, natomiast chciałbym jeszcze ogłosić 10 minutową przerwę, po której chcieliśmy...</text:p>
      <text:p text:style-name="P3431"><text:span text:style-name="T3432">Ob. <text:s text:c="20"/></text:span>:</text:p>
      <text:p text:style-name="P3433">Pr<text:span text:style-name="T3434">os</text:span>zę<text:s/>państwa,<text:s/>może przed przerwą jeszcze my chcieliśmy stwierdzić, a właściwie zadać dwa pytania, przynajmniej dwa, jedno do...</text:p>
      <text:p text:style-name="P3435"><text:span text:style-name="T3436">Ob. <text:s text:c="20"/></text:span>:</text:p>
      <text:p text:style-name="P3437">Przepraszam,<text:s/>ale może przejdźmy do tego, ja mam jeszcze jedno do tekstu samego, który kończymy w tej chwili. Można? Ja przepraszam Mietek.</text:p>
      <text:soft-page-break/>
      <text:p text:style-name="P3438"><text:span text:style-name="T3439">Przewodniczący</text:span>:</text:p>
      <text:p text:style-name="P3440">Proszę bardzo.</text:p>
      <text:p text:style-name="P3441"><text:span text:style-name="T3442">Ob. <text:s text:c="20"/></text:span>:</text:p>
      <text:p text:style-name="P3443"><text:span text:style-name="T3444">A</text:span><text:s/>więc w tekście tym poprzednim, który mieliśmy na stronie 19 sprawy do przedstawienia na spotkaniu współprzewodniczących<text:s/>„okrągłego stołu”<text:s/>w punkcie trzecim było to, że zespół wnosi, aby władze przyjęły od stowarzyszenia działaczy samorządu pracowniczego do<text:span text:style-name="T3445"><text:s/></text:span>wiadomości rozp<text:span text:style-name="T3446">at</text:span>rzenia<text:s/><text:span text:style-name="T3447">uj</text:span>awnione przypadki szykanowania działaczy samorządów pracowniczych w związku z ich działalnością samorządową.</text:p>
      <text:p text:style-name="P3448">Ponieważ poprzednio jak pytałem rozmawiałem z panem panie pro<text:span text:style-name="T3449">fe</text:span>so<text:span text:style-name="T3450">rz</text:span>e,<text:s/><text:span text:style-name="T3451">p</text:span>an mówił, że to właściwie nie powinno się zn<text:span text:style-name="T3452">a</text:span>le<text:span text:style-name="T3453">źć</text:span><text:s/>w tym dokumencie, ale w dokumentach w ogóle będzie i teraz tak, w związkowym dokumencie tego nie ma, bo od momentu kiedy się znal<text:span text:style-name="T3454">a</text:span>zło to w naszym to ja już Mazowieckiemu dałem spokój. Wczoraj w podzespole była dyskusja i było... podajże pan to mówił, że zostało to ze mną uzgodnione<text:span text:style-name="T3455">,</text:span><text:s/>ale przepraszam nie był uzgodnione wycofanie, bo problem pozostaje dalej<text:span text:style-name="T3456">.</text:span></text:p>
      <text:p text:style-name="P3457"><text:span text:style-name="T3458">Ob</text:span><text:span text:style-name="T3459">.</text:span><text:span text:style-name="T3460"><text:s/></text:span><text:span text:style-name="T3461">W</text:span><text:span text:style-name="T3462">ł. Baka</text:span>:</text:p>
      <text:p text:style-name="P3463">Ja wyjaśniam, że to jest do realizacji natychmiastowej, mianowicie otrzyma stowarzyszenie, pan przewodniczący Wieczorek i to jest moja deklar<text:span text:style-name="T3464">acj</text:span>a<text:span text:style-name="T3465">.</text:span><text:s/>Informację n<text:span text:style-name="T3466">as</text:span>tępu<text:span text:style-name="T3467">ją</text:span>cą, że dwie agendy, jako ze strony współprzewodniczącego, że dwie agendy mianowicie kto to są władze: komi<text:span text:style-name="T3468">sj</text:span>e sejmowa do spraw samorządu oraz prezes Rady Ministrów wyrażają zgodę na tego rodzaju przyjmowanie dokumentów na temat szykanowania działaczy i to jest sprawa załatwiona po prostu<text:span text:style-name="T3469">.<text:s/></text:span>Otrzyma pan potwierdzenie, że pański postulat został przyj<text:span text:style-name="T3470">ę</text:span>ty i na tej podstawie możecie kierować te sprawy o szykanowaniu działaczy pod tymi dwoma adresami<text:span text:style-name="T3471">.</text:span><text:s/>Czy coś jeszcze<text:s/><text:span text:style-name="T3472">wi</text:span>ęce<text:span text:style-name="T3473">j</text:span><text:s/>t<text:span text:style-name="T3474">rz</text:span>eba?</text:p>
      <text:p text:style-name="P3475"><text:span text:style-name="T3476">Ob. <text:s text:c="20"/></text:span>:</text:p>
      <text:p text:style-name="P3477">Ja<text:s/><text:tab/>mam biorąc pod uwagę doświadczenia polityczne nie tylko polskie i wielowiekowe - wie pan jak rząd Polski w Londynie w pewnym momencie kazał Brytyjczykom zapis<text:span text:style-name="T3478">ać</text:span><text:s/>odnośnie V-1 i V-2 żebyście przypadkiem nie zapomnieli i obawiam się, że gdyby tego przedstawiciele rządu polskiego nie zrobili, to by przepadło Anglikom w udziale już w historii.</text:p>
      <text:p text:style-name="P3479">Dlatego jeżeli można prosić to pros<text:span text:style-name="T3480">i</text:span>łbym jednak o zanotowanie w dokumentach.</text:p>
      <text:p text:style-name="P3481"><text:span text:style-name="T3482">Ob.<text:s/></text:span><text:span text:style-name="T3483">Wł.</text:span><text:span text:style-name="T3484"><text:s/>Baka</text:span>:</text:p>
      <text:p text:style-name="P3485"><text:span text:style-name="T3486">D</text:span>la mnie jest to niezrozumiałe ze względu na to, że pan otrzyma czarno na białym na rękę<text:s/>jeżeli chce pan otrzymać to<text:s/><text:span text:style-name="T3487">w</text:span><text:s/>poniedziałek to<text:s/><text:span text:style-name="T3488">j</text:span>a przyspiesz<text:span text:style-name="T3489">ę</text:span><text:s/>po prostu tę procedurę, żeby w poniedziałek pan otrzymał, że pański wniosek, pańska sprawa jest załatwiona.</text:p>
      <text:p text:style-name="P3490"><text:span text:style-name="T3491">Ob. <text:s text:c="20"/></text:span>:</text:p>
      <text:p text:style-name="P3492">Dobrze, dziękujemy.</text:p>
      <text:p text:style-name="P3493"><text:span text:style-name="T3494">Przewodniczący</text:span>:</text:p>
      <text:p text:style-name="P3495"><text:span text:style-name="T3496">A</text:span><text:s/>więc do tej sprawy w poniedziałek powr<text:span text:style-name="T3497">ó</text:span>cimy, jeżeliby pan nie był usatysfakcjono<text:span text:style-name="T3498">wa</text:span>ny.</text:p>
      <text:p text:style-name="P3499"><text:span text:style-name="T3500">Ob. I. Sekuła</text:span>:</text:p>
      <text:p text:style-name="P3501">Ja niejako w nawiązaniu do mo<text:span text:style-name="T3502">je</text:span>go<text:span text:style-name="T3503"><text:s/></text:span>poprzednika, chcę przypomnieć, że myśmy także przy<text:span text:style-name="T3504">j</text:span>ę<text:span text:style-name="T3505">l</text:span>i propozycje, aby nie zapisywać w tym naszym tekście, aby przekazać go do stolika pluralizmu związkowego oferty rządu,<text:s/><text:span text:style-name="T3506">k</text:span>tórą podtrzymujemy od jesieni, utworzenia państwowo-społecznej komisji do spraw cen i dochodów, czy dochodów i kosztów utrzymania, która to komisja jest zdaniem rządu bardzo potrzebna, w<text:s/><text:soft-page-break/>której pracach na zasadzie consensusu<text:s/>powinny przystąpić wszystkie struktury związkowe.</text:p>
      <text:p text:style-name="P3507">Z uwagi na argumentację<text:s/>państwa nie optujemy, żeby wpisać to do tego tekstu, ponieważ struktur związkowych<text:s/>„Solidarności” jeszcze nie ma, więc też rezygnujemy z tego zapisu, natomiast przekazaliśmy ten wniosek kolegom przy stoliku pluralizmu związkowego, a więc wyda je mi się, że to jest ta formuła, jak gdyby rozwiązująca sprawę podobnie jak ta, o której mówił pan, mój przedmówca.</text:p>
      <text:p text:style-name="P3508">Dziękuję.</text:p>
      <text:p text:style-name="P3509"><text:span text:style-name="T3510">O</text:span><text:span text:style-name="T3511">b. Mieczysław<text:s/></text:span><text:span text:style-name="T3512">G</text:span><text:span text:style-name="T3513">i</text:span><text:span text:style-name="T3514">l</text:span><text:span text:style-name="T3515">:</text:span></text:p>
      <text:p text:style-name="P3516">Proszę Państwa! Dzisiaj otrzymaliśmy to oświadczenie, które my i koledzy z OPZZ zgłosili, przeczytaliśmy bard<text:span text:style-name="T3517">z</text:span>o<text:span text:style-name="T3518"><text:s/></text:span>uważnie i myślę że strona rządowa także i bynajmniej nie dlatego, że dzisiaj jest prima aprilis, ale chciałem zadać pytania dwa przynajmniej do kolegi Martyniuka, czy jest to rzeczywiście stanowisko OPZZ, czy tak jak tu sfor<text:span text:style-name="T3519">m</text:span>ułowano delegacji biorącej udział w zespole naszym i czy możecie panowie to, z nazwiska podpisać ten tekst oświadczenia<text:span text:style-name="T3520">.</text:span></text:p>
      <text:p text:style-name="P3521">Przepr<text:span text:style-name="T3522">as</text:span>za<text:span text:style-name="T3523">m</text:span>,<text:s/><text:span text:style-name="T3524">ż</text:span>e tą dygresję tutaj uczynię, bo kol. Martyniuk już powoływał pewne oświadczenia, takie które ja też słyszałem, o tym że nie będziecie podpisywać niczego, jeśli inflacji jednocyfrowej nie będzie w 1990 roku, wzrost dostaw na rynek o<text:s/><text:span text:style-name="T3525">1</text:span>0% nie nastąpi, jeżeli do 1995 każda rodzina nie będzie miała mieszkania, potem były zakłop<text:span text:style-name="T3526">ot</text:span>ani<text:span text:style-name="T3527">a</text:span><text:s/><text:span text:style-name="T3528">w</text:span><text:s/>drużynie OPZZ, wyjaśniano itd.</text:p>
      <text:p text:style-name="P3529"><text:span text:style-name="T3530">W</text:span><text:s/>tym kontekście więc zadaję to pytanie, natomiast drugie pytanie to jest takie bardziej zasadnicze tutaj, czy jeżeli podpisalibyśmy ustalenia w sprawie indeksacji, w tym zespole, czy OPZZ byłby lojalny w przestrzeganiu formuły in<text:span text:style-name="T3531">de</text:span>ksacyjnej przyjętej w tym zespole.</text:p>
      <text:p text:style-name="P3532">To są te dwa pytania, jeśli ktoś będzie z naszej delegacji... wiem że są jeszcze.</text:p>
      <text:p text:style-name="P3533"><text:span text:style-name="T3534">Ob. G</text:span><text:span text:style-name="T3535">.</text:span><text:span text:style-name="T3536"><text:s/></text:span><text:span text:style-name="T3537">S</text:span><text:span text:style-name="T3538">tanisze</text:span><text:span text:style-name="T3539">ws</text:span><text:span text:style-name="T3540">k</text:span><text:span text:style-name="T3541">a</text:span>:</text:p>
      <text:p text:style-name="P3542">Znaczy my mamy konkretnie takie pytanie, czy gotowi jesteście to oświadczenie uzupełnić o punkt 4,<text:s/><text:span text:style-name="T3543">k</text:span>tóry byłby deklaracją lojalnego respektowania uzgodnionych tutaj zasad indeksacji w zakładach pracy.</text:p>
      <text:p text:style-name="P3544"><text:span text:style-name="T3545">Ob. <text:s text:c="20"/></text:span>:</text:p>
      <text:p text:style-name="P3546">Na czas pewien oczywiście<text:span text:style-name="T3547">.</text:span></text:p>
      <text:p text:style-name="P3548"><text:span text:style-name="T3549">Ob</text:span><text:span text:style-name="T3550">.</text:span><text:span text:style-name="T3551"><text:s/>Stanisławska</text:span>:</text:p>
      <text:p text:style-name="P3552">Dlatego że takie oświadczenie po prostu, jest początkiem wojen zakładowych.<text:s/><text:span text:style-name="T3553">M</text:span>y chcemy - po to siedzimy przy tym stole, ledwo już tu siedzimy, żeby po prostu nie było po wyjściu stąd, nie było wojen w zakładach pracy. To powinien być ten nasz wkład w atmosferę, który doprowadza do różnego rod<text:span text:style-name="T3554">z</text:span>aju przemian. Natomiast pozostawianie takiej sytuacji - to jest początek otwartej wojny.</text:p>
      <text:p text:style-name="P3555"><text:span text:style-name="T3556">Ob. Bugaj</text:span>:</text:p>
      <text:p text:style-name="P3557">Skoro mamy godzinę pytań panowie, jeszcze jedna sprawa. My żeśmy dzisiaj otrzymali tekst ulotki,<text:s/><text:span text:style-name="T3558">k</text:span>tóra podobno jest szeroko kolportowana na<text:s/><text:span text:style-name="T3559">Ś</text:span>ląsku, także w Zagłębiu Miedziowym, i jest ona zaczerpnięta z biuletynu związkowego OPZZ<text:s/>Federacji<text:s/>Związku<text:s/>Zawodowego<text:s/>Górników - zacytuję początek i koniec:</text:p>
      <text:p text:style-name="P3560">Znowu próbuje się wyprowadzić was na manowce.<text:s/><text:span text:style-name="T3561">W</text:span><text:s/>zespole ekonomicznym<text:s/>„okrągłego stołu”<text:s/>przedstawiono zgodne stanowisko obradujących stron, wypracowane w czasie półtoramiesięcznych spotkań po<text:span text:style-name="T3562">dz</text:span>espołu górniczego. Parafowała je Federacja<text:s/><text:span text:style-name="T3563">Z</text:span>wiązku Zawodowego Górników<text:s/>„Solidarność”<text:s/>oraz strona rządowo-koalicyjna. W wyniku machinacji w zaciszu gabinetów warszawskich, górników pozostało niewielu. Wykreślono 5-dniowy tydzień pracy itd., bo wszystko wykreślone - więc tutaj nie muszę<text:s/><text:soft-page-break/>wyczytać zrezygnowano z konsultowania podstawowych problemów z załogami.<text:s/><text:span text:style-name="T3564">W</text:span>nioskodawcą była<text:s/>„Solidarność”, postanowiono powołanie grup eksperckich pod egidą administracji gospodarczej oraz związków zawodowych, postanowiono<text:s/>z<text:span text:style-name="T3565">as</text:span>ięgnąć opinii zagranicznych eksper<text:span text:style-name="T3566">tó</text:span>w<text:s/><text:span text:style-name="T3567">z</text:span><text:s/>Banku Świ<text:span text:style-name="T3568">at</text:span>owego,<text:s/><text:span text:style-name="T3569">MO</text:span>P, światowych kongresów górniczych, z<text:span text:style-name="T3570">ap</text:span>oczątkowanie przebudowy organizacyjnej i ekonomiczno-<text:span text:style-name="T3571">fi</text:span>nansowej przewidziano dopiero od 1 stycznia 1990 roku.<text:s/><text:span text:style-name="T3572">O</text:span>szukano was. Konkretne rozwiązania zaprezentowane przez obradu<text:span text:style-name="T3573">j</text:span>ących w podzespole górniczym zostały wrzucone do kosza. Zabawa rozpoczęła się od nowa. W zaciszu gabinetów teo<text:span text:style-name="T3574">re</text:span>tyków górnictwa.</text:p>
      <text:p text:style-name="P3575">Chciałbym panów zapyt<text:span text:style-name="T3576">ać</text:span><text:s/>o stosunek do tego tekstu?</text:p>
      <text:p text:style-name="P3577">Jest tu winieta, być może, że jest tu jakieś przekłamanie, niewątpliwy jest fakt kolportażu tego, n<text:span text:style-name="T3578">ato</text:span>miast nie można oczywiście prawdopodobnie wykluczyć, że to nie w drukarniach<text:s/>Federacji<text:s/>Górników zostało wykonane tylko w jakichś innych drukarniach, ale dlatego pytamy o stosunek do tego tekstu.</text:p>
      <text:p text:style-name="P3579"><text:span text:style-name="T3580">Ob. <text:s text:c="20"/></text:span>:</text:p>
      <text:p text:style-name="P3581"><text:span text:style-name="T3582">J</text:span>ako że pytania te<text:s/><text:span text:style-name="T3583">m</text:span>a<text:span text:style-name="T3584">ją</text:span><text:s/>tak ogromną moc i wag<text:span text:style-name="T3585">ę</text:span>, bym uprzejmie prosił o 10 minutową przerwę i po przerwie odpowiem.</text:p>
      <text:p text:style-name="P3586"><text:span text:style-name="T3587">Przewodniczący</text:span>:</text:p>
      <text:p text:style-name="P3588">Ogłaszam 10 minu<text:span text:style-name="T3589">to</text:span>wą przerwę.</text:p>
      <text:p text:style-name="P3590">/<text:span text:style-name="T3591">Przerwa</text:span>/.</text:p>
      <text:p text:style-name="P3592"/>
      <text:p text:style-name="P3593"><text:span text:style-name="T3594">/</text:span>Po przerwie/.</text:p>
      <text:p text:style-name="P3595"><text:span text:style-name="T3596">Przewodniczący</text:span>:</text:p>
      <text:p text:style-name="P3597">Właściwie nie zakończyliśmy jeszcze redagowania tego naszego dokumentu, aczkolwie<text:span text:style-name="T3598">k<text:s/></text:span>już jesteśmy prawie na samym końcu, bo tam pozostały tak zwane<text:s/>„resztówki”, dwie czy trzy.</text:p>
      <text:p text:style-name="P3599">No ale tak się sprawa po<text:span text:style-name="T3600">to</text:span>czyła, że zostały zadane istotne pytania w świetle złożonego oświadczenia i w ś<text:span text:style-name="T3601">wi</text:span>etle cyrklującej ulotki. Zostały zadane pytania pod adresem przedsta<text:span text:style-name="T3602">wi</text:span>cieli OPZZ, w tej sytuacji nie wid<text:span text:style-name="T3603">z</text:span>ę<text:span text:style-name="T3604"><text:s/></text:span>możliwości przejścia do dalszego redagowania dopóty tej sprawy nazwijmy to nie wyjaśnimy.</text:p>
      <text:p text:style-name="P3605">Proszę pana Wacława Martyniuka,<text:s/><text:span text:style-name="T3606">wi</text:span>ceprzewodniczącego OPZZ o zabranie głosu.</text:p>
      <text:p text:style-name="P3607"><text:span text:style-name="T3608">Ob. Wacław Mar</text:span><text:span text:style-name="T3609">ty</text:span><text:span text:style-name="T3610">niuk</text:span>:</text:p>
      <text:p text:style-name="P3611">Bardzo króciutko chciałbym się do tych wszystkich pytań ustosunkować. Odpowiadam na pytania po kolei jak one padały.</text:p>
      <text:p text:style-name="P3612">Otóż jest to oświadczenie zgodne z tytułem, czyli oświadczenie przedstawicieli OPZZ z imienia i nazwiska siedzących tutaj na tej sali, a więc 4 osób, które reprezentują Ogólnopolskie Porozumienie Związków Zawo<text:span text:style-name="T3613">d</text:span>owych.</text:p>
      <text:p text:style-name="P3614">Czy będziemy lojalni lub też czy będziemy blokowali, znowu jest to w naszym oświadczen<text:span text:style-name="T3615">i</text:span>u, iż ostateczne stanowisko<text:s/><text:span text:style-name="T3616">w</text:span><text:s/>tej sprawie zajmie komitet wykonawczy ogólnopolskiego Porozumienia Związków Zawodowych<text:span text:style-name="T3617">,</text:span><text:s/>kt<text:span text:style-name="T3618">ó</text:span>ry może to oświadczenie zdewaluować.</text:p>
      <text:p text:style-name="P3619">Dalej czy jesteśmy gotowi podpisać, jeśli dobrze zrozumiałem deklarację lojalności. Odpowiadam tak samo, że to jest w kompetencjach Komitetu Wykonawczego OPZZ, który do tego wszystkiego się ustosunkuje.</text:p>
      <text:p text:style-name="P3620">I ostatnie pytanie, które tutaj padło, mianowicie pana Bugaja co do ulotki - czy ta drużyna siedząca tutaj<text:s/><text:soft-page-break/>może się do tego ustosunkowa<text:span text:style-name="T3621">ć</text:span>. Otóż odpowiadam, że do tego się nie może ustosunkować ze względu na to, iż w skład OPZZ wchodzą autonomiczne federacje, podkreślam autonomiczne federacje, czyli organizacje związkowe, bo są również ogólnokrajowe, w których kompetencje - absolutnie zgodnie ze statutem naszym - nie mamy prawa wkraczać.</text:p>
      <text:p text:style-name="P3622">I tak proszę traktować tę ulotkę, jak i również podejrzewam szereg innych, które<text:s/>państwo na pewno znają, które są sygnowane przez różne podejrzewam odłamy<text:s/>„Solidarnoś<text:span text:style-name="T3623">c</text:span>i”, które ustosunkowują się wydaje mi się, że nawet czasami gorzej, zarówno do OPZZ jak i w ogóle do instytucji<text:s/>„okrągłego stołu”,<text:s/><text:span text:style-name="T3624">c</text:span>zyli ludzi tutaj zasiadających<text:span text:style-name="T3625">.</text:span></text:p>
      <text:p text:style-name="P3626">Dziękuję bardzo.</text:p>
      <text:p text:style-name="P3627"><text:span text:style-name="T3628">Przewodnicząc</text:span><text:span text:style-name="T3629">y</text:span><text:span text:style-name="T3630">:</text:span></text:p>
      <text:p text:style-name="P3631">D<text:span text:style-name="T3632">zi</text:span>ęk<text:span text:style-name="T3633">uję.</text:span></text:p>
      <text:p text:style-name="P3634">I w tej ostatniej sprawie - ja rozumiem, że jest to pośrednie przyznanie, że to jest ulotka<text:s/>Federacji, tak?</text:p>
      <text:p text:style-name="P3635">Drugie pytanie<text:s/><text:span text:style-name="T3636">w</text:span><text:s/>tej ostatniej sprawie chodzi<text:s/><text:span text:style-name="T3637">m</text:span>i o stosunek przedstawicieli OPZZ tutaj uczestniczących do zawartości merytoryczn<text:span text:style-name="T3638">ej</text:span><text:s/>tej ulotki?</text:p>
      <text:p text:style-name="P3639">Po prostu do zawartości, do tego co tam zostało napisane<text:span text:style-name="T3640">.</text:span></text:p>
      <text:p text:style-name="P3641"><text:span text:style-name="T3642">Ob</text:span><text:span text:style-name="T3643">.</text:span><text:span text:style-name="T3644"><text:s/>Martyniuk</text:span>:</text:p>
      <text:p text:style-name="P3645">Więc po pierwsze ja musiałbym ją zobaczyć, po drugie musiałbym ją sobie sprawdzić, gdzie ona była drukowana, a poza tym do naszych kolegów zadzwonić i zobaczyć, czy to jest ich, czy nie. Biuletyn Informacyjny Federacji Związków Zawodowych Górników - trzeba się skonsultować po prostu.</text:p>
      <text:p text:style-name="P3646"><text:span text:style-name="T3647">Ob. Gil</text:span>:</text:p>
      <text:p text:style-name="P3648">To można od ręki zrobić, jak sądzę, bo sprawa jest ważna. Telefon do Katowic jak sądzę jest możliwy przecież w ciągu 10 minut.</text:p>
      <text:p text:style-name="P3649"><text:span text:style-name="T3650">Przewodniczący</text:span>:</text:p>
      <text:p text:style-name="P3651">Proszę bardzo kto z<text:s/>państwa<text:s/>pragnie zabrać głos?</text:p>
      <text:p text:style-name="P3652">Proszę pan Gil.</text:p>
      <text:p text:style-name="P3653"><text:span text:style-name="T3654">Ob</text:span><text:span text:style-name="T3655">.</text:span><text:span text:style-name="T3656"><text:s/>Mieczysław Gi</text:span><text:span text:style-name="T3657">l</text:span>:</text:p>
      <text:p text:style-name="P3658">Proszę Państwa! Te stwierdzenia przekonują nas,<text:s/><text:span text:style-name="T3659">ż</text:span>e właściwie tutaj wykazaliśmy jako strona solidarnośc<text:span text:style-name="T3660">i</text:span>owo-opozycyjna dużo dobrej woli. I to nie mnie właściwie o tym mówić, ale mieliśmy zamiar przecież w tej sytuacji no zaprzestać kontynuowania pracy nad dokumentem, który w swojej głównej części nie może być w czasie właściwym zakończony z powodu strony - powiem wprost - rządowo-koalicyjnej. No jednak opracowaliśmy,<text:s/><text:span text:style-name="T3661">p</text:span>rzejrzeliśmy te wszystkie materiały i niepokoi nas ten fakt bardzo, dlatego też zar<text:span text:style-name="T3662">ó</text:span>wno w tej sprawie jak i w innej w s<text:span text:style-name="T3663">t</text:span>oczni pozwolimy sobie złożyć oświadczenie stosowne i jeśli jest gotowe w redakcji już, to będzie musiało być odczytane.</text:p>
      <text:p text:style-name="P3664">Więc to oświadczenie:</text:p>
      <text:p text:style-name="P3665">W dniu 1<text:span text:style-name="T3666">.</text:span>I<text:span text:style-name="T3667">V.</text:span>1<text:span text:style-name="T3668">989 wi</text:span>cepremier Ireneusz Sekuła przedstawił w imieniu rządu stanowisko w następstwie<text:s/><text:span text:style-name="T3669">k</text:span>tórego strona koalicyjno-rządowa wycofała się z uzgodnionego zapisu o wspólnym wystąpieniu do Prezydium Sejmu, by powołana została komisja z udziałem strony opozycyjno-solidarnościowej, której zadaniem miało być zbadanie decyzji dotyczących likwidacji przedsiębiorstw na podstawie ustaw o nadzwyczajnych uprawnieniach w odniesieniu do tych przypadków, które budzą protesty i zastrzeżenia. A<text:s/><text:soft-page-break/>w sz<text:span text:style-name="T3670">cz</text:span>ególności Stoczni Gdańskiej.</text:p>
      <text:p text:style-name="P3671">Uzgodnienie to zostało osiągnięte na spotkaniu współprzewodniczących<text:s/><text:span text:style-name="T3672">„</text:span>okrągłego stołu” z udziałem Lecha Wałęsy i Czesława Kiszczaka i było wyrazem kompromisu bardzo ważnej dla strony opozycyjno-solidarnościow<text:span text:style-name="T3673">ej</text:span><text:s/>kwestii.</text:p>
      <text:p text:style-name="P3674">Odrzucenie tego kompromisu w ostatniej fazie rozmów, a także korekta stanowiska strony koalicyjno-rządowej w niektórych kwestiach bardziej szczegółowych, zmuszają nas do przeanalizowania powstałej sytuacji.</text:p>
      <text:p text:style-name="P3675">Odmowa akceptacji przez OPZZ uzgodnionego przez zespół systemu indeksacji płac oznacza poważne niebezpieczeństwo permanentnych konfliktów w zakładach pracy.<text:s/>Stwierdzamy, że bez ostatecznej zgody wszystkich stron na sformułowany w wyniku długich debat zapisu dotyczącego indeksacji, a także bez stworzenia możliwości ponownego rozważenia sprawy likwidac<text:span text:style-name="T3676">ji</text:span><text:s/>Stoczni Gdańskiej nie<text:s/>wyobrażamy sobie możliw<text:span text:style-name="T3677">o</text:span>ści przyjęcia przez naszą stronę opracowanego stanowiska w sprawie polityki społecznej i g<text:span text:style-name="T3678">os</text:span>podarczej.</text:p>
      <text:p text:style-name="P3679">To jest treść oświadczenia - myślę, że jest jasna i precyzyjna. Dziękuję.</text:p>
      <text:p text:style-name="P3680"><text:span text:style-name="T3681">Przewodniczący</text:span>:</text:p>
      <text:p text:style-name="P3682">Dziękuję.</text:p>
      <text:p text:style-name="P3683">Ponieważ wszyscy prosili o czas na składanie oświadczeń,<text:span text:style-name="T3684"><text:s/></text:span>weszliśmy w taką interesującą fazę to ja też proszę o 10 minut.</text:p>
      <text:p text:style-name="P3685">/<text:span text:style-name="T3686">Przerwa</text:span>/.</text:p>
      <text:p text:style-name="P3687"/>
      <text:p text:style-name="P3688">/Po przerwie/.</text:p>
      <text:p text:style-name="P3689"><text:span text:style-name="T3690">Przewodniczący</text:span>:</text:p>
      <text:p text:style-name="P3691">Wznawiam obrady.</text:p>
      <text:p text:style-name="P3692">Godziny zegara zostały zatrzymane, więc wobec tego mamy dużo czasu<text:span text:style-name="T3693">.</text:span></text:p>
      <text:p text:style-name="P3694">Oddaję głos panu prof. Bace.</text:p>
      <text:p text:style-name="P3695"><text:span text:style-name="T3696">Ob. Władysław Bak</text:span><text:span text:style-name="T3697">a</text:span>:</text:p>
      <text:p text:style-name="P3698">Pozwólcie<text:s/>państwo, że przeczytam oświadczenie strony koalicyjno-rzą<text:span text:style-name="T3699">do</text:span>w<text:span text:style-name="T3700">ej</text:span>.</text:p>
      <text:p text:style-name="P3701">Punkt 1: Strona koalicyjno-rządowa stwierdza, że po trudnych pracach poważnie został zaawansowany proces uzgadniania wspólnego stanowiska zespołu. Nic nie powinno rzucać cienia i utrudniać procesu dochodzenia do<text:s/>consensusu.</text:p>
      <text:p text:style-name="P3702">Punkt<text:s/><text:span text:style-name="T3703">2</text:span>: Podzielamy pogląd, że pomyślne wprowadzenie w życie dokonywanych uzgodnień wymaga jedności działania wszystkich stron, zwłaszcza w zak<text:span text:style-name="T3704">ł</text:span>adach pracy.<text:s/><text:span text:style-name="T3705">O</text:span>dnosi się to w szczególności do indeksacji. Wyrażamy<text:s/>przekonanie, że Komitet Wykonawczy OPZZ kierując się interesem załóg i nadrzędnym interesem kraju podzieli ten pogląd.</text:p>
      <text:p text:style-name="P3706">I tym samym stworzona zostanie możliwość zapobiegania podziałom załóg i konfliktom na tle indeksacji.</text:p>
      <text:p text:style-name="P3707">Punkt 3<text:span text:style-name="T3708">:</text:span><text:s/>W związku z oświadczeniem strony solidarnościowo-opozycyjnej w sprawie stoczni gdańskiej oświadczamy, że kwestia ta powinna być ponownie rozpatrzona na spotkaniu współprzewodniczących<text:s/><text:span text:style-name="T3709">„</text:span>okrągłego stołu”.</text:p>
      <text:soft-page-break/>
      <text:p text:style-name="P3710">Punkt 4: Strona koalicyjno-rządowa stwierdza, że treść ulotki do górników w sprawie ustaleń zespołu do spraw gospodarki i polityki społecznej<text:s/><text:span text:style-name="T3711">„</text:span>okrągłego stołu”, która została przytoczona na dzisiejszym posiedzeniu jest kłamliwa, ma wszelkie cechy prowokacji i godzi w ideę porozumienia.</text:p>
      <text:p text:style-name="P3712">Punkt 5: Strona koa<text:span text:style-name="T3713">li</text:span>cyjno-rządowa<text:s/><text:span text:style-name="T3714">wy</text:span>r<text:span text:style-name="T3715">a</text:span>ża przekonanie, że występujące obecnie zakłócenia w pracach zespołu mają charakter incydentalny i zostaną szybko usunięte oraz że nie zagrożą pomyślnemu zakończeniu obrad<text:s/>„okrągłego<text:span text:style-name="T3716"><text:s/></text:span>stołu”<text:span text:style-name="T3717">.</text:span></text:p>
      <text:p text:style-name="P3718">To jest 5 punktów naszego oświadczenia. Mam następnie propozycję, abyśmy przyjęli, że oświadczenia nie będą publikowane.<text:s/><text:span text:style-name="T3719">C</text:span>ho<text:span text:style-name="T3720">dz</text:span>i po prostu o to, ażeby nie tworzyć trudnego psychologicznie klimatu i powodować eskalacji, oczywiście opublikowanie jednego oświadczenia wywołała potrzebę reagowania i publikowania następnych oświadczeń.</text:p>
      <text:p text:style-name="P3721">Mam<text:span text:style-name="T3722"><text:s/></text:span>wrażenie, że oświadczenie, które przed chwilą przedstawiłem<text:s/>państwu jest wyrazem i determinacji, i dobrej woli, i intencji szczerych co do tego, ażeby proces dochodzenia do porozumienia zakończyć pomyślnie.</text:p>
      <text:p text:style-name="P3723">Dziękuję panie przewodniczący.</text:p>
      <text:p text:style-name="P3724"><text:span text:style-name="T3725">Przewodnicząc</text:span><text:span text:style-name="T3726">y</text:span>:</text:p>
      <text:p text:style-name="P3727"><text:span text:style-name="T3728">P</text:span>anie przewodniczący łza się w oku kręci, wszystko<text:s/>z przyjemnością kwitujemy,<text:s/>te oświadczenie i te nadzieje, wyrażone na dalszy ciąg, że<text:s/><text:span text:style-name="T3729">p</text:span>otoczy się to wszystko pozytywnie, bo zwracam uwagę, że wielu z nas już poważnie podupadło na duchu.</text:p>
      <text:p text:style-name="P3730">Czy na ten tem<text:span text:style-name="T3731">at</text:span><text:s/>ktoś chciałby zabrać głos?</text:p>
      <text:p text:style-name="P3732"><text:span text:style-name="T3733">Ob. Wacław Martyniuk</text:span>:</text:p>
      <text:p text:style-name="P3734">Czy ja mógłbym prosić o odczytanie punktu 4?</text:p>
      <text:p text:style-name="P3735"><text:span text:style-name="T3736">Ob</text:span><text:span text:style-name="T3737">.</text:span><text:span text:style-name="T3738"><text:s/>Baka</text:span>:</text:p>
      <text:p text:style-name="P3739">Punkt 4: Strona koalicyjno-rządowa stwierdza, że treść ulotki do górników w sprawie ustaleń zespołu do spraw gospodarki i polityki społecznej, która została przytoczona na dzisiejszym posiedzeniu jest kłamliwa, ma wszelkie cechy prowokacji i godzi w ideę porozumienia.</text:p>
      <text:p text:style-name="P3740"><text:span text:style-name="T3741">Ob. M</text:span><text:span text:style-name="T3742">ar</text:span><text:span text:style-name="T3743">tyniuk</text:span>:</text:p>
      <text:p text:style-name="P3744"><text:span text:style-name="T3745">D</text:span>ziękuję. Mam kolejne pytanie. Czy tre<text:span text:style-name="T3746">ś</text:span>ć całego tego oświadczenia będzie opublikowana, czy nie?</text:p>
      <text:p text:style-name="P3747">To znaczy te trzy oświadczenia, które tutaj padły. To znaczy pierwsze oświadczenie z naszej strony, drugie oświadczenie ze strony solidarnościowo-opozycyjnej i to oświadczenie, które tutaj pan profesor złożył nie będą nigdzie publikowane, tak?</text:p>
      <text:p text:style-name="P3748"><text:span text:style-name="T3749">Ob. W</text:span><text:span text:style-name="T3750">ł.</text:span><text:span text:style-name="T3751"><text:s/>B</text:span><text:span text:style-name="T3752">ak</text:span><text:span text:style-name="T3753">a</text:span>:</text:p>
      <text:p text:style-name="P3754">Taka jest moja propozycja, ponieważ uważam, że powinniśmy możliwie spokojnie i szybko zlikwidować te różne incydentalne sprawy, które zakłóc<text:span text:style-name="T3755">aj</text:span>ą, rzucają cień na ten proces uzgodnie<text:span text:style-name="T3756">ń</text:span>, dochodzenia do consensusu, psują klimat i że w tej chwili mamy jeszcze możność opanowania tego, potem jak te rzeczy staną się własnością publiczną zaczną się eskalacje, zaczną się wątpliwości, bijatyki różnego rodzaju, w<text:span text:style-name="T3757">yja</text:span>śnienia, wytracanie energii społecznej, i byłoby to bardzo złe, dla realizacji tej idei, której tutaj służymy<text:span text:style-name="T3758">.</text:span><text:span text:style-name="T3759"><text:s/></text:span>I dlatego moja propozycja była taka, żeby po prze<text:span text:style-name="T3760">ds</text:span>ta<text:span text:style-name="T3761">wi</text:span>eniu tych oświadczeń i po wyjaśnieniu ostatecznie chyba w sposób bardzo jednoznaczny stanowiska naszego, żeby przyjąć, iż nie publikuje się tych oświadczeń, że to są oświadczenia pro domo sua<text:span text:style-name="T3762">.</text:span></text:p>
      <text:soft-page-break/>
      <text:p text:style-name="P3763"><text:span text:style-name="T3764">Przewodniczący</text:span>:</text:p>
      <text:p text:style-name="P3765">Czy na temat publikac<text:span text:style-name="T3766">ji</text:span><text:s/>ktoś chciałby zabrać głos?</text:p>
      <text:p text:style-name="P3767"><text:span text:style-name="T3768">Ob. Ryszard Bugaj</text:span>:</text:p>
      <text:p text:style-name="P3769">Nie ściśle na temat publikac<text:span text:style-name="T3770">ji</text:span>. Myślę,<text:s/><text:span text:style-name="T3771">ż</text:span>e tu mamy konflikt dwóch istotnych wartości i podzielam pogląd pana prof. Baki, że jak gdyby może nadmierne pobudzenie emocji w związku z kryzysem, który u nas wywołany zo<text:span text:style-name="T3772">s</text:span>tał, nie służyłby ewentualnej szansy dalszego kompromisu, z drugiej strony chciałbym żebyście panowie zechcieli zrozumieć, iż naszą zasadą jest informowanie o tym, co się dzieje tutaj. My żeśmy od tej zasady nigdy nie odstępowali i myślę, że chyba nie możemy od niej odstąpić. Proponowałbym może, żeby to była... jeżeli tak formuła taka, że może nie publikujemy oświadczeń, ale nie możemy nie mówić o tym jak gdyby przesileniu i kryzysie, który dzisiaj podczas naszych obrad ma mi<text:span text:style-name="T3773">ej</text:span>sce.</text:p>
      <text:p text:style-name="P3774">Tym bardziej panie profesorze, że w toku obrad<text:s/>„okrągłego stołu” jak wiadomo na przykład na łamach<text:s/>„Trybuny Ludu”<text:s/>pojawiały się artykuły, które w sposób bardzo jątrzący komentowały. I nie mamy żadnych gwarancji czy powstrzymując się w tej chwili od informowania opinii publicznej, nie zostaniemy jednocześnie na przykład za takie lub inne stanowisko zaatakowani<text:s/>przy pomocy g<text:span text:style-name="T3775">i</text:span>gantycznych środków, jaki<text:span text:style-name="T3776">m</text:span>i dysponuje strona rządowo-koalicyjn<text:span text:style-name="T3777">a.</text:span></text:p>
      <text:p text:style-name="P3778"><text:span text:style-name="T3779">Ob</text:span><text:span text:style-name="T3780">.</text:span><text:span text:style-name="T3781"><text:s/>Wacław Martyniuk</text:span>:</text:p>
      <text:p text:style-name="P3782">Panie<text:s/>profesorze Baka, ja chciałem bardzo mocno zaprotestować przeciwko punktowi 4. Chodzi mi o pewną generalną zasadę, ponieważ podtrzymuję absolutnie to, co powiedziałem poprzednio na pytanie pana dr Bugaja, bowiem<text:span text:style-name="T3783"><text:s/></text:span>takich ulotek sygnowanych przez różne odłamy podkreśl<text:span text:style-name="T3784">a</text:span>m<text:s/>„Solidarnośc<text:span text:style-name="T3785">i</text:span>”<text:s/>mówiących jeszcze gorsze rzeczy niż tam się znalazły, jest ogromna ilość, już nie mówię o wywiadach, które są u<text:span text:style-name="T3786">dz</text:span>ielane dla<text:s/>„Wolnej Europy”, mówiące również o obradach naszego stołu w bardzo różnych kontekstach.</text:p>
      <text:p text:style-name="P3787"><text:span text:style-name="T3788">Przewodnicząc</text:span><text:span text:style-name="T3789">y</text:span>:</text:p>
      <text:p text:style-name="P3790">D<text:span text:style-name="T3791">ziękuj</text:span>ę<text:span text:style-name="T3792">.</text:span></text:p>
      <text:p text:style-name="P3793">Ja chciałbym tylko wyjaśnić, że tutaj nie formułujemy czyje to jest autorstwo, ponieważ...</text:p>
      <text:p text:style-name="P3794"><text:span text:style-name="T3795">Ob</text:span><text:span text:style-name="T3796">.</text:span><text:span text:style-name="T3797"><text:s/>Martyniuk</text:span>:</text:p>
      <text:p text:style-name="P3798">Jest to zapisane, że jest to Federa<text:span text:style-name="T3799">cj</text:span>a Związku Zawodowego Górników.</text:p>
      <text:p text:style-name="P3800"><text:span text:style-name="T3801">Przewodniczący</text:span>:</text:p>
      <text:p text:style-name="P3802">Pozwoli pan, że bardzo uważnie<text:span text:style-name="T3803">,</text:span><text:s/>bardzo powoli i wyraźnie przeczytam:</text:p>
      <text:p text:style-name="P3804">Strona koalicyjno-rządowa stwierdza, że treść ulotki do górników w sprawie ustale<text:span text:style-name="T3805">ń</text:span><text:s/>zespołu do spraw gospodarki i polityki społecznej, która została przytoczona na dzisiejszym posiedzeniu jest kłamliwa, ma wszelkie cechy prowokacji i godzi w idee porozumienia.</text:p>
      <text:p text:style-name="P3806">Natomiast nie ma żadnego można powiedzieć autorstwa tutaj, a jeśli chodzi...<text:s/>jest tylko odniesienie się do meritum, a to meritum właśnie tak kw<text:span text:style-name="T3807">al</text:span>i<text:span text:style-name="T3808">fi</text:span>kujemy i to można powiedzieć,<text:s/>tej kwalifikacji nic nie zdoła zmienić.</text:p>
      <text:p text:style-name="P3809"><text:span text:style-name="T3810">Ob. Wacław Martyniuk</text:span>:</text:p>
      <text:p text:style-name="P3811">Panie<text:s/>profesorze to ja w związku z tym na następne posiedzenie przynoszę tego typu ulotki i również bym prosił, żeby się strony do tego ustosunkowały.</text:p>
      <text:p text:style-name="P3812"><text:span text:style-name="T3813">O</text:span><text:span text:style-name="T3814">b. Wł</text:span><text:span text:style-name="T3815">.</text:span><text:span text:style-name="T3816"><text:s/>Baka</text:span>:</text:p>
      <text:soft-page-break/>
      <text:p text:style-name="P3817">Ja chcę wyjaśnić, jeżeli będą tego typu ulotki, dotyczące pracy naszego zespołu, to nie widzę przeszkód, dla których mielibyśmy się nie ustosunkować.</text:p>
      <text:p text:style-name="P3818"><text:span text:style-name="T3819">Ob. <text:s text:c="20"/></text:span>:</text:p>
      <text:p text:style-name="P3820"><text:span text:style-name="T3821">Ja</text:span><text:s/>chciałem poinformować, że nie trzeba szukać ulotek<text:span text:style-name="T3822">.</text:span><text:s/>Wystarczy wziąć<text:s/><text:span text:style-name="T3823">„</text:span>Życie Warszawy<text:span text:style-name="T3824">”</text:span>,<text:span text:style-name="T3825"><text:s/></text:span>w któ<text:span text:style-name="T3826">r</text:span>ej jest wypowiedź pana Onyszkiewicza w sposób kłamliwy odnosząca się do stanowiska OPZZ.</text:p>
      <text:p text:style-name="P3827"><text:span text:style-name="T3828">Ob. Hagem</text:span><text:span text:style-name="T3829">e</text:span><text:span text:style-name="T3830">jer</text:span>:</text:p>
      <text:p text:style-name="P3831">Ja myślę, że zanim zaczniemy się obrzucać inwektywami, to wydaje mi się, że należy nam się jeszcze coś od OPZZ, ponieważ pan<text:s/><text:span text:style-name="T3832">Ma</text:span>r<text:span text:style-name="T3833">t</text:span>yniuk dwukrotnie uchylił się od zajęcia stanowiska<text:s/><text:span text:style-name="T3834">w</text:span><text:s/>sprawie treści tej ulotki, mówiąc, że musi wiedzieć kto jest jej autorem<text:span text:style-name="T3835">.<text:s/></text:span>Ja myślę że ustosunkowanie się do treści ulotki jest możliwe niezależnie od tego kto jest jej autorem.</text:p>
      <text:p text:style-name="P3836"><text:span text:style-name="T3837">Ob. <text:s text:c="20"/></text:span>:</text:p>
      <text:p text:style-name="P3838">Proszę<text:s/>państwa,<text:s/>ja proponu<text:span text:style-name="T3839">ję</text:span><text:s/>odróżniać teksty takie, które są kierowane do górników, do załóg od tekstów i wypowiedzi udzielanych przez zarówno uczestników obrad<text:s/>„okrągłego stołu<text:span text:style-name="T3840">”</text:span><text:s/>poszczególnych zespołów, które są indywidualnymi ocenami pewnych zdarzeń. Natomiast ten tekst i zadane pytanie przez kol. Hagemejera do kol. Martyniuka jest zasadne, ponieważ treś<text:span text:style-name="T3841">ć</text:span><text:s/>ulotki, obojętnie skąd pochodzi jest jednoznaczna<text:s/>pod adresem naszych obrad i to jest jedna sprawa.</text:p>
      <text:p text:style-name="P3842">Druga sprawa w związku z propozycją ażeby nie upowszechniać tych oświadczeń. Uważam osobiście będzie to bardzo trudne, ażebyśmy mogli tak podjąć taką decyzję, jeśli już nie upowszechniać in extenso to muszą być z naszej strony informacje podane o tym co się działo zwłaszcza co się działo w osta<text:span text:style-name="T3843">t</text:span>niej fazie tych obrad.</text:p>
      <text:p text:style-name="P3844">Strona nasza długo wykazywała<text:s/><text:span text:style-name="T3845">ws</text:span>trzemi<text:span text:style-name="T3846">ęź</text:span>liwość w wydawaniu oświadczeń, stanowiskach, co do tego z czym spotykaliśmy się w czasie obrad, niestety. To nie jest aktem, niech nie będzie tak odczytywane jako akt pewnego rodzaju zemsty za to co żeśmy znosili często,<text:s/>ale jawność, to co kolega Bugaj powiedział, naszych obrad wobec uczestników naszej - członków naszego związku wymaga jednak informowania ich zwłaszcza w takich kwestiach jak in<text:span text:style-name="T3847">de</text:span>ksa<text:span text:style-name="T3848">cja</text:span>,<text:s/><text:span text:style-name="T3849">k</text:span>tóra dotyczy bezpośrednio ludzi pracy, o tym jakie są stanowiska zajmowane tutaj przy tym stole.</text:p>
      <text:p text:style-name="P3850">Dlatego jednak nie możemy zgodzić się na to, by treś<text:span text:style-name="T3851">ć</text:span><text:s/>tych oświadcze<text:span text:style-name="T3852">ń</text:span><text:s/>była niepubliczna.</text:p>
      <text:p text:style-name="P3853"><text:span text:style-name="T3854">O</text:span><text:span text:style-name="T3855">b. Staniszewsk</text:span><text:span text:style-name="T3856">a</text:span><text:span text:style-name="T3857">:</text:span></text:p>
      <text:p text:style-name="P3858">Ja tylko uzupełnię, tym bardziej, że obrady się przeciągają, ludzie są naprawdę zdenerwowani tym i nie rozumieją gdzie jest tutaj zahamowanie, w czym tkwią zahamowania. Dzisiejsze stanowisko,<text:s/><text:span text:style-name="T3859">z</text:span>resztą od wczoraj prezentowane przez OPZZ tak jak i dzisiejsze stanowisko rządowe w sprawie<text:s/>stoczni<text:s/>gdańskiej, po tylu tygodniach wydawało<text:span text:style-name="T3860">b</text:span>y się zbieżności, czy przynajmniej usiłowania<text:s/>dążenia do zbieżności, jest<text:s/><text:span text:style-name="T3861">w</text:span><text:s/>tej chwili zasadniczą zmianą.<text:s/><text:span text:style-name="T3862">My</text:span><text:s/>musimy o tym poinformować ludzi. Dlaczego my jeszcze w przyszłym tygodniu będziemy się musieli zbierać,<text:s/><text:span text:style-name="T3863">k</text:span>iedy wszyscy sądzili, że my już wracamy do pracy w regionach.</text:p>
      <text:p text:style-name="P3864"><text:span text:style-name="T3865">Ob. <text:s text:c="20"/></text:span>:</text:p>
      <text:p text:style-name="P3866">Ja mam prośbę, ja mam tutaj ulotkę sygnowaną przez<text:s/>„Kurier Mazowsze<text:span text:style-name="T3867">”</text:span><text:s/>26 lu<text:span text:style-name="T3868">t</text:span>e<text:span text:style-name="T3869">g</text:span>o 1989 r. omawiającą obrady<text:s/>„okrągłego stołu” i stosunek do<text:s/><text:span text:style-name="T3870">O</text:span>PZZ. Chciałbym przekazać na ręce przewodniczących i poprosić o ustosunkowanie się, tak jak do stanowiska do tamtej ulotki.</text:p>
      <text:p text:style-name="P3871">Ja wyrywam z kontekstu:<text:s/>„Kurier Mazowsza<text:span text:style-name="T3872">”</text:span>, nie wiemy co to jest.</text:p>
      <text:soft-page-break/>
      <text:p text:style-name="P3873"><text:span text:style-name="T3874">Ob. Gil</text:span>:</text:p>
      <text:p text:style-name="P3875">Jest pismo ulotkowe grup oporu<text:s/>„Solidarności”<text:span text:style-name="T3876">.</text:span></text:p>
      <text:p text:style-name="P3877"><text:span text:style-name="T3878">Ob. <text:s text:c="20"/></text:span>:</text:p>
      <text:p text:style-name="P3879">Czytam:</text:p>
      <text:p text:style-name="P3880">Wyszarpać dla siebie OPZZ myśli głównie o tym by nie zniknąć z mapy związkowej. Walczy więc wyłącznie o swych członków sektora państwowego itd. OPZZ ma do niej prawo, ale jest niekonstruktywny, nie rokuje sukcesu obradom<text:s/>„okrągłego stołu”.</text:p>
      <text:p text:style-name="P3881">Proszę o wyjaśnienia treści tej ulotki i o us<text:span text:style-name="T3882">to</text:span>sunkowanie się.</text:p>
      <text:p text:style-name="P3883"><text:span text:style-name="T3884">Ob. Mieczysław Gil</text:span>:</text:p>
      <text:p text:style-name="P3885">Ja myślę, że tutaj jest duże nieporozumienie. Taka ocena jest oceną autorską, a nie stanowiskiem władz związku, przynajmniej jak na dziś ta ulotka, którą spotkaliśmy się na Śląsku jest ulotką Federacji Związku Zawodowego Górników i proszę naprawdę, ja nie sądzę, jeżeli tak możemy przyjąć, że ona jest autentyczna, w dalszym ciągu te zastrzeżenie składamy, ale ja sądzę, że tutaj koledzy<text:s/>z OPZZ s<text:span text:style-name="T3886">ą</text:span><text:s/>na tyle inteligentni, że znają podstawowe rozróżnienia tekstów au<text:span text:style-name="T3887">to</text:span>rskich od stanowiska podpisanego<text:span text:style-name="T3888"><text:s/></text:span>przez federację, przez organ związkowy<text:span text:style-name="T3889">.</text:span></text:p>
      <text:p text:style-name="P3890">Tu jest jakiś duże nieporozumienie, jeżeli mamy się ustosunkowywać jeszcze dalej do tego typu spraw. Proponowałbym ażebyśmy w ten sposób nie prowadzi już tu rozmów, zdjęli ten temat z naszych obrad.</text:p>
      <text:p text:style-name="P3891"><text:span text:style-name="T3892">Ob. <text:s text:c="20"/></text:span>:</text:p>
      <text:p text:style-name="P3893">Chcę zwrócić uwag , że istnieje zasadnicza różnica między tymi ulotkami. Tamta dotyczy ocen, można się spierać, czy one są mądre czy nie są obraźliwe czy one są grzeczne, można się oczywiście na ten temat spierać, n<text:span text:style-name="T3894">at</text:span>omiast one nie manipulują żadnymi faktami, nie podają żadnych faktów, które są sprzeczne z obradami tego zespołu. Istotą tej ulotki, bo ciągle nie wiemy, czyja ona jest tak na pewno, dokładnie, jest to że podaje ona nieprawdziwe fakty i dlatego budzi nasze oburzenie.</text:p>
      <text:p text:style-name="P3895">Oczywiście ja nie wykluczam, że w miarę także z naszej strony padały jakieś błędne informacje o przebiegu obrad, je<text:span text:style-name="T3896">ż</text:span>eli takie by były podane, sądzę, że bylibyśmy w stanie je sprostować i po prostu także publicznie, natomiast tutaj po prostu chodzi o zwykłą manipulację faktami<text:span text:style-name="T3897">,</text:span><text:s/>a nie chodzi o jakieś inwektywy czy nieładne słowa pod naszym adresem.</text:p>
      <text:p text:style-name="P3898"><text:span text:style-name="T3899">Przewodniczący</text:span>:</text:p>
      <text:p text:style-name="P3900">Ja bym proponował, żeb<text:span text:style-name="T3901">yś</text:span>my dyskusję na temat tych dokumentów zawiesili albo zakończyli po prostu, dlatego że my musimy kończyć. Mamy dalsze posiedzenie grupy redakcyjnej i współprzewodniczących z jednej strony, z drugiej powinniśmy jeszcze<text:s/>licząc na to<text:span text:style-name="T3902">,</text:span><text:s/>że są jakieś cienie szansy na rato<text:span text:style-name="T3903">w</text:span>ani<text:span text:style-name="T3904">e<text:s/></text:span><text:span text:style-name="T3905">„</text:span>okrągłego stołu” doprowadzić pewne uzgodnienia redakcyjne,<text:span text:style-name="T3906"><text:s/></text:span>które dzisiaj rozpoczynaliśmy - tutaj miałbym prośbę żeby z naszej strony pan prof. Rosne<text:span text:style-name="T3907">r</text:span><text:s/>i pan Topiński zechcieli mi jeszcze ten swój czas poświęcić na to i jakoś te rzeczy doprowadzić do końca, natomiast kontynuowanie dalej wymiany poglądów na temat tych ulotek to do niczego nas nie doprowadzi<text:span text:style-name="T3908">.</text:span></text:p>
      <text:p text:style-name="P3909">Więc jeżeliby<text:s/>państwo uznali to za słuszne to na tym byśmy te obrady zakończyli - jeśli chodzi o ciąg dalszy obrad to oczywiście uzależnione jest od tego czy będziemy mieli o czym dyskutować, czy nie, czy w ogóle będzie potrzeba jeszcze powoływania tego zespołu, to zostawiamy na razie w zawieszeniu.</text:p>
      <text:p text:style-name="P3910">Czy z takim stanowiskiem...</text:p>
      <text:soft-page-break/>
      <text:p text:style-name="P3911">Proszę pan Martyniuk.</text:p>
      <text:p text:style-name="P3912"><text:span text:style-name="T3913">O</text:span><text:span text:style-name="T3914">b. Wacław Martyniuk</text:span>:</text:p>
      <text:p text:style-name="P3915">Dwie rzeczy jeżeli można. Pierwsze czy pan prof. Baka byłby uprzejmy<text:s/>tutaj odbić to stanowisko dać.</text:p>
      <text:p text:style-name="P3916">I druga rzecz. Wydaje mi się, że intencją w ogóle tego stołu nie jest przyjmowanie jakichkolwiek stanowisk w sprawie jakichkolwiek ulotek przez kogokolwiek sygnowanych i obojętnie co mó<text:span text:style-name="T3917">wi</text:span>ących, a sprawy naprawdę podstawowe dla gospodarki i ludzi. Dziękuję bardzo.</text:p>
      <text:p text:style-name="P3918"><text:span text:style-name="T3919">Przewodniczący</text:span>:</text:p>
      <text:p text:style-name="P3920">Dziękuję. Głos ma pan prof. Baka.</text:p>
      <text:p text:style-name="P3921"><text:span text:style-name="T3922">Ob. Władysław Baka</text:span>:</text:p>
      <text:p text:style-name="P3923">Jakie jest stanowisko w sprawie tych oświadczeń, żebyśmy sobie to wyjaśnili<text:span text:style-name="T3924">.</text:span></text:p>
      <text:p text:style-name="P3925">Jest problem, rze<text:span text:style-name="T3926">cz</text:span>nik pr<text:span text:style-name="T3927">as</text:span>owy pyta mnie pub<text:span text:style-name="T3928">li</text:span>kować, nie publikować, to jest sprawa podstawowa.<text:s/>Jednakże<text:s/>w tej chwili ja złożyłem propozycję ażebyśmy się powstrzymali przed publika<text:span text:style-name="T3929">cj</text:span>ami. Państwo powiedzieliście, że to jest w tej chwili - pan Gil powiedział, że to jest niemo<text:span text:style-name="T3930">ż</text:span>liwe, tak?</text:p>
      <text:p text:style-name="P3931">Ja rozumiem, że formuła była taka, że nie da się uniknąć informowania o sprawie, natomiast formalnych oświadczeń się nie publikuje, tak? panie Mieczysławie?</text:p>
      <text:p text:style-name="P3932">Mianowicie czy dobrze formułuję, że nie publikuje się oświadczeń jako dokumentów, natomiast informuje się<text:span text:style-name="T3933">.</text:span></text:p>
      <text:p text:style-name="P3934"><text:span text:style-name="T3935">Ob. Mieczysław Gil</text:span>:</text:p>
      <text:p text:style-name="P3936">Tak, nie ukrywamy tego co tutaj było.</text:p>
      <text:p text:style-name="P3937"><text:span text:style-name="T3938">Ob</text:span><text:span text:style-name="T3939">.</text:span><text:span text:style-name="T3940"><text:s/>Gil</text:span>:</text:p>
      <text:p text:style-name="P3941">Strona solidarnościowo-opozycyjna wciąż wykazywała dobrą wolę więc i teraz myśl<text:span text:style-name="T3942">ę</text:span>, że w tym dniu dzisiaj 1 kwietnia nie<text:s/>primaaprilisowo<text:s/>stwierdza że podporządk<text:span text:style-name="T3943">uj</text:span>e się tutaj propozycji.</text:p>
      <text:p text:style-name="P3944"><text:span text:style-name="T3945">O</text:span><text:span text:style-name="T3946">b. Witkowski</text:span>:</text:p>
      <text:p text:style-name="P3947">Jeżeli można dwa słowa dodać, ja bym prosił żeby te treści oświadczeń były naprawdę wyważone, bo jednak ludzie oczekują na to, że finał sprawy będzie, a obawiam się, że przy sprzedawaniu na ostro niektórych wypowiedziach można by naprawdę doprowadzić do sytuacji krytycznej dla wszystkich.</text:p>
      <text:p text:style-name="P3948">Dziękuję.</text:p>
      <text:p text:style-name="P3949"><text:span text:style-name="T3950">O</text:span><text:span text:style-name="T3951">b</text:span><text:span text:style-name="T3952">.</text:span><text:span text:style-name="T3953"><text:s/></text:span><text:span text:style-name="T3954">W</text:span><text:span text:style-name="T3955">ładysław<text:s/></text:span><text:span text:style-name="T3956">B</text:span><text:span text:style-name="T3957">ak</text:span><text:span text:style-name="T3958">a</text:span><text:span text:style-name="T3959">:</text:span></text:p>
      <text:p text:style-name="P3960">Ta idea pana Witkowskiego jest bard<text:span text:style-name="T3961">z</text:span>o chwalebna i myślę, że będziemy się nią kierować wszyscy w dalszym postępowaniu. Natomiast ja podzielam stanowisko prof. Trzeciakowskiego co do tego, że dzisiaj by nam było trudno umawiać i tutaj nie chodzi o to, że - są dwie sprawy - oczywiście jest sprawa bardzo generalna klimatu i perspektywy zakończenia pomyślnego wszystkiego, która w t<text:span text:style-name="T3962">ej</text:span><text:s/>chwili ja uważam, że ma ta sprawa charakter absolutn<text:span text:style-name="T3963">i</text:span>e przejściowy, jest incydentalna i szybko zostanie zlikwidowana. Natomiast jeśli chodzi o dorobek naszego zespołu, stan uzgodnień jest bardzo poważny i moja propozy<text:span text:style-name="T3964">cj</text:span>a jest następująca, ponieważ zostały nam trzy czy cztery czysto redakcyjne kwestie o znaczeniu pewnym merytorycznym, jednakże żeby w zespole redakcyjnym już te sprawy załatwić, s<text:span text:style-name="T3965">fi</text:span>nalizować. Ja rozumiem, że pan profesor do tej pracy wyznaczył dwóch kolegów, kol. Topińskiego i prof. Rosnera.</text:p>
      <text:p text:style-name="P3966">Z naszej strony by zajęli się spraw<text:span text:style-name="T3967">ą</text:span><text:s/>prof. Rajki<text:span text:style-name="T3968">e</text:span>wicz i red<text:span text:style-name="T3969">.</text:span><text:s/>Szwarc, ponieważ tematycznie w tych rejonach te kwestie redakcyjne występują.</text:p>
      <text:soft-page-break/>
      <text:p text:style-name="P3970">Natomiast definitywne już...</text:p>
      <text:p text:style-name="P3971"><text:span text:style-name="T3972">Przewodniczący</text:span>:</text:p>
      <text:p text:style-name="P3973">Czy mamy zgodę szanownych kolegów na to?</text:p>
      <text:p text:style-name="P3974">Mamy, zgodę, rozumiem że będzie to uzgodnione z panami obu s<text:span text:style-name="T3975">t</text:span>ron.</text:p>
      <text:p text:style-name="P3976">Dla porządku jeszcze ktoś z OPZZ chyba też będzie z<text:span text:style-name="T3977">ai</text:span>nteresowany w tym redakcyjnym spotkaniu, ale to już zostawiam do uznania panów.</text:p>
      <text:p text:style-name="P3978"><text:span text:style-name="T3979">Ob. Wacław Ma</text:span><text:span text:style-name="T3980">rt</text:span><text:span text:style-name="T3981">yniu</text:span><text:span text:style-name="T3982">k</text:span>:</text:p>
      <text:p text:style-name="P3983"><text:span text:style-name="T3984">J</text:span>a tutaj, jako że panowie współprzewodniczący mają naradę współprzewodniczących wnoszę o to, by moglibyście się ewentualnie panowie zastanowić nad możliwością przełożenia dużego<text:s/><text:span text:style-name="T3985">„</text:span>okrągłego stołu”<text:s/>co n<text:span text:style-name="T3986">aj</text:span>mniej o dzień lub dwa ze względu na potężną materię, która jeszcze przed nami jest na wszystkich pozostałych stolikach, a podejrzewam, że każda ze stron chciałaby się bardzo dobrze do tego przygotować. Dziękuję.</text:p>
      <text:p text:style-name="P3987"><text:span text:style-name="T3988">Przewodniczący</text:span>:</text:p>
      <text:p text:style-name="P3989">Ja nie jestem w stanie zająć stanowiska bez porozumienia się<text:span text:style-name="T3990">.</text:span><text:s/>Rozumiem i przyjmuję to jaki dezyderat.</text:p>
      <text:p text:style-name="P3991">Przyjmujemy i w takim razie pozostaje mi serdecznie podziękować wszystkim.</text:p>
      <text:p text:style-name="P3992"><text:span text:style-name="T3993">O</text:span><text:span text:style-name="T3994">b. Janowski</text:span>:</text:p>
      <text:p text:style-name="P3995">Otóż,<text:s/>proszę<text:s/>państwa, kiedy prz<text:span text:style-name="T3996">yj</text:span>mowaliśmy ustalenia<text:s/>„po<text:span text:style-name="T3997">ds</text:span>tolika rolniczego”<text:s/>wyniknęły tutaj na tym naszym głównym ekonomicznym pewne sprawy, które<text:s/>postanowiliśmy niejako włączyć do tego dokumentu kiedy jego kształt będzie już znany i będzie w miarę uzgodniony<text:span text:style-name="T3998">.</text:span></text:p>
      <text:p text:style-name="P3999">Ja taką wstępną propozycję tych uzgodnień tego naszego uzupełnienia przygotowałem, rozdałem<text:s/>państwu może nie wszyscy dostali, jeżeli ktoś nie dostał to jeszcze mam egzemplarze i służę ni<text:span text:style-name="T4000">m</text:span>i. W każdym razie tekst tego co chciałbym przeczytać i prosić o zamieszczenie w tych generalnych ustaleniach stołu ekonomicznego, ponieważ uznajemy jednak rolnictwo i gospodarkę żywnościową za jak mówiłem kiedy<text:span text:style-name="T4001">ś</text:span><text:s/>podstawę zdrowej ekonomii i te sprawy powinny znaleźć szerszy zakres w tym generalnym dokumencie niż to w tej chwili ma mie<text:span text:style-name="T4002">js</text:span>ce<text:span text:style-name="T4003">.</text:span></text:p>
      <text:p text:style-name="P4004"><text:span text:style-name="T4005">Przewodniczący</text:span>:</text:p>
      <text:p text:style-name="P4006">Panie doktorze, ponieważ jest jak już wiadomo... jesteśmy spóźnieni na to posiedze<text:span text:style-name="T4007">ni</text:span>e współprzewodniczących, a z drugiej strony pano<text:span text:style-name="T4008">wie</text:span><text:s/><text:span text:style-name="T4009">j</text:span>uż też s<text:span text:style-name="T4010">ą</text:span><text:s/>wszyscy zmęczeni,<text:s/>proponuję, żeby pan przekazał to panu Topińskiemu do grupy redakcyjnej<text:span text:style-name="T4011">.</text:span></text:p>
      <text:p text:style-name="P4012"><text:span text:style-name="T4013">Ob. Topiński</text:span>:</text:p>
      <text:p text:style-name="P4014">Ale tu są dwie strony do dopisania do dokumentu. To jest poza kompeten<text:span text:style-name="T4015">cj</text:span>ami wąskiej grupy redakcyjnej, żeby coś takiego zr<text:span text:style-name="T4016">o</text:span>bić przecież.</text:p>
      <text:p text:style-name="P4017"><text:span text:style-name="T4018">Przewodni</text:span><text:span text:style-name="T4019">czą</text:span><text:span text:style-name="T4020">cy</text:span>:</text:p>
      <text:p text:style-name="P4021">Czy będzie jeszcze trwał ten nasz zespół, czy on się zbierze się wtorek czy nie<text:s/><text:span text:style-name="T4022">-</text:span><text:span text:style-name="T4023"><text:s/></text:span>jeżeli się zbierze, no to będzie okazja do przedyskutowania, jeżeli nie zbierze, to w trybie takim kameralnym będziemy musieli zastanowić się gdzie to wstawić, w jakim akapicie, czy to włączyć czy nie włączyć.</text:p>
      <text:p text:style-name="P4024">Bo to już jest za późno na to<text:s/><text:span text:style-name="T4025">w</text:span><text:s/>tej chwili<text:span text:style-name="T4026">.<text:s/></text:span>Technicznie to jest niemożliwe włączenie do tego.</text:p>
      <text:p text:style-name="P4027"><text:span text:style-name="T4028">Ob</text:span><text:span text:style-name="T4029">.</text:span><text:span text:style-name="T4030"><text:s/>Władysław Baka</text:span>:</text:p>
      <text:p text:style-name="P4031">Proszę panów jest<text:s/><text:span text:style-name="T4032">t</text:span>u zupełnie nowa sprawa<text:span text:style-name="T4033">.</text:span><text:s/>Jesteśmy wszyscy w wielkim napi<text:span text:style-name="T4034">ę</text:span>ciu, jest duże<text:s/><text:soft-page-break/>zmęczenie i my ponadto musimy jeszcze wyjś<text:span text:style-name="T4035">ć</text:span><text:s/>i dlatego też proponuję żeby ta sprawa przez was wniesiona została zupełnie spokojnie rozpatrzona przez zespół redakcyjny przy udziale współprzewodniczących ewentualnie będziecie panowie poproszeni i nie wymagajcie od tego ażebyśmy w tej chwili zajęli stanowisko w tej sprawie.</text:p>
      <text:p text:style-name="P4036"><text:span text:style-name="T4037">Przewodniczący</text:span>:</text:p>
      <text:p text:style-name="P4038">Jest p<text:span text:style-name="T4039">ro</text:span>pozy<text:span text:style-name="T4040">cj</text:span>a,<text:s/><text:span text:style-name="T4041">a</text:span>żeby ze względu na to, że OPZZ będzie miało stanowisko we wtorek, żeby po OPZZ we wzorek wieczorem zarezerwować sobie czas i spotkać się tutaj<text:span text:style-name="T4042">.</text:span></text:p>
      <text:p text:style-name="P4043">Czy to by<text:s/>państwu odpowiadało?</text:p>
      <text:p text:style-name="P4044">Nie ma innego w<text:span text:style-name="T4045">yj</text:span>ścia.</text:p>
      <text:p text:style-name="P4046">Czyli godzina 17 we wtorek.</text:p>
      <text:p text:style-name="P4047">I w takim razie zrezygnujemy z pożegnań, a pan będzie miał okazję - pan Janowski - przedstawienia swego tekstu.</text:p>
      <text:p text:style-name="P4048"><text:span text:style-name="T4049">Ob. Janowski</text:span>:</text:p>
      <text:p text:style-name="P4050">Rozumiem, że we wtorek. Dziękuję.</text:p>
      <text:p text:style-name="P4051"><text:span text:style-name="T4052">Przewodni</text:span><text:span text:style-name="T4053">cz</text:span><text:span text:style-name="T4054">ąc</text:span><text:span text:style-name="T4055">y</text:span>:</text:p>
      <text:p text:style-name="P4056">Zamykam posiedzeni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23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yrwus Artur (STUD)</dc:creator>
    <meta:creation-date>2023-07-03T08:15:00Z</meta:creation-date>
    <dc:date>2023-07-03T08:15:00Z</dc:date>
    <meta:template xlink:href="Normal.dotm" xlink:type="simple"/>
    <meta:editing-cycles>2</meta:editing-cycles>
    <meta:editing-duration>PT60S</meta:editing-duration>
    <meta:document-statistic meta:page-count="73" meta:paragraph-count="390" meta:word-count="27938" meta:character-count="195181" meta:row-count="1396" meta:non-whitespace-character-count="167633"/>
  </office:meta>
</office:document-meta>
</file>